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83.96pt"/>
    </style:style>
    <style:style style:name="co7" style:family="table-column">
      <style:table-column-properties fo:break-before="auto" style:column-width="85.55pt"/>
    </style:style>
    <style:style style:name="co8" style:family="table-column">
      <style:table-column-properties fo:break-before="auto" style:column-width="54.99pt"/>
    </style:style>
    <style:style style:name="co9" style:family="table-column">
      <style:table-column-properties fo:break-before="auto" style:column-width="65.96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84.76pt"/>
    </style:style>
    <style:style style:name="co12" style:family="table-column">
      <style:table-column-properties fo:break-before="auto" style:column-width="92.61pt"/>
    </style:style>
    <style:style style:name="co13" style:family="table-column">
      <style:table-column-properties fo:break-before="auto" style:column-width="90.26pt"/>
    </style:style>
    <style:style style:name="co14" style:family="table-column">
      <style:table-column-properties fo:break-before="auto" style:column-width="77.7pt"/>
    </style:style>
    <style:style style:name="co15" style:family="table-column">
      <style:table-column-properties fo:break-before="auto" style:column-width="65.54pt"/>
    </style:style>
    <style:style style:name="co16" style:family="table-column">
      <style:table-column-properties fo:break-before="auto" style:column-width="82.8pt"/>
    </style:style>
    <style:style style:name="co17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AR PL SungtiL GB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map style:condition="cell-content()=[$summary.$B35]" style:apply-style-name="Green_20_font" style:base-cell-address="computed.B5"/>
      <style:map style:condition="cell-content()!=[$summary.$B35]" style:apply-style-name="Red_20_font" style:base-cell-address="computed.B5"/>
    </style:style>
    <style:style style:name="ce13" style:family="table-cell" style:parent-style-name="Default">
      <style:map style:condition="cell-content()=[$summary.$G5]" style:apply-style-name="Green_20_font" style:base-cell-address="computed.B65"/>
      <style:map style:condition="cell-content()!=[$summary.$G5]" style:apply-style-name="Red_20_font" style:base-cell-address="computed.B65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map style:condition="cell-content()=[$summary.$B35]" style:apply-style-name="Green_20_font" style:base-cell-address="computed.C5"/>
      <style:map style:condition="cell-content()!=[$summary.$B35]" style:apply-style-name="Red_20_font" style:base-cell-address="computed.C5"/>
    </style:style>
    <style:style style:name="ce16" style:family="table-cell" style:parent-style-name="Default">
      <style:map style:condition="cell-content()=[$computed.$B35]" style:apply-style-name="Green_20_font" style:base-cell-address="computed.C35"/>
      <style:map style:condition="cell-content()!=[$computed.$B35]" style:apply-style-name="Red_20_font" style:base-cell-address="computed.C35"/>
    </style:style>
    <style:style style:name="ce17" style:family="table-cell" style:parent-style-name="Default">
      <style:map style:condition="cell-content()=[$summary.$G35]" style:apply-style-name="Green_20_font" style:base-cell-address="computed.C65"/>
      <style:map style:condition="cell-content()!=[$summary.$G35]" style:apply-style-name="Red_20_font" style:base-cell-address="computed.C65"/>
    </style:style>
    <style:style style:name="ce18" style:family="table-cell" style:parent-style-name="Default">
      <style:map style:condition="cell-content()=[$summary.$B65]" style:apply-style-name="Green_20_font" style:base-cell-address="computed.D5"/>
      <style:map style:condition="cell-content()!=[$summary.$B65]" style:apply-style-name="Red_20_font" style:base-cell-address="computed.D5"/>
    </style:style>
    <style:style style:name="ce19" style:family="table-cell" style:parent-style-name="Default">
      <style:map style:condition="cell-content()=[$computed.$B35]" style:apply-style-name="Green_20_font" style:base-cell-address="computed.D35"/>
      <style:map style:condition="cell-content()!=[$computed.$B35]" style:apply-style-name="Red_20_font" style:base-cell-address="computed.D35"/>
    </style:style>
    <style:style style:name="ce20" style:family="table-cell" style:parent-style-name="Default">
      <style:map style:condition="cell-content()=[$summary.$G65]" style:apply-style-name="Green_20_font" style:base-cell-address="computed.D65"/>
      <style:map style:condition="cell-content()!=[$summary.$G65]" style:apply-style-name="Red_20_font" style:base-cell-address="computed.D65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map style:condition="cell-content()&gt;1" style:apply-style-name="Red_20_font" style:base-cell-address="compared.B5"/>
    </style:style>
    <style:style style:name="ce24" style:family="table-cell" style:parent-style-name="Default" style:data-style-name="N11">
      <style:map style:condition="cell-content()&gt;1" style:apply-style-name="Red_20_font" style:base-cell-address="compared.B35"/>
    </style:style>
    <style:style style:name="ce25" style:family="table-cell" style:parent-style-name="Default" style:data-style-name="N11">
      <style:map style:condition="cell-content()&gt;1" style:apply-style-name="Red_20_font" style:base-cell-address="compared.B65"/>
    </style:style>
    <style:style style:name="ce26" style:family="table-cell" style:parent-style-name="Default" style:data-style-name="N11">
      <style:map style:condition="cell-content()&gt;1" style:apply-style-name="Red_20_font" style:base-cell-address="compared.B95"/>
    </style:style>
    <style:style style:name="ce27" style:family="table-cell" style:parent-style-name="Default" style:data-style-name="N11">
      <style:map style:condition="cell-content()&gt;1" style:apply-style-name="Red_20_font" style:base-cell-address="compared.B125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1">
      <style:map style:condition="cell-content()&gt;1" style:apply-style-name="Red_20_font" style:base-cell-address="compared.B155"/>
    </style:style>
    <style:style style:name="ce30" style:family="table-cell" style:parent-style-name="Default" style:data-style-name="N11">
      <style:map style:condition="cell-content()&gt;1" style:apply-style-name="Red_20_font" style:base-cell-address="compared.B185"/>
    </style:style>
    <style:style style:name="ce31" style:family="table-cell" style:parent-style-name="Default" style:data-style-name="N11">
      <style:map style:condition="cell-content()&gt;1" style:apply-style-name="Red_20_font" style:base-cell-address="compared.C5"/>
    </style:style>
    <style:style style:name="ce32" style:family="table-cell" style:parent-style-name="Default" style:data-style-name="N11">
      <style:map style:condition="cell-content()&gt;1" style:apply-style-name="Red_20_font" style:base-cell-address="compared.C35"/>
    </style:style>
    <style:style style:name="ce33" style:family="table-cell" style:parent-style-name="Default" style:data-style-name="N11">
      <style:map style:condition="cell-content()&gt;1" style:apply-style-name="Red_20_font" style:base-cell-address="compared.C65"/>
    </style:style>
    <style:style style:name="ce34" style:family="table-cell" style:parent-style-name="Default" style:data-style-name="N11">
      <style:map style:condition="cell-content()&gt;1" style:apply-style-name="Red_20_font" style:base-cell-address="compared.C95"/>
    </style:style>
    <style:style style:name="ce35" style:family="table-cell" style:parent-style-name="Default" style:data-style-name="N11">
      <style:map style:condition="cell-content()&gt;1" style:apply-style-name="Red_20_font" style:base-cell-address="compared.C125"/>
    </style:style>
    <style:style style:name="ce36" style:family="table-cell" style:parent-style-name="Default" style:data-style-name="N11">
      <style:map style:condition="cell-content()&gt;1" style:apply-style-name="Red_20_font" style:base-cell-address="compared.C155"/>
    </style:style>
    <style:style style:name="ce37" style:family="table-cell" style:parent-style-name="Default" style:data-style-name="N11">
      <style:map style:condition="cell-content()&gt;1" style:apply-style-name="Red_20_font" style:base-cell-address="compared.C185"/>
    </style:style>
    <style:style style:name="ce38" style:family="table-cell" style:parent-style-name="Default" style:data-style-name="N11">
      <style:map style:condition="cell-content()&gt;1" style:apply-style-name="Red_20_font" style:base-cell-address="compared.D5"/>
    </style:style>
    <style:style style:name="ce39" style:family="table-cell" style:parent-style-name="Default" style:data-style-name="N11">
      <style:map style:condition="cell-content()&gt;1" style:apply-style-name="Red_20_font" style:base-cell-address="compared.D35"/>
    </style:style>
    <style:style style:name="ce40" style:family="table-cell" style:parent-style-name="Default" style:data-style-name="N11">
      <style:map style:condition="cell-content()&gt;1" style:apply-style-name="Red_20_font" style:base-cell-address="compared.D65"/>
    </style:style>
    <style:style style:name="ce41" style:family="table-cell" style:parent-style-name="Default" style:data-style-name="N11">
      <style:map style:condition="cell-content()&gt;1" style:apply-style-name="Red_20_font" style:base-cell-address="compared.D95"/>
    </style:style>
    <style:style style:name="ce42" style:family="table-cell" style:parent-style-name="Default" style:data-style-name="N11">
      <style:map style:condition="cell-content()&gt;1" style:apply-style-name="Red_20_font" style:base-cell-address="compared.D125"/>
    </style:style>
    <style:style style:name="ce43" style:family="table-cell" style:parent-style-name="Default" style:data-style-name="N11">
      <style:map style:condition="cell-content()&gt;1" style:apply-style-name="Red_20_font" style:base-cell-address="compared.D155"/>
    </style:style>
    <style:style style:name="ce44" style:family="table-cell" style:parent-style-name="Default" style:data-style-name="N11">
      <style:map style:condition="cell-content()&gt;1" style:apply-style-name="Red_20_font" style:base-cell-address="compared.D185"/>
    </style:style>
    <style:style style:name="ce45" style:family="table-cell" style:parent-style-name="Default" style:data-style-name="N2"/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>
            <text:p>bench.</text:p>
          </table:table-cell>
          <table:table-cell table:style-name="ce3" office:value-type="string" calcext:value-type="string">
            <text:p><text:s/>WCET</text:p>
          </table:table-cell>
          <table:table-cell table:style-name="ce3" office:value-type="string" calcext:value-type="string">
            <text:p><text:s/>st. stored</text:p>
          </table:table-cell>
          <table:table-cell table:style-name="ce3" office:value-type="string" calcext:value-type="string">
            <text:p><text:s/>st. explored</text:p>
          </table:table-cell>
          <table:table-cell table:style-name="ce3" office:value-type="string" calcext:value-type="string">
            <text:p><text:s/>CPU time (ms)</text:p>
          </table:table-cell>
          <table:table-cell table:style-name="ce3" office:value-type="string" calcext:value-type="string">
            <text:p><text:s/>virt. mem. (KiB)</text:p>
          </table:table-cell>
          <table:table-cell table:style-name="ce3" office:value-type="string" calcext:value-type="string">
            <text:p><text:s/>res. mem. (KiB)</text:p>
          </table:table-cell>
          <table:table-cell table:style-name="ce3" office:value-type="string" calcext:value-type="string">
            <text:p><text:s/>cache hit</text:p>
          </table:table-cell>
          <table:table-cell table:style-name="ce3" office:value-type="string" calcext:value-type="string">
            <text:p><text:s/>cache miss</text:p>
          </table:table-cell>
          <table:table-cell table:style-name="ce3" office:value-type="string" calcext:value-type="string">
            <text:p><text:s/>OK stat. pred. T</text:p>
          </table:table-cell>
          <table:table-cell table:style-name="ce3" office:value-type="string" calcext:value-type="string">
            <text:p><text:s/>KO stat. pred. T</text:p>
          </table:table-cell>
          <table:table-cell table:style-name="ce3" office:value-type="string" calcext:value-type="string">
            <text:p><text:s/>OK stat. pred. NT</text:p>
          </table:table-cell>
          <table:table-cell table:style-name="ce3" office:value-type="string" calcext:value-type="string">
            <text:p><text:s/>KO stat. pred. NT</text:p>
          </table:table-cell>
          <table:table-cell table:style-name="ce3" office:value-type="string" calcext:value-type="string">
            <text:p><text:s/>OK dyn. pred. T</text:p>
          </table:table-cell>
          <table:table-cell table:style-name="ce3" office:value-type="string" calcext:value-type="string">
            <text:p><text:s/>KO dyn. pred. T</text:p>
          </table:table-cell>
          <table:table-cell table:style-name="ce3" office:value-type="string" calcext:value-type="string">
            <text:p><text:s/>OK dyn. pred. NT</text:p>
          </table:table-cell>
          <table:table-cell table:style-name="ce3" office:value-type="string" calcext:value-type="string">
            <text:p><text:s/>KO dyn. pred. NT</text:p>
          </table:table-cell>
          <table:table-cell table:style-name="ce3" office:value-type="string" calcext:value-type="string">
            <text:p><text:s/>KO dyn. pred. @</text:p>
          </table:table-cell>
          <table:table-cell table:style-name="ce3" office:value-type="string" calcext:value-type="string">
            <text:p><text:s/>BTB overwites</text:p>
          </table:table-cell>
          <table:table-cell table:style-name="ce3" office:value-type="string" calcext:value-type="string">
            <text:p><text:s/>IBuff poped inst.</text:p>
          </table:table-cell>
          <table:table-cell table:style-name="ce3" office:value-type="string" calcext:value-type="string">
            <text:p><text:s/>IBuff flush count</text:p>
          </table:table-cell>
          <table:table-cell table:style-name="ce3" office:value-type="string" calcext:value-type="string">
            <text:p><text:s/>IBuff flushed inst.</text:p>
          </table:table-cell>
          <table:table-cell table:style-name="ce3" office:value-type="string" calcext:value-type="string">
            <text:p><text:s/>executed inst. </text:p>
          </table:table-cell>
          <table:table-cell table:style-name="ce3" table:number-columns-repeated="1001"/>
        </table:table-row>
        <table:table-row table:style-name="ro1">
          <table:table-cell office:value-type="string" calcext:value-type="string">
            <text:p>bs-O1</text:p>
          </table:table-cell>
          <table:table-cell office:value-type="float" office:value="315" calcext:value-type="float">
            <text:p>31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10" calcext:value-type="float">
            <text:p>10</text:p>
          </table:table-cell>
          <table:table-cell office:value-type="float" office:value="47912" calcext:value-type="float">
            <text:p>47912</text:p>
          </table:table-cell>
          <table:table-cell office:value-type="float" office:value="12860" calcext:value-type="float">
            <text:p>12860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s-O2</text:p>
          </table:table-cell>
          <table:table-cell office:value-type="float" office:value="236" calcext:value-type="float">
            <text:p>236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47416" calcext:value-type="float">
            <text:p>47416</text:p>
          </table:table-cell>
          <table:table-cell office:value-type="float" office:value="12288" calcext:value-type="float">
            <text:p>1228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sort100-O1</text:p>
          </table:table-cell>
          <table:table-cell office:value-type="float" office:value="5774" calcext:value-type="float">
            <text:p>5774</text:p>
          </table:table-cell>
          <table:table-cell office:value-type="float" office:value="12457" calcext:value-type="float">
            <text:p>12457</text:p>
          </table:table-cell>
          <table:table-cell office:value-type="float" office:value="12458" calcext:value-type="float">
            <text:p>12458</text:p>
          </table:table-cell>
          <table:table-cell office:value-type="float" office:value="130" calcext:value-type="float">
            <text:p>130</text:p>
          </table:table-cell>
          <table:table-cell office:value-type="float" office:value="51840" calcext:value-type="float">
            <text:p>51840</text:p>
          </table:table-cell>
          <table:table-cell office:value-type="float" office:value="29520" calcext:value-type="float">
            <text:p>29520</text:p>
          </table:table-cell>
          <table:table-cell office:value-type="float" office:value="3307" calcext:value-type="float">
            <text:p>33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402" calcext:value-type="float">
            <text:p>402</text:p>
          </table:table-cell>
          <table:table-cell office:value-type="float" office:value="1985" calcext:value-type="float">
            <text:p>1985</text:p>
          </table:table-cell>
          <table:table-cell office:value-type="float" office:value="1331" calcext:value-type="float">
            <text:p>13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sort100-O2</text:p>
          </table:table-cell>
          <table:table-cell office:value-type="float" office:value="5507" calcext:value-type="float">
            <text:p>5507</text:p>
          </table:table-cell>
          <table:table-cell office:value-type="float" office:value="11982" calcext:value-type="float">
            <text:p>11982</text:p>
          </table:table-cell>
          <table:table-cell office:value-type="float" office:value="11983" calcext:value-type="float">
            <text:p>11983</text:p>
          </table:table-cell>
          <table:table-cell office:value-type="float" office:value="120" calcext:value-type="float">
            <text:p>120</text:p>
          </table:table-cell>
          <table:table-cell office:value-type="float" office:value="51136" calcext:value-type="float">
            <text:p>51136</text:p>
          </table:table-cell>
          <table:table-cell office:value-type="float" office:value="28160" calcext:value-type="float">
            <text:p>28160</text:p>
          </table:table-cell>
          <table:table-cell office:value-type="float" office:value="3199" calcext:value-type="float">
            <text:p>319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03" calcext:value-type="float">
            <text:p>3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03" calcext:value-type="float">
            <text:p>303</text:p>
          </table:table-cell>
          <table:table-cell office:value-type="float" office:value="1880" calcext:value-type="float">
            <text:p>1880</text:p>
          </table:table-cell>
          <table:table-cell office:value-type="float" office:value="1329" calcext:value-type="float">
            <text:p>13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nt-O2</text:p>
          </table:table-cell>
          <table:table-cell office:value-type="float" office:value="4204" calcext:value-type="float">
            <text:p>4204</text:p>
          </table:table-cell>
          <table:table-cell office:value-type="float" office:value="11279" calcext:value-type="float">
            <text:p>11279</text:p>
          </table:table-cell>
          <table:table-cell office:value-type="float" office:value="11280" calcext:value-type="float">
            <text:p>11280</text:p>
          </table:table-cell>
          <table:table-cell office:value-type="float" office:value="110" calcext:value-type="float">
            <text:p>110</text:p>
          </table:table-cell>
          <table:table-cell office:value-type="float" office:value="53188" calcext:value-type="float">
            <text:p>53188</text:p>
          </table:table-cell>
          <table:table-cell office:value-type="float" office:value="30888" calcext:value-type="float">
            <text:p>30888</text:p>
          </table:table-cell>
          <table:table-cell office:value-type="float" office:value="3478" calcext:value-type="float">
            <text:p>347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 office:value-type="float" office:value="205" calcext:value-type="float">
            <text:p>205</text:p>
          </table:table-cell>
          <table:table-cell office:value-type="float" office:value="1699" calcext:value-type="float">
            <text:p>1699</text:p>
          </table:table-cell>
          <table:table-cell office:value-type="float" office:value="1793" calcext:value-type="float">
            <text:p>17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c-O1</text:p>
          </table:table-cell>
          <table:table-cell office:value-type="float" office:value="63979" calcext:value-type="float">
            <text:p>63979</text:p>
          </table:table-cell>
          <table:table-cell office:value-type="float" office:value="157612" calcext:value-type="float">
            <text:p>157612</text:p>
          </table:table-cell>
          <table:table-cell office:value-type="float" office:value="157613" calcext:value-type="float">
            <text:p>157613</text:p>
          </table:table-cell>
          <table:table-cell office:value-type="float" office:value="1670" calcext:value-type="float">
            <text:p>1670</text:p>
          </table:table-cell>
          <table:table-cell office:value-type="float" office:value="573928" calcext:value-type="float">
            <text:p>573928</text:p>
          </table:table-cell>
          <table:table-cell office:value-type="float" office:value="552504" calcext:value-type="float">
            <text:p>552504</text:p>
          </table:table-cell>
          <table:table-cell office:value-type="float" office:value="46735" calcext:value-type="float">
            <text:p>467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 office:value-type="float" office:value="9387" calcext:value-type="float">
            <text:p>93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07" calcext:value-type="float">
            <text:p>6607</text:p>
          </table:table-cell>
          <table:table-cell office:value-type="float" office:value="9387" calcext:value-type="float">
            <text:p>9387</text:p>
          </table:table-cell>
          <table:table-cell office:value-type="float" office:value="14157" calcext:value-type="float">
            <text:p>14157</text:p>
          </table:table-cell>
          <table:table-cell office:value-type="float" office:value="32599" calcext:value-type="float">
            <text:p>325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c-O2</text:p>
          </table:table-cell>
          <table:table-cell office:value-type="float" office:value="55609" calcext:value-type="float">
            <text:p>55609</text:p>
          </table:table-cell>
          <table:table-cell office:value-type="float" office:value="144653" calcext:value-type="float">
            <text:p>144653</text:p>
          </table:table-cell>
          <table:table-cell office:value-type="float" office:value="144654" calcext:value-type="float">
            <text:p>144654</text:p>
          </table:table-cell>
          <table:table-cell office:value-type="float" office:value="1480" calcext:value-type="float">
            <text:p>1480</text:p>
          </table:table-cell>
          <table:table-cell office:value-type="float" office:value="503396" calcext:value-type="float">
            <text:p>503396</text:p>
          </table:table-cell>
          <table:table-cell office:value-type="float" office:value="496980" calcext:value-type="float">
            <text:p>496980</text:p>
          </table:table-cell>
          <table:table-cell office:value-type="float" office:value="44448" calcext:value-type="float">
            <text:p>444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8" calcext:value-type="float">
            <text:p>3158</text:p>
          </table:table-cell>
          <table:table-cell office:value-type="float" office:value="6493" calcext:value-type="float">
            <text:p>6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388" calcext:value-type="float">
            <text:p>10388</text:p>
          </table:table-cell>
          <table:table-cell office:value-type="float" office:value="6493" calcext:value-type="float">
            <text:p>6493</text:p>
          </table:table-cell>
          <table:table-cell office:value-type="float" office:value="15332" calcext:value-type="float">
            <text:p>15332</text:p>
          </table:table-cell>
          <table:table-cell office:value-type="float" office:value="29135" calcext:value-type="float">
            <text:p>291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xpint-O1</text:p>
          </table:table-cell>
          <table:table-cell office:value-type="float" office:value="2304" calcext:value-type="float">
            <text:p>2304</text:p>
          </table:table-cell>
          <table:table-cell office:value-type="float" office:value="5967" calcext:value-type="float">
            <text:p>5967</text:p>
          </table:table-cell>
          <table:table-cell office:value-type="float" office:value="5968" calcext:value-type="float">
            <text:p>5968</text:p>
          </table:table-cell>
          <table:table-cell office:value-type="float" office:value="50" calcext:value-type="float">
            <text:p>50</text:p>
          </table:table-cell>
          <table:table-cell office:value-type="float" office:value="55176" calcext:value-type="float">
            <text:p>55176</text:p>
          </table:table-cell>
          <table:table-cell office:value-type="float" office:value="22680" calcext:value-type="float">
            <text:p>22680</text:p>
          </table:table-cell>
          <table:table-cell office:value-type="float" office:value="1780" calcext:value-type="float">
            <text:p>178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54" calcext:value-type="float">
            <text:p>354</text:p>
          </table:table-cell>
          <table:table-cell office:value-type="float" office:value="374" calcext:value-type="float">
            <text:p>374</text:p>
          </table:table-cell>
          <table:table-cell office:value-type="float" office:value="1420" calcext:value-type="float">
            <text:p>14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xpint-O2</text:p>
          </table:table-cell>
          <table:table-cell office:value-type="float" office:value="1457" calcext:value-type="float">
            <text:p>1457</text:p>
          </table:table-cell>
          <table:table-cell office:value-type="float" office:value="4118" calcext:value-type="float">
            <text:p>4118</text:p>
          </table:table-cell>
          <table:table-cell office:value-type="float" office:value="4119" calcext:value-type="float">
            <text:p>4119</text:p>
          </table:table-cell>
          <table:table-cell office:value-type="float" office:value="30" calcext:value-type="float">
            <text:p>30</text:p>
          </table:table-cell>
          <table:table-cell office:value-type="float" office:value="47016" calcext:value-type="float">
            <text:p>47016</text:p>
          </table:table-cell>
          <table:table-cell office:value-type="float" office:value="14024" calcext:value-type="float">
            <text:p>14024</text:p>
          </table:table-cell>
          <table:table-cell office:value-type="float" office:value="1308" calcext:value-type="float">
            <text:p>13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209" calcext:value-type="float">
            <text:p>12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dct-O1</text:p>
          </table:table-cell>
          <table:table-cell office:value-type="float" office:value="4105" calcext:value-type="float">
            <text:p>4105</text:p>
          </table:table-cell>
          <table:table-cell office:value-type="float" office:value="6823" calcext:value-type="float">
            <text:p>6823</text:p>
          </table:table-cell>
          <table:table-cell office:value-type="float" office:value="6824" calcext:value-type="float">
            <text:p>6824</text:p>
          </table:table-cell>
          <table:table-cell office:value-type="float" office:value="50" calcext:value-type="float">
            <text:p>50</text:p>
          </table:table-cell>
          <table:table-cell office:value-type="float" office:value="57360" calcext:value-type="float">
            <text:p>57360</text:p>
          </table:table-cell>
          <table:table-cell office:value-type="float" office:value="24356" calcext:value-type="float">
            <text:p>24356</text:p>
          </table:table-cell>
          <table:table-cell office:value-type="float" office:value="1272" calcext:value-type="float">
            <text:p>12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1165" calcext:value-type="float">
            <text:p>11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dct-O2</text:p>
          </table:table-cell>
          <table:table-cell office:value-type="float" office:value="4283" calcext:value-type="float">
            <text:p>4283</text:p>
          </table:table-cell>
          <table:table-cell office:value-type="float" office:value="7080" calcext:value-type="float">
            <text:p>7080</text:p>
          </table:table-cell>
          <table:table-cell office:value-type="float" office:value="7081" calcext:value-type="float">
            <text:p>7081</text:p>
          </table:table-cell>
          <table:table-cell office:value-type="float" office:value="60" calcext:value-type="float">
            <text:p>60</text:p>
          </table:table-cell>
          <table:table-cell office:value-type="float" office:value="59216" calcext:value-type="float">
            <text:p>59216</text:p>
          </table:table-cell>
          <table:table-cell office:value-type="float" office:value="26168" calcext:value-type="float">
            <text:p>26168</text:p>
          </table:table-cell>
          <table:table-cell office:value-type="float" office:value="1299" calcext:value-type="float">
            <text:p>129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1185" calcext:value-type="float">
            <text:p>11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bcall-O1</text:p>
          </table:table-cell>
          <table:table-cell office:value-type="float" office:value="409" calcext:value-type="float">
            <text:p>409</text:p>
          </table:table-cell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47176" calcext:value-type="float">
            <text:p>47176</text:p>
          </table:table-cell>
          <table:table-cell office:value-type="float" office:value="12260" calcext:value-type="float">
            <text:p>12260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18" calcext:value-type="float">
            <text:p>2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bcall-O2</text:p>
          </table:table-cell>
          <table:table-cell office:value-type="float" office:value="257" calcext:value-type="float">
            <text:p>257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10" calcext:value-type="float">
            <text:p>10</text:p>
          </table:table-cell>
          <table:table-cell office:value-type="float" office:value="46104" calcext:value-type="float">
            <text:p>46104</text:p>
          </table:table-cell>
          <table:table-cell office:value-type="float" office:value="11092" calcext:value-type="float">
            <text:p>11092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-O1</text:p>
          </table:table-cell>
          <table:table-cell office:value-type="float" office:value="342157" calcext:value-type="float">
            <text:p>342157</text:p>
          </table:table-cell>
          <table:table-cell office:value-type="float" office:value="728321" calcext:value-type="float">
            <text:p>728321</text:p>
          </table:table-cell>
          <table:table-cell office:value-type="float" office:value="728322" calcext:value-type="float">
            <text:p>728322</text:p>
          </table:table-cell>
          <table:table-cell office:value-type="float" office:value="4760" calcext:value-type="float">
            <text:p>4760</text:p>
          </table:table-cell>
          <table:table-cell office:value-type="float" office:value="690536" calcext:value-type="float">
            <text:p>690536</text:p>
          </table:table-cell>
          <table:table-cell office:value-type="float" office:value="663644" calcext:value-type="float">
            <text:p>663644</text:p>
          </table:table-cell>
          <table:table-cell office:value-type="float" office:value="193041" calcext:value-type="float">
            <text:p>1930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12453" calcext:value-type="float">
            <text:p>124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856" calcext:value-type="float">
            <text:p>56856</text:p>
          </table:table-cell>
          <table:table-cell office:value-type="float" office:value="12453" calcext:value-type="float">
            <text:p>12453</text:p>
          </table:table-cell>
          <table:table-cell office:value-type="float" office:value="106447" calcext:value-type="float">
            <text:p>106447</text:p>
          </table:table-cell>
          <table:table-cell office:value-type="float" office:value="86605" calcext:value-type="float">
            <text:p>866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-O2</text:p>
          </table:table-cell>
          <table:table-cell office:value-type="float" office:value="329716" calcext:value-type="float">
            <text:p>329716</text:p>
          </table:table-cell>
          <table:table-cell office:value-type="float" office:value="692704" calcext:value-type="float">
            <text:p>692704</text:p>
          </table:table-cell>
          <table:table-cell office:value-type="float" office:value="692705" calcext:value-type="float">
            <text:p>692705</text:p>
          </table:table-cell>
          <table:table-cell office:value-type="float" office:value="4410" calcext:value-type="float">
            <text:p>4410</text:p>
          </table:table-cell>
          <table:table-cell office:value-type="float" office:value="646272" calcext:value-type="float">
            <text:p>646272</text:p>
          </table:table-cell>
          <table:table-cell office:value-type="float" office:value="615880" calcext:value-type="float">
            <text:p>615880</text:p>
          </table:table-cell>
          <table:table-cell office:value-type="float" office:value="181454" calcext:value-type="float">
            <text:p>1814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789" calcext:value-type="float">
            <text:p>117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49" calcext:value-type="float">
            <text:p>51249</text:p>
          </table:table-cell>
          <table:table-cell office:value-type="float" office:value="11789" calcext:value-type="float">
            <text:p>11789</text:p>
          </table:table-cell>
          <table:table-cell office:value-type="float" office:value="105908" calcext:value-type="float">
            <text:p>105908</text:p>
          </table:table-cell>
          <table:table-cell office:value-type="float" office:value="75557" calcext:value-type="float">
            <text:p>755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nsertsort-O2</text:p>
          </table:table-cell>
          <table:table-cell office:value-type="float" office:value="1701" calcext:value-type="float">
            <text:p>1701</text:p>
          </table:table-cell>
          <table:table-cell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 office:value-type="float" office:value="20" calcext:value-type="float">
            <text:p>20</text:p>
          </table:table-cell>
          <table:table-cell office:value-type="float" office:value="48388" calcext:value-type="float">
            <text:p>48388</text:p>
          </table:table-cell>
          <table:table-cell office:value-type="float" office:value="14324" calcext:value-type="float">
            <text:p>14324</text:p>
          </table:table-cell>
          <table:table-cell office:value-type="float" office:value="615" calcext:value-type="float">
            <text:p>6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326" calcext:value-type="float">
            <text:p>326</text:p>
          </table:table-cell>
          <table:table-cell office:value-type="float" office:value="297" calcext:value-type="float">
            <text:p>2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nne_complex-O1</text:p>
          </table:table-cell>
          <table:table-cell office:value-type="float" office:value="376" calcext:value-type="float">
            <text:p>376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office:value-type="float" office:value="47736" calcext:value-type="float">
            <text:p>47736</text:p>
          </table:table-cell>
          <table:table-cell office:value-type="float" office:value="12716" calcext:value-type="float">
            <text:p>12716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nne_complex-O2</text:p>
          </table:table-cell>
          <table:table-cell office:value-type="float" office:value="310" calcext:value-type="float">
            <text:p>310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47896" calcext:value-type="float">
            <text:p>47896</text:p>
          </table:table-cell>
          <table:table-cell office:value-type="float" office:value="12756" calcext:value-type="float">
            <text:p>12756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fdctint-O1</text:p>
          </table:table-cell>
          <table:table-cell office:value-type="float" office:value="5536" calcext:value-type="float">
            <text:p>5536</text:p>
          </table:table-cell>
          <table:table-cell office:value-type="float" office:value="11121" calcext:value-type="float">
            <text:p>11121</text:p>
          </table:table-cell>
          <table:table-cell office:value-type="float" office:value="11122" calcext:value-type="float">
            <text:p>11122</text:p>
          </table:table-cell>
          <table:table-cell office:value-type="float" office:value="100" calcext:value-type="float">
            <text:p>100</text:p>
          </table:table-cell>
          <table:table-cell office:value-type="float" office:value="58852" calcext:value-type="float">
            <text:p>58852</text:p>
          </table:table-cell>
          <table:table-cell office:value-type="float" office:value="32236" calcext:value-type="float">
            <text:p>32236</text:p>
          </table:table-cell>
          <table:table-cell office:value-type="float" office:value="2702" calcext:value-type="float">
            <text:p>270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0" calcext:value-type="float">
            <text:p>1840</text:p>
          </table:table-cell>
          <table:table-cell office:value-type="float" office:value="82" calcext:value-type="float">
            <text:p>82</text:p>
          </table:table-cell>
          <table:table-cell office:value-type="float" office:value="698" calcext:value-type="float">
            <text:p>698</text:p>
          </table:table-cell>
          <table:table-cell office:value-type="float" office:value="2029" calcext:value-type="float">
            <text:p>20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fdctint-O2</text:p>
          </table:table-cell>
          <table:table-cell office:value-type="float" office:value="5702" calcext:value-type="float">
            <text:p>5702</text:p>
          </table:table-cell>
          <table:table-cell office:value-type="float" office:value="11349" calcext:value-type="float">
            <text:p>11349</text:p>
          </table:table-cell>
          <table:table-cell office:value-type="float" office:value="11350" calcext:value-type="float">
            <text:p>11350</text:p>
          </table:table-cell>
          <table:table-cell office:value-type="float" office:value="100" calcext:value-type="float">
            <text:p>100</text:p>
          </table:table-cell>
          <table:table-cell office:value-type="float" office:value="60956" calcext:value-type="float">
            <text:p>60956</text:p>
          </table:table-cell>
          <table:table-cell office:value-type="float" office:value="34460" calcext:value-type="float">
            <text:p>34460</text:p>
          </table:table-cell>
          <table:table-cell office:value-type="float" office:value="2712" calcext:value-type="float">
            <text:p>271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82" calcext:value-type="float">
            <text:p>82</text:p>
          </table:table-cell>
          <table:table-cell office:value-type="float" office:value="688" calcext:value-type="float">
            <text:p>688</text:p>
          </table:table-cell>
          <table:table-cell office:value-type="float" office:value="2053" calcext:value-type="float">
            <text:p>20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s-O1</text:p>
          </table:table-cell>
          <table:table-cell office:value-type="float" office:value="11833" calcext:value-type="float">
            <text:p>11833</text:p>
          </table:table-cell>
          <table:table-cell office:value-type="float" office:value="32482" calcext:value-type="float">
            <text:p>32482</text:p>
          </table:table-cell>
          <table:table-cell office:value-type="float" office:value="32483" calcext:value-type="float">
            <text:p>32483</text:p>
          </table:table-cell>
          <table:table-cell office:value-type="float" office:value="250" calcext:value-type="float">
            <text:p>250</text:p>
          </table:table-cell>
          <table:table-cell office:value-type="float" office:value="65096" calcext:value-type="float">
            <text:p>65096</text:p>
          </table:table-cell>
          <table:table-cell office:value-type="float" office:value="45448" calcext:value-type="float">
            <text:p>45448</text:p>
          </table:table-cell>
          <table:table-cell office:value-type="float" office:value="10288" calcext:value-type="float">
            <text:p>102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1067" calcext:value-type="float">
            <text:p>10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067" calcext:value-type="float">
            <text:p>1067</text:p>
          </table:table-cell>
          <table:table-cell office:value-type="float" office:value="6068" calcext:value-type="float">
            <text:p>6068</text:p>
          </table:table-cell>
          <table:table-cell office:value-type="float" office:value="4229" calcext:value-type="float">
            <text:p>42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s-O2</text:p>
          </table:table-cell>
          <table:table-cell office:value-type="float" office:value="11329" calcext:value-type="float">
            <text:p>11329</text:p>
          </table:table-cell>
          <table:table-cell office:value-type="float" office:value="31229" calcext:value-type="float">
            <text:p>31229</text:p>
          </table:table-cell>
          <table:table-cell office:value-type="float" office:value="31230" calcext:value-type="float">
            <text:p>31230</text:p>
          </table:table-cell>
          <table:table-cell office:value-type="float" office:value="240" calcext:value-type="float">
            <text:p>240</text:p>
          </table:table-cell>
          <table:table-cell office:value-type="float" office:value="60952" calcext:value-type="float">
            <text:p>60952</text:p>
          </table:table-cell>
          <table:table-cell office:value-type="float" office:value="40672" calcext:value-type="float">
            <text:p>40672</text:p>
          </table:table-cell>
          <table:table-cell office:value-type="float" office:value="9919" calcext:value-type="float">
            <text:p>99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627" calcext:value-type="float">
            <text:p>6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19" calcext:value-type="float">
            <text:p>3119</text:p>
          </table:table-cell>
          <table:table-cell office:value-type="float" office:value="627" calcext:value-type="float">
            <text:p>627</text:p>
          </table:table-cell>
          <table:table-cell office:value-type="float" office:value="5611" calcext:value-type="float">
            <text:p>5611</text:p>
          </table:table-cell>
          <table:table-cell office:value-type="float" office:value="4315" calcext:value-type="float">
            <text:p>4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ime-O1</text:p>
          </table:table-cell>
          <table:table-cell office:value-type="float" office:value="4159" calcext:value-type="float">
            <text:p>4159</text:p>
          </table:table-cell>
          <table:table-cell office:value-type="float" office:value="12072" calcext:value-type="float">
            <text:p>12072</text:p>
          </table:table-cell>
          <table:table-cell office:value-type="float" office:value="12073" calcext:value-type="float">
            <text:p>12073</text:p>
          </table:table-cell>
          <table:table-cell office:value-type="float" office:value="80" calcext:value-type="float">
            <text:p>80</text:p>
          </table:table-cell>
          <table:table-cell office:value-type="float" office:value="50136" calcext:value-type="float">
            <text:p>50136</text:p>
          </table:table-cell>
          <table:table-cell office:value-type="float" office:value="26972" calcext:value-type="float">
            <text:p>26972</text:p>
          </table:table-cell>
          <table:table-cell office:value-type="float" office:value="3925" calcext:value-type="float">
            <text:p>39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7" calcext:value-type="float">
            <text:p>437</text:p>
          </table:table-cell>
          <table:table-cell office:value-type="float" office:value="443" calcext:value-type="float">
            <text:p>443</text:p>
          </table:table-cell>
          <table:table-cell office:value-type="float" office:value="3490" calcext:value-type="float">
            <text:p>34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ime-O2</text:p>
          </table:table-cell>
          <table:table-cell office:value-type="float" office:value="4164" calcext:value-type="float">
            <text:p>4164</text:p>
          </table:table-cell>
          <table:table-cell office:value-type="float" office:value="12056" calcext:value-type="float">
            <text:p>12056</text:p>
          </table:table-cell>
          <table:table-cell office:value-type="float" office:value="12057" calcext:value-type="float">
            <text:p>12057</text:p>
          </table:table-cell>
          <table:table-cell office:value-type="float" office:value="80" calcext:value-type="float">
            <text:p>80</text:p>
          </table:table-cell>
          <table:table-cell office:value-type="float" office:value="49460" calcext:value-type="float">
            <text:p>49460</text:p>
          </table:table-cell>
          <table:table-cell office:value-type="float" office:value="25940" calcext:value-type="float">
            <text:p>25940</text:p>
          </table:table-cell>
          <table:table-cell office:value-type="float" office:value="3915" calcext:value-type="float">
            <text:p>39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3486" calcext:value-type="float">
            <text:p>34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d-O2</text:p>
          </table:table-cell>
          <table:table-cell office:value-type="float" office:value="5581" calcext:value-type="float">
            <text:p>5581</text:p>
          </table:table-cell>
          <table:table-cell office:value-type="float" office:value="11305" calcext:value-type="float">
            <text:p>11305</text:p>
          </table:table-cell>
          <table:table-cell office:value-type="float" office:value="11306" calcext:value-type="float">
            <text:p>11306</text:p>
          </table:table-cell>
          <table:table-cell office:value-type="float" office:value="370" calcext:value-type="float">
            <text:p>370</text:p>
          </table:table-cell>
          <table:table-cell office:value-type="float" office:value="508424" calcext:value-type="float">
            <text:p>508424</text:p>
          </table:table-cell>
          <table:table-cell office:value-type="float" office:value="492208" calcext:value-type="float">
            <text:p>492208</text:p>
          </table:table-cell>
          <table:table-cell office:value-type="float" office:value="2745" calcext:value-type="float">
            <text:p>27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float" office:value="144" calcext:value-type="float">
            <text:p>144</text:p>
          </table:table-cell>
          <table:table-cell office:value-type="float" office:value="1172" calcext:value-type="float">
            <text:p>1172</text:p>
          </table:table-cell>
          <table:table-cell office:value-type="float" office:value="1603" calcext:value-type="float">
            <text:p>1603</text:p>
          </table:table-cell>
          <table:table-cell table:number-columns-repeated="1001"/>
        </table:table-row>
      </table:table>
      <table:table table:name="btf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>
            <text:p>bench.</text:p>
          </table:table-cell>
          <table:table-cell table:style-name="ce3" office:value-type="string" calcext:value-type="string">
            <text:p><text:s/>WCET</text:p>
          </table:table-cell>
          <table:table-cell table:style-name="ce3" office:value-type="string" calcext:value-type="string">
            <text:p><text:s/>st. stored</text:p>
          </table:table-cell>
          <table:table-cell table:style-name="ce3" office:value-type="string" calcext:value-type="string">
            <text:p><text:s/>st. explored</text:p>
          </table:table-cell>
          <table:table-cell table:style-name="ce3" office:value-type="string" calcext:value-type="string">
            <text:p><text:s/>CPU time (ms)</text:p>
          </table:table-cell>
          <table:table-cell table:style-name="ce3" office:value-type="string" calcext:value-type="string">
            <text:p><text:s/>virt. mem. (KiB)</text:p>
          </table:table-cell>
          <table:table-cell table:style-name="ce3" office:value-type="string" calcext:value-type="string">
            <text:p><text:s/>res. mem. (KiB)</text:p>
          </table:table-cell>
          <table:table-cell table:style-name="ce3" office:value-type="string" calcext:value-type="string">
            <text:p><text:s/>cache hit</text:p>
          </table:table-cell>
          <table:table-cell table:style-name="ce3" office:value-type="string" calcext:value-type="string">
            <text:p><text:s/>cache miss</text:p>
          </table:table-cell>
          <table:table-cell table:style-name="ce3" office:value-type="string" calcext:value-type="string">
            <text:p><text:s/>OK stat. pred. T</text:p>
          </table:table-cell>
          <table:table-cell table:style-name="ce3" office:value-type="string" calcext:value-type="string">
            <text:p><text:s/>KO stat. pred. T</text:p>
          </table:table-cell>
          <table:table-cell table:style-name="ce3" office:value-type="string" calcext:value-type="string">
            <text:p><text:s/>OK stat. pred. NT</text:p>
          </table:table-cell>
          <table:table-cell table:style-name="ce3" office:value-type="string" calcext:value-type="string">
            <text:p><text:s/>KO stat. pred. NT</text:p>
          </table:table-cell>
          <table:table-cell table:style-name="ce3" office:value-type="string" calcext:value-type="string">
            <text:p><text:s/>OK dyn. pred. T</text:p>
          </table:table-cell>
          <table:table-cell table:style-name="ce3" office:value-type="string" calcext:value-type="string">
            <text:p><text:s/>KO dyn. pred. T</text:p>
          </table:table-cell>
          <table:table-cell table:style-name="ce3" office:value-type="string" calcext:value-type="string">
            <text:p><text:s/>OK dyn. pred. NT</text:p>
          </table:table-cell>
          <table:table-cell table:style-name="ce3" office:value-type="string" calcext:value-type="string">
            <text:p><text:s/>KO dyn. pred. NT</text:p>
          </table:table-cell>
          <table:table-cell table:style-name="ce3" office:value-type="string" calcext:value-type="string">
            <text:p><text:s/>KO dyn. pred. @</text:p>
          </table:table-cell>
          <table:table-cell table:style-name="ce3" office:value-type="string" calcext:value-type="string">
            <text:p><text:s/>BTB overwites</text:p>
          </table:table-cell>
          <table:table-cell table:style-name="ce3" office:value-type="string" calcext:value-type="string">
            <text:p><text:s/>IBuff poped inst.</text:p>
          </table:table-cell>
          <table:table-cell table:style-name="ce3" office:value-type="string" calcext:value-type="string">
            <text:p><text:s/>IBuff flush count</text:p>
          </table:table-cell>
          <table:table-cell table:style-name="ce3" office:value-type="string" calcext:value-type="string">
            <text:p><text:s/>IBuff flushed inst.</text:p>
          </table:table-cell>
          <table:table-cell table:style-name="ce3" office:value-type="string" calcext:value-type="string">
            <text:p><text:s/>executed inst. </text:p>
          </table:table-cell>
          <table:table-cell table:style-name="ce3" table:number-columns-repeated="1001"/>
        </table:table-row>
        <table:table-row table:style-name="ro1">
          <table:table-cell office:value-type="string" calcext:value-type="string">
            <text:p>bs-O1</text:p>
          </table:table-cell>
          <table:table-cell office:value-type="float" office:value="312" calcext:value-type="float">
            <text:p>312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office:value-type="float" office:value="47912" calcext:value-type="float">
            <text:p>47912</text:p>
          </table:table-cell>
          <table:table-cell office:value-type="float" office:value="12868" calcext:value-type="float">
            <text:p>12868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s-O2</text:p>
          </table:table-cell>
          <table:table-cell office:value-type="float" office:value="231" calcext:value-type="float">
            <text:p>231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47420" calcext:value-type="float">
            <text:p>47420</text:p>
          </table:table-cell>
          <table:table-cell office:value-type="float" office:value="12284" calcext:value-type="float">
            <text:p>1228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sort100-O1</text:p>
          </table:table-cell>
          <table:table-cell office:value-type="float" office:value="5520" calcext:value-type="float">
            <text:p>5520</text:p>
          </table:table-cell>
          <table:table-cell office:value-type="float" office:value="11807" calcext:value-type="float">
            <text:p>11807</text:p>
          </table:table-cell>
          <table:table-cell office:value-type="float" office:value="11808" calcext:value-type="float">
            <text:p>11808</text:p>
          </table:table-cell>
          <table:table-cell office:value-type="float" office:value="120" calcext:value-type="float">
            <text:p>120</text:p>
          </table:table-cell>
          <table:table-cell office:value-type="float" office:value="51832" calcext:value-type="float">
            <text:p>51832</text:p>
          </table:table-cell>
          <table:table-cell office:value-type="float" office:value="28772" calcext:value-type="float">
            <text:p>28772</text:p>
          </table:table-cell>
          <table:table-cell office:value-type="float" office:value="3109" calcext:value-type="float">
            <text:p>3109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406" calcext:value-type="float">
            <text:p>406</text:p>
          </table:table-cell>
          <table:table-cell office:value-type="float" office:value="1787" calcext:value-type="float">
            <text:p>1787</text:p>
          </table:table-cell>
          <table:table-cell office:value-type="float" office:value="1331" calcext:value-type="float">
            <text:p>13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sort100-O2</text:p>
          </table:table-cell>
          <table:table-cell office:value-type="float" office:value="5408" calcext:value-type="float">
            <text:p>5408</text:p>
          </table:table-cell>
          <table:table-cell office:value-type="float" office:value="11507" calcext:value-type="float">
            <text:p>11507</text:p>
          </table:table-cell>
          <table:table-cell office:value-type="float" office:value="11508" calcext:value-type="float">
            <text:p>11508</text:p>
          </table:table-cell>
          <table:table-cell office:value-type="float" office:value="120" calcext:value-type="float">
            <text:p>120</text:p>
          </table:table-cell>
          <table:table-cell office:value-type="float" office:value="51004" calcext:value-type="float">
            <text:p>51004</text:p>
          </table:table-cell>
          <table:table-cell office:value-type="float" office:value="27612" calcext:value-type="float">
            <text:p>27612</text:p>
          </table:table-cell>
          <table:table-cell office:value-type="float" office:value="3011" calcext:value-type="float">
            <text:p>3011</text:p>
          </table:table-cell>
          <table:table-cell office:value-type="float" office:value="10" calcext:value-type="float">
            <text:p>1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306" calcext:value-type="float">
            <text:p>306</text:p>
          </table:table-cell>
          <table:table-cell office:value-type="float" office:value="1692" calcext:value-type="float">
            <text:p>1692</text:p>
          </table:table-cell>
          <table:table-cell office:value-type="float" office:value="1329" calcext:value-type="float">
            <text:p>13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nt-O2</text:p>
          </table:table-cell>
          <table:table-cell office:value-type="float" office:value="4095" calcext:value-type="float">
            <text:p>4095</text:p>
          </table:table-cell>
          <table:table-cell office:value-type="float" office:value="11014" calcext:value-type="float">
            <text:p>11014</text:p>
          </table:table-cell>
          <table:table-cell office:value-type="float" office:value="11015" calcext:value-type="float">
            <text:p>11015</text:p>
          </table:table-cell>
          <table:table-cell office:value-type="float" office:value="120" calcext:value-type="float">
            <text:p>120</text:p>
          </table:table-cell>
          <table:table-cell office:value-type="float" office:value="53188" calcext:value-type="float">
            <text:p>53188</text:p>
          </table:table-cell>
          <table:table-cell office:value-type="float" office:value="30632" calcext:value-type="float">
            <text:p>30632</text:p>
          </table:table-cell>
          <table:table-cell office:value-type="float" office:value="3401" calcext:value-type="float">
            <text:p>3401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249" calcext:value-type="float">
            <text:p>249</text:p>
          </table:table-cell>
          <table:table-cell office:value-type="float" office:value="1622" calcext:value-type="float">
            <text:p>1622</text:p>
          </table:table-cell>
          <table:table-cell office:value-type="float" office:value="1793" calcext:value-type="float">
            <text:p>17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c-O1</text:p>
          </table:table-cell>
          <table:table-cell office:value-type="float" office:value="59778" calcext:value-type="float">
            <text:p>59778</text:p>
          </table:table-cell>
          <table:table-cell office:value-type="float" office:value="145076" calcext:value-type="float">
            <text:p>145076</text:p>
          </table:table-cell>
          <table:table-cell office:value-type="float" office:value="145077" calcext:value-type="float">
            <text:p>145077</text:p>
          </table:table-cell>
          <table:table-cell office:value-type="float" office:value="1540" calcext:value-type="float">
            <text:p>1540</text:p>
          </table:table-cell>
          <table:table-cell office:value-type="float" office:value="506308" calcext:value-type="float">
            <text:p>506308</text:p>
          </table:table-cell>
          <table:table-cell office:value-type="float" office:value="496188" calcext:value-type="float">
            <text:p>496188</text:p>
          </table:table-cell>
          <table:table-cell office:value-type="float" office:value="42571" calcext:value-type="float">
            <text:p>42571</text:p>
          </table:table-cell>
          <table:table-cell office:value-type="float" office:value="20" calcext:value-type="float">
            <text:p>20</text:p>
          </table:table-cell>
          <table:table-cell office:value-type="float" office:value="4689" calcext:value-type="float">
            <text:p>4689</text:p>
          </table:table-cell>
          <table:table-cell office:value-type="float" office:value="516" calcext:value-type="float">
            <text:p>516</text:p>
          </table:table-cell>
          <table:table-cell office:value-type="float" office:value="2052" calcext:value-type="float">
            <text:p>2052</text:p>
          </table:table-cell>
          <table:table-cell office:value-type="float" office:value="4698" calcext:value-type="float">
            <text:p>46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95" calcext:value-type="float">
            <text:p>5995</text:p>
          </table:table-cell>
          <table:table-cell office:value-type="float" office:value="10419" calcext:value-type="float">
            <text:p>10419</text:p>
          </table:table-cell>
          <table:table-cell office:value-type="float" office:value="9992" calcext:value-type="float">
            <text:p>9992</text:p>
          </table:table-cell>
          <table:table-cell office:value-type="float" office:value="32599" calcext:value-type="float">
            <text:p>325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c-O2</text:p>
          </table:table-cell>
          <table:table-cell office:value-type="float" office:value="52171" calcext:value-type="float">
            <text:p>52171</text:p>
          </table:table-cell>
          <table:table-cell office:value-type="float" office:value="133381" calcext:value-type="float">
            <text:p>133381</text:p>
          </table:table-cell>
          <table:table-cell office:value-type="float" office:value="133382" calcext:value-type="float">
            <text:p>133382</text:p>
          </table:table-cell>
          <table:table-cell office:value-type="float" office:value="1440" calcext:value-type="float">
            <text:p>1440</text:p>
          </table:table-cell>
          <table:table-cell office:value-type="float" office:value="469968" calcext:value-type="float">
            <text:p>469968</text:p>
          </table:table-cell>
          <table:table-cell office:value-type="float" office:value="449128" calcext:value-type="float">
            <text:p>449128</text:p>
          </table:table-cell>
          <table:table-cell office:value-type="float" office:value="40527" calcext:value-type="float">
            <text:p>40527</text:p>
          </table:table-cell>
          <table:table-cell office:value-type="float" office:value="19" calcext:value-type="float">
            <text:p>19</text:p>
          </table:table-cell>
          <table:table-cell office:value-type="float" office:value="4435" calcext:value-type="float">
            <text:p>4435</text:p>
          </table:table-cell>
          <table:table-cell office:value-type="float" office:value="512" calcext:value-type="float">
            <text:p>512</text:p>
          </table:table-cell>
          <table:table-cell office:value-type="float" office:value="2646" calcext:value-type="float">
            <text:p>2646</text:p>
          </table:table-cell>
          <table:table-cell office:value-type="float" office:value="2058" calcext:value-type="float">
            <text:p>20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61" calcext:value-type="float">
            <text:p>10861</text:p>
          </table:table-cell>
          <table:table-cell office:value-type="float" office:value="9565" calcext:value-type="float">
            <text:p>9565</text:p>
          </table:table-cell>
          <table:table-cell office:value-type="float" office:value="11411" calcext:value-type="float">
            <text:p>11411</text:p>
          </table:table-cell>
          <table:table-cell office:value-type="float" office:value="29135" calcext:value-type="float">
            <text:p>291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xpint-O1</text:p>
          </table:table-cell>
          <table:table-cell office:value-type="float" office:value="2139" calcext:value-type="float">
            <text:p>2139</text:p>
          </table:table-cell>
          <table:table-cell office:value-type="float" office:value="5504" calcext:value-type="float">
            <text:p>5504</text:p>
          </table:table-cell>
          <table:table-cell office:value-type="float" office:value="5505" calcext:value-type="float">
            <text:p>5505</text:p>
          </table:table-cell>
          <table:table-cell office:value-type="float" office:value="40" calcext:value-type="float">
            <text:p>40</text:p>
          </table:table-cell>
          <table:table-cell office:value-type="float" office:value="55176" calcext:value-type="float">
            <text:p>55176</text:p>
          </table:table-cell>
          <table:table-cell office:value-type="float" office:value="22396" calcext:value-type="float">
            <text:p>22396</text:p>
          </table:table-cell>
          <table:table-cell office:value-type="float" office:value="1632" calcext:value-type="float">
            <text:p>1632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8" calcext:value-type="float">
            <text:p>358</text:p>
          </table:table-cell>
          <table:table-cell office:value-type="float" office:value="226" calcext:value-type="float">
            <text:p>226</text:p>
          </table:table-cell>
          <table:table-cell office:value-type="float" office:value="1420" calcext:value-type="float">
            <text:p>14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xpint-O2</text:p>
          </table:table-cell>
          <table:table-cell office:value-type="float" office:value="1350" calcext:value-type="float">
            <text:p>1350</text:p>
          </table:table-cell>
          <table:table-cell office:value-type="float" office:value="3815" calcext:value-type="float">
            <text:p>3815</text:p>
          </table:table-cell>
          <table:table-cell office:value-type="float" office:value="3816" calcext:value-type="float">
            <text:p>3816</text:p>
          </table:table-cell>
          <table:table-cell office:value-type="float" office:value="40" calcext:value-type="float">
            <text:p>40</text:p>
          </table:table-cell>
          <table:table-cell office:value-type="float" office:value="47020" calcext:value-type="float">
            <text:p>47020</text:p>
          </table:table-cell>
          <table:table-cell office:value-type="float" office:value="13836" calcext:value-type="float">
            <text:p>13836</text:p>
          </table:table-cell>
          <table:table-cell office:value-type="float" office:value="1209" calcext:value-type="float">
            <text:p>120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209" calcext:value-type="float">
            <text:p>12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dct-O1</text:p>
          </table:table-cell>
          <table:table-cell office:value-type="float" office:value="4066" calcext:value-type="float">
            <text:p>4066</text:p>
          </table:table-cell>
          <table:table-cell office:value-type="float" office:value="6817" calcext:value-type="float">
            <text:p>6817</text:p>
          </table:table-cell>
          <table:table-cell office:value-type="float" office:value="6818" calcext:value-type="float">
            <text:p>6818</text:p>
          </table:table-cell>
          <table:table-cell office:value-type="float" office:value="50" calcext:value-type="float">
            <text:p>50</text:p>
          </table:table-cell>
          <table:table-cell office:value-type="float" office:value="57364" calcext:value-type="float">
            <text:p>57364</text:p>
          </table:table-cell>
          <table:table-cell office:value-type="float" office:value="24380" calcext:value-type="float">
            <text:p>24380</text:p>
          </table:table-cell>
          <table:table-cell office:value-type="float" office:value="1289" calcext:value-type="float">
            <text:p>128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1165" calcext:value-type="float">
            <text:p>11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dct-O2</text:p>
          </table:table-cell>
          <table:table-cell office:value-type="float" office:value="4249" calcext:value-type="float">
            <text:p>4249</text:p>
          </table:table-cell>
          <table:table-cell office:value-type="float" office:value="7074" calcext:value-type="float">
            <text:p>7074</text:p>
          </table:table-cell>
          <table:table-cell office:value-type="float" office:value="7075" calcext:value-type="float">
            <text:p>7075</text:p>
          </table:table-cell>
          <table:table-cell office:value-type="float" office:value="50" calcext:value-type="float">
            <text:p>50</text:p>
          </table:table-cell>
          <table:table-cell office:value-type="float" office:value="59220" calcext:value-type="float">
            <text:p>59220</text:p>
          </table:table-cell>
          <table:table-cell office:value-type="float" office:value="26180" calcext:value-type="float">
            <text:p>26180</text:p>
          </table:table-cell>
          <table:table-cell office:value-type="float" office:value="1312" calcext:value-type="float">
            <text:p>13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1185" calcext:value-type="float">
            <text:p>11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bcall-O1</text:p>
          </table:table-cell>
          <table:table-cell office:value-type="float" office:value="382" calcext:value-type="float">
            <text:p>382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10" calcext:value-type="float">
            <text:p>10</text:p>
          </table:table-cell>
          <table:table-cell office:value-type="float" office:value="47176" calcext:value-type="float">
            <text:p>47176</text:p>
          </table:table-cell>
          <table:table-cell office:value-type="float" office:value="12200" calcext:value-type="float">
            <text:p>12200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bcall-O2</text:p>
          </table:table-cell>
          <table:table-cell office:value-type="float" office:value="221" calcext:value-type="float">
            <text:p>221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float" office:value="46100" calcext:value-type="float">
            <text:p>46100</text:p>
          </table:table-cell>
          <table:table-cell office:value-type="float" office:value="11024" calcext:value-type="float">
            <text:p>11024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-O1</text:p>
          </table:table-cell>
          <table:table-cell office:value-type="float" office:value="331111" calcext:value-type="float">
            <text:p>331111</text:p>
          </table:table-cell>
          <table:table-cell office:value-type="float" office:value="706363" calcext:value-type="float">
            <text:p>706363</text:p>
          </table:table-cell>
          <table:table-cell office:value-type="float" office:value="706364" calcext:value-type="float">
            <text:p>706364</text:p>
          </table:table-cell>
          <table:table-cell office:value-type="float" office:value="4600" calcext:value-type="float">
            <text:p>4600</text:p>
          </table:table-cell>
          <table:table-cell office:value-type="float" office:value="651812" calcext:value-type="float">
            <text:p>651812</text:p>
          </table:table-cell>
          <table:table-cell office:value-type="float" office:value="644508" calcext:value-type="float">
            <text:p>644508</text:p>
          </table:table-cell>
          <table:table-cell office:value-type="float" office:value="187585" calcext:value-type="float">
            <text:p>187585</text:p>
          </table:table-cell>
          <table:table-cell office:value-type="float" office:value="11" calcext:value-type="float">
            <text:p>11</text:p>
          </table:table-cell>
          <table:table-cell office:value-type="float" office:value="11749" calcext:value-type="float">
            <text:p>11749</text:p>
          </table:table-cell>
          <table:table-cell office:value-type="float" office:value="700" calcext:value-type="float">
            <text:p>700</text:p>
          </table:table-cell>
          <table:table-cell office:value-type="float" office:value="718" calcext:value-type="float">
            <text:p>718</text:p>
          </table:table-cell>
          <table:table-cell office:value-type="float" office:value="704" calcext:value-type="float">
            <text:p>7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013" calcext:value-type="float">
            <text:p>43013</text:p>
          </table:table-cell>
          <table:table-cell office:value-type="float" office:value="13853" calcext:value-type="float">
            <text:p>13853</text:p>
          </table:table-cell>
          <table:table-cell office:value-type="float" office:value="100991" calcext:value-type="float">
            <text:p>100991</text:p>
          </table:table-cell>
          <table:table-cell office:value-type="float" office:value="86605" calcext:value-type="float">
            <text:p>866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-O2</text:p>
          </table:table-cell>
          <table:table-cell office:value-type="float" office:value="318652" calcext:value-type="float">
            <text:p>318652</text:p>
          </table:table-cell>
          <table:table-cell office:value-type="float" office:value="670424" calcext:value-type="float">
            <text:p>670424</text:p>
          </table:table-cell>
          <table:table-cell office:value-type="float" office:value="670425" calcext:value-type="float">
            <text:p>670425</text:p>
          </table:table-cell>
          <table:table-cell office:value-type="float" office:value="4310" calcext:value-type="float">
            <text:p>4310</text:p>
          </table:table-cell>
          <table:table-cell office:value-type="float" office:value="611516" calcext:value-type="float">
            <text:p>611516</text:p>
          </table:table-cell>
          <table:table-cell office:value-type="float" office:value="600316" calcext:value-type="float">
            <text:p>600316</text:p>
          </table:table-cell>
          <table:table-cell office:value-type="float" office:value="175845" calcext:value-type="float">
            <text:p>175845</text:p>
          </table:table-cell>
          <table:table-cell office:value-type="float" office:value="11" calcext:value-type="float">
            <text:p>11</text:p>
          </table:table-cell>
          <table:table-cell office:value-type="float" office:value="11767" calcext:value-type="float">
            <text:p>11767</text:p>
          </table:table-cell>
          <table:table-cell office:value-type="float" office:value="700" calcext:value-type="float">
            <text:p>700</text:p>
          </table:table-cell>
          <table:table-cell office:value-type="float" office:value="1382" calcext:value-type="float">
            <text:p>1382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006" calcext:value-type="float">
            <text:p>36006</text:p>
          </table:table-cell>
          <table:table-cell office:value-type="float" office:value="13189" calcext:value-type="float">
            <text:p>13189</text:p>
          </table:table-cell>
          <table:table-cell office:value-type="float" office:value="100299" calcext:value-type="float">
            <text:p>100299</text:p>
          </table:table-cell>
          <table:table-cell office:value-type="float" office:value="75557" calcext:value-type="float">
            <text:p>755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nsertsort-O2</text:p>
          </table:table-cell>
          <table:table-cell office:value-type="float" office:value="1675" calcext:value-type="float">
            <text:p>1675</text:p>
          </table:table-cell>
          <table:table-cell office:value-type="float" office:value="3044" calcext:value-type="float">
            <text:p>3044</text:p>
          </table:table-cell>
          <table:table-cell office:value-type="float" office:value="3045" calcext:value-type="float">
            <text:p>3045</text:p>
          </table:table-cell>
          <table:table-cell office:value-type="float" office:value="20" calcext:value-type="float">
            <text:p>20</text:p>
          </table:table-cell>
          <table:table-cell office:value-type="float" office:value="48388" calcext:value-type="float">
            <text:p>48388</text:p>
          </table:table-cell>
          <table:table-cell office:value-type="float" office:value="14376" calcext:value-type="float">
            <text:p>14376</text:p>
          </table:table-cell>
          <table:table-cell office:value-type="float" office:value="658" calcext:value-type="float">
            <text:p>65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368" calcext:value-type="float">
            <text:p>368</text:p>
          </table:table-cell>
          <table:table-cell office:value-type="float" office:value="297" calcext:value-type="float">
            <text:p>2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nne_complex-O1</text:p>
          </table:table-cell>
          <table:table-cell office:value-type="float" office:value="365" calcext:value-type="float">
            <text:p>365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  <table:table-cell office:value-type="float" office:value="47740" calcext:value-type="float">
            <text:p>47740</text:p>
          </table:table-cell>
          <table:table-cell office:value-type="float" office:value="12696" calcext:value-type="float">
            <text:p>12696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nne_complex-O2</text:p>
          </table:table-cell>
          <table:table-cell office:value-type="float" office:value="320" calcext:value-type="float">
            <text:p>320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office:value-type="float" office:value="47892" calcext:value-type="float">
            <text:p>47892</text:p>
          </table:table-cell>
          <table:table-cell office:value-type="float" office:value="12764" calcext:value-type="float">
            <text:p>12764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fdctint-O1</text:p>
          </table:table-cell>
          <table:table-cell office:value-type="float" office:value="5532" calcext:value-type="float">
            <text:p>5532</text:p>
          </table:table-cell>
          <table:table-cell office:value-type="float" office:value="11019" calcext:value-type="float">
            <text:p>11019</text:p>
          </table:table-cell>
          <table:table-cell office:value-type="float" office:value="11020" calcext:value-type="float">
            <text:p>11020</text:p>
          </table:table-cell>
          <table:table-cell office:value-type="float" office:value="100" calcext:value-type="float">
            <text:p>100</text:p>
          </table:table-cell>
          <table:table-cell office:value-type="float" office:value="58856" calcext:value-type="float">
            <text:p>58856</text:p>
          </table:table-cell>
          <table:table-cell office:value-type="float" office:value="32132" calcext:value-type="float">
            <text:p>32132</text:p>
          </table:table-cell>
          <table:table-cell office:value-type="float" office:value="2653" calcext:value-type="float">
            <text:p>2653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03" calcext:value-type="float">
            <text:p>1803</text:p>
          </table:table-cell>
          <table:table-cell office:value-type="float" office:value="88" calcext:value-type="float">
            <text:p>88</text:p>
          </table:table-cell>
          <table:table-cell office:value-type="float" office:value="649" calcext:value-type="float">
            <text:p>649</text:p>
          </table:table-cell>
          <table:table-cell office:value-type="float" office:value="2029" calcext:value-type="float">
            <text:p>20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fdctint-O2</text:p>
          </table:table-cell>
          <table:table-cell office:value-type="float" office:value="5667" calcext:value-type="float">
            <text:p>5667</text:p>
          </table:table-cell>
          <table:table-cell office:value-type="float" office:value="11248" calcext:value-type="float">
            <text:p>11248</text:p>
          </table:table-cell>
          <table:table-cell office:value-type="float" office:value="11249" calcext:value-type="float">
            <text:p>11249</text:p>
          </table:table-cell>
          <table:table-cell office:value-type="float" office:value="100" calcext:value-type="float">
            <text:p>100</text:p>
          </table:table-cell>
          <table:table-cell office:value-type="float" office:value="60960" calcext:value-type="float">
            <text:p>60960</text:p>
          </table:table-cell>
          <table:table-cell office:value-type="float" office:value="34376" calcext:value-type="float">
            <text:p>34376</text:p>
          </table:table-cell>
          <table:table-cell office:value-type="float" office:value="2678" calcext:value-type="float">
            <text:p>26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41" calcext:value-type="float">
            <text:p>1841</text:p>
          </table:table-cell>
          <table:table-cell office:value-type="float" office:value="88" calcext:value-type="float">
            <text:p>88</text:p>
          </table:table-cell>
          <table:table-cell office:value-type="float" office:value="654" calcext:value-type="float">
            <text:p>654</text:p>
          </table:table-cell>
          <table:table-cell office:value-type="float" office:value="2053" calcext:value-type="float">
            <text:p>20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s-O1</text:p>
          </table:table-cell>
          <table:table-cell office:value-type="float" office:value="11517" calcext:value-type="float">
            <text:p>11517</text:p>
          </table:table-cell>
          <table:table-cell office:value-type="float" office:value="31571" calcext:value-type="float">
            <text:p>31571</text:p>
          </table:table-cell>
          <table:table-cell office:value-type="float" office:value="31572" calcext:value-type="float">
            <text:p>31572</text:p>
          </table:table-cell>
          <table:table-cell office:value-type="float" office:value="240" calcext:value-type="float">
            <text:p>240</text:p>
          </table:table-cell>
          <table:table-cell office:value-type="float" office:value="65100" calcext:value-type="float">
            <text:p>65100</text:p>
          </table:table-cell>
          <table:table-cell office:value-type="float" office:value="45152" calcext:value-type="float">
            <text:p>45152</text:p>
          </table:table-cell>
          <table:table-cell office:value-type="float" office:value="9994" calcext:value-type="float">
            <text:p>9994</text:p>
          </table:table-cell>
          <table:table-cell office:value-type="float" office:value="9" calcext:value-type="float">
            <text:p>9</text:p>
          </table:table-cell>
          <table:table-cell office:value-type="float" office:value="532" calcext:value-type="float">
            <text:p>532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office:value-type="float" office:value="535" calcext:value-type="float">
            <text:p>5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 office:value-type="float" office:value="1567" calcext:value-type="float">
            <text:p>1567</text:p>
          </table:table-cell>
          <table:table-cell office:value-type="float" office:value="5774" calcext:value-type="float">
            <text:p>5774</text:p>
          </table:table-cell>
          <table:table-cell office:value-type="float" office:value="4229" calcext:value-type="float">
            <text:p>42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s-O2</text:p>
          </table:table-cell>
          <table:table-cell office:value-type="float" office:value="10845" calcext:value-type="float">
            <text:p>10845</text:p>
          </table:table-cell>
          <table:table-cell office:value-type="float" office:value="29802" calcext:value-type="float">
            <text:p>29802</text:p>
          </table:table-cell>
          <table:table-cell office:value-type="float" office:value="29803" calcext:value-type="float">
            <text:p>29803</text:p>
          </table:table-cell>
          <table:table-cell office:value-type="float" office:value="230" calcext:value-type="float">
            <text:p>230</text:p>
          </table:table-cell>
          <table:table-cell office:value-type="float" office:value="60952" calcext:value-type="float">
            <text:p>60952</text:p>
          </table:table-cell>
          <table:table-cell office:value-type="float" office:value="40000" calcext:value-type="float">
            <text:p>40000</text:p>
          </table:table-cell>
          <table:table-cell office:value-type="float" office:value="9456" calcext:value-type="float">
            <text:p>9456</text:p>
          </table:table-cell>
          <table:table-cell office:value-type="float" office:value="5" calcext:value-type="float">
            <text:p>5</text:p>
          </table:table-cell>
          <table:table-cell office:value-type="float" office:value="625" calcext:value-type="float">
            <text:p>625</text:p>
          </table:table-cell>
          <table:table-cell office:value-type="float" office:value="156" calcext:value-type="float">
            <text:p>156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73" calcext:value-type="float">
            <text:p>1873</text:p>
          </table:table-cell>
          <table:table-cell office:value-type="float" office:value="939" calcext:value-type="float">
            <text:p>939</text:p>
          </table:table-cell>
          <table:table-cell office:value-type="float" office:value="5146" calcext:value-type="float">
            <text:p>5146</text:p>
          </table:table-cell>
          <table:table-cell office:value-type="float" office:value="4315" calcext:value-type="float">
            <text:p>4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ime-O1</text:p>
          </table:table-cell>
          <table:table-cell office:value-type="float" office:value="3724" calcext:value-type="float">
            <text:p>3724</text:p>
          </table:table-cell>
          <table:table-cell office:value-type="float" office:value="10783" calcext:value-type="float">
            <text:p>10783</text:p>
          </table:table-cell>
          <table:table-cell office:value-type="float" office:value="10784" calcext:value-type="float">
            <text:p>10784</text:p>
          </table:table-cell>
          <table:table-cell office:value-type="float" office:value="60" calcext:value-type="float">
            <text:p>60</text:p>
          </table:table-cell>
          <table:table-cell office:value-type="float" office:value="49996" calcext:value-type="float">
            <text:p>49996</text:p>
          </table:table-cell>
          <table:table-cell office:value-type="float" office:value="25548" calcext:value-type="float">
            <text:p>25548</text:p>
          </table:table-cell>
          <table:table-cell office:value-type="float" office:value="3497" calcext:value-type="float">
            <text:p>3497</text:p>
          </table:table-cell>
          <table:table-cell office:value-type="float" office:value="8" calcext:value-type="float">
            <text:p>8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office:value-type="float" office:value="3490" calcext:value-type="float">
            <text:p>34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ime-O2</text:p>
          </table:table-cell>
          <table:table-cell office:value-type="float" office:value="3719" calcext:value-type="float">
            <text:p>3719</text:p>
          </table:table-cell>
          <table:table-cell office:value-type="float" office:value="10754" calcext:value-type="float">
            <text:p>10754</text:p>
          </table:table-cell>
          <table:table-cell office:value-type="float" office:value="10755" calcext:value-type="float">
            <text:p>10755</text:p>
          </table:table-cell>
          <table:table-cell office:value-type="float" office:value="80" calcext:value-type="float">
            <text:p>80</text:p>
          </table:table-cell>
          <table:table-cell office:value-type="float" office:value="49332" calcext:value-type="float">
            <text:p>49332</text:p>
          </table:table-cell>
          <table:table-cell office:value-type="float" office:value="24548" calcext:value-type="float">
            <text:p>24548</text:p>
          </table:table-cell>
          <table:table-cell office:value-type="float" office:value="3486" calcext:value-type="float">
            <text:p>3486</text:p>
          </table:table-cell>
          <table:table-cell office:value-type="float" office:value="8" calcext:value-type="float">
            <text:p>8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float" office:value="3486" calcext:value-type="float">
            <text:p>34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d-O2</text:p>
          </table:table-cell>
          <table:table-cell office:value-type="float" office:value="5535" calcext:value-type="float">
            <text:p>5535</text:p>
          </table:table-cell>
          <table:table-cell office:value-type="float" office:value="11715" calcext:value-type="float">
            <text:p>11715</text:p>
          </table:table-cell>
          <table:table-cell office:value-type="float" office:value="11716" calcext:value-type="float">
            <text:p>11716</text:p>
          </table:table-cell>
          <table:table-cell office:value-type="float" office:value="420" calcext:value-type="float">
            <text:p>420</text:p>
          </table:table-cell>
          <table:table-cell office:value-type="float" office:value="541192" calcext:value-type="float">
            <text:p>541192</text:p>
          </table:table-cell>
          <table:table-cell office:value-type="float" office:value="510500" calcext:value-type="float">
            <text:p>510500</text:p>
          </table:table-cell>
          <table:table-cell office:value-type="float" office:value="2968" calcext:value-type="float">
            <text:p>2968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254" calcext:value-type="float">
            <text:p>254</text:p>
          </table:table-cell>
          <table:table-cell office:value-type="float" office:value="1395" calcext:value-type="float">
            <text:p>1395</text:p>
          </table:table-cell>
          <table:table-cell office:value-type="float" office:value="1603" calcext:value-type="float">
            <text:p>1603</text:p>
          </table:table-cell>
          <table:table-cell table:number-columns-repeated="1001"/>
        </table:table-row>
      </table:table>
      <table:table table:name="btfn_btb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5" table:number-columns-repeated="1001" table:default-cell-style-name="Default"/>
        <table:table-row table:style-name="ro1">
          <table:table-cell table:style-name="ce1" office:value-type="string" calcext:value-type="string">
            <text:p>bench.</text:p>
          </table:table-cell>
          <table:table-cell table:style-name="ce3" office:value-type="string" calcext:value-type="string">
            <text:p><text:s/>WCET</text:p>
          </table:table-cell>
          <table:table-cell table:style-name="ce3" office:value-type="string" calcext:value-type="string">
            <text:p><text:s/>st. stored</text:p>
          </table:table-cell>
          <table:table-cell table:style-name="ce3" office:value-type="string" calcext:value-type="string">
            <text:p><text:s/>st. explored</text:p>
          </table:table-cell>
          <table:table-cell table:style-name="ce3" office:value-type="string" calcext:value-type="string">
            <text:p><text:s/>CPU time (ms)</text:p>
          </table:table-cell>
          <table:table-cell table:style-name="ce3" office:value-type="string" calcext:value-type="string">
            <text:p><text:s/>virt. mem. (KiB)</text:p>
          </table:table-cell>
          <table:table-cell table:style-name="ce3" office:value-type="string" calcext:value-type="string">
            <text:p><text:s/>res. mem. (KiB)</text:p>
          </table:table-cell>
          <table:table-cell table:style-name="ce3" office:value-type="string" calcext:value-type="string">
            <text:p><text:s/>cache hit</text:p>
          </table:table-cell>
          <table:table-cell table:style-name="ce3" office:value-type="string" calcext:value-type="string">
            <text:p><text:s/>cache miss</text:p>
          </table:table-cell>
          <table:table-cell table:style-name="ce3" office:value-type="string" calcext:value-type="string">
            <text:p><text:s/>OK stat. pred. T</text:p>
          </table:table-cell>
          <table:table-cell table:style-name="ce3" office:value-type="string" calcext:value-type="string">
            <text:p><text:s/>KO stat. pred. T</text:p>
          </table:table-cell>
          <table:table-cell table:style-name="ce3" office:value-type="string" calcext:value-type="string">
            <text:p><text:s/>OK stat. pred. NT</text:p>
          </table:table-cell>
          <table:table-cell table:style-name="ce3" office:value-type="string" calcext:value-type="string">
            <text:p><text:s/>KO stat. pred. NT</text:p>
          </table:table-cell>
          <table:table-cell table:style-name="ce3" office:value-type="string" calcext:value-type="string">
            <text:p><text:s/>OK dyn. pred. T</text:p>
          </table:table-cell>
          <table:table-cell table:style-name="ce3" office:value-type="string" calcext:value-type="string">
            <text:p><text:s/>KO dyn. pred. T</text:p>
          </table:table-cell>
          <table:table-cell table:style-name="ce3" office:value-type="string" calcext:value-type="string">
            <text:p><text:s/>OK dyn. pred. NT</text:p>
          </table:table-cell>
          <table:table-cell table:style-name="ce3" office:value-type="string" calcext:value-type="string">
            <text:p><text:s/>KO dyn. pred. NT</text:p>
          </table:table-cell>
          <table:table-cell table:style-name="ce3" office:value-type="string" calcext:value-type="string">
            <text:p><text:s/>KO dyn. pred. @</text:p>
          </table:table-cell>
          <table:table-cell table:style-name="ce3" office:value-type="string" calcext:value-type="string">
            <text:p><text:s/>BTB overwites</text:p>
          </table:table-cell>
          <table:table-cell table:style-name="ce3" office:value-type="string" calcext:value-type="string">
            <text:p><text:s/>IBuff poped inst.</text:p>
          </table:table-cell>
          <table:table-cell table:style-name="ce3" office:value-type="string" calcext:value-type="string">
            <text:p><text:s/>IBuff flush count</text:p>
          </table:table-cell>
          <table:table-cell table:style-name="ce3" office:value-type="string" calcext:value-type="string">
            <text:p><text:s/>IBuff flushed inst.</text:p>
          </table:table-cell>
          <table:table-cell table:style-name="ce3" office:value-type="string" calcext:value-type="string">
            <text:p><text:s/>executed inst. </text:p>
          </table:table-cell>
          <table:table-cell table:style-name="ce3" table:number-columns-repeated="1001"/>
        </table:table-row>
        <table:table-row table:style-name="ro1">
          <table:table-cell office:value-type="string" calcext:value-type="string">
            <text:p>bs-O1</text:p>
          </table:table-cell>
          <table:table-cell office:value-type="float" office:value="305" calcext:value-type="float">
            <text:p>305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47920" calcext:value-type="float">
            <text:p>47920</text:p>
          </table:table-cell>
          <table:table-cell office:value-type="float" office:value="12856" calcext:value-type="float">
            <text:p>12856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s-O2</text:p>
          </table:table-cell>
          <table:table-cell office:value-type="float" office:value="236" calcext:value-type="float">
            <text:p>236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10" calcext:value-type="float">
            <text:p>10</text:p>
          </table:table-cell>
          <table:table-cell office:value-type="float" office:value="47416" calcext:value-type="float">
            <text:p>47416</text:p>
          </table:table-cell>
          <table:table-cell office:value-type="float" office:value="12288" calcext:value-type="float">
            <text:p>1228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sort100-O1</text:p>
          </table:table-cell>
          <table:table-cell office:value-type="float" office:value="5361" calcext:value-type="float">
            <text:p>5361</text:p>
          </table:table-cell>
          <table:table-cell office:value-type="float" office:value="8134" calcext:value-type="float">
            <text:p>8134</text:p>
          </table:table-cell>
          <table:table-cell office:value-type="float" office:value="8135" calcext:value-type="float">
            <text:p>8135</text:p>
          </table:table-cell>
          <table:table-cell office:value-type="float" office:value="100" calcext:value-type="float">
            <text:p>100</text:p>
          </table:table-cell>
          <table:table-cell office:value-type="float" office:value="51420" calcext:value-type="float">
            <text:p>51420</text:p>
          </table:table-cell>
          <table:table-cell office:value-type="float" office:value="23468" calcext:value-type="float">
            <text:p>23468</text:p>
          </table:table-cell>
          <table:table-cell office:value-type="float" office:value="1353" calcext:value-type="float">
            <text:p>13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81" calcext:value-type="float">
            <text:p>12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331" calcext:value-type="float">
            <text:p>13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sort100-O2</text:p>
          </table:table-cell>
          <table:table-cell office:value-type="float" office:value="5306" calcext:value-type="float">
            <text:p>5306</text:p>
          </table:table-cell>
          <table:table-cell office:value-type="float" office:value="8069" calcext:value-type="float">
            <text:p>8069</text:p>
          </table:table-cell>
          <table:table-cell office:value-type="float" office:value="8070" calcext:value-type="float">
            <text:p>8070</text:p>
          </table:table-cell>
          <table:table-cell office:value-type="float" office:value="100" calcext:value-type="float">
            <text:p>100</text:p>
          </table:table-cell>
          <table:table-cell office:value-type="float" office:value="50720" calcext:value-type="float">
            <text:p>50720</text:p>
          </table:table-cell>
          <table:table-cell office:value-type="float" office:value="22584" calcext:value-type="float">
            <text:p>22584</text:p>
          </table:table-cell>
          <table:table-cell office:value-type="float" office:value="1346" calcext:value-type="float">
            <text:p>134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1" calcext:value-type="float">
            <text:p>128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nt-O2</text:p>
          </table:table-cell>
          <table:table-cell office:value-type="float" office:value="4112" calcext:value-type="float">
            <text:p>4112</text:p>
          </table:table-cell>
          <table:table-cell office:value-type="float" office:value="8203" calcext:value-type="float">
            <text:p>8203</text:p>
          </table:table-cell>
          <table:table-cell office:value-type="float" office:value="8204" calcext:value-type="float">
            <text:p>8204</text:p>
          </table:table-cell>
          <table:table-cell office:value-type="float" office:value="100" calcext:value-type="float">
            <text:p>100</text:p>
          </table:table-cell>
          <table:table-cell office:value-type="float" office:value="53052" calcext:value-type="float">
            <text:p>53052</text:p>
          </table:table-cell>
          <table:table-cell office:value-type="float" office:value="26524" calcext:value-type="float">
            <text:p>26524</text:p>
          </table:table-cell>
          <table:table-cell office:value-type="float" office:value="1989" calcext:value-type="float">
            <text:p>198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37" calcext:value-type="float">
            <text:p>1637</text:p>
          </table:table-cell>
          <table:table-cell office:value-type="float" office:value="33" calcext:value-type="float">
            <text:p>33</text:p>
          </table:table-cell>
          <table:table-cell office:value-type="float" office:value="210" calcext:value-type="float">
            <text:p>210</text:p>
          </table:table-cell>
          <table:table-cell office:value-type="float" office:value="1793" calcext:value-type="float">
            <text:p>17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c-O1</text:p>
          </table:table-cell>
          <table:table-cell office:value-type="float" office:value="57076" calcext:value-type="float">
            <text:p>57076</text:p>
          </table:table-cell>
          <table:table-cell office:value-type="float" office:value="135722" calcext:value-type="float">
            <text:p>135722</text:p>
          </table:table-cell>
          <table:table-cell office:value-type="float" office:value="135723" calcext:value-type="float">
            <text:p>135723</text:p>
          </table:table-cell>
          <table:table-cell office:value-type="float" office:value="1510" calcext:value-type="float">
            <text:p>1510</text:p>
          </table:table-cell>
          <table:table-cell office:value-type="float" office:value="472872" calcext:value-type="float">
            <text:p>472872</text:p>
          </table:table-cell>
          <table:table-cell office:value-type="float" office:value="460576" calcext:value-type="float">
            <text:p>460576</text:p>
          </table:table-cell>
          <table:table-cell office:value-type="float" office:value="39245" calcext:value-type="float">
            <text:p>3924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404" calcext:value-type="float">
            <text:p>8404</text:p>
          </table:table-cell>
          <table:table-cell office:value-type="float" office:value="1540" calcext:value-type="float">
            <text:p>1540</text:p>
          </table:table-cell>
          <table:table-cell office:value-type="float" office:value="1024" calcext:value-type="float">
            <text:p>1024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297" calcext:value-type="float">
            <text:p>14297</text:p>
          </table:table-cell>
          <table:table-cell office:value-type="float" office:value="2523" calcext:value-type="float">
            <text:p>2523</text:p>
          </table:table-cell>
          <table:table-cell office:value-type="float" office:value="6666" calcext:value-type="float">
            <text:p>6666</text:p>
          </table:table-cell>
          <table:table-cell office:value-type="float" office:value="32599" calcext:value-type="float">
            <text:p>325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rc-O2</text:p>
          </table:table-cell>
          <table:table-cell office:value-type="float" office:value="52178" calcext:value-type="float">
            <text:p>52178</text:p>
          </table:table-cell>
          <table:table-cell office:value-type="float" office:value="123872" calcext:value-type="float">
            <text:p>123872</text:p>
          </table:table-cell>
          <table:table-cell office:value-type="float" office:value="123873" calcext:value-type="float">
            <text:p>123873</text:p>
          </table:table-cell>
          <table:table-cell office:value-type="float" office:value="1430" calcext:value-type="float">
            <text:p>1430</text:p>
          </table:table-cell>
          <table:table-cell office:value-type="float" office:value="435644" calcext:value-type="float">
            <text:p>435644</text:p>
          </table:table-cell>
          <table:table-cell office:value-type="float" office:value="405360" calcext:value-type="float">
            <text:p>405360</text:p>
          </table:table-cell>
          <table:table-cell office:value-type="float" office:value="35773" calcext:value-type="float">
            <text:p>3577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7" calcext:value-type="float">
            <text:p>627</text:p>
          </table:table-cell>
          <table:table-cell office:value-type="float" office:value="12" calcext:value-type="float">
            <text:p>12</text:p>
          </table:table-cell>
          <table:table-cell office:value-type="float" office:value="5478" calcext:value-type="float">
            <text:p>5478</text:p>
          </table:table-cell>
          <table:table-cell office:value-type="float" office:value="1501" calcext:value-type="float">
            <text:p>1501</text:p>
          </table:table-cell>
          <table:table-cell office:value-type="float" office:value="1028" calcext:value-type="float">
            <text:p>1028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00" calcext:value-type="float">
            <text:p>13300</text:p>
          </table:table-cell>
          <table:table-cell office:value-type="float" office:value="2520" calcext:value-type="float">
            <text:p>2520</text:p>
          </table:table-cell>
          <table:table-cell office:value-type="float" office:value="6657" calcext:value-type="float">
            <text:p>6657</text:p>
          </table:table-cell>
          <table:table-cell office:value-type="float" office:value="29135" calcext:value-type="float">
            <text:p>291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xpint-O1</text:p>
          </table:table-cell>
          <table:table-cell office:value-type="float" office:value="1944" calcext:value-type="float">
            <text:p>1944</text:p>
          </table:table-cell>
          <table:table-cell office:value-type="float" office:value="4919" calcext:value-type="float">
            <text:p>4919</text:p>
          </table:table-cell>
          <table:table-cell office:value-type="float" office:value="4920" calcext:value-type="float">
            <text:p>4920</text:p>
          </table:table-cell>
          <table:table-cell office:value-type="float" office:value="40" calcext:value-type="float">
            <text:p>40</text:p>
          </table:table-cell>
          <table:table-cell office:value-type="float" office:value="55048" calcext:value-type="float">
            <text:p>55048</text:p>
          </table:table-cell>
          <table:table-cell office:value-type="float" office:value="22012" calcext:value-type="float">
            <text:p>22012</text:p>
          </table:table-cell>
          <table:table-cell office:value-type="float" office:value="1437" calcext:value-type="float">
            <text:p>143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420" calcext:value-type="float">
            <text:p>14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xpint-O2</text:p>
          </table:table-cell>
          <table:table-cell office:value-type="float" office:value="1351" calcext:value-type="float">
            <text:p>1351</text:p>
          </table:table-cell>
          <table:table-cell office:value-type="float" office:value="3818" calcext:value-type="float">
            <text:p>3818</text:p>
          </table:table-cell>
          <table:table-cell office:value-type="float" office:value="3819" calcext:value-type="float">
            <text:p>3819</text:p>
          </table:table-cell>
          <table:table-cell office:value-type="float" office:value="40" calcext:value-type="float">
            <text:p>40</text:p>
          </table:table-cell>
          <table:table-cell office:value-type="float" office:value="47012" calcext:value-type="float">
            <text:p>47012</text:p>
          </table:table-cell>
          <table:table-cell office:value-type="float" office:value="13840" calcext:value-type="float">
            <text:p>13840</text:p>
          </table:table-cell>
          <table:table-cell office:value-type="float" office:value="1210" calcext:value-type="float">
            <text:p>12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09" calcext:value-type="float">
            <text:p>12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dct-O1</text:p>
          </table:table-cell>
          <table:table-cell office:value-type="float" office:value="4104" calcext:value-type="float">
            <text:p>4104</text:p>
          </table:table-cell>
          <table:table-cell office:value-type="float" office:value="6629" calcext:value-type="float">
            <text:p>6629</text:p>
          </table:table-cell>
          <table:table-cell office:value-type="float" office:value="6630" calcext:value-type="float">
            <text:p>6630</text:p>
          </table:table-cell>
          <table:table-cell office:value-type="float" office:value="50" calcext:value-type="float">
            <text:p>50</text:p>
          </table:table-cell>
          <table:table-cell office:value-type="float" office:value="57360" calcext:value-type="float">
            <text:p>57360</text:p>
          </table:table-cell>
          <table:table-cell office:value-type="float" office:value="24252" calcext:value-type="float">
            <text:p>24252</text:p>
          </table:table-cell>
          <table:table-cell office:value-type="float" office:value="1178" calcext:value-type="float">
            <text:p>117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165" calcext:value-type="float">
            <text:p>11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dct-O2</text:p>
          </table:table-cell>
          <table:table-cell office:value-type="float" office:value="4283" calcext:value-type="float">
            <text:p>4283</text:p>
          </table:table-cell>
          <table:table-cell office:value-type="float" office:value="6876" calcext:value-type="float">
            <text:p>6876</text:p>
          </table:table-cell>
          <table:table-cell office:value-type="float" office:value="6877" calcext:value-type="float">
            <text:p>6877</text:p>
          </table:table-cell>
          <table:table-cell office:value-type="float" office:value="60" calcext:value-type="float">
            <text:p>60</text:p>
          </table:table-cell>
          <table:table-cell office:value-type="float" office:value="59080" calcext:value-type="float">
            <text:p>59080</text:p>
          </table:table-cell>
          <table:table-cell office:value-type="float" office:value="26060" calcext:value-type="float">
            <text:p>26060</text:p>
          </table:table-cell>
          <table:table-cell office:value-type="float" office:value="1200" calcext:value-type="float">
            <text:p>120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185" calcext:value-type="float">
            <text:p>11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bcall-O1</text:p>
          </table:table-cell>
          <table:table-cell office:value-type="float" office:value="378" calcext:value-type="float">
            <text:p>378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10" calcext:value-type="float">
            <text:p>10</text:p>
          </table:table-cell>
          <table:table-cell office:value-type="float" office:value="47176" calcext:value-type="float">
            <text:p>47176</text:p>
          </table:table-cell>
          <table:table-cell office:value-type="float" office:value="12200" calcext:value-type="float">
            <text:p>12200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bcall-O2</text:p>
          </table:table-cell>
          <table:table-cell office:value-type="float" office:value="221" calcext:value-type="float">
            <text:p>221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float" office:value="46104" calcext:value-type="float">
            <text:p>46104</text:p>
          </table:table-cell>
          <table:table-cell office:value-type="float" office:value="11028" calcext:value-type="float">
            <text:p>11028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-O1</text:p>
          </table:table-cell>
          <table:table-cell office:value-type="float" office:value="330431" calcext:value-type="float">
            <text:p>330431</text:p>
          </table:table-cell>
          <table:table-cell office:value-type="float" office:value="516395" calcext:value-type="float">
            <text:p>516395</text:p>
          </table:table-cell>
          <table:table-cell office:value-type="float" office:value="516396" calcext:value-type="float">
            <text:p>516396</text:p>
          </table:table-cell>
          <table:table-cell office:value-type="float" office:value="3700" calcext:value-type="float">
            <text:p>3700</text:p>
          </table:table-cell>
          <table:table-cell office:value-type="float" office:value="400144" calcext:value-type="float">
            <text:p>400144</text:p>
          </table:table-cell>
          <table:table-cell office:value-type="float" office:value="395852" calcext:value-type="float">
            <text:p>395852</text:p>
          </table:table-cell>
          <table:table-cell office:value-type="float" office:value="92944" calcext:value-type="float">
            <text:p>929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float" office:value="12443" calcext:value-type="float">
            <text:p>12443</text:p>
          </table:table-cell>
          <table:table-cell office:value-type="float" office:value="702" calcext:value-type="float">
            <text:p>70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428" calcext:value-type="float">
            <text:p>84428</text:p>
          </table:table-cell>
          <table:table-cell office:value-type="float" office:value="712" calcext:value-type="float">
            <text:p>712</text:p>
          </table:table-cell>
          <table:table-cell office:value-type="float" office:value="6349" calcext:value-type="float">
            <text:p>6349</text:p>
          </table:table-cell>
          <table:table-cell office:value-type="float" office:value="86605" calcext:value-type="float">
            <text:p>866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-O2</text:p>
          </table:table-cell>
          <table:table-cell office:value-type="float" office:value="318681" calcext:value-type="float">
            <text:p>318681</text:p>
          </table:table-cell>
          <table:table-cell office:value-type="float" office:value="482517" calcext:value-type="float">
            <text:p>482517</text:p>
          </table:table-cell>
          <table:table-cell office:value-type="float" office:value="482518" calcext:value-type="float">
            <text:p>482518</text:p>
          </table:table-cell>
          <table:table-cell office:value-type="float" office:value="3550" calcext:value-type="float">
            <text:p>3550</text:p>
          </table:table-cell>
          <table:table-cell office:value-type="float" office:value="364352" calcext:value-type="float">
            <text:p>364352</text:p>
          </table:table-cell>
          <table:table-cell office:value-type="float" office:value="355052" calcext:value-type="float">
            <text:p>355052</text:p>
          </table:table-cell>
          <table:table-cell office:value-type="float" office:value="81878" calcext:value-type="float">
            <text:p>818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 office:value-type="float" office:value="5" calcext:value-type="float">
            <text:p>5</text:p>
          </table:table-cell>
          <table:table-cell office:value-type="float" office:value="11779" calcext:value-type="float">
            <text:p>11779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681" calcext:value-type="float">
            <text:p>72681</text:p>
          </table:table-cell>
          <table:table-cell office:value-type="float" office:value="710" calcext:value-type="float">
            <text:p>710</text:p>
          </table:table-cell>
          <table:table-cell office:value-type="float" office:value="6332" calcext:value-type="float">
            <text:p>6332</text:p>
          </table:table-cell>
          <table:table-cell office:value-type="float" office:value="75557" calcext:value-type="float">
            <text:p>755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nsertsort-O2</text:p>
          </table:table-cell>
          <table:table-cell office:value-type="float" office:value="1676" calcext:value-type="float">
            <text:p>1676</text:p>
          </table:table-cell>
          <table:table-cell office:value-type="float" office:value="2535" calcext:value-type="float">
            <text:p>2535</text:p>
          </table:table-cell>
          <table:table-cell office:value-type="float" office:value="2536" calcext:value-type="float">
            <text:p>2536</text:p>
          </table:table-cell>
          <table:table-cell office:value-type="float" office:value="20" calcext:value-type="float">
            <text:p>20</text:p>
          </table:table-cell>
          <table:table-cell office:value-type="float" office:value="48256" calcext:value-type="float">
            <text:p>48256</text:p>
          </table:table-cell>
          <table:table-cell office:value-type="float" office:value="14012" calcext:value-type="float">
            <text:p>14012</text:p>
          </table:table-cell>
          <table:table-cell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297" calcext:value-type="float">
            <text:p>2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nne_complex-O1</text:p>
          </table:table-cell>
          <table:table-cell office:value-type="float" office:value="349" calcext:value-type="float">
            <text:p>349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10" calcext:value-type="float">
            <text:p>10</text:p>
          </table:table-cell>
          <table:table-cell office:value-type="float" office:value="47740" calcext:value-type="float">
            <text:p>47740</text:p>
          </table:table-cell>
          <table:table-cell office:value-type="float" office:value="12664" calcext:value-type="float">
            <text:p>1266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anne_complex-O2</text:p>
          </table:table-cell>
          <table:table-cell office:value-type="float" office:value="319" calcext:value-type="float">
            <text:p>31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10" calcext:value-type="float">
            <text:p>10</text:p>
          </table:table-cell>
          <table:table-cell office:value-type="float" office:value="47892" calcext:value-type="float">
            <text:p>47892</text:p>
          </table:table-cell>
          <table:table-cell office:value-type="float" office:value="12760" calcext:value-type="float">
            <text:p>12760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fdctint-O1</text:p>
          </table:table-cell>
          <table:table-cell office:value-type="float" office:value="5566" calcext:value-type="float">
            <text:p>5566</text:p>
          </table:table-cell>
          <table:table-cell office:value-type="float" office:value="9845" calcext:value-type="float">
            <text:p>9845</text:p>
          </table:table-cell>
          <table:table-cell office:value-type="float" office:value="9846" calcext:value-type="float">
            <text:p>9846</text:p>
          </table:table-cell>
          <table:table-cell office:value-type="float" office:value="110" calcext:value-type="float">
            <text:p>110</text:p>
          </table:table-cell>
          <table:table-cell office:value-type="float" office:value="58720" calcext:value-type="float">
            <text:p>58720</text:p>
          </table:table-cell>
          <table:table-cell office:value-type="float" office:value="30792" calcext:value-type="float">
            <text:p>30792</text:p>
          </table:table-cell>
          <table:table-cell office:value-type="float" office:value="2050" calcext:value-type="float">
            <text:p>20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029" calcext:value-type="float">
            <text:p>20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fdctint-O2</text:p>
          </table:table-cell>
          <table:table-cell office:value-type="float" office:value="5719" calcext:value-type="float">
            <text:p>5719</text:p>
          </table:table-cell>
          <table:table-cell office:value-type="float" office:value="10082" calcext:value-type="float">
            <text:p>10082</text:p>
          </table:table-cell>
          <table:table-cell office:value-type="float" office:value="10083" calcext:value-type="float">
            <text:p>10083</text:p>
          </table:table-cell>
          <table:table-cell office:value-type="float" office:value="100" calcext:value-type="float">
            <text:p>100</text:p>
          </table:table-cell>
          <table:table-cell office:value-type="float" office:value="60828" calcext:value-type="float">
            <text:p>60828</text:p>
          </table:table-cell>
          <table:table-cell office:value-type="float" office:value="33028" calcext:value-type="float">
            <text:p>33028</text:p>
          </table:table-cell>
          <table:table-cell office:value-type="float" office:value="2076" calcext:value-type="float">
            <text:p>207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3" calcext:value-type="float">
            <text:p>190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053" calcext:value-type="float">
            <text:p>20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s-O1</text:p>
          </table:table-cell>
          <table:table-cell office:value-type="float" office:value="11020" calcext:value-type="float">
            <text:p>11020</text:p>
          </table:table-cell>
          <table:table-cell office:value-type="float" office:value="24096" calcext:value-type="float">
            <text:p>24096</text:p>
          </table:table-cell>
          <table:table-cell office:value-type="float" office:value="24097" calcext:value-type="float">
            <text:p>24097</text:p>
          </table:table-cell>
          <table:table-cell office:value-type="float" office:value="180" calcext:value-type="float">
            <text:p>180</text:p>
          </table:table-cell>
          <table:table-cell office:value-type="float" office:value="64432" calcext:value-type="float">
            <text:p>64432</text:p>
          </table:table-cell>
          <table:table-cell office:value-type="float" office:value="40264" calcext:value-type="float">
            <text:p>40264</text:p>
          </table:table-cell>
          <table:table-cell office:value-type="float" office:value="6505" calcext:value-type="float">
            <text:p>650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25" calcext:value-type="float">
            <text:p>10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01" calcext:value-type="float">
            <text:p>2501</text:p>
          </table:table-cell>
          <table:table-cell office:value-type="float" office:value="419" calcext:value-type="float">
            <text:p>419</text:p>
          </table:table-cell>
          <table:table-cell office:value-type="float" office:value="2285" calcext:value-type="float">
            <text:p>2285</text:p>
          </table:table-cell>
          <table:table-cell office:value-type="float" office:value="4229" calcext:value-type="float">
            <text:p>42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s-O2</text:p>
          </table:table-cell>
          <table:table-cell office:value-type="float" office:value="10840" calcext:value-type="float">
            <text:p>10840</text:p>
          </table:table-cell>
          <table:table-cell office:value-type="float" office:value="21821" calcext:value-type="float">
            <text:p>21821</text:p>
          </table:table-cell>
          <table:table-cell office:value-type="float" office:value="21822" calcext:value-type="float">
            <text:p>21822</text:p>
          </table:table-cell>
          <table:table-cell office:value-type="float" office:value="180" calcext:value-type="float">
            <text:p>180</text:p>
          </table:table-cell>
          <table:table-cell office:value-type="float" office:value="60292" calcext:value-type="float">
            <text:p>60292</text:p>
          </table:table-cell>
          <table:table-cell office:value-type="float" office:value="34820" calcext:value-type="float">
            <text:p>34820</text:p>
          </table:table-cell>
          <table:table-cell office:value-type="float" office:value="5468" calcext:value-type="float">
            <text:p>54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620" calcext:value-type="float">
            <text:p>620</text:p>
          </table:table-cell>
          <table:table-cell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163" calcext:value-type="float">
            <text:p>163</text:p>
          </table:table-cell>
          <table:table-cell office:value-type="float" office:value="1158" calcext:value-type="float">
            <text:p>1158</text:p>
          </table:table-cell>
          <table:table-cell office:value-type="float" office:value="4315" calcext:value-type="float">
            <text:p>4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ime-O1</text:p>
          </table:table-cell>
          <table:table-cell office:value-type="float" office:value="3717" calcext:value-type="float">
            <text:p>3717</text:p>
          </table:table-cell>
          <table:table-cell office:value-type="float" office:value="10776" calcext:value-type="float">
            <text:p>10776</text:p>
          </table:table-cell>
          <table:table-cell office:value-type="float" office:value="10777" calcext:value-type="float">
            <text:p>10777</text:p>
          </table:table-cell>
          <table:table-cell office:value-type="float" office:value="80" calcext:value-type="float">
            <text:p>80</text:p>
          </table:table-cell>
          <table:table-cell office:value-type="float" office:value="49996" calcext:value-type="float">
            <text:p>49996</text:p>
          </table:table-cell>
          <table:table-cell office:value-type="float" office:value="25540" calcext:value-type="float">
            <text:p>25540</text:p>
          </table:table-cell>
          <table:table-cell office:value-type="float" office:value="3499" calcext:value-type="float">
            <text:p>34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490" calcext:value-type="float">
            <text:p>34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ime-O2</text:p>
          </table:table-cell>
          <table:table-cell office:value-type="float" office:value="3718" calcext:value-type="float">
            <text:p>3718</text:p>
          </table:table-cell>
          <table:table-cell office:value-type="float" office:value="10751" calcext:value-type="float">
            <text:p>10751</text:p>
          </table:table-cell>
          <table:table-cell office:value-type="float" office:value="10752" calcext:value-type="float">
            <text:p>10752</text:p>
          </table:table-cell>
          <table:table-cell office:value-type="float" office:value="80" calcext:value-type="float">
            <text:p>80</text:p>
          </table:table-cell>
          <table:table-cell office:value-type="float" office:value="49324" calcext:value-type="float">
            <text:p>49324</text:p>
          </table:table-cell>
          <table:table-cell office:value-type="float" office:value="24552" calcext:value-type="float">
            <text:p>24552</text:p>
          </table:table-cell>
          <table:table-cell office:value-type="float" office:value="3485" calcext:value-type="float">
            <text:p>348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486" calcext:value-type="float">
            <text:p>34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ud-O2</text:p>
          </table:table-cell>
          <table:table-cell office:value-type="float" office:value="5565" calcext:value-type="float">
            <text:p>5565</text:p>
          </table:table-cell>
          <table:table-cell office:value-type="float" office:value="10197" calcext:value-type="float">
            <text:p>10197</text:p>
          </table:table-cell>
          <table:table-cell office:value-type="float" office:value="10198" calcext:value-type="float">
            <text:p>10198</text:p>
          </table:table-cell>
          <table:table-cell office:value-type="float" office:value="340" calcext:value-type="float">
            <text:p>340</text:p>
          </table:table-cell>
          <table:table-cell office:value-type="float" office:value="475520" calcext:value-type="float">
            <text:p>475520</text:p>
          </table:table-cell>
          <table:table-cell office:value-type="float" office:value="446000" calcext:value-type="float">
            <text:p>446000</text:p>
          </table:table-cell>
          <table:table-cell office:value-type="float" office:value="2208" calcext:value-type="float">
            <text:p>2208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62" calcext:value-type="float">
            <text:p>1262</text:p>
          </table:table-cell>
          <table:table-cell office:value-type="float" office:value="103" calcext:value-type="float">
            <text:p>103</text:p>
          </table:table-cell>
          <table:table-cell office:value-type="float" office:value="633" calcext:value-type="float">
            <text:p>633</text:p>
          </table:table-cell>
          <table:table-cell office:value-type="float" office:value="1603" calcext:value-type="float">
            <text:p>1603</text:p>
          </table:table-cell>
          <table:table-cell table:number-columns-repeated="1001"/>
        </table:table-row>
      </table:table>
      <table:table table:name="summary" table:style-name="ta1">
        <office:forms form:automatic-focus="false" form:apply-design-mode="false"/>
        <table:table-column table:style-name="co16" table:default-cell-style-name="ce6"/>
        <table:table-column table:style-name="co16" table:number-columns-repeated="8" table:default-cell-style-name="Default"/>
        <table:table-column table:style-name="co2" table:default-cell-style-name="Default"/>
        <table:table-column table:style-name="co16" table:number-columns-repeated="9" table:default-cell-style-name="ce8"/>
        <table:table-column table:style-name="co2" table:default-cell-style-name="Default"/>
        <table:table-column table:style-name="co16" table:number-columns-repeated="13" table:default-cell-style-name="Default"/>
        <table:table-column table:style-name="co2" table:default-cell-style-name="Default"/>
        <table:table-column table:style-name="co16" table:number-columns-repeated="990" table:default-cell-style-name="Default"/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7" office:value-type="string" calcext:value-type="string" table:number-columns-spanned="8" table:number-rows-spanned="1">
            <text:p>AN</text:p>
          </table:table-cell>
          <table:covered-table-cell table:number-columns-repeated="7"/>
          <table:table-cell table:style-name="ce4"/>
          <table:table-cell table:style-name="ce4" office:value-type="string" calcext:value-type="string" table:number-columns-spanned="9" table:number-rows-spanned="1">
            <text:p>PREDICTION</text:p>
          </table:table-cell>
          <table:covered-table-cell table:number-columns-repeated="3" table:style-name="ce5"/>
          <table:covered-table-cell table:number-columns-repeated="2" table:style-name="ce4"/>
          <table:covered-table-cell table:number-columns-repeated="3" table:style-name="ce5"/>
          <table:table-cell table:style-name="ce5"/>
          <table:table-cell table:style-name="ce4" office:value-type="string" calcext:value-type="string" table:number-columns-spanned="1" table:number-rows-spanned="4">
            <text:p>BTB REWRITE</text:p>
          </table:table-cell>
          <table:table-cell table:style-name="ce5" table:number-columns-repeated="13"/>
          <table:table-cell table:style-name="ce4" office:value-type="string" calcext:value-type="string" table:number-columns-spanned="1" table:number-rows-spanned="4">
            <text:p><text:s/>BTB REWRITE</text:p>
          </table:table-cell>
          <table:table-cell table:number-columns-repeated="4"/>
          <table:table-cell table:style-name="ce5" table:number-columns-repeated="978"/>
          <table:table-cell table:number-columns-repeated="7"/>
        </table:table-row>
        <table:table-row table:style-name="ro1">
          <table:covered-table-cell table:style-name="ce5"/>
          <table:table-cell table:style-name="ce4" office:value-type="string" calcext:value-type="string" table:number-columns-spanned="1" table:number-rows-spanned="3">
            <text:p>EXEC. INST.</text:p>
          </table:table-cell>
          <table:table-cell table:style-name="ce4" office:value-type="string" calcext:value-type="string" table:number-columns-spanned="1" table:number-rows-spanned="3">
            <text:p><text:s/>WCET</text:p>
          </table:table-cell>
          <table:table-cell table:style-name="ce4" office:value-type="string" calcext:value-type="string" table:number-columns-spanned="1" table:number-rows-spanned="3">
            <text:p>STATE SPACE</text:p>
          </table:table-cell>
          <table:table-cell table:style-name="ce4" office:value-type="string" calcext:value-type="string" table:number-columns-spanned="1" table:number-rows-spanned="3">
            <text:p>ICACHE MISS</text:p>
          </table:table-cell>
          <table:table-cell table:style-name="ce4" office:value-type="string" calcext:value-type="string" table:number-columns-spanned="1" table:number-rows-spanned="3">
            <text:p>ICACHE HIT</text:p>
          </table:table-cell>
          <table:table-cell table:style-name="ce4" office:value-type="string" calcext:value-type="string" table:number-columns-spanned="1" table:number-rows-spanned="3">
            <text:p>IBUFF FLUSH</text:p>
          </table:table-cell>
          <table:table-cell table:style-name="ce4" office:value-type="string" calcext:value-type="string" table:number-columns-spanned="1" table:number-rows-spanned="3">
            <text:p>FLUSHED INST.</text:p>
          </table:table-cell>
          <table:table-cell table:style-name="ce4" office:value-type="string" calcext:value-type="string" table:number-columns-spanned="1" table:number-rows-spanned="3">
            <text:p>POPPED INST.</text:p>
          </table:table-cell>
          <table:table-cell table:style-name="ce5"/>
          <table:table-cell table:style-name="ce4" office:value-type="string" calcext:value-type="string" table:number-columns-spanned="4" table:number-rows-spanned="1">
            <text:p>STATIC</text:p>
          </table:table-cell>
          <table:covered-table-cell table:number-columns-repeated="3" table:style-name="ce5"/>
          <table:table-cell table:style-name="ce4" office:value-type="string" calcext:value-type="string" table:number-columns-spanned="5" table:number-rows-spanned="1">
            <text:p>DYNAMIC</text:p>
          </table:table-cell>
          <table:covered-table-cell table:style-name="ce4"/>
          <table:covered-table-cell table:number-columns-repeated="3" table:style-name="ce5"/>
          <table:table-cell table:style-name="ce5"/>
          <table:covered-table-cell table:style-name="ce5"/>
          <table:table-cell table:style-name="ce5" table:number-columns-repeated="13"/>
          <table:covered-table-cell table:style-name="ce5"/>
          <table:table-cell table:number-columns-repeated="4"/>
          <table:table-cell table:style-name="ce5" table:number-columns-repeated="978"/>
          <table:table-cell table:number-columns-repeated="7"/>
        </table:table-row>
        <table:table-row table:style-name="ro1">
          <table:covered-table-cell table:number-columns-repeated="9" table:style-name="ce5"/>
          <table:table-cell table:style-name="ce5"/>
          <table:table-cell table:style-name="ce4" office:value-type="string" calcext:value-type="string" table:number-columns-spanned="2" table:number-rows-spanned="1">
            <text:p>TAKE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NOT TAKE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TAKE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NOT TAKEN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BAD ADDR.</text:p>
          </table:table-cell>
          <table:table-cell table:style-name="ce4"/>
          <table:covered-table-cell table:style-name="ce5"/>
          <table:table-cell table:style-name="ce4" table:number-columns-repeated="12"/>
          <table:table-cell table:style-name="ce5"/>
          <table:covered-table-cell table:style-name="ce5"/>
          <table:table-cell table:number-columns-repeated="4"/>
          <table:table-cell table:style-name="ce5" table:number-columns-repeated="978"/>
          <table:table-cell table:number-columns-repeated="7"/>
        </table:table-row>
        <table:table-row table:style-name="ro1">
          <table:covered-table-cell table:number-columns-repeated="9" table:style-name="ce5"/>
          <table:table-cell table:style-name="ce5"/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covered-table-cell table:style-name="ce5"/>
          <table:table-cell table:style-name="ce5"/>
          <table:covered-table-cell table:style-name="ce5"/>
          <table:table-cell table:style-name="ce5" table:number-columns-repeated="12"/>
          <table:table-cell/>
          <table:covered-table-cell table:style-name="ce5"/>
          <table:table-cell table:number-columns-repeated="4"/>
          <table:table-cell table:style-name="ce5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bs-O1</text:p>
          </table:table-cell>
          <table:table-cell table:formula="of:=[an.W2]" office:value-type="float" office:value="68" calcext:value-type="float">
            <text:p>68</text:p>
          </table:table-cell>
          <table:table-cell table:formula="of:=[an.B2]" office:value-type="float" office:value="315" calcext:value-type="float">
            <text:p>315</text:p>
          </table:table-cell>
          <table:table-cell table:formula="of:=[an.D2]" office:value-type="float" office:value="587" calcext:value-type="float">
            <text:p>587</text:p>
          </table:table-cell>
          <table:table-cell table:formula="of:=[an.I2]" office:value-type="float" office:value="6" calcext:value-type="float">
            <text:p>6</text:p>
          </table:table-cell>
          <table:table-cell table:formula="of:=[an.H2]" office:value-type="float" office:value="115" calcext:value-type="float">
            <text:p>115</text:p>
          </table:table-cell>
          <table:table-cell table:formula="of:=[an.U2]" office:value-type="float" office:value="15" calcext:value-type="float">
            <text:p>15</text:p>
          </table:table-cell>
          <table:table-cell table:formula="of:=[an.V2]" office:value-type="float" office:value="53" calcext:value-type="float">
            <text:p>53</text:p>
          </table:table-cell>
          <table:table-cell table:formula="of:=[an.T2]" office:value-type="float" office:value="17" calcext:value-type="float">
            <text:p>17</text:p>
          </table:table-cell>
          <table:table-cell/>
          <table:table-cell table:style-name="Default" table:formula="of:=[an.J2]" office:value-type="float" office:value="0" calcext:value-type="float">
            <text:p>0</text:p>
          </table:table-cell>
          <table:table-cell table:style-name="Default" table:formula="of:=[an.K2]" office:value-type="float" office:value="0" calcext:value-type="float">
            <text:p>0</text:p>
          </table:table-cell>
          <table:table-cell table:style-name="Default" table:formula="of:=[an.L2]" office:value-type="float" office:value="4" calcext:value-type="float">
            <text:p>4</text:p>
          </table:table-cell>
          <table:table-cell table:style-name="Default" table:formula="of:=[an.M2]" office:value-type="float" office:value="15" calcext:value-type="float">
            <text:p>15</text:p>
          </table:table-cell>
          <table:table-cell table:style-name="Default" table:formula="of:=[an.N2]" office:value-type="float" office:value="0" calcext:value-type="float">
            <text:p>0</text:p>
          </table:table-cell>
          <table:table-cell table:style-name="Default" table:formula="of:=[an.O2]" office:value-type="float" office:value="0" calcext:value-type="float">
            <text:p>0</text:p>
          </table:table-cell>
          <table:table-cell table:style-name="Default" table:formula="of:=[an.P2]" office:value-type="float" office:value="0" calcext:value-type="float">
            <text:p>0</text:p>
          </table:table-cell>
          <table:table-cell table:style-name="Default" table:formula="of:=[an.Q2]" office:value-type="float" office:value="0" calcext:value-type="float">
            <text:p>0</text:p>
          </table:table-cell>
          <table:table-cell table:style-name="Default" table:formula="of:=[an.R2]" office:value-type="float" office:value="0" calcext:value-type="float">
            <text:p>0</text:p>
          </table:table-cell>
          <table:table-cell/>
          <table:table-cell table:formula="of:=[an.S2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s-O2</text:p>
          </table:table-cell>
          <table:table-cell table:formula="of:=[an.W3]" office:value-type="float" office:value="56" calcext:value-type="float">
            <text:p>56</text:p>
          </table:table-cell>
          <table:table-cell table:formula="of:=[an.B3]" office:value-type="float" office:value="236" calcext:value-type="float">
            <text:p>236</text:p>
          </table:table-cell>
          <table:table-cell table:formula="of:=[an.D3]" office:value-type="float" office:value="452" calcext:value-type="float">
            <text:p>452</text:p>
          </table:table-cell>
          <table:table-cell table:formula="of:=[an.I3]" office:value-type="float" office:value="5" calcext:value-type="float">
            <text:p>5</text:p>
          </table:table-cell>
          <table:table-cell table:formula="of:=[an.H3]" office:value-type="float" office:value="86" calcext:value-type="float">
            <text:p>86</text:p>
          </table:table-cell>
          <table:table-cell table:formula="of:=[an.U3]" office:value-type="float" office:value="10" calcext:value-type="float">
            <text:p>10</text:p>
          </table:table-cell>
          <table:table-cell table:formula="of:=[an.V3]" office:value-type="float" office:value="35" calcext:value-type="float">
            <text:p>35</text:p>
          </table:table-cell>
          <table:table-cell table:formula="of:=[an.T3]" office:value-type="float" office:value="12" calcext:value-type="float">
            <text:p>12</text:p>
          </table:table-cell>
          <table:table-cell/>
          <table:table-cell table:style-name="Default" table:formula="of:=[an.J3]" office:value-type="float" office:value="0" calcext:value-type="float">
            <text:p>0</text:p>
          </table:table-cell>
          <table:table-cell table:style-name="Default" table:formula="of:=[an.K3]" office:value-type="float" office:value="0" calcext:value-type="float">
            <text:p>0</text:p>
          </table:table-cell>
          <table:table-cell table:style-name="Default" table:formula="of:=[an.L3]" office:value-type="float" office:value="6" calcext:value-type="float">
            <text:p>6</text:p>
          </table:table-cell>
          <table:table-cell table:style-name="Default" table:formula="of:=[an.M3]" office:value-type="float" office:value="10" calcext:value-type="float">
            <text:p>10</text:p>
          </table:table-cell>
          <table:table-cell table:style-name="Default" table:formula="of:=[an.N3]" office:value-type="float" office:value="0" calcext:value-type="float">
            <text:p>0</text:p>
          </table:table-cell>
          <table:table-cell table:style-name="Default" table:formula="of:=[an.O3]" office:value-type="float" office:value="0" calcext:value-type="float">
            <text:p>0</text:p>
          </table:table-cell>
          <table:table-cell table:style-name="Default" table:formula="of:=[an.P3]" office:value-type="float" office:value="0" calcext:value-type="float">
            <text:p>0</text:p>
          </table:table-cell>
          <table:table-cell table:style-name="Default" table:formula="of:=[an.Q3]" office:value-type="float" office:value="0" calcext:value-type="float">
            <text:p>0</text:p>
          </table:table-cell>
          <table:table-cell table:style-name="Default" table:formula="of:=[an.R3]" office:value-type="float" office:value="0" calcext:value-type="float">
            <text:p>0</text:p>
          </table:table-cell>
          <table:table-cell/>
          <table:table-cell table:formula="of:=[an.S3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an.W4]" office:value-type="float" office:value="1331" calcext:value-type="float">
            <text:p>1331</text:p>
          </table:table-cell>
          <table:table-cell table:formula="of:=[an.B4]" office:value-type="float" office:value="5774" calcext:value-type="float">
            <text:p>5774</text:p>
          </table:table-cell>
          <table:table-cell table:formula="of:=[an.D4]" office:value-type="float" office:value="12458" calcext:value-type="float">
            <text:p>12458</text:p>
          </table:table-cell>
          <table:table-cell table:formula="of:=[an.I4]" office:value-type="float" office:value="9" calcext:value-type="float">
            <text:p>9</text:p>
          </table:table-cell>
          <table:table-cell table:formula="of:=[an.H4]" office:value-type="float" office:value="3307" calcext:value-type="float">
            <text:p>3307</text:p>
          </table:table-cell>
          <table:table-cell table:formula="of:=[an.U4]" office:value-type="float" office:value="402" calcext:value-type="float">
            <text:p>402</text:p>
          </table:table-cell>
          <table:table-cell table:formula="of:=[an.V4]" office:value-type="float" office:value="1985" calcext:value-type="float">
            <text:p>1985</text:p>
          </table:table-cell>
          <table:table-cell table:formula="of:=[an.T4]" office:value-type="float" office:value="598" calcext:value-type="float">
            <text:p>598</text:p>
          </table:table-cell>
          <table:table-cell/>
          <table:table-cell table:style-name="Default" table:formula="of:=[an.J4]" office:value-type="float" office:value="0" calcext:value-type="float">
            <text:p>0</text:p>
          </table:table-cell>
          <table:table-cell table:style-name="Default" table:formula="of:=[an.K4]" office:value-type="float" office:value="0" calcext:value-type="float">
            <text:p>0</text:p>
          </table:table-cell>
          <table:table-cell table:style-name="Default" table:formula="of:=[an.L4]" office:value-type="float" office:value="2" calcext:value-type="float">
            <text:p>2</text:p>
          </table:table-cell>
          <table:table-cell table:style-name="Default" table:formula="of:=[an.M4]" office:value-type="float" office:value="402" calcext:value-type="float">
            <text:p>402</text:p>
          </table:table-cell>
          <table:table-cell table:style-name="Default" table:formula="of:=[an.N4]" office:value-type="float" office:value="0" calcext:value-type="float">
            <text:p>0</text:p>
          </table:table-cell>
          <table:table-cell table:style-name="Default" table:formula="of:=[an.O4]" office:value-type="float" office:value="0" calcext:value-type="float">
            <text:p>0</text:p>
          </table:table-cell>
          <table:table-cell table:style-name="Default" table:formula="of:=[an.P4]" office:value-type="float" office:value="0" calcext:value-type="float">
            <text:p>0</text:p>
          </table:table-cell>
          <table:table-cell table:style-name="Default" table:formula="of:=[an.Q4]" office:value-type="float" office:value="0" calcext:value-type="float">
            <text:p>0</text:p>
          </table:table-cell>
          <table:table-cell table:style-name="Default" table:formula="of:=[an.R4]" office:value-type="float" office:value="0" calcext:value-type="float">
            <text:p>0</text:p>
          </table:table-cell>
          <table:table-cell/>
          <table:table-cell table:formula="of:=[an.S4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an.W5]" office:value-type="float" office:value="1329" calcext:value-type="float">
            <text:p>1329</text:p>
          </table:table-cell>
          <table:table-cell table:formula="of:=[an.B5]" office:value-type="float" office:value="5507" calcext:value-type="float">
            <text:p>5507</text:p>
          </table:table-cell>
          <table:table-cell table:formula="of:=[an.D5]" office:value-type="float" office:value="11983" calcext:value-type="float">
            <text:p>11983</text:p>
          </table:table-cell>
          <table:table-cell table:formula="of:=[an.I5]" office:value-type="float" office:value="10" calcext:value-type="float">
            <text:p>10</text:p>
          </table:table-cell>
          <table:table-cell table:formula="of:=[an.H5]" office:value-type="float" office:value="3199" calcext:value-type="float">
            <text:p>3199</text:p>
          </table:table-cell>
          <table:table-cell table:formula="of:=[an.U5]" office:value-type="float" office:value="303" calcext:value-type="float">
            <text:p>303</text:p>
          </table:table-cell>
          <table:table-cell table:formula="of:=[an.V5]" office:value-type="float" office:value="1880" calcext:value-type="float">
            <text:p>1880</text:p>
          </table:table-cell>
          <table:table-cell table:formula="of:=[an.T5]" office:value-type="float" office:value="895" calcext:value-type="float">
            <text:p>895</text:p>
          </table:table-cell>
          <table:table-cell/>
          <table:table-cell table:style-name="Default" table:formula="of:=[an.J5]" office:value-type="float" office:value="0" calcext:value-type="float">
            <text:p>0</text:p>
          </table:table-cell>
          <table:table-cell table:style-name="Default" table:formula="of:=[an.K5]" office:value-type="float" office:value="0" calcext:value-type="float">
            <text:p>0</text:p>
          </table:table-cell>
          <table:table-cell table:style-name="Default" table:formula="of:=[an.L5]" office:value-type="float" office:value="99" calcext:value-type="float">
            <text:p>99</text:p>
          </table:table-cell>
          <table:table-cell table:style-name="Default" table:formula="of:=[an.M5]" office:value-type="float" office:value="303" calcext:value-type="float">
            <text:p>303</text:p>
          </table:table-cell>
          <table:table-cell table:style-name="Default" table:formula="of:=[an.N5]" office:value-type="float" office:value="0" calcext:value-type="float">
            <text:p>0</text:p>
          </table:table-cell>
          <table:table-cell table:style-name="Default" table:formula="of:=[an.O5]" office:value-type="float" office:value="0" calcext:value-type="float">
            <text:p>0</text:p>
          </table:table-cell>
          <table:table-cell table:style-name="Default" table:formula="of:=[an.P5]" office:value-type="float" office:value="0" calcext:value-type="float">
            <text:p>0</text:p>
          </table:table-cell>
          <table:table-cell table:style-name="Default" table:formula="of:=[an.Q5]" office:value-type="float" office:value="0" calcext:value-type="float">
            <text:p>0</text:p>
          </table:table-cell>
          <table:table-cell table:style-name="Default" table:formula="of:=[an.R5]" office:value-type="float" office:value="0" calcext:value-type="float">
            <text:p>0</text:p>
          </table:table-cell>
          <table:table-cell/>
          <table:table-cell table:formula="of:=[an.S5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nt-O2</text:p>
          </table:table-cell>
          <table:table-cell table:formula="of:=[an.W6]" office:value-type="float" office:value="1793" calcext:value-type="float">
            <text:p>1793</text:p>
          </table:table-cell>
          <table:table-cell table:formula="of:=[an.B6]" office:value-type="float" office:value="4204" calcext:value-type="float">
            <text:p>4204</text:p>
          </table:table-cell>
          <table:table-cell table:formula="of:=[an.D6]" office:value-type="float" office:value="11280" calcext:value-type="float">
            <text:p>11280</text:p>
          </table:table-cell>
          <table:table-cell table:formula="of:=[an.I6]" office:value-type="float" office:value="14" calcext:value-type="float">
            <text:p>14</text:p>
          </table:table-cell>
          <table:table-cell table:formula="of:=[an.H6]" office:value-type="float" office:value="3478" calcext:value-type="float">
            <text:p>3478</text:p>
          </table:table-cell>
          <table:table-cell table:formula="of:=[an.U6]" office:value-type="float" office:value="205" calcext:value-type="float">
            <text:p>205</text:p>
          </table:table-cell>
          <table:table-cell table:formula="of:=[an.V6]" office:value-type="float" office:value="1699" calcext:value-type="float">
            <text:p>1699</text:p>
          </table:table-cell>
          <table:table-cell table:formula="of:=[an.T6]" office:value-type="float" office:value="1468" calcext:value-type="float">
            <text:p>1468</text:p>
          </table:table-cell>
          <table:table-cell/>
          <table:table-cell table:style-name="Default" table:formula="of:=[an.J6]" office:value-type="float" office:value="0" calcext:value-type="float">
            <text:p>0</text:p>
          </table:table-cell>
          <table:table-cell table:style-name="Default" table:formula="of:=[an.K6]" office:value-type="float" office:value="0" calcext:value-type="float">
            <text:p>0</text:p>
          </table:table-cell>
          <table:table-cell table:style-name="Default" table:formula="of:=[an.L6]" office:value-type="float" office:value="122" calcext:value-type="float">
            <text:p>122</text:p>
          </table:table-cell>
          <table:table-cell table:style-name="Default" table:formula="of:=[an.M6]" office:value-type="float" office:value="205" calcext:value-type="float">
            <text:p>205</text:p>
          </table:table-cell>
          <table:table-cell table:style-name="Default" table:formula="of:=[an.N6]" office:value-type="float" office:value="0" calcext:value-type="float">
            <text:p>0</text:p>
          </table:table-cell>
          <table:table-cell table:style-name="Default" table:formula="of:=[an.O6]" office:value-type="float" office:value="0" calcext:value-type="float">
            <text:p>0</text:p>
          </table:table-cell>
          <table:table-cell table:style-name="Default" table:formula="of:=[an.P6]" office:value-type="float" office:value="0" calcext:value-type="float">
            <text:p>0</text:p>
          </table:table-cell>
          <table:table-cell table:style-name="Default" table:formula="of:=[an.Q6]" office:value-type="float" office:value="0" calcext:value-type="float">
            <text:p>0</text:p>
          </table:table-cell>
          <table:table-cell table:style-name="Default" table:formula="of:=[an.R6]" office:value-type="float" office:value="0" calcext:value-type="float">
            <text:p>0</text:p>
          </table:table-cell>
          <table:table-cell/>
          <table:table-cell table:formula="of:=[an.S6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rc-O1</text:p>
          </table:table-cell>
          <table:table-cell table:formula="of:=[an.W7]" office:value-type="float" office:value="32599" calcext:value-type="float">
            <text:p>32599</text:p>
          </table:table-cell>
          <table:table-cell table:formula="of:=[an.B7]" office:value-type="float" office:value="63979" calcext:value-type="float">
            <text:p>63979</text:p>
          </table:table-cell>
          <table:table-cell table:formula="of:=[an.D7]" office:value-type="float" office:value="157613" calcext:value-type="float">
            <text:p>157613</text:p>
          </table:table-cell>
          <table:table-cell table:formula="of:=[an.I7]" office:value-type="float" office:value="21" calcext:value-type="float">
            <text:p>21</text:p>
          </table:table-cell>
          <table:table-cell table:formula="of:=[an.H7]" office:value-type="float" office:value="46735" calcext:value-type="float">
            <text:p>46735</text:p>
          </table:table-cell>
          <table:table-cell table:formula="of:=[an.U7]" office:value-type="float" office:value="9387" calcext:value-type="float">
            <text:p>9387</text:p>
          </table:table-cell>
          <table:table-cell table:formula="of:=[an.V7]" office:value-type="float" office:value="14157" calcext:value-type="float">
            <text:p>14157</text:p>
          </table:table-cell>
          <table:table-cell table:formula="of:=[an.T7]" office:value-type="float" office:value="6607" calcext:value-type="float">
            <text:p>6607</text:p>
          </table:table-cell>
          <table:table-cell/>
          <table:table-cell table:style-name="Default" table:formula="of:=[an.J7]" office:value-type="float" office:value="0" calcext:value-type="float">
            <text:p>0</text:p>
          </table:table-cell>
          <table:table-cell table:style-name="Default" table:formula="of:=[an.K7]" office:value-type="float" office:value="0" calcext:value-type="float">
            <text:p>0</text:p>
          </table:table-cell>
          <table:table-cell table:style-name="Default" table:formula="of:=[an.L7]" office:value-type="float" office:value="2568" calcext:value-type="float">
            <text:p>2568</text:p>
          </table:table-cell>
          <table:table-cell table:style-name="Default" table:formula="of:=[an.M7]" office:value-type="float" office:value="9387" calcext:value-type="float">
            <text:p>9387</text:p>
          </table:table-cell>
          <table:table-cell table:style-name="Default" table:formula="of:=[an.N7]" office:value-type="float" office:value="0" calcext:value-type="float">
            <text:p>0</text:p>
          </table:table-cell>
          <table:table-cell table:style-name="Default" table:formula="of:=[an.O7]" office:value-type="float" office:value="0" calcext:value-type="float">
            <text:p>0</text:p>
          </table:table-cell>
          <table:table-cell table:style-name="Default" table:formula="of:=[an.P7]" office:value-type="float" office:value="0" calcext:value-type="float">
            <text:p>0</text:p>
          </table:table-cell>
          <table:table-cell table:style-name="Default" table:formula="of:=[an.Q7]" office:value-type="float" office:value="0" calcext:value-type="float">
            <text:p>0</text:p>
          </table:table-cell>
          <table:table-cell table:style-name="Default" table:formula="of:=[an.R7]" office:value-type="float" office:value="0" calcext:value-type="float">
            <text:p>0</text:p>
          </table:table-cell>
          <table:table-cell/>
          <table:table-cell table:formula="of:=[an.S7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rc-O2</text:p>
          </table:table-cell>
          <table:table-cell table:formula="of:=[an.W8]" office:value-type="float" office:value="29135" calcext:value-type="float">
            <text:p>29135</text:p>
          </table:table-cell>
          <table:table-cell table:formula="of:=[an.B8]" office:value-type="float" office:value="55609" calcext:value-type="float">
            <text:p>55609</text:p>
          </table:table-cell>
          <table:table-cell table:formula="of:=[an.D8]" office:value-type="float" office:value="144654" calcext:value-type="float">
            <text:p>144654</text:p>
          </table:table-cell>
          <table:table-cell table:formula="of:=[an.I8]" office:value-type="float" office:value="19" calcext:value-type="float">
            <text:p>19</text:p>
          </table:table-cell>
          <table:table-cell table:formula="of:=[an.H8]" office:value-type="float" office:value="44448" calcext:value-type="float">
            <text:p>44448</text:p>
          </table:table-cell>
          <table:table-cell table:formula="of:=[an.U8]" office:value-type="float" office:value="6493" calcext:value-type="float">
            <text:p>6493</text:p>
          </table:table-cell>
          <table:table-cell table:formula="of:=[an.V8]" office:value-type="float" office:value="15332" calcext:value-type="float">
            <text:p>15332</text:p>
          </table:table-cell>
          <table:table-cell table:formula="of:=[an.T8]" office:value-type="float" office:value="10388" calcext:value-type="float">
            <text:p>10388</text:p>
          </table:table-cell>
          <table:table-cell/>
          <table:table-cell table:style-name="Default" table:formula="of:=[an.J8]" office:value-type="float" office:value="0" calcext:value-type="float">
            <text:p>0</text:p>
          </table:table-cell>
          <table:table-cell table:style-name="Default" table:formula="of:=[an.K8]" office:value-type="float" office:value="0" calcext:value-type="float">
            <text:p>0</text:p>
          </table:table-cell>
          <table:table-cell table:style-name="Default" table:formula="of:=[an.L8]" office:value-type="float" office:value="3158" calcext:value-type="float">
            <text:p>3158</text:p>
          </table:table-cell>
          <table:table-cell table:style-name="Default" table:formula="of:=[an.M8]" office:value-type="float" office:value="6493" calcext:value-type="float">
            <text:p>6493</text:p>
          </table:table-cell>
          <table:table-cell table:style-name="Default" table:formula="of:=[an.N8]" office:value-type="float" office:value="0" calcext:value-type="float">
            <text:p>0</text:p>
          </table:table-cell>
          <table:table-cell table:style-name="Default" table:formula="of:=[an.O8]" office:value-type="float" office:value="0" calcext:value-type="float">
            <text:p>0</text:p>
          </table:table-cell>
          <table:table-cell table:style-name="Default" table:formula="of:=[an.P8]" office:value-type="float" office:value="0" calcext:value-type="float">
            <text:p>0</text:p>
          </table:table-cell>
          <table:table-cell table:style-name="Default" table:formula="of:=[an.Q8]" office:value-type="float" office:value="0" calcext:value-type="float">
            <text:p>0</text:p>
          </table:table-cell>
          <table:table-cell table:style-name="Default" table:formula="of:=[an.R8]" office:value-type="float" office:value="0" calcext:value-type="float">
            <text:p>0</text:p>
          </table:table-cell>
          <table:table-cell/>
          <table:table-cell table:formula="of:=[an.S8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an.W9]" office:value-type="float" office:value="1420" calcext:value-type="float">
            <text:p>1420</text:p>
          </table:table-cell>
          <table:table-cell table:formula="of:=[an.B9]" office:value-type="float" office:value="2304" calcext:value-type="float">
            <text:p>2304</text:p>
          </table:table-cell>
          <table:table-cell table:formula="of:=[an.D9]" office:value-type="float" office:value="5968" calcext:value-type="float">
            <text:p>5968</text:p>
          </table:table-cell>
          <table:table-cell table:formula="of:=[an.I9]" office:value-type="float" office:value="14" calcext:value-type="float">
            <text:p>14</text:p>
          </table:table-cell>
          <table:table-cell table:formula="of:=[an.H9]" office:value-type="float" office:value="1780" calcext:value-type="float">
            <text:p>1780</text:p>
          </table:table-cell>
          <table:table-cell table:formula="of:=[an.U9]" office:value-type="float" office:value="354" calcext:value-type="float">
            <text:p>354</text:p>
          </table:table-cell>
          <table:table-cell table:formula="of:=[an.V9]" office:value-type="float" office:value="374" calcext:value-type="float">
            <text:p>374</text:p>
          </table:table-cell>
          <table:table-cell table:formula="of:=[an.T9]" office:value-type="float" office:value="27" calcext:value-type="float">
            <text:p>27</text:p>
          </table:table-cell>
          <table:table-cell/>
          <table:table-cell table:style-name="Default" table:formula="of:=[an.J9]" office:value-type="float" office:value="0" calcext:value-type="float">
            <text:p>0</text:p>
          </table:table-cell>
          <table:table-cell table:style-name="Default" table:formula="of:=[an.K9]" office:value-type="float" office:value="0" calcext:value-type="float">
            <text:p>0</text:p>
          </table:table-cell>
          <table:table-cell table:style-name="Default" table:formula="of:=[an.L9]" office:value-type="float" office:value="3" calcext:value-type="float">
            <text:p>3</text:p>
          </table:table-cell>
          <table:table-cell table:style-name="Default" table:formula="of:=[an.M9]" office:value-type="float" office:value="354" calcext:value-type="float">
            <text:p>354</text:p>
          </table:table-cell>
          <table:table-cell table:style-name="Default" table:formula="of:=[an.N9]" office:value-type="float" office:value="0" calcext:value-type="float">
            <text:p>0</text:p>
          </table:table-cell>
          <table:table-cell table:style-name="Default" table:formula="of:=[an.O9]" office:value-type="float" office:value="0" calcext:value-type="float">
            <text:p>0</text:p>
          </table:table-cell>
          <table:table-cell table:style-name="Default" table:formula="of:=[an.P9]" office:value-type="float" office:value="0" calcext:value-type="float">
            <text:p>0</text:p>
          </table:table-cell>
          <table:table-cell table:style-name="Default" table:formula="of:=[an.Q9]" office:value-type="float" office:value="0" calcext:value-type="float">
            <text:p>0</text:p>
          </table:table-cell>
          <table:table-cell table:style-name="Default" table:formula="of:=[an.R9]" office:value-type="float" office:value="0" calcext:value-type="float">
            <text:p>0</text:p>
          </table:table-cell>
          <table:table-cell/>
          <table:table-cell table:formula="of:=[an.S9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an.W10]" office:value-type="float" office:value="1209" calcext:value-type="float">
            <text:p>1209</text:p>
          </table:table-cell>
          <table:table-cell table:formula="of:=[an.B10]" office:value-type="float" office:value="1457" calcext:value-type="float">
            <text:p>1457</text:p>
          </table:table-cell>
          <table:table-cell table:formula="of:=[an.D10]" office:value-type="float" office:value="4119" calcext:value-type="float">
            <text:p>4119</text:p>
          </table:table-cell>
          <table:table-cell table:formula="of:=[an.I10]" office:value-type="float" office:value="5" calcext:value-type="float">
            <text:p>5</text:p>
          </table:table-cell>
          <table:table-cell table:formula="of:=[an.H10]" office:value-type="float" office:value="1308" calcext:value-type="float">
            <text:p>1308</text:p>
          </table:table-cell>
          <table:table-cell table:formula="of:=[an.U10]" office:value-type="float" office:value="104" calcext:value-type="float">
            <text:p>104</text:p>
          </table:table-cell>
          <table:table-cell table:formula="of:=[an.V10]" office:value-type="float" office:value="104" calcext:value-type="float">
            <text:p>104</text:p>
          </table:table-cell>
          <table:table-cell table:formula="of:=[an.T10]" office:value-type="float" office:value="0" calcext:value-type="float">
            <text:p>0</text:p>
          </table:table-cell>
          <table:table-cell/>
          <table:table-cell table:style-name="Default" table:formula="of:=[an.J10]" office:value-type="float" office:value="0" calcext:value-type="float">
            <text:p>0</text:p>
          </table:table-cell>
          <table:table-cell table:style-name="Default" table:formula="of:=[an.K10]" office:value-type="float" office:value="0" calcext:value-type="float">
            <text:p>0</text:p>
          </table:table-cell>
          <table:table-cell table:style-name="Default" table:formula="of:=[an.L10]" office:value-type="float" office:value="100" calcext:value-type="float">
            <text:p>100</text:p>
          </table:table-cell>
          <table:table-cell table:style-name="Default" table:formula="of:=[an.M10]" office:value-type="float" office:value="104" calcext:value-type="float">
            <text:p>104</text:p>
          </table:table-cell>
          <table:table-cell table:style-name="Default" table:formula="of:=[an.N10]" office:value-type="float" office:value="0" calcext:value-type="float">
            <text:p>0</text:p>
          </table:table-cell>
          <table:table-cell table:style-name="Default" table:formula="of:=[an.O10]" office:value-type="float" office:value="0" calcext:value-type="float">
            <text:p>0</text:p>
          </table:table-cell>
          <table:table-cell table:style-name="Default" table:formula="of:=[an.P10]" office:value-type="float" office:value="0" calcext:value-type="float">
            <text:p>0</text:p>
          </table:table-cell>
          <table:table-cell table:style-name="Default" table:formula="of:=[an.Q10]" office:value-type="float" office:value="0" calcext:value-type="float">
            <text:p>0</text:p>
          </table:table-cell>
          <table:table-cell table:style-name="Default" table:formula="of:=[an.R10]" office:value-type="float" office:value="0" calcext:value-type="float">
            <text:p>0</text:p>
          </table:table-cell>
          <table:table-cell/>
          <table:table-cell table:formula="of:=[an.S10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dct-O1</text:p>
          </table:table-cell>
          <table:table-cell table:formula="of:=[an.W11]" office:value-type="float" office:value="1165" calcext:value-type="float">
            <text:p>1165</text:p>
          </table:table-cell>
          <table:table-cell table:formula="of:=[an.B11]" office:value-type="float" office:value="4105" calcext:value-type="float">
            <text:p>4105</text:p>
          </table:table-cell>
          <table:table-cell table:formula="of:=[an.D11]" office:value-type="float" office:value="6824" calcext:value-type="float">
            <text:p>6824</text:p>
          </table:table-cell>
          <table:table-cell table:formula="of:=[an.I11]" office:value-type="float" office:value="24" calcext:value-type="float">
            <text:p>24</text:p>
          </table:table-cell>
          <table:table-cell table:formula="of:=[an.H11]" office:value-type="float" office:value="1272" calcext:value-type="float">
            <text:p>1272</text:p>
          </table:table-cell>
          <table:table-cell table:formula="of:=[an.U11]" office:value-type="float" office:value="19" calcext:value-type="float">
            <text:p>19</text:p>
          </table:table-cell>
          <table:table-cell table:formula="of:=[an.V11]" office:value-type="float" office:value="131" calcext:value-type="float">
            <text:p>131</text:p>
          </table:table-cell>
          <table:table-cell table:formula="of:=[an.T11]" office:value-type="float" office:value="1027" calcext:value-type="float">
            <text:p>1027</text:p>
          </table:table-cell>
          <table:table-cell/>
          <table:table-cell table:style-name="Default" table:formula="of:=[an.J11]" office:value-type="float" office:value="0" calcext:value-type="float">
            <text:p>0</text:p>
          </table:table-cell>
          <table:table-cell table:style-name="Default" table:formula="of:=[an.K11]" office:value-type="float" office:value="0" calcext:value-type="float">
            <text:p>0</text:p>
          </table:table-cell>
          <table:table-cell table:style-name="Default" table:formula="of:=[an.L11]" office:value-type="float" office:value="2" calcext:value-type="float">
            <text:p>2</text:p>
          </table:table-cell>
          <table:table-cell table:style-name="Default" table:formula="of:=[an.M11]" office:value-type="float" office:value="19" calcext:value-type="float">
            <text:p>19</text:p>
          </table:table-cell>
          <table:table-cell table:style-name="Default" table:formula="of:=[an.N11]" office:value-type="float" office:value="0" calcext:value-type="float">
            <text:p>0</text:p>
          </table:table-cell>
          <table:table-cell table:style-name="Default" table:formula="of:=[an.O11]" office:value-type="float" office:value="0" calcext:value-type="float">
            <text:p>0</text:p>
          </table:table-cell>
          <table:table-cell table:style-name="Default" table:formula="of:=[an.P11]" office:value-type="float" office:value="0" calcext:value-type="float">
            <text:p>0</text:p>
          </table:table-cell>
          <table:table-cell table:style-name="Default" table:formula="of:=[an.Q11]" office:value-type="float" office:value="0" calcext:value-type="float">
            <text:p>0</text:p>
          </table:table-cell>
          <table:table-cell table:style-name="Default" table:formula="of:=[an.R11]" office:value-type="float" office:value="0" calcext:value-type="float">
            <text:p>0</text:p>
          </table:table-cell>
          <table:table-cell/>
          <table:table-cell table:formula="of:=[an.S11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dct-O2</text:p>
          </table:table-cell>
          <table:table-cell table:formula="of:=[an.W12]" office:value-type="float" office:value="1185" calcext:value-type="float">
            <text:p>1185</text:p>
          </table:table-cell>
          <table:table-cell table:formula="of:=[an.B12]" office:value-type="float" office:value="4283" calcext:value-type="float">
            <text:p>4283</text:p>
          </table:table-cell>
          <table:table-cell table:formula="of:=[an.D12]" office:value-type="float" office:value="7081" calcext:value-type="float">
            <text:p>7081</text:p>
          </table:table-cell>
          <table:table-cell table:formula="of:=[an.I12]" office:value-type="float" office:value="27" calcext:value-type="float">
            <text:p>27</text:p>
          </table:table-cell>
          <table:table-cell table:formula="of:=[an.H12]" office:value-type="float" office:value="1299" calcext:value-type="float">
            <text:p>1299</text:p>
          </table:table-cell>
          <table:table-cell table:formula="of:=[an.U12]" office:value-type="float" office:value="19" calcext:value-type="float">
            <text:p>19</text:p>
          </table:table-cell>
          <table:table-cell table:formula="of:=[an.V12]" office:value-type="float" office:value="141" calcext:value-type="float">
            <text:p>141</text:p>
          </table:table-cell>
          <table:table-cell table:formula="of:=[an.T12]" office:value-type="float" office:value="1048" calcext:value-type="float">
            <text:p>1048</text:p>
          </table:table-cell>
          <table:table-cell/>
          <table:table-cell table:style-name="Default" table:formula="of:=[an.J12]" office:value-type="float" office:value="0" calcext:value-type="float">
            <text:p>0</text:p>
          </table:table-cell>
          <table:table-cell table:style-name="Default" table:formula="of:=[an.K12]" office:value-type="float" office:value="0" calcext:value-type="float">
            <text:p>0</text:p>
          </table:table-cell>
          <table:table-cell table:style-name="Default" table:formula="of:=[an.L12]" office:value-type="float" office:value="2" calcext:value-type="float">
            <text:p>2</text:p>
          </table:table-cell>
          <table:table-cell table:style-name="Default" table:formula="of:=[an.M12]" office:value-type="float" office:value="19" calcext:value-type="float">
            <text:p>19</text:p>
          </table:table-cell>
          <table:table-cell table:style-name="Default" table:formula="of:=[an.N12]" office:value-type="float" office:value="0" calcext:value-type="float">
            <text:p>0</text:p>
          </table:table-cell>
          <table:table-cell table:style-name="Default" table:formula="of:=[an.O12]" office:value-type="float" office:value="0" calcext:value-type="float">
            <text:p>0</text:p>
          </table:table-cell>
          <table:table-cell table:style-name="Default" table:formula="of:=[an.P12]" office:value-type="float" office:value="0" calcext:value-type="float">
            <text:p>0</text:p>
          </table:table-cell>
          <table:table-cell table:style-name="Default" table:formula="of:=[an.Q12]" office:value-type="float" office:value="0" calcext:value-type="float">
            <text:p>0</text:p>
          </table:table-cell>
          <table:table-cell table:style-name="Default" table:formula="of:=[an.R12]" office:value-type="float" office:value="0" calcext:value-type="float">
            <text:p>0</text:p>
          </table:table-cell>
          <table:table-cell/>
          <table:table-cell table:formula="of:=[an.S12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an.W13]" office:value-type="float" office:value="218" calcext:value-type="float">
            <text:p>218</text:p>
          </table:table-cell>
          <table:table-cell table:formula="of:=[an.B13]" office:value-type="float" office:value="409" calcext:value-type="float">
            <text:p>409</text:p>
          </table:table-cell>
          <table:table-cell table:formula="of:=[an.D13]" office:value-type="float" office:value="950" calcext:value-type="float">
            <text:p>950</text:p>
          </table:table-cell>
          <table:table-cell table:formula="of:=[an.I13]" office:value-type="float" office:value="5" calcext:value-type="float">
            <text:p>5</text:p>
          </table:table-cell>
          <table:table-cell table:formula="of:=[an.H13]" office:value-type="float" office:value="253" calcext:value-type="float">
            <text:p>253</text:p>
          </table:table-cell>
          <table:table-cell table:formula="of:=[an.U13]" office:value-type="float" office:value="35" calcext:value-type="float">
            <text:p>35</text:p>
          </table:table-cell>
          <table:table-cell table:formula="of:=[an.V13]" office:value-type="float" office:value="40" calcext:value-type="float">
            <text:p>40</text:p>
          </table:table-cell>
          <table:table-cell table:formula="of:=[an.T13]" office:value-type="float" office:value="4" calcext:value-type="float">
            <text:p>4</text:p>
          </table:table-cell>
          <table:table-cell/>
          <table:table-cell table:style-name="Default" table:formula="of:=[an.J13]" office:value-type="float" office:value="0" calcext:value-type="float">
            <text:p>0</text:p>
          </table:table-cell>
          <table:table-cell table:style-name="Default" table:formula="of:=[an.K13]" office:value-type="float" office:value="0" calcext:value-type="float">
            <text:p>0</text:p>
          </table:table-cell>
          <table:table-cell table:style-name="Default" table:formula="of:=[an.L13]" office:value-type="float" office:value="27" calcext:value-type="float">
            <text:p>27</text:p>
          </table:table-cell>
          <table:table-cell table:style-name="Default" table:formula="of:=[an.M13]" office:value-type="float" office:value="35" calcext:value-type="float">
            <text:p>35</text:p>
          </table:table-cell>
          <table:table-cell table:style-name="Default" table:formula="of:=[an.N13]" office:value-type="float" office:value="0" calcext:value-type="float">
            <text:p>0</text:p>
          </table:table-cell>
          <table:table-cell table:style-name="Default" table:formula="of:=[an.O13]" office:value-type="float" office:value="0" calcext:value-type="float">
            <text:p>0</text:p>
          </table:table-cell>
          <table:table-cell table:style-name="Default" table:formula="of:=[an.P13]" office:value-type="float" office:value="0" calcext:value-type="float">
            <text:p>0</text:p>
          </table:table-cell>
          <table:table-cell table:style-name="Default" table:formula="of:=[an.Q13]" office:value-type="float" office:value="0" calcext:value-type="float">
            <text:p>0</text:p>
          </table:table-cell>
          <table:table-cell table:style-name="Default" table:formula="of:=[an.R13]" office:value-type="float" office:value="0" calcext:value-type="float">
            <text:p>0</text:p>
          </table:table-cell>
          <table:table-cell/>
          <table:table-cell table:formula="of:=[an.S13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an.W14]" office:value-type="float" office:value="125" calcext:value-type="float">
            <text:p>125</text:p>
          </table:table-cell>
          <table:table-cell table:formula="of:=[an.B14]" office:value-type="float" office:value="257" calcext:value-type="float">
            <text:p>257</text:p>
          </table:table-cell>
          <table:table-cell table:formula="of:=[an.D14]" office:value-type="float" office:value="591" calcext:value-type="float">
            <text:p>591</text:p>
          </table:table-cell>
          <table:table-cell table:formula="of:=[an.I14]" office:value-type="float" office:value="3" calcext:value-type="float">
            <text:p>3</text:p>
          </table:table-cell>
          <table:table-cell table:formula="of:=[an.H14]" office:value-type="float" office:value="154" calcext:value-type="float">
            <text:p>154</text:p>
          </table:table-cell>
          <table:table-cell table:formula="of:=[an.U14]" office:value-type="float" office:value="32" calcext:value-type="float">
            <text:p>32</text:p>
          </table:table-cell>
          <table:table-cell table:formula="of:=[an.V14]" office:value-type="float" office:value="32" calcext:value-type="float">
            <text:p>32</text:p>
          </table:table-cell>
          <table:table-cell table:formula="of:=[an.T14]" office:value-type="float" office:value="0" calcext:value-type="float">
            <text:p>0</text:p>
          </table:table-cell>
          <table:table-cell/>
          <table:table-cell table:style-name="Default" table:formula="of:=[an.J14]" office:value-type="float" office:value="0" calcext:value-type="float">
            <text:p>0</text:p>
          </table:table-cell>
          <table:table-cell table:style-name="Default" table:formula="of:=[an.K14]" office:value-type="float" office:value="0" calcext:value-type="float">
            <text:p>0</text:p>
          </table:table-cell>
          <table:table-cell table:style-name="Default" table:formula="of:=[an.L14]" office:value-type="float" office:value="1" calcext:value-type="float">
            <text:p>1</text:p>
          </table:table-cell>
          <table:table-cell table:style-name="Default" table:formula="of:=[an.M14]" office:value-type="float" office:value="32" calcext:value-type="float">
            <text:p>32</text:p>
          </table:table-cell>
          <table:table-cell table:style-name="Default" table:formula="of:=[an.N14]" office:value-type="float" office:value="0" calcext:value-type="float">
            <text:p>0</text:p>
          </table:table-cell>
          <table:table-cell table:style-name="Default" table:formula="of:=[an.O14]" office:value-type="float" office:value="0" calcext:value-type="float">
            <text:p>0</text:p>
          </table:table-cell>
          <table:table-cell table:style-name="Default" table:formula="of:=[an.P14]" office:value-type="float" office:value="0" calcext:value-type="float">
            <text:p>0</text:p>
          </table:table-cell>
          <table:table-cell table:style-name="Default" table:formula="of:=[an.Q14]" office:value-type="float" office:value="0" calcext:value-type="float">
            <text:p>0</text:p>
          </table:table-cell>
          <table:table-cell table:style-name="Default" table:formula="of:=[an.R14]" office:value-type="float" office:value="0" calcext:value-type="float">
            <text:p>0</text:p>
          </table:table-cell>
          <table:table-cell/>
          <table:table-cell table:formula="of:=[an.S14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r-O1</text:p>
          </table:table-cell>
          <table:table-cell table:formula="of:=[an.W15]" office:value-type="float" office:value="86605" calcext:value-type="float">
            <text:p>86605</text:p>
          </table:table-cell>
          <table:table-cell table:formula="of:=[an.B15]" office:value-type="float" office:value="342157" calcext:value-type="float">
            <text:p>342157</text:p>
          </table:table-cell>
          <table:table-cell table:formula="of:=[an.D15]" office:value-type="float" office:value="728322" calcext:value-type="float">
            <text:p>728322</text:p>
          </table:table-cell>
          <table:table-cell table:formula="of:=[an.I15]" office:value-type="float" office:value="11" calcext:value-type="float">
            <text:p>11</text:p>
          </table:table-cell>
          <table:table-cell table:formula="of:=[an.H15]" office:value-type="float" office:value="193041" calcext:value-type="float">
            <text:p>193041</text:p>
          </table:table-cell>
          <table:table-cell table:formula="of:=[an.U15]" office:value-type="float" office:value="12453" calcext:value-type="float">
            <text:p>12453</text:p>
          </table:table-cell>
          <table:table-cell table:formula="of:=[an.V15]" office:value-type="float" office:value="106447" calcext:value-type="float">
            <text:p>106447</text:p>
          </table:table-cell>
          <table:table-cell table:formula="of:=[an.T15]" office:value-type="float" office:value="56856" calcext:value-type="float">
            <text:p>56856</text:p>
          </table:table-cell>
          <table:table-cell/>
          <table:table-cell table:style-name="Default" table:formula="of:=[an.J15]" office:value-type="float" office:value="0" calcext:value-type="float">
            <text:p>0</text:p>
          </table:table-cell>
          <table:table-cell table:style-name="Default" table:formula="of:=[an.K15]" office:value-type="float" office:value="0" calcext:value-type="float">
            <text:p>0</text:p>
          </table:table-cell>
          <table:table-cell table:style-name="Default" table:formula="of:=[an.L15]" office:value-type="float" office:value="1418" calcext:value-type="float">
            <text:p>1418</text:p>
          </table:table-cell>
          <table:table-cell table:style-name="Default" table:formula="of:=[an.M15]" office:value-type="float" office:value="12453" calcext:value-type="float">
            <text:p>12453</text:p>
          </table:table-cell>
          <table:table-cell table:style-name="Default" table:formula="of:=[an.N15]" office:value-type="float" office:value="0" calcext:value-type="float">
            <text:p>0</text:p>
          </table:table-cell>
          <table:table-cell table:style-name="Default" table:formula="of:=[an.O15]" office:value-type="float" office:value="0" calcext:value-type="float">
            <text:p>0</text:p>
          </table:table-cell>
          <table:table-cell table:style-name="Default" table:formula="of:=[an.P15]" office:value-type="float" office:value="0" calcext:value-type="float">
            <text:p>0</text:p>
          </table:table-cell>
          <table:table-cell table:style-name="Default" table:formula="of:=[an.Q15]" office:value-type="float" office:value="0" calcext:value-type="float">
            <text:p>0</text:p>
          </table:table-cell>
          <table:table-cell table:style-name="Default" table:formula="of:=[an.R15]" office:value-type="float" office:value="0" calcext:value-type="float">
            <text:p>0</text:p>
          </table:table-cell>
          <table:table-cell/>
          <table:table-cell table:formula="of:=[an.S15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r-O2</text:p>
          </table:table-cell>
          <table:table-cell table:formula="of:=[an.W16]" office:value-type="float" office:value="75557" calcext:value-type="float">
            <text:p>75557</text:p>
          </table:table-cell>
          <table:table-cell table:formula="of:=[an.B16]" office:value-type="float" office:value="329716" calcext:value-type="float">
            <text:p>329716</text:p>
          </table:table-cell>
          <table:table-cell table:formula="of:=[an.D16]" office:value-type="float" office:value="692705" calcext:value-type="float">
            <text:p>692705</text:p>
          </table:table-cell>
          <table:table-cell table:formula="of:=[an.I16]" office:value-type="float" office:value="11" calcext:value-type="float">
            <text:p>11</text:p>
          </table:table-cell>
          <table:table-cell table:formula="of:=[an.H16]" office:value-type="float" office:value="181454" calcext:value-type="float">
            <text:p>181454</text:p>
          </table:table-cell>
          <table:table-cell table:formula="of:=[an.U16]" office:value-type="float" office:value="11789" calcext:value-type="float">
            <text:p>11789</text:p>
          </table:table-cell>
          <table:table-cell table:formula="of:=[an.V16]" office:value-type="float" office:value="105908" calcext:value-type="float">
            <text:p>105908</text:p>
          </table:table-cell>
          <table:table-cell table:formula="of:=[an.T16]" office:value-type="float" office:value="51249" calcext:value-type="float">
            <text:p>51249</text:p>
          </table:table-cell>
          <table:table-cell/>
          <table:table-cell table:style-name="Default" table:formula="of:=[an.J16]" office:value-type="float" office:value="0" calcext:value-type="float">
            <text:p>0</text:p>
          </table:table-cell>
          <table:table-cell table:style-name="Default" table:formula="of:=[an.K16]" office:value-type="float" office:value="0" calcext:value-type="float">
            <text:p>0</text:p>
          </table:table-cell>
          <table:table-cell table:style-name="Default" table:formula="of:=[an.L16]" office:value-type="float" office:value="2082" calcext:value-type="float">
            <text:p>2082</text:p>
          </table:table-cell>
          <table:table-cell table:style-name="Default" table:formula="of:=[an.M16]" office:value-type="float" office:value="11789" calcext:value-type="float">
            <text:p>11789</text:p>
          </table:table-cell>
          <table:table-cell table:style-name="Default" table:formula="of:=[an.N16]" office:value-type="float" office:value="0" calcext:value-type="float">
            <text:p>0</text:p>
          </table:table-cell>
          <table:table-cell table:style-name="Default" table:formula="of:=[an.O16]" office:value-type="float" office:value="0" calcext:value-type="float">
            <text:p>0</text:p>
          </table:table-cell>
          <table:table-cell table:style-name="Default" table:formula="of:=[an.P16]" office:value-type="float" office:value="0" calcext:value-type="float">
            <text:p>0</text:p>
          </table:table-cell>
          <table:table-cell table:style-name="Default" table:formula="of:=[an.Q16]" office:value-type="float" office:value="0" calcext:value-type="float">
            <text:p>0</text:p>
          </table:table-cell>
          <table:table-cell table:style-name="Default" table:formula="of:=[an.R16]" office:value-type="float" office:value="0" calcext:value-type="float">
            <text:p>0</text:p>
          </table:table-cell>
          <table:table-cell/>
          <table:table-cell table:formula="of:=[an.S16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an.W17]" office:value-type="float" office:value="297" calcext:value-type="float">
            <text:p>297</text:p>
          </table:table-cell>
          <table:table-cell table:formula="of:=[an.B17]" office:value-type="float" office:value="1701" calcext:value-type="float">
            <text:p>1701</text:p>
          </table:table-cell>
          <table:table-cell table:formula="of:=[an.D17]" office:value-type="float" office:value="2996" calcext:value-type="float">
            <text:p>2996</text:p>
          </table:table-cell>
          <table:table-cell table:formula="of:=[an.I17]" office:value-type="float" office:value="8" calcext:value-type="float">
            <text:p>8</text:p>
          </table:table-cell>
          <table:table-cell table:formula="of:=[an.H17]" office:value-type="float" office:value="615" calcext:value-type="float">
            <text:p>615</text:p>
          </table:table-cell>
          <table:table-cell table:formula="of:=[an.U17]" office:value-type="float" office:value="40" calcext:value-type="float">
            <text:p>40</text:p>
          </table:table-cell>
          <table:table-cell table:formula="of:=[an.V17]" office:value-type="float" office:value="326" calcext:value-type="float">
            <text:p>326</text:p>
          </table:table-cell>
          <table:table-cell table:formula="of:=[an.T17]" office:value-type="float" office:value="220" calcext:value-type="float">
            <text:p>220</text:p>
          </table:table-cell>
          <table:table-cell/>
          <table:table-cell table:style-name="Default" table:formula="of:=[an.J17]" office:value-type="float" office:value="0" calcext:value-type="float">
            <text:p>0</text:p>
          </table:table-cell>
          <table:table-cell table:style-name="Default" table:formula="of:=[an.K17]" office:value-type="float" office:value="0" calcext:value-type="float">
            <text:p>0</text:p>
          </table:table-cell>
          <table:table-cell table:style-name="Default" table:formula="of:=[an.L17]" office:value-type="float" office:value="26" calcext:value-type="float">
            <text:p>26</text:p>
          </table:table-cell>
          <table:table-cell table:style-name="Default" table:formula="of:=[an.M17]" office:value-type="float" office:value="40" calcext:value-type="float">
            <text:p>40</text:p>
          </table:table-cell>
          <table:table-cell table:style-name="Default" table:formula="of:=[an.N17]" office:value-type="float" office:value="0" calcext:value-type="float">
            <text:p>0</text:p>
          </table:table-cell>
          <table:table-cell table:style-name="Default" table:formula="of:=[an.O17]" office:value-type="float" office:value="0" calcext:value-type="float">
            <text:p>0</text:p>
          </table:table-cell>
          <table:table-cell table:style-name="Default" table:formula="of:=[an.P17]" office:value-type="float" office:value="0" calcext:value-type="float">
            <text:p>0</text:p>
          </table:table-cell>
          <table:table-cell table:style-name="Default" table:formula="of:=[an.Q17]" office:value-type="float" office:value="0" calcext:value-type="float">
            <text:p>0</text:p>
          </table:table-cell>
          <table:table-cell table:style-name="Default" table:formula="of:=[an.R17]" office:value-type="float" office:value="0" calcext:value-type="float">
            <text:p>0</text:p>
          </table:table-cell>
          <table:table-cell/>
          <table:table-cell table:formula="of:=[an.S17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an.W18]" office:value-type="float" office:value="141" calcext:value-type="float">
            <text:p>141</text:p>
          </table:table-cell>
          <table:table-cell table:formula="of:=[an.B18]" office:value-type="float" office:value="376" calcext:value-type="float">
            <text:p>376</text:p>
          </table:table-cell>
          <table:table-cell table:formula="of:=[an.D18]" office:value-type="float" office:value="780" calcext:value-type="float">
            <text:p>780</text:p>
          </table:table-cell>
          <table:table-cell table:formula="of:=[an.I18]" office:value-type="float" office:value="6" calcext:value-type="float">
            <text:p>6</text:p>
          </table:table-cell>
          <table:table-cell table:formula="of:=[an.H18]" office:value-type="float" office:value="181" calcext:value-type="float">
            <text:p>181</text:p>
          </table:table-cell>
          <table:table-cell table:formula="of:=[an.U18]" office:value-type="float" office:value="41" calcext:value-type="float">
            <text:p>41</text:p>
          </table:table-cell>
          <table:table-cell table:formula="of:=[an.V18]" office:value-type="float" office:value="46" calcext:value-type="float">
            <text:p>46</text:p>
          </table:table-cell>
          <table:table-cell table:formula="of:=[an.T18]" office:value-type="float" office:value="3" calcext:value-type="float">
            <text:p>3</text:p>
          </table:table-cell>
          <table:table-cell/>
          <table:table-cell table:style-name="Default" table:formula="of:=[an.J18]" office:value-type="float" office:value="0" calcext:value-type="float">
            <text:p>0</text:p>
          </table:table-cell>
          <table:table-cell table:style-name="Default" table:formula="of:=[an.K18]" office:value-type="float" office:value="0" calcext:value-type="float">
            <text:p>0</text:p>
          </table:table-cell>
          <table:table-cell table:style-name="Default" table:formula="of:=[an.L18]" office:value-type="float" office:value="14" calcext:value-type="float">
            <text:p>14</text:p>
          </table:table-cell>
          <table:table-cell table:style-name="Default" table:formula="of:=[an.M18]" office:value-type="float" office:value="41" calcext:value-type="float">
            <text:p>41</text:p>
          </table:table-cell>
          <table:table-cell table:style-name="Default" table:formula="of:=[an.N18]" office:value-type="float" office:value="0" calcext:value-type="float">
            <text:p>0</text:p>
          </table:table-cell>
          <table:table-cell table:style-name="Default" table:formula="of:=[an.O18]" office:value-type="float" office:value="0" calcext:value-type="float">
            <text:p>0</text:p>
          </table:table-cell>
          <table:table-cell table:style-name="Default" table:formula="of:=[an.P18]" office:value-type="float" office:value="0" calcext:value-type="float">
            <text:p>0</text:p>
          </table:table-cell>
          <table:table-cell table:style-name="Default" table:formula="of:=[an.Q18]" office:value-type="float" office:value="0" calcext:value-type="float">
            <text:p>0</text:p>
          </table:table-cell>
          <table:table-cell table:style-name="Default" table:formula="of:=[an.R18]" office:value-type="float" office:value="0" calcext:value-type="float">
            <text:p>0</text:p>
          </table:table-cell>
          <table:table-cell/>
          <table:table-cell table:formula="of:=[an.S18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an.W19]" office:value-type="float" office:value="105" calcext:value-type="float">
            <text:p>105</text:p>
          </table:table-cell>
          <table:table-cell table:formula="of:=[an.B19]" office:value-type="float" office:value="310" calcext:value-type="float">
            <text:p>310</text:p>
          </table:table-cell>
          <table:table-cell table:formula="of:=[an.D19]" office:value-type="float" office:value="595" calcext:value-type="float">
            <text:p>595</text:p>
          </table:table-cell>
          <table:table-cell table:formula="of:=[an.I19]" office:value-type="float" office:value="6" calcext:value-type="float">
            <text:p>6</text:p>
          </table:table-cell>
          <table:table-cell table:formula="of:=[an.H19]" office:value-type="float" office:value="117" calcext:value-type="float">
            <text:p>117</text:p>
          </table:table-cell>
          <table:table-cell table:formula="of:=[an.U19]" office:value-type="float" office:value="18" calcext:value-type="float">
            <text:p>18</text:p>
          </table:table-cell>
          <table:table-cell table:formula="of:=[an.V19]" office:value-type="float" office:value="18" calcext:value-type="float">
            <text:p>18</text:p>
          </table:table-cell>
          <table:table-cell table:formula="of:=[an.T19]" office:value-type="float" office:value="0" calcext:value-type="float">
            <text:p>0</text:p>
          </table:table-cell>
          <table:table-cell/>
          <table:table-cell table:style-name="Default" table:formula="of:=[an.J19]" office:value-type="float" office:value="0" calcext:value-type="float">
            <text:p>0</text:p>
          </table:table-cell>
          <table:table-cell table:style-name="Default" table:formula="of:=[an.K19]" office:value-type="float" office:value="0" calcext:value-type="float">
            <text:p>0</text:p>
          </table:table-cell>
          <table:table-cell table:style-name="Default" table:formula="of:=[an.L19]" office:value-type="float" office:value="13" calcext:value-type="float">
            <text:p>13</text:p>
          </table:table-cell>
          <table:table-cell table:style-name="Default" table:formula="of:=[an.M19]" office:value-type="float" office:value="18" calcext:value-type="float">
            <text:p>18</text:p>
          </table:table-cell>
          <table:table-cell table:style-name="Default" table:formula="of:=[an.N19]" office:value-type="float" office:value="0" calcext:value-type="float">
            <text:p>0</text:p>
          </table:table-cell>
          <table:table-cell table:style-name="Default" table:formula="of:=[an.O19]" office:value-type="float" office:value="0" calcext:value-type="float">
            <text:p>0</text:p>
          </table:table-cell>
          <table:table-cell table:style-name="Default" table:formula="of:=[an.P19]" office:value-type="float" office:value="0" calcext:value-type="float">
            <text:p>0</text:p>
          </table:table-cell>
          <table:table-cell table:style-name="Default" table:formula="of:=[an.Q19]" office:value-type="float" office:value="0" calcext:value-type="float">
            <text:p>0</text:p>
          </table:table-cell>
          <table:table-cell table:style-name="Default" table:formula="of:=[an.R19]" office:value-type="float" office:value="0" calcext:value-type="float">
            <text:p>0</text:p>
          </table:table-cell>
          <table:table-cell/>
          <table:table-cell table:formula="of:=[an.S19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an.W20]" office:value-type="float" office:value="2029" calcext:value-type="float">
            <text:p>2029</text:p>
          </table:table-cell>
          <table:table-cell table:formula="of:=[an.B20]" office:value-type="float" office:value="5536" calcext:value-type="float">
            <text:p>5536</text:p>
          </table:table-cell>
          <table:table-cell table:formula="of:=[an.D20]" office:value-type="float" office:value="11122" calcext:value-type="float">
            <text:p>11122</text:p>
          </table:table-cell>
          <table:table-cell table:formula="of:=[an.I20]" office:value-type="float" office:value="25" calcext:value-type="float">
            <text:p>25</text:p>
          </table:table-cell>
          <table:table-cell table:formula="of:=[an.H20]" office:value-type="float" office:value="2702" calcext:value-type="float">
            <text:p>2702</text:p>
          </table:table-cell>
          <table:table-cell table:formula="of:=[an.U20]" office:value-type="float" office:value="82" calcext:value-type="float">
            <text:p>82</text:p>
          </table:table-cell>
          <table:table-cell table:formula="of:=[an.V20]" office:value-type="float" office:value="698" calcext:value-type="float">
            <text:p>698</text:p>
          </table:table-cell>
          <table:table-cell table:formula="of:=[an.T20]" office:value-type="float" office:value="1840" calcext:value-type="float">
            <text:p>1840</text:p>
          </table:table-cell>
          <table:table-cell/>
          <table:table-cell table:style-name="Default" table:formula="of:=[an.J20]" office:value-type="float" office:value="0" calcext:value-type="float">
            <text:p>0</text:p>
          </table:table-cell>
          <table:table-cell table:style-name="Default" table:formula="of:=[an.K20]" office:value-type="float" office:value="0" calcext:value-type="float">
            <text:p>0</text:p>
          </table:table-cell>
          <table:table-cell table:style-name="Default" table:formula="of:=[an.L20]" office:value-type="float" office:value="3" calcext:value-type="float">
            <text:p>3</text:p>
          </table:table-cell>
          <table:table-cell table:style-name="Default" table:formula="of:=[an.M20]" office:value-type="float" office:value="82" calcext:value-type="float">
            <text:p>82</text:p>
          </table:table-cell>
          <table:table-cell table:style-name="Default" table:formula="of:=[an.N20]" office:value-type="float" office:value="0" calcext:value-type="float">
            <text:p>0</text:p>
          </table:table-cell>
          <table:table-cell table:style-name="Default" table:formula="of:=[an.O20]" office:value-type="float" office:value="0" calcext:value-type="float">
            <text:p>0</text:p>
          </table:table-cell>
          <table:table-cell table:style-name="Default" table:formula="of:=[an.P20]" office:value-type="float" office:value="0" calcext:value-type="float">
            <text:p>0</text:p>
          </table:table-cell>
          <table:table-cell table:style-name="Default" table:formula="of:=[an.Q20]" office:value-type="float" office:value="0" calcext:value-type="float">
            <text:p>0</text:p>
          </table:table-cell>
          <table:table-cell table:style-name="Default" table:formula="of:=[an.R20]" office:value-type="float" office:value="0" calcext:value-type="float">
            <text:p>0</text:p>
          </table:table-cell>
          <table:table-cell/>
          <table:table-cell table:formula="of:=[an.S20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an.W21]" office:value-type="float" office:value="2053" calcext:value-type="float">
            <text:p>2053</text:p>
          </table:table-cell>
          <table:table-cell table:formula="of:=[an.B21]" office:value-type="float" office:value="5702" calcext:value-type="float">
            <text:p>5702</text:p>
          </table:table-cell>
          <table:table-cell table:formula="of:=[an.D21]" office:value-type="float" office:value="11350" calcext:value-type="float">
            <text:p>11350</text:p>
          </table:table-cell>
          <table:table-cell table:formula="of:=[an.I21]" office:value-type="float" office:value="29" calcext:value-type="float">
            <text:p>29</text:p>
          </table:table-cell>
          <table:table-cell table:formula="of:=[an.H21]" office:value-type="float" office:value="2712" calcext:value-type="float">
            <text:p>2712</text:p>
          </table:table-cell>
          <table:table-cell table:formula="of:=[an.U21]" office:value-type="float" office:value="82" calcext:value-type="float">
            <text:p>82</text:p>
          </table:table-cell>
          <table:table-cell table:formula="of:=[an.V21]" office:value-type="float" office:value="688" calcext:value-type="float">
            <text:p>688</text:p>
          </table:table-cell>
          <table:table-cell table:formula="of:=[an.T21]" office:value-type="float" office:value="1905" calcext:value-type="float">
            <text:p>1905</text:p>
          </table:table-cell>
          <table:table-cell/>
          <table:table-cell table:style-name="Default" table:formula="of:=[an.J21]" office:value-type="float" office:value="0" calcext:value-type="float">
            <text:p>0</text:p>
          </table:table-cell>
          <table:table-cell table:style-name="Default" table:formula="of:=[an.K21]" office:value-type="float" office:value="0" calcext:value-type="float">
            <text:p>0</text:p>
          </table:table-cell>
          <table:table-cell table:style-name="Default" table:formula="of:=[an.L21]" office:value-type="float" office:value="3" calcext:value-type="float">
            <text:p>3</text:p>
          </table:table-cell>
          <table:table-cell table:style-name="Default" table:formula="of:=[an.M21]" office:value-type="float" office:value="82" calcext:value-type="float">
            <text:p>82</text:p>
          </table:table-cell>
          <table:table-cell table:style-name="Default" table:formula="of:=[an.N21]" office:value-type="float" office:value="0" calcext:value-type="float">
            <text:p>0</text:p>
          </table:table-cell>
          <table:table-cell table:style-name="Default" table:formula="of:=[an.O21]" office:value-type="float" office:value="0" calcext:value-type="float">
            <text:p>0</text:p>
          </table:table-cell>
          <table:table-cell table:style-name="Default" table:formula="of:=[an.P21]" office:value-type="float" office:value="0" calcext:value-type="float">
            <text:p>0</text:p>
          </table:table-cell>
          <table:table-cell table:style-name="Default" table:formula="of:=[an.Q21]" office:value-type="float" office:value="0" calcext:value-type="float">
            <text:p>0</text:p>
          </table:table-cell>
          <table:table-cell table:style-name="Default" table:formula="of:=[an.R21]" office:value-type="float" office:value="0" calcext:value-type="float">
            <text:p>0</text:p>
          </table:table-cell>
          <table:table-cell/>
          <table:table-cell table:formula="of:=[an.S21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s-O1</text:p>
          </table:table-cell>
          <table:table-cell table:formula="of:=[an.W22]" office:value-type="float" office:value="4229" calcext:value-type="float">
            <text:p>4229</text:p>
          </table:table-cell>
          <table:table-cell table:formula="of:=[an.B22]" office:value-type="float" office:value="11833" calcext:value-type="float">
            <text:p>11833</text:p>
          </table:table-cell>
          <table:table-cell table:formula="of:=[an.D22]" office:value-type="float" office:value="32483" calcext:value-type="float">
            <text:p>32483</text:p>
          </table:table-cell>
          <table:table-cell table:formula="of:=[an.I22]" office:value-type="float" office:value="9" calcext:value-type="float">
            <text:p>9</text:p>
          </table:table-cell>
          <table:table-cell table:formula="of:=[an.H22]" office:value-type="float" office:value="10288" calcext:value-type="float">
            <text:p>10288</text:p>
          </table:table-cell>
          <table:table-cell table:formula="of:=[an.U22]" office:value-type="float" office:value="1067" calcext:value-type="float">
            <text:p>1067</text:p>
          </table:table-cell>
          <table:table-cell table:formula="of:=[an.V22]" office:value-type="float" office:value="6068" calcext:value-type="float">
            <text:p>6068</text:p>
          </table:table-cell>
          <table:table-cell table:formula="of:=[an.T22]" office:value-type="float" office:value="1874" calcext:value-type="float">
            <text:p>1874</text:p>
          </table:table-cell>
          <table:table-cell/>
          <table:table-cell table:style-name="Default" table:formula="of:=[an.J22]" office:value-type="float" office:value="0" calcext:value-type="float">
            <text:p>0</text:p>
          </table:table-cell>
          <table:table-cell table:style-name="Default" table:formula="of:=[an.K22]" office:value-type="float" office:value="0" calcext:value-type="float">
            <text:p>0</text:p>
          </table:table-cell>
          <table:table-cell table:style-name="Default" table:formula="of:=[an.L22]" office:value-type="float" office:value="374" calcext:value-type="float">
            <text:p>374</text:p>
          </table:table-cell>
          <table:table-cell table:style-name="Default" table:formula="of:=[an.M22]" office:value-type="float" office:value="1067" calcext:value-type="float">
            <text:p>1067</text:p>
          </table:table-cell>
          <table:table-cell table:style-name="Default" table:formula="of:=[an.N22]" office:value-type="float" office:value="0" calcext:value-type="float">
            <text:p>0</text:p>
          </table:table-cell>
          <table:table-cell table:style-name="Default" table:formula="of:=[an.O22]" office:value-type="float" office:value="0" calcext:value-type="float">
            <text:p>0</text:p>
          </table:table-cell>
          <table:table-cell table:style-name="Default" table:formula="of:=[an.P22]" office:value-type="float" office:value="0" calcext:value-type="float">
            <text:p>0</text:p>
          </table:table-cell>
          <table:table-cell table:style-name="Default" table:formula="of:=[an.Q22]" office:value-type="float" office:value="0" calcext:value-type="float">
            <text:p>0</text:p>
          </table:table-cell>
          <table:table-cell table:style-name="Default" table:formula="of:=[an.R22]" office:value-type="float" office:value="0" calcext:value-type="float">
            <text:p>0</text:p>
          </table:table-cell>
          <table:table-cell/>
          <table:table-cell table:formula="of:=[an.S22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s-O2</text:p>
          </table:table-cell>
          <table:table-cell table:formula="of:=[an.W23]" office:value-type="float" office:value="4315" calcext:value-type="float">
            <text:p>4315</text:p>
          </table:table-cell>
          <table:table-cell table:formula="of:=[an.B23]" office:value-type="float" office:value="11329" calcext:value-type="float">
            <text:p>11329</text:p>
          </table:table-cell>
          <table:table-cell table:formula="of:=[an.D23]" office:value-type="float" office:value="31230" calcext:value-type="float">
            <text:p>31230</text:p>
          </table:table-cell>
          <table:table-cell table:formula="of:=[an.I23]" office:value-type="float" office:value="7" calcext:value-type="float">
            <text:p>7</text:p>
          </table:table-cell>
          <table:table-cell table:formula="of:=[an.H23]" office:value-type="float" office:value="9919" calcext:value-type="float">
            <text:p>9919</text:p>
          </table:table-cell>
          <table:table-cell table:formula="of:=[an.U23]" office:value-type="float" office:value="627" calcext:value-type="float">
            <text:p>627</text:p>
          </table:table-cell>
          <table:table-cell table:formula="of:=[an.V23]" office:value-type="float" office:value="5611" calcext:value-type="float">
            <text:p>5611</text:p>
          </table:table-cell>
          <table:table-cell table:formula="of:=[an.T23]" office:value-type="float" office:value="3119" calcext:value-type="float">
            <text:p>3119</text:p>
          </table:table-cell>
          <table:table-cell/>
          <table:table-cell table:style-name="Default" table:formula="of:=[an.J23]" office:value-type="float" office:value="0" calcext:value-type="float">
            <text:p>0</text:p>
          </table:table-cell>
          <table:table-cell table:style-name="Default" table:formula="of:=[an.K23]" office:value-type="float" office:value="0" calcext:value-type="float">
            <text:p>0</text:p>
          </table:table-cell>
          <table:table-cell table:style-name="Default" table:formula="of:=[an.L23]" office:value-type="float" office:value="781" calcext:value-type="float">
            <text:p>781</text:p>
          </table:table-cell>
          <table:table-cell table:style-name="Default" table:formula="of:=[an.M23]" office:value-type="float" office:value="627" calcext:value-type="float">
            <text:p>627</text:p>
          </table:table-cell>
          <table:table-cell table:style-name="Default" table:formula="of:=[an.N23]" office:value-type="float" office:value="0" calcext:value-type="float">
            <text:p>0</text:p>
          </table:table-cell>
          <table:table-cell table:style-name="Default" table:formula="of:=[an.O23]" office:value-type="float" office:value="0" calcext:value-type="float">
            <text:p>0</text:p>
          </table:table-cell>
          <table:table-cell table:style-name="Default" table:formula="of:=[an.P23]" office:value-type="float" office:value="0" calcext:value-type="float">
            <text:p>0</text:p>
          </table:table-cell>
          <table:table-cell table:style-name="Default" table:formula="of:=[an.Q23]" office:value-type="float" office:value="0" calcext:value-type="float">
            <text:p>0</text:p>
          </table:table-cell>
          <table:table-cell table:style-name="Default" table:formula="of:=[an.R23]" office:value-type="float" office:value="0" calcext:value-type="float">
            <text:p>0</text:p>
          </table:table-cell>
          <table:table-cell/>
          <table:table-cell table:formula="of:=[an.S23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an.W24]" office:value-type="float" office:value="3490" calcext:value-type="float">
            <text:p>3490</text:p>
          </table:table-cell>
          <table:table-cell table:formula="of:=[an.B24]" office:value-type="float" office:value="4159" calcext:value-type="float">
            <text:p>4159</text:p>
          </table:table-cell>
          <table:table-cell table:formula="of:=[an.D24]" office:value-type="float" office:value="12073" calcext:value-type="float">
            <text:p>12073</text:p>
          </table:table-cell>
          <table:table-cell table:formula="of:=[an.I24]" office:value-type="float" office:value="8" calcext:value-type="float">
            <text:p>8</text:p>
          </table:table-cell>
          <table:table-cell table:formula="of:=[an.H24]" office:value-type="float" office:value="3925" calcext:value-type="float">
            <text:p>3925</text:p>
          </table:table-cell>
          <table:table-cell table:formula="of:=[an.U24]" office:value-type="float" office:value="437" calcext:value-type="float">
            <text:p>437</text:p>
          </table:table-cell>
          <table:table-cell table:formula="of:=[an.V24]" office:value-type="float" office:value="443" calcext:value-type="float">
            <text:p>443</text:p>
          </table:table-cell>
          <table:table-cell table:formula="of:=[an.T24]" office:value-type="float" office:value="3" calcext:value-type="float">
            <text:p>3</text:p>
          </table:table-cell>
          <table:table-cell/>
          <table:table-cell table:style-name="Default" table:formula="of:=[an.J24]" office:value-type="float" office:value="0" calcext:value-type="float">
            <text:p>0</text:p>
          </table:table-cell>
          <table:table-cell table:style-name="Default" table:formula="of:=[an.K24]" office:value-type="float" office:value="0" calcext:value-type="float">
            <text:p>0</text:p>
          </table:table-cell>
          <table:table-cell table:style-name="Default" table:formula="of:=[an.L24]" office:value-type="float" office:value="437" calcext:value-type="float">
            <text:p>437</text:p>
          </table:table-cell>
          <table:table-cell table:style-name="Default" table:formula="of:=[an.M24]" office:value-type="float" office:value="437" calcext:value-type="float">
            <text:p>437</text:p>
          </table:table-cell>
          <table:table-cell table:style-name="Default" table:formula="of:=[an.N24]" office:value-type="float" office:value="0" calcext:value-type="float">
            <text:p>0</text:p>
          </table:table-cell>
          <table:table-cell table:style-name="Default" table:formula="of:=[an.O24]" office:value-type="float" office:value="0" calcext:value-type="float">
            <text:p>0</text:p>
          </table:table-cell>
          <table:table-cell table:style-name="Default" table:formula="of:=[an.P24]" office:value-type="float" office:value="0" calcext:value-type="float">
            <text:p>0</text:p>
          </table:table-cell>
          <table:table-cell table:style-name="Default" table:formula="of:=[an.Q24]" office:value-type="float" office:value="0" calcext:value-type="float">
            <text:p>0</text:p>
          </table:table-cell>
          <table:table-cell table:style-name="Default" table:formula="of:=[an.R24]" office:value-type="float" office:value="0" calcext:value-type="float">
            <text:p>0</text:p>
          </table:table-cell>
          <table:table-cell/>
          <table:table-cell table:formula="of:=[an.S24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an.W25]" office:value-type="float" office:value="3486" calcext:value-type="float">
            <text:p>3486</text:p>
          </table:table-cell>
          <table:table-cell table:formula="of:=[an.B25]" office:value-type="float" office:value="4164" calcext:value-type="float">
            <text:p>4164</text:p>
          </table:table-cell>
          <table:table-cell table:formula="of:=[an.D25]" office:value-type="float" office:value="12057" calcext:value-type="float">
            <text:p>12057</text:p>
          </table:table-cell>
          <table:table-cell table:formula="of:=[an.I25]" office:value-type="float" office:value="8" calcext:value-type="float">
            <text:p>8</text:p>
          </table:table-cell>
          <table:table-cell table:formula="of:=[an.H25]" office:value-type="float" office:value="3915" calcext:value-type="float">
            <text:p>3915</text:p>
          </table:table-cell>
          <table:table-cell table:formula="of:=[an.U25]" office:value-type="float" office:value="437" calcext:value-type="float">
            <text:p>437</text:p>
          </table:table-cell>
          <table:table-cell table:formula="of:=[an.V25]" office:value-type="float" office:value="437" calcext:value-type="float">
            <text:p>437</text:p>
          </table:table-cell>
          <table:table-cell table:formula="of:=[an.T25]" office:value-type="float" office:value="0" calcext:value-type="float">
            <text:p>0</text:p>
          </table:table-cell>
          <table:table-cell/>
          <table:table-cell table:style-name="Default" table:formula="of:=[an.J25]" office:value-type="float" office:value="0" calcext:value-type="float">
            <text:p>0</text:p>
          </table:table-cell>
          <table:table-cell table:style-name="Default" table:formula="of:=[an.K25]" office:value-type="float" office:value="0" calcext:value-type="float">
            <text:p>0</text:p>
          </table:table-cell>
          <table:table-cell table:style-name="Default" table:formula="of:=[an.L25]" office:value-type="float" office:value="435" calcext:value-type="float">
            <text:p>435</text:p>
          </table:table-cell>
          <table:table-cell table:style-name="Default" table:formula="of:=[an.M25]" office:value-type="float" office:value="437" calcext:value-type="float">
            <text:p>437</text:p>
          </table:table-cell>
          <table:table-cell table:style-name="Default" table:formula="of:=[an.N25]" office:value-type="float" office:value="0" calcext:value-type="float">
            <text:p>0</text:p>
          </table:table-cell>
          <table:table-cell table:style-name="Default" table:formula="of:=[an.O25]" office:value-type="float" office:value="0" calcext:value-type="float">
            <text:p>0</text:p>
          </table:table-cell>
          <table:table-cell table:style-name="Default" table:formula="of:=[an.P25]" office:value-type="float" office:value="0" calcext:value-type="float">
            <text:p>0</text:p>
          </table:table-cell>
          <table:table-cell table:style-name="Default" table:formula="of:=[an.Q25]" office:value-type="float" office:value="0" calcext:value-type="float">
            <text:p>0</text:p>
          </table:table-cell>
          <table:table-cell table:style-name="Default" table:formula="of:=[an.R25]" office:value-type="float" office:value="0" calcext:value-type="float">
            <text:p>0</text:p>
          </table:table-cell>
          <table:table-cell/>
          <table:table-cell table:formula="of:=[an.S25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ud-O2</text:p>
          </table:table-cell>
          <table:table-cell table:formula="of:=[an.W26]" office:value-type="float" office:value="1603" calcext:value-type="float">
            <text:p>1603</text:p>
          </table:table-cell>
          <table:table-cell table:formula="of:=[an.B26]" office:value-type="float" office:value="5581" calcext:value-type="float">
            <text:p>5581</text:p>
          </table:table-cell>
          <table:table-cell table:formula="of:=[an.D26]" office:value-type="float" office:value="11306" calcext:value-type="float">
            <text:p>11306</text:p>
          </table:table-cell>
          <table:table-cell table:formula="of:=[an.I26]" office:value-type="float" office:value="30" calcext:value-type="float">
            <text:p>30</text:p>
          </table:table-cell>
          <table:table-cell table:formula="of:=[an.H26]" office:value-type="float" office:value="2745" calcext:value-type="float">
            <text:p>2745</text:p>
          </table:table-cell>
          <table:table-cell table:formula="of:=[an.U26]" office:value-type="float" office:value="144" calcext:value-type="float">
            <text:p>144</text:p>
          </table:table-cell>
          <table:table-cell table:formula="of:=[an.V26]" office:value-type="float" office:value="1172" calcext:value-type="float">
            <text:p>1172</text:p>
          </table:table-cell>
          <table:table-cell table:formula="of:=[an.T26]" office:value-type="float" office:value="1105" calcext:value-type="float">
            <text:p>1105</text:p>
          </table:table-cell>
          <table:table-cell/>
          <table:table-cell table:style-name="Default" table:formula="of:=[an.J26]" office:value-type="float" office:value="0" calcext:value-type="float">
            <text:p>0</text:p>
          </table:table-cell>
          <table:table-cell table:style-name="Default" table:formula="of:=[an.K26]" office:value-type="float" office:value="0" calcext:value-type="float">
            <text:p>0</text:p>
          </table:table-cell>
          <table:table-cell table:style-name="Default" table:formula="of:=[an.L26]" office:value-type="float" office:value="112" calcext:value-type="float">
            <text:p>112</text:p>
          </table:table-cell>
          <table:table-cell table:style-name="Default" table:formula="of:=[an.M26]" office:value-type="float" office:value="144" calcext:value-type="float">
            <text:p>144</text:p>
          </table:table-cell>
          <table:table-cell table:style-name="Default" table:formula="of:=[an.N26]" office:value-type="float" office:value="0" calcext:value-type="float">
            <text:p>0</text:p>
          </table:table-cell>
          <table:table-cell table:style-name="Default" table:formula="of:=[an.O26]" office:value-type="float" office:value="0" calcext:value-type="float">
            <text:p>0</text:p>
          </table:table-cell>
          <table:table-cell table:style-name="Default" table:formula="of:=[an.P26]" office:value-type="float" office:value="0" calcext:value-type="float">
            <text:p>0</text:p>
          </table:table-cell>
          <table:table-cell table:style-name="Default" table:formula="of:=[an.Q26]" office:value-type="float" office:value="0" calcext:value-type="float">
            <text:p>0</text:p>
          </table:table-cell>
          <table:table-cell table:style-name="Default" table:formula="of:=[an.R26]" office:value-type="float" office:value="0" calcext:value-type="float">
            <text:p>0</text:p>
          </table:table-cell>
          <table:table-cell/>
          <table:table-cell table:formula="of:=[an.S26]"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7" office:value-type="string" calcext:value-type="string" table:number-columns-spanned="8" table:number-rows-spanned="1">
            <text:p>BTFN</text:p>
          </table:table-cell>
          <table:covered-table-cell table:number-columns-repeated="7"/>
          <table:table-cell table:style-name="ce4"/>
          <table:table-cell table:style-name="ce4" office:value-type="string" calcext:value-type="string" table:number-columns-spanned="9" table:number-rows-spanned="1">
            <text:p>PREDICTION</text:p>
          </table:table-cell>
          <table:covered-table-cell table:number-columns-repeated="3" table:style-name="ce5"/>
          <table:covered-table-cell table:number-columns-repeated="2" table:style-name="ce4"/>
          <table:covered-table-cell table:number-columns-repeated="3" table:style-name="ce5"/>
          <table:table-cell table:style-name="ce5"/>
          <table:table-cell table:style-name="ce4" office:value-type="string" calcext:value-type="string" table:number-columns-spanned="1" table:number-rows-spanned="4">
            <text:p>BTB REWRITE</text:p>
          </table:table-cell>
          <table:table-cell table:number-columns-repeated="1003"/>
        </table:table-row>
        <table:table-row table:style-name="ro1">
          <table:covered-table-cell table:style-name="ce5"/>
          <table:table-cell table:style-name="ce4" office:value-type="string" calcext:value-type="string" table:number-columns-spanned="1" table:number-rows-spanned="3">
            <text:p>EXEC. INST.</text:p>
          </table:table-cell>
          <table:table-cell table:style-name="ce4" office:value-type="string" calcext:value-type="string" table:number-columns-spanned="1" table:number-rows-spanned="3">
            <text:p><text:s/>WCET</text:p>
          </table:table-cell>
          <table:table-cell table:style-name="ce4" office:value-type="string" calcext:value-type="string" table:number-columns-spanned="1" table:number-rows-spanned="3">
            <text:p>STATE SPACE</text:p>
          </table:table-cell>
          <table:table-cell table:style-name="ce4" office:value-type="string" calcext:value-type="string" table:number-columns-spanned="1" table:number-rows-spanned="3">
            <text:p>ICACHE MISS</text:p>
          </table:table-cell>
          <table:table-cell table:style-name="ce4" office:value-type="string" calcext:value-type="string" table:number-columns-spanned="1" table:number-rows-spanned="3">
            <text:p>ICACHE HIT</text:p>
          </table:table-cell>
          <table:table-cell table:style-name="ce4" office:value-type="string" calcext:value-type="string" table:number-columns-spanned="1" table:number-rows-spanned="3">
            <text:p>IBUFF FLUSH</text:p>
          </table:table-cell>
          <table:table-cell table:style-name="ce4" office:value-type="string" calcext:value-type="string" table:number-columns-spanned="1" table:number-rows-spanned="3">
            <text:p>FLUSHED INST.</text:p>
          </table:table-cell>
          <table:table-cell table:style-name="ce4" office:value-type="string" calcext:value-type="string" table:number-columns-spanned="1" table:number-rows-spanned="3">
            <text:p>POPPED INST.</text:p>
          </table:table-cell>
          <table:table-cell table:style-name="ce5"/>
          <table:table-cell table:style-name="ce4" office:value-type="string" calcext:value-type="string" table:number-columns-spanned="4" table:number-rows-spanned="1">
            <text:p>STATIC</text:p>
          </table:table-cell>
          <table:covered-table-cell table:number-columns-repeated="3" table:style-name="ce5"/>
          <table:table-cell table:style-name="ce4" office:value-type="string" calcext:value-type="string" table:number-columns-spanned="5" table:number-rows-spanned="1">
            <text:p>DYNAMIC</text:p>
          </table:table-cell>
          <table:covered-table-cell table:style-name="ce4"/>
          <table:covered-table-cell table:number-columns-repeated="3" table:style-name="ce5"/>
          <table:table-cell table:style-name="ce5"/>
          <table:covered-table-cell table:style-name="ce5"/>
          <table:table-cell table:number-columns-repeated="1003"/>
        </table:table-row>
        <table:table-row table:style-name="ro1">
          <table:covered-table-cell table:number-columns-repeated="9" table:style-name="ce5"/>
          <table:table-cell table:style-name="ce5"/>
          <table:table-cell table:style-name="ce4" office:value-type="string" calcext:value-type="string" table:number-columns-spanned="2" table:number-rows-spanned="1">
            <text:p>TAKE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NOT TAKE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TAKE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NOT TAKEN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BAD ADDR.</text:p>
          </table:table-cell>
          <table:table-cell table:style-name="ce4"/>
          <table:covered-table-cell table:style-name="ce5"/>
          <table:table-cell table:number-columns-repeated="1003"/>
        </table:table-row>
        <table:table-row table:style-name="ro1">
          <table:covered-table-cell table:number-columns-repeated="9" table:style-name="ce5"/>
          <table:table-cell table:style-name="ce5"/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covered-table-cell table:style-name="ce5"/>
          <table:table-cell table:style-name="ce5"/>
          <table:covered-table-cell table:style-name="ce5"/>
          <table:table-cell table:number-columns-repeated="1003"/>
        </table:table-row>
        <table:table-row table:style-name="ro1">
          <table:table-cell office:value-type="string" calcext:value-type="string">
            <text:p>bs-O1</text:p>
          </table:table-cell>
          <table:table-cell table:formula="of:=[btfn.W2]" office:value-type="float" office:value="68" calcext:value-type="float">
            <text:p>68</text:p>
          </table:table-cell>
          <table:table-cell table:formula="of:=[btfn.B2]" office:value-type="float" office:value="312" calcext:value-type="float">
            <text:p>312</text:p>
          </table:table-cell>
          <table:table-cell table:formula="of:=[btfn.D2]" office:value-type="float" office:value="576" calcext:value-type="float">
            <text:p>576</text:p>
          </table:table-cell>
          <table:table-cell table:formula="of:=[btfn.I2]" office:value-type="float" office:value="6" calcext:value-type="float">
            <text:p>6</text:p>
          </table:table-cell>
          <table:table-cell table:formula="of:=[btfn.H2]" office:value-type="float" office:value="111" calcext:value-type="float">
            <text:p>111</text:p>
          </table:table-cell>
          <table:table-cell table:formula="of:=[btfn.U2]" office:value-type="float" office:value="17" calcext:value-type="float">
            <text:p>17</text:p>
          </table:table-cell>
          <table:table-cell table:formula="of:=[btfn.V2]" office:value-type="float" office:value="49" calcext:value-type="float">
            <text:p>49</text:p>
          </table:table-cell>
          <table:table-cell table:formula="of:=[btfn.T2]" office:value-type="float" office:value="15" calcext:value-type="float">
            <text:p>15</text:p>
          </table:table-cell>
          <table:table-cell/>
          <table:table-cell table:formula="of:=[btfn.J2]" office:value-type="float" office:value="5" calcext:value-type="float">
            <text:p>5</text:p>
          </table:table-cell>
          <table:table-cell table:formula="of:=[btfn.K2]" office:value-type="float" office:value="1" calcext:value-type="float">
            <text:p>1</text:p>
          </table:table-cell>
          <table:table-cell table:formula="of:=[btfn.L2]" office:value-type="float" office:value="3" calcext:value-type="float">
            <text:p>3</text:p>
          </table:table-cell>
          <table:table-cell table:formula="of:=[btfn.M2]" office:value-type="float" office:value="10" calcext:value-type="float">
            <text:p>10</text:p>
          </table:table-cell>
          <table:table-cell table:formula="of:=[btfn.N2]" office:value-type="float" office:value="0" calcext:value-type="float">
            <text:p>0</text:p>
          </table:table-cell>
          <table:table-cell table:formula="of:=[btfn.O2]" office:value-type="float" office:value="0" calcext:value-type="float">
            <text:p>0</text:p>
          </table:table-cell>
          <table:table-cell table:formula="of:=[btfn.P2]" office:value-type="float" office:value="0" calcext:value-type="float">
            <text:p>0</text:p>
          </table:table-cell>
          <table:table-cell table:formula="of:=[btfn.Q2]" office:value-type="float" office:value="0" calcext:value-type="float">
            <text:p>0</text:p>
          </table:table-cell>
          <table:table-cell table:formula="of:=[btfn.R2]" office:value-type="float" office:value="0" calcext:value-type="float">
            <text:p>0</text:p>
          </table:table-cell>
          <table:table-cell/>
          <table:table-cell table:formula="of:=[btfn.S2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s-O2</text:p>
          </table:table-cell>
          <table:table-cell table:formula="of:=[btfn.W3]" office:value-type="float" office:value="56" calcext:value-type="float">
            <text:p>56</text:p>
          </table:table-cell>
          <table:table-cell table:formula="of:=[btfn.B3]" office:value-type="float" office:value="231" calcext:value-type="float">
            <text:p>231</text:p>
          </table:table-cell>
          <table:table-cell table:formula="of:=[btfn.D3]" office:value-type="float" office:value="441" calcext:value-type="float">
            <text:p>441</text:p>
          </table:table-cell>
          <table:table-cell table:formula="of:=[btfn.I3]" office:value-type="float" office:value="5" calcext:value-type="float">
            <text:p>5</text:p>
          </table:table-cell>
          <table:table-cell table:formula="of:=[btfn.H3]" office:value-type="float" office:value="82" calcext:value-type="float">
            <text:p>82</text:p>
          </table:table-cell>
          <table:table-cell table:formula="of:=[btfn.U3]" office:value-type="float" office:value="13" calcext:value-type="float">
            <text:p>13</text:p>
          </table:table-cell>
          <table:table-cell table:formula="of:=[btfn.V3]" office:value-type="float" office:value="31" calcext:value-type="float">
            <text:p>31</text:p>
          </table:table-cell>
          <table:table-cell table:formula="of:=[btfn.T3]" office:value-type="float" office:value="8" calcext:value-type="float">
            <text:p>8</text:p>
          </table:table-cell>
          <table:table-cell/>
          <table:table-cell table:formula="of:=[btfn.J3]" office:value-type="float" office:value="5" calcext:value-type="float">
            <text:p>5</text:p>
          </table:table-cell>
          <table:table-cell table:formula="of:=[btfn.K3]" office:value-type="float" office:value="1" calcext:value-type="float">
            <text:p>1</text:p>
          </table:table-cell>
          <table:table-cell table:formula="of:=[btfn.L3]" office:value-type="float" office:value="5" calcext:value-type="float">
            <text:p>5</text:p>
          </table:table-cell>
          <table:table-cell table:formula="of:=[btfn.M3]" office:value-type="float" office:value="5" calcext:value-type="float">
            <text:p>5</text:p>
          </table:table-cell>
          <table:table-cell table:formula="of:=[btfn.N3]" office:value-type="float" office:value="0" calcext:value-type="float">
            <text:p>0</text:p>
          </table:table-cell>
          <table:table-cell table:formula="of:=[btfn.O3]" office:value-type="float" office:value="0" calcext:value-type="float">
            <text:p>0</text:p>
          </table:table-cell>
          <table:table-cell table:formula="of:=[btfn.P3]" office:value-type="float" office:value="0" calcext:value-type="float">
            <text:p>0</text:p>
          </table:table-cell>
          <table:table-cell table:formula="of:=[btfn.Q3]" office:value-type="float" office:value="0" calcext:value-type="float">
            <text:p>0</text:p>
          </table:table-cell>
          <table:table-cell table:formula="of:=[btfn.R3]" office:value-type="float" office:value="0" calcext:value-type="float">
            <text:p>0</text:p>
          </table:table-cell>
          <table:table-cell/>
          <table:table-cell table:formula="of:=[btfn.S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btfn.W4]" office:value-type="float" office:value="1331" calcext:value-type="float">
            <text:p>1331</text:p>
          </table:table-cell>
          <table:table-cell table:formula="of:=[btfn.B4]" office:value-type="float" office:value="5520" calcext:value-type="float">
            <text:p>5520</text:p>
          </table:table-cell>
          <table:table-cell table:formula="of:=[btfn.D4]" office:value-type="float" office:value="11808" calcext:value-type="float">
            <text:p>11808</text:p>
          </table:table-cell>
          <table:table-cell table:formula="of:=[btfn.I4]" office:value-type="float" office:value="9" calcext:value-type="float">
            <text:p>9</text:p>
          </table:table-cell>
          <table:table-cell table:formula="of:=[btfn.H4]" office:value-type="float" office:value="3109" calcext:value-type="float">
            <text:p>3109</text:p>
          </table:table-cell>
          <table:table-cell table:formula="of:=[btfn.U4]" office:value-type="float" office:value="406" calcext:value-type="float">
            <text:p>406</text:p>
          </table:table-cell>
          <table:table-cell table:formula="of:=[btfn.V4]" office:value-type="float" office:value="1787" calcext:value-type="float">
            <text:p>1787</text:p>
          </table:table-cell>
          <table:table-cell table:formula="of:=[btfn.T4]" office:value-type="float" office:value="697" calcext:value-type="float">
            <text:p>697</text:p>
          </table:table-cell>
          <table:table-cell/>
          <table:table-cell table:formula="of:=[btfn.J4]" office:value-type="float" office:value="200" calcext:value-type="float">
            <text:p>200</text:p>
          </table:table-cell>
          <table:table-cell table:formula="of:=[btfn.K4]" office:value-type="float" office:value="2" calcext:value-type="float">
            <text:p>2</text:p>
          </table:table-cell>
          <table:table-cell table:formula="of:=[btfn.L4]" office:value-type="float" office:value="0" calcext:value-type="float">
            <text:p>0</text:p>
          </table:table-cell>
          <table:table-cell table:formula="of:=[btfn.M4]" office:value-type="float" office:value="202" calcext:value-type="float">
            <text:p>202</text:p>
          </table:table-cell>
          <table:table-cell table:formula="of:=[btfn.N4]" office:value-type="float" office:value="0" calcext:value-type="float">
            <text:p>0</text:p>
          </table:table-cell>
          <table:table-cell table:formula="of:=[btfn.O4]" office:value-type="float" office:value="0" calcext:value-type="float">
            <text:p>0</text:p>
          </table:table-cell>
          <table:table-cell table:formula="of:=[btfn.P4]" office:value-type="float" office:value="0" calcext:value-type="float">
            <text:p>0</text:p>
          </table:table-cell>
          <table:table-cell table:formula="of:=[btfn.Q4]" office:value-type="float" office:value="0" calcext:value-type="float">
            <text:p>0</text:p>
          </table:table-cell>
          <table:table-cell table:formula="of:=[btfn.R4]" office:value-type="float" office:value="0" calcext:value-type="float">
            <text:p>0</text:p>
          </table:table-cell>
          <table:table-cell/>
          <table:table-cell table:formula="of:=[btfn.S4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btfn.W5]" office:value-type="float" office:value="1329" calcext:value-type="float">
            <text:p>1329</text:p>
          </table:table-cell>
          <table:table-cell table:formula="of:=[btfn.B5]" office:value-type="float" office:value="5408" calcext:value-type="float">
            <text:p>5408</text:p>
          </table:table-cell>
          <table:table-cell table:formula="of:=[btfn.D5]" office:value-type="float" office:value="11508" calcext:value-type="float">
            <text:p>11508</text:p>
          </table:table-cell>
          <table:table-cell table:formula="of:=[btfn.I5]" office:value-type="float" office:value="10" calcext:value-type="float">
            <text:p>10</text:p>
          </table:table-cell>
          <table:table-cell table:formula="of:=[btfn.H5]" office:value-type="float" office:value="3011" calcext:value-type="float">
            <text:p>3011</text:p>
          </table:table-cell>
          <table:table-cell table:formula="of:=[btfn.U5]" office:value-type="float" office:value="306" calcext:value-type="float">
            <text:p>306</text:p>
          </table:table-cell>
          <table:table-cell table:formula="of:=[btfn.V5]" office:value-type="float" office:value="1692" calcext:value-type="float">
            <text:p>1692</text:p>
          </table:table-cell>
          <table:table-cell table:formula="of:=[btfn.T5]" office:value-type="float" office:value="794" calcext:value-type="float">
            <text:p>794</text:p>
          </table:table-cell>
          <table:table-cell/>
          <table:table-cell table:formula="of:=[btfn.J5]" office:value-type="float" office:value="199" calcext:value-type="float">
            <text:p>199</text:p>
          </table:table-cell>
          <table:table-cell table:formula="of:=[btfn.K5]" office:value-type="float" office:value="1" calcext:value-type="float">
            <text:p>1</text:p>
          </table:table-cell>
          <table:table-cell table:formula="of:=[btfn.L5]" office:value-type="float" office:value="98" calcext:value-type="float">
            <text:p>98</text:p>
          </table:table-cell>
          <table:table-cell table:formula="of:=[btfn.M5]" office:value-type="float" office:value="104" calcext:value-type="float">
            <text:p>104</text:p>
          </table:table-cell>
          <table:table-cell table:formula="of:=[btfn.N5]" office:value-type="float" office:value="0" calcext:value-type="float">
            <text:p>0</text:p>
          </table:table-cell>
          <table:table-cell table:formula="of:=[btfn.O5]" office:value-type="float" office:value="0" calcext:value-type="float">
            <text:p>0</text:p>
          </table:table-cell>
          <table:table-cell table:formula="of:=[btfn.P5]" office:value-type="float" office:value="0" calcext:value-type="float">
            <text:p>0</text:p>
          </table:table-cell>
          <table:table-cell table:formula="of:=[btfn.Q5]" office:value-type="float" office:value="0" calcext:value-type="float">
            <text:p>0</text:p>
          </table:table-cell>
          <table:table-cell table:formula="of:=[btfn.R5]" office:value-type="float" office:value="0" calcext:value-type="float">
            <text:p>0</text:p>
          </table:table-cell>
          <table:table-cell/>
          <table:table-cell table:formula="of:=[btfn.S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nt-O2</text:p>
          </table:table-cell>
          <table:table-cell table:formula="of:=[btfn.W6]" office:value-type="float" office:value="1793" calcext:value-type="float">
            <text:p>1793</text:p>
          </table:table-cell>
          <table:table-cell table:formula="of:=[btfn.B6]" office:value-type="float" office:value="4095" calcext:value-type="float">
            <text:p>4095</text:p>
          </table:table-cell>
          <table:table-cell table:formula="of:=[btfn.D6]" office:value-type="float" office:value="11015" calcext:value-type="float">
            <text:p>11015</text:p>
          </table:table-cell>
          <table:table-cell table:formula="of:=[btfn.I6]" office:value-type="float" office:value="14" calcext:value-type="float">
            <text:p>14</text:p>
          </table:table-cell>
          <table:table-cell table:formula="of:=[btfn.H6]" office:value-type="float" office:value="3401" calcext:value-type="float">
            <text:p>3401</text:p>
          </table:table-cell>
          <table:table-cell table:formula="of:=[btfn.U6]" office:value-type="float" office:value="249" calcext:value-type="float">
            <text:p>249</text:p>
          </table:table-cell>
          <table:table-cell table:formula="of:=[btfn.V6]" office:value-type="float" office:value="1622" calcext:value-type="float">
            <text:p>1622</text:p>
          </table:table-cell>
          <table:table-cell table:formula="of:=[btfn.T6]" office:value-type="float" office:value="1240" calcext:value-type="float">
            <text:p>1240</text:p>
          </table:table-cell>
          <table:table-cell/>
          <table:table-cell table:formula="of:=[btfn.J6]" office:value-type="float" office:value="201" calcext:value-type="float">
            <text:p>201</text:p>
          </table:table-cell>
          <table:table-cell table:formula="of:=[btfn.K6]" office:value-type="float" office:value="22" calcext:value-type="float">
            <text:p>22</text:p>
          </table:table-cell>
          <table:table-cell table:formula="of:=[btfn.L6]" office:value-type="float" office:value="100" calcext:value-type="float">
            <text:p>100</text:p>
          </table:table-cell>
          <table:table-cell table:formula="of:=[btfn.M6]" office:value-type="float" office:value="4" calcext:value-type="float">
            <text:p>4</text:p>
          </table:table-cell>
          <table:table-cell table:formula="of:=[btfn.N6]" office:value-type="float" office:value="0" calcext:value-type="float">
            <text:p>0</text:p>
          </table:table-cell>
          <table:table-cell table:formula="of:=[btfn.O6]" office:value-type="float" office:value="0" calcext:value-type="float">
            <text:p>0</text:p>
          </table:table-cell>
          <table:table-cell table:formula="of:=[btfn.P6]" office:value-type="float" office:value="0" calcext:value-type="float">
            <text:p>0</text:p>
          </table:table-cell>
          <table:table-cell table:formula="of:=[btfn.Q6]" office:value-type="float" office:value="0" calcext:value-type="float">
            <text:p>0</text:p>
          </table:table-cell>
          <table:table-cell table:formula="of:=[btfn.R6]" office:value-type="float" office:value="0" calcext:value-type="float">
            <text:p>0</text:p>
          </table:table-cell>
          <table:table-cell/>
          <table:table-cell table:formula="of:=[btfn.S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c-O1</text:p>
          </table:table-cell>
          <table:table-cell table:formula="of:=[btfn.W7]" office:value-type="float" office:value="32599" calcext:value-type="float">
            <text:p>32599</text:p>
          </table:table-cell>
          <table:table-cell table:formula="of:=[btfn.B7]" office:value-type="float" office:value="59778" calcext:value-type="float">
            <text:p>59778</text:p>
          </table:table-cell>
          <table:table-cell table:formula="of:=[btfn.D7]" office:value-type="float" office:value="145077" calcext:value-type="float">
            <text:p>145077</text:p>
          </table:table-cell>
          <table:table-cell table:formula="of:=[btfn.I7]" office:value-type="float" office:value="20" calcext:value-type="float">
            <text:p>20</text:p>
          </table:table-cell>
          <table:table-cell table:formula="of:=[btfn.H7]" office:value-type="float" office:value="42571" calcext:value-type="float">
            <text:p>42571</text:p>
          </table:table-cell>
          <table:table-cell table:formula="of:=[btfn.U7]" office:value-type="float" office:value="10419" calcext:value-type="float">
            <text:p>10419</text:p>
          </table:table-cell>
          <table:table-cell table:formula="of:=[btfn.V7]" office:value-type="float" office:value="9992" calcext:value-type="float">
            <text:p>9992</text:p>
          </table:table-cell>
          <table:table-cell table:formula="of:=[btfn.T7]" office:value-type="float" office:value="5995" calcext:value-type="float">
            <text:p>5995</text:p>
          </table:table-cell>
          <table:table-cell/>
          <table:table-cell table:formula="of:=[btfn.J7]" office:value-type="float" office:value="4689" calcext:value-type="float">
            <text:p>4689</text:p>
          </table:table-cell>
          <table:table-cell table:formula="of:=[btfn.K7]" office:value-type="float" office:value="516" calcext:value-type="float">
            <text:p>516</text:p>
          </table:table-cell>
          <table:table-cell table:formula="of:=[btfn.L7]" office:value-type="float" office:value="2052" calcext:value-type="float">
            <text:p>2052</text:p>
          </table:table-cell>
          <table:table-cell table:formula="of:=[btfn.M7]" office:value-type="float" office:value="4698" calcext:value-type="float">
            <text:p>4698</text:p>
          </table:table-cell>
          <table:table-cell table:formula="of:=[btfn.N7]" office:value-type="float" office:value="0" calcext:value-type="float">
            <text:p>0</text:p>
          </table:table-cell>
          <table:table-cell table:formula="of:=[btfn.O7]" office:value-type="float" office:value="0" calcext:value-type="float">
            <text:p>0</text:p>
          </table:table-cell>
          <table:table-cell table:formula="of:=[btfn.P7]" office:value-type="float" office:value="0" calcext:value-type="float">
            <text:p>0</text:p>
          </table:table-cell>
          <table:table-cell table:formula="of:=[btfn.Q7]" office:value-type="float" office:value="0" calcext:value-type="float">
            <text:p>0</text:p>
          </table:table-cell>
          <table:table-cell table:formula="of:=[btfn.R7]" office:value-type="float" office:value="0" calcext:value-type="float">
            <text:p>0</text:p>
          </table:table-cell>
          <table:table-cell/>
          <table:table-cell table:formula="of:=[btfn.S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c-O2</text:p>
          </table:table-cell>
          <table:table-cell table:formula="of:=[btfn.W8]" office:value-type="float" office:value="29135" calcext:value-type="float">
            <text:p>29135</text:p>
          </table:table-cell>
          <table:table-cell table:formula="of:=[btfn.B8]" office:value-type="float" office:value="52171" calcext:value-type="float">
            <text:p>52171</text:p>
          </table:table-cell>
          <table:table-cell table:formula="of:=[btfn.D8]" office:value-type="float" office:value="133382" calcext:value-type="float">
            <text:p>133382</text:p>
          </table:table-cell>
          <table:table-cell table:formula="of:=[btfn.I8]" office:value-type="float" office:value="19" calcext:value-type="float">
            <text:p>19</text:p>
          </table:table-cell>
          <table:table-cell table:formula="of:=[btfn.H8]" office:value-type="float" office:value="40527" calcext:value-type="float">
            <text:p>40527</text:p>
          </table:table-cell>
          <table:table-cell table:formula="of:=[btfn.U8]" office:value-type="float" office:value="9565" calcext:value-type="float">
            <text:p>9565</text:p>
          </table:table-cell>
          <table:table-cell table:formula="of:=[btfn.V8]" office:value-type="float" office:value="11411" calcext:value-type="float">
            <text:p>11411</text:p>
          </table:table-cell>
          <table:table-cell table:formula="of:=[btfn.T8]" office:value-type="float" office:value="10861" calcext:value-type="float">
            <text:p>10861</text:p>
          </table:table-cell>
          <table:table-cell/>
          <table:table-cell table:formula="of:=[btfn.J8]" office:value-type="float" office:value="4435" calcext:value-type="float">
            <text:p>4435</text:p>
          </table:table-cell>
          <table:table-cell table:formula="of:=[btfn.K8]" office:value-type="float" office:value="512" calcext:value-type="float">
            <text:p>512</text:p>
          </table:table-cell>
          <table:table-cell table:formula="of:=[btfn.L8]" office:value-type="float" office:value="2646" calcext:value-type="float">
            <text:p>2646</text:p>
          </table:table-cell>
          <table:table-cell table:formula="of:=[btfn.M8]" office:value-type="float" office:value="2058" calcext:value-type="float">
            <text:p>2058</text:p>
          </table:table-cell>
          <table:table-cell table:formula="of:=[btfn.N8]" office:value-type="float" office:value="0" calcext:value-type="float">
            <text:p>0</text:p>
          </table:table-cell>
          <table:table-cell table:formula="of:=[btfn.O8]" office:value-type="float" office:value="0" calcext:value-type="float">
            <text:p>0</text:p>
          </table:table-cell>
          <table:table-cell table:formula="of:=[btfn.P8]" office:value-type="float" office:value="0" calcext:value-type="float">
            <text:p>0</text:p>
          </table:table-cell>
          <table:table-cell table:formula="of:=[btfn.Q8]" office:value-type="float" office:value="0" calcext:value-type="float">
            <text:p>0</text:p>
          </table:table-cell>
          <table:table-cell table:formula="of:=[btfn.R8]" office:value-type="float" office:value="0" calcext:value-type="float">
            <text:p>0</text:p>
          </table:table-cell>
          <table:table-cell/>
          <table:table-cell table:formula="of:=[btfn.S8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btfn.W9]" office:value-type="float" office:value="1420" calcext:value-type="float">
            <text:p>1420</text:p>
          </table:table-cell>
          <table:table-cell table:formula="of:=[btfn.B9]" office:value-type="float" office:value="2139" calcext:value-type="float">
            <text:p>2139</text:p>
          </table:table-cell>
          <table:table-cell table:formula="of:=[btfn.D9]" office:value-type="float" office:value="5505" calcext:value-type="float">
            <text:p>5505</text:p>
          </table:table-cell>
          <table:table-cell table:formula="of:=[btfn.I9]" office:value-type="float" office:value="14" calcext:value-type="float">
            <text:p>14</text:p>
          </table:table-cell>
          <table:table-cell table:formula="of:=[btfn.H9]" office:value-type="float" office:value="1632" calcext:value-type="float">
            <text:p>1632</text:p>
          </table:table-cell>
          <table:table-cell table:formula="of:=[btfn.U9]" office:value-type="float" office:value="358" calcext:value-type="float">
            <text:p>358</text:p>
          </table:table-cell>
          <table:table-cell table:formula="of:=[btfn.V9]" office:value-type="float" office:value="226" calcext:value-type="float">
            <text:p>226</text:p>
          </table:table-cell>
          <table:table-cell table:formula="of:=[btfn.T9]" office:value-type="float" office:value="23" calcext:value-type="float">
            <text:p>23</text:p>
          </table:table-cell>
          <table:table-cell/>
          <table:table-cell table:formula="of:=[btfn.J9]" office:value-type="float" office:value="150" calcext:value-type="float">
            <text:p>150</text:p>
          </table:table-cell>
          <table:table-cell table:formula="of:=[btfn.K9]" office:value-type="float" office:value="2" calcext:value-type="float">
            <text:p>2</text:p>
          </table:table-cell>
          <table:table-cell table:formula="of:=[btfn.L9]" office:value-type="float" office:value="1" calcext:value-type="float">
            <text:p>1</text:p>
          </table:table-cell>
          <table:table-cell table:formula="of:=[btfn.M9]" office:value-type="float" office:value="204" calcext:value-type="float">
            <text:p>204</text:p>
          </table:table-cell>
          <table:table-cell table:formula="of:=[btfn.N9]" office:value-type="float" office:value="0" calcext:value-type="float">
            <text:p>0</text:p>
          </table:table-cell>
          <table:table-cell table:formula="of:=[btfn.O9]" office:value-type="float" office:value="0" calcext:value-type="float">
            <text:p>0</text:p>
          </table:table-cell>
          <table:table-cell table:formula="of:=[btfn.P9]" office:value-type="float" office:value="0" calcext:value-type="float">
            <text:p>0</text:p>
          </table:table-cell>
          <table:table-cell table:formula="of:=[btfn.Q9]" office:value-type="float" office:value="0" calcext:value-type="float">
            <text:p>0</text:p>
          </table:table-cell>
          <table:table-cell table:formula="of:=[btfn.R9]" office:value-type="float" office:value="0" calcext:value-type="float">
            <text:p>0</text:p>
          </table:table-cell>
          <table:table-cell/>
          <table:table-cell table:formula="of:=[btfn.S9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btfn.W10]" office:value-type="float" office:value="1209" calcext:value-type="float">
            <text:p>1209</text:p>
          </table:table-cell>
          <table:table-cell table:formula="of:=[btfn.B10]" office:value-type="float" office:value="1350" calcext:value-type="float">
            <text:p>1350</text:p>
          </table:table-cell>
          <table:table-cell table:formula="of:=[btfn.D10]" office:value-type="float" office:value="3816" calcext:value-type="float">
            <text:p>3816</text:p>
          </table:table-cell>
          <table:table-cell table:formula="of:=[btfn.I10]" office:value-type="float" office:value="5" calcext:value-type="float">
            <text:p>5</text:p>
          </table:table-cell>
          <table:table-cell table:formula="of:=[btfn.H10]" office:value-type="float" office:value="1209" calcext:value-type="float">
            <text:p>1209</text:p>
          </table:table-cell>
          <table:table-cell table:formula="of:=[btfn.U10]" office:value-type="float" office:value="106" calcext:value-type="float">
            <text:p>106</text:p>
          </table:table-cell>
          <table:table-cell table:formula="of:=[btfn.V10]" office:value-type="float" office:value="5" calcext:value-type="float">
            <text:p>5</text:p>
          </table:table-cell>
          <table:table-cell table:formula="of:=[btfn.T10]" office:value-type="float" office:value="0" calcext:value-type="float">
            <text:p>0</text:p>
          </table:table-cell>
          <table:table-cell/>
          <table:table-cell table:formula="of:=[btfn.J10]" office:value-type="float" office:value="100" calcext:value-type="float">
            <text:p>100</text:p>
          </table:table-cell>
          <table:table-cell table:formula="of:=[btfn.K10]" office:value-type="float" office:value="1" calcext:value-type="float">
            <text:p>1</text:p>
          </table:table-cell>
          <table:table-cell table:formula="of:=[btfn.L10]" office:value-type="float" office:value="99" calcext:value-type="float">
            <text:p>99</text:p>
          </table:table-cell>
          <table:table-cell table:formula="of:=[btfn.M10]" office:value-type="float" office:value="4" calcext:value-type="float">
            <text:p>4</text:p>
          </table:table-cell>
          <table:table-cell table:formula="of:=[btfn.N10]" office:value-type="float" office:value="0" calcext:value-type="float">
            <text:p>0</text:p>
          </table:table-cell>
          <table:table-cell table:formula="of:=[btfn.O10]" office:value-type="float" office:value="0" calcext:value-type="float">
            <text:p>0</text:p>
          </table:table-cell>
          <table:table-cell table:formula="of:=[btfn.P10]" office:value-type="float" office:value="0" calcext:value-type="float">
            <text:p>0</text:p>
          </table:table-cell>
          <table:table-cell table:formula="of:=[btfn.Q10]" office:value-type="float" office:value="0" calcext:value-type="float">
            <text:p>0</text:p>
          </table:table-cell>
          <table:table-cell table:formula="of:=[btfn.R10]" office:value-type="float" office:value="0" calcext:value-type="float">
            <text:p>0</text:p>
          </table:table-cell>
          <table:table-cell/>
          <table:table-cell table:formula="of:=[btfn.S10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dct-O1</text:p>
          </table:table-cell>
          <table:table-cell table:formula="of:=[btfn.W11]" office:value-type="float" office:value="1165" calcext:value-type="float">
            <text:p>1165</text:p>
          </table:table-cell>
          <table:table-cell table:formula="of:=[btfn.B11]" office:value-type="float" office:value="4066" calcext:value-type="float">
            <text:p>4066</text:p>
          </table:table-cell>
          <table:table-cell table:formula="of:=[btfn.D11]" office:value-type="float" office:value="6818" calcext:value-type="float">
            <text:p>6818</text:p>
          </table:table-cell>
          <table:table-cell table:formula="of:=[btfn.I11]" office:value-type="float" office:value="24" calcext:value-type="float">
            <text:p>24</text:p>
          </table:table-cell>
          <table:table-cell table:formula="of:=[btfn.H11]" office:value-type="float" office:value="1289" calcext:value-type="float">
            <text:p>1289</text:p>
          </table:table-cell>
          <table:table-cell table:formula="of:=[btfn.U11]" office:value-type="float" office:value="23" calcext:value-type="float">
            <text:p>23</text:p>
          </table:table-cell>
          <table:table-cell table:formula="of:=[btfn.V11]" office:value-type="float" office:value="148" calcext:value-type="float">
            <text:p>148</text:p>
          </table:table-cell>
          <table:table-cell table:formula="of:=[btfn.T11]" office:value-type="float" office:value="1035" calcext:value-type="float">
            <text:p>1035</text:p>
          </table:table-cell>
          <table:table-cell/>
          <table:table-cell table:formula="of:=[btfn.J11]" office:value-type="float" office:value="16" calcext:value-type="float">
            <text:p>16</text:p>
          </table:table-cell>
          <table:table-cell table:formula="of:=[btfn.K11]" office:value-type="float" office:value="2" calcext:value-type="float">
            <text:p>2</text:p>
          </table:table-cell>
          <table:table-cell table:formula="of:=[btfn.L11]" office:value-type="float" office:value="0" calcext:value-type="float">
            <text:p>0</text:p>
          </table:table-cell>
          <table:table-cell table:formula="of:=[btfn.M11]" office:value-type="float" office:value="3" calcext:value-type="float">
            <text:p>3</text:p>
          </table:table-cell>
          <table:table-cell table:formula="of:=[btfn.N11]" office:value-type="float" office:value="0" calcext:value-type="float">
            <text:p>0</text:p>
          </table:table-cell>
          <table:table-cell table:formula="of:=[btfn.O11]" office:value-type="float" office:value="0" calcext:value-type="float">
            <text:p>0</text:p>
          </table:table-cell>
          <table:table-cell table:formula="of:=[btfn.P11]" office:value-type="float" office:value="0" calcext:value-type="float">
            <text:p>0</text:p>
          </table:table-cell>
          <table:table-cell table:formula="of:=[btfn.Q11]" office:value-type="float" office:value="0" calcext:value-type="float">
            <text:p>0</text:p>
          </table:table-cell>
          <table:table-cell table:formula="of:=[btfn.R11]" office:value-type="float" office:value="0" calcext:value-type="float">
            <text:p>0</text:p>
          </table:table-cell>
          <table:table-cell/>
          <table:table-cell table:formula="of:=[btfn.S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dct-O2</text:p>
          </table:table-cell>
          <table:table-cell table:formula="of:=[btfn.W12]" office:value-type="float" office:value="1185" calcext:value-type="float">
            <text:p>1185</text:p>
          </table:table-cell>
          <table:table-cell table:formula="of:=[btfn.B12]" office:value-type="float" office:value="4249" calcext:value-type="float">
            <text:p>4249</text:p>
          </table:table-cell>
          <table:table-cell table:formula="of:=[btfn.D12]" office:value-type="float" office:value="7075" calcext:value-type="float">
            <text:p>7075</text:p>
          </table:table-cell>
          <table:table-cell table:formula="of:=[btfn.I12]" office:value-type="float" office:value="27" calcext:value-type="float">
            <text:p>27</text:p>
          </table:table-cell>
          <table:table-cell table:formula="of:=[btfn.H12]" office:value-type="float" office:value="1312" calcext:value-type="float">
            <text:p>1312</text:p>
          </table:table-cell>
          <table:table-cell table:formula="of:=[btfn.U12]" office:value-type="float" office:value="23" calcext:value-type="float">
            <text:p>23</text:p>
          </table:table-cell>
          <table:table-cell table:formula="of:=[btfn.V12]" office:value-type="float" office:value="154" calcext:value-type="float">
            <text:p>154</text:p>
          </table:table-cell>
          <table:table-cell table:formula="of:=[btfn.T12]" office:value-type="float" office:value="1057" calcext:value-type="float">
            <text:p>1057</text:p>
          </table:table-cell>
          <table:table-cell/>
          <table:table-cell table:formula="of:=[btfn.J12]" office:value-type="float" office:value="16" calcext:value-type="float">
            <text:p>16</text:p>
          </table:table-cell>
          <table:table-cell table:formula="of:=[btfn.K12]" office:value-type="float" office:value="2" calcext:value-type="float">
            <text:p>2</text:p>
          </table:table-cell>
          <table:table-cell table:formula="of:=[btfn.L12]" office:value-type="float" office:value="0" calcext:value-type="float">
            <text:p>0</text:p>
          </table:table-cell>
          <table:table-cell table:formula="of:=[btfn.M12]" office:value-type="float" office:value="3" calcext:value-type="float">
            <text:p>3</text:p>
          </table:table-cell>
          <table:table-cell table:formula="of:=[btfn.N12]" office:value-type="float" office:value="0" calcext:value-type="float">
            <text:p>0</text:p>
          </table:table-cell>
          <table:table-cell table:formula="of:=[btfn.O12]" office:value-type="float" office:value="0" calcext:value-type="float">
            <text:p>0</text:p>
          </table:table-cell>
          <table:table-cell table:formula="of:=[btfn.P12]" office:value-type="float" office:value="0" calcext:value-type="float">
            <text:p>0</text:p>
          </table:table-cell>
          <table:table-cell table:formula="of:=[btfn.Q12]" office:value-type="float" office:value="0" calcext:value-type="float">
            <text:p>0</text:p>
          </table:table-cell>
          <table:table-cell table:formula="of:=[btfn.R12]" office:value-type="float" office:value="0" calcext:value-type="float">
            <text:p>0</text:p>
          </table:table-cell>
          <table:table-cell/>
          <table:table-cell table:formula="of:=[btfn.S12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btfn.W13]" office:value-type="float" office:value="218" calcext:value-type="float">
            <text:p>218</text:p>
          </table:table-cell>
          <table:table-cell table:formula="of:=[btfn.B13]" office:value-type="float" office:value="382" calcext:value-type="float">
            <text:p>382</text:p>
          </table:table-cell>
          <table:table-cell table:formula="of:=[btfn.D13]" office:value-type="float" office:value="861" calcext:value-type="float">
            <text:p>861</text:p>
          </table:table-cell>
          <table:table-cell table:formula="of:=[btfn.I13]" office:value-type="float" office:value="5" calcext:value-type="float">
            <text:p>5</text:p>
          </table:table-cell>
          <table:table-cell table:formula="of:=[btfn.H13]" office:value-type="float" office:value="222" calcext:value-type="float">
            <text:p>222</text:p>
          </table:table-cell>
          <table:table-cell table:formula="of:=[btfn.U13]" office:value-type="float" office:value="35" calcext:value-type="float">
            <text:p>35</text:p>
          </table:table-cell>
          <table:table-cell table:formula="of:=[btfn.V13]" office:value-type="float" office:value="9" calcext:value-type="float">
            <text:p>9</text:p>
          </table:table-cell>
          <table:table-cell table:formula="of:=[btfn.T13]" office:value-type="float" office:value="3" calcext:value-type="float">
            <text:p>3</text:p>
          </table:table-cell>
          <table:table-cell/>
          <table:table-cell table:formula="of:=[btfn.J13]" office:value-type="float" office:value="30" calcext:value-type="float">
            <text:p>30</text:p>
          </table:table-cell>
          <table:table-cell table:formula="of:=[btfn.K13]" office:value-type="float" office:value="0" calcext:value-type="float">
            <text:p>0</text:p>
          </table:table-cell>
          <table:table-cell table:formula="of:=[btfn.L13]" office:value-type="float" office:value="27" calcext:value-type="float">
            <text:p>27</text:p>
          </table:table-cell>
          <table:table-cell table:formula="of:=[btfn.M13]" office:value-type="float" office:value="5" calcext:value-type="float">
            <text:p>5</text:p>
          </table:table-cell>
          <table:table-cell table:formula="of:=[btfn.N13]" office:value-type="float" office:value="0" calcext:value-type="float">
            <text:p>0</text:p>
          </table:table-cell>
          <table:table-cell table:formula="of:=[btfn.O13]" office:value-type="float" office:value="0" calcext:value-type="float">
            <text:p>0</text:p>
          </table:table-cell>
          <table:table-cell table:formula="of:=[btfn.P13]" office:value-type="float" office:value="0" calcext:value-type="float">
            <text:p>0</text:p>
          </table:table-cell>
          <table:table-cell table:formula="of:=[btfn.Q13]" office:value-type="float" office:value="0" calcext:value-type="float">
            <text:p>0</text:p>
          </table:table-cell>
          <table:table-cell table:formula="of:=[btfn.R13]" office:value-type="float" office:value="0" calcext:value-type="float">
            <text:p>0</text:p>
          </table:table-cell>
          <table:table-cell/>
          <table:table-cell table:formula="of:=[btfn.S1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btfn.W14]" office:value-type="float" office:value="125" calcext:value-type="float">
            <text:p>125</text:p>
          </table:table-cell>
          <table:table-cell table:formula="of:=[btfn.B14]" office:value-type="float" office:value="221" calcext:value-type="float">
            <text:p>221</text:p>
          </table:table-cell>
          <table:table-cell table:formula="of:=[btfn.D14]" office:value-type="float" office:value="501" calcext:value-type="float">
            <text:p>501</text:p>
          </table:table-cell>
          <table:table-cell table:formula="of:=[btfn.I14]" office:value-type="float" office:value="3" calcext:value-type="float">
            <text:p>3</text:p>
          </table:table-cell>
          <table:table-cell table:formula="of:=[btfn.H14]" office:value-type="float" office:value="126" calcext:value-type="float">
            <text:p>126</text:p>
          </table:table-cell>
          <table:table-cell table:formula="of:=[btfn.U14]" office:value-type="float" office:value="34" calcext:value-type="float">
            <text:p>34</text:p>
          </table:table-cell>
          <table:table-cell table:formula="of:=[btfn.V14]" office:value-type="float" office:value="4" calcext:value-type="float">
            <text:p>4</text:p>
          </table:table-cell>
          <table:table-cell table:formula="of:=[btfn.T14]" office:value-type="float" office:value="0" calcext:value-type="float">
            <text:p>0</text:p>
          </table:table-cell>
          <table:table-cell/>
          <table:table-cell table:formula="of:=[btfn.J14]" office:value-type="float" office:value="29" calcext:value-type="float">
            <text:p>29</text:p>
          </table:table-cell>
          <table:table-cell table:formula="of:=[btfn.K14]" office:value-type="float" office:value="1" calcext:value-type="float">
            <text:p>1</text:p>
          </table:table-cell>
          <table:table-cell table:formula="of:=[btfn.L14]" office:value-type="float" office:value="0" calcext:value-type="float">
            <text:p>0</text:p>
          </table:table-cell>
          <table:table-cell table:formula="of:=[btfn.M14]" office:value-type="float" office:value="3" calcext:value-type="float">
            <text:p>3</text:p>
          </table:table-cell>
          <table:table-cell table:formula="of:=[btfn.N14]" office:value-type="float" office:value="0" calcext:value-type="float">
            <text:p>0</text:p>
          </table:table-cell>
          <table:table-cell table:formula="of:=[btfn.O14]" office:value-type="float" office:value="0" calcext:value-type="float">
            <text:p>0</text:p>
          </table:table-cell>
          <table:table-cell table:formula="of:=[btfn.P14]" office:value-type="float" office:value="0" calcext:value-type="float">
            <text:p>0</text:p>
          </table:table-cell>
          <table:table-cell table:formula="of:=[btfn.Q14]" office:value-type="float" office:value="0" calcext:value-type="float">
            <text:p>0</text:p>
          </table:table-cell>
          <table:table-cell table:formula="of:=[btfn.R14]" office:value-type="float" office:value="0" calcext:value-type="float">
            <text:p>0</text:p>
          </table:table-cell>
          <table:table-cell/>
          <table:table-cell table:formula="of:=[btfn.S14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r-O1</text:p>
          </table:table-cell>
          <table:table-cell table:formula="of:=[btfn.W15]" office:value-type="float" office:value="86605" calcext:value-type="float">
            <text:p>86605</text:p>
          </table:table-cell>
          <table:table-cell table:formula="of:=[btfn.B15]" office:value-type="float" office:value="331111" calcext:value-type="float">
            <text:p>331111</text:p>
          </table:table-cell>
          <table:table-cell table:formula="of:=[btfn.D15]" office:value-type="float" office:value="706364" calcext:value-type="float">
            <text:p>706364</text:p>
          </table:table-cell>
          <table:table-cell table:formula="of:=[btfn.I15]" office:value-type="float" office:value="11" calcext:value-type="float">
            <text:p>11</text:p>
          </table:table-cell>
          <table:table-cell table:formula="of:=[btfn.H15]" office:value-type="float" office:value="187585" calcext:value-type="float">
            <text:p>187585</text:p>
          </table:table-cell>
          <table:table-cell table:formula="of:=[btfn.U15]" office:value-type="float" office:value="13853" calcext:value-type="float">
            <text:p>13853</text:p>
          </table:table-cell>
          <table:table-cell table:formula="of:=[btfn.V15]" office:value-type="float" office:value="100991" calcext:value-type="float">
            <text:p>100991</text:p>
          </table:table-cell>
          <table:table-cell table:formula="of:=[btfn.T15]" office:value-type="float" office:value="43013" calcext:value-type="float">
            <text:p>43013</text:p>
          </table:table-cell>
          <table:table-cell/>
          <table:table-cell table:formula="of:=[btfn.J15]" office:value-type="float" office:value="11749" calcext:value-type="float">
            <text:p>11749</text:p>
          </table:table-cell>
          <table:table-cell table:formula="of:=[btfn.K15]" office:value-type="float" office:value="700" calcext:value-type="float">
            <text:p>700</text:p>
          </table:table-cell>
          <table:table-cell table:formula="of:=[btfn.L15]" office:value-type="float" office:value="718" calcext:value-type="float">
            <text:p>718</text:p>
          </table:table-cell>
          <table:table-cell table:formula="of:=[btfn.M15]" office:value-type="float" office:value="704" calcext:value-type="float">
            <text:p>704</text:p>
          </table:table-cell>
          <table:table-cell table:formula="of:=[btfn.N15]" office:value-type="float" office:value="0" calcext:value-type="float">
            <text:p>0</text:p>
          </table:table-cell>
          <table:table-cell table:formula="of:=[btfn.O15]" office:value-type="float" office:value="0" calcext:value-type="float">
            <text:p>0</text:p>
          </table:table-cell>
          <table:table-cell table:formula="of:=[btfn.P15]" office:value-type="float" office:value="0" calcext:value-type="float">
            <text:p>0</text:p>
          </table:table-cell>
          <table:table-cell table:formula="of:=[btfn.Q15]" office:value-type="float" office:value="0" calcext:value-type="float">
            <text:p>0</text:p>
          </table:table-cell>
          <table:table-cell table:formula="of:=[btfn.R15]" office:value-type="float" office:value="0" calcext:value-type="float">
            <text:p>0</text:p>
          </table:table-cell>
          <table:table-cell/>
          <table:table-cell table:formula="of:=[btfn.S1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r-O2</text:p>
          </table:table-cell>
          <table:table-cell table:formula="of:=[btfn.W16]" office:value-type="float" office:value="75557" calcext:value-type="float">
            <text:p>75557</text:p>
          </table:table-cell>
          <table:table-cell table:formula="of:=[btfn.B16]" office:value-type="float" office:value="318652" calcext:value-type="float">
            <text:p>318652</text:p>
          </table:table-cell>
          <table:table-cell table:formula="of:=[btfn.D16]" office:value-type="float" office:value="670425" calcext:value-type="float">
            <text:p>670425</text:p>
          </table:table-cell>
          <table:table-cell table:formula="of:=[btfn.I16]" office:value-type="float" office:value="11" calcext:value-type="float">
            <text:p>11</text:p>
          </table:table-cell>
          <table:table-cell table:formula="of:=[btfn.H16]" office:value-type="float" office:value="175845" calcext:value-type="float">
            <text:p>175845</text:p>
          </table:table-cell>
          <table:table-cell table:formula="of:=[btfn.U16]" office:value-type="float" office:value="13189" calcext:value-type="float">
            <text:p>13189</text:p>
          </table:table-cell>
          <table:table-cell table:formula="of:=[btfn.V16]" office:value-type="float" office:value="100299" calcext:value-type="float">
            <text:p>100299</text:p>
          </table:table-cell>
          <table:table-cell table:formula="of:=[btfn.T16]" office:value-type="float" office:value="36006" calcext:value-type="float">
            <text:p>36006</text:p>
          </table:table-cell>
          <table:table-cell/>
          <table:table-cell table:formula="of:=[btfn.J16]" office:value-type="float" office:value="11767" calcext:value-type="float">
            <text:p>11767</text:p>
          </table:table-cell>
          <table:table-cell table:formula="of:=[btfn.K16]" office:value-type="float" office:value="700" calcext:value-type="float">
            <text:p>700</text:p>
          </table:table-cell>
          <table:table-cell table:formula="of:=[btfn.L16]" office:value-type="float" office:value="1382" calcext:value-type="float">
            <text:p>1382</text:p>
          </table:table-cell>
          <table:table-cell table:formula="of:=[btfn.M16]" office:value-type="float" office:value="22" calcext:value-type="float">
            <text:p>22</text:p>
          </table:table-cell>
          <table:table-cell table:formula="of:=[btfn.N16]" office:value-type="float" office:value="0" calcext:value-type="float">
            <text:p>0</text:p>
          </table:table-cell>
          <table:table-cell table:formula="of:=[btfn.O16]" office:value-type="float" office:value="0" calcext:value-type="float">
            <text:p>0</text:p>
          </table:table-cell>
          <table:table-cell table:formula="of:=[btfn.P16]" office:value-type="float" office:value="0" calcext:value-type="float">
            <text:p>0</text:p>
          </table:table-cell>
          <table:table-cell table:formula="of:=[btfn.Q16]" office:value-type="float" office:value="0" calcext:value-type="float">
            <text:p>0</text:p>
          </table:table-cell>
          <table:table-cell table:formula="of:=[btfn.R16]" office:value-type="float" office:value="0" calcext:value-type="float">
            <text:p>0</text:p>
          </table:table-cell>
          <table:table-cell/>
          <table:table-cell table:formula="of:=[btfn.S1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btfn.W17]" office:value-type="float" office:value="297" calcext:value-type="float">
            <text:p>297</text:p>
          </table:table-cell>
          <table:table-cell table:formula="of:=[btfn.B17]" office:value-type="float" office:value="1675" calcext:value-type="float">
            <text:p>1675</text:p>
          </table:table-cell>
          <table:table-cell table:formula="of:=[btfn.D17]" office:value-type="float" office:value="3045" calcext:value-type="float">
            <text:p>3045</text:p>
          </table:table-cell>
          <table:table-cell table:formula="of:=[btfn.I17]" office:value-type="float" office:value="7" calcext:value-type="float">
            <text:p>7</text:p>
          </table:table-cell>
          <table:table-cell table:formula="of:=[btfn.H17]" office:value-type="float" office:value="658" calcext:value-type="float">
            <text:p>658</text:p>
          </table:table-cell>
          <table:table-cell table:formula="of:=[btfn.U17]" office:value-type="float" office:value="58" calcext:value-type="float">
            <text:p>58</text:p>
          </table:table-cell>
          <table:table-cell table:formula="of:=[btfn.V17]" office:value-type="float" office:value="368" calcext:value-type="float">
            <text:p>368</text:p>
          </table:table-cell>
          <table:table-cell table:formula="of:=[btfn.T17]" office:value-type="float" office:value="222" calcext:value-type="float">
            <text:p>222</text:p>
          </table:table-cell>
          <table:table-cell/>
          <table:table-cell table:formula="of:=[btfn.J17]" office:value-type="float" office:value="37" calcext:value-type="float">
            <text:p>37</text:p>
          </table:table-cell>
          <table:table-cell table:formula="of:=[btfn.K17]" office:value-type="float" office:value="9" calcext:value-type="float">
            <text:p>9</text:p>
          </table:table-cell>
          <table:table-cell table:formula="of:=[btfn.L17]" office:value-type="float" office:value="17" calcext:value-type="float">
            <text:p>17</text:p>
          </table:table-cell>
          <table:table-cell table:formula="of:=[btfn.M17]" office:value-type="float" office:value="3" calcext:value-type="float">
            <text:p>3</text:p>
          </table:table-cell>
          <table:table-cell table:formula="of:=[btfn.N17]" office:value-type="float" office:value="0" calcext:value-type="float">
            <text:p>0</text:p>
          </table:table-cell>
          <table:table-cell table:formula="of:=[btfn.O17]" office:value-type="float" office:value="0" calcext:value-type="float">
            <text:p>0</text:p>
          </table:table-cell>
          <table:table-cell table:formula="of:=[btfn.P17]" office:value-type="float" office:value="0" calcext:value-type="float">
            <text:p>0</text:p>
          </table:table-cell>
          <table:table-cell table:formula="of:=[btfn.Q17]" office:value-type="float" office:value="0" calcext:value-type="float">
            <text:p>0</text:p>
          </table:table-cell>
          <table:table-cell table:formula="of:=[btfn.R17]" office:value-type="float" office:value="0" calcext:value-type="float">
            <text:p>0</text:p>
          </table:table-cell>
          <table:table-cell/>
          <table:table-cell table:formula="of:=[btfn.S1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btfn.W18]" office:value-type="float" office:value="141" calcext:value-type="float">
            <text:p>141</text:p>
          </table:table-cell>
          <table:table-cell table:formula="of:=[btfn.B18]" office:value-type="float" office:value="365" calcext:value-type="float">
            <text:p>365</text:p>
          </table:table-cell>
          <table:table-cell table:formula="of:=[btfn.D18]" office:value-type="float" office:value="745" calcext:value-type="float">
            <text:p>745</text:p>
          </table:table-cell>
          <table:table-cell table:formula="of:=[btfn.I18]" office:value-type="float" office:value="6" calcext:value-type="float">
            <text:p>6</text:p>
          </table:table-cell>
          <table:table-cell table:formula="of:=[btfn.H18]" office:value-type="float" office:value="169" calcext:value-type="float">
            <text:p>169</text:p>
          </table:table-cell>
          <table:table-cell table:formula="of:=[btfn.U18]" office:value-type="float" office:value="45" calcext:value-type="float">
            <text:p>45</text:p>
          </table:table-cell>
          <table:table-cell table:formula="of:=[btfn.V18]" office:value-type="float" office:value="34" calcext:value-type="float">
            <text:p>34</text:p>
          </table:table-cell>
          <table:table-cell table:formula="of:=[btfn.T18]" office:value-type="float" office:value="3" calcext:value-type="float">
            <text:p>3</text:p>
          </table:table-cell>
          <table:table-cell/>
          <table:table-cell table:formula="of:=[btfn.J18]" office:value-type="float" office:value="14" calcext:value-type="float">
            <text:p>14</text:p>
          </table:table-cell>
          <table:table-cell table:formula="of:=[btfn.K18]" office:value-type="float" office:value="2" calcext:value-type="float">
            <text:p>2</text:p>
          </table:table-cell>
          <table:table-cell table:formula="of:=[btfn.L18]" office:value-type="float" office:value="12" calcext:value-type="float">
            <text:p>12</text:p>
          </table:table-cell>
          <table:table-cell table:formula="of:=[btfn.M18]" office:value-type="float" office:value="27" calcext:value-type="float">
            <text:p>27</text:p>
          </table:table-cell>
          <table:table-cell table:formula="of:=[btfn.N18]" office:value-type="float" office:value="0" calcext:value-type="float">
            <text:p>0</text:p>
          </table:table-cell>
          <table:table-cell table:formula="of:=[btfn.O18]" office:value-type="float" office:value="0" calcext:value-type="float">
            <text:p>0</text:p>
          </table:table-cell>
          <table:table-cell table:formula="of:=[btfn.P18]" office:value-type="float" office:value="0" calcext:value-type="float">
            <text:p>0</text:p>
          </table:table-cell>
          <table:table-cell table:formula="of:=[btfn.Q18]" office:value-type="float" office:value="0" calcext:value-type="float">
            <text:p>0</text:p>
          </table:table-cell>
          <table:table-cell table:formula="of:=[btfn.R18]" office:value-type="float" office:value="0" calcext:value-type="float">
            <text:p>0</text:p>
          </table:table-cell>
          <table:table-cell/>
          <table:table-cell table:formula="of:=[btfn.S18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btfn.W19]" office:value-type="float" office:value="105" calcext:value-type="float">
            <text:p>105</text:p>
          </table:table-cell>
          <table:table-cell table:formula="of:=[btfn.B19]" office:value-type="float" office:value="320" calcext:value-type="float">
            <text:p>320</text:p>
          </table:table-cell>
          <table:table-cell table:formula="of:=[btfn.D19]" office:value-type="float" office:value="594" calcext:value-type="float">
            <text:p>594</text:p>
          </table:table-cell>
          <table:table-cell table:formula="of:=[btfn.I19]" office:value-type="float" office:value="6" calcext:value-type="float">
            <text:p>6</text:p>
          </table:table-cell>
          <table:table-cell table:formula="of:=[btfn.H19]" office:value-type="float" office:value="114" calcext:value-type="float">
            <text:p>114</text:p>
          </table:table-cell>
          <table:table-cell table:formula="of:=[btfn.U19]" office:value-type="float" office:value="36" calcext:value-type="float">
            <text:p>36</text:p>
          </table:table-cell>
          <table:table-cell table:formula="of:=[btfn.V19]" office:value-type="float" office:value="15" calcext:value-type="float">
            <text:p>15</text:p>
          </table:table-cell>
          <table:table-cell table:formula="of:=[btfn.T19]" office:value-type="float" office:value="0" calcext:value-type="float">
            <text:p>0</text:p>
          </table:table-cell>
          <table:table-cell/>
          <table:table-cell table:formula="of:=[btfn.J19]" office:value-type="float" office:value="12" calcext:value-type="float">
            <text:p>12</text:p>
          </table:table-cell>
          <table:table-cell table:formula="of:=[btfn.K19]" office:value-type="float" office:value="9" calcext:value-type="float">
            <text:p>9</text:p>
          </table:table-cell>
          <table:table-cell table:formula="of:=[btfn.L19]" office:value-type="float" office:value="4" calcext:value-type="float">
            <text:p>4</text:p>
          </table:table-cell>
          <table:table-cell table:formula="of:=[btfn.M19]" office:value-type="float" office:value="6" calcext:value-type="float">
            <text:p>6</text:p>
          </table:table-cell>
          <table:table-cell table:formula="of:=[btfn.N19]" office:value-type="float" office:value="0" calcext:value-type="float">
            <text:p>0</text:p>
          </table:table-cell>
          <table:table-cell table:formula="of:=[btfn.O19]" office:value-type="float" office:value="0" calcext:value-type="float">
            <text:p>0</text:p>
          </table:table-cell>
          <table:table-cell table:formula="of:=[btfn.P19]" office:value-type="float" office:value="0" calcext:value-type="float">
            <text:p>0</text:p>
          </table:table-cell>
          <table:table-cell table:formula="of:=[btfn.Q19]" office:value-type="float" office:value="0" calcext:value-type="float">
            <text:p>0</text:p>
          </table:table-cell>
          <table:table-cell table:formula="of:=[btfn.R19]" office:value-type="float" office:value="0" calcext:value-type="float">
            <text:p>0</text:p>
          </table:table-cell>
          <table:table-cell/>
          <table:table-cell table:formula="of:=[btfn.S19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btfn.W20]" office:value-type="float" office:value="2029" calcext:value-type="float">
            <text:p>2029</text:p>
          </table:table-cell>
          <table:table-cell table:formula="of:=[btfn.B20]" office:value-type="float" office:value="5532" calcext:value-type="float">
            <text:p>5532</text:p>
          </table:table-cell>
          <table:table-cell table:formula="of:=[btfn.D20]" office:value-type="float" office:value="11020" calcext:value-type="float">
            <text:p>11020</text:p>
          </table:table-cell>
          <table:table-cell table:formula="of:=[btfn.I20]" office:value-type="float" office:value="25" calcext:value-type="float">
            <text:p>25</text:p>
          </table:table-cell>
          <table:table-cell table:formula="of:=[btfn.H20]" office:value-type="float" office:value="2653" calcext:value-type="float">
            <text:p>2653</text:p>
          </table:table-cell>
          <table:table-cell table:formula="of:=[btfn.U20]" office:value-type="float" office:value="88" calcext:value-type="float">
            <text:p>88</text:p>
          </table:table-cell>
          <table:table-cell table:formula="of:=[btfn.V20]" office:value-type="float" office:value="649" calcext:value-type="float">
            <text:p>649</text:p>
          </table:table-cell>
          <table:table-cell table:formula="of:=[btfn.T20]" office:value-type="float" office:value="1803" calcext:value-type="float">
            <text:p>1803</text:p>
          </table:table-cell>
          <table:table-cell/>
          <table:table-cell table:formula="of:=[btfn.J20]" office:value-type="float" office:value="79" calcext:value-type="float">
            <text:p>79</text:p>
          </table:table-cell>
          <table:table-cell table:formula="of:=[btfn.K20]" office:value-type="float" office:value="3" calcext:value-type="float">
            <text:p>3</text:p>
          </table:table-cell>
          <table:table-cell table:formula="of:=[btfn.L20]" office:value-type="float" office:value="0" calcext:value-type="float">
            <text:p>0</text:p>
          </table:table-cell>
          <table:table-cell table:formula="of:=[btfn.M20]" office:value-type="float" office:value="3" calcext:value-type="float">
            <text:p>3</text:p>
          </table:table-cell>
          <table:table-cell table:formula="of:=[btfn.N20]" office:value-type="float" office:value="0" calcext:value-type="float">
            <text:p>0</text:p>
          </table:table-cell>
          <table:table-cell table:formula="of:=[btfn.O20]" office:value-type="float" office:value="0" calcext:value-type="float">
            <text:p>0</text:p>
          </table:table-cell>
          <table:table-cell table:formula="of:=[btfn.P20]" office:value-type="float" office:value="0" calcext:value-type="float">
            <text:p>0</text:p>
          </table:table-cell>
          <table:table-cell table:formula="of:=[btfn.Q20]" office:value-type="float" office:value="0" calcext:value-type="float">
            <text:p>0</text:p>
          </table:table-cell>
          <table:table-cell table:formula="of:=[btfn.R20]" office:value-type="float" office:value="0" calcext:value-type="float">
            <text:p>0</text:p>
          </table:table-cell>
          <table:table-cell/>
          <table:table-cell table:formula="of:=[btfn.S20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btfn.W21]" office:value-type="float" office:value="2053" calcext:value-type="float">
            <text:p>2053</text:p>
          </table:table-cell>
          <table:table-cell table:formula="of:=[btfn.B21]" office:value-type="float" office:value="5667" calcext:value-type="float">
            <text:p>5667</text:p>
          </table:table-cell>
          <table:table-cell table:formula="of:=[btfn.D21]" office:value-type="float" office:value="11249" calcext:value-type="float">
            <text:p>11249</text:p>
          </table:table-cell>
          <table:table-cell table:formula="of:=[btfn.I21]" office:value-type="float" office:value="29" calcext:value-type="float">
            <text:p>29</text:p>
          </table:table-cell>
          <table:table-cell table:formula="of:=[btfn.H21]" office:value-type="float" office:value="2678" calcext:value-type="float">
            <text:p>2678</text:p>
          </table:table-cell>
          <table:table-cell table:formula="of:=[btfn.U21]" office:value-type="float" office:value="88" calcext:value-type="float">
            <text:p>88</text:p>
          </table:table-cell>
          <table:table-cell table:formula="of:=[btfn.V21]" office:value-type="float" office:value="654" calcext:value-type="float">
            <text:p>654</text:p>
          </table:table-cell>
          <table:table-cell table:formula="of:=[btfn.T21]" office:value-type="float" office:value="1841" calcext:value-type="float">
            <text:p>1841</text:p>
          </table:table-cell>
          <table:table-cell/>
          <table:table-cell table:formula="of:=[btfn.J21]" office:value-type="float" office:value="79" calcext:value-type="float">
            <text:p>79</text:p>
          </table:table-cell>
          <table:table-cell table:formula="of:=[btfn.K21]" office:value-type="float" office:value="3" calcext:value-type="float">
            <text:p>3</text:p>
          </table:table-cell>
          <table:table-cell table:formula="of:=[btfn.L21]" office:value-type="float" office:value="0" calcext:value-type="float">
            <text:p>0</text:p>
          </table:table-cell>
          <table:table-cell table:formula="of:=[btfn.M21]" office:value-type="float" office:value="3" calcext:value-type="float">
            <text:p>3</text:p>
          </table:table-cell>
          <table:table-cell table:formula="of:=[btfn.N21]" office:value-type="float" office:value="0" calcext:value-type="float">
            <text:p>0</text:p>
          </table:table-cell>
          <table:table-cell table:formula="of:=[btfn.O21]" office:value-type="float" office:value="0" calcext:value-type="float">
            <text:p>0</text:p>
          </table:table-cell>
          <table:table-cell table:formula="of:=[btfn.P21]" office:value-type="float" office:value="0" calcext:value-type="float">
            <text:p>0</text:p>
          </table:table-cell>
          <table:table-cell table:formula="of:=[btfn.Q21]" office:value-type="float" office:value="0" calcext:value-type="float">
            <text:p>0</text:p>
          </table:table-cell>
          <table:table-cell table:formula="of:=[btfn.R21]" office:value-type="float" office:value="0" calcext:value-type="float">
            <text:p>0</text:p>
          </table:table-cell>
          <table:table-cell/>
          <table:table-cell table:formula="of:=[btfn.S2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s-O1</text:p>
          </table:table-cell>
          <table:table-cell table:formula="of:=[btfn.W22]" office:value-type="float" office:value="4229" calcext:value-type="float">
            <text:p>4229</text:p>
          </table:table-cell>
          <table:table-cell table:formula="of:=[btfn.B22]" office:value-type="float" office:value="11517" calcext:value-type="float">
            <text:p>11517</text:p>
          </table:table-cell>
          <table:table-cell table:formula="of:=[btfn.D22]" office:value-type="float" office:value="31572" calcext:value-type="float">
            <text:p>31572</text:p>
          </table:table-cell>
          <table:table-cell table:formula="of:=[btfn.I22]" office:value-type="float" office:value="9" calcext:value-type="float">
            <text:p>9</text:p>
          </table:table-cell>
          <table:table-cell table:formula="of:=[btfn.H22]" office:value-type="float" office:value="9994" calcext:value-type="float">
            <text:p>9994</text:p>
          </table:table-cell>
          <table:table-cell table:formula="of:=[btfn.U22]" office:value-type="float" office:value="1567" calcext:value-type="float">
            <text:p>1567</text:p>
          </table:table-cell>
          <table:table-cell table:formula="of:=[btfn.V22]" office:value-type="float" office:value="5774" calcext:value-type="float">
            <text:p>5774</text:p>
          </table:table-cell>
          <table:table-cell table:formula="of:=[btfn.T22]" office:value-type="float" office:value="1129" calcext:value-type="float">
            <text:p>1129</text:p>
          </table:table-cell>
          <table:table-cell/>
          <table:table-cell table:formula="of:=[btfn.J22]" office:value-type="float" office:value="532" calcext:value-type="float">
            <text:p>532</text:p>
          </table:table-cell>
          <table:table-cell table:formula="of:=[btfn.K22]" office:value-type="float" office:value="250" calcext:value-type="float">
            <text:p>250</text:p>
          </table:table-cell>
          <table:table-cell table:formula="of:=[btfn.L22]" office:value-type="float" office:value="124" calcext:value-type="float">
            <text:p>124</text:p>
          </table:table-cell>
          <table:table-cell table:formula="of:=[btfn.M22]" office:value-type="float" office:value="535" calcext:value-type="float">
            <text:p>535</text:p>
          </table:table-cell>
          <table:table-cell table:formula="of:=[btfn.N22]" office:value-type="float" office:value="0" calcext:value-type="float">
            <text:p>0</text:p>
          </table:table-cell>
          <table:table-cell table:formula="of:=[btfn.O22]" office:value-type="float" office:value="0" calcext:value-type="float">
            <text:p>0</text:p>
          </table:table-cell>
          <table:table-cell table:formula="of:=[btfn.P22]" office:value-type="float" office:value="0" calcext:value-type="float">
            <text:p>0</text:p>
          </table:table-cell>
          <table:table-cell table:formula="of:=[btfn.Q22]" office:value-type="float" office:value="0" calcext:value-type="float">
            <text:p>0</text:p>
          </table:table-cell>
          <table:table-cell table:formula="of:=[btfn.R22]" office:value-type="float" office:value="0" calcext:value-type="float">
            <text:p>0</text:p>
          </table:table-cell>
          <table:table-cell/>
          <table:table-cell table:formula="of:=[btfn.S22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s-O2</text:p>
          </table:table-cell>
          <table:table-cell table:formula="of:=[btfn.W23]" office:value-type="float" office:value="4315" calcext:value-type="float">
            <text:p>4315</text:p>
          </table:table-cell>
          <table:table-cell table:formula="of:=[btfn.B23]" office:value-type="float" office:value="10845" calcext:value-type="float">
            <text:p>10845</text:p>
          </table:table-cell>
          <table:table-cell table:formula="of:=[btfn.D23]" office:value-type="float" office:value="29803" calcext:value-type="float">
            <text:p>29803</text:p>
          </table:table-cell>
          <table:table-cell table:formula="of:=[btfn.I23]" office:value-type="float" office:value="5" calcext:value-type="float">
            <text:p>5</text:p>
          </table:table-cell>
          <table:table-cell table:formula="of:=[btfn.H23]" office:value-type="float" office:value="9456" calcext:value-type="float">
            <text:p>9456</text:p>
          </table:table-cell>
          <table:table-cell table:formula="of:=[btfn.U23]" office:value-type="float" office:value="939" calcext:value-type="float">
            <text:p>939</text:p>
          </table:table-cell>
          <table:table-cell table:formula="of:=[btfn.V23]" office:value-type="float" office:value="5146" calcext:value-type="float">
            <text:p>5146</text:p>
          </table:table-cell>
          <table:table-cell table:formula="of:=[btfn.T23]" office:value-type="float" office:value="1873" calcext:value-type="float">
            <text:p>1873</text:p>
          </table:table-cell>
          <table:table-cell/>
          <table:table-cell table:formula="of:=[btfn.J23]" office:value-type="float" office:value="625" calcext:value-type="float">
            <text:p>625</text:p>
          </table:table-cell>
          <table:table-cell table:formula="of:=[btfn.K23]" office:value-type="float" office:value="156" calcext:value-type="float">
            <text:p>156</text:p>
          </table:table-cell>
          <table:table-cell table:formula="of:=[btfn.L23]" office:value-type="float" office:value="625" calcext:value-type="float">
            <text:p>625</text:p>
          </table:table-cell>
          <table:table-cell table:formula="of:=[btfn.M23]" office:value-type="float" office:value="2" calcext:value-type="float">
            <text:p>2</text:p>
          </table:table-cell>
          <table:table-cell table:formula="of:=[btfn.N23]" office:value-type="float" office:value="0" calcext:value-type="float">
            <text:p>0</text:p>
          </table:table-cell>
          <table:table-cell table:formula="of:=[btfn.O23]" office:value-type="float" office:value="0" calcext:value-type="float">
            <text:p>0</text:p>
          </table:table-cell>
          <table:table-cell table:formula="of:=[btfn.P23]" office:value-type="float" office:value="0" calcext:value-type="float">
            <text:p>0</text:p>
          </table:table-cell>
          <table:table-cell table:formula="of:=[btfn.Q23]" office:value-type="float" office:value="0" calcext:value-type="float">
            <text:p>0</text:p>
          </table:table-cell>
          <table:table-cell table:formula="of:=[btfn.R23]" office:value-type="float" office:value="0" calcext:value-type="float">
            <text:p>0</text:p>
          </table:table-cell>
          <table:table-cell/>
          <table:table-cell table:formula="of:=[btfn.S2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btfn.W24]" office:value-type="float" office:value="3490" calcext:value-type="float">
            <text:p>3490</text:p>
          </table:table-cell>
          <table:table-cell table:formula="of:=[btfn.B24]" office:value-type="float" office:value="3724" calcext:value-type="float">
            <text:p>3724</text:p>
          </table:table-cell>
          <table:table-cell table:formula="of:=[btfn.D24]" office:value-type="float" office:value="10784" calcext:value-type="float">
            <text:p>10784</text:p>
          </table:table-cell>
          <table:table-cell table:formula="of:=[btfn.I24]" office:value-type="float" office:value="8" calcext:value-type="float">
            <text:p>8</text:p>
          </table:table-cell>
          <table:table-cell table:formula="of:=[btfn.H24]" office:value-type="float" office:value="3497" calcext:value-type="float">
            <text:p>3497</text:p>
          </table:table-cell>
          <table:table-cell table:formula="of:=[btfn.U24]" office:value-type="float" office:value="441" calcext:value-type="float">
            <text:p>441</text:p>
          </table:table-cell>
          <table:table-cell table:formula="of:=[btfn.V24]" office:value-type="float" office:value="15" calcext:value-type="float">
            <text:p>15</text:p>
          </table:table-cell>
          <table:table-cell table:formula="of:=[btfn.T24]" office:value-type="float" office:value="3" calcext:value-type="float">
            <text:p>3</text:p>
          </table:table-cell>
          <table:table-cell/>
          <table:table-cell table:formula="of:=[btfn.J24]" office:value-type="float" office:value="431" calcext:value-type="float">
            <text:p>431</text:p>
          </table:table-cell>
          <table:table-cell table:formula="of:=[btfn.K24]" office:value-type="float" office:value="2" calcext:value-type="float">
            <text:p>2</text:p>
          </table:table-cell>
          <table:table-cell table:formula="of:=[btfn.L24]" office:value-type="float" office:value="435" calcext:value-type="float">
            <text:p>435</text:p>
          </table:table-cell>
          <table:table-cell table:formula="of:=[btfn.M24]" office:value-type="float" office:value="6" calcext:value-type="float">
            <text:p>6</text:p>
          </table:table-cell>
          <table:table-cell table:formula="of:=[btfn.N24]" office:value-type="float" office:value="0" calcext:value-type="float">
            <text:p>0</text:p>
          </table:table-cell>
          <table:table-cell table:formula="of:=[btfn.O24]" office:value-type="float" office:value="0" calcext:value-type="float">
            <text:p>0</text:p>
          </table:table-cell>
          <table:table-cell table:formula="of:=[btfn.P24]" office:value-type="float" office:value="0" calcext:value-type="float">
            <text:p>0</text:p>
          </table:table-cell>
          <table:table-cell table:formula="of:=[btfn.Q24]" office:value-type="float" office:value="0" calcext:value-type="float">
            <text:p>0</text:p>
          </table:table-cell>
          <table:table-cell table:formula="of:=[btfn.R24]" office:value-type="float" office:value="0" calcext:value-type="float">
            <text:p>0</text:p>
          </table:table-cell>
          <table:table-cell/>
          <table:table-cell table:formula="of:=[btfn.S24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btfn.W25]" office:value-type="float" office:value="3486" calcext:value-type="float">
            <text:p>3486</text:p>
          </table:table-cell>
          <table:table-cell table:formula="of:=[btfn.B25]" office:value-type="float" office:value="3719" calcext:value-type="float">
            <text:p>3719</text:p>
          </table:table-cell>
          <table:table-cell table:formula="of:=[btfn.D25]" office:value-type="float" office:value="10755" calcext:value-type="float">
            <text:p>10755</text:p>
          </table:table-cell>
          <table:table-cell table:formula="of:=[btfn.I25]" office:value-type="float" office:value="8" calcext:value-type="float">
            <text:p>8</text:p>
          </table:table-cell>
          <table:table-cell table:formula="of:=[btfn.H25]" office:value-type="float" office:value="3486" calcext:value-type="float">
            <text:p>3486</text:p>
          </table:table-cell>
          <table:table-cell table:formula="of:=[btfn.U25]" office:value-type="float" office:value="441" calcext:value-type="float">
            <text:p>441</text:p>
          </table:table-cell>
          <table:table-cell table:formula="of:=[btfn.V25]" office:value-type="float" office:value="8" calcext:value-type="float">
            <text:p>8</text:p>
          </table:table-cell>
          <table:table-cell table:formula="of:=[btfn.T25]" office:value-type="float" office:value="0" calcext:value-type="float">
            <text:p>0</text:p>
          </table:table-cell>
          <table:table-cell/>
          <table:table-cell table:formula="of:=[btfn.J25]" office:value-type="float" office:value="431" calcext:value-type="float">
            <text:p>431</text:p>
          </table:table-cell>
          <table:table-cell table:formula="of:=[btfn.K25]" office:value-type="float" office:value="2" calcext:value-type="float">
            <text:p>2</text:p>
          </table:table-cell>
          <table:table-cell table:formula="of:=[btfn.L25]" office:value-type="float" office:value="433" calcext:value-type="float">
            <text:p>433</text:p>
          </table:table-cell>
          <table:table-cell table:formula="of:=[btfn.M25]" office:value-type="float" office:value="6" calcext:value-type="float">
            <text:p>6</text:p>
          </table:table-cell>
          <table:table-cell table:formula="of:=[btfn.N25]" office:value-type="float" office:value="0" calcext:value-type="float">
            <text:p>0</text:p>
          </table:table-cell>
          <table:table-cell table:formula="of:=[btfn.O25]" office:value-type="float" office:value="0" calcext:value-type="float">
            <text:p>0</text:p>
          </table:table-cell>
          <table:table-cell table:formula="of:=[btfn.P25]" office:value-type="float" office:value="0" calcext:value-type="float">
            <text:p>0</text:p>
          </table:table-cell>
          <table:table-cell table:formula="of:=[btfn.Q25]" office:value-type="float" office:value="0" calcext:value-type="float">
            <text:p>0</text:p>
          </table:table-cell>
          <table:table-cell table:formula="of:=[btfn.R25]" office:value-type="float" office:value="0" calcext:value-type="float">
            <text:p>0</text:p>
          </table:table-cell>
          <table:table-cell/>
          <table:table-cell table:formula="of:=[btfn.S2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d-O2</text:p>
          </table:table-cell>
          <table:table-cell table:formula="of:=[btfn.W26]" office:value-type="float" office:value="1603" calcext:value-type="float">
            <text:p>1603</text:p>
          </table:table-cell>
          <table:table-cell table:formula="of:=[btfn.B26]" office:value-type="float" office:value="5535" calcext:value-type="float">
            <text:p>5535</text:p>
          </table:table-cell>
          <table:table-cell table:formula="of:=[btfn.D26]" office:value-type="float" office:value="11716" calcext:value-type="float">
            <text:p>11716</text:p>
          </table:table-cell>
          <table:table-cell table:formula="of:=[btfn.I26]" office:value-type="float" office:value="30" calcext:value-type="float">
            <text:p>30</text:p>
          </table:table-cell>
          <table:table-cell table:formula="of:=[btfn.H26]" office:value-type="float" office:value="2968" calcext:value-type="float">
            <text:p>2968</text:p>
          </table:table-cell>
          <table:table-cell table:formula="of:=[btfn.U26]" office:value-type="float" office:value="254" calcext:value-type="float">
            <text:p>254</text:p>
          </table:table-cell>
          <table:table-cell table:formula="of:=[btfn.V26]" office:value-type="float" office:value="1395" calcext:value-type="float">
            <text:p>1395</text:p>
          </table:table-cell>
          <table:table-cell table:formula="of:=[btfn.T26]" office:value-type="float" office:value="854" calcext:value-type="float">
            <text:p>854</text:p>
          </table:table-cell>
          <table:table-cell/>
          <table:table-cell table:formula="of:=[btfn.J26]" office:value-type="float" office:value="124" calcext:value-type="float">
            <text:p>124</text:p>
          </table:table-cell>
          <table:table-cell table:formula="of:=[btfn.K26]" office:value-type="float" office:value="55" calcext:value-type="float">
            <text:p>55</text:p>
          </table:table-cell>
          <table:table-cell table:formula="of:=[btfn.L26]" office:value-type="float" office:value="57" calcext:value-type="float">
            <text:p>57</text:p>
          </table:table-cell>
          <table:table-cell table:formula="of:=[btfn.M26]" office:value-type="float" office:value="20" calcext:value-type="float">
            <text:p>20</text:p>
          </table:table-cell>
          <table:table-cell table:formula="of:=[btfn.N26]" office:value-type="float" office:value="0" calcext:value-type="float">
            <text:p>0</text:p>
          </table:table-cell>
          <table:table-cell table:formula="of:=[btfn.O26]" office:value-type="float" office:value="0" calcext:value-type="float">
            <text:p>0</text:p>
          </table:table-cell>
          <table:table-cell table:formula="of:=[btfn.P26]" office:value-type="float" office:value="0" calcext:value-type="float">
            <text:p>0</text:p>
          </table:table-cell>
          <table:table-cell table:formula="of:=[btfn.Q26]" office:value-type="float" office:value="0" calcext:value-type="float">
            <text:p>0</text:p>
          </table:table-cell>
          <table:table-cell table:formula="of:=[btfn.R26]" office:value-type="float" office:value="0" calcext:value-type="float">
            <text:p>0</text:p>
          </table:table-cell>
          <table:table-cell/>
          <table:table-cell table:formula="of:=[btfn.S2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Default"/>
          <table:table-cell table:number-columns-repeated="9"/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7" office:value-type="string" calcext:value-type="string" table:number-columns-spanned="8" table:number-rows-spanned="1">
            <text:p>BTFN + BTB</text:p>
          </table:table-cell>
          <table:covered-table-cell table:number-columns-repeated="7"/>
          <table:table-cell table:style-name="ce4"/>
          <table:table-cell table:style-name="ce4" office:value-type="string" calcext:value-type="string" table:number-columns-spanned="9" table:number-rows-spanned="1">
            <text:p>PREDICTION</text:p>
          </table:table-cell>
          <table:covered-table-cell table:number-columns-repeated="3" table:style-name="ce5"/>
          <table:covered-table-cell table:number-columns-repeated="2" table:style-name="ce4"/>
          <table:covered-table-cell table:number-columns-repeated="2" table:style-name="ce5"/>
          <table:covered-table-cell table:style-name="ce9"/>
          <table:table-cell table:style-name="ce9"/>
          <table:table-cell table:style-name="ce10" office:value-type="string" calcext:value-type="string" table:number-columns-spanned="1" table:number-rows-spanned="4">
            <text:p>BTB REWRITE</text:p>
          </table:table-cell>
          <table:table-cell table:number-columns-repeated="1003"/>
        </table:table-row>
        <table:table-row table:style-name="ro1">
          <table:covered-table-cell table:style-name="ce5"/>
          <table:table-cell table:style-name="ce4" office:value-type="string" calcext:value-type="string" table:number-columns-spanned="1" table:number-rows-spanned="3">
            <text:p>EXEC. INST.</text:p>
          </table:table-cell>
          <table:table-cell table:style-name="ce4" office:value-type="string" calcext:value-type="string" table:number-columns-spanned="1" table:number-rows-spanned="3">
            <text:p><text:s/>WCET</text:p>
          </table:table-cell>
          <table:table-cell table:style-name="ce4" office:value-type="string" calcext:value-type="string" table:number-columns-spanned="1" table:number-rows-spanned="3">
            <text:p>STATE SPACE</text:p>
          </table:table-cell>
          <table:table-cell table:style-name="ce4" office:value-type="string" calcext:value-type="string" table:number-columns-spanned="1" table:number-rows-spanned="3">
            <text:p>ICACHE MISS</text:p>
          </table:table-cell>
          <table:table-cell table:style-name="ce4" office:value-type="string" calcext:value-type="string" table:number-columns-spanned="1" table:number-rows-spanned="3">
            <text:p>ICACHE HIT</text:p>
          </table:table-cell>
          <table:table-cell table:style-name="ce4" office:value-type="string" calcext:value-type="string" table:number-columns-spanned="1" table:number-rows-spanned="3">
            <text:p>IBUFF FLUSH</text:p>
          </table:table-cell>
          <table:table-cell table:style-name="ce4" office:value-type="string" calcext:value-type="string" table:number-columns-spanned="1" table:number-rows-spanned="3">
            <text:p>FLUSHED INST.</text:p>
          </table:table-cell>
          <table:table-cell table:style-name="ce4" office:value-type="string" calcext:value-type="string" table:number-columns-spanned="1" table:number-rows-spanned="3">
            <text:p>POPPED INST.</text:p>
          </table:table-cell>
          <table:table-cell table:style-name="ce5"/>
          <table:table-cell table:style-name="ce4" office:value-type="string" calcext:value-type="string" table:number-columns-spanned="4" table:number-rows-spanned="1">
            <text:p>STATIC</text:p>
          </table:table-cell>
          <table:covered-table-cell table:number-columns-repeated="3" table:style-name="ce5"/>
          <table:table-cell table:style-name="ce4" office:value-type="string" calcext:value-type="string" table:number-columns-spanned="5" table:number-rows-spanned="1">
            <text:p>DYNAMIC</text:p>
          </table:table-cell>
          <table:covered-table-cell table:style-name="ce4"/>
          <table:covered-table-cell table:number-columns-repeated="2" table:style-name="ce5"/>
          <table:covered-table-cell table:style-name="ce9"/>
          <table:table-cell table:style-name="ce9"/>
          <table:covered-table-cell table:style-name="ce9"/>
          <table:table-cell table:number-columns-repeated="1003"/>
        </table:table-row>
        <table:table-row table:style-name="ro1">
          <table:covered-table-cell table:number-columns-repeated="9" table:style-name="ce5"/>
          <table:table-cell table:style-name="ce5"/>
          <table:table-cell table:style-name="ce4" office:value-type="string" calcext:value-type="string" table:number-columns-spanned="2" table:number-rows-spanned="1">
            <text:p>TAKE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NOT TAKE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TAKE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NOT TAKEN</text:p>
          </table:table-cell>
          <table:covered-table-cell table:style-name="ce5"/>
          <table:table-cell table:style-name="ce10" office:value-type="string" calcext:value-type="string" table:number-columns-spanned="1" table:number-rows-spanned="2">
            <text:p>BAD ADDR.</text:p>
          </table:table-cell>
          <table:table-cell table:style-name="ce10"/>
          <table:covered-table-cell table:style-name="ce9"/>
          <table:table-cell table:number-columns-repeated="1003"/>
        </table:table-row>
        <table:table-row table:style-name="ro1">
          <table:covered-table-cell table:number-columns-repeated="9" table:style-name="ce5"/>
          <table:table-cell table:style-name="ce5"/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INCORRECT</text:p>
          </table:table-cell>
          <table:covered-table-cell table:style-name="ce9"/>
          <table:table-cell table:style-name="ce9"/>
          <table:covered-table-cell table:style-name="ce9"/>
          <table:table-cell table:number-columns-repeated="1003"/>
        </table:table-row>
        <table:table-row table:style-name="ro1">
          <table:table-cell office:value-type="string" calcext:value-type="string">
            <text:p>bs-O1</text:p>
          </table:table-cell>
          <table:table-cell table:formula="of:=[btfn_btb.W2]" office:value-type="float" office:value="68" calcext:value-type="float">
            <text:p>68</text:p>
          </table:table-cell>
          <table:table-cell table:formula="of:=[btfn_btb.B2]" office:value-type="float" office:value="305" calcext:value-type="float">
            <text:p>305</text:p>
          </table:table-cell>
          <table:table-cell table:formula="of:=[btfn_btb.D2]" office:value-type="float" office:value="569" calcext:value-type="float">
            <text:p>569</text:p>
          </table:table-cell>
          <table:table-cell table:formula="of:=[btfn_btb.I2]" office:value-type="float" office:value="5" calcext:value-type="float">
            <text:p>5</text:p>
          </table:table-cell>
          <table:table-cell table:formula="of:=[btfn_btb.H2]" office:value-type="float" office:value="113" calcext:value-type="float">
            <text:p>113</text:p>
          </table:table-cell>
          <table:table-cell table:formula="of:=[btfn_btb.U2]" office:value-type="float" office:value="13" calcext:value-type="float">
            <text:p>13</text:p>
          </table:table-cell>
          <table:table-cell table:formula="of:=[btfn_btb.V2]" office:value-type="float" office:value="50" calcext:value-type="float">
            <text:p>50</text:p>
          </table:table-cell>
          <table:table-cell table:formula="of:=[btfn_btb.T2]" office:value-type="float" office:value="15" calcext:value-type="float">
            <text:p>15</text:p>
          </table:table-cell>
          <table:table-cell/>
          <table:table-cell table:formula="of:=[btfn_btb.J2]" office:value-type="float" office:value="3" calcext:value-type="float">
            <text:p>3</text:p>
          </table:table-cell>
          <table:table-cell table:formula="of:=[btfn_btb.K2]" office:value-type="float" office:value="0" calcext:value-type="float">
            <text:p>0</text:p>
          </table:table-cell>
          <table:table-cell table:formula="of:=[btfn_btb.L2]" office:value-type="float" office:value="1" calcext:value-type="float">
            <text:p>1</text:p>
          </table:table-cell>
          <table:table-cell table:formula="of:=[btfn_btb.M2]" office:value-type="float" office:value="7" calcext:value-type="float">
            <text:p>7</text:p>
          </table:table-cell>
          <table:table-cell table:formula="of:=[btfn_btb.N2]" office:value-type="float" office:value="5" calcext:value-type="float">
            <text:p>5</text:p>
          </table:table-cell>
          <table:table-cell table:formula="of:=[btfn_btb.O2]" office:value-type="float" office:value="3" calcext:value-type="float">
            <text:p>3</text:p>
          </table:table-cell>
          <table:table-cell table:formula="of:=[btfn_btb.P2]" office:value-type="float" office:value="0" calcext:value-type="float">
            <text:p>0</text:p>
          </table:table-cell>
          <table:table-cell table:formula="of:=[btfn_btb.Q2]" office:value-type="float" office:value="0" calcext:value-type="float">
            <text:p>0</text:p>
          </table:table-cell>
          <table:table-cell table:formula="of:=[btfn_btb.R2]" office:value-type="float" office:value="0" calcext:value-type="float">
            <text:p>0</text:p>
          </table:table-cell>
          <table:table-cell/>
          <table:table-cell table:formula="of:=[btfn_btb.S2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s-O2</text:p>
          </table:table-cell>
          <table:table-cell table:formula="of:=[btfn_btb.W3]" office:value-type="float" office:value="56" calcext:value-type="float">
            <text:p>56</text:p>
          </table:table-cell>
          <table:table-cell table:formula="of:=[btfn_btb.B3]" office:value-type="float" office:value="236" calcext:value-type="float">
            <text:p>236</text:p>
          </table:table-cell>
          <table:table-cell table:formula="of:=[btfn_btb.D3]" office:value-type="float" office:value="443" calcext:value-type="float">
            <text:p>443</text:p>
          </table:table-cell>
          <table:table-cell table:formula="of:=[btfn_btb.I3]" office:value-type="float" office:value="5" calcext:value-type="float">
            <text:p>5</text:p>
          </table:table-cell>
          <table:table-cell table:formula="of:=[btfn_btb.H3]" office:value-type="float" office:value="83" calcext:value-type="float">
            <text:p>83</text:p>
          </table:table-cell>
          <table:table-cell table:formula="of:=[btfn_btb.U3]" office:value-type="float" office:value="11" calcext:value-type="float">
            <text:p>11</text:p>
          </table:table-cell>
          <table:table-cell table:formula="of:=[btfn_btb.V3]" office:value-type="float" office:value="32" calcext:value-type="float">
            <text:p>32</text:p>
          </table:table-cell>
          <table:table-cell table:formula="of:=[btfn_btb.T3]" office:value-type="float" office:value="10" calcext:value-type="float">
            <text:p>10</text:p>
          </table:table-cell>
          <table:table-cell/>
          <table:table-cell table:formula="of:=[btfn_btb.J3]" office:value-type="float" office:value="4" calcext:value-type="float">
            <text:p>4</text:p>
          </table:table-cell>
          <table:table-cell table:formula="of:=[btfn_btb.K3]" office:value-type="float" office:value="0" calcext:value-type="float">
            <text:p>0</text:p>
          </table:table-cell>
          <table:table-cell table:formula="of:=[btfn_btb.L3]" office:value-type="float" office:value="5" calcext:value-type="float">
            <text:p>5</text:p>
          </table:table-cell>
          <table:table-cell table:formula="of:=[btfn_btb.M3]" office:value-type="float" office:value="5" calcext:value-type="float">
            <text:p>5</text:p>
          </table:table-cell>
          <table:table-cell table:formula="of:=[btfn_btb.N3]" office:value-type="float" office:value="0" calcext:value-type="float">
            <text:p>0</text:p>
          </table:table-cell>
          <table:table-cell table:formula="of:=[btfn_btb.O3]" office:value-type="float" office:value="1" calcext:value-type="float">
            <text:p>1</text:p>
          </table:table-cell>
          <table:table-cell table:formula="of:=[btfn_btb.P3]" office:value-type="float" office:value="0" calcext:value-type="float">
            <text:p>0</text:p>
          </table:table-cell>
          <table:table-cell table:formula="of:=[btfn_btb.Q3]" office:value-type="float" office:value="1" calcext:value-type="float">
            <text:p>1</text:p>
          </table:table-cell>
          <table:table-cell table:formula="of:=[btfn_btb.R3]" office:value-type="float" office:value="0" calcext:value-type="float">
            <text:p>0</text:p>
          </table:table-cell>
          <table:table-cell/>
          <table:table-cell table:formula="of:=[btfn_btb.S3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btfn_btb.W4]" office:value-type="float" office:value="1331" calcext:value-type="float">
            <text:p>1331</text:p>
          </table:table-cell>
          <table:table-cell table:formula="of:=[btfn_btb.B4]" office:value-type="float" office:value="5361" calcext:value-type="float">
            <text:p>5361</text:p>
          </table:table-cell>
          <table:table-cell table:formula="of:=[btfn_btb.D4]" office:value-type="float" office:value="8135" calcext:value-type="float">
            <text:p>8135</text:p>
          </table:table-cell>
          <table:table-cell table:formula="of:=[btfn_btb.I4]" office:value-type="float" office:value="9" calcext:value-type="float">
            <text:p>9</text:p>
          </table:table-cell>
          <table:table-cell table:formula="of:=[btfn_btb.H4]" office:value-type="float" office:value="1353" calcext:value-type="float">
            <text:p>1353</text:p>
          </table:table-cell>
          <table:table-cell table:formula="of:=[btfn_btb.U4]" office:value-type="float" office:value="14" calcext:value-type="float">
            <text:p>14</text:p>
          </table:table-cell>
          <table:table-cell table:formula="of:=[btfn_btb.V4]" office:value-type="float" office:value="31" calcext:value-type="float">
            <text:p>31</text:p>
          </table:table-cell>
          <table:table-cell table:formula="of:=[btfn_btb.T4]" office:value-type="float" office:value="1281" calcext:value-type="float">
            <text:p>1281</text:p>
          </table:table-cell>
          <table:table-cell/>
          <table:table-cell table:formula="of:=[btfn_btb.J4]" office:value-type="float" office:value="5" calcext:value-type="float">
            <text:p>5</text:p>
          </table:table-cell>
          <table:table-cell table:formula="of:=[btfn_btb.K4]" office:value-type="float" office:value="0" calcext:value-type="float">
            <text:p>0</text:p>
          </table:table-cell>
          <table:table-cell table:formula="of:=[btfn_btb.L4]" office:value-type="float" office:value="0" calcext:value-type="float">
            <text:p>0</text:p>
          </table:table-cell>
          <table:table-cell table:formula="of:=[btfn_btb.M4]" office:value-type="float" office:value="7" calcext:value-type="float">
            <text:p>7</text:p>
          </table:table-cell>
          <table:table-cell table:formula="of:=[btfn_btb.N4]" office:value-type="float" office:value="390" calcext:value-type="float">
            <text:p>390</text:p>
          </table:table-cell>
          <table:table-cell table:formula="of:=[btfn_btb.O4]" office:value-type="float" office:value="2" calcext:value-type="float">
            <text:p>2</text:p>
          </table:table-cell>
          <table:table-cell table:formula="of:=[btfn_btb.P4]" office:value-type="float" office:value="0" calcext:value-type="float">
            <text:p>0</text:p>
          </table:table-cell>
          <table:table-cell table:formula="of:=[btfn_btb.Q4]" office:value-type="float" office:value="0" calcext:value-type="float">
            <text:p>0</text:p>
          </table:table-cell>
          <table:table-cell table:formula="of:=[btfn_btb.R4]" office:value-type="float" office:value="0" calcext:value-type="float">
            <text:p>0</text:p>
          </table:table-cell>
          <table:table-cell/>
          <table:table-cell table:formula="of:=[btfn_btb.S4]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btfn_btb.W5]" office:value-type="float" office:value="1329" calcext:value-type="float">
            <text:p>1329</text:p>
          </table:table-cell>
          <table:table-cell table:formula="of:=[btfn_btb.B5]" office:value-type="float" office:value="5306" calcext:value-type="float">
            <text:p>5306</text:p>
          </table:table-cell>
          <table:table-cell table:formula="of:=[btfn_btb.D5]" office:value-type="float" office:value="8070" calcext:value-type="float">
            <text:p>8070</text:p>
          </table:table-cell>
          <table:table-cell table:formula="of:=[btfn_btb.I5]" office:value-type="float" office:value="10" calcext:value-type="float">
            <text:p>10</text:p>
          </table:table-cell>
          <table:table-cell table:formula="of:=[btfn_btb.H5]" office:value-type="float" office:value="1346" calcext:value-type="float">
            <text:p>1346</text:p>
          </table:table-cell>
          <table:table-cell table:formula="of:=[btfn_btb.U5]" office:value-type="float" office:value="11" calcext:value-type="float">
            <text:p>11</text:p>
          </table:table-cell>
          <table:table-cell table:formula="of:=[btfn_btb.V5]" office:value-type="float" office:value="27" calcext:value-type="float">
            <text:p>27</text:p>
          </table:table-cell>
          <table:table-cell table:formula="of:=[btfn_btb.T5]" office:value-type="float" office:value="1281" calcext:value-type="float">
            <text:p>1281</text:p>
          </table:table-cell>
          <table:table-cell/>
          <table:table-cell table:formula="of:=[btfn_btb.J5]" office:value-type="float" office:value="4" calcext:value-type="float">
            <text:p>4</text:p>
          </table:table-cell>
          <table:table-cell table:formula="of:=[btfn_btb.K5]" office:value-type="float" office:value="0" calcext:value-type="float">
            <text:p>0</text:p>
          </table:table-cell>
          <table:table-cell table:formula="of:=[btfn_btb.L5]" office:value-type="float" office:value="98" calcext:value-type="float">
            <text:p>98</text:p>
          </table:table-cell>
          <table:table-cell table:formula="of:=[btfn_btb.M5]" office:value-type="float" office:value="6" calcext:value-type="float">
            <text:p>6</text:p>
          </table:table-cell>
          <table:table-cell table:formula="of:=[btfn_btb.N5]" office:value-type="float" office:value="293" calcext:value-type="float">
            <text:p>293</text:p>
          </table:table-cell>
          <table:table-cell table:formula="of:=[btfn_btb.O5]" office:value-type="float" office:value="1" calcext:value-type="float">
            <text:p>1</text:p>
          </table:table-cell>
          <table:table-cell table:formula="of:=[btfn_btb.P5]" office:value-type="float" office:value="0" calcext:value-type="float">
            <text:p>0</text:p>
          </table:table-cell>
          <table:table-cell table:formula="of:=[btfn_btb.Q5]" office:value-type="float" office:value="0" calcext:value-type="float">
            <text:p>0</text:p>
          </table:table-cell>
          <table:table-cell table:formula="of:=[btfn_btb.R5]" office:value-type="float" office:value="0" calcext:value-type="float">
            <text:p>0</text:p>
          </table:table-cell>
          <table:table-cell/>
          <table:table-cell table:formula="of:=[btfn_btb.S5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nt-O2</text:p>
          </table:table-cell>
          <table:table-cell table:formula="of:=[btfn_btb.W6]" office:value-type="float" office:value="1793" calcext:value-type="float">
            <text:p>1793</text:p>
          </table:table-cell>
          <table:table-cell table:formula="of:=[btfn_btb.B6]" office:value-type="float" office:value="4112" calcext:value-type="float">
            <text:p>4112</text:p>
          </table:table-cell>
          <table:table-cell table:formula="of:=[btfn_btb.D6]" office:value-type="float" office:value="8204" calcext:value-type="float">
            <text:p>8204</text:p>
          </table:table-cell>
          <table:table-cell table:formula="of:=[btfn_btb.I6]" office:value-type="float" office:value="14" calcext:value-type="float">
            <text:p>14</text:p>
          </table:table-cell>
          <table:table-cell table:formula="of:=[btfn_btb.H6]" office:value-type="float" office:value="1989" calcext:value-type="float">
            <text:p>1989</text:p>
          </table:table-cell>
          <table:table-cell table:formula="of:=[btfn_btb.U6]" office:value-type="float" office:value="33" calcext:value-type="float">
            <text:p>33</text:p>
          </table:table-cell>
          <table:table-cell table:formula="of:=[btfn_btb.V6]" office:value-type="float" office:value="210" calcext:value-type="float">
            <text:p>210</text:p>
          </table:table-cell>
          <table:table-cell table:formula="of:=[btfn_btb.T6]" office:value-type="float" office:value="1637" calcext:value-type="float">
            <text:p>1637</text:p>
          </table:table-cell>
          <table:table-cell/>
          <table:table-cell table:formula="of:=[btfn_btb.J6]" office:value-type="float" office:value="7" calcext:value-type="float">
            <text:p>7</text:p>
          </table:table-cell>
          <table:table-cell table:formula="of:=[btfn_btb.K6]" office:value-type="float" office:value="0" calcext:value-type="float">
            <text:p>0</text:p>
          </table:table-cell>
          <table:table-cell table:formula="of:=[btfn_btb.L6]" office:value-type="float" office:value="100" calcext:value-type="float">
            <text:p>100</text:p>
          </table:table-cell>
          <table:table-cell table:formula="of:=[btfn_btb.M6]" office:value-type="float" office:value="4" calcext:value-type="float">
            <text:p>4</text:p>
          </table:table-cell>
          <table:table-cell table:formula="of:=[btfn_btb.N6]" office:value-type="float" office:value="194" calcext:value-type="float">
            <text:p>194</text:p>
          </table:table-cell>
          <table:table-cell table:formula="of:=[btfn_btb.O6]" office:value-type="float" office:value="22" calcext:value-type="float">
            <text:p>22</text:p>
          </table:table-cell>
          <table:table-cell table:formula="of:=[btfn_btb.P6]" office:value-type="float" office:value="0" calcext:value-type="float">
            <text:p>0</text:p>
          </table:table-cell>
          <table:table-cell table:formula="of:=[btfn_btb.Q6]" office:value-type="float" office:value="0" calcext:value-type="float">
            <text:p>0</text:p>
          </table:table-cell>
          <table:table-cell table:formula="of:=[btfn_btb.R6]" office:value-type="float" office:value="0" calcext:value-type="float">
            <text:p>0</text:p>
          </table:table-cell>
          <table:table-cell/>
          <table:table-cell table:formula="of:=[btfn_btb.S6]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c-O1</text:p>
          </table:table-cell>
          <table:table-cell table:formula="of:=[btfn_btb.W7]" office:value-type="float" office:value="32599" calcext:value-type="float">
            <text:p>32599</text:p>
          </table:table-cell>
          <table:table-cell table:formula="of:=[btfn_btb.B7]" office:value-type="float" office:value="57076" calcext:value-type="float">
            <text:p>57076</text:p>
          </table:table-cell>
          <table:table-cell table:formula="of:=[btfn_btb.D7]" office:value-type="float" office:value="135723" calcext:value-type="float">
            <text:p>135723</text:p>
          </table:table-cell>
          <table:table-cell table:formula="of:=[btfn_btb.I7]" office:value-type="float" office:value="20" calcext:value-type="float">
            <text:p>20</text:p>
          </table:table-cell>
          <table:table-cell table:formula="of:=[btfn_btb.H7]" office:value-type="float" office:value="39245" calcext:value-type="float">
            <text:p>39245</text:p>
          </table:table-cell>
          <table:table-cell table:formula="of:=[btfn_btb.U7]" office:value-type="float" office:value="2523" calcext:value-type="float">
            <text:p>2523</text:p>
          </table:table-cell>
          <table:table-cell table:formula="of:=[btfn_btb.V7]" office:value-type="float" office:value="6666" calcext:value-type="float">
            <text:p>6666</text:p>
          </table:table-cell>
          <table:table-cell table:formula="of:=[btfn_btb.T7]" office:value-type="float" office:value="14297" calcext:value-type="float">
            <text:p>14297</text:p>
          </table:table-cell>
          <table:table-cell/>
          <table:table-cell table:formula="of:=[btfn_btb.J7]" office:value-type="float" office:value="11" calcext:value-type="float">
            <text:p>11</text:p>
          </table:table-cell>
          <table:table-cell table:formula="of:=[btfn_btb.K7]" office:value-type="float" office:value="0" calcext:value-type="float">
            <text:p>0</text:p>
          </table:table-cell>
          <table:table-cell table:formula="of:=[btfn_btb.L7]" office:value-type="float" office:value="4" calcext:value-type="float">
            <text:p>4</text:p>
          </table:table-cell>
          <table:table-cell table:formula="of:=[btfn_btb.M7]" office:value-type="float" office:value="16" calcext:value-type="float">
            <text:p>16</text:p>
          </table:table-cell>
          <table:table-cell table:formula="of:=[btfn_btb.N7]" office:value-type="float" office:value="8404" calcext:value-type="float">
            <text:p>8404</text:p>
          </table:table-cell>
          <table:table-cell table:formula="of:=[btfn_btb.O7]" office:value-type="float" office:value="1540" calcext:value-type="float">
            <text:p>1540</text:p>
          </table:table-cell>
          <table:table-cell table:formula="of:=[btfn_btb.P7]" office:value-type="float" office:value="1024" calcext:value-type="float">
            <text:p>1024</text:p>
          </table:table-cell>
          <table:table-cell table:formula="of:=[btfn_btb.Q7]" office:value-type="float" office:value="956" calcext:value-type="float">
            <text:p>956</text:p>
          </table:table-cell>
          <table:table-cell table:formula="of:=[btfn_btb.R7]" office:value-type="float" office:value="0" calcext:value-type="float">
            <text:p>0</text:p>
          </table:table-cell>
          <table:table-cell/>
          <table:table-cell table:formula="of:=[btfn_btb.S7]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rc-O2</text:p>
          </table:table-cell>
          <table:table-cell table:formula="of:=[btfn_btb.W8]" office:value-type="float" office:value="29135" calcext:value-type="float">
            <text:p>29135</text:p>
          </table:table-cell>
          <table:table-cell table:formula="of:=[btfn_btb.B8]" office:value-type="float" office:value="52178" calcext:value-type="float">
            <text:p>52178</text:p>
          </table:table-cell>
          <table:table-cell table:formula="of:=[btfn_btb.D8]" office:value-type="float" office:value="123873" calcext:value-type="float">
            <text:p>123873</text:p>
          </table:table-cell>
          <table:table-cell table:formula="of:=[btfn_btb.I8]" office:value-type="float" office:value="19" calcext:value-type="float">
            <text:p>19</text:p>
          </table:table-cell>
          <table:table-cell table:formula="of:=[btfn_btb.H8]" office:value-type="float" office:value="35773" calcext:value-type="float">
            <text:p>35773</text:p>
          </table:table-cell>
          <table:table-cell table:formula="of:=[btfn_btb.U8]" office:value-type="float" office:value="2520" calcext:value-type="float">
            <text:p>2520</text:p>
          </table:table-cell>
          <table:table-cell table:formula="of:=[btfn_btb.V8]" office:value-type="float" office:value="6657" calcext:value-type="float">
            <text:p>6657</text:p>
          </table:table-cell>
          <table:table-cell table:formula="of:=[btfn_btb.T8]" office:value-type="float" office:value="13300" calcext:value-type="float">
            <text:p>13300</text:p>
          </table:table-cell>
          <table:table-cell/>
          <table:table-cell table:formula="of:=[btfn_btb.J8]" office:value-type="float" office:value="13" calcext:value-type="float">
            <text:p>13</text:p>
          </table:table-cell>
          <table:table-cell table:formula="of:=[btfn_btb.K8]" office:value-type="float" office:value="2" calcext:value-type="float">
            <text:p>2</text:p>
          </table:table-cell>
          <table:table-cell table:formula="of:=[btfn_btb.L8]" office:value-type="float" office:value="627" calcext:value-type="float">
            <text:p>627</text:p>
          </table:table-cell>
          <table:table-cell table:formula="of:=[btfn_btb.M8]" office:value-type="float" office:value="12" calcext:value-type="float">
            <text:p>12</text:p>
          </table:table-cell>
          <table:table-cell table:formula="of:=[btfn_btb.N8]" office:value-type="float" office:value="5478" calcext:value-type="float">
            <text:p>5478</text:p>
          </table:table-cell>
          <table:table-cell table:formula="of:=[btfn_btb.O8]" office:value-type="float" office:value="1501" calcext:value-type="float">
            <text:p>1501</text:p>
          </table:table-cell>
          <table:table-cell table:formula="of:=[btfn_btb.P8]" office:value-type="float" office:value="1028" calcext:value-type="float">
            <text:p>1028</text:p>
          </table:table-cell>
          <table:table-cell table:formula="of:=[btfn_btb.Q8]" office:value-type="float" office:value="990" calcext:value-type="float">
            <text:p>990</text:p>
          </table:table-cell>
          <table:table-cell table:formula="of:=[btfn_btb.R8]" office:value-type="float" office:value="0" calcext:value-type="float">
            <text:p>0</text:p>
          </table:table-cell>
          <table:table-cell/>
          <table:table-cell table:formula="of:=[btfn_btb.S8]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btfn_btb.W9]" office:value-type="float" office:value="1420" calcext:value-type="float">
            <text:p>1420</text:p>
          </table:table-cell>
          <table:table-cell table:formula="of:=[btfn_btb.B9]" office:value-type="float" office:value="1944" calcext:value-type="float">
            <text:p>1944</text:p>
          </table:table-cell>
          <table:table-cell table:formula="of:=[btfn_btb.D9]" office:value-type="float" office:value="4920" calcext:value-type="float">
            <text:p>4920</text:p>
          </table:table-cell>
          <table:table-cell table:formula="of:=[btfn_btb.I9]" office:value-type="float" office:value="14" calcext:value-type="float">
            <text:p>14</text:p>
          </table:table-cell>
          <table:table-cell table:formula="of:=[btfn_btb.H9]" office:value-type="float" office:value="1437" calcext:value-type="float">
            <text:p>1437</text:p>
          </table:table-cell>
          <table:table-cell table:formula="of:=[btfn_btb.U9]" office:value-type="float" office:value="16" calcext:value-type="float">
            <text:p>16</text:p>
          </table:table-cell>
          <table:table-cell table:formula="of:=[btfn_btb.V9]" office:value-type="float" office:value="31" calcext:value-type="float">
            <text:p>31</text:p>
          </table:table-cell>
          <table:table-cell table:formula="of:=[btfn_btb.T9]" office:value-type="float" office:value="23" calcext:value-type="float">
            <text:p>23</text:p>
          </table:table-cell>
          <table:table-cell/>
          <table:table-cell table:formula="of:=[btfn_btb.J9]" office:value-type="float" office:value="5" calcext:value-type="float">
            <text:p>5</text:p>
          </table:table-cell>
          <table:table-cell table:formula="of:=[btfn_btb.K9]" office:value-type="float" office:value="0" calcext:value-type="float">
            <text:p>0</text:p>
          </table:table-cell>
          <table:table-cell table:formula="of:=[btfn_btb.L9]" office:value-type="float" office:value="0" calcext:value-type="float">
            <text:p>0</text:p>
          </table:table-cell>
          <table:table-cell table:formula="of:=[btfn_btb.M9]" office:value-type="float" office:value="8" calcext:value-type="float">
            <text:p>8</text:p>
          </table:table-cell>
          <table:table-cell table:formula="of:=[btfn_btb.N9]" office:value-type="float" office:value="341" calcext:value-type="float">
            <text:p>341</text:p>
          </table:table-cell>
          <table:table-cell table:formula="of:=[btfn_btb.O9]" office:value-type="float" office:value="3" calcext:value-type="float">
            <text:p>3</text:p>
          </table:table-cell>
          <table:table-cell table:formula="of:=[btfn_btb.P9]" office:value-type="float" office:value="0" calcext:value-type="float">
            <text:p>0</text:p>
          </table:table-cell>
          <table:table-cell table:formula="of:=[btfn_btb.Q9]" office:value-type="float" office:value="0" calcext:value-type="float">
            <text:p>0</text:p>
          </table:table-cell>
          <table:table-cell table:formula="of:=[btfn_btb.R9]" office:value-type="float" office:value="0" calcext:value-type="float">
            <text:p>0</text:p>
          </table:table-cell>
          <table:table-cell/>
          <table:table-cell table:formula="of:=[btfn_btb.S9]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btfn_btb.W10]" office:value-type="float" office:value="1209" calcext:value-type="float">
            <text:p>1209</text:p>
          </table:table-cell>
          <table:table-cell table:formula="of:=[btfn_btb.B10]" office:value-type="float" office:value="1351" calcext:value-type="float">
            <text:p>1351</text:p>
          </table:table-cell>
          <table:table-cell table:formula="of:=[btfn_btb.D10]" office:value-type="float" office:value="3819" calcext:value-type="float">
            <text:p>3819</text:p>
          </table:table-cell>
          <table:table-cell table:formula="of:=[btfn_btb.I10]" office:value-type="float" office:value="5" calcext:value-type="float">
            <text:p>5</text:p>
          </table:table-cell>
          <table:table-cell table:formula="of:=[btfn_btb.H10]" office:value-type="float" office:value="1210" calcext:value-type="float">
            <text:p>1210</text:p>
          </table:table-cell>
          <table:table-cell table:formula="of:=[btfn_btb.U10]" office:value-type="float" office:value="9" calcext:value-type="float">
            <text:p>9</text:p>
          </table:table-cell>
          <table:table-cell table:formula="of:=[btfn_btb.V10]" office:value-type="float" office:value="6" calcext:value-type="float">
            <text:p>6</text:p>
          </table:table-cell>
          <table:table-cell table:formula="of:=[btfn_btb.T10]" office:value-type="float" office:value="0" calcext:value-type="float">
            <text:p>0</text:p>
          </table:table-cell>
          <table:table-cell/>
          <table:table-cell table:formula="of:=[btfn_btb.J10]" office:value-type="float" office:value="3" calcext:value-type="float">
            <text:p>3</text:p>
          </table:table-cell>
          <table:table-cell table:formula="of:=[btfn_btb.K10]" office:value-type="float" office:value="0" calcext:value-type="float">
            <text:p>0</text:p>
          </table:table-cell>
          <table:table-cell table:formula="of:=[btfn_btb.L10]" office:value-type="float" office:value="48" calcext:value-type="float">
            <text:p>48</text:p>
          </table:table-cell>
          <table:table-cell table:formula="of:=[btfn_btb.M10]" office:value-type="float" office:value="4" calcext:value-type="float">
            <text:p>4</text:p>
          </table:table-cell>
          <table:table-cell table:formula="of:=[btfn_btb.N10]" office:value-type="float" office:value="97" calcext:value-type="float">
            <text:p>97</text:p>
          </table:table-cell>
          <table:table-cell table:formula="of:=[btfn_btb.O10]" office:value-type="float" office:value="2" calcext:value-type="float">
            <text:p>2</text:p>
          </table:table-cell>
          <table:table-cell table:formula="of:=[btfn_btb.P10]" office:value-type="float" office:value="50" calcext:value-type="float">
            <text:p>50</text:p>
          </table:table-cell>
          <table:table-cell table:formula="of:=[btfn_btb.Q10]" office:value-type="float" office:value="0" calcext:value-type="float">
            <text:p>0</text:p>
          </table:table-cell>
          <table:table-cell table:formula="of:=[btfn_btb.R10]" office:value-type="float" office:value="0" calcext:value-type="float">
            <text:p>0</text:p>
          </table:table-cell>
          <table:table-cell/>
          <table:table-cell table:formula="of:=[btfn_btb.S10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dct-O1</text:p>
          </table:table-cell>
          <table:table-cell table:formula="of:=[btfn_btb.W11]" office:value-type="float" office:value="1165" calcext:value-type="float">
            <text:p>1165</text:p>
          </table:table-cell>
          <table:table-cell table:formula="of:=[btfn_btb.B11]" office:value-type="float" office:value="4104" calcext:value-type="float">
            <text:p>4104</text:p>
          </table:table-cell>
          <table:table-cell table:formula="of:=[btfn_btb.D11]" office:value-type="float" office:value="6630" calcext:value-type="float">
            <text:p>6630</text:p>
          </table:table-cell>
          <table:table-cell table:formula="of:=[btfn_btb.I11]" office:value-type="float" office:value="24" calcext:value-type="float">
            <text:p>24</text:p>
          </table:table-cell>
          <table:table-cell table:formula="of:=[btfn_btb.H11]" office:value-type="float" office:value="1178" calcext:value-type="float">
            <text:p>1178</text:p>
          </table:table-cell>
          <table:table-cell table:formula="of:=[btfn_btb.U11]" office:value-type="float" office:value="9" calcext:value-type="float">
            <text:p>9</text:p>
          </table:table-cell>
          <table:table-cell table:formula="of:=[btfn_btb.V11]" office:value-type="float" office:value="37" calcext:value-type="float">
            <text:p>37</text:p>
          </table:table-cell>
          <table:table-cell table:formula="of:=[btfn_btb.T11]" office:value-type="float" office:value="1023" calcext:value-type="float">
            <text:p>1023</text:p>
          </table:table-cell>
          <table:table-cell/>
          <table:table-cell table:formula="of:=[btfn_btb.J11]" office:value-type="float" office:value="4" calcext:value-type="float">
            <text:p>4</text:p>
          </table:table-cell>
          <table:table-cell table:formula="of:=[btfn_btb.K11]" office:value-type="float" office:value="0" calcext:value-type="float">
            <text:p>0</text:p>
          </table:table-cell>
          <table:table-cell table:formula="of:=[btfn_btb.L11]" office:value-type="float" office:value="0" calcext:value-type="float">
            <text:p>0</text:p>
          </table:table-cell>
          <table:table-cell table:formula="of:=[btfn_btb.M11]" office:value-type="float" office:value="3" calcext:value-type="float">
            <text:p>3</text:p>
          </table:table-cell>
          <table:table-cell table:formula="of:=[btfn_btb.N11]" office:value-type="float" office:value="12" calcext:value-type="float">
            <text:p>12</text:p>
          </table:table-cell>
          <table:table-cell table:formula="of:=[btfn_btb.O11]" office:value-type="float" office:value="2" calcext:value-type="float">
            <text:p>2</text:p>
          </table:table-cell>
          <table:table-cell table:formula="of:=[btfn_btb.P11]" office:value-type="float" office:value="0" calcext:value-type="float">
            <text:p>0</text:p>
          </table:table-cell>
          <table:table-cell table:formula="of:=[btfn_btb.Q11]" office:value-type="float" office:value="0" calcext:value-type="float">
            <text:p>0</text:p>
          </table:table-cell>
          <table:table-cell table:formula="of:=[btfn_btb.R11]" office:value-type="float" office:value="0" calcext:value-type="float">
            <text:p>0</text:p>
          </table:table-cell>
          <table:table-cell/>
          <table:table-cell table:formula="of:=[btfn_btb.S1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dct-O2</text:p>
          </table:table-cell>
          <table:table-cell table:formula="of:=[btfn_btb.W12]" office:value-type="float" office:value="1185" calcext:value-type="float">
            <text:p>1185</text:p>
          </table:table-cell>
          <table:table-cell table:formula="of:=[btfn_btb.B12]" office:value-type="float" office:value="4283" calcext:value-type="float">
            <text:p>4283</text:p>
          </table:table-cell>
          <table:table-cell table:formula="of:=[btfn_btb.D12]" office:value-type="float" office:value="6877" calcext:value-type="float">
            <text:p>6877</text:p>
          </table:table-cell>
          <table:table-cell table:formula="of:=[btfn_btb.I12]" office:value-type="float" office:value="27" calcext:value-type="float">
            <text:p>27</text:p>
          </table:table-cell>
          <table:table-cell table:formula="of:=[btfn_btb.H12]" office:value-type="float" office:value="1200" calcext:value-type="float">
            <text:p>1200</text:p>
          </table:table-cell>
          <table:table-cell table:formula="of:=[btfn_btb.U12]" office:value-type="float" office:value="9" calcext:value-type="float">
            <text:p>9</text:p>
          </table:table-cell>
          <table:table-cell table:formula="of:=[btfn_btb.V12]" office:value-type="float" office:value="42" calcext:value-type="float">
            <text:p>42</text:p>
          </table:table-cell>
          <table:table-cell table:formula="of:=[btfn_btb.T12]" office:value-type="float" office:value="1054" calcext:value-type="float">
            <text:p>1054</text:p>
          </table:table-cell>
          <table:table-cell/>
          <table:table-cell table:formula="of:=[btfn_btb.J12]" office:value-type="float" office:value="4" calcext:value-type="float">
            <text:p>4</text:p>
          </table:table-cell>
          <table:table-cell table:formula="of:=[btfn_btb.K12]" office:value-type="float" office:value="0" calcext:value-type="float">
            <text:p>0</text:p>
          </table:table-cell>
          <table:table-cell table:formula="of:=[btfn_btb.L12]" office:value-type="float" office:value="0" calcext:value-type="float">
            <text:p>0</text:p>
          </table:table-cell>
          <table:table-cell table:formula="of:=[btfn_btb.M12]" office:value-type="float" office:value="3" calcext:value-type="float">
            <text:p>3</text:p>
          </table:table-cell>
          <table:table-cell table:formula="of:=[btfn_btb.N12]" office:value-type="float" office:value="12" calcext:value-type="float">
            <text:p>12</text:p>
          </table:table-cell>
          <table:table-cell table:formula="of:=[btfn_btb.O12]" office:value-type="float" office:value="2" calcext:value-type="float">
            <text:p>2</text:p>
          </table:table-cell>
          <table:table-cell table:formula="of:=[btfn_btb.P12]" office:value-type="float" office:value="0" calcext:value-type="float">
            <text:p>0</text:p>
          </table:table-cell>
          <table:table-cell table:formula="of:=[btfn_btb.Q12]" office:value-type="float" office:value="0" calcext:value-type="float">
            <text:p>0</text:p>
          </table:table-cell>
          <table:table-cell table:formula="of:=[btfn_btb.R12]" office:value-type="float" office:value="0" calcext:value-type="float">
            <text:p>0</text:p>
          </table:table-cell>
          <table:table-cell/>
          <table:table-cell table:formula="of:=[btfn_btb.S12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btfn_btb.W13]" office:value-type="float" office:value="218" calcext:value-type="float">
            <text:p>218</text:p>
          </table:table-cell>
          <table:table-cell table:formula="of:=[btfn_btb.B13]" office:value-type="float" office:value="378" calcext:value-type="float">
            <text:p>378</text:p>
          </table:table-cell>
          <table:table-cell table:formula="of:=[btfn_btb.D13]" office:value-type="float" office:value="863" calcext:value-type="float">
            <text:p>863</text:p>
          </table:table-cell>
          <table:table-cell table:formula="of:=[btfn_btb.I13]" office:value-type="float" office:value="5" calcext:value-type="float">
            <text:p>5</text:p>
          </table:table-cell>
          <table:table-cell table:formula="of:=[btfn_btb.H13]" office:value-type="float" office:value="226" calcext:value-type="float">
            <text:p>226</text:p>
          </table:table-cell>
          <table:table-cell table:formula="of:=[btfn_btb.U13]" office:value-type="float" office:value="8" calcext:value-type="float">
            <text:p>8</text:p>
          </table:table-cell>
          <table:table-cell table:formula="of:=[btfn_btb.V13]" office:value-type="float" office:value="12" calcext:value-type="float">
            <text:p>12</text:p>
          </table:table-cell>
          <table:table-cell table:formula="of:=[btfn_btb.T13]" office:value-type="float" office:value="3" calcext:value-type="float">
            <text:p>3</text:p>
          </table:table-cell>
          <table:table-cell/>
          <table:table-cell table:formula="of:=[btfn_btb.J13]" office:value-type="float" office:value="3" calcext:value-type="float">
            <text:p>3</text:p>
          </table:table-cell>
          <table:table-cell table:formula="of:=[btfn_btb.K13]" office:value-type="float" office:value="0" calcext:value-type="float">
            <text:p>0</text:p>
          </table:table-cell>
          <table:table-cell table:formula="of:=[btfn_btb.L13]" office:value-type="float" office:value="27" calcext:value-type="float">
            <text:p>27</text:p>
          </table:table-cell>
          <table:table-cell table:formula="of:=[btfn_btb.M13]" office:value-type="float" office:value="5" calcext:value-type="float">
            <text:p>5</text:p>
          </table:table-cell>
          <table:table-cell table:formula="of:=[btfn_btb.N13]" office:value-type="float" office:value="27" calcext:value-type="float">
            <text:p>27</text:p>
          </table:table-cell>
          <table:table-cell table:formula="of:=[btfn_btb.O13]" office:value-type="float" office:value="0" calcext:value-type="float">
            <text:p>0</text:p>
          </table:table-cell>
          <table:table-cell table:formula="of:=[btfn_btb.P13]" office:value-type="float" office:value="0" calcext:value-type="float">
            <text:p>0</text:p>
          </table:table-cell>
          <table:table-cell table:formula="of:=[btfn_btb.Q13]" office:value-type="float" office:value="0" calcext:value-type="float">
            <text:p>0</text:p>
          </table:table-cell>
          <table:table-cell table:formula="of:=[btfn_btb.R13]" office:value-type="float" office:value="0" calcext:value-type="float">
            <text:p>0</text:p>
          </table:table-cell>
          <table:table-cell/>
          <table:table-cell table:formula="of:=[btfn_btb.S1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btfn_btb.W14]" office:value-type="float" office:value="125" calcext:value-type="float">
            <text:p>125</text:p>
          </table:table-cell>
          <table:table-cell table:formula="of:=[btfn_btb.B14]" office:value-type="float" office:value="221" calcext:value-type="float">
            <text:p>221</text:p>
          </table:table-cell>
          <table:table-cell table:formula="of:=[btfn_btb.D14]" office:value-type="float" office:value="501" calcext:value-type="float">
            <text:p>501</text:p>
          </table:table-cell>
          <table:table-cell table:formula="of:=[btfn_btb.I14]" office:value-type="float" office:value="3" calcext:value-type="float">
            <text:p>3</text:p>
          </table:table-cell>
          <table:table-cell table:formula="of:=[btfn_btb.H14]" office:value-type="float" office:value="126" calcext:value-type="float">
            <text:p>126</text:p>
          </table:table-cell>
          <table:table-cell table:formula="of:=[btfn_btb.U14]" office:value-type="float" office:value="6" calcext:value-type="float">
            <text:p>6</text:p>
          </table:table-cell>
          <table:table-cell table:formula="of:=[btfn_btb.V14]" office:value-type="float" office:value="4" calcext:value-type="float">
            <text:p>4</text:p>
          </table:table-cell>
          <table:table-cell table:formula="of:=[btfn_btb.T14]" office:value-type="float" office:value="0" calcext:value-type="float">
            <text:p>0</text:p>
          </table:table-cell>
          <table:table-cell/>
          <table:table-cell table:formula="of:=[btfn_btb.J14]" office:value-type="float" office:value="2" calcext:value-type="float">
            <text:p>2</text:p>
          </table:table-cell>
          <table:table-cell table:formula="of:=[btfn_btb.K14]" office:value-type="float" office:value="0" calcext:value-type="float">
            <text:p>0</text:p>
          </table:table-cell>
          <table:table-cell table:formula="of:=[btfn_btb.L14]" office:value-type="float" office:value="0" calcext:value-type="float">
            <text:p>0</text:p>
          </table:table-cell>
          <table:table-cell table:formula="of:=[btfn_btb.M14]" office:value-type="float" office:value="3" calcext:value-type="float">
            <text:p>3</text:p>
          </table:table-cell>
          <table:table-cell table:formula="of:=[btfn_btb.N14]" office:value-type="float" office:value="27" calcext:value-type="float">
            <text:p>27</text:p>
          </table:table-cell>
          <table:table-cell table:formula="of:=[btfn_btb.O14]" office:value-type="float" office:value="1" calcext:value-type="float">
            <text:p>1</text:p>
          </table:table-cell>
          <table:table-cell table:formula="of:=[btfn_btb.P14]" office:value-type="float" office:value="0" calcext:value-type="float">
            <text:p>0</text:p>
          </table:table-cell>
          <table:table-cell table:formula="of:=[btfn_btb.Q14]" office:value-type="float" office:value="0" calcext:value-type="float">
            <text:p>0</text:p>
          </table:table-cell>
          <table:table-cell table:formula="of:=[btfn_btb.R14]" office:value-type="float" office:value="0" calcext:value-type="float">
            <text:p>0</text:p>
          </table:table-cell>
          <table:table-cell/>
          <table:table-cell table:formula="of:=[btfn_btb.S14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r-O1</text:p>
          </table:table-cell>
          <table:table-cell table:formula="of:=[btfn_btb.W15]" office:value-type="float" office:value="86605" calcext:value-type="float">
            <text:p>86605</text:p>
          </table:table-cell>
          <table:table-cell table:formula="of:=[btfn_btb.B15]" office:value-type="float" office:value="330431" calcext:value-type="float">
            <text:p>330431</text:p>
          </table:table-cell>
          <table:table-cell table:formula="of:=[btfn_btb.D15]" office:value-type="float" office:value="516396" calcext:value-type="float">
            <text:p>516396</text:p>
          </table:table-cell>
          <table:table-cell table:formula="of:=[btfn_btb.I15]" office:value-type="float" office:value="10" calcext:value-type="float">
            <text:p>10</text:p>
          </table:table-cell>
          <table:table-cell table:formula="of:=[btfn_btb.H15]" office:value-type="float" office:value="92944" calcext:value-type="float">
            <text:p>92944</text:p>
          </table:table-cell>
          <table:table-cell table:formula="of:=[btfn_btb.U15]" office:value-type="float" office:value="712" calcext:value-type="float">
            <text:p>712</text:p>
          </table:table-cell>
          <table:table-cell table:formula="of:=[btfn_btb.V15]" office:value-type="float" office:value="6349" calcext:value-type="float">
            <text:p>6349</text:p>
          </table:table-cell>
          <table:table-cell table:formula="of:=[btfn_btb.T15]" office:value-type="float" office:value="84428" calcext:value-type="float">
            <text:p>84428</text:p>
          </table:table-cell>
          <table:table-cell/>
          <table:table-cell table:formula="of:=[btfn_btb.J15]" office:value-type="float" office:value="4" calcext:value-type="float">
            <text:p>4</text:p>
          </table:table-cell>
          <table:table-cell table:formula="of:=[btfn_btb.K15]" office:value-type="float" office:value="0" calcext:value-type="float">
            <text:p>0</text:p>
          </table:table-cell>
          <table:table-cell table:formula="of:=[btfn_btb.L15]" office:value-type="float" office:value="700" calcext:value-type="float">
            <text:p>700</text:p>
          </table:table-cell>
          <table:table-cell table:formula="of:=[btfn_btb.M15]" office:value-type="float" office:value="6" calcext:value-type="float">
            <text:p>6</text:p>
          </table:table-cell>
          <table:table-cell table:formula="of:=[btfn_btb.N15]" office:value-type="float" office:value="12443" calcext:value-type="float">
            <text:p>12443</text:p>
          </table:table-cell>
          <table:table-cell table:formula="of:=[btfn_btb.O15]" office:value-type="float" office:value="702" calcext:value-type="float">
            <text:p>702</text:p>
          </table:table-cell>
          <table:table-cell table:formula="of:=[btfn_btb.P15]" office:value-type="float" office:value="16" calcext:value-type="float">
            <text:p>16</text:p>
          </table:table-cell>
          <table:table-cell table:formula="of:=[btfn_btb.Q15]" office:value-type="float" office:value="0" calcext:value-type="float">
            <text:p>0</text:p>
          </table:table-cell>
          <table:table-cell table:formula="of:=[btfn_btb.R15]" office:value-type="float" office:value="0" calcext:value-type="float">
            <text:p>0</text:p>
          </table:table-cell>
          <table:table-cell/>
          <table:table-cell table:formula="of:=[btfn_btb.S15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ir-O2</text:p>
          </table:table-cell>
          <table:table-cell table:formula="of:=[btfn_btb.W16]" office:value-type="float" office:value="75557" calcext:value-type="float">
            <text:p>75557</text:p>
          </table:table-cell>
          <table:table-cell table:formula="of:=[btfn_btb.B16]" office:value-type="float" office:value="318681" calcext:value-type="float">
            <text:p>318681</text:p>
          </table:table-cell>
          <table:table-cell table:formula="of:=[btfn_btb.D16]" office:value-type="float" office:value="482518" calcext:value-type="float">
            <text:p>482518</text:p>
          </table:table-cell>
          <table:table-cell table:formula="of:=[btfn_btb.I16]" office:value-type="float" office:value="11" calcext:value-type="float">
            <text:p>11</text:p>
          </table:table-cell>
          <table:table-cell table:formula="of:=[btfn_btb.H16]" office:value-type="float" office:value="81878" calcext:value-type="float">
            <text:p>81878</text:p>
          </table:table-cell>
          <table:table-cell table:formula="of:=[btfn_btb.U16]" office:value-type="float" office:value="710" calcext:value-type="float">
            <text:p>710</text:p>
          </table:table-cell>
          <table:table-cell table:formula="of:=[btfn_btb.V16]" office:value-type="float" office:value="6332" calcext:value-type="float">
            <text:p>6332</text:p>
          </table:table-cell>
          <table:table-cell table:formula="of:=[btfn_btb.T16]" office:value-type="float" office:value="72681" calcext:value-type="float">
            <text:p>72681</text:p>
          </table:table-cell>
          <table:table-cell/>
          <table:table-cell table:formula="of:=[btfn_btb.J16]" office:value-type="float" office:value="5" calcext:value-type="float">
            <text:p>5</text:p>
          </table:table-cell>
          <table:table-cell table:formula="of:=[btfn_btb.K16]" office:value-type="float" office:value="0" calcext:value-type="float">
            <text:p>0</text:p>
          </table:table-cell>
          <table:table-cell table:formula="of:=[btfn_btb.L16]" office:value-type="float" office:value="1382" calcext:value-type="float">
            <text:p>1382</text:p>
          </table:table-cell>
          <table:table-cell table:formula="of:=[btfn_btb.M16]" office:value-type="float" office:value="5" calcext:value-type="float">
            <text:p>5</text:p>
          </table:table-cell>
          <table:table-cell table:formula="of:=[btfn_btb.N16]" office:value-type="float" office:value="11779" calcext:value-type="float">
            <text:p>11779</text:p>
          </table:table-cell>
          <table:table-cell table:formula="of:=[btfn_btb.O16]" office:value-type="float" office:value="700" calcext:value-type="float">
            <text:p>700</text:p>
          </table:table-cell>
          <table:table-cell table:formula="of:=[btfn_btb.P16]" office:value-type="float" office:value="0" calcext:value-type="float">
            <text:p>0</text:p>
          </table:table-cell>
          <table:table-cell table:formula="of:=[btfn_btb.Q16]" office:value-type="float" office:value="0" calcext:value-type="float">
            <text:p>0</text:p>
          </table:table-cell>
          <table:table-cell table:formula="of:=[btfn_btb.R16]" office:value-type="float" office:value="0" calcext:value-type="float">
            <text:p>0</text:p>
          </table:table-cell>
          <table:table-cell/>
          <table:table-cell table:formula="of:=[btfn_btb.S16]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btfn_btb.W17]" office:value-type="float" office:value="297" calcext:value-type="float">
            <text:p>297</text:p>
          </table:table-cell>
          <table:table-cell table:formula="of:=[btfn_btb.B17]" office:value-type="float" office:value="1676" calcext:value-type="float">
            <text:p>1676</text:p>
          </table:table-cell>
          <table:table-cell table:formula="of:=[btfn_btb.D17]" office:value-type="float" office:value="2536" calcext:value-type="float">
            <text:p>2536</text:p>
          </table:table-cell>
          <table:table-cell table:formula="of:=[btfn_btb.I17]" office:value-type="float" office:value="7" calcext:value-type="float">
            <text:p>7</text:p>
          </table:table-cell>
          <table:table-cell table:formula="of:=[btfn_btb.H17]" office:value-type="float" office:value="403" calcext:value-type="float">
            <text:p>403</text:p>
          </table:table-cell>
          <table:table-cell table:formula="of:=[btfn_btb.U17]" office:value-type="float" office:value="19" calcext:value-type="float">
            <text:p>19</text:p>
          </table:table-cell>
          <table:table-cell table:formula="of:=[btfn_btb.V17]" office:value-type="float" office:value="113" calcext:value-type="float">
            <text:p>113</text:p>
          </table:table-cell>
          <table:table-cell table:formula="of:=[btfn_btb.T17]" office:value-type="float" office:value="221" calcext:value-type="float">
            <text:p>221</text:p>
          </table:table-cell>
          <table:table-cell/>
          <table:table-cell table:formula="of:=[btfn_btb.J17]" office:value-type="float" office:value="3" calcext:value-type="float">
            <text:p>3</text:p>
          </table:table-cell>
          <table:table-cell table:formula="of:=[btfn_btb.K17]" office:value-type="float" office:value="3" calcext:value-type="float">
            <text:p>3</text:p>
          </table:table-cell>
          <table:table-cell table:formula="of:=[btfn_btb.L17]" office:value-type="float" office:value="17" calcext:value-type="float">
            <text:p>17</text:p>
          </table:table-cell>
          <table:table-cell table:formula="of:=[btfn_btb.M17]" office:value-type="float" office:value="3" calcext:value-type="float">
            <text:p>3</text:p>
          </table:table-cell>
          <table:table-cell table:formula="of:=[btfn_btb.N17]" office:value-type="float" office:value="33" calcext:value-type="float">
            <text:p>33</text:p>
          </table:table-cell>
          <table:table-cell table:formula="of:=[btfn_btb.O17]" office:value-type="float" office:value="6" calcext:value-type="float">
            <text:p>6</text:p>
          </table:table-cell>
          <table:table-cell table:formula="of:=[btfn_btb.P17]" office:value-type="float" office:value="0" calcext:value-type="float">
            <text:p>0</text:p>
          </table:table-cell>
          <table:table-cell table:formula="of:=[btfn_btb.Q17]" office:value-type="float" office:value="1" calcext:value-type="float">
            <text:p>1</text:p>
          </table:table-cell>
          <table:table-cell table:formula="of:=[btfn_btb.R17]" office:value-type="float" office:value="0" calcext:value-type="float">
            <text:p>0</text:p>
          </table:table-cell>
          <table:table-cell/>
          <table:table-cell table:formula="of:=[btfn_btb.S1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btfn_btb.W18]" office:value-type="float" office:value="141" calcext:value-type="float">
            <text:p>141</text:p>
          </table:table-cell>
          <table:table-cell table:formula="of:=[btfn_btb.B18]" office:value-type="float" office:value="349" calcext:value-type="float">
            <text:p>349</text:p>
          </table:table-cell>
          <table:table-cell table:formula="of:=[btfn_btb.D18]" office:value-type="float" office:value="697" calcext:value-type="float">
            <text:p>697</text:p>
          </table:table-cell>
          <table:table-cell table:formula="of:=[btfn_btb.I18]" office:value-type="float" office:value="6" calcext:value-type="float">
            <text:p>6</text:p>
          </table:table-cell>
          <table:table-cell table:formula="of:=[btfn_btb.H18]" office:value-type="float" office:value="153" calcext:value-type="float">
            <text:p>153</text:p>
          </table:table-cell>
          <table:table-cell table:formula="of:=[btfn_btb.U18]" office:value-type="float" office:value="19" calcext:value-type="float">
            <text:p>19</text:p>
          </table:table-cell>
          <table:table-cell table:formula="of:=[btfn_btb.V18]" office:value-type="float" office:value="18" calcext:value-type="float">
            <text:p>18</text:p>
          </table:table-cell>
          <table:table-cell table:formula="of:=[btfn_btb.T18]" office:value-type="float" office:value="3" calcext:value-type="float">
            <text:p>3</text:p>
          </table:table-cell>
          <table:table-cell/>
          <table:table-cell table:formula="of:=[btfn_btb.J18]" office:value-type="float" office:value="5" calcext:value-type="float">
            <text:p>5</text:p>
          </table:table-cell>
          <table:table-cell table:formula="of:=[btfn_btb.K18]" office:value-type="float" office:value="1" calcext:value-type="float">
            <text:p>1</text:p>
          </table:table-cell>
          <table:table-cell table:formula="of:=[btfn_btb.L18]" office:value-type="float" office:value="9" calcext:value-type="float">
            <text:p>9</text:p>
          </table:table-cell>
          <table:table-cell table:formula="of:=[btfn_btb.M18]" office:value-type="float" office:value="9" calcext:value-type="float">
            <text:p>9</text:p>
          </table:table-cell>
          <table:table-cell table:formula="of:=[btfn_btb.N18]" office:value-type="float" office:value="27" calcext:value-type="float">
            <text:p>27</text:p>
          </table:table-cell>
          <table:table-cell table:formula="of:=[btfn_btb.O18]" office:value-type="float" office:value="3" calcext:value-type="float">
            <text:p>3</text:p>
          </table:table-cell>
          <table:table-cell table:formula="of:=[btfn_btb.P18]" office:value-type="float" office:value="1" calcext:value-type="float">
            <text:p>1</text:p>
          </table:table-cell>
          <table:table-cell table:formula="of:=[btfn_btb.Q18]" office:value-type="float" office:value="0" calcext:value-type="float">
            <text:p>0</text:p>
          </table:table-cell>
          <table:table-cell table:formula="of:=[btfn_btb.R18]" office:value-type="float" office:value="0" calcext:value-type="float">
            <text:p>0</text:p>
          </table:table-cell>
          <table:table-cell/>
          <table:table-cell table:formula="of:=[btfn_btb.S18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btfn_btb.W19]" office:value-type="float" office:value="105" calcext:value-type="float">
            <text:p>105</text:p>
          </table:table-cell>
          <table:table-cell table:formula="of:=[btfn_btb.B19]" office:value-type="float" office:value="319" calcext:value-type="float">
            <text:p>319</text:p>
          </table:table-cell>
          <table:table-cell table:formula="of:=[btfn_btb.D19]" office:value-type="float" office:value="591" calcext:value-type="float">
            <text:p>591</text:p>
          </table:table-cell>
          <table:table-cell table:formula="of:=[btfn_btb.I19]" office:value-type="float" office:value="6" calcext:value-type="float">
            <text:p>6</text:p>
          </table:table-cell>
          <table:table-cell table:formula="of:=[btfn_btb.H19]" office:value-type="float" office:value="113" calcext:value-type="float">
            <text:p>113</text:p>
          </table:table-cell>
          <table:table-cell table:formula="of:=[btfn_btb.U19]" office:value-type="float" office:value="26" calcext:value-type="float">
            <text:p>26</text:p>
          </table:table-cell>
          <table:table-cell table:formula="of:=[btfn_btb.V19]" office:value-type="float" office:value="14" calcext:value-type="float">
            <text:p>14</text:p>
          </table:table-cell>
          <table:table-cell table:formula="of:=[btfn_btb.T19]" office:value-type="float" office:value="0" calcext:value-type="float">
            <text:p>0</text:p>
          </table:table-cell>
          <table:table-cell/>
          <table:table-cell table:formula="of:=[btfn_btb.J19]" office:value-type="float" office:value="4" calcext:value-type="float">
            <text:p>4</text:p>
          </table:table-cell>
          <table:table-cell table:formula="of:=[btfn_btb.K19]" office:value-type="float" office:value="8" calcext:value-type="float">
            <text:p>8</text:p>
          </table:table-cell>
          <table:table-cell table:formula="of:=[btfn_btb.L19]" office:value-type="float" office:value="2" calcext:value-type="float">
            <text:p>2</text:p>
          </table:table-cell>
          <table:table-cell table:formula="of:=[btfn_btb.M19]" office:value-type="float" office:value="4" calcext:value-type="float">
            <text:p>4</text:p>
          </table:table-cell>
          <table:table-cell table:formula="of:=[btfn_btb.N19]" office:value-type="float" office:value="10" calcext:value-type="float">
            <text:p>10</text:p>
          </table:table-cell>
          <table:table-cell table:formula="of:=[btfn_btb.O19]" office:value-type="float" office:value="2" calcext:value-type="float">
            <text:p>2</text:p>
          </table:table-cell>
          <table:table-cell table:formula="of:=[btfn_btb.P19]" office:value-type="float" office:value="1" calcext:value-type="float">
            <text:p>1</text:p>
          </table:table-cell>
          <table:table-cell table:formula="of:=[btfn_btb.Q19]" office:value-type="float" office:value="0" calcext:value-type="float">
            <text:p>0</text:p>
          </table:table-cell>
          <table:table-cell table:formula="of:=[btfn_btb.R19]" office:value-type="float" office:value="0" calcext:value-type="float">
            <text:p>0</text:p>
          </table:table-cell>
          <table:table-cell/>
          <table:table-cell table:formula="of:=[btfn_btb.S19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btfn_btb.W20]" office:value-type="float" office:value="2029" calcext:value-type="float">
            <text:p>2029</text:p>
          </table:table-cell>
          <table:table-cell table:formula="of:=[btfn_btb.B20]" office:value-type="float" office:value="5566" calcext:value-type="float">
            <text:p>5566</text:p>
          </table:table-cell>
          <table:table-cell table:formula="of:=[btfn_btb.D20]" office:value-type="float" office:value="9846" calcext:value-type="float">
            <text:p>9846</text:p>
          </table:table-cell>
          <table:table-cell table:formula="of:=[btfn_btb.I20]" office:value-type="float" office:value="25" calcext:value-type="float">
            <text:p>25</text:p>
          </table:table-cell>
          <table:table-cell table:formula="of:=[btfn_btb.H20]" office:value-type="float" office:value="2050" calcext:value-type="float">
            <text:p>2050</text:p>
          </table:table-cell>
          <table:table-cell table:formula="of:=[btfn_btb.U20]" office:value-type="float" office:value="11" calcext:value-type="float">
            <text:p>11</text:p>
          </table:table-cell>
          <table:table-cell table:formula="of:=[btfn_btb.V20]" office:value-type="float" office:value="46" calcext:value-type="float">
            <text:p>46</text:p>
          </table:table-cell>
          <table:table-cell table:formula="of:=[btfn_btb.T20]" office:value-type="float" office:value="1858" calcext:value-type="float">
            <text:p>1858</text:p>
          </table:table-cell>
          <table:table-cell/>
          <table:table-cell table:formula="of:=[btfn_btb.J20]" office:value-type="float" office:value="5" calcext:value-type="float">
            <text:p>5</text:p>
          </table:table-cell>
          <table:table-cell table:formula="of:=[btfn_btb.K20]" office:value-type="float" office:value="0" calcext:value-type="float">
            <text:p>0</text:p>
          </table:table-cell>
          <table:table-cell table:formula="of:=[btfn_btb.L20]" office:value-type="float" office:value="0" calcext:value-type="float">
            <text:p>0</text:p>
          </table:table-cell>
          <table:table-cell table:formula="of:=[btfn_btb.M20]" office:value-type="float" office:value="3" calcext:value-type="float">
            <text:p>3</text:p>
          </table:table-cell>
          <table:table-cell table:formula="of:=[btfn_btb.N20]" office:value-type="float" office:value="74" calcext:value-type="float">
            <text:p>74</text:p>
          </table:table-cell>
          <table:table-cell table:formula="of:=[btfn_btb.O20]" office:value-type="float" office:value="3" calcext:value-type="float">
            <text:p>3</text:p>
          </table:table-cell>
          <table:table-cell table:formula="of:=[btfn_btb.P20]" office:value-type="float" office:value="0" calcext:value-type="float">
            <text:p>0</text:p>
          </table:table-cell>
          <table:table-cell table:formula="of:=[btfn_btb.Q20]" office:value-type="float" office:value="0" calcext:value-type="float">
            <text:p>0</text:p>
          </table:table-cell>
          <table:table-cell table:formula="of:=[btfn_btb.R20]" office:value-type="float" office:value="0" calcext:value-type="float">
            <text:p>0</text:p>
          </table:table-cell>
          <table:table-cell/>
          <table:table-cell table:formula="of:=[btfn_btb.S20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btfn_btb.W21]" office:value-type="float" office:value="2053" calcext:value-type="float">
            <text:p>2053</text:p>
          </table:table-cell>
          <table:table-cell table:formula="of:=[btfn_btb.B21]" office:value-type="float" office:value="5719" calcext:value-type="float">
            <text:p>5719</text:p>
          </table:table-cell>
          <table:table-cell table:formula="of:=[btfn_btb.D21]" office:value-type="float" office:value="10083" calcext:value-type="float">
            <text:p>10083</text:p>
          </table:table-cell>
          <table:table-cell table:formula="of:=[btfn_btb.I21]" office:value-type="float" office:value="29" calcext:value-type="float">
            <text:p>29</text:p>
          </table:table-cell>
          <table:table-cell table:formula="of:=[btfn_btb.H21]" office:value-type="float" office:value="2076" calcext:value-type="float">
            <text:p>2076</text:p>
          </table:table-cell>
          <table:table-cell table:formula="of:=[btfn_btb.U21]" office:value-type="float" office:value="11" calcext:value-type="float">
            <text:p>11</text:p>
          </table:table-cell>
          <table:table-cell table:formula="of:=[btfn_btb.V21]" office:value-type="float" office:value="52" calcext:value-type="float">
            <text:p>52</text:p>
          </table:table-cell>
          <table:table-cell table:formula="of:=[btfn_btb.T21]" office:value-type="float" office:value="1903" calcext:value-type="float">
            <text:p>1903</text:p>
          </table:table-cell>
          <table:table-cell/>
          <table:table-cell table:formula="of:=[btfn_btb.J21]" office:value-type="float" office:value="5" calcext:value-type="float">
            <text:p>5</text:p>
          </table:table-cell>
          <table:table-cell table:formula="of:=[btfn_btb.K21]" office:value-type="float" office:value="0" calcext:value-type="float">
            <text:p>0</text:p>
          </table:table-cell>
          <table:table-cell table:formula="of:=[btfn_btb.L21]" office:value-type="float" office:value="0" calcext:value-type="float">
            <text:p>0</text:p>
          </table:table-cell>
          <table:table-cell table:formula="of:=[btfn_btb.M21]" office:value-type="float" office:value="3" calcext:value-type="float">
            <text:p>3</text:p>
          </table:table-cell>
          <table:table-cell table:formula="of:=[btfn_btb.N21]" office:value-type="float" office:value="74" calcext:value-type="float">
            <text:p>74</text:p>
          </table:table-cell>
          <table:table-cell table:formula="of:=[btfn_btb.O21]" office:value-type="float" office:value="3" calcext:value-type="float">
            <text:p>3</text:p>
          </table:table-cell>
          <table:table-cell table:formula="of:=[btfn_btb.P21]" office:value-type="float" office:value="0" calcext:value-type="float">
            <text:p>0</text:p>
          </table:table-cell>
          <table:table-cell table:formula="of:=[btfn_btb.Q21]" office:value-type="float" office:value="0" calcext:value-type="float">
            <text:p>0</text:p>
          </table:table-cell>
          <table:table-cell table:formula="of:=[btfn_btb.R21]" office:value-type="float" office:value="0" calcext:value-type="float">
            <text:p>0</text:p>
          </table:table-cell>
          <table:table-cell/>
          <table:table-cell table:formula="of:=[btfn_btb.S21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s-O1</text:p>
          </table:table-cell>
          <table:table-cell table:formula="of:=[btfn_btb.W22]" office:value-type="float" office:value="4229" calcext:value-type="float">
            <text:p>4229</text:p>
          </table:table-cell>
          <table:table-cell table:formula="of:=[btfn_btb.B22]" office:value-type="float" office:value="11020" calcext:value-type="float">
            <text:p>11020</text:p>
          </table:table-cell>
          <table:table-cell table:formula="of:=[btfn_btb.D22]" office:value-type="float" office:value="24097" calcext:value-type="float">
            <text:p>24097</text:p>
          </table:table-cell>
          <table:table-cell table:formula="of:=[btfn_btb.I22]" office:value-type="float" office:value="9" calcext:value-type="float">
            <text:p>9</text:p>
          </table:table-cell>
          <table:table-cell table:formula="of:=[btfn_btb.H22]" office:value-type="float" office:value="6505" calcext:value-type="float">
            <text:p>6505</text:p>
          </table:table-cell>
          <table:table-cell table:formula="of:=[btfn_btb.U22]" office:value-type="float" office:value="419" calcext:value-type="float">
            <text:p>419</text:p>
          </table:table-cell>
          <table:table-cell table:formula="of:=[btfn_btb.V22]" office:value-type="float" office:value="2285" calcext:value-type="float">
            <text:p>2285</text:p>
          </table:table-cell>
          <table:table-cell table:formula="of:=[btfn_btb.T22]" office:value-type="float" office:value="2501" calcext:value-type="float">
            <text:p>2501</text:p>
          </table:table-cell>
          <table:table-cell/>
          <table:table-cell table:formula="of:=[btfn_btb.J22]" office:value-type="float" office:value="6" calcext:value-type="float">
            <text:p>6</text:p>
          </table:table-cell>
          <table:table-cell table:formula="of:=[btfn_btb.K22]" office:value-type="float" office:value="125" calcext:value-type="float">
            <text:p>125</text:p>
          </table:table-cell>
          <table:table-cell table:formula="of:=[btfn_btb.L22]" office:value-type="float" office:value="12" calcext:value-type="float">
            <text:p>12</text:p>
          </table:table-cell>
          <table:table-cell table:formula="of:=[btfn_btb.M22]" office:value-type="float" office:value="8" calcext:value-type="float">
            <text:p>8</text:p>
          </table:table-cell>
          <table:table-cell table:formula="of:=[btfn_btb.N22]" office:value-type="float" office:value="1025" calcext:value-type="float">
            <text:p>1025</text:p>
          </table:table-cell>
          <table:table-cell table:formula="of:=[btfn_btb.O22]" office:value-type="float" office:value="127" calcext:value-type="float">
            <text:p>127</text:p>
          </table:table-cell>
          <table:table-cell table:formula="of:=[btfn_btb.P22]" office:value-type="float" office:value="110" calcext:value-type="float">
            <text:p>110</text:p>
          </table:table-cell>
          <table:table-cell table:formula="of:=[btfn_btb.Q22]" office:value-type="float" office:value="28" calcext:value-type="float">
            <text:p>28</text:p>
          </table:table-cell>
          <table:table-cell table:formula="of:=[btfn_btb.R22]" office:value-type="float" office:value="0" calcext:value-type="float">
            <text:p>0</text:p>
          </table:table-cell>
          <table:table-cell/>
          <table:table-cell table:formula="of:=[btfn_btb.S22]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s-O2</text:p>
          </table:table-cell>
          <table:table-cell table:formula="of:=[btfn_btb.W23]" office:value-type="float" office:value="4315" calcext:value-type="float">
            <text:p>4315</text:p>
          </table:table-cell>
          <table:table-cell table:formula="of:=[btfn_btb.B23]" office:value-type="float" office:value="10840" calcext:value-type="float">
            <text:p>10840</text:p>
          </table:table-cell>
          <table:table-cell table:formula="of:=[btfn_btb.D23]" office:value-type="float" office:value="21822" calcext:value-type="float">
            <text:p>21822</text:p>
          </table:table-cell>
          <table:table-cell table:formula="of:=[btfn_btb.I23]" office:value-type="float" office:value="5" calcext:value-type="float">
            <text:p>5</text:p>
          </table:table-cell>
          <table:table-cell table:formula="of:=[btfn_btb.H23]" office:value-type="float" office:value="5468" calcext:value-type="float">
            <text:p>5468</text:p>
          </table:table-cell>
          <table:table-cell table:formula="of:=[btfn_btb.U23]" office:value-type="float" office:value="163" calcext:value-type="float">
            <text:p>163</text:p>
          </table:table-cell>
          <table:table-cell table:formula="of:=[btfn_btb.V23]" office:value-type="float" office:value="1158" calcext:value-type="float">
            <text:p>1158</text:p>
          </table:table-cell>
          <table:table-cell table:formula="of:=[btfn_btb.T23]" office:value-type="float" office:value="2996" calcext:value-type="float">
            <text:p>2996</text:p>
          </table:table-cell>
          <table:table-cell/>
          <table:table-cell table:formula="of:=[btfn_btb.J23]" office:value-type="float" office:value="5" calcext:value-type="float">
            <text:p>5</text:p>
          </table:table-cell>
          <table:table-cell table:formula="of:=[btfn_btb.K23]" office:value-type="float" office:value="0" calcext:value-type="float">
            <text:p>0</text:p>
          </table:table-cell>
          <table:table-cell table:formula="of:=[btfn_btb.L23]" office:value-type="float" office:value="625" calcext:value-type="float">
            <text:p>625</text:p>
          </table:table-cell>
          <table:table-cell table:formula="of:=[btfn_btb.M23]" office:value-type="float" office:value="2" calcext:value-type="float">
            <text:p>2</text:p>
          </table:table-cell>
          <table:table-cell table:formula="of:=[btfn_btb.N23]" office:value-type="float" office:value="620" calcext:value-type="float">
            <text:p>620</text:p>
          </table:table-cell>
          <table:table-cell table:formula="of:=[btfn_btb.O23]" office:value-type="float" office:value="156" calcext:value-type="float">
            <text:p>156</text:p>
          </table:table-cell>
          <table:table-cell table:formula="of:=[btfn_btb.P23]" office:value-type="float" office:value="0" calcext:value-type="float">
            <text:p>0</text:p>
          </table:table-cell>
          <table:table-cell table:formula="of:=[btfn_btb.Q23]" office:value-type="float" office:value="0" calcext:value-type="float">
            <text:p>0</text:p>
          </table:table-cell>
          <table:table-cell table:formula="of:=[btfn_btb.R23]" office:value-type="float" office:value="0" calcext:value-type="float">
            <text:p>0</text:p>
          </table:table-cell>
          <table:table-cell/>
          <table:table-cell table:formula="of:=[btfn_btb.S23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btfn_btb.W24]" office:value-type="float" office:value="3490" calcext:value-type="float">
            <text:p>3490</text:p>
          </table:table-cell>
          <table:table-cell table:formula="of:=[btfn_btb.B24]" office:value-type="float" office:value="3717" calcext:value-type="float">
            <text:p>3717</text:p>
          </table:table-cell>
          <table:table-cell table:formula="of:=[btfn_btb.D24]" office:value-type="float" office:value="10777" calcext:value-type="float">
            <text:p>10777</text:p>
          </table:table-cell>
          <table:table-cell table:formula="of:=[btfn_btb.I24]" office:value-type="float" office:value="7" calcext:value-type="float">
            <text:p>7</text:p>
          </table:table-cell>
          <table:table-cell table:formula="of:=[btfn_btb.H24]" office:value-type="float" office:value="3499" calcext:value-type="float">
            <text:p>3499</text:p>
          </table:table-cell>
          <table:table-cell table:formula="of:=[btfn_btb.U24]" office:value-type="float" office:value="11" calcext:value-type="float">
            <text:p>11</text:p>
          </table:table-cell>
          <table:table-cell table:formula="of:=[btfn_btb.V24]" office:value-type="float" office:value="16" calcext:value-type="float">
            <text:p>16</text:p>
          </table:table-cell>
          <table:table-cell table:formula="of:=[btfn_btb.T24]" office:value-type="float" office:value="3" calcext:value-type="float">
            <text:p>3</text:p>
          </table:table-cell>
          <table:table-cell/>
          <table:table-cell table:formula="of:=[btfn_btb.J24]" office:value-type="float" office:value="4" calcext:value-type="float">
            <text:p>4</text:p>
          </table:table-cell>
          <table:table-cell table:formula="of:=[btfn_btb.K24]" office:value-type="float" office:value="0" calcext:value-type="float">
            <text:p>0</text:p>
          </table:table-cell>
          <table:table-cell table:formula="of:=[btfn_btb.L24]" office:value-type="float" office:value="435" calcext:value-type="float">
            <text:p>435</text:p>
          </table:table-cell>
          <table:table-cell table:formula="of:=[btfn_btb.M24]" office:value-type="float" office:value="4" calcext:value-type="float">
            <text:p>4</text:p>
          </table:table-cell>
          <table:table-cell table:formula="of:=[btfn_btb.N24]" office:value-type="float" office:value="429" calcext:value-type="float">
            <text:p>429</text:p>
          </table:table-cell>
          <table:table-cell table:formula="of:=[btfn_btb.O24]" office:value-type="float" office:value="2" calcext:value-type="float">
            <text:p>2</text:p>
          </table:table-cell>
          <table:table-cell table:formula="of:=[btfn_btb.P24]" office:value-type="float" office:value="0" calcext:value-type="float">
            <text:p>0</text:p>
          </table:table-cell>
          <table:table-cell table:formula="of:=[btfn_btb.Q24]" office:value-type="float" office:value="0" calcext:value-type="float">
            <text:p>0</text:p>
          </table:table-cell>
          <table:table-cell table:formula="of:=[btfn_btb.R24]" office:value-type="float" office:value="1" calcext:value-type="float">
            <text:p>1</text:p>
          </table:table-cell>
          <table:table-cell/>
          <table:table-cell table:formula="of:=[btfn_btb.S24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btfn_btb.W25]" office:value-type="float" office:value="3486" calcext:value-type="float">
            <text:p>3486</text:p>
          </table:table-cell>
          <table:table-cell table:formula="of:=[btfn_btb.B25]" office:value-type="float" office:value="3718" calcext:value-type="float">
            <text:p>3718</text:p>
          </table:table-cell>
          <table:table-cell table:formula="of:=[btfn_btb.D25]" office:value-type="float" office:value="10752" calcext:value-type="float">
            <text:p>10752</text:p>
          </table:table-cell>
          <table:table-cell table:formula="of:=[btfn_btb.I25]" office:value-type="float" office:value="8" calcext:value-type="float">
            <text:p>8</text:p>
          </table:table-cell>
          <table:table-cell table:formula="of:=[btfn_btb.H25]" office:value-type="float" office:value="3485" calcext:value-type="float">
            <text:p>3485</text:p>
          </table:table-cell>
          <table:table-cell table:formula="of:=[btfn_btb.U25]" office:value-type="float" office:value="11" calcext:value-type="float">
            <text:p>11</text:p>
          </table:table-cell>
          <table:table-cell table:formula="of:=[btfn_btb.V25]" office:value-type="float" office:value="7" calcext:value-type="float">
            <text:p>7</text:p>
          </table:table-cell>
          <table:table-cell table:formula="of:=[btfn_btb.T25]" office:value-type="float" office:value="0" calcext:value-type="float">
            <text:p>0</text:p>
          </table:table-cell>
          <table:table-cell/>
          <table:table-cell table:formula="of:=[btfn_btb.J25]" office:value-type="float" office:value="4" calcext:value-type="float">
            <text:p>4</text:p>
          </table:table-cell>
          <table:table-cell table:formula="of:=[btfn_btb.K25]" office:value-type="float" office:value="0" calcext:value-type="float">
            <text:p>0</text:p>
          </table:table-cell>
          <table:table-cell table:formula="of:=[btfn_btb.L25]" office:value-type="float" office:value="433" calcext:value-type="float">
            <text:p>433</text:p>
          </table:table-cell>
          <table:table-cell table:formula="of:=[btfn_btb.M25]" office:value-type="float" office:value="4" calcext:value-type="float">
            <text:p>4</text:p>
          </table:table-cell>
          <table:table-cell table:formula="of:=[btfn_btb.N25]" office:value-type="float" office:value="429" calcext:value-type="float">
            <text:p>429</text:p>
          </table:table-cell>
          <table:table-cell table:formula="of:=[btfn_btb.O25]" office:value-type="float" office:value="2" calcext:value-type="float">
            <text:p>2</text:p>
          </table:table-cell>
          <table:table-cell table:formula="of:=[btfn_btb.P25]" office:value-type="float" office:value="0" calcext:value-type="float">
            <text:p>0</text:p>
          </table:table-cell>
          <table:table-cell table:formula="of:=[btfn_btb.Q25]" office:value-type="float" office:value="0" calcext:value-type="float">
            <text:p>0</text:p>
          </table:table-cell>
          <table:table-cell table:formula="of:=[btfn_btb.R25]" office:value-type="float" office:value="1" calcext:value-type="float">
            <text:p>1</text:p>
          </table:table-cell>
          <table:table-cell/>
          <table:table-cell table:formula="of:=[btfn_btb.S2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d-O2</text:p>
          </table:table-cell>
          <table:table-cell table:formula="of:=[btfn_btb.W26]" office:value-type="float" office:value="1603" calcext:value-type="float">
            <text:p>1603</text:p>
          </table:table-cell>
          <table:table-cell table:formula="of:=[btfn_btb.B26]" office:value-type="float" office:value="5565" calcext:value-type="float">
            <text:p>5565</text:p>
          </table:table-cell>
          <table:table-cell table:formula="of:=[btfn_btb.D26]" office:value-type="float" office:value="10198" calcext:value-type="float">
            <text:p>10198</text:p>
          </table:table-cell>
          <table:table-cell table:formula="of:=[btfn_btb.I26]" office:value-type="float" office:value="28" calcext:value-type="float">
            <text:p>28</text:p>
          </table:table-cell>
          <table:table-cell table:formula="of:=[btfn_btb.H26]" office:value-type="float" office:value="2208" calcext:value-type="float">
            <text:p>2208</text:p>
          </table:table-cell>
          <table:table-cell table:formula="of:=[btfn_btb.U26]" office:value-type="float" office:value="103" calcext:value-type="float">
            <text:p>103</text:p>
          </table:table-cell>
          <table:table-cell table:formula="of:=[btfn_btb.V26]" office:value-type="float" office:value="633" calcext:value-type="float">
            <text:p>633</text:p>
          </table:table-cell>
          <table:table-cell table:formula="of:=[btfn_btb.T26]" office:value-type="float" office:value="1262" calcext:value-type="float">
            <text:p>1262</text:p>
          </table:table-cell>
          <table:table-cell/>
          <table:table-cell table:formula="of:=[btfn_btb.J26]" office:value-type="float" office:value="13" calcext:value-type="float">
            <text:p>13</text:p>
          </table:table-cell>
          <table:table-cell table:formula="of:=[btfn_btb.K26]" office:value-type="float" office:value="11" calcext:value-type="float">
            <text:p>11</text:p>
          </table:table-cell>
          <table:table-cell table:formula="of:=[btfn_btb.L26]" office:value-type="float" office:value="17" calcext:value-type="float">
            <text:p>17</text:p>
          </table:table-cell>
          <table:table-cell table:formula="of:=[btfn_btb.M26]" office:value-type="float" office:value="7" calcext:value-type="float">
            <text:p>7</text:p>
          </table:table-cell>
          <table:table-cell table:formula="of:=[btfn_btb.N26]" office:value-type="float" office:value="110" calcext:value-type="float">
            <text:p>110</text:p>
          </table:table-cell>
          <table:table-cell table:formula="of:=[btfn_btb.O26]" office:value-type="float" office:value="47" calcext:value-type="float">
            <text:p>47</text:p>
          </table:table-cell>
          <table:table-cell table:formula="of:=[btfn_btb.P26]" office:value-type="float" office:value="37" calcext:value-type="float">
            <text:p>37</text:p>
          </table:table-cell>
          <table:table-cell table:formula="of:=[btfn_btb.Q26]" office:value-type="float" office:value="14" calcext:value-type="float">
            <text:p>14</text:p>
          </table:table-cell>
          <table:table-cell table:formula="of:=[btfn_btb.R26]" office:value-type="float" office:value="0" calcext:value-type="float">
            <text:p>0</text:p>
          </table:table-cell>
          <table:table-cell/>
          <table:table-cell table:formula="of:=[btfn_btb.S26]" office:value-type="float" office:value="12" calcext:value-type="float">
            <text:p>12</text:p>
          </table:table-cell>
          <table:table-cell table:number-columns-repeated="1003"/>
        </table:table-row>
      </table:table>
      <table:table table:name="computed" table:style-name="ta1">
        <office:forms form:automatic-focus="false" form:apply-design-mode="false"/>
        <table:shapes>
          <draw:frame draw:z-index="0" draw:style-name="gr1" draw:text-style-name="P1" svg:width="702.31pt" svg:height="314.76pt" svg:x="396.57pt" svg:y="53.43pt">
            <loext:p draw:notify-on-update-of-ranges="computed.A5:computed.A29 computed.B4:computed.B4 computed.B5:computed.B29 computed.C4:computed.C4 computed.C5:computed.C29 computed.D4:computed.D4 computed.D5:computed.D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default-cell-style-name="ce6"/>
        <table:table-column table:style-name="co16" table:number-columns-repeated="3" table:default-cell-style-name="Default"/>
        <table:table-column table:style-name="co17" table:number-columns-repeated="1020" table:default-cell-style-name="Default"/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3" table:number-rows-spanned="3">
            <text:p>EXEC. INST.</text:p>
          </table:table-cell>
          <table:covered-table-cell table:number-columns-repeated="2" table:style-name="ce5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 table:number-columns-repeated="1006"/>
          <table:table-cell table:number-columns-repeated="2"/>
        </table:table-row>
        <table:table-row table:style-name="ro1">
          <table:covered-table-cell table:number-columns-repeated="4" table:style-name="ce5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 table:number-columns-repeated="1006"/>
          <table:table-cell table:number-columns-repeated="2"/>
        </table:table-row>
        <table:table-row table:style-name="ro1">
          <table:covered-table-cell table:style-name="ce5"/>
          <table:covered-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 table:number-columns-repeated="1006"/>
          <table:table-cell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 table:number-columns-repeated="1006"/>
          <table:table-cell table:number-columns-repeated="2"/>
        </table:table-row>
        <table:table-row table:style-name="ro1">
          <table:table-cell office:value-type="string" calcext:value-type="string">
            <text:p>bs-O1</text:p>
          </table:table-cell>
          <table:table-cell table:style-name="ce12" table:formula="of:=([summary.E5]+[summary.F5])-[summary.H5]" office:value-type="float" office:value="68" calcext:value-type="float">
            <text:p>68</text:p>
          </table:table-cell>
          <table:table-cell table:style-name="ce15" table:formula="of:=([summary.E35]+[summary.F35])-[summary.H35]" office:value-type="float" office:value="68" calcext:value-type="float">
            <text:p>68</text:p>
          </table:table-cell>
          <table:table-cell table:style-name="ce18" table:formula="of:=([summary.E65]+[summary.F65])-[summary.H65]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style-name="ce12" table:formula="of:=([summary.E6]+[summary.F6])-[summary.H6]" office:value-type="float" office:value="56" calcext:value-type="float">
            <text:p>56</text:p>
          </table:table-cell>
          <table:table-cell table:style-name="ce15" table:formula="of:=([summary.E36]+[summary.F36])-[summary.H36]" office:value-type="float" office:value="56" calcext:value-type="float">
            <text:p>56</text:p>
          </table:table-cell>
          <table:table-cell table:style-name="ce18" table:formula="of:=([summary.E66]+[summary.F66])-[summary.H66]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style-name="ce12" table:formula="of:=([summary.E7]+[summary.F7])-[summary.H7]" office:value-type="float" office:value="1331" calcext:value-type="float">
            <text:p>1331</text:p>
          </table:table-cell>
          <table:table-cell table:style-name="ce15" table:formula="of:=([summary.E37]+[summary.F37])-[summary.H37]" office:value-type="float" office:value="1331" calcext:value-type="float">
            <text:p>1331</text:p>
          </table:table-cell>
          <table:table-cell table:style-name="ce18" table:formula="of:=([summary.E67]+[summary.F67])-[summary.H67]" office:value-type="float" office:value="1331" calcext:value-type="float">
            <text:p>13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style-name="ce12" table:formula="of:=([summary.E8]+[summary.F8])-[summary.H8]" office:value-type="float" office:value="1329" calcext:value-type="float">
            <text:p>1329</text:p>
          </table:table-cell>
          <table:table-cell table:style-name="ce15" table:formula="of:=([summary.E38]+[summary.F38])-[summary.H38]" office:value-type="float" office:value="1329" calcext:value-type="float">
            <text:p>1329</text:p>
          </table:table-cell>
          <table:table-cell table:style-name="ce18" table:formula="of:=([summary.E68]+[summary.F68])-[summary.H68]" office:value-type="float" office:value="1329" calcext:value-type="float">
            <text:p>1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style-name="ce12" table:formula="of:=([summary.E9]+[summary.F9])-[summary.H9]" office:value-type="float" office:value="1793" calcext:value-type="float">
            <text:p>1793</text:p>
          </table:table-cell>
          <table:table-cell table:style-name="ce15" table:formula="of:=([summary.E39]+[summary.F39])-[summary.H39]" office:value-type="float" office:value="1793" calcext:value-type="float">
            <text:p>1793</text:p>
          </table:table-cell>
          <table:table-cell table:style-name="ce18" table:formula="of:=([summary.E69]+[summary.F69])-[summary.H69]" office:value-type="float" office:value="1793" calcext:value-type="float">
            <text:p>1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style-name="ce12" table:formula="of:=([summary.E10]+[summary.F10])-[summary.H10]" office:value-type="float" office:value="32599" calcext:value-type="float">
            <text:p>32599</text:p>
          </table:table-cell>
          <table:table-cell table:style-name="ce15" table:formula="of:=([summary.E40]+[summary.F40])-[summary.H40]" office:value-type="float" office:value="32599" calcext:value-type="float">
            <text:p>32599</text:p>
          </table:table-cell>
          <table:table-cell table:style-name="ce18" table:formula="of:=([summary.E70]+[summary.F70])-[summary.H70]" office:value-type="float" office:value="32599" calcext:value-type="float">
            <text:p>32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style-name="ce12" table:formula="of:=([summary.E11]+[summary.F11])-[summary.H11]" office:value-type="float" office:value="29135" calcext:value-type="float">
            <text:p>29135</text:p>
          </table:table-cell>
          <table:table-cell table:style-name="ce15" table:formula="of:=([summary.E41]+[summary.F41])-[summary.H41]" office:value-type="float" office:value="29135" calcext:value-type="float">
            <text:p>29135</text:p>
          </table:table-cell>
          <table:table-cell table:style-name="ce18" table:formula="of:=([summary.E71]+[summary.F71])-[summary.H71]" office:value-type="float" office:value="29135" calcext:value-type="float">
            <text:p>29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style-name="ce12" table:formula="of:=([summary.E12]+[summary.F12])-[summary.H12]" office:value-type="float" office:value="1420" calcext:value-type="float">
            <text:p>1420</text:p>
          </table:table-cell>
          <table:table-cell table:style-name="ce15" table:formula="of:=([summary.E42]+[summary.F42])-[summary.H42]" office:value-type="float" office:value="1420" calcext:value-type="float">
            <text:p>1420</text:p>
          </table:table-cell>
          <table:table-cell table:style-name="ce18" table:formula="of:=([summary.E72]+[summary.F72])-[summary.H72]" office:value-type="float" office:value="1420" calcext:value-type="float">
            <text:p>14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style-name="ce12" table:formula="of:=([summary.E13]+[summary.F13])-[summary.H13]" office:value-type="float" office:value="1209" calcext:value-type="float">
            <text:p>1209</text:p>
          </table:table-cell>
          <table:table-cell table:style-name="ce15" table:formula="of:=([summary.E43]+[summary.F43])-[summary.H43]" office:value-type="float" office:value="1209" calcext:value-type="float">
            <text:p>1209</text:p>
          </table:table-cell>
          <table:table-cell table:style-name="ce18" table:formula="of:=([summary.E73]+[summary.F73])-[summary.H73]" office:value-type="float" office:value="1209" calcext:value-type="float">
            <text:p>1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style-name="ce12" table:formula="of:=([summary.E14]+[summary.F14])-[summary.H14]" office:value-type="float" office:value="1165" calcext:value-type="float">
            <text:p>1165</text:p>
          </table:table-cell>
          <table:table-cell table:style-name="ce15" table:formula="of:=([summary.E44]+[summary.F44])-[summary.H44]" office:value-type="float" office:value="1165" calcext:value-type="float">
            <text:p>1165</text:p>
          </table:table-cell>
          <table:table-cell table:style-name="ce18" table:formula="of:=([summary.E74]+[summary.F74])-[summary.H74]" office:value-type="float" office:value="1165" calcext:value-type="float">
            <text:p>1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style-name="ce12" table:formula="of:=([summary.E15]+[summary.F15])-[summary.H15]" office:value-type="float" office:value="1185" calcext:value-type="float">
            <text:p>1185</text:p>
          </table:table-cell>
          <table:table-cell table:style-name="ce15" table:formula="of:=([summary.E45]+[summary.F45])-[summary.H45]" office:value-type="float" office:value="1185" calcext:value-type="float">
            <text:p>1185</text:p>
          </table:table-cell>
          <table:table-cell table:style-name="ce18" table:formula="of:=([summary.E75]+[summary.F75])-[summary.H75]" office:value-type="float" office:value="1185" calcext:value-type="float">
            <text:p>1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style-name="ce12" table:formula="of:=([summary.E16]+[summary.F16])-[summary.H16]" office:value-type="float" office:value="218" calcext:value-type="float">
            <text:p>218</text:p>
          </table:table-cell>
          <table:table-cell table:style-name="ce15" table:formula="of:=([summary.E46]+[summary.F46])-[summary.H46]" office:value-type="float" office:value="218" calcext:value-type="float">
            <text:p>218</text:p>
          </table:table-cell>
          <table:table-cell table:style-name="ce18" table:formula="of:=([summary.E76]+[summary.F76])-[summary.H76]"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style-name="ce12" table:formula="of:=([summary.E17]+[summary.F17])-[summary.H17]" office:value-type="float" office:value="125" calcext:value-type="float">
            <text:p>125</text:p>
          </table:table-cell>
          <table:table-cell table:style-name="ce15" table:formula="of:=([summary.E47]+[summary.F47])-[summary.H47]" office:value-type="float" office:value="125" calcext:value-type="float">
            <text:p>125</text:p>
          </table:table-cell>
          <table:table-cell table:style-name="ce18" table:formula="of:=([summary.E77]+[summary.F77])-[summary.H77]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style-name="ce12" table:formula="of:=([summary.E18]+[summary.F18])-[summary.H18]" office:value-type="float" office:value="86605" calcext:value-type="float">
            <text:p>86605</text:p>
          </table:table-cell>
          <table:table-cell table:style-name="ce15" table:formula="of:=([summary.E48]+[summary.F48])-[summary.H48]" office:value-type="float" office:value="86605" calcext:value-type="float">
            <text:p>86605</text:p>
          </table:table-cell>
          <table:table-cell table:style-name="ce18" table:formula="of:=([summary.E78]+[summary.F78])-[summary.H78]" office:value-type="float" office:value="86605" calcext:value-type="float">
            <text:p>86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style-name="ce12" table:formula="of:=([summary.E19]+[summary.F19])-[summary.H19]" office:value-type="float" office:value="75557" calcext:value-type="float">
            <text:p>75557</text:p>
          </table:table-cell>
          <table:table-cell table:style-name="ce15" table:formula="of:=([summary.E49]+[summary.F49])-[summary.H49]" office:value-type="float" office:value="75557" calcext:value-type="float">
            <text:p>75557</text:p>
          </table:table-cell>
          <table:table-cell table:style-name="ce18" table:formula="of:=([summary.E79]+[summary.F79])-[summary.H79]" office:value-type="float" office:value="75557" calcext:value-type="float">
            <text:p>75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style-name="ce12" table:formula="of:=([summary.E20]+[summary.F20])-[summary.H20]" office:value-type="float" office:value="297" calcext:value-type="float">
            <text:p>297</text:p>
          </table:table-cell>
          <table:table-cell table:style-name="ce15" table:formula="of:=([summary.E50]+[summary.F50])-[summary.H50]" office:value-type="float" office:value="297" calcext:value-type="float">
            <text:p>297</text:p>
          </table:table-cell>
          <table:table-cell table:style-name="ce18" table:formula="of:=([summary.E80]+[summary.F80])-[summary.H80]" office:value-type="float" office:value="297" calcext:value-type="float">
            <text:p>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style-name="ce12" table:formula="of:=([summary.E21]+[summary.F21])-[summary.H21]" office:value-type="float" office:value="141" calcext:value-type="float">
            <text:p>141</text:p>
          </table:table-cell>
          <table:table-cell table:style-name="ce15" table:formula="of:=([summary.E51]+[summary.F51])-[summary.H51]" office:value-type="float" office:value="141" calcext:value-type="float">
            <text:p>141</text:p>
          </table:table-cell>
          <table:table-cell table:style-name="ce18" table:formula="of:=([summary.E81]+[summary.F81])-[summary.H81]"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style-name="ce12" table:formula="of:=([summary.E22]+[summary.F22])-[summary.H22]" office:value-type="float" office:value="105" calcext:value-type="float">
            <text:p>105</text:p>
          </table:table-cell>
          <table:table-cell table:style-name="ce15" table:formula="of:=([summary.E52]+[summary.F52])-[summary.H52]" office:value-type="float" office:value="105" calcext:value-type="float">
            <text:p>105</text:p>
          </table:table-cell>
          <table:table-cell table:style-name="ce18" table:formula="of:=([summary.E82]+[summary.F82])-[summary.H82]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style-name="ce12" table:formula="of:=([summary.E23]+[summary.F23])-[summary.H23]" office:value-type="float" office:value="2029" calcext:value-type="float">
            <text:p>2029</text:p>
          </table:table-cell>
          <table:table-cell table:style-name="ce15" table:formula="of:=([summary.E53]+[summary.F53])-[summary.H53]" office:value-type="float" office:value="2029" calcext:value-type="float">
            <text:p>2029</text:p>
          </table:table-cell>
          <table:table-cell table:style-name="ce18" table:formula="of:=([summary.E83]+[summary.F83])-[summary.H83]" office:value-type="float" office:value="2029" calcext:value-type="float">
            <text:p>2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style-name="ce12" table:formula="of:=([summary.E24]+[summary.F24])-[summary.H24]" office:value-type="float" office:value="2053" calcext:value-type="float">
            <text:p>2053</text:p>
          </table:table-cell>
          <table:table-cell table:style-name="ce15" table:formula="of:=([summary.E54]+[summary.F54])-[summary.H54]" office:value-type="float" office:value="2053" calcext:value-type="float">
            <text:p>2053</text:p>
          </table:table-cell>
          <table:table-cell table:style-name="ce18" table:formula="of:=([summary.E84]+[summary.F84])-[summary.H84]" office:value-type="float" office:value="2053" calcext:value-type="float">
            <text:p>2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style-name="ce12" table:formula="of:=([summary.E25]+[summary.F25])-[summary.H25]" office:value-type="float" office:value="4229" calcext:value-type="float">
            <text:p>4229</text:p>
          </table:table-cell>
          <table:table-cell table:style-name="ce15" table:formula="of:=([summary.E55]+[summary.F55])-[summary.H55]" office:value-type="float" office:value="4229" calcext:value-type="float">
            <text:p>4229</text:p>
          </table:table-cell>
          <table:table-cell table:style-name="ce18" table:formula="of:=([summary.E85]+[summary.F85])-[summary.H85]" office:value-type="float" office:value="4229" calcext:value-type="float">
            <text:p>4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style-name="ce12" table:formula="of:=([summary.E26]+[summary.F26])-[summary.H26]" office:value-type="float" office:value="4315" calcext:value-type="float">
            <text:p>4315</text:p>
          </table:table-cell>
          <table:table-cell table:style-name="ce15" table:formula="of:=([summary.E56]+[summary.F56])-[summary.H56]" office:value-type="float" office:value="4315" calcext:value-type="float">
            <text:p>4315</text:p>
          </table:table-cell>
          <table:table-cell table:style-name="ce18" table:formula="of:=([summary.E86]+[summary.F86])-[summary.H86]" office:value-type="float" office:value="4315" calcext:value-type="float">
            <text:p>4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style-name="ce12" table:formula="of:=([summary.E27]+[summary.F27])-[summary.H27]" office:value-type="float" office:value="3490" calcext:value-type="float">
            <text:p>3490</text:p>
          </table:table-cell>
          <table:table-cell table:style-name="ce15" table:formula="of:=([summary.E57]+[summary.F57])-[summary.H57]" office:value-type="float" office:value="3490" calcext:value-type="float">
            <text:p>3490</text:p>
          </table:table-cell>
          <table:table-cell table:style-name="ce18" table:formula="of:=([summary.E87]+[summary.F87])-[summary.H87]" office:value-type="float" office:value="3490" calcext:value-type="float">
            <text:p>3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style-name="ce12" table:formula="of:=([summary.E28]+[summary.F28])-[summary.H28]" office:value-type="float" office:value="3486" calcext:value-type="float">
            <text:p>3486</text:p>
          </table:table-cell>
          <table:table-cell table:style-name="ce15" table:formula="of:=([summary.E58]+[summary.F58])-[summary.H58]" office:value-type="float" office:value="3486" calcext:value-type="float">
            <text:p>3486</text:p>
          </table:table-cell>
          <table:table-cell table:style-name="ce18" table:formula="of:=([summary.E88]+[summary.F88])-[summary.H88]" office:value-type="float" office:value="3486" calcext:value-type="float">
            <text:p>3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style-name="ce12" table:formula="of:=([summary.E29]+[summary.F29])-[summary.H29]" office:value-type="float" office:value="1603" calcext:value-type="float">
            <text:p>1603</text:p>
          </table:table-cell>
          <table:table-cell table:style-name="ce15" table:formula="of:=([summary.E59]+[summary.F59])-[summary.H59]" office:value-type="float" office:value="1603" calcext:value-type="float">
            <text:p>1603</text:p>
          </table:table-cell>
          <table:table-cell table:style-name="ce18" table:formula="of:=([summary.E89]+[summary.F89])-[summary.H89]" office:value-type="float" office:value="1603" calcext:value-type="float">
            <text:p>160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3" table:number-rows-spanned="3">
            <text:p>PRED.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number-columns-repeated="4" table:style-name="ce5"/>
          <table:table-cell table:number-columns-repeated="1020"/>
        </table:table-row>
        <table:table-row table:style-name="ro1">
          <table:covered-table-cell table:number-columns-repeated="4" table:style-name="ce5"/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1</text:p>
          </table:table-cell>
          <table:table-cell table:formula="of:=SUM([summary.K5:.R5])" office:value-type="float" office:value="19" calcext:value-type="float">
            <text:p>19</text:p>
          </table:table-cell>
          <table:table-cell table:style-name="ce16" table:formula="of:=SUM([summary.K35:.R35])" office:value-type="float" office:value="19" calcext:value-type="float">
            <text:p>19</text:p>
          </table:table-cell>
          <table:table-cell table:style-name="ce19" table:formula="of:=SUM([summary.K65:.R65])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formula="of:=SUM([summary.K6:.R6])" office:value-type="float" office:value="16" calcext:value-type="float">
            <text:p>16</text:p>
          </table:table-cell>
          <table:table-cell table:style-name="ce16" table:formula="of:=SUM([summary.K36:.R36])" office:value-type="float" office:value="16" calcext:value-type="float">
            <text:p>16</text:p>
          </table:table-cell>
          <table:table-cell table:style-name="ce19" table:formula="of:=SUM([summary.K66:.R66]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SUM([summary.K7:.R7])" office:value-type="float" office:value="404" calcext:value-type="float">
            <text:p>404</text:p>
          </table:table-cell>
          <table:table-cell table:style-name="ce16" table:formula="of:=SUM([summary.K37:.R37])" office:value-type="float" office:value="404" calcext:value-type="float">
            <text:p>404</text:p>
          </table:table-cell>
          <table:table-cell table:style-name="ce19" table:formula="of:=SUM([summary.K67:.R67])" office:value-type="float" office:value="404" calcext:value-type="float">
            <text:p>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SUM([summary.K8:.R8])" office:value-type="float" office:value="402" calcext:value-type="float">
            <text:p>402</text:p>
          </table:table-cell>
          <table:table-cell table:style-name="ce16" table:formula="of:=SUM([summary.K38:.R38])" office:value-type="float" office:value="402" calcext:value-type="float">
            <text:p>402</text:p>
          </table:table-cell>
          <table:table-cell table:style-name="ce19" table:formula="of:=SUM([summary.K68:.R68])" office:value-type="float" office:value="402" calcext:value-type="float">
            <text:p>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formula="of:=SUM([summary.K9:.R9])" office:value-type="float" office:value="327" calcext:value-type="float">
            <text:p>327</text:p>
          </table:table-cell>
          <table:table-cell table:style-name="ce16" table:formula="of:=SUM([summary.K39:.R39])" office:value-type="float" office:value="327" calcext:value-type="float">
            <text:p>327</text:p>
          </table:table-cell>
          <table:table-cell table:style-name="ce19" table:formula="of:=SUM([summary.K69:.R69])" office:value-type="float" office:value="327" calcext:value-type="float">
            <text:p>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formula="of:=SUM([summary.K10:.R10])" office:value-type="float" office:value="11955" calcext:value-type="float">
            <text:p>11955</text:p>
          </table:table-cell>
          <table:table-cell table:style-name="ce16" table:formula="of:=SUM([summary.K40:.R40])" office:value-type="float" office:value="11955" calcext:value-type="float">
            <text:p>11955</text:p>
          </table:table-cell>
          <table:table-cell table:style-name="ce19" table:formula="of:=SUM([summary.K70:.R70])" office:value-type="float" office:value="11955" calcext:value-type="float">
            <text:p>11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formula="of:=SUM([summary.K11:.R11])" office:value-type="float" office:value="9651" calcext:value-type="float">
            <text:p>9651</text:p>
          </table:table-cell>
          <table:table-cell table:style-name="ce16" table:formula="of:=SUM([summary.K41:.R41])" office:value-type="float" office:value="9651" calcext:value-type="float">
            <text:p>9651</text:p>
          </table:table-cell>
          <table:table-cell table:style-name="ce19" table:formula="of:=SUM([summary.K71:.R71])" office:value-type="float" office:value="9651" calcext:value-type="float">
            <text:p>9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SUM([summary.K12:.R12])" office:value-type="float" office:value="357" calcext:value-type="float">
            <text:p>357</text:p>
          </table:table-cell>
          <table:table-cell table:style-name="ce16" table:formula="of:=SUM([summary.K42:.R42])" office:value-type="float" office:value="357" calcext:value-type="float">
            <text:p>357</text:p>
          </table:table-cell>
          <table:table-cell table:style-name="ce19" table:formula="of:=SUM([summary.K72:.R72])" office:value-type="float" office:value="357" calcext:value-type="float">
            <text:p>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SUM([summary.K13:.R13])" office:value-type="float" office:value="204" calcext:value-type="float">
            <text:p>204</text:p>
          </table:table-cell>
          <table:table-cell table:style-name="ce16" table:formula="of:=SUM([summary.K43:.R43])" office:value-type="float" office:value="204" calcext:value-type="float">
            <text:p>204</text:p>
          </table:table-cell>
          <table:table-cell table:style-name="ce19" table:formula="of:=SUM([summary.K73:.R73])"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formula="of:=SUM([summary.K14:.R14])" office:value-type="float" office:value="21" calcext:value-type="float">
            <text:p>21</text:p>
          </table:table-cell>
          <table:table-cell table:style-name="ce16" table:formula="of:=SUM([summary.K44:.R44])" office:value-type="float" office:value="21" calcext:value-type="float">
            <text:p>21</text:p>
          </table:table-cell>
          <table:table-cell table:style-name="ce19" table:formula="of:=SUM([summary.K74:.R74]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formula="of:=SUM([summary.K15:.R15])" office:value-type="float" office:value="21" calcext:value-type="float">
            <text:p>21</text:p>
          </table:table-cell>
          <table:table-cell table:style-name="ce16" table:formula="of:=SUM([summary.K45:.R45])" office:value-type="float" office:value="21" calcext:value-type="float">
            <text:p>21</text:p>
          </table:table-cell>
          <table:table-cell table:style-name="ce19" table:formula="of:=SUM([summary.K75:.R75])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SUM([summary.K16:.R16])" office:value-type="float" office:value="62" calcext:value-type="float">
            <text:p>62</text:p>
          </table:table-cell>
          <table:table-cell table:style-name="ce16" table:formula="of:=SUM([summary.K46:.R46])" office:value-type="float" office:value="62" calcext:value-type="float">
            <text:p>62</text:p>
          </table:table-cell>
          <table:table-cell table:style-name="ce19" table:formula="of:=SUM([summary.K76:.R76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SUM([summary.K17:.R17])" office:value-type="float" office:value="33" calcext:value-type="float">
            <text:p>33</text:p>
          </table:table-cell>
          <table:table-cell table:style-name="ce16" table:formula="of:=SUM([summary.K47:.R47])" office:value-type="float" office:value="33" calcext:value-type="float">
            <text:p>33</text:p>
          </table:table-cell>
          <table:table-cell table:style-name="ce19" table:formula="of:=SUM([summary.K77:.R77])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formula="of:=SUM([summary.K18:.R18])" office:value-type="float" office:value="13871" calcext:value-type="float">
            <text:p>13871</text:p>
          </table:table-cell>
          <table:table-cell table:style-name="ce16" table:formula="of:=SUM([summary.K48:.R48])" office:value-type="float" office:value="13871" calcext:value-type="float">
            <text:p>13871</text:p>
          </table:table-cell>
          <table:table-cell table:style-name="ce19" table:formula="of:=SUM([summary.K78:.R78])" office:value-type="float" office:value="13871" calcext:value-type="float">
            <text:p>13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formula="of:=SUM([summary.K19:.R19])" office:value-type="float" office:value="13871" calcext:value-type="float">
            <text:p>13871</text:p>
          </table:table-cell>
          <table:table-cell table:style-name="ce16" table:formula="of:=SUM([summary.K49:.R49])" office:value-type="float" office:value="13871" calcext:value-type="float">
            <text:p>13871</text:p>
          </table:table-cell>
          <table:table-cell table:style-name="ce19" table:formula="of:=SUM([summary.K79:.R79])" office:value-type="float" office:value="13871" calcext:value-type="float">
            <text:p>13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SUM([summary.K20:.R20])" office:value-type="float" office:value="66" calcext:value-type="float">
            <text:p>66</text:p>
          </table:table-cell>
          <table:table-cell table:style-name="ce16" table:formula="of:=SUM([summary.K50:.R50])" office:value-type="float" office:value="66" calcext:value-type="float">
            <text:p>66</text:p>
          </table:table-cell>
          <table:table-cell table:style-name="ce19" table:formula="of:=SUM([summary.K80:.R80])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SUM([summary.K21:.R21])" office:value-type="float" office:value="55" calcext:value-type="float">
            <text:p>55</text:p>
          </table:table-cell>
          <table:table-cell table:style-name="ce16" table:formula="of:=SUM([summary.K51:.R51])" office:value-type="float" office:value="55" calcext:value-type="float">
            <text:p>55</text:p>
          </table:table-cell>
          <table:table-cell table:style-name="ce19" table:formula="of:=SUM([summary.K81:.R81]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SUM([summary.K22:.R22])" office:value-type="float" office:value="31" calcext:value-type="float">
            <text:p>31</text:p>
          </table:table-cell>
          <table:table-cell table:style-name="ce16" table:formula="of:=SUM([summary.K52:.R52])" office:value-type="float" office:value="31" calcext:value-type="float">
            <text:p>31</text:p>
          </table:table-cell>
          <table:table-cell table:style-name="ce19" table:formula="of:=SUM([summary.K82:.R82]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SUM([summary.K23:.R23])" office:value-type="float" office:value="85" calcext:value-type="float">
            <text:p>85</text:p>
          </table:table-cell>
          <table:table-cell table:style-name="ce16" table:formula="of:=SUM([summary.K53:.R53])" office:value-type="float" office:value="85" calcext:value-type="float">
            <text:p>85</text:p>
          </table:table-cell>
          <table:table-cell table:style-name="ce19" table:formula="of:=SUM([summary.K83:.R83]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SUM([summary.K24:.R24])" office:value-type="float" office:value="85" calcext:value-type="float">
            <text:p>85</text:p>
          </table:table-cell>
          <table:table-cell table:style-name="ce16" table:formula="of:=SUM([summary.K54:.R54])" office:value-type="float" office:value="85" calcext:value-type="float">
            <text:p>85</text:p>
          </table:table-cell>
          <table:table-cell table:style-name="ce19" table:formula="of:=SUM([summary.K84:.R84]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formula="of:=SUM([summary.K25:.R25])" office:value-type="float" office:value="1441" calcext:value-type="float">
            <text:p>1441</text:p>
          </table:table-cell>
          <table:table-cell table:style-name="ce16" table:formula="of:=SUM([summary.K55:.R55])" office:value-type="float" office:value="1441" calcext:value-type="float">
            <text:p>1441</text:p>
          </table:table-cell>
          <table:table-cell table:style-name="ce19" table:formula="of:=SUM([summary.K85:.R85])" office:value-type="float" office:value="1441" calcext:value-type="float">
            <text:p>1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formula="of:=SUM([summary.K26:.R26])" office:value-type="float" office:value="1408" calcext:value-type="float">
            <text:p>1408</text:p>
          </table:table-cell>
          <table:table-cell table:style-name="ce16" table:formula="of:=SUM([summary.K56:.R56])" office:value-type="float" office:value="1408" calcext:value-type="float">
            <text:p>1408</text:p>
          </table:table-cell>
          <table:table-cell table:style-name="ce19" table:formula="of:=SUM([summary.K86:.R86])" office:value-type="float" office:value="1408" calcext:value-type="float">
            <text:p>1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formula="of:=SUM([summary.K27:.R27])" office:value-type="float" office:value="874" calcext:value-type="float">
            <text:p>874</text:p>
          </table:table-cell>
          <table:table-cell table:style-name="ce16" table:formula="of:=SUM([summary.K57:.R57])" office:value-type="float" office:value="874" calcext:value-type="float">
            <text:p>874</text:p>
          </table:table-cell>
          <table:table-cell table:style-name="ce19" table:formula="of:=SUM([summary.K87:.R87])" office:value-type="float" office:value="874" calcext:value-type="float">
            <text:p>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formula="of:=SUM([summary.K28:.R28])" office:value-type="float" office:value="872" calcext:value-type="float">
            <text:p>872</text:p>
          </table:table-cell>
          <table:table-cell table:style-name="ce16" table:formula="of:=SUM([summary.K58:.R58])" office:value-type="float" office:value="872" calcext:value-type="float">
            <text:p>872</text:p>
          </table:table-cell>
          <table:table-cell table:style-name="ce19" table:formula="of:=SUM([summary.K88:.R88])" office:value-type="float" office:value="872" calcext:value-type="float">
            <text:p>8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formula="of:=SUM([summary.K29:.R29])" office:value-type="float" office:value="256" calcext:value-type="float">
            <text:p>256</text:p>
          </table:table-cell>
          <table:table-cell table:style-name="ce16" table:formula="of:=SUM([summary.K59:.R59])" office:value-type="float" office:value="256" calcext:value-type="float">
            <text:p>256</text:p>
          </table:table-cell>
          <table:table-cell table:style-name="ce19" table:formula="of:=SUM([summary.K89:.R89])"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3" table:number-rows-spanned="3">
            <text:p>IBUFF FLUSH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number-columns-repeated="4" table:style-name="ce5"/>
          <table:table-cell table:number-columns-repeated="1020"/>
        </table:table-row>
        <table:table-row table:style-name="ro1">
          <table:covered-table-cell table:number-columns-repeated="4" table:style-name="ce5"/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1</text:p>
          </table:table-cell>
          <table:table-cell table:style-name="ce13" table:formula="of:=([summary.K5]+[summary.L5])+[summary.L5]+[summary.N5]+[summary.P5]+[summary.R5]+[summary.S5]" office:value-type="float" office:value="15" calcext:value-type="float">
            <text:p>15</text:p>
          </table:table-cell>
          <table:table-cell table:style-name="ce17" table:formula="of:=([summary.K35]+[summary.L35])+[summary.L35]+[summary.N35]+[summary.P35]+[summary.R35]+[summary.S35]" office:value-type="float" office:value="17" calcext:value-type="float">
            <text:p>17</text:p>
          </table:table-cell>
          <table:table-cell table:style-name="ce20" table:formula="of:=([summary.K65]+[summary.L65])+[summary.L65]+[summary.N65]+[summary.P65]+[summary.R65]+[summary.S65]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style-name="ce13" table:formula="of:=([summary.K6]+[summary.L6])+[summary.L6]+[summary.N6]+[summary.P6]+[summary.R6]+[summary.S6]" office:value-type="float" office:value="10" calcext:value-type="float">
            <text:p>10</text:p>
          </table:table-cell>
          <table:table-cell table:style-name="ce17" table:formula="of:=([summary.K36]+[summary.L36])+[summary.L36]+[summary.N36]+[summary.P36]+[summary.R36]+[summary.S36]" office:value-type="float" office:value="12" calcext:value-type="float">
            <text:p>12</text:p>
          </table:table-cell>
          <table:table-cell table:style-name="ce20" table:formula="of:=([summary.K66]+[summary.L66])+[summary.L66]+[summary.N66]+[summary.P66]+[summary.R66]+[summary.S66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style-name="ce13" table:formula="of:=([summary.K7]+[summary.L7])+[summary.L7]+[summary.N7]+[summary.P7]+[summary.R7]+[summary.S7]" office:value-type="float" office:value="402" calcext:value-type="float">
            <text:p>402</text:p>
          </table:table-cell>
          <table:table-cell table:style-name="ce17" table:formula="of:=([summary.K37]+[summary.L37])+[summary.L37]+[summary.N37]+[summary.P37]+[summary.R37]+[summary.S37]" office:value-type="float" office:value="406" calcext:value-type="float">
            <text:p>406</text:p>
          </table:table-cell>
          <table:table-cell table:style-name="ce20" table:formula="of:=([summary.K67]+[summary.L67])+[summary.L67]+[summary.N67]+[summary.P67]+[summary.R67]+[summary.S67]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style-name="ce13" table:formula="of:=([summary.K8]+[summary.L8])+[summary.L8]+[summary.N8]+[summary.P8]+[summary.R8]+[summary.S8]" office:value-type="float" office:value="303" calcext:value-type="float">
            <text:p>303</text:p>
          </table:table-cell>
          <table:table-cell table:style-name="ce17" table:formula="of:=([summary.K38]+[summary.L38])+[summary.L38]+[summary.N38]+[summary.P38]+[summary.R38]+[summary.S38]" office:value-type="float" office:value="305" calcext:value-type="float">
            <text:p>305</text:p>
          </table:table-cell>
          <table:table-cell table:style-name="ce20" table:formula="of:=([summary.K68]+[summary.L68])+[summary.L68]+[summary.N68]+[summary.P68]+[summary.R68]+[summary.S68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style-name="ce13" table:formula="of:=([summary.K9]+[summary.L9])+[summary.L9]+[summary.N9]+[summary.P9]+[summary.R9]+[summary.S9]" office:value-type="float" office:value="205" calcext:value-type="float">
            <text:p>205</text:p>
          </table:table-cell>
          <table:table-cell table:style-name="ce17" table:formula="of:=([summary.K39]+[summary.L39])+[summary.L39]+[summary.N39]+[summary.P39]+[summary.R39]+[summary.S39]" office:value-type="float" office:value="249" calcext:value-type="float">
            <text:p>249</text:p>
          </table:table-cell>
          <table:table-cell table:style-name="ce20" table:formula="of:=([summary.K69]+[summary.L69])+[summary.L69]+[summary.N69]+[summary.P69]+[summary.R69]+[summary.S69]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style-name="ce13" table:formula="of:=([summary.K10]+[summary.L10])+[summary.L10]+[summary.N10]+[summary.P10]+[summary.R10]+[summary.S10]" office:value-type="float" office:value="9387" calcext:value-type="float">
            <text:p>9387</text:p>
          </table:table-cell>
          <table:table-cell table:style-name="ce17" table:formula="of:=([summary.K40]+[summary.L40])+[summary.L40]+[summary.N40]+[summary.P40]+[summary.R40]+[summary.S40]" office:value-type="float" office:value="10419" calcext:value-type="float">
            <text:p>10419</text:p>
          </table:table-cell>
          <table:table-cell table:style-name="ce20" table:formula="of:=([summary.K70]+[summary.L70])+[summary.L70]+[summary.N70]+[summary.P70]+[summary.R70]+[summary.S70]" office:value-type="float" office:value="2523" calcext:value-type="float">
            <text:p>2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style-name="ce13" table:formula="of:=([summary.K11]+[summary.L11])+[summary.L11]+[summary.N11]+[summary.P11]+[summary.R11]+[summary.S11]" office:value-type="float" office:value="6493" calcext:value-type="float">
            <text:p>6493</text:p>
          </table:table-cell>
          <table:table-cell table:style-name="ce17" table:formula="of:=([summary.K41]+[summary.L41])+[summary.L41]+[summary.N41]+[summary.P41]+[summary.R41]+[summary.S41]" office:value-type="float" office:value="7517" calcext:value-type="float">
            <text:p>7517</text:p>
          </table:table-cell>
          <table:table-cell table:style-name="ce20" table:formula="of:=([summary.K71]+[summary.L71])+[summary.L71]+[summary.N71]+[summary.P71]+[summary.R71]+[summary.S71]" office:value-type="float" office:value="2520" calcext:value-type="float">
            <text:p>25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style-name="ce13" table:formula="of:=([summary.K12]+[summary.L12])+[summary.L12]+[summary.N12]+[summary.P12]+[summary.R12]+[summary.S12]" office:value-type="float" office:value="354" calcext:value-type="float">
            <text:p>354</text:p>
          </table:table-cell>
          <table:table-cell table:style-name="ce17" table:formula="of:=([summary.K42]+[summary.L42])+[summary.L42]+[summary.N42]+[summary.P42]+[summary.R42]+[summary.S42]" office:value-type="float" office:value="358" calcext:value-type="float">
            <text:p>358</text:p>
          </table:table-cell>
          <table:table-cell table:style-name="ce20" table:formula="of:=([summary.K72]+[summary.L72])+[summary.L72]+[summary.N72]+[summary.P72]+[summary.R72]+[summary.S72]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style-name="ce13" table:formula="of:=([summary.K13]+[summary.L13])+[summary.L13]+[summary.N13]+[summary.P13]+[summary.R13]+[summary.S13]" office:value-type="float" office:value="104" calcext:value-type="float">
            <text:p>104</text:p>
          </table:table-cell>
          <table:table-cell table:style-name="ce17" table:formula="of:=([summary.K43]+[summary.L43])+[summary.L43]+[summary.N43]+[summary.P43]+[summary.R43]+[summary.S43]" office:value-type="float" office:value="106" calcext:value-type="float">
            <text:p>106</text:p>
          </table:table-cell>
          <table:table-cell table:style-name="ce20" table:formula="of:=([summary.K73]+[summary.L73])+[summary.L73]+[summary.N73]+[summary.P73]+[summary.R73]+[summary.S73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style-name="ce13" table:formula="of:=([summary.K14]+[summary.L14])+[summary.L14]+[summary.N14]+[summary.P14]+[summary.R14]+[summary.S14]" office:value-type="float" office:value="19" calcext:value-type="float">
            <text:p>19</text:p>
          </table:table-cell>
          <table:table-cell table:style-name="ce17" table:formula="of:=([summary.K44]+[summary.L44])+[summary.L44]+[summary.N44]+[summary.P44]+[summary.R44]+[summary.S44]" office:value-type="float" office:value="23" calcext:value-type="float">
            <text:p>23</text:p>
          </table:table-cell>
          <table:table-cell table:style-name="ce20" table:formula="of:=([summary.K74]+[summary.L74])+[summary.L74]+[summary.N74]+[summary.P74]+[summary.R74]+[summary.S74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style-name="ce13" table:formula="of:=([summary.K15]+[summary.L15])+[summary.L15]+[summary.N15]+[summary.P15]+[summary.R15]+[summary.S15]" office:value-type="float" office:value="19" calcext:value-type="float">
            <text:p>19</text:p>
          </table:table-cell>
          <table:table-cell table:style-name="ce17" table:formula="of:=([summary.K45]+[summary.L45])+[summary.L45]+[summary.N45]+[summary.P45]+[summary.R45]+[summary.S45]" office:value-type="float" office:value="23" calcext:value-type="float">
            <text:p>23</text:p>
          </table:table-cell>
          <table:table-cell table:style-name="ce20" table:formula="of:=([summary.K75]+[summary.L75])+[summary.L75]+[summary.N75]+[summary.P75]+[summary.R75]+[summary.S75]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style-name="ce13" table:formula="of:=([summary.K16]+[summary.L16])+[summary.L16]+[summary.N16]+[summary.P16]+[summary.R16]+[summary.S16]" office:value-type="float" office:value="35" calcext:value-type="float">
            <text:p>35</text:p>
          </table:table-cell>
          <table:table-cell table:style-name="ce17" table:formula="of:=([summary.K46]+[summary.L46])+[summary.L46]+[summary.N46]+[summary.P46]+[summary.R46]+[summary.S46]" office:value-type="float" office:value="35" calcext:value-type="float">
            <text:p>35</text:p>
          </table:table-cell>
          <table:table-cell table:style-name="ce20" table:formula="of:=([summary.K76]+[summary.L76])+[summary.L76]+[summary.N76]+[summary.P76]+[summary.R76]+[summary.S76]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style-name="ce13" table:formula="of:=([summary.K17]+[summary.L17])+[summary.L17]+[summary.N17]+[summary.P17]+[summary.R17]+[summary.S17]" office:value-type="float" office:value="32" calcext:value-type="float">
            <text:p>32</text:p>
          </table:table-cell>
          <table:table-cell table:style-name="ce17" table:formula="of:=([summary.K47]+[summary.L47])+[summary.L47]+[summary.N47]+[summary.P47]+[summary.R47]+[summary.S47]" office:value-type="float" office:value="34" calcext:value-type="float">
            <text:p>34</text:p>
          </table:table-cell>
          <table:table-cell table:style-name="ce20" table:formula="of:=([summary.K77]+[summary.L77])+[summary.L77]+[summary.N77]+[summary.P77]+[summary.R77]+[summary.S77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style-name="ce13" table:formula="of:=([summary.K18]+[summary.L18])+[summary.L18]+[summary.N18]+[summary.P18]+[summary.R18]+[summary.S18]" office:value-type="float" office:value="12453" calcext:value-type="float">
            <text:p>12453</text:p>
          </table:table-cell>
          <table:table-cell table:style-name="ce17" table:formula="of:=([summary.K48]+[summary.L48])+[summary.L48]+[summary.N48]+[summary.P48]+[summary.R48]+[summary.S48]" office:value-type="float" office:value="13853" calcext:value-type="float">
            <text:p>13853</text:p>
          </table:table-cell>
          <table:table-cell table:style-name="ce20" table:formula="of:=([summary.K78]+[summary.L78])+[summary.L78]+[summary.N78]+[summary.P78]+[summary.R78]+[summary.S78]" office:value-type="float" office:value="712" calcext:value-type="float">
            <text:p>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style-name="ce13" table:formula="of:=([summary.K19]+[summary.L19])+[summary.L19]+[summary.N19]+[summary.P19]+[summary.R19]+[summary.S19]" office:value-type="float" office:value="11789" calcext:value-type="float">
            <text:p>11789</text:p>
          </table:table-cell>
          <table:table-cell table:style-name="ce17" table:formula="of:=([summary.K49]+[summary.L49])+[summary.L49]+[summary.N49]+[summary.P49]+[summary.R49]+[summary.S49]" office:value-type="float" office:value="13189" calcext:value-type="float">
            <text:p>13189</text:p>
          </table:table-cell>
          <table:table-cell table:style-name="ce20" table:formula="of:=([summary.K79]+[summary.L79])+[summary.L79]+[summary.N79]+[summary.P79]+[summary.R79]+[summary.S79]" office:value-type="float" office:value="710" calcext:value-type="float">
            <text:p>7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style-name="ce13" table:formula="of:=([summary.K20]+[summary.L20])+[summary.L20]+[summary.N20]+[summary.P20]+[summary.R20]+[summary.S20]" office:value-type="float" office:value="40" calcext:value-type="float">
            <text:p>40</text:p>
          </table:table-cell>
          <table:table-cell table:style-name="ce17" table:formula="of:=([summary.K50]+[summary.L50])+[summary.L50]+[summary.N50]+[summary.P50]+[summary.R50]+[summary.S50]" office:value-type="float" office:value="58" calcext:value-type="float">
            <text:p>58</text:p>
          </table:table-cell>
          <table:table-cell table:style-name="ce20" table:formula="of:=([summary.K80]+[summary.L80])+[summary.L80]+[summary.N80]+[summary.P80]+[summary.R80]+[summary.S80]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style-name="ce13" table:formula="of:=([summary.K21]+[summary.L21])+[summary.L21]+[summary.N21]+[summary.P21]+[summary.R21]+[summary.S21]" office:value-type="float" office:value="41" calcext:value-type="float">
            <text:p>41</text:p>
          </table:table-cell>
          <table:table-cell table:style-name="ce17" table:formula="of:=([summary.K51]+[summary.L51])+[summary.L51]+[summary.N51]+[summary.P51]+[summary.R51]+[summary.S51]" office:value-type="float" office:value="45" calcext:value-type="float">
            <text:p>45</text:p>
          </table:table-cell>
          <table:table-cell table:style-name="ce20" table:formula="of:=([summary.K81]+[summary.L81])+[summary.L81]+[summary.N81]+[summary.P81]+[summary.R81]+[summary.S81]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style-name="ce13" table:formula="of:=([summary.K22]+[summary.L22])+[summary.L22]+[summary.N22]+[summary.P22]+[summary.R22]+[summary.S22]" office:value-type="float" office:value="18" calcext:value-type="float">
            <text:p>18</text:p>
          </table:table-cell>
          <table:table-cell table:style-name="ce17" table:formula="of:=([summary.K52]+[summary.L52])+[summary.L52]+[summary.N52]+[summary.P52]+[summary.R52]+[summary.S52]" office:value-type="float" office:value="36" calcext:value-type="float">
            <text:p>36</text:p>
          </table:table-cell>
          <table:table-cell table:style-name="ce20" table:formula="of:=([summary.K82]+[summary.L82])+[summary.L82]+[summary.N82]+[summary.P82]+[summary.R82]+[summary.S82]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style-name="ce13" table:formula="of:=([summary.K23]+[summary.L23])+[summary.L23]+[summary.N23]+[summary.P23]+[summary.R23]+[summary.S23]" office:value-type="float" office:value="82" calcext:value-type="float">
            <text:p>82</text:p>
          </table:table-cell>
          <table:table-cell table:style-name="ce17" table:formula="of:=([summary.K53]+[summary.L53])+[summary.L53]+[summary.N53]+[summary.P53]+[summary.R53]+[summary.S53]" office:value-type="float" office:value="88" calcext:value-type="float">
            <text:p>88</text:p>
          </table:table-cell>
          <table:table-cell table:style-name="ce20" table:formula="of:=([summary.K83]+[summary.L83])+[summary.L83]+[summary.N83]+[summary.P83]+[summary.R83]+[summary.S83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style-name="ce13" table:formula="of:=([summary.K24]+[summary.L24])+[summary.L24]+[summary.N24]+[summary.P24]+[summary.R24]+[summary.S24]" office:value-type="float" office:value="82" calcext:value-type="float">
            <text:p>82</text:p>
          </table:table-cell>
          <table:table-cell table:style-name="ce17" table:formula="of:=([summary.K54]+[summary.L54])+[summary.L54]+[summary.N54]+[summary.P54]+[summary.R54]+[summary.S54]" office:value-type="float" office:value="88" calcext:value-type="float">
            <text:p>88</text:p>
          </table:table-cell>
          <table:table-cell table:style-name="ce20" table:formula="of:=([summary.K84]+[summary.L84])+[summary.L84]+[summary.N84]+[summary.P84]+[summary.R84]+[summary.S84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style-name="ce13" table:formula="of:=([summary.K25]+[summary.L25])+[summary.L25]+[summary.N25]+[summary.P25]+[summary.R25]+[summary.S25]" office:value-type="float" office:value="1067" calcext:value-type="float">
            <text:p>1067</text:p>
          </table:table-cell>
          <table:table-cell table:style-name="ce17" table:formula="of:=([summary.K55]+[summary.L55])+[summary.L55]+[summary.N55]+[summary.P55]+[summary.R55]+[summary.S55]" office:value-type="float" office:value="1567" calcext:value-type="float">
            <text:p>1567</text:p>
          </table:table-cell>
          <table:table-cell table:style-name="ce20" table:formula="of:=([summary.K85]+[summary.L85])+[summary.L85]+[summary.N85]+[summary.P85]+[summary.R85]+[summary.S85]" office:value-type="float" office:value="419" calcext:value-type="float">
            <text:p>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style-name="ce13" table:formula="of:=([summary.K26]+[summary.L26])+[summary.L26]+[summary.N26]+[summary.P26]+[summary.R26]+[summary.S26]" office:value-type="float" office:value="627" calcext:value-type="float">
            <text:p>627</text:p>
          </table:table-cell>
          <table:table-cell table:style-name="ce17" table:formula="of:=([summary.K56]+[summary.L56])+[summary.L56]+[summary.N56]+[summary.P56]+[summary.R56]+[summary.S56]" office:value-type="float" office:value="939" calcext:value-type="float">
            <text:p>939</text:p>
          </table:table-cell>
          <table:table-cell table:style-name="ce20" table:formula="of:=([summary.K86]+[summary.L86])+[summary.L86]+[summary.N86]+[summary.P86]+[summary.R86]+[summary.S86]"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style-name="ce13" table:formula="of:=([summary.K27]+[summary.L27])+[summary.L27]+[summary.N27]+[summary.P27]+[summary.R27]+[summary.S27]" office:value-type="float" office:value="437" calcext:value-type="float">
            <text:p>437</text:p>
          </table:table-cell>
          <table:table-cell table:style-name="ce17" table:formula="of:=([summary.K57]+[summary.L57])+[summary.L57]+[summary.N57]+[summary.P57]+[summary.R57]+[summary.S57]" office:value-type="float" office:value="441" calcext:value-type="float">
            <text:p>441</text:p>
          </table:table-cell>
          <table:table-cell table:style-name="ce20" table:formula="of:=([summary.K87]+[summary.L87])+[summary.L87]+[summary.N87]+[summary.P87]+[summary.R87]+[summary.S87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style-name="ce13" table:formula="of:=([summary.K28]+[summary.L28])+[summary.L28]+[summary.N28]+[summary.P28]+[summary.R28]+[summary.S28]" office:value-type="float" office:value="437" calcext:value-type="float">
            <text:p>437</text:p>
          </table:table-cell>
          <table:table-cell table:style-name="ce17" table:formula="of:=([summary.K58]+[summary.L58])+[summary.L58]+[summary.N58]+[summary.P58]+[summary.R58]+[summary.S58]" office:value-type="float" office:value="441" calcext:value-type="float">
            <text:p>441</text:p>
          </table:table-cell>
          <table:table-cell table:style-name="ce20" table:formula="of:=([summary.K88]+[summary.L88])+[summary.L88]+[summary.N88]+[summary.P88]+[summary.R88]+[summary.S88]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style-name="ce13" table:formula="of:=([summary.K29]+[summary.L29])+[summary.L29]+[summary.N29]+[summary.P29]+[summary.R29]+[summary.S29]" office:value-type="float" office:value="144" calcext:value-type="float">
            <text:p>144</text:p>
          </table:table-cell>
          <table:table-cell table:style-name="ce17" table:formula="of:=([summary.K59]+[summary.L59])+[summary.L59]+[summary.N59]+[summary.P59]+[summary.R59]+[summary.S59]" office:value-type="float" office:value="254" calcext:value-type="float">
            <text:p>254</text:p>
          </table:table-cell>
          <table:table-cell table:style-name="ce20" table:formula="of:=([summary.K89]+[summary.L89])+[summary.L89]+[summary.N89]+[summary.P89]+[summary.R89]+[summary.S89]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3" table:number-rows-spanned="3">
            <text:p>PIEPLINE PENALTY</text:p>
          </table:table-cell>
          <table:covered-table-cell table:number-columns-repeated="2" table:style-name="ce5"/>
          <table:table-cell table:number-columns-repeated="6"/>
          <table:table-cell table:style-name="ce14" table:number-columns-repeated="2"/>
          <table:table-cell table:style-name="ce21" table:number-columns-repeated="3"/>
          <table:table-cell table:number-columns-repeated="1009"/>
        </table:table-row>
        <table:table-row table:style-name="ro1">
          <table:covered-table-cell table:number-columns-repeated="4" table:style-name="ce5"/>
          <table:table-cell table:number-columns-repeated="6"/>
          <table:table-cell table:style-name="ce14" table:number-columns-repeated="2"/>
          <table:table-cell table:style-name="ce21" table:number-columns-repeated="3"/>
          <table:table-cell table:number-columns-repeated="1009"/>
        </table:table-row>
        <table:table-row table:style-name="ro1">
          <table:covered-table-cell table:number-columns-repeated="4" table:style-name="ce5"/>
          <table:table-cell table:number-columns-repeated="6"/>
          <table:table-cell table:style-name="ce14" table:number-columns-repeated="3"/>
          <table:table-cell table:style-name="ce21"/>
          <table:table-cell table:style-name="ce14"/>
          <table:table-cell table:number-columns-repeated="1009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number-columns-repeated="6"/>
          <table:table-cell table:style-name="ce21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bs-O1</text:p>
          </table:table-cell>
          <table:table-cell table:formula="of:=([summary.K5]*[computed.$E$121])+([summary.L5]*[computed.$E$122])+([summary.M5]*[computed.$E$123])+([summary.N5]*[computed.$E$124])+([summary.O5]*[computed.$E$125])+([summary.P5]*[computed.$E$126])+([summary.Q5]*[computed.$E$127])+([summary.R5]*[computed.$E$128])" office:value-type="float" office:value="30" calcext:value-type="float">
            <text:p>30</text:p>
          </table:table-cell>
          <table:table-cell table:formula="of:=([summary.K35]*[computed.$E$121])+([summary.L35]*[computed.$E$122])+([summary.M35]*[computed.$E$123])+([summary.N35]*[computed.$E$124])+([summary.O35]*[computed.$E$125])+([summary.P35]*[computed.$E$126])+([summary.Q35]*[computed.$E$127])+([summary.R35]*[computed.$E$128])" office:value-type="float" office:value="27" calcext:value-type="float">
            <text:p>27</text:p>
          </table:table-cell>
          <table:table-cell table:formula="of:=([summary.K65]*[computed.$E$121])+([summary.L65]*[computed.$E$122])+([summary.M65]*[computed.$E$123])+([summary.N65]*[computed.$E$124])+([summary.O65]*[computed.$E$125])+([summary.P65]*[computed.$E$126])+([summary.Q65]*[computed.$E$127])+([summary.R65]*[computed.$E$128]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formula="of:=([summary.K6]*[computed.$E$121])+([summary.L6]*[computed.$E$122])+([summary.M6]*[computed.$E$123])+([summary.N6]*[computed.$E$124])+([summary.O6]*[computed.$E$125])+([summary.P6]*[computed.$E$126])+([summary.Q6]*[computed.$E$127])+([summary.R6]*[computed.$E$128])" office:value-type="float" office:value="20" calcext:value-type="float">
            <text:p>20</text:p>
          </table:table-cell>
          <table:table-cell table:formula="of:=([summary.K36]*[computed.$E$121])+([summary.L36]*[computed.$E$122])+([summary.M36]*[computed.$E$123])+([summary.N36]*[computed.$E$124])+([summary.O36]*[computed.$E$125])+([summary.P36]*[computed.$E$126])+([summary.Q36]*[computed.$E$127])+([summary.R36]*[computed.$E$128])" office:value-type="float" office:value="17" calcext:value-type="float">
            <text:p>17</text:p>
          </table:table-cell>
          <table:table-cell table:formula="of:=([summary.K66]*[computed.$E$121])+([summary.L66]*[computed.$E$122])+([summary.M66]*[computed.$E$123])+([summary.N66]*[computed.$E$124])+([summary.O66]*[computed.$E$125])+([summary.P66]*[computed.$E$126])+([summary.Q66]*[computed.$E$127])+([summary.R66]*[computed.$E$128]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([summary.K7]*[computed.$E$121])+([summary.L7]*[computed.$E$122])+([summary.M7]*[computed.$E$123])+([summary.N7]*[computed.$E$124])+([summary.O7]*[computed.$E$125])+([summary.P7]*[computed.$E$126])+([summary.Q7]*[computed.$E$127])+([summary.R7]*[computed.$E$128])" office:value-type="float" office:value="804" calcext:value-type="float">
            <text:p>804</text:p>
          </table:table-cell>
          <table:table-cell table:formula="of:=([summary.K37]*[computed.$E$121])+([summary.L37]*[computed.$E$122])+([summary.M37]*[computed.$E$123])+([summary.N37]*[computed.$E$124])+([summary.O37]*[computed.$E$125])+([summary.P37]*[computed.$E$126])+([summary.Q37]*[computed.$E$127])+([summary.R37]*[computed.$E$128])" office:value-type="float" office:value="608" calcext:value-type="float">
            <text:p>608</text:p>
          </table:table-cell>
          <table:table-cell table:formula="of:=([summary.K67]*[computed.$E$121])+([summary.L67]*[computed.$E$122])+([summary.M67]*[computed.$E$123])+([summary.N67]*[computed.$E$124])+([summary.O67]*[computed.$E$125])+([summary.P67]*[computed.$E$126])+([summary.Q67]*[computed.$E$127])+([summary.R67]*[computed.$E$128])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([summary.K8]*[computed.$E$121])+([summary.L8]*[computed.$E$122])+([summary.M8]*[computed.$E$123])+([summary.N8]*[computed.$E$124])+([summary.O8]*[computed.$E$125])+([summary.P8]*[computed.$E$126])+([summary.Q8]*[computed.$E$127])+([summary.R8]*[computed.$E$128])" office:value-type="float" office:value="606" calcext:value-type="float">
            <text:p>606</text:p>
          </table:table-cell>
          <table:table-cell table:formula="of:=([summary.K38]*[computed.$E$121])+([summary.L38]*[computed.$E$122])+([summary.M38]*[computed.$E$123])+([summary.N38]*[computed.$E$124])+([summary.O38]*[computed.$E$125])+([summary.P38]*[computed.$E$126])+([summary.Q38]*[computed.$E$127])+([summary.R38]*[computed.$E$128])" office:value-type="float" office:value="409" calcext:value-type="float">
            <text:p>409</text:p>
          </table:table-cell>
          <table:table-cell table:formula="of:=([summary.K68]*[computed.$E$121])+([summary.L68]*[computed.$E$122])+([summary.M68]*[computed.$E$123])+([summary.N68]*[computed.$E$124])+([summary.O68]*[computed.$E$125])+([summary.P68]*[computed.$E$126])+([summary.Q68]*[computed.$E$127])+([summary.R68]*[computed.$E$128]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formula="of:=([summary.K9]*[computed.$E$121])+([summary.L9]*[computed.$E$122])+([summary.M9]*[computed.$E$123])+([summary.N9]*[computed.$E$124])+([summary.O9]*[computed.$E$125])+([summary.P9]*[computed.$E$126])+([summary.Q9]*[computed.$E$127])+([summary.R9]*[computed.$E$128])" office:value-type="float" office:value="410" calcext:value-type="float">
            <text:p>410</text:p>
          </table:table-cell>
          <table:table-cell table:formula="of:=([summary.K39]*[computed.$E$121])+([summary.L39]*[computed.$E$122])+([summary.M39]*[computed.$E$123])+([summary.N39]*[computed.$E$124])+([summary.O39]*[computed.$E$125])+([summary.P39]*[computed.$E$126])+([summary.Q39]*[computed.$E$127])+([summary.R39]*[computed.$E$128])" office:value-type="float" office:value="253" calcext:value-type="float">
            <text:p>253</text:p>
          </table:table-cell>
          <table:table-cell table:formula="of:=([summary.K69]*[computed.$E$121])+([summary.L69]*[computed.$E$122])+([summary.M69]*[computed.$E$123])+([summary.N69]*[computed.$E$124])+([summary.O69]*[computed.$E$125])+([summary.P69]*[computed.$E$126])+([summary.Q69]*[computed.$E$127])+([summary.R69]*[computed.$E$128])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formula="of:=([summary.K10]*[computed.$E$121])+([summary.L10]*[computed.$E$122])+([summary.M10]*[computed.$E$123])+([summary.N10]*[computed.$E$124])+([summary.O10]*[computed.$E$125])+([summary.P10]*[computed.$E$126])+([summary.Q10]*[computed.$E$127])+([summary.R10]*[computed.$E$128])" office:value-type="float" office:value="18774" calcext:value-type="float">
            <text:p>18774</text:p>
          </table:table-cell>
          <table:table-cell table:formula="of:=([summary.K40]*[computed.$E$121])+([summary.L40]*[computed.$E$122])+([summary.M40]*[computed.$E$123])+([summary.N40]*[computed.$E$124])+([summary.O40]*[computed.$E$125])+([summary.P40]*[computed.$E$126])+([summary.Q40]*[computed.$E$127])+([summary.R40]*[computed.$E$128])" office:value-type="float" office:value="15117" calcext:value-type="float">
            <text:p>15117</text:p>
          </table:table-cell>
          <table:table-cell table:formula="of:=([summary.K70]*[computed.$E$121])+([summary.L70]*[computed.$E$122])+([summary.M70]*[computed.$E$123])+([summary.N70]*[computed.$E$124])+([summary.O70]*[computed.$E$125])+([summary.P70]*[computed.$E$126])+([summary.Q70]*[computed.$E$127])+([summary.R70]*[computed.$E$128])" office:value-type="float" office:value="5035" calcext:value-type="float">
            <text:p>5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formula="of:=([summary.K11]*[computed.$E$121])+([summary.L11]*[computed.$E$122])+([summary.M11]*[computed.$E$123])+([summary.N11]*[computed.$E$124])+([summary.O11]*[computed.$E$125])+([summary.P11]*[computed.$E$126])+([summary.Q11]*[computed.$E$127])+([summary.R11]*[computed.$E$128])" office:value-type="float" office:value="12986" calcext:value-type="float">
            <text:p>12986</text:p>
          </table:table-cell>
          <table:table-cell table:formula="of:=([summary.K41]*[computed.$E$121])+([summary.L41]*[computed.$E$122])+([summary.M41]*[computed.$E$123])+([summary.N41]*[computed.$E$124])+([summary.O41]*[computed.$E$125])+([summary.P41]*[computed.$E$126])+([summary.Q41]*[computed.$E$127])+([summary.R41]*[computed.$E$128])" office:value-type="float" office:value="9575" calcext:value-type="float">
            <text:p>9575</text:p>
          </table:table-cell>
          <table:table-cell table:formula="of:=([summary.K71]*[computed.$E$121])+([summary.L71]*[computed.$E$122])+([summary.M71]*[computed.$E$123])+([summary.N71]*[computed.$E$124])+([summary.O71]*[computed.$E$125])+([summary.P71]*[computed.$E$126])+([summary.Q71]*[computed.$E$127])+([summary.R71]*[computed.$E$128])" office:value-type="float" office:value="5023" calcext:value-type="float">
            <text:p>5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([summary.K12]*[computed.$E$121])+([summary.L12]*[computed.$E$122])+([summary.M12]*[computed.$E$123])+([summary.N12]*[computed.$E$124])+([summary.O12]*[computed.$E$125])+([summary.P12]*[computed.$E$126])+([summary.Q12]*[computed.$E$127])+([summary.R12]*[computed.$E$128])" office:value-type="float" office:value="708" calcext:value-type="float">
            <text:p>708</text:p>
          </table:table-cell>
          <table:table-cell table:formula="of:=([summary.K42]*[computed.$E$121])+([summary.L42]*[computed.$E$122])+([summary.M42]*[computed.$E$123])+([summary.N42]*[computed.$E$124])+([summary.O42]*[computed.$E$125])+([summary.P42]*[computed.$E$126])+([summary.Q42]*[computed.$E$127])+([summary.R42]*[computed.$E$128])" office:value-type="float" office:value="562" calcext:value-type="float">
            <text:p>562</text:p>
          </table:table-cell>
          <table:table-cell table:formula="of:=([summary.K72]*[computed.$E$121])+([summary.L72]*[computed.$E$122])+([summary.M72]*[computed.$E$123])+([summary.N72]*[computed.$E$124])+([summary.O72]*[computed.$E$125])+([summary.P72]*[computed.$E$126])+([summary.Q72]*[computed.$E$127])+([summary.R72]*[computed.$E$128])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([summary.K13]*[computed.$E$121])+([summary.L13]*[computed.$E$122])+([summary.M13]*[computed.$E$123])+([summary.N13]*[computed.$E$124])+([summary.O13]*[computed.$E$125])+([summary.P13]*[computed.$E$126])+([summary.Q13]*[computed.$E$127])+([summary.R13]*[computed.$E$128])" office:value-type="float" office:value="208" calcext:value-type="float">
            <text:p>208</text:p>
          </table:table-cell>
          <table:table-cell table:formula="of:=([summary.K43]*[computed.$E$121])+([summary.L43]*[computed.$E$122])+([summary.M43]*[computed.$E$123])+([summary.N43]*[computed.$E$124])+([summary.O43]*[computed.$E$125])+([summary.P43]*[computed.$E$126])+([summary.Q43]*[computed.$E$127])+([summary.R43]*[computed.$E$128])" office:value-type="float" office:value="110" calcext:value-type="float">
            <text:p>110</text:p>
          </table:table-cell>
          <table:table-cell table:formula="of:=([summary.K73]*[computed.$E$121])+([summary.L73]*[computed.$E$122])+([summary.M73]*[computed.$E$123])+([summary.N73]*[computed.$E$124])+([summary.O73]*[computed.$E$125])+([summary.P73]*[computed.$E$126])+([summary.Q73]*[computed.$E$127])+([summary.R73]*[computed.$E$128]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formula="of:=([summary.K14]*[computed.$E$121])+([summary.L14]*[computed.$E$122])+([summary.M14]*[computed.$E$123])+([summary.N14]*[computed.$E$124])+([summary.O14]*[computed.$E$125])+([summary.P14]*[computed.$E$126])+([summary.Q14]*[computed.$E$127])+([summary.R14]*[computed.$E$128])" office:value-type="float" office:value="38" calcext:value-type="float">
            <text:p>38</text:p>
          </table:table-cell>
          <table:table-cell table:formula="of:=([summary.K44]*[computed.$E$121])+([summary.L44]*[computed.$E$122])+([summary.M44]*[computed.$E$123])+([summary.N44]*[computed.$E$124])+([summary.O44]*[computed.$E$125])+([summary.P44]*[computed.$E$126])+([summary.Q44]*[computed.$E$127])+([summary.R44]*[computed.$E$128])" office:value-type="float" office:value="26" calcext:value-type="float">
            <text:p>26</text:p>
          </table:table-cell>
          <table:table-cell table:formula="of:=([summary.K74]*[computed.$E$121])+([summary.L74]*[computed.$E$122])+([summary.M74]*[computed.$E$123])+([summary.N74]*[computed.$E$124])+([summary.O74]*[computed.$E$125])+([summary.P74]*[computed.$E$126])+([summary.Q74]*[computed.$E$127])+([summary.R74]*[computed.$E$128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formula="of:=([summary.K15]*[computed.$E$121])+([summary.L15]*[computed.$E$122])+([summary.M15]*[computed.$E$123])+([summary.N15]*[computed.$E$124])+([summary.O15]*[computed.$E$125])+([summary.P15]*[computed.$E$126])+([summary.Q15]*[computed.$E$127])+([summary.R15]*[computed.$E$128])" office:value-type="float" office:value="38" calcext:value-type="float">
            <text:p>38</text:p>
          </table:table-cell>
          <table:table-cell table:formula="of:=([summary.K45]*[computed.$E$121])+([summary.L45]*[computed.$E$122])+([summary.M45]*[computed.$E$123])+([summary.N45]*[computed.$E$124])+([summary.O45]*[computed.$E$125])+([summary.P45]*[computed.$E$126])+([summary.Q45]*[computed.$E$127])+([summary.R45]*[computed.$E$128])" office:value-type="float" office:value="26" calcext:value-type="float">
            <text:p>26</text:p>
          </table:table-cell>
          <table:table-cell table:formula="of:=([summary.K75]*[computed.$E$121])+([summary.L75]*[computed.$E$122])+([summary.M75]*[computed.$E$123])+([summary.N75]*[computed.$E$124])+([summary.O75]*[computed.$E$125])+([summary.P75]*[computed.$E$126])+([summary.Q75]*[computed.$E$127])+([summary.R75]*[computed.$E$128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([summary.K16]*[computed.$E$121])+([summary.L16]*[computed.$E$122])+([summary.M16]*[computed.$E$123])+([summary.N16]*[computed.$E$124])+([summary.O16]*[computed.$E$125])+([summary.P16]*[computed.$E$126])+([summary.Q16]*[computed.$E$127])+([summary.R16]*[computed.$E$128])" office:value-type="float" office:value="70" calcext:value-type="float">
            <text:p>70</text:p>
          </table:table-cell>
          <table:table-cell table:formula="of:=([summary.K46]*[computed.$E$121])+([summary.L46]*[computed.$E$122])+([summary.M46]*[computed.$E$123])+([summary.N46]*[computed.$E$124])+([summary.O46]*[computed.$E$125])+([summary.P46]*[computed.$E$126])+([summary.Q46]*[computed.$E$127])+([summary.R46]*[computed.$E$128])" office:value-type="float" office:value="40" calcext:value-type="float">
            <text:p>40</text:p>
          </table:table-cell>
          <table:table-cell table:formula="of:=([summary.K76]*[computed.$E$121])+([summary.L76]*[computed.$E$122])+([summary.M76]*[computed.$E$123])+([summary.N76]*[computed.$E$124])+([summary.O76]*[computed.$E$125])+([summary.P76]*[computed.$E$126])+([summary.Q76]*[computed.$E$127])+([summary.R76]*[computed.$E$128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([summary.K17]*[computed.$E$121])+([summary.L17]*[computed.$E$122])+([summary.M17]*[computed.$E$123])+([summary.N17]*[computed.$E$124])+([summary.O17]*[computed.$E$125])+([summary.P17]*[computed.$E$126])+([summary.Q17]*[computed.$E$127])+([summary.R17]*[computed.$E$128])" office:value-type="float" office:value="64" calcext:value-type="float">
            <text:p>64</text:p>
          </table:table-cell>
          <table:table-cell table:formula="of:=([summary.K47]*[computed.$E$121])+([summary.L47]*[computed.$E$122])+([summary.M47]*[computed.$E$123])+([summary.N47]*[computed.$E$124])+([summary.O47]*[computed.$E$125])+([summary.P47]*[computed.$E$126])+([summary.Q47]*[computed.$E$127])+([summary.R47]*[computed.$E$128])" office:value-type="float" office:value="37" calcext:value-type="float">
            <text:p>37</text:p>
          </table:table-cell>
          <table:table-cell table:formula="of:=([summary.K77]*[computed.$E$121])+([summary.L77]*[computed.$E$122])+([summary.M77]*[computed.$E$123])+([summary.N77]*[computed.$E$124])+([summary.O77]*[computed.$E$125])+([summary.P77]*[computed.$E$126])+([summary.Q77]*[computed.$E$127])+([summary.R77]*[computed.$E$128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formula="of:=([summary.K18]*[computed.$E$121])+([summary.L18]*[computed.$E$122])+([summary.M18]*[computed.$E$123])+([summary.N18]*[computed.$E$124])+([summary.O18]*[computed.$E$125])+([summary.P18]*[computed.$E$126])+([summary.Q18]*[computed.$E$127])+([summary.R18]*[computed.$E$128])" office:value-type="float" office:value="24906" calcext:value-type="float">
            <text:p>24906</text:p>
          </table:table-cell>
          <table:table-cell table:formula="of:=([summary.K48]*[computed.$E$121])+([summary.L48]*[computed.$E$122])+([summary.M48]*[computed.$E$123])+([summary.N48]*[computed.$E$124])+([summary.O48]*[computed.$E$125])+([summary.P48]*[computed.$E$126])+([summary.Q48]*[computed.$E$127])+([summary.R48]*[computed.$E$128])" office:value-type="float" office:value="14557" calcext:value-type="float">
            <text:p>14557</text:p>
          </table:table-cell>
          <table:table-cell table:formula="of:=([summary.K78]*[computed.$E$121])+([summary.L78]*[computed.$E$122])+([summary.M78]*[computed.$E$123])+([summary.N78]*[computed.$E$124])+([summary.O78]*[computed.$E$125])+([summary.P78]*[computed.$E$126])+([summary.Q78]*[computed.$E$127])+([summary.R78]*[computed.$E$128])" office:value-type="float" office:value="1420" calcext:value-type="float">
            <text:p>14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formula="of:=([summary.K19]*[computed.$E$121])+([summary.L19]*[computed.$E$122])+([summary.M19]*[computed.$E$123])+([summary.N19]*[computed.$E$124])+([summary.O19]*[computed.$E$125])+([summary.P19]*[computed.$E$126])+([summary.Q19]*[computed.$E$127])+([summary.R19]*[computed.$E$128])" office:value-type="float" office:value="23578" calcext:value-type="float">
            <text:p>23578</text:p>
          </table:table-cell>
          <table:table-cell table:formula="of:=([summary.K49]*[computed.$E$121])+([summary.L49]*[computed.$E$122])+([summary.M49]*[computed.$E$123])+([summary.N49]*[computed.$E$124])+([summary.O49]*[computed.$E$125])+([summary.P49]*[computed.$E$126])+([summary.Q49]*[computed.$E$127])+([summary.R49]*[computed.$E$128])" office:value-type="float" office:value="13211" calcext:value-type="float">
            <text:p>13211</text:p>
          </table:table-cell>
          <table:table-cell table:formula="of:=([summary.K79]*[computed.$E$121])+([summary.L79]*[computed.$E$122])+([summary.M79]*[computed.$E$123])+([summary.N79]*[computed.$E$124])+([summary.O79]*[computed.$E$125])+([summary.P79]*[computed.$E$126])+([summary.Q79]*[computed.$E$127])+([summary.R79]*[computed.$E$128])" office:value-type="float" office:value="1415" calcext:value-type="float">
            <text:p>1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([summary.K20]*[computed.$E$121])+([summary.L20]*[computed.$E$122])+([summary.M20]*[computed.$E$123])+([summary.N20]*[computed.$E$124])+([summary.O20]*[computed.$E$125])+([summary.P20]*[computed.$E$126])+([summary.Q20]*[computed.$E$127])+([summary.R20]*[computed.$E$128])" office:value-type="float" office:value="80" calcext:value-type="float">
            <text:p>80</text:p>
          </table:table-cell>
          <table:table-cell table:formula="of:=([summary.K50]*[computed.$E$121])+([summary.L50]*[computed.$E$122])+([summary.M50]*[computed.$E$123])+([summary.N50]*[computed.$E$124])+([summary.O50]*[computed.$E$125])+([summary.P50]*[computed.$E$126])+([summary.Q50]*[computed.$E$127])+([summary.R50]*[computed.$E$128])" office:value-type="float" office:value="61" calcext:value-type="float">
            <text:p>61</text:p>
          </table:table-cell>
          <table:table-cell table:formula="of:=([summary.K80]*[computed.$E$121])+([summary.L80]*[computed.$E$122])+([summary.M80]*[computed.$E$123])+([summary.N80]*[computed.$E$124])+([summary.O80]*[computed.$E$125])+([summary.P80]*[computed.$E$126])+([summary.Q80]*[computed.$E$127])+([summary.R80]*[computed.$E$128])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([summary.K21]*[computed.$E$121])+([summary.L21]*[computed.$E$122])+([summary.M21]*[computed.$E$123])+([summary.N21]*[computed.$E$124])+([summary.O21]*[computed.$E$125])+([summary.P21]*[computed.$E$126])+([summary.Q21]*[computed.$E$127])+([summary.R21]*[computed.$E$128])" office:value-type="float" office:value="82" calcext:value-type="float">
            <text:p>82</text:p>
          </table:table-cell>
          <table:table-cell table:formula="of:=([summary.K51]*[computed.$E$121])+([summary.L51]*[computed.$E$122])+([summary.M51]*[computed.$E$123])+([summary.N51]*[computed.$E$124])+([summary.O51]*[computed.$E$125])+([summary.P51]*[computed.$E$126])+([summary.Q51]*[computed.$E$127])+([summary.R51]*[computed.$E$128])" office:value-type="float" office:value="72" calcext:value-type="float">
            <text:p>72</text:p>
          </table:table-cell>
          <table:table-cell table:formula="of:=([summary.K81]*[computed.$E$121])+([summary.L81]*[computed.$E$122])+([summary.M81]*[computed.$E$123])+([summary.N81]*[computed.$E$124])+([summary.O81]*[computed.$E$125])+([summary.P81]*[computed.$E$126])+([summary.Q81]*[computed.$E$127])+([summary.R81]*[computed.$E$128])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([summary.K22]*[computed.$E$121])+([summary.L22]*[computed.$E$122])+([summary.M22]*[computed.$E$123])+([summary.N22]*[computed.$E$124])+([summary.O22]*[computed.$E$125])+([summary.P22]*[computed.$E$126])+([summary.Q22]*[computed.$E$127])+([summary.R22]*[computed.$E$128])" office:value-type="float" office:value="36" calcext:value-type="float">
            <text:p>36</text:p>
          </table:table-cell>
          <table:table-cell table:formula="of:=([summary.K52]*[computed.$E$121])+([summary.L52]*[computed.$E$122])+([summary.M52]*[computed.$E$123])+([summary.N52]*[computed.$E$124])+([summary.O52]*[computed.$E$125])+([summary.P52]*[computed.$E$126])+([summary.Q52]*[computed.$E$127])+([summary.R52]*[computed.$E$128])" office:value-type="float" office:value="42" calcext:value-type="float">
            <text:p>42</text:p>
          </table:table-cell>
          <table:table-cell table:formula="of:=([summary.K82]*[computed.$E$121])+([summary.L82]*[computed.$E$122])+([summary.M82]*[computed.$E$123])+([summary.N82]*[computed.$E$124])+([summary.O82]*[computed.$E$125])+([summary.P82]*[computed.$E$126])+([summary.Q82]*[computed.$E$127])+([summary.R82]*[computed.$E$128]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([summary.K23]*[computed.$E$121])+([summary.L23]*[computed.$E$122])+([summary.M23]*[computed.$E$123])+([summary.N23]*[computed.$E$124])+([summary.O23]*[computed.$E$125])+([summary.P23]*[computed.$E$126])+([summary.Q23]*[computed.$E$127])+([summary.R23]*[computed.$E$128])" office:value-type="float" office:value="164" calcext:value-type="float">
            <text:p>164</text:p>
          </table:table-cell>
          <table:table-cell table:formula="of:=([summary.K53]*[computed.$E$121])+([summary.L53]*[computed.$E$122])+([summary.M53]*[computed.$E$123])+([summary.N53]*[computed.$E$124])+([summary.O53]*[computed.$E$125])+([summary.P53]*[computed.$E$126])+([summary.Q53]*[computed.$E$127])+([summary.R53]*[computed.$E$128])" office:value-type="float" office:value="91" calcext:value-type="float">
            <text:p>91</text:p>
          </table:table-cell>
          <table:table-cell table:formula="of:=([summary.K83]*[computed.$E$121])+([summary.L83]*[computed.$E$122])+([summary.M83]*[computed.$E$123])+([summary.N83]*[computed.$E$124])+([summary.O83]*[computed.$E$125])+([summary.P83]*[computed.$E$126])+([summary.Q83]*[computed.$E$127])+([summary.R83]*[computed.$E$128]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([summary.K24]*[computed.$E$121])+([summary.L24]*[computed.$E$122])+([summary.M24]*[computed.$E$123])+([summary.N24]*[computed.$E$124])+([summary.O24]*[computed.$E$125])+([summary.P24]*[computed.$E$126])+([summary.Q24]*[computed.$E$127])+([summary.R24]*[computed.$E$128])" office:value-type="float" office:value="164" calcext:value-type="float">
            <text:p>164</text:p>
          </table:table-cell>
          <table:table-cell table:formula="of:=([summary.K54]*[computed.$E$121])+([summary.L54]*[computed.$E$122])+([summary.M54]*[computed.$E$123])+([summary.N54]*[computed.$E$124])+([summary.O54]*[computed.$E$125])+([summary.P54]*[computed.$E$126])+([summary.Q54]*[computed.$E$127])+([summary.R54]*[computed.$E$128])" office:value-type="float" office:value="91" calcext:value-type="float">
            <text:p>91</text:p>
          </table:table-cell>
          <table:table-cell table:formula="of:=([summary.K84]*[computed.$E$121])+([summary.L84]*[computed.$E$122])+([summary.M84]*[computed.$E$123])+([summary.N84]*[computed.$E$124])+([summary.O84]*[computed.$E$125])+([summary.P84]*[computed.$E$126])+([summary.Q84]*[computed.$E$127])+([summary.R84]*[computed.$E$128]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formula="of:=([summary.K25]*[computed.$E$121])+([summary.L25]*[computed.$E$122])+([summary.M25]*[computed.$E$123])+([summary.N25]*[computed.$E$124])+([summary.O25]*[computed.$E$125])+([summary.P25]*[computed.$E$126])+([summary.Q25]*[computed.$E$127])+([summary.R25]*[computed.$E$128])" office:value-type="float" office:value="2134" calcext:value-type="float">
            <text:p>2134</text:p>
          </table:table-cell>
          <table:table-cell table:formula="of:=([summary.K55]*[computed.$E$121])+([summary.L55]*[computed.$E$122])+([summary.M55]*[computed.$E$123])+([summary.N55]*[computed.$E$124])+([summary.O55]*[computed.$E$125])+([summary.P55]*[computed.$E$126])+([summary.Q55]*[computed.$E$127])+([summary.R55]*[computed.$E$128])" office:value-type="float" office:value="2102" calcext:value-type="float">
            <text:p>2102</text:p>
          </table:table-cell>
          <table:table-cell table:formula="of:=([summary.K85]*[computed.$E$121])+([summary.L85]*[computed.$E$122])+([summary.M85]*[computed.$E$123])+([summary.N85]*[computed.$E$124])+([summary.O85]*[computed.$E$125])+([summary.P85]*[computed.$E$126])+([summary.Q85]*[computed.$E$127])+([summary.R85]*[computed.$E$128])" office:value-type="float" office:value="582" calcext:value-type="float">
            <text:p>5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formula="of:=([summary.K26]*[computed.$E$121])+([summary.L26]*[computed.$E$122])+([summary.M26]*[computed.$E$123])+([summary.N26]*[computed.$E$124])+([summary.O26]*[computed.$E$125])+([summary.P26]*[computed.$E$126])+([summary.Q26]*[computed.$E$127])+([summary.R26]*[computed.$E$128])" office:value-type="float" office:value="1254" calcext:value-type="float">
            <text:p>1254</text:p>
          </table:table-cell>
          <table:table-cell table:formula="of:=([summary.K56]*[computed.$E$121])+([summary.L56]*[computed.$E$122])+([summary.M56]*[computed.$E$123])+([summary.N56]*[computed.$E$124])+([summary.O56]*[computed.$E$125])+([summary.P56]*[computed.$E$126])+([summary.Q56]*[computed.$E$127])+([summary.R56]*[computed.$E$128])" office:value-type="float" office:value="941" calcext:value-type="float">
            <text:p>941</text:p>
          </table:table-cell>
          <table:table-cell table:formula="of:=([summary.K86]*[computed.$E$121])+([summary.L86]*[computed.$E$122])+([summary.M86]*[computed.$E$123])+([summary.N86]*[computed.$E$124])+([summary.O86]*[computed.$E$125])+([summary.P86]*[computed.$E$126])+([summary.Q86]*[computed.$E$127])+([summary.R86]*[computed.$E$128])"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formula="of:=([summary.K27]*[computed.$E$121])+([summary.L27]*[computed.$E$122])+([summary.M27]*[computed.$E$123])+([summary.N27]*[computed.$E$124])+([summary.O27]*[computed.$E$125])+([summary.P27]*[computed.$E$126])+([summary.Q27]*[computed.$E$127])+([summary.R27]*[computed.$E$128])" office:value-type="float" office:value="874" calcext:value-type="float">
            <text:p>874</text:p>
          </table:table-cell>
          <table:table-cell table:formula="of:=([summary.K57]*[computed.$E$121])+([summary.L57]*[computed.$E$122])+([summary.M57]*[computed.$E$123])+([summary.N57]*[computed.$E$124])+([summary.O57]*[computed.$E$125])+([summary.P57]*[computed.$E$126])+([summary.Q57]*[computed.$E$127])+([summary.R57]*[computed.$E$128])" office:value-type="float" office:value="447" calcext:value-type="float">
            <text:p>447</text:p>
          </table:table-cell>
          <table:table-cell table:formula="of:=([summary.K87]*[computed.$E$121])+([summary.L87]*[computed.$E$122])+([summary.M87]*[computed.$E$123])+([summary.N87]*[computed.$E$124])+([summary.O87]*[computed.$E$125])+([summary.P87]*[computed.$E$126])+([summary.Q87]*[computed.$E$127])+([summary.R87]*[computed.$E$128]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formula="of:=([summary.K28]*[computed.$E$121])+([summary.L28]*[computed.$E$122])+([summary.M28]*[computed.$E$123])+([summary.N28]*[computed.$E$124])+([summary.O28]*[computed.$E$125])+([summary.P28]*[computed.$E$126])+([summary.Q28]*[computed.$E$127])+([summary.R28]*[computed.$E$128])" office:value-type="float" office:value="874" calcext:value-type="float">
            <text:p>874</text:p>
          </table:table-cell>
          <table:table-cell table:formula="of:=([summary.K58]*[computed.$E$121])+([summary.L58]*[computed.$E$122])+([summary.M58]*[computed.$E$123])+([summary.N58]*[computed.$E$124])+([summary.O58]*[computed.$E$125])+([summary.P58]*[computed.$E$126])+([summary.Q58]*[computed.$E$127])+([summary.R58]*[computed.$E$128])" office:value-type="float" office:value="447" calcext:value-type="float">
            <text:p>447</text:p>
          </table:table-cell>
          <table:table-cell table:formula="of:=([summary.K88]*[computed.$E$121])+([summary.L88]*[computed.$E$122])+([summary.M88]*[computed.$E$123])+([summary.N88]*[computed.$E$124])+([summary.O88]*[computed.$E$125])+([summary.P88]*[computed.$E$126])+([summary.Q88]*[computed.$E$127])+([summary.R88]*[computed.$E$128])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formula="of:=([summary.K29]*[computed.$E$121])+([summary.L29]*[computed.$E$122])+([summary.M29]*[computed.$E$123])+([summary.N29]*[computed.$E$124])+([summary.O29]*[computed.$E$125])+([summary.P29]*[computed.$E$126])+([summary.Q29]*[computed.$E$127])+([summary.R29]*[computed.$E$128])" office:value-type="float" office:value="288" calcext:value-type="float">
            <text:p>288</text:p>
          </table:table-cell>
          <table:table-cell table:formula="of:=([summary.K59]*[computed.$E$121])+([summary.L59]*[computed.$E$122])+([summary.M59]*[computed.$E$123])+([summary.N59]*[computed.$E$124])+([summary.O59]*[computed.$E$125])+([summary.P59]*[computed.$E$126])+([summary.Q59]*[computed.$E$127])+([summary.R59]*[computed.$E$128])" office:value-type="float" office:value="274" calcext:value-type="float">
            <text:p>274</text:p>
          </table:table-cell>
          <table:table-cell table:formula="of:=([summary.K89]*[computed.$E$121])+([summary.L89]*[computed.$E$122])+([summary.M89]*[computed.$E$123])+([summary.N89]*[computed.$E$124])+([summary.O89]*[computed.$E$125])+([summary.P89]*[computed.$E$126])+([summary.Q89]*[computed.$E$127])+([summary.R89]*[computed.$E$128])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" office:value-type="string" calcext:value-type="string" table:number-columns-spanned="1" table:number-rows-spanned="8">
            <text:p>PER PREDICTION PENALTY </text:p>
          </table:table-cell>
          <table:table-cell table:style-name="ce4" office:value-type="string" calcext:value-type="string" table:number-columns-spanned="1" table:number-rows-spanned="4">
            <text:p>STATIC</text:p>
          </table:table-cell>
          <table:table-cell table:style-name="ce4" office:value-type="string" calcext:value-type="string" table:number-columns-spanned="1" table:number-rows-spanned="2">
            <text:p>TAKEN</text:p>
          </table:table-cell>
          <table:table-cell table:style-name="ce21" office:value-type="string" calcext:value-type="string">
            <text:p>CORRECT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covered-table-cell table:style-name="Default"/>
          <table:covered-table-cell table:number-columns-repeated="2" table:style-name="ce5"/>
          <table:table-cell table:style-name="ce21" office:value-type="string" calcext:value-type="string">
            <text:p>INCORRECT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table:style-name="Default"/>
          <table:covered-table-cell table:style-name="ce5"/>
          <table:table-cell table:style-name="ce4" office:value-type="string" calcext:value-type="string" table:number-columns-spanned="1" table:number-rows-spanned="2">
            <text:p>NOT TAKEN</text:p>
          </table:table-cell>
          <table:table-cell table:style-name="ce21" office:value-type="string" calcext:value-type="string">
            <text:p>CORREC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 table:style-name="Default"/>
          <table:covered-table-cell table:number-columns-repeated="2" table:style-name="ce5"/>
          <table:table-cell table:style-name="ce21" office:value-type="string" calcext:value-type="string">
            <text:p>INCORRECT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table:style-name="Default"/>
          <table:table-cell table:style-name="ce14" office:value-type="string" calcext:value-type="string" table:number-columns-spanned="1" table:number-rows-spanned="4">
            <text:p>DYNAMIC</text:p>
          </table:table-cell>
          <table:table-cell table:style-name="ce4" office:value-type="string" calcext:value-type="string" table:number-columns-spanned="1" table:number-rows-spanned="2">
            <text:p>TAKEN</text:p>
          </table:table-cell>
          <table:table-cell table:style-name="ce21" office:value-type="string" calcext:value-type="string">
            <text:p>CORREC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 table:style-name="Default"/>
          <table:covered-table-cell table:number-columns-repeated="2" table:style-name="ce5"/>
          <table:table-cell table:style-name="ce21" office:value-type="string" calcext:value-type="string">
            <text:p>INCORRECT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covered-table-cell table:style-name="Default"/>
          <table:covered-table-cell table:style-name="ce5"/>
          <table:table-cell table:style-name="ce4" office:value-type="string" calcext:value-type="string" table:number-columns-spanned="1" table:number-rows-spanned="2">
            <text:p>NOT TAKEN</text:p>
          </table:table-cell>
          <table:table-cell table:style-name="ce21" office:value-type="string" calcext:value-type="string">
            <text:p>CORRECT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covered-table-cell table:style-name="Default"/>
          <table:covered-table-cell table:number-columns-repeated="2" table:style-name="ce5"/>
          <table:table-cell table:style-name="ce21" office:value-type="string" calcext:value-type="string">
            <text:p>INCORRECT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9"/>
        </table:table-row>
        <calcext:conditional-formats>
          <calcext:conditional-format calcext:target-range-address="computed.D5:computed.D29">
            <calcext:condition calcext:apply-style-name="Green font" calcext:value="=[$summary.$B65]" calcext:base-cell-address="computed.D5"/>
            <calcext:condition calcext:apply-style-name="Red font" calcext:value="!=[$summary.$B65]" calcext:base-cell-address="computed.D5"/>
          </calcext:conditional-format>
          <calcext:conditional-format calcext:target-range-address="computed.C5:computed.C29">
            <calcext:condition calcext:apply-style-name="Green font" calcext:value="=[$summary.$B35]" calcext:base-cell-address="computed.C5"/>
            <calcext:condition calcext:apply-style-name="Red font" calcext:value="!=[$summary.$B35]" calcext:base-cell-address="computed.C5"/>
          </calcext:conditional-format>
          <calcext:conditional-format calcext:target-range-address="computed.B5:computed.B29">
            <calcext:condition calcext:apply-style-name="Green font" calcext:value="=[$summary.$B35]" calcext:base-cell-address="computed.B5"/>
            <calcext:condition calcext:apply-style-name="Red font" calcext:value="!=[$summary.$B35]" calcext:base-cell-address="computed.B5"/>
          </calcext:conditional-format>
          <calcext:conditional-format calcext:target-range-address="computed.C35:computed.C59">
            <calcext:condition calcext:apply-style-name="Green font" calcext:value="=[$computed.$B35]" calcext:base-cell-address="computed.C35"/>
            <calcext:condition calcext:apply-style-name="Red font" calcext:value="!=[$computed.$B35]" calcext:base-cell-address="computed.C35"/>
          </calcext:conditional-format>
          <calcext:conditional-format calcext:target-range-address="computed.D35:computed.D59">
            <calcext:condition calcext:apply-style-name="Green font" calcext:value="=[$computed.$B35]" calcext:base-cell-address="computed.D35"/>
            <calcext:condition calcext:apply-style-name="Red font" calcext:value="!=[$computed.$B35]" calcext:base-cell-address="computed.D35"/>
          </calcext:conditional-format>
          <calcext:conditional-format calcext:target-range-address="computed.B65:computed.B89">
            <calcext:condition calcext:apply-style-name="Green font" calcext:value="=[$summary.$G5]" calcext:base-cell-address="computed.B65"/>
            <calcext:condition calcext:apply-style-name="Red font" calcext:value="!=[$summary.$G5]" calcext:base-cell-address="computed.B65"/>
          </calcext:conditional-format>
          <calcext:conditional-format calcext:target-range-address="computed.C65:computed.C89">
            <calcext:condition calcext:apply-style-name="Green font" calcext:value="=[$summary.$G35]" calcext:base-cell-address="computed.C65"/>
            <calcext:condition calcext:apply-style-name="Red font" calcext:value="!=[$summary.$G35]" calcext:base-cell-address="computed.C65"/>
          </calcext:conditional-format>
          <calcext:conditional-format calcext:target-range-address="computed.D65:computed.D89">
            <calcext:condition calcext:apply-style-name="Green font" calcext:value="=[$summary.$G65]" calcext:base-cell-address="computed.D65"/>
            <calcext:condition calcext:apply-style-name="Red font" calcext:value="!=[$summary.$G65]" calcext:base-cell-address="computed.D65"/>
          </calcext:conditional-format>
        </calcext:conditional-formats>
      </table:table>
      <table:table table:name="compared" table:style-name="ta1">
        <office:forms form:automatic-focus="false" form:apply-design-mode="false"/>
        <table:shapes>
          <draw:frame draw:z-index="0" draw:style-name="gr1" draw:text-style-name="P1" svg:width="701.94pt" svg:height="315.5pt" svg:x="396.57pt" svg:y="51.19pt">
            <loext:p draw:notify-on-update-of-ranges="compared.A5:compared.A29 summary.B1:summary.B1 summary.C5:summary.C29 summary.B31:summary.B31 summary.C35:summary.C59 summary.B61:summary.B61 summary.C65:summary.C8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00.38pt" svg:height="316.23pt" svg:x="1165.12pt" svg:y="435.2pt">
            <loext:p draw:notify-on-update-of-ranges="compared.A35:compared.A59 compared.B34:compared.B34 compared.B35:compared.B59 compared.C34:compared.C34 compared.C35:compared.C59 compared.D34:compared.D34 compared.D35:compared.D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99.62pt" svg:height="314.73pt" svg:x="1165.12pt" svg:y="820.71pt">
            <loext:p draw:notify-on-update-of-ranges="compared.A65:compared.A89 compared.B64:compared.B64 compared.B65:compared.B89 compared.C64:compared.C64 compared.C65:compared.C89 compared.D64:compared.D64 compared.D65:compared.D8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03.11pt" svg:height="317.74pt" svg:x="1164.19pt" svg:y="1588.73pt">
            <loext:p draw:notify-on-update-of-ranges="compared.A125:compared.A149 compared.B124:compared.B124 compared.B125:compared.B149 compared.C124:compared.C124 compared.C125:compared.C149 compared.D124:compared.D124 compared.D125:compared.D1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01.97pt" svg:height="317.76pt" svg:x="1164.59pt" svg:y="1972.69pt">
            <loext:p draw:notify-on-update-of-ranges="compared.A155:compared.A179 compared.B154:compared.B154 compared.B155:compared.B179 compared.C154:compared.C154 compared.C155:compared.C179 compared.D154:compared.D154 compared.D155:compared.D17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703.11pt" svg:height="316.23pt" svg:x="1164.67pt" svg:y="1204.7pt">
            <loext:p draw:notify-on-update-of-ranges="compared.A95:compared.A119 compared.B94:compared.B94 compared.B95:compared.B119 compared.C94:compared.C94 compared.C95:compared.C119 compared.D94:compared.D94 compared.D95:compared.D11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1" draw:text-style-name="P1" svg:width="701.94pt" svg:height="315.5pt" svg:x="1164.67pt" svg:y="51.17pt">
            <loext:p draw:notify-on-update-of-ranges="compared.A5:compared.A29 compared.B4:compared.B4 compared.B5:compared.B29 compared.C4:compared.C4 compared.C5:compared.C29 compared.D4:compared.D4 compared.D5:compared.D29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701.94pt" svg:height="315.5pt" svg:x="396.14pt" svg:y="435.94pt">
            <loext:p draw:notify-on-update-of-ranges="compared.A5:compared.A29 summary.B1:summary.B1 summary.D5:summary.D29 summary.B31:summary.B31 summary.D35:summary.D59 summary.B61:summary.B61 summary.D65:summary.D89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8" draw:style-name="gr1" draw:text-style-name="P1" svg:width="701.94pt" svg:height="315.5pt" svg:x="396.94pt" svg:y="820.66pt">
            <loext:p draw:notify-on-update-of-ranges="compared.A5:compared.A29 summary.B1:summary.B1 summary.F5:summary.F29 summary.B31:summary.B31 summary.F35:summary.F59 summary.B61:summary.B61 summary.F65:summary.F89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9" draw:style-name="gr1" draw:text-style-name="P1" svg:width="701.94pt" svg:height="315.5pt" svg:x="396.94pt" svg:y="1203.96pt">
            <loext:p draw:notify-on-update-of-ranges="compared.A5:compared.A29 summary.B1:summary.B1 summary.G5:summary.G29 summary.B31:summary.B31 summary.G35:summary.G59 summary.B61:summary.B61 summary.G65:summary.G89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0" draw:style-name="gr1" draw:text-style-name="P1" svg:width="701.94pt" svg:height="315.5pt" svg:x="396.28pt" svg:y="1587.4pt">
            <loext:p draw:notify-on-update-of-ranges="compared.A5:compared.A29 summary.B1:summary.B1 summary.H5:summary.H29 summary.B31:summary.B31 summary.H35:summary.H59 summary.B61:summary.B61 summary.H65:summary.H8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1" draw:style-name="gr1" draw:text-style-name="P1" svg:width="701.94pt" svg:height="315.5pt" svg:x="395.38pt" svg:y="1971.21pt">
            <loext:p draw:notify-on-update-of-ranges="compared.A5:compared.A29 summary.B1:summary.B1 computed.B95:computed.B119 summary.B31:summary.B31 computed.C95:computed.C119 summary.B61:summary.B61 computed.D95:computed.D119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2" draw:style-name="gr1" draw:text-style-name="P1" svg:width="701.21pt" svg:height="317.91pt" svg:x="397.45pt" svg:y="2356.64pt">
            <loext:p draw:notify-on-update-of-ranges="computed.A35:computed.A59 computed.B34:computed.B34 computed.B35:computed.B59 computed.C34:computed.C34 computed.C35:computed.C59 computed.D34:computed.D34 computed.D35:computed.D5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3" draw:style-name="gr1" draw:text-style-name="P1" svg:width="701.97pt" svg:height="317.76pt" svg:x="1164.93pt" svg:y="2356.61pt">
            <loext:p draw:notify-on-update-of-ranges="compared.A155:compared.A179 compared.B154:compared.B154 compared.B185:compared.B209 compared.C154:compared.C154 compared.C185:compared.C209 compared.D154:compared.D154 compared.D185:compared.D209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6" table:default-cell-style-name="ce6"/>
        <table:table-column table:style-name="co16" table:default-cell-style-name="ce25"/>
        <table:table-column table:style-name="co16" table:default-cell-style-name="ce33"/>
        <table:table-column table:style-name="co16" table:default-cell-style-name="ce40"/>
        <table:table-column table:style-name="co17" table:number-columns-repeated="1020" table:default-cell-style-name="Default"/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7" office:value-type="string" calcext:value-type="string" table:number-columns-spanned="3" table:number-rows-spanned="3">
            <text:p>WCET</text:p>
          </table:table-cell>
          <table:covered-table-cell table:number-columns-repeated="2" table:style-name="ce5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 table:number-columns-repeated="979"/>
          <table:table-cell table:number-columns-repeated="9"/>
        </table:table-row>
        <table:table-row table:style-name="ro1">
          <table:covered-table-cell table:number-columns-repeated="4" table:style-name="ce5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 table:number-columns-repeated="979"/>
          <table:table-cell table:number-columns-repeated="9"/>
        </table:table-row>
        <table:table-row table:style-name="ro1">
          <table:covered-table-cell table:style-name="ce5"/>
          <table:covered-table-cell table:style-name="ce4"/>
          <table:covered-table-cell table:number-columns-repeated="2" table:style-name="ce5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 table:number-columns-repeated="979"/>
          <table:table-cell table:number-columns-repeated="9"/>
        </table:table-row>
        <table:table-row table:style-name="ro1">
          <table:covered-table-cell table:style-name="ce5"/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5" office:value-type="string" calcext:value-type="string">
            <text:p>BTFN vs. BTFN+</text:p>
          </table:table-cell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 table:number-columns-repeated="979"/>
          <table:table-cell table:number-columns-repeated="9"/>
        </table:table-row>
        <table:table-row table:style-name="ro1">
          <table:table-cell office:value-type="string" calcext:value-type="string">
            <text:p>bs-O1</text:p>
          </table:table-cell>
          <table:table-cell table:style-name="ce23" table:formula="of:=[summary.C35]/[summary.C5]" office:value-type="percentage" office:value="0.990476190476191" calcext:value-type="percentage">
            <text:p>99.05%</text:p>
          </table:table-cell>
          <table:table-cell table:style-name="ce31" table:formula="of:=[summary.C65]/[summary.C5]" office:value-type="percentage" office:value="0.968253968253968" calcext:value-type="percentage">
            <text:p>96.83%</text:p>
          </table:table-cell>
          <table:table-cell table:style-name="ce38" table:formula="of:=[summary.C65]/[summary.C35]" office:value-type="percentage" office:value="0.977564102564103" calcext:value-type="percentage">
            <text:p>97.76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bs-O2</text:p>
          </table:table-cell>
          <table:table-cell table:style-name="ce23" table:formula="of:=[summary.C36]/[summary.C6]" office:value-type="percentage" office:value="0.978813559322034" calcext:value-type="percentage">
            <text:p>97.88%</text:p>
          </table:table-cell>
          <table:table-cell table:style-name="ce31" table:formula="of:=[summary.C66]/[summary.C6]" office:value-type="percentage" office:value="1" calcext:value-type="percentage">
            <text:p>100.00%</text:p>
          </table:table-cell>
          <table:table-cell table:style-name="ce38" table:formula="of:=[summary.C66]/[summary.C36]" office:value-type="percentage" office:value="1.02164502164502" calcext:value-type="percentage">
            <text:p>102.16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bsort100-O1</text:p>
          </table:table-cell>
          <table:table-cell table:style-name="ce23" table:formula="of:=[summary.C37]/[summary.C7]" office:value-type="percentage" office:value="0.956009698649117" calcext:value-type="percentage">
            <text:p>95.60%</text:p>
          </table:table-cell>
          <table:table-cell table:style-name="ce31" table:formula="of:=[summary.C67]/[summary.C7]" office:value-type="percentage" office:value="0.928472462764115" calcext:value-type="percentage">
            <text:p>92.85%</text:p>
          </table:table-cell>
          <table:table-cell table:style-name="ce38" table:formula="of:=[summary.C67]/[summary.C37]" office:value-type="percentage" office:value="0.971195652173913" calcext:value-type="percentage">
            <text:p>97.12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bsort100-O2</text:p>
          </table:table-cell>
          <table:table-cell table:style-name="ce23" table:formula="of:=[summary.C38]/[summary.C8]" office:value-type="percentage" office:value="0.982022879970946" calcext:value-type="percentage">
            <text:p>98.20%</text:p>
          </table:table-cell>
          <table:table-cell table:style-name="ce31" table:formula="of:=[summary.C68]/[summary.C8]" office:value-type="percentage" office:value="0.963500998728891" calcext:value-type="percentage">
            <text:p>96.35%</text:p>
          </table:table-cell>
          <table:table-cell table:style-name="ce38" table:formula="of:=[summary.C68]/[summary.C38]" office:value-type="percentage" office:value="0.981139053254438" calcext:value-type="percentage">
            <text:p>98.11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cnt-O2</text:p>
          </table:table-cell>
          <table:table-cell table:style-name="ce23" table:formula="of:=[summary.C39]/[summary.C9]" office:value-type="percentage" office:value="0.97407231208373" calcext:value-type="percentage">
            <text:p>97.41%</text:p>
          </table:table-cell>
          <table:table-cell table:style-name="ce31" table:formula="of:=[summary.C69]/[summary.C9]" office:value-type="percentage" office:value="0.978116079923882" calcext:value-type="percentage">
            <text:p>97.81%</text:p>
          </table:table-cell>
          <table:table-cell table:style-name="ce38" table:formula="of:=[summary.C69]/[summary.C39]" office:value-type="percentage" office:value="1.0041514041514" calcext:value-type="percentage">
            <text:p>100.42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crc-O1</text:p>
          </table:table-cell>
          <table:table-cell table:style-name="ce23" table:formula="of:=[summary.C40]/[summary.C10]" office:value-type="percentage" office:value="0.934337829600338" calcext:value-type="percentage">
            <text:p>93.43%</text:p>
          </table:table-cell>
          <table:table-cell table:style-name="ce31" table:formula="of:=[summary.C70]/[summary.C10]" office:value-type="percentage" office:value="0.892105222025977" calcext:value-type="percentage">
            <text:p>89.21%</text:p>
          </table:table-cell>
          <table:table-cell table:style-name="ce38" table:formula="of:=[summary.C70]/[summary.C40]" office:value-type="percentage" office:value="0.954799424537455" calcext:value-type="percentage">
            <text:p>95.48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crc-O2</text:p>
          </table:table-cell>
          <table:table-cell table:style-name="ce23" table:formula="of:=[summary.C41]/[summary.C11]" office:value-type="percentage" office:value="0.938175475192864" calcext:value-type="percentage">
            <text:p>93.82%</text:p>
          </table:table-cell>
          <table:table-cell table:style-name="ce31" table:formula="of:=[summary.C71]/[summary.C11]" office:value-type="percentage" office:value="0.938301354097358" calcext:value-type="percentage">
            <text:p>93.83%</text:p>
          </table:table-cell>
          <table:table-cell table:style-name="ce38" table:formula="of:=[summary.C71]/[summary.C41]" office:value-type="percentage" office:value="1.00013417415806" calcext:value-type="percentage">
            <text:p>100.01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expint-O1</text:p>
          </table:table-cell>
          <table:table-cell table:style-name="ce23" table:formula="of:=[summary.C42]/[summary.C12]" office:value-type="percentage" office:value="0.928385416666667" calcext:value-type="percentage">
            <text:p>92.84%</text:p>
          </table:table-cell>
          <table:table-cell table:style-name="ce31" table:formula="of:=[summary.C72]/[summary.C12]" office:value-type="percentage" office:value="0.84375" calcext:value-type="percentage">
            <text:p>84.38%</text:p>
          </table:table-cell>
          <table:table-cell table:style-name="ce38" table:formula="of:=[summary.C72]/[summary.C42]" office:value-type="percentage" office:value="0.908835904628331" calcext:value-type="percentage">
            <text:p>90.88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expint-O2</text:p>
          </table:table-cell>
          <table:table-cell table:style-name="ce23" table:formula="of:=[summary.C43]/[summary.C13]" office:value-type="percentage" office:value="0.92656142759094" calcext:value-type="percentage">
            <text:p>92.66%</text:p>
          </table:table-cell>
          <table:table-cell table:style-name="ce31" table:formula="of:=[summary.C73]/[summary.C13]" office:value-type="percentage" office:value="0.927247769389156" calcext:value-type="percentage">
            <text:p>92.72%</text:p>
          </table:table-cell>
          <table:table-cell table:style-name="ce38" table:formula="of:=[summary.C73]/[summary.C43]" office:value-type="percentage" office:value="1.00074074074074" calcext:value-type="percentage">
            <text:p>100.07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fdct-O1</text:p>
          </table:table-cell>
          <table:table-cell table:style-name="ce23" table:formula="of:=[summary.C44]/[summary.C14]" office:value-type="percentage" office:value="0.990499390986602" calcext:value-type="percentage">
            <text:p>99.05%</text:p>
          </table:table-cell>
          <table:table-cell table:style-name="ce31" table:formula="of:=[summary.C74]/[summary.C14]" office:value-type="percentage" office:value="0.999756394640682" calcext:value-type="percentage">
            <text:p>99.98%</text:p>
          </table:table-cell>
          <table:table-cell table:style-name="ce38" table:formula="of:=[summary.C74]/[summary.C44]" office:value-type="percentage" office:value="1.00934579439252" calcext:value-type="percentage">
            <text:p>100.93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fdct-O2</text:p>
          </table:table-cell>
          <table:table-cell table:style-name="ce23" table:formula="of:=[summary.C45]/[summary.C15]" office:value-type="percentage" office:value="0.992061639038057" calcext:value-type="percentage">
            <text:p>99.21%</text:p>
          </table:table-cell>
          <table:table-cell table:style-name="ce31" table:formula="of:=[summary.C75]/[summary.C15]" office:value-type="percentage" office:value="1" calcext:value-type="percentage">
            <text:p>100.00%</text:p>
          </table:table-cell>
          <table:table-cell table:style-name="ce38" table:formula="of:=[summary.C75]/[summary.C45]" office:value-type="percentage" office:value="1.00800188279595" calcext:value-type="percentage">
            <text:p>100.80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fibcall-O1</text:p>
          </table:table-cell>
          <table:table-cell table:style-name="ce23" table:formula="of:=[summary.C46]/[summary.C16]" office:value-type="percentage" office:value="0.93398533007335" calcext:value-type="percentage">
            <text:p>93.40%</text:p>
          </table:table-cell>
          <table:table-cell table:style-name="ce31" table:formula="of:=[summary.C76]/[summary.C16]" office:value-type="percentage" office:value="0.924205378973105" calcext:value-type="percentage">
            <text:p>92.42%</text:p>
          </table:table-cell>
          <table:table-cell table:style-name="ce38" table:formula="of:=[summary.C76]/[summary.C46]" office:value-type="percentage" office:value="0.989528795811518" calcext:value-type="percentage">
            <text:p>98.95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fibcall-O2</text:p>
          </table:table-cell>
          <table:table-cell table:style-name="ce23" table:formula="of:=[summary.C47]/[summary.C17]" office:value-type="percentage" office:value="0.859922178988327" calcext:value-type="percentage">
            <text:p>85.99%</text:p>
          </table:table-cell>
          <table:table-cell table:style-name="ce31" table:formula="of:=[summary.C77]/[summary.C17]" office:value-type="percentage" office:value="0.859922178988327" calcext:value-type="percentage">
            <text:p>85.99%</text:p>
          </table:table-cell>
          <table:table-cell table:style-name="ce38" table:formula="of:=[summary.C77]/[summary.C47]" office:value-type="percentage" office:value="1" calcext:value-type="percentage">
            <text:p>100.00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fir-O1</text:p>
          </table:table-cell>
          <table:table-cell table:style-name="ce23" table:formula="of:=[summary.C48]/[summary.C18]" office:value-type="percentage" office:value="0.967716574554956" calcext:value-type="percentage">
            <text:p>96.77%</text:p>
          </table:table-cell>
          <table:table-cell table:style-name="ce31" table:formula="of:=[summary.C78]/[summary.C18]" office:value-type="percentage" office:value="0.965729182802047" calcext:value-type="percentage">
            <text:p>96.57%</text:p>
          </table:table-cell>
          <table:table-cell table:style-name="ce38" table:formula="of:=[summary.C78]/[summary.C48]" office:value-type="percentage" office:value="0.997946308035674" calcext:value-type="percentage">
            <text:p>99.79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fir-O2</text:p>
          </table:table-cell>
          <table:table-cell table:style-name="ce23" table:formula="of:=[summary.C49]/[summary.C19]" office:value-type="percentage" office:value="0.966443848645501" calcext:value-type="percentage">
            <text:p>96.64%</text:p>
          </table:table-cell>
          <table:table-cell table:style-name="ce31" table:formula="of:=[summary.C79]/[summary.C19]" office:value-type="percentage" office:value="0.96653180312754" calcext:value-type="percentage">
            <text:p>96.65%</text:p>
          </table:table-cell>
          <table:table-cell table:style-name="ce38" table:formula="of:=[summary.C79]/[summary.C49]" office:value-type="percentage" office:value="1.00009100837277" calcext:value-type="percentage">
            <text:p>100.01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insertsort-O2</text:p>
          </table:table-cell>
          <table:table-cell table:style-name="ce23" table:formula="of:=[summary.C50]/[summary.C20]" office:value-type="percentage" office:value="0.984714873603762" calcext:value-type="percentage">
            <text:p>98.47%</text:p>
          </table:table-cell>
          <table:table-cell table:style-name="ce31" table:formula="of:=[summary.C80]/[summary.C20]" office:value-type="percentage" office:value="0.985302763080541" calcext:value-type="percentage">
            <text:p>98.53%</text:p>
          </table:table-cell>
          <table:table-cell table:style-name="ce38" table:formula="of:=[summary.C80]/[summary.C50]" office:value-type="percentage" office:value="1.00059701492537" calcext:value-type="percentage">
            <text:p>100.06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janne_complex-O1</text:p>
          </table:table-cell>
          <table:table-cell table:style-name="ce23" table:formula="of:=[summary.C51]/[summary.C21]" office:value-type="percentage" office:value="0.970744680851064" calcext:value-type="percentage">
            <text:p>97.07%</text:p>
          </table:table-cell>
          <table:table-cell table:style-name="ce31" table:formula="of:=[summary.C81]/[summary.C21]" office:value-type="percentage" office:value="0.928191489361702" calcext:value-type="percentage">
            <text:p>92.82%</text:p>
          </table:table-cell>
          <table:table-cell table:style-name="ce38" table:formula="of:=[summary.C81]/[summary.C51]" office:value-type="percentage" office:value="0.956164383561644" calcext:value-type="percentage">
            <text:p>95.62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janne_complex-O2</text:p>
          </table:table-cell>
          <table:table-cell table:style-name="ce23" table:formula="of:=[summary.C52]/[summary.C22]" office:value-type="percentage" office:value="1.03225806451613" calcext:value-type="percentage">
            <text:p>103.23%</text:p>
          </table:table-cell>
          <table:table-cell table:style-name="ce31" table:formula="of:=[summary.C82]/[summary.C22]" office:value-type="percentage" office:value="1.02903225806452" calcext:value-type="percentage">
            <text:p>102.90%</text:p>
          </table:table-cell>
          <table:table-cell table:style-name="ce38" table:formula="of:=[summary.C82]/[summary.C52]" office:value-type="percentage" office:value="0.996875" calcext:value-type="percentage">
            <text:p>99.69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jfdctint-O1</text:p>
          </table:table-cell>
          <table:table-cell table:style-name="ce23" table:formula="of:=[summary.C53]/[summary.C23]" office:value-type="percentage" office:value="0.999277456647399" calcext:value-type="percentage">
            <text:p>99.93%</text:p>
          </table:table-cell>
          <table:table-cell table:style-name="ce31" table:formula="of:=[summary.C83]/[summary.C23]" office:value-type="percentage" office:value="1.00541907514451" calcext:value-type="percentage">
            <text:p>100.54%</text:p>
          </table:table-cell>
          <table:table-cell table:style-name="ce38" table:formula="of:=[summary.C83]/[summary.C53]" office:value-type="percentage" office:value="1.0061460592914" calcext:value-type="percentage">
            <text:p>100.61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jfdctint-O2</text:p>
          </table:table-cell>
          <table:table-cell table:style-name="ce23" table:formula="of:=[summary.C54]/[summary.C24]" office:value-type="percentage" office:value="0.993861802876184" calcext:value-type="percentage">
            <text:p>99.39%</text:p>
          </table:table-cell>
          <table:table-cell table:style-name="ce31" table:formula="of:=[summary.C84]/[summary.C24]" office:value-type="percentage" office:value="1.00298141003157" calcext:value-type="percentage">
            <text:p>100.30%</text:p>
          </table:table-cell>
          <table:table-cell table:style-name="ce38" table:formula="of:=[summary.C84]/[summary.C54]" office:value-type="percentage" office:value="1.0091759308276" calcext:value-type="percentage">
            <text:p>100.92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ns-O1</text:p>
          </table:table-cell>
          <table:table-cell table:style-name="ce23" table:formula="of:=[summary.C55]/[summary.C25]" office:value-type="percentage" office:value="0.973295022394997" calcext:value-type="percentage">
            <text:p>97.33%</text:p>
          </table:table-cell>
          <table:table-cell table:style-name="ce31" table:formula="of:=[summary.C85]/[summary.C25]" office:value-type="percentage" office:value="0.931293839263078" calcext:value-type="percentage">
            <text:p>93.13%</text:p>
          </table:table-cell>
          <table:table-cell table:style-name="ce38" table:formula="of:=[summary.C85]/[summary.C55]" office:value-type="percentage" office:value="0.956846400972475" calcext:value-type="percentage">
            <text:p>95.68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ns-O2</text:p>
          </table:table-cell>
          <table:table-cell table:style-name="ce23" table:formula="of:=[summary.C56]/[summary.C26]" office:value-type="percentage" office:value="0.957277782681614" calcext:value-type="percentage">
            <text:p>95.73%</text:p>
          </table:table-cell>
          <table:table-cell table:style-name="ce31" table:formula="of:=[summary.C86]/[summary.C26]" office:value-type="percentage" office:value="0.956836437461382" calcext:value-type="percentage">
            <text:p>95.68%</text:p>
          </table:table-cell>
          <table:table-cell table:style-name="ce38" table:formula="of:=[summary.C86]/[summary.C56]" office:value-type="percentage" office:value="0.999538958045182" calcext:value-type="percentage">
            <text:p>99.95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prime-O1</text:p>
          </table:table-cell>
          <table:table-cell table:style-name="ce23" table:formula="of:=[summary.C57]/[summary.C27]" office:value-type="percentage" office:value="0.895407549891801" calcext:value-type="percentage">
            <text:p>89.54%</text:p>
          </table:table-cell>
          <table:table-cell table:style-name="ce31" table:formula="of:=[summary.C87]/[summary.C27]" office:value-type="percentage" office:value="0.893724452993508" calcext:value-type="percentage">
            <text:p>89.37%</text:p>
          </table:table-cell>
          <table:table-cell table:style-name="ce38" table:formula="of:=[summary.C87]/[summary.C57]" office:value-type="percentage" office:value="0.99812030075188" calcext:value-type="percentage">
            <text:p>99.81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prime-O2</text:p>
          </table:table-cell>
          <table:table-cell table:style-name="ce23" table:formula="of:=[summary.C58]/[summary.C28]" office:value-type="percentage" office:value="0.893131604226705" calcext:value-type="percentage">
            <text:p>89.31%</text:p>
          </table:table-cell>
          <table:table-cell table:style-name="ce31" table:formula="of:=[summary.C88]/[summary.C28]" office:value-type="percentage" office:value="0.892891450528338" calcext:value-type="percentage">
            <text:p>89.29%</text:p>
          </table:table-cell>
          <table:table-cell table:style-name="ce38" table:formula="of:=[summary.C88]/[summary.C58]" office:value-type="percentage" office:value="0.999731110513579" calcext:value-type="percentage">
            <text:p>99.97%</text:p>
          </table:table-cell>
          <table:table-cell table:style-name="ce38"/>
          <table:table-cell table:number-columns-repeated="1019"/>
        </table:table-row>
        <table:table-row table:style-name="ro1">
          <table:table-cell office:value-type="string" calcext:value-type="string">
            <text:p>ud-O2</text:p>
          </table:table-cell>
          <table:table-cell table:style-name="ce23" table:formula="of:=[summary.C59]/[summary.C29]" office:value-type="percentage" office:value="0.991757749507257" calcext:value-type="percentage">
            <text:p>99.18%</text:p>
          </table:table-cell>
          <table:table-cell table:style-name="ce31" table:formula="of:=[summary.C89]/[summary.C29]" office:value-type="percentage" office:value="0.997133130263394" calcext:value-type="percentage">
            <text:p>99.71%</text:p>
          </table:table-cell>
          <table:table-cell table:style-name="ce38" table:formula="of:=[summary.C89]/[summary.C59]" office:value-type="percentage" office:value="1.00542005420054" calcext:value-type="percentage">
            <text:p>100.54%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3" table:number-rows-spanned="3">
            <text:p>STATE SPACE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number-columns-repeated="4" table:style-name="ce5"/>
          <table:table-cell table:number-columns-repeated="1020"/>
        </table:table-row>
        <table:table-row table:style-name="ro1">
          <table:covered-table-cell table:style-name="ce5"/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5" office:value-type="string" calcext:value-type="string">
            <text:p>BTFN vs. BTFN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1</text:p>
          </table:table-cell>
          <table:table-cell table:style-name="ce24" table:formula="of:=[summary.D35]/[summary.D5]" office:value-type="percentage" office:value="0.981260647359455" calcext:value-type="percentage">
            <text:p>98.13%</text:p>
          </table:table-cell>
          <table:table-cell table:style-name="ce32" table:formula="of:=[summary.D65]/[summary.D5]" office:value-type="percentage" office:value="0.969335604770017" calcext:value-type="percentage">
            <text:p>96.93%</text:p>
          </table:table-cell>
          <table:table-cell table:style-name="ce39" table:formula="of:=[summary.D65]/[summary.D35]" office:value-type="percentage" office:value="0.987847222222222" calcext:value-type="percentage">
            <text:p>98.7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style-name="ce24" table:formula="of:=[summary.D36]/[summary.D6]" office:value-type="percentage" office:value="0.975663716814159" calcext:value-type="percentage">
            <text:p>97.57%</text:p>
          </table:table-cell>
          <table:table-cell table:style-name="ce32" table:formula="of:=[summary.D66]/[summary.D6]" office:value-type="percentage" office:value="0.980088495575221" calcext:value-type="percentage">
            <text:p>98.01%</text:p>
          </table:table-cell>
          <table:table-cell table:style-name="ce39" table:formula="of:=[summary.D66]/[summary.D36]" office:value-type="percentage" office:value="1.00453514739229" calcext:value-type="percentage">
            <text:p>100.4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style-name="ce24" table:formula="of:=[summary.D37]/[summary.D7]" office:value-type="percentage" office:value="0.947824690961631" calcext:value-type="percentage">
            <text:p>94.78%</text:p>
          </table:table-cell>
          <table:table-cell table:style-name="ce32" table:formula="of:=[summary.D67]/[summary.D7]" office:value-type="percentage" office:value="0.65299406004174" calcext:value-type="percentage">
            <text:p>65.30%</text:p>
          </table:table-cell>
          <table:table-cell table:style-name="ce39" table:formula="of:=[summary.D67]/[summary.D37]" office:value-type="percentage" office:value="0.688939701897019" calcext:value-type="percentage">
            <text:p>68.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style-name="ce24" table:formula="of:=[summary.D38]/[summary.D8]" office:value-type="percentage" office:value="0.960360510723525" calcext:value-type="percentage">
            <text:p>96.04%</text:p>
          </table:table-cell>
          <table:table-cell table:style-name="ce32" table:formula="of:=[summary.D68]/[summary.D8]" office:value-type="percentage" office:value="0.673454059918218" calcext:value-type="percentage">
            <text:p>67.35%</text:p>
          </table:table-cell>
          <table:table-cell table:style-name="ce39" table:formula="of:=[summary.D68]/[summary.D38]" office:value-type="percentage" office:value="0.701251303441084" calcext:value-type="percentage">
            <text:p>70.1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style-name="ce24" table:formula="of:=[summary.D39]/[summary.D9]" office:value-type="percentage" office:value="0.976507092198582" calcext:value-type="percentage">
            <text:p>97.65%</text:p>
          </table:table-cell>
          <table:table-cell table:style-name="ce32" table:formula="of:=[summary.D69]/[summary.D9]" office:value-type="percentage" office:value="0.727304964539007" calcext:value-type="percentage">
            <text:p>72.73%</text:p>
          </table:table-cell>
          <table:table-cell table:style-name="ce39" table:formula="of:=[summary.D69]/[summary.D39]" office:value-type="percentage" office:value="0.744802541988198" calcext:value-type="percentage">
            <text:p>74.4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style-name="ce24" table:formula="of:=[summary.D40]/[summary.D10]" office:value-type="percentage" office:value="0.920463413550913" calcext:value-type="percentage">
            <text:p>92.05%</text:p>
          </table:table-cell>
          <table:table-cell table:style-name="ce32" table:formula="of:=[summary.D70]/[summary.D10]" office:value-type="percentage" office:value="0.86111551712105" calcext:value-type="percentage">
            <text:p>86.11%</text:p>
          </table:table-cell>
          <table:table-cell table:style-name="ce39" table:formula="of:=[summary.D70]/[summary.D40]" office:value-type="percentage" office:value="0.935523894207903" calcext:value-type="percentage">
            <text:p>93.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style-name="ce24" table:formula="of:=[summary.D41]/[summary.D11]" office:value-type="percentage" office:value="0.92207612648112" calcext:value-type="percentage">
            <text:p>92.21%</text:p>
          </table:table-cell>
          <table:table-cell table:style-name="ce32" table:formula="of:=[summary.D71]/[summary.D11]" office:value-type="percentage" office:value="0.856339956033017" calcext:value-type="percentage">
            <text:p>85.63%</text:p>
          </table:table-cell>
          <table:table-cell table:style-name="ce39" table:formula="of:=[summary.D71]/[summary.D41]" office:value-type="percentage" office:value="0.928708521389693" calcext:value-type="percentage">
            <text:p>92.8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style-name="ce24" table:formula="of:=[summary.D42]/[summary.D12]" office:value-type="percentage" office:value="0.922419571045576" calcext:value-type="percentage">
            <text:p>92.24%</text:p>
          </table:table-cell>
          <table:table-cell table:style-name="ce32" table:formula="of:=[summary.D72]/[summary.D12]" office:value-type="percentage" office:value="0.824396782841823" calcext:value-type="percentage">
            <text:p>82.44%</text:p>
          </table:table-cell>
          <table:table-cell table:style-name="ce39" table:formula="of:=[summary.D72]/[summary.D42]" office:value-type="percentage" office:value="0.893732970027248" calcext:value-type="percentage">
            <text:p>89.3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style-name="ce24" table:formula="of:=[summary.D43]/[summary.D13]" office:value-type="percentage" office:value="0.926438455935907" calcext:value-type="percentage">
            <text:p>92.64%</text:p>
          </table:table-cell>
          <table:table-cell table:style-name="ce32" table:formula="of:=[summary.D73]/[summary.D13]" office:value-type="percentage" office:value="0.927166788055353" calcext:value-type="percentage">
            <text:p>92.72%</text:p>
          </table:table-cell>
          <table:table-cell table:style-name="ce39" table:formula="of:=[summary.D73]/[summary.D43]" office:value-type="percentage" office:value="1.00078616352201" calcext:value-type="percentage">
            <text:p>100.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style-name="ce24" table:formula="of:=[summary.D44]/[summary.D14]" office:value-type="percentage" office:value="0.999120750293083" calcext:value-type="percentage">
            <text:p>99.91%</text:p>
          </table:table-cell>
          <table:table-cell table:style-name="ce32" table:formula="of:=[summary.D74]/[summary.D14]" office:value-type="percentage" office:value="0.971570926143025" calcext:value-type="percentage">
            <text:p>97.16%</text:p>
          </table:table-cell>
          <table:table-cell table:style-name="ce39" table:formula="of:=[summary.D74]/[summary.D44]" office:value-type="percentage" office:value="0.97242593135817" calcext:value-type="percentage">
            <text:p>97.2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style-name="ce24" table:formula="of:=[summary.D45]/[summary.D15]" office:value-type="percentage" office:value="0.999152662053382" calcext:value-type="percentage">
            <text:p>99.92%</text:p>
          </table:table-cell>
          <table:table-cell table:style-name="ce32" table:formula="of:=[summary.D75]/[summary.D15]" office:value-type="percentage" office:value="0.971190509814998" calcext:value-type="percentage">
            <text:p>97.12%</text:p>
          </table:table-cell>
          <table:table-cell table:style-name="ce39" table:formula="of:=[summary.D75]/[summary.D45]" office:value-type="percentage" office:value="0.972014134275618" calcext:value-type="percentage">
            <text:p>97.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style-name="ce24" table:formula="of:=[summary.D46]/[summary.D16]" office:value-type="percentage" office:value="0.906315789473684" calcext:value-type="percentage">
            <text:p>90.63%</text:p>
          </table:table-cell>
          <table:table-cell table:style-name="ce32" table:formula="of:=[summary.D76]/[summary.D16]" office:value-type="percentage" office:value="0.908421052631579" calcext:value-type="percentage">
            <text:p>90.84%</text:p>
          </table:table-cell>
          <table:table-cell table:style-name="ce39" table:formula="of:=[summary.D76]/[summary.D46]" office:value-type="percentage" office:value="1.00232288037166" calcext:value-type="percentage">
            <text:p>100.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style-name="ce24" table:formula="of:=[summary.D47]/[summary.D17]" office:value-type="percentage" office:value="0.847715736040609" calcext:value-type="percentage">
            <text:p>84.77%</text:p>
          </table:table-cell>
          <table:table-cell table:style-name="ce32" table:formula="of:=[summary.D77]/[summary.D17]" office:value-type="percentage" office:value="0.847715736040609" calcext:value-type="percentage">
            <text:p>84.77%</text:p>
          </table:table-cell>
          <table:table-cell table:style-name="ce39" table:formula="of:=[summary.D77]/[summary.D47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style-name="ce24" table:formula="of:=[summary.D48]/[summary.D18]" office:value-type="percentage" office:value="0.969851247113227" calcext:value-type="percentage">
            <text:p>96.99%</text:p>
          </table:table-cell>
          <table:table-cell table:style-name="ce32" table:formula="of:=[summary.D78]/[summary.D18]" office:value-type="percentage" office:value="0.709021559145543" calcext:value-type="percentage">
            <text:p>70.90%</text:p>
          </table:table-cell>
          <table:table-cell table:style-name="ce39" table:formula="of:=[summary.D78]/[summary.D48]" office:value-type="percentage" office:value="0.731062171911366" calcext:value-type="percentage">
            <text:p>73.1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style-name="ce24" table:formula="of:=[summary.D49]/[summary.D19]" office:value-type="percentage" office:value="0.967836236204445" calcext:value-type="percentage">
            <text:p>96.78%</text:p>
          </table:table-cell>
          <table:table-cell table:style-name="ce32" table:formula="of:=[summary.D79]/[summary.D19]" office:value-type="percentage" office:value="0.696570690264976" calcext:value-type="percentage">
            <text:p>69.66%</text:p>
          </table:table-cell>
          <table:table-cell table:style-name="ce39" table:formula="of:=[summary.D79]/[summary.D49]" office:value-type="percentage" office:value="0.719719580862885" calcext:value-type="percentage">
            <text:p>71.9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style-name="ce24" table:formula="of:=[summary.D50]/[summary.D20]" office:value-type="percentage" office:value="1.01635514018692" calcext:value-type="percentage">
            <text:p>101.64%</text:p>
          </table:table-cell>
          <table:table-cell table:style-name="ce32" table:formula="of:=[summary.D80]/[summary.D20]" office:value-type="percentage" office:value="0.846461949265688" calcext:value-type="percentage">
            <text:p>84.65%</text:p>
          </table:table-cell>
          <table:table-cell table:style-name="ce39" table:formula="of:=[summary.D80]/[summary.D50]" office:value-type="percentage" office:value="0.832840722495895" calcext:value-type="percentage">
            <text:p>83.2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style-name="ce24" table:formula="of:=[summary.D51]/[summary.D21]" office:value-type="percentage" office:value="0.955128205128205" calcext:value-type="percentage">
            <text:p>95.51%</text:p>
          </table:table-cell>
          <table:table-cell table:style-name="ce32" table:formula="of:=[summary.D81]/[summary.D21]" office:value-type="percentage" office:value="0.893589743589744" calcext:value-type="percentage">
            <text:p>89.36%</text:p>
          </table:table-cell>
          <table:table-cell table:style-name="ce39" table:formula="of:=[summary.D81]/[summary.D51]" office:value-type="percentage" office:value="0.935570469798658" calcext:value-type="percentage">
            <text:p>93.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style-name="ce24" table:formula="of:=[summary.D52]/[summary.D22]" office:value-type="percentage" office:value="0.998319327731092" calcext:value-type="percentage">
            <text:p>99.83%</text:p>
          </table:table-cell>
          <table:table-cell table:style-name="ce32" table:formula="of:=[summary.D82]/[summary.D22]" office:value-type="percentage" office:value="0.99327731092437" calcext:value-type="percentage">
            <text:p>99.33%</text:p>
          </table:table-cell>
          <table:table-cell table:style-name="ce39" table:formula="of:=[summary.D82]/[summary.D52]" office:value-type="percentage" office:value="0.994949494949495" calcext:value-type="percentage">
            <text:p>99.4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style-name="ce24" table:formula="of:=[summary.D53]/[summary.D23]" office:value-type="percentage" office:value="0.99082898759216" calcext:value-type="percentage">
            <text:p>99.08%</text:p>
          </table:table-cell>
          <table:table-cell table:style-name="ce32" table:formula="of:=[summary.D83]/[summary.D23]" office:value-type="percentage" office:value="0.885272433015645" calcext:value-type="percentage">
            <text:p>88.53%</text:p>
          </table:table-cell>
          <table:table-cell table:style-name="ce39" table:formula="of:=[summary.D83]/[summary.D53]" office:value-type="percentage" office:value="0.893466424682396" calcext:value-type="percentage">
            <text:p>89.3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style-name="ce24" table:formula="of:=[summary.D54]/[summary.D24]" office:value-type="percentage" office:value="0.991101321585903" calcext:value-type="percentage">
            <text:p>99.11%</text:p>
          </table:table-cell>
          <table:table-cell table:style-name="ce32" table:formula="of:=[summary.D84]/[summary.D24]" office:value-type="percentage" office:value="0.888370044052863" calcext:value-type="percentage">
            <text:p>88.84%</text:p>
          </table:table-cell>
          <table:table-cell table:style-name="ce39" table:formula="of:=[summary.D84]/[summary.D54]" office:value-type="percentage" office:value="0.896346341897057" calcext:value-type="percentage">
            <text:p>89.6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style-name="ce24" table:formula="of:=[summary.D55]/[summary.D25]" office:value-type="percentage" office:value="0.971954560847212" calcext:value-type="percentage">
            <text:p>97.20%</text:p>
          </table:table-cell>
          <table:table-cell table:style-name="ce32" table:formula="of:=[summary.D85]/[summary.D25]" office:value-type="percentage" office:value="0.741834190191793" calcext:value-type="percentage">
            <text:p>74.18%</text:p>
          </table:table-cell>
          <table:table-cell table:style-name="ce39" table:formula="of:=[summary.D85]/[summary.D55]" office:value-type="percentage" office:value="0.763239579374129" calcext:value-type="percentage">
            <text:p>76.3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style-name="ce24" table:formula="of:=[summary.D56]/[summary.D26]" office:value-type="percentage" office:value="0.954306756324047" calcext:value-type="percentage">
            <text:p>95.43%</text:p>
          </table:table-cell>
          <table:table-cell table:style-name="ce32" table:formula="of:=[summary.D86]/[summary.D26]" office:value-type="percentage" office:value="0.698751200768492" calcext:value-type="percentage">
            <text:p>69.88%</text:p>
          </table:table-cell>
          <table:table-cell table:style-name="ce39" table:formula="of:=[summary.D86]/[summary.D56]" office:value-type="percentage" office:value="0.732208166963057" calcext:value-type="percentage">
            <text:p>73.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style-name="ce24" table:formula="of:=[summary.D57]/[summary.D27]" office:value-type="percentage" office:value="0.893232833595627" calcext:value-type="percentage">
            <text:p>89.32%</text:p>
          </table:table-cell>
          <table:table-cell table:style-name="ce32" table:formula="of:=[summary.D87]/[summary.D27]" office:value-type="percentage" office:value="0.892653027416549" calcext:value-type="percentage">
            <text:p>89.27%</text:p>
          </table:table-cell>
          <table:table-cell table:style-name="ce39" table:formula="of:=[summary.D87]/[summary.D57]" office:value-type="percentage" office:value="0.999350890207715" calcext:value-type="percentage">
            <text:p>99.9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style-name="ce24" table:formula="of:=[summary.D58]/[summary.D28]" office:value-type="percentage" office:value="0.892012938541926" calcext:value-type="percentage">
            <text:p>89.20%</text:p>
          </table:table-cell>
          <table:table-cell table:style-name="ce32" table:formula="of:=[summary.D88]/[summary.D28]" office:value-type="percentage" office:value="0.891764120427967" calcext:value-type="percentage">
            <text:p>89.18%</text:p>
          </table:table-cell>
          <table:table-cell table:style-name="ce39" table:formula="of:=[summary.D88]/[summary.D58]" office:value-type="percentage" office:value="0.999721059972106" calcext:value-type="percentage">
            <text:p>99.9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style-name="ce24" table:formula="of:=[summary.D59]/[summary.D29]" office:value-type="percentage" office:value="1.03626393065629" calcext:value-type="percentage">
            <text:p>103.63%</text:p>
          </table:table-cell>
          <table:table-cell table:style-name="ce32" table:formula="of:=[summary.D89]/[summary.D29]" office:value-type="percentage" office:value="0.901998938616664" calcext:value-type="percentage">
            <text:p>90.20%</text:p>
          </table:table-cell>
          <table:table-cell table:style-name="ce39" table:formula="of:=[summary.D89]/[summary.D59]" office:value-type="percentage" office:value="0.870433595083646" calcext:value-type="percentage">
            <text:p>87.04%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3" table:number-rows-spanned="3">
            <text:p>ICACHE HIT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covered-table-cell table:style-name="ce5"/>
          <table:covered-table-cell table:number-columns-repeated="3" table:style-name="Default"/>
          <table:table-cell table:number-columns-repeated="1020"/>
        </table:table-row>
        <table:table-row table:style-name="ro1">
          <table:covered-table-cell table:style-name="ce5"/>
          <table:covered-table-cell table:number-columns-repeated="3" table:style-name="Default"/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5" office:value-type="string" calcext:value-type="string">
            <text:p>BTFN vs. BTFN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1</text:p>
          </table:table-cell>
          <table:table-cell table:formula="of:=[summary.F35]/[summary.F5]" office:value-type="percentage" office:value="0.965217391304348" calcext:value-type="percentage">
            <text:p>96.52%</text:p>
          </table:table-cell>
          <table:table-cell table:formula="of:=[summary.F65]/[summary.F5]" office:value-type="percentage" office:value="0.982608695652174" calcext:value-type="percentage">
            <text:p>98.26%</text:p>
          </table:table-cell>
          <table:table-cell table:formula="of:=[summary.F65]/[summary.F35]" office:value-type="percentage" office:value="1.01801801801802" calcext:value-type="percentage">
            <text:p>101.8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formula="of:=[summary.F36]/[summary.F6]" office:value-type="percentage" office:value="0.953488372093023" calcext:value-type="percentage">
            <text:p>95.35%</text:p>
          </table:table-cell>
          <table:table-cell table:formula="of:=[summary.F66]/[summary.F6]" office:value-type="percentage" office:value="0.965116279069767" calcext:value-type="percentage">
            <text:p>96.51%</text:p>
          </table:table-cell>
          <table:table-cell table:formula="of:=[summary.F66]/[summary.F36]" office:value-type="percentage" office:value="1.01219512195122" calcext:value-type="percentage">
            <text:p>101.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summary.F37]/[summary.F7]" office:value-type="percentage" office:value="0.940127003326278" calcext:value-type="percentage">
            <text:p>94.01%</text:p>
          </table:table-cell>
          <table:table-cell table:formula="of:=[summary.F67]/[summary.F7]" office:value-type="percentage" office:value="0.409132143937103" calcext:value-type="percentage">
            <text:p>40.91%</text:p>
          </table:table-cell>
          <table:table-cell table:formula="of:=[summary.F67]/[summary.F37]" office:value-type="percentage" office:value="0.435188163396591" calcext:value-type="percentage">
            <text:p>43.5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summary.F38]/[summary.F8]" office:value-type="percentage" office:value="0.941231634885902" calcext:value-type="percentage">
            <text:p>94.12%</text:p>
          </table:table-cell>
          <table:table-cell table:formula="of:=[summary.F68]/[summary.F8]" office:value-type="percentage" office:value="0.420756486402001" calcext:value-type="percentage">
            <text:p>42.08%</text:p>
          </table:table-cell>
          <table:table-cell table:formula="of:=[summary.F68]/[summary.F38]" office:value-type="percentage" office:value="0.447027565592826" calcext:value-type="percentage">
            <text:p>44.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formula="of:=[summary.F39]/[summary.F9]" office:value-type="percentage" office:value="0.977860839562967" calcext:value-type="percentage">
            <text:p>97.79%</text:p>
          </table:table-cell>
          <table:table-cell table:formula="of:=[summary.F69]/[summary.F9]" office:value-type="percentage" office:value="0.571880391029327" calcext:value-type="percentage">
            <text:p>57.19%</text:p>
          </table:table-cell>
          <table:table-cell table:formula="of:=[summary.F69]/[summary.F39]" office:value-type="percentage" office:value="0.584827991767127" calcext:value-type="percentage">
            <text:p>58.4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formula="of:=[summary.F40]/[summary.F10]" office:value-type="percentage" office:value="0.910901893655718" calcext:value-type="percentage">
            <text:p>91.09%</text:p>
          </table:table-cell>
          <table:table-cell table:formula="of:=[summary.F70]/[summary.F10]" office:value-type="percentage" office:value="0.839734674227025" calcext:value-type="percentage">
            <text:p>83.97%</text:p>
          </table:table-cell>
          <table:table-cell table:formula="of:=[summary.F70]/[summary.F40]" office:value-type="percentage" office:value="0.921871696694933" calcext:value-type="percentage">
            <text:p>92.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formula="of:=[summary.F41]/[summary.F11]" office:value-type="percentage" office:value="0.911784557235421" calcext:value-type="percentage">
            <text:p>91.18%</text:p>
          </table:table-cell>
          <table:table-cell table:formula="of:=[summary.F71]/[summary.F11]" office:value-type="percentage" office:value="0.8048281137509" calcext:value-type="percentage">
            <text:p>80.48%</text:p>
          </table:table-cell>
          <table:table-cell table:formula="of:=[summary.F71]/[summary.F41]" office:value-type="percentage" office:value="0.882695486959311" calcext:value-type="percentage">
            <text:p>88.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summary.F42]/[summary.F12]" office:value-type="percentage" office:value="0.91685393258427" calcext:value-type="percentage">
            <text:p>91.69%</text:p>
          </table:table-cell>
          <table:table-cell table:formula="of:=[summary.F72]/[summary.F12]" office:value-type="percentage" office:value="0.807303370786517" calcext:value-type="percentage">
            <text:p>80.73%</text:p>
          </table:table-cell>
          <table:table-cell table:formula="of:=[summary.F72]/[summary.F42]" office:value-type="percentage" office:value="0.880514705882353" calcext:value-type="percentage">
            <text:p>88.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summary.F43]/[summary.F13]" office:value-type="percentage" office:value="0.924311926605505" calcext:value-type="percentage">
            <text:p>92.43%</text:p>
          </table:table-cell>
          <table:table-cell table:formula="of:=[summary.F73]/[summary.F13]" office:value-type="percentage" office:value="0.925076452599388" calcext:value-type="percentage">
            <text:p>92.51%</text:p>
          </table:table-cell>
          <table:table-cell table:formula="of:=[summary.F73]/[summary.F43]" office:value-type="percentage" office:value="1.00082712985939" calcext:value-type="percentage">
            <text:p>100.0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formula="of:=[summary.F44]/[summary.F14]" office:value-type="percentage" office:value="1.01336477987421" calcext:value-type="percentage">
            <text:p>101.34%</text:p>
          </table:table-cell>
          <table:table-cell table:formula="of:=[summary.F74]/[summary.F14]" office:value-type="percentage" office:value="0.926100628930818" calcext:value-type="percentage">
            <text:p>92.61%</text:p>
          </table:table-cell>
          <table:table-cell table:formula="of:=[summary.F74]/[summary.F44]" office:value-type="percentage" office:value="0.91388673390225" calcext:value-type="percentage">
            <text:p>91.3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formula="of:=[summary.F45]/[summary.F15]" office:value-type="percentage" office:value="1.01000769822941" calcext:value-type="percentage">
            <text:p>101.00%</text:p>
          </table:table-cell>
          <table:table-cell table:formula="of:=[summary.F75]/[summary.F15]" office:value-type="percentage" office:value="0.92378752886836" calcext:value-type="percentage">
            <text:p>92.38%</text:p>
          </table:table-cell>
          <table:table-cell table:formula="of:=[summary.F75]/[summary.F45]" office:value-type="percentage" office:value="0.914634146341463" calcext:value-type="percentage">
            <text:p>91.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summary.F46]/[summary.F16]" office:value-type="percentage" office:value="0.877470355731225" calcext:value-type="percentage">
            <text:p>87.75%</text:p>
          </table:table-cell>
          <table:table-cell table:formula="of:=[summary.F76]/[summary.F16]" office:value-type="percentage" office:value="0.893280632411067" calcext:value-type="percentage">
            <text:p>89.33%</text:p>
          </table:table-cell>
          <table:table-cell table:formula="of:=[summary.F76]/[summary.F46]" office:value-type="percentage" office:value="1.01801801801802" calcext:value-type="percentage">
            <text:p>101.8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summary.F47]/[summary.F17]" office:value-type="percentage" office:value="0.818181818181818" calcext:value-type="percentage">
            <text:p>81.82%</text:p>
          </table:table-cell>
          <table:table-cell table:formula="of:=[summary.F77]/[summary.F17]" office:value-type="percentage" office:value="0.818181818181818" calcext:value-type="percentage">
            <text:p>81.82%</text:p>
          </table:table-cell>
          <table:table-cell table:formula="of:=[summary.F77]/[summary.F47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formula="of:=[summary.F48]/[summary.F18]" office:value-type="percentage" office:value="0.971736574095658" calcext:value-type="percentage">
            <text:p>97.17%</text:p>
          </table:table-cell>
          <table:table-cell table:formula="of:=[summary.F78]/[summary.F18]" office:value-type="percentage" office:value="0.481472847737009" calcext:value-type="percentage">
            <text:p>48.15%</text:p>
          </table:table-cell>
          <table:table-cell table:formula="of:=[summary.F78]/[summary.F48]" office:value-type="percentage" office:value="0.495476717221526" calcext:value-type="percentage">
            <text:p>49.5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formula="of:=[summary.F49]/[summary.F19]" office:value-type="percentage" office:value="0.969088584434623" calcext:value-type="percentage">
            <text:p>96.91%</text:p>
          </table:table-cell>
          <table:table-cell table:formula="of:=[summary.F79]/[summary.F19]" office:value-type="percentage" office:value="0.451232819337132" calcext:value-type="percentage">
            <text:p>45.12%</text:p>
          </table:table-cell>
          <table:table-cell table:formula="of:=[summary.F79]/[summary.F49]" office:value-type="percentage" office:value="0.465625977423299" calcext:value-type="percentage">
            <text:p>46.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summary.F50]/[summary.F20]" office:value-type="percentage" office:value="1.06991869918699" calcext:value-type="percentage">
            <text:p>106.99%</text:p>
          </table:table-cell>
          <table:table-cell table:formula="of:=[summary.F80]/[summary.F20]" office:value-type="percentage" office:value="0.655284552845528" calcext:value-type="percentage">
            <text:p>65.53%</text:p>
          </table:table-cell>
          <table:table-cell table:formula="of:=[summary.F80]/[summary.F50]" office:value-type="percentage" office:value="0.612462006079027" calcext:value-type="percentage">
            <text:p>61.2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summary.F51]/[summary.F21]" office:value-type="percentage" office:value="0.933701657458563" calcext:value-type="percentage">
            <text:p>93.37%</text:p>
          </table:table-cell>
          <table:table-cell table:formula="of:=[summary.F81]/[summary.F21]" office:value-type="percentage" office:value="0.845303867403315" calcext:value-type="percentage">
            <text:p>84.53%</text:p>
          </table:table-cell>
          <table:table-cell table:formula="of:=[summary.F81]/[summary.F51]" office:value-type="percentage" office:value="0.905325443786982" calcext:value-type="percentage">
            <text:p>90.5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summary.F52]/[summary.F22]" office:value-type="percentage" office:value="0.974358974358974" calcext:value-type="percentage">
            <text:p>97.44%</text:p>
          </table:table-cell>
          <table:table-cell table:formula="of:=[summary.F82]/[summary.F22]" office:value-type="percentage" office:value="0.965811965811966" calcext:value-type="percentage">
            <text:p>96.58%</text:p>
          </table:table-cell>
          <table:table-cell table:formula="of:=[summary.F82]/[summary.F52]" office:value-type="percentage" office:value="0.991228070175439" calcext:value-type="percentage">
            <text:p>99.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summary.F53]/[summary.F23]" office:value-type="percentage" office:value="0.981865284974093" calcext:value-type="percentage">
            <text:p>98.19%</text:p>
          </table:table-cell>
          <table:table-cell table:formula="of:=[summary.F83]/[summary.F23]" office:value-type="percentage" office:value="0.758697261287935" calcext:value-type="percentage">
            <text:p>75.87%</text:p>
          </table:table-cell>
          <table:table-cell table:formula="of:=[summary.F83]/[summary.F53]" office:value-type="percentage" office:value="0.772710139464757" calcext:value-type="percentage">
            <text:p>77.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summary.F54]/[summary.F24]" office:value-type="percentage" office:value="0.987463126843658" calcext:value-type="percentage">
            <text:p>98.75%</text:p>
          </table:table-cell>
          <table:table-cell table:formula="of:=[summary.F84]/[summary.F24]" office:value-type="percentage" office:value="0.765486725663717" calcext:value-type="percentage">
            <text:p>76.55%</text:p>
          </table:table-cell>
          <table:table-cell table:formula="of:=[summary.F84]/[summary.F54]" office:value-type="percentage" office:value="0.775205377147125" calcext:value-type="percentage">
            <text:p>77.5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formula="of:=[summary.F55]/[summary.F25]" office:value-type="percentage" office:value="0.971423017107309" calcext:value-type="percentage">
            <text:p>97.14%</text:p>
          </table:table-cell>
          <table:table-cell table:formula="of:=[summary.F85]/[summary.F25]" office:value-type="percentage" office:value="0.632290046656299" calcext:value-type="percentage">
            <text:p>63.23%</text:p>
          </table:table-cell>
          <table:table-cell table:formula="of:=[summary.F85]/[summary.F55]" office:value-type="percentage" office:value="0.650890534320592" calcext:value-type="percentage">
            <text:p>65.0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formula="of:=[summary.F56]/[summary.F26]" office:value-type="percentage" office:value="0.953321907450348" calcext:value-type="percentage">
            <text:p>95.33%</text:p>
          </table:table-cell>
          <table:table-cell table:formula="of:=[summary.F86]/[summary.F26]" office:value-type="percentage" office:value="0.551265248512955" calcext:value-type="percentage">
            <text:p>55.13%</text:p>
          </table:table-cell>
          <table:table-cell table:formula="of:=[summary.F86]/[summary.F56]" office:value-type="percentage" office:value="0.578257191201354" calcext:value-type="percentage">
            <text:p>57.8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summary.F57]/[summary.F27]" office:value-type="percentage" office:value="0.890955414012739" calcext:value-type="percentage">
            <text:p>89.10%</text:p>
          </table:table-cell>
          <table:table-cell table:formula="of:=[summary.F87]/[summary.F27]" office:value-type="percentage" office:value="0.891464968152866" calcext:value-type="percentage">
            <text:p>89.15%</text:p>
          </table:table-cell>
          <table:table-cell table:formula="of:=[summary.F87]/[summary.F57]" office:value-type="percentage" office:value="1.00057191878753" calcext:value-type="percentage">
            <text:p>100.0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summary.F58]/[summary.F28]" office:value-type="percentage" office:value="0.890421455938697" calcext:value-type="percentage">
            <text:p>89.04%</text:p>
          </table:table-cell>
          <table:table-cell table:formula="of:=[summary.F88]/[summary.F28]" office:value-type="percentage" office:value="0.890166028097063" calcext:value-type="percentage">
            <text:p>89.02%</text:p>
          </table:table-cell>
          <table:table-cell table:formula="of:=[summary.F88]/[summary.F58]" office:value-type="percentage" office:value="0.999713138267355" calcext:value-type="percentage">
            <text:p>99.9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formula="of:=[summary.F59]/[summary.F29]" office:value-type="percentage" office:value="1.08123861566485" calcext:value-type="percentage">
            <text:p>108.12%</text:p>
          </table:table-cell>
          <table:table-cell table:formula="of:=[summary.F89]/[summary.F29]" office:value-type="percentage" office:value="0.804371584699454" calcext:value-type="percentage">
            <text:p>80.44%</text:p>
          </table:table-cell>
          <table:table-cell table:formula="of:=[summary.F89]/[summary.F59]" office:value-type="percentage" office:value="0.743935309973046" calcext:value-type="percentage">
            <text:p>74.39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3" table:number-rows-spanned="3">
            <text:p>IBUFF FLUSH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number-columns-repeated="4" table:style-name="ce5"/>
          <table:table-cell table:number-columns-repeated="1020"/>
        </table:table-row>
        <table:table-row table:style-name="ro1">
          <table:covered-table-cell table:style-name="ce5"/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5" office:value-type="string" calcext:value-type="string">
            <text:p>BTFN vs. BTFN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1</text:p>
          </table:table-cell>
          <table:table-cell table:style-name="ce26" table:formula="of:=[summary.G35]/[summary.G5]" office:value-type="percentage" office:value="1.13333333333333" calcext:value-type="percentage">
            <text:p>113.33%</text:p>
          </table:table-cell>
          <table:table-cell table:style-name="ce34" table:formula="of:=[summary.G65]/[summary.G5]" office:value-type="percentage" office:value="0.866666666666667" calcext:value-type="percentage">
            <text:p>86.67%</text:p>
          </table:table-cell>
          <table:table-cell table:style-name="ce41" table:formula="of:=[summary.G65]/[summary.G35]" office:value-type="percentage" office:value="0.764705882352941" calcext:value-type="percentage">
            <text:p>76.4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style-name="ce26" table:formula="of:=[summary.G36]/[summary.G6]" office:value-type="percentage" office:value="1.3" calcext:value-type="percentage">
            <text:p>130.00%</text:p>
          </table:table-cell>
          <table:table-cell table:style-name="ce34" table:formula="of:=[summary.G66]/[summary.G6]" office:value-type="percentage" office:value="1.1" calcext:value-type="percentage">
            <text:p>110.00%</text:p>
          </table:table-cell>
          <table:table-cell table:style-name="ce41" table:formula="of:=[summary.G66]/[summary.G36]" office:value-type="percentage" office:value="0.846153846153846" calcext:value-type="percentage">
            <text:p>84.6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style-name="ce26" table:formula="of:=[summary.G37]/[summary.G7]" office:value-type="percentage" office:value="1.00995024875622" calcext:value-type="percentage">
            <text:p>101.00%</text:p>
          </table:table-cell>
          <table:table-cell table:style-name="ce34" table:formula="of:=[summary.G67]/[summary.G7]" office:value-type="percentage" office:value="0.0348258706467662" calcext:value-type="percentage">
            <text:p>3.48%</text:p>
          </table:table-cell>
          <table:table-cell table:style-name="ce41" table:formula="of:=[summary.G67]/[summary.G37]" office:value-type="percentage" office:value="0.0344827586206897" calcext:value-type="percentage">
            <text:p>3.4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style-name="ce26" table:formula="of:=[summary.G38]/[summary.G8]" office:value-type="percentage" office:value="1.00990099009901" calcext:value-type="percentage">
            <text:p>100.99%</text:p>
          </table:table-cell>
          <table:table-cell table:style-name="ce34" table:formula="of:=[summary.G68]/[summary.G8]" office:value-type="percentage" office:value="0.0363036303630363" calcext:value-type="percentage">
            <text:p>3.63%</text:p>
          </table:table-cell>
          <table:table-cell table:style-name="ce41" table:formula="of:=[summary.G68]/[summary.G38]" office:value-type="percentage" office:value="0.0359477124183006" calcext:value-type="percentage">
            <text:p>3.5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style-name="ce26" table:formula="of:=[summary.G39]/[summary.G9]" office:value-type="percentage" office:value="1.21463414634146" calcext:value-type="percentage">
            <text:p>121.46%</text:p>
          </table:table-cell>
          <table:table-cell table:style-name="ce34" table:formula="of:=[summary.G69]/[summary.G9]" office:value-type="percentage" office:value="0.160975609756098" calcext:value-type="percentage">
            <text:p>16.10%</text:p>
          </table:table-cell>
          <table:table-cell table:style-name="ce41" table:formula="of:=[summary.G69]/[summary.G39]" office:value-type="percentage" office:value="0.132530120481928" calcext:value-type="percentage">
            <text:p>13.2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style-name="ce26" table:formula="of:=[summary.G40]/[summary.G10]" office:value-type="percentage" office:value="1.10993927772451" calcext:value-type="percentage">
            <text:p>110.99%</text:p>
          </table:table-cell>
          <table:table-cell table:style-name="ce34" table:formula="of:=[summary.G70]/[summary.G10]" office:value-type="percentage" office:value="0.268775966762544" calcext:value-type="percentage">
            <text:p>26.88%</text:p>
          </table:table-cell>
          <table:table-cell table:style-name="ce41" table:formula="of:=[summary.G70]/[summary.G40]" office:value-type="percentage" office:value="0.242153757558307" calcext:value-type="percentage">
            <text:p>24.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style-name="ce26" table:formula="of:=[summary.G41]/[summary.G11]" office:value-type="percentage" office:value="1.47312490374249" calcext:value-type="percentage">
            <text:p>147.31%</text:p>
          </table:table-cell>
          <table:table-cell table:style-name="ce34" table:formula="of:=[summary.G71]/[summary.G11]" office:value-type="percentage" office:value="0.388110272601263" calcext:value-type="percentage">
            <text:p>38.81%</text:p>
          </table:table-cell>
          <table:table-cell table:style-name="ce41" table:formula="of:=[summary.G71]/[summary.G41]" office:value-type="percentage" office:value="0.263460533193936" calcext:value-type="percentage">
            <text:p>26.3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style-name="ce26" table:formula="of:=[summary.G42]/[summary.G12]" office:value-type="percentage" office:value="1.01129943502825" calcext:value-type="percentage">
            <text:p>101.13%</text:p>
          </table:table-cell>
          <table:table-cell table:style-name="ce34" table:formula="of:=[summary.G72]/[summary.G12]" office:value-type="percentage" office:value="0.0451977401129944" calcext:value-type="percentage">
            <text:p>4.52%</text:p>
          </table:table-cell>
          <table:table-cell table:style-name="ce41" table:formula="of:=[summary.G72]/[summary.G42]" office:value-type="percentage" office:value="0.0446927374301676" calcext:value-type="percentage">
            <text:p>4.4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style-name="ce26" table:formula="of:=[summary.G43]/[summary.G13]" office:value-type="percentage" office:value="1.01923076923077" calcext:value-type="percentage">
            <text:p>101.92%</text:p>
          </table:table-cell>
          <table:table-cell table:style-name="ce34" table:formula="of:=[summary.G73]/[summary.G13]" office:value-type="percentage" office:value="0.0865384615384615" calcext:value-type="percentage">
            <text:p>8.65%</text:p>
          </table:table-cell>
          <table:table-cell table:style-name="ce41" table:formula="of:=[summary.G73]/[summary.G43]" office:value-type="percentage" office:value="0.0849056603773585" calcext:value-type="percentage">
            <text:p>8.4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style-name="ce26" table:formula="of:=[summary.G44]/[summary.G14]" office:value-type="percentage" office:value="1.21052631578947" calcext:value-type="percentage">
            <text:p>121.05%</text:p>
          </table:table-cell>
          <table:table-cell table:style-name="ce34" table:formula="of:=[summary.G74]/[summary.G14]" office:value-type="percentage" office:value="0.473684210526316" calcext:value-type="percentage">
            <text:p>47.37%</text:p>
          </table:table-cell>
          <table:table-cell table:style-name="ce41" table:formula="of:=[summary.G74]/[summary.G44]" office:value-type="percentage" office:value="0.391304347826087" calcext:value-type="percentage">
            <text:p>39.1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style-name="ce26" table:formula="of:=[summary.G45]/[summary.G15]" office:value-type="percentage" office:value="1.21052631578947" calcext:value-type="percentage">
            <text:p>121.05%</text:p>
          </table:table-cell>
          <table:table-cell table:style-name="ce34" table:formula="of:=[summary.G75]/[summary.G15]" office:value-type="percentage" office:value="0.473684210526316" calcext:value-type="percentage">
            <text:p>47.37%</text:p>
          </table:table-cell>
          <table:table-cell table:style-name="ce41" table:formula="of:=[summary.G75]/[summary.G45]" office:value-type="percentage" office:value="0.391304347826087" calcext:value-type="percentage">
            <text:p>39.1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style-name="ce26" table:formula="of:=[summary.G46]/[summary.G16]" office:value-type="percentage" office:value="1" calcext:value-type="percentage">
            <text:p>100.00%</text:p>
          </table:table-cell>
          <table:table-cell table:style-name="ce34" table:formula="of:=[summary.G76]/[summary.G16]" office:value-type="percentage" office:value="0.228571428571429" calcext:value-type="percentage">
            <text:p>22.86%</text:p>
          </table:table-cell>
          <table:table-cell table:style-name="ce41" table:formula="of:=[summary.G76]/[summary.G46]" office:value-type="percentage" office:value="0.228571428571429" calcext:value-type="percentage">
            <text:p>22.8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style-name="ce26" table:formula="of:=[summary.G47]/[summary.G17]" office:value-type="percentage" office:value="1.0625" calcext:value-type="percentage">
            <text:p>106.25%</text:p>
          </table:table-cell>
          <table:table-cell table:style-name="ce34" table:formula="of:=[summary.G77]/[summary.G17]" office:value-type="percentage" office:value="0.1875" calcext:value-type="percentage">
            <text:p>18.75%</text:p>
          </table:table-cell>
          <table:table-cell table:style-name="ce41" table:formula="of:=[summary.G77]/[summary.G47]" office:value-type="percentage" office:value="0.176470588235294" calcext:value-type="percentage">
            <text:p>17.6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style-name="ce26" table:formula="of:=[summary.G48]/[summary.G18]" office:value-type="percentage" office:value="1.1124227093873" calcext:value-type="percentage">
            <text:p>111.24%</text:p>
          </table:table-cell>
          <table:table-cell table:style-name="ce34" table:formula="of:=[summary.G78]/[summary.G18]" office:value-type="percentage" office:value="0.0571749779169678" calcext:value-type="percentage">
            <text:p>5.72%</text:p>
          </table:table-cell>
          <table:table-cell table:style-name="ce41" table:formula="of:=[summary.G78]/[summary.G48]" office:value-type="percentage" office:value="0.0513968093553743" calcext:value-type="percentage">
            <text:p>5.1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style-name="ce26" table:formula="of:=[summary.G49]/[summary.G19]" office:value-type="percentage" office:value="1.11875477139707" calcext:value-type="percentage">
            <text:p>111.88%</text:p>
          </table:table-cell>
          <table:table-cell table:style-name="ce34" table:formula="of:=[summary.G79]/[summary.G19]" office:value-type="percentage" office:value="0.0602256340656544" calcext:value-type="percentage">
            <text:p>6.02%</text:p>
          </table:table-cell>
          <table:table-cell table:style-name="ce41" table:formula="of:=[summary.G79]/[summary.G49]" office:value-type="percentage" office:value="0.0538327394040488" calcext:value-type="percentage">
            <text:p>5.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style-name="ce26" table:formula="of:=[summary.G50]/[summary.G20]" office:value-type="percentage" office:value="1.45" calcext:value-type="percentage">
            <text:p>145.00%</text:p>
          </table:table-cell>
          <table:table-cell table:style-name="ce34" table:formula="of:=[summary.G80]/[summary.G20]" office:value-type="percentage" office:value="0.475" calcext:value-type="percentage">
            <text:p>47.50%</text:p>
          </table:table-cell>
          <table:table-cell table:style-name="ce41" table:formula="of:=[summary.G80]/[summary.G50]" office:value-type="percentage" office:value="0.327586206896552" calcext:value-type="percentage">
            <text:p>32.7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style-name="ce26" table:formula="of:=[summary.G51]/[summary.G21]" office:value-type="percentage" office:value="1.09756097560976" calcext:value-type="percentage">
            <text:p>109.76%</text:p>
          </table:table-cell>
          <table:table-cell table:style-name="ce34" table:formula="of:=[summary.G81]/[summary.G21]" office:value-type="percentage" office:value="0.463414634146341" calcext:value-type="percentage">
            <text:p>46.34%</text:p>
          </table:table-cell>
          <table:table-cell table:style-name="ce41" table:formula="of:=[summary.G81]/[summary.G51]" office:value-type="percentage" office:value="0.422222222222222" calcext:value-type="percentage">
            <text:p>42.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style-name="ce26" table:formula="of:=[summary.G52]/[summary.G22]" office:value-type="percentage" office:value="2" calcext:value-type="percentage">
            <text:p>200.00%</text:p>
          </table:table-cell>
          <table:table-cell table:style-name="ce34" table:formula="of:=[summary.G82]/[summary.G22]" office:value-type="percentage" office:value="1.44444444444444" calcext:value-type="percentage">
            <text:p>144.44%</text:p>
          </table:table-cell>
          <table:table-cell table:style-name="ce41" table:formula="of:=[summary.G82]/[summary.G52]" office:value-type="percentage" office:value="0.722222222222222" calcext:value-type="percentage">
            <text:p>72.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style-name="ce26" table:formula="of:=[summary.G53]/[summary.G23]" office:value-type="percentage" office:value="1.07317073170732" calcext:value-type="percentage">
            <text:p>107.32%</text:p>
          </table:table-cell>
          <table:table-cell table:style-name="ce34" table:formula="of:=[summary.G83]/[summary.G23]" office:value-type="percentage" office:value="0.134146341463415" calcext:value-type="percentage">
            <text:p>13.41%</text:p>
          </table:table-cell>
          <table:table-cell table:style-name="ce41" table:formula="of:=[summary.G83]/[summary.G53]" office:value-type="percentage" office:value="0.125" calcext:value-type="percentage">
            <text:p>12.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style-name="ce26" table:formula="of:=[summary.G54]/[summary.G24]" office:value-type="percentage" office:value="1.07317073170732" calcext:value-type="percentage">
            <text:p>107.32%</text:p>
          </table:table-cell>
          <table:table-cell table:style-name="ce34" table:formula="of:=[summary.G84]/[summary.G24]" office:value-type="percentage" office:value="0.134146341463415" calcext:value-type="percentage">
            <text:p>13.41%</text:p>
          </table:table-cell>
          <table:table-cell table:style-name="ce41" table:formula="of:=[summary.G84]/[summary.G54]" office:value-type="percentage" office:value="0.125" calcext:value-type="percentage">
            <text:p>12.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style-name="ce26" table:formula="of:=[summary.G55]/[summary.G25]" office:value-type="percentage" office:value="1.46860356138707" calcext:value-type="percentage">
            <text:p>146.86%</text:p>
          </table:table-cell>
          <table:table-cell table:style-name="ce34" table:formula="of:=[summary.G85]/[summary.G25]" office:value-type="percentage" office:value="0.392689784442362" calcext:value-type="percentage">
            <text:p>39.27%</text:p>
          </table:table-cell>
          <table:table-cell table:style-name="ce41" table:formula="of:=[summary.G85]/[summary.G55]" office:value-type="percentage" office:value="0.267389917038928" calcext:value-type="percentage">
            <text:p>26.7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style-name="ce26" table:formula="of:=[summary.G56]/[summary.G26]" office:value-type="percentage" office:value="1.49760765550239" calcext:value-type="percentage">
            <text:p>149.76%</text:p>
          </table:table-cell>
          <table:table-cell table:style-name="ce34" table:formula="of:=[summary.G86]/[summary.G26]" office:value-type="percentage" office:value="0.259968102073365" calcext:value-type="percentage">
            <text:p>26.00%</text:p>
          </table:table-cell>
          <table:table-cell table:style-name="ce41" table:formula="of:=[summary.G86]/[summary.G56]" office:value-type="percentage" office:value="0.173588924387646" calcext:value-type="percentage">
            <text:p>17.3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style-name="ce26" table:formula="of:=[summary.G57]/[summary.G27]" office:value-type="percentage" office:value="1.0091533180778" calcext:value-type="percentage">
            <text:p>100.92%</text:p>
          </table:table-cell>
          <table:table-cell table:style-name="ce34" table:formula="of:=[summary.G87]/[summary.G27]" office:value-type="percentage" office:value="0.0251716247139588" calcext:value-type="percentage">
            <text:p>2.52%</text:p>
          </table:table-cell>
          <table:table-cell table:style-name="ce41" table:formula="of:=[summary.G87]/[summary.G57]" office:value-type="percentage" office:value="0.0249433106575964" calcext:value-type="percentage">
            <text:p>2.4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style-name="ce26" table:formula="of:=[summary.G58]/[summary.G28]" office:value-type="percentage" office:value="1.0091533180778" calcext:value-type="percentage">
            <text:p>100.92%</text:p>
          </table:table-cell>
          <table:table-cell table:style-name="ce34" table:formula="of:=[summary.G88]/[summary.G28]" office:value-type="percentage" office:value="0.0251716247139588" calcext:value-type="percentage">
            <text:p>2.52%</text:p>
          </table:table-cell>
          <table:table-cell table:style-name="ce41" table:formula="of:=[summary.G88]/[summary.G58]" office:value-type="percentage" office:value="0.0249433106575964" calcext:value-type="percentage">
            <text:p>2.4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style-name="ce26" table:formula="of:=[summary.G59]/[summary.G29]" office:value-type="percentage" office:value="1.76388888888889" calcext:value-type="percentage">
            <text:p>176.39%</text:p>
          </table:table-cell>
          <table:table-cell table:style-name="ce34" table:formula="of:=[summary.G89]/[summary.G29]" office:value-type="percentage" office:value="0.715277777777778" calcext:value-type="percentage">
            <text:p>71.53%</text:p>
          </table:table-cell>
          <table:table-cell table:style-name="ce41" table:formula="of:=[summary.G89]/[summary.G59]" office:value-type="percentage" office:value="0.405511811023622" calcext:value-type="percentage">
            <text:p>40.55%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3" table:number-rows-spanned="3">
            <text:p>FLUSHED INST.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number-columns-repeated="4" table:style-name="ce5"/>
          <table:table-cell table:number-columns-repeated="1020"/>
        </table:table-row>
        <table:table-row table:style-name="ro1">
          <table:covered-table-cell table:style-name="ce5"/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5" office:value-type="string" calcext:value-type="string">
            <text:p>BTFN vs. BTFN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1</text:p>
          </table:table-cell>
          <table:table-cell table:style-name="ce27" table:formula="of:=[summary.H35]/[summary.H5]" office:value-type="percentage" office:value="0.924528301886793" calcext:value-type="percentage">
            <text:p>92.45%</text:p>
          </table:table-cell>
          <table:table-cell table:style-name="ce35" table:formula="of:=[summary.H65]/[summary.H5]" office:value-type="percentage" office:value="0.943396226415094" calcext:value-type="percentage">
            <text:p>94.34%</text:p>
          </table:table-cell>
          <table:table-cell table:style-name="ce42" table:formula="of:=[summary.H65]/[summary.H35]" office:value-type="percentage" office:value="1.02040816326531" calcext:value-type="percentage">
            <text:p>102.0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style-name="ce27" table:formula="of:=[summary.H36]/[summary.H6]" office:value-type="percentage" office:value="0.885714285714286" calcext:value-type="percentage">
            <text:p>88.57%</text:p>
          </table:table-cell>
          <table:table-cell table:style-name="ce35" table:formula="of:=[summary.H66]/[summary.H6]" office:value-type="percentage" office:value="0.914285714285714" calcext:value-type="percentage">
            <text:p>91.43%</text:p>
          </table:table-cell>
          <table:table-cell table:style-name="ce42" table:formula="of:=[summary.H66]/[summary.H36]" office:value-type="percentage" office:value="1.03225806451613" calcext:value-type="percentage">
            <text:p>103.2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style-name="ce27" table:formula="of:=[summary.H37]/[summary.H7]" office:value-type="percentage" office:value="0.900251889168766" calcext:value-type="percentage">
            <text:p>90.03%</text:p>
          </table:table-cell>
          <table:table-cell table:style-name="ce35" table:formula="of:=[summary.H67]/[summary.H7]" office:value-type="percentage" office:value="0.0156171284634761" calcext:value-type="percentage">
            <text:p>1.56%</text:p>
          </table:table-cell>
          <table:table-cell table:style-name="ce42" table:formula="of:=[summary.H67]/[summary.H37]" office:value-type="percentage" office:value="0.0173475097929491" calcext:value-type="percentage">
            <text:p>1.7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style-name="ce27" table:formula="of:=[summary.H38]/[summary.H8]" office:value-type="percentage" office:value="0.9" calcext:value-type="percentage">
            <text:p>90.00%</text:p>
          </table:table-cell>
          <table:table-cell table:style-name="ce35" table:formula="of:=[summary.H68]/[summary.H8]" office:value-type="percentage" office:value="0.0143617021276596" calcext:value-type="percentage">
            <text:p>1.44%</text:p>
          </table:table-cell>
          <table:table-cell table:style-name="ce42" table:formula="of:=[summary.H68]/[summary.H38]" office:value-type="percentage" office:value="0.0159574468085106" calcext:value-type="percentage">
            <text:p>1.6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style-name="ce27" table:formula="of:=[summary.H39]/[summary.H9]" office:value-type="percentage" office:value="0.954679223072395" calcext:value-type="percentage">
            <text:p>95.47%</text:p>
          </table:table-cell>
          <table:table-cell table:style-name="ce35" table:formula="of:=[summary.H69]/[summary.H9]" office:value-type="percentage" office:value="0.123602118893467" calcext:value-type="percentage">
            <text:p>12.36%</text:p>
          </table:table-cell>
          <table:table-cell table:style-name="ce42" table:formula="of:=[summary.H69]/[summary.H39]" office:value-type="percentage" office:value="0.129469790382244" calcext:value-type="percentage">
            <text:p>12.9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style-name="ce27" table:formula="of:=[summary.H40]/[summary.H10]" office:value-type="percentage" office:value="0.705799251253797" calcext:value-type="percentage">
            <text:p>70.58%</text:p>
          </table:table-cell>
          <table:table-cell table:style-name="ce35" table:formula="of:=[summary.H70]/[summary.H10]" office:value-type="percentage" office:value="0.470862470862471" calcext:value-type="percentage">
            <text:p>47.09%</text:p>
          </table:table-cell>
          <table:table-cell table:style-name="ce42" table:formula="of:=[summary.H70]/[summary.H40]" office:value-type="percentage" office:value="0.667133706965573" calcext:value-type="percentage">
            <text:p>66.7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style-name="ce27" table:formula="of:=[summary.H41]/[summary.H11]" office:value-type="percentage" office:value="0.744260370466997" calcext:value-type="percentage">
            <text:p>74.43%</text:p>
          </table:table-cell>
          <table:table-cell table:style-name="ce35" table:formula="of:=[summary.H71]/[summary.H11]" office:value-type="percentage" office:value="0.434189929559092" calcext:value-type="percentage">
            <text:p>43.42%</text:p>
          </table:table-cell>
          <table:table-cell table:style-name="ce42" table:formula="of:=[summary.H71]/[summary.H41]" office:value-type="percentage" office:value="0.583384453597406" calcext:value-type="percentage">
            <text:p>58.3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style-name="ce27" table:formula="of:=[summary.H42]/[summary.H12]" office:value-type="percentage" office:value="0.60427807486631" calcext:value-type="percentage">
            <text:p>60.43%</text:p>
          </table:table-cell>
          <table:table-cell table:style-name="ce35" table:formula="of:=[summary.H72]/[summary.H12]" office:value-type="percentage" office:value="0.0828877005347594" calcext:value-type="percentage">
            <text:p>8.29%</text:p>
          </table:table-cell>
          <table:table-cell table:style-name="ce42" table:formula="of:=[summary.H72]/[summary.H42]" office:value-type="percentage" office:value="0.13716814159292" calcext:value-type="percentage">
            <text:p>13.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style-name="ce27" table:formula="of:=[summary.H43]/[summary.H13]" office:value-type="percentage" office:value="0.0480769230769231" calcext:value-type="percentage">
            <text:p>4.81%</text:p>
          </table:table-cell>
          <table:table-cell table:style-name="ce35" table:formula="of:=[summary.H73]/[summary.H13]" office:value-type="percentage" office:value="0.0576923076923077" calcext:value-type="percentage">
            <text:p>5.77%</text:p>
          </table:table-cell>
          <table:table-cell table:style-name="ce42" table:formula="of:=[summary.H73]/[summary.H43]" office:value-type="percentage" office:value="1.2" calcext:value-type="percentage">
            <text:p>12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style-name="ce27" table:formula="of:=[summary.H44]/[summary.H14]" office:value-type="percentage" office:value="1.12977099236641" calcext:value-type="percentage">
            <text:p>112.98%</text:p>
          </table:table-cell>
          <table:table-cell table:style-name="ce35" table:formula="of:=[summary.H74]/[summary.H14]" office:value-type="percentage" office:value="0.282442748091603" calcext:value-type="percentage">
            <text:p>28.24%</text:p>
          </table:table-cell>
          <table:table-cell table:style-name="ce42" table:formula="of:=[summary.H74]/[summary.H44]" office:value-type="percentage" office:value="0.25" calcext:value-type="percentage">
            <text:p>25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style-name="ce27" table:formula="of:=[summary.H45]/[summary.H15]" office:value-type="percentage" office:value="1.09219858156028" calcext:value-type="percentage">
            <text:p>109.22%</text:p>
          </table:table-cell>
          <table:table-cell table:style-name="ce35" table:formula="of:=[summary.H75]/[summary.H15]" office:value-type="percentage" office:value="0.297872340425532" calcext:value-type="percentage">
            <text:p>29.79%</text:p>
          </table:table-cell>
          <table:table-cell table:style-name="ce42" table:formula="of:=[summary.H75]/[summary.H45]" office:value-type="percentage" office:value="0.272727272727273" calcext:value-type="percentage">
            <text:p>27.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style-name="ce27" table:formula="of:=[summary.H46]/[summary.H16]" office:value-type="percentage" office:value="0.225" calcext:value-type="percentage">
            <text:p>22.50%</text:p>
          </table:table-cell>
          <table:table-cell table:style-name="ce35" table:formula="of:=[summary.H76]/[summary.H16]" office:value-type="percentage" office:value="0.3" calcext:value-type="percentage">
            <text:p>30.00%</text:p>
          </table:table-cell>
          <table:table-cell table:style-name="ce42" table:formula="of:=[summary.H76]/[summary.H46]" office:value-type="percentage" office:value="1.33333333333333" calcext:value-type="percentage">
            <text:p>133.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style-name="ce27" table:formula="of:=[summary.H47]/[summary.H17]" office:value-type="percentage" office:value="0.125" calcext:value-type="percentage">
            <text:p>12.50%</text:p>
          </table:table-cell>
          <table:table-cell table:style-name="ce35" table:formula="of:=[summary.H77]/[summary.H17]" office:value-type="percentage" office:value="0.125" calcext:value-type="percentage">
            <text:p>12.50%</text:p>
          </table:table-cell>
          <table:table-cell table:style-name="ce42" table:formula="of:=[summary.H77]/[summary.H47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style-name="ce27" table:formula="of:=[summary.H48]/[summary.H18]" office:value-type="percentage" office:value="0.948744445592642" calcext:value-type="percentage">
            <text:p>94.87%</text:p>
          </table:table-cell>
          <table:table-cell table:style-name="ce35" table:formula="of:=[summary.H78]/[summary.H18]" office:value-type="percentage" office:value="0.0596447058160399" calcext:value-type="percentage">
            <text:p>5.96%</text:p>
          </table:table-cell>
          <table:table-cell table:style-name="ce42" table:formula="of:=[summary.H78]/[summary.H48]" office:value-type="percentage" office:value="0.0628669881474587" calcext:value-type="percentage">
            <text:p>6.2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style-name="ce27" table:formula="of:=[summary.H49]/[summary.H19]" office:value-type="percentage" office:value="0.947038939456887" calcext:value-type="percentage">
            <text:p>94.70%</text:p>
          </table:table-cell>
          <table:table-cell table:style-name="ce35" table:formula="of:=[summary.H79]/[summary.H19]" office:value-type="percentage" office:value="0.0597877403029044" calcext:value-type="percentage">
            <text:p>5.98%</text:p>
          </table:table-cell>
          <table:table-cell table:style-name="ce42" table:formula="of:=[summary.H79]/[summary.H49]" office:value-type="percentage" office:value="0.0631312375995773" calcext:value-type="percentage">
            <text:p>6.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style-name="ce27" table:formula="of:=[summary.H50]/[summary.H20]" office:value-type="percentage" office:value="1.12883435582822" calcext:value-type="percentage">
            <text:p>112.88%</text:p>
          </table:table-cell>
          <table:table-cell table:style-name="ce35" table:formula="of:=[summary.H80]/[summary.H20]" office:value-type="percentage" office:value="0.346625766871166" calcext:value-type="percentage">
            <text:p>34.66%</text:p>
          </table:table-cell>
          <table:table-cell table:style-name="ce42" table:formula="of:=[summary.H80]/[summary.H50]" office:value-type="percentage" office:value="0.307065217391304" calcext:value-type="percentage">
            <text:p>30.7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style-name="ce27" table:formula="of:=[summary.H51]/[summary.H21]" office:value-type="percentage" office:value="0.739130434782609" calcext:value-type="percentage">
            <text:p>73.91%</text:p>
          </table:table-cell>
          <table:table-cell table:style-name="ce35" table:formula="of:=[summary.H81]/[summary.H21]" office:value-type="percentage" office:value="0.391304347826087" calcext:value-type="percentage">
            <text:p>39.13%</text:p>
          </table:table-cell>
          <table:table-cell table:style-name="ce42" table:formula="of:=[summary.H81]/[summary.H51]" office:value-type="percentage" office:value="0.529411764705882" calcext:value-type="percentage">
            <text:p>52.9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style-name="ce27" table:formula="of:=[summary.H52]/[summary.H22]" office:value-type="percentage" office:value="0.833333333333333" calcext:value-type="percentage">
            <text:p>83.33%</text:p>
          </table:table-cell>
          <table:table-cell table:style-name="ce35" table:formula="of:=[summary.H82]/[summary.H22]" office:value-type="percentage" office:value="0.777777777777778" calcext:value-type="percentage">
            <text:p>77.78%</text:p>
          </table:table-cell>
          <table:table-cell table:style-name="ce42" table:formula="of:=[summary.H82]/[summary.H52]" office:value-type="percentage" office:value="0.933333333333333" calcext:value-type="percentage">
            <text:p>93.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style-name="ce27" table:formula="of:=[summary.H53]/[summary.H23]" office:value-type="percentage" office:value="0.929799426934097" calcext:value-type="percentage">
            <text:p>92.98%</text:p>
          </table:table-cell>
          <table:table-cell table:style-name="ce35" table:formula="of:=[summary.H83]/[summary.H23]" office:value-type="percentage" office:value="0.0659025787965616" calcext:value-type="percentage">
            <text:p>6.59%</text:p>
          </table:table-cell>
          <table:table-cell table:style-name="ce42" table:formula="of:=[summary.H83]/[summary.H53]" office:value-type="percentage" office:value="0.0708782742681048" calcext:value-type="percentage">
            <text:p>7.0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style-name="ce27" table:formula="of:=[summary.H54]/[summary.H24]" office:value-type="percentage" office:value="0.950581395348837" calcext:value-type="percentage">
            <text:p>95.06%</text:p>
          </table:table-cell>
          <table:table-cell table:style-name="ce35" table:formula="of:=[summary.H84]/[summary.H24]" office:value-type="percentage" office:value="0.0755813953488372" calcext:value-type="percentage">
            <text:p>7.56%</text:p>
          </table:table-cell>
          <table:table-cell table:style-name="ce42" table:formula="of:=[summary.H84]/[summary.H54]" office:value-type="percentage" office:value="0.0795107033639144" calcext:value-type="percentage">
            <text:p>7.9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style-name="ce27" table:formula="of:=[summary.H55]/[summary.H25]" office:value-type="percentage" office:value="0.951549110085695" calcext:value-type="percentage">
            <text:p>95.15%</text:p>
          </table:table-cell>
          <table:table-cell table:style-name="ce35" table:formula="of:=[summary.H85]/[summary.H25]" office:value-type="percentage" office:value="0.376565589980224" calcext:value-type="percentage">
            <text:p>37.66%</text:p>
          </table:table-cell>
          <table:table-cell table:style-name="ce42" table:formula="of:=[summary.H85]/[summary.H55]" office:value-type="percentage" office:value="0.395739521995151" calcext:value-type="percentage">
            <text:p>39.5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style-name="ce27" table:formula="of:=[summary.H56]/[summary.H26]" office:value-type="percentage" office:value="0.917127071823204" calcext:value-type="percentage">
            <text:p>91.71%</text:p>
          </table:table-cell>
          <table:table-cell table:style-name="ce35" table:formula="of:=[summary.H86]/[summary.H26]" office:value-type="percentage" office:value="0.206380324362859" calcext:value-type="percentage">
            <text:p>20.64%</text:p>
          </table:table-cell>
          <table:table-cell table:style-name="ce42" table:formula="of:=[summary.H86]/[summary.H56]" office:value-type="percentage" office:value="0.225029148853478" calcext:value-type="percentage">
            <text:p>22.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style-name="ce27" table:formula="of:=[summary.H57]/[summary.H27]" office:value-type="percentage" office:value="0.0338600451467269" calcext:value-type="percentage">
            <text:p>3.39%</text:p>
          </table:table-cell>
          <table:table-cell table:style-name="ce35" table:formula="of:=[summary.H87]/[summary.H27]" office:value-type="percentage" office:value="0.036117381489842" calcext:value-type="percentage">
            <text:p>3.61%</text:p>
          </table:table-cell>
          <table:table-cell table:style-name="ce42" table:formula="of:=[summary.H87]/[summary.H57]" office:value-type="percentage" office:value="1.06666666666667" calcext:value-type="percentage">
            <text:p>106.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style-name="ce27" table:formula="of:=[summary.H58]/[summary.H28]" office:value-type="percentage" office:value="0.0183066361556064" calcext:value-type="percentage">
            <text:p>1.83%</text:p>
          </table:table-cell>
          <table:table-cell table:style-name="ce35" table:formula="of:=[summary.H88]/[summary.H28]" office:value-type="percentage" office:value="0.0160183066361556" calcext:value-type="percentage">
            <text:p>1.60%</text:p>
          </table:table-cell>
          <table:table-cell table:style-name="ce42" table:formula="of:=[summary.H88]/[summary.H58]" office:value-type="percentage" office:value="0.875" calcext:value-type="percentage">
            <text:p>87.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style-name="ce27" table:formula="of:=[summary.H59]/[summary.H29]" office:value-type="percentage" office:value="1.19027303754266" calcext:value-type="percentage">
            <text:p>119.03%</text:p>
          </table:table-cell>
          <table:table-cell table:style-name="ce35" table:formula="of:=[summary.H89]/[summary.H29]" office:value-type="percentage" office:value="0.540102389078498" calcext:value-type="percentage">
            <text:p>54.01%</text:p>
          </table:table-cell>
          <table:table-cell table:style-name="ce42" table:formula="of:=[summary.H89]/[summary.H59]" office:value-type="percentage" office:value="0.453763440860215" calcext:value-type="percentage">
            <text:p>45.38%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28" office:value-type="string" calcext:value-type="string" table:number-columns-spanned="3" table:number-rows-spanned="3">
            <text:p>PIEPLINE PENALTY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number-columns-repeated="4" table:style-name="ce5"/>
          <table:table-cell table:number-columns-repeated="1020"/>
        </table:table-row>
        <table:table-row table:style-name="ro1">
          <table:covered-table-cell table:style-name="ce5"/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5" office:value-type="string" calcext:value-type="string">
            <text:p>BTFN vs. BTFN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1</text:p>
          </table:table-cell>
          <table:table-cell table:style-name="ce29" table:formula="of:=[computed.C95]/[computed.B95]" office:value-type="percentage" office:value="0.9" calcext:value-type="percentage">
            <text:p>90.00%</text:p>
          </table:table-cell>
          <table:table-cell table:style-name="ce36" table:formula="of:=[computed.D95]/[computed.B95]" office:value-type="percentage" office:value="0.766666666666667" calcext:value-type="percentage">
            <text:p>76.67%</text:p>
          </table:table-cell>
          <table:table-cell table:style-name="ce43" table:formula="of:=[computed.D95]/[computed.C95]" office:value-type="percentage" office:value="0.851851851851852" calcext:value-type="percentage">
            <text:p>85.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style-name="ce29" table:formula="of:=[computed.C96]/[computed.B96]" office:value-type="percentage" office:value="0.85" calcext:value-type="percentage">
            <text:p>85.00%</text:p>
          </table:table-cell>
          <table:table-cell table:style-name="ce36" table:formula="of:=[computed.D96]/[computed.B96]" office:value-type="percentage" office:value="0.9" calcext:value-type="percentage">
            <text:p>90.00%</text:p>
          </table:table-cell>
          <table:table-cell table:style-name="ce43" table:formula="of:=[computed.D96]/[computed.C96]" office:value-type="percentage" office:value="1.05882352941176" calcext:value-type="percentage">
            <text:p>105.8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style-name="ce29" table:formula="of:=[computed.C97]/[computed.B97]" office:value-type="percentage" office:value="0.756218905472637" calcext:value-type="percentage">
            <text:p>75.62%</text:p>
          </table:table-cell>
          <table:table-cell table:style-name="ce36" table:formula="of:=[computed.D97]/[computed.B97]" office:value-type="percentage" office:value="0.0286069651741294" calcext:value-type="percentage">
            <text:p>2.86%</text:p>
          </table:table-cell>
          <table:table-cell table:style-name="ce43" table:formula="of:=[computed.D97]/[computed.C97]" office:value-type="percentage" office:value="0.0378289473684211" calcext:value-type="percentage">
            <text:p>3.7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style-name="ce29" table:formula="of:=[computed.C98]/[computed.B98]" office:value-type="percentage" office:value="0.674917491749175" calcext:value-type="percentage">
            <text:p>67.49%</text:p>
          </table:table-cell>
          <table:table-cell table:style-name="ce36" table:formula="of:=[computed.D98]/[computed.B98]" office:value-type="percentage" office:value="0.0297029702970297" calcext:value-type="percentage">
            <text:p>2.97%</text:p>
          </table:table-cell>
          <table:table-cell table:style-name="ce43" table:formula="of:=[computed.D98]/[computed.C98]" office:value-type="percentage" office:value="0.0440097799511003" calcext:value-type="percentage">
            <text:p>4.4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style-name="ce29" table:formula="of:=[computed.C99]/[computed.B99]" office:value-type="percentage" office:value="0.617073170731707" calcext:value-type="percentage">
            <text:p>61.71%</text:p>
          </table:table-cell>
          <table:table-cell table:style-name="ce36" table:formula="of:=[computed.D99]/[computed.B99]" office:value-type="percentage" office:value="0.14390243902439" calcext:value-type="percentage">
            <text:p>14.39%</text:p>
          </table:table-cell>
          <table:table-cell table:style-name="ce43" table:formula="of:=[computed.D99]/[computed.C99]" office:value-type="percentage" office:value="0.233201581027668" calcext:value-type="percentage">
            <text:p>23.3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style-name="ce29" table:formula="of:=[computed.C100]/[computed.B100]" office:value-type="percentage" office:value="0.805209332054969" calcext:value-type="percentage">
            <text:p>80.52%</text:p>
          </table:table-cell>
          <table:table-cell table:style-name="ce36" table:formula="of:=[computed.D100]/[computed.B100]" office:value-type="percentage" office:value="0.268190050069245" calcext:value-type="percentage">
            <text:p>26.82%</text:p>
          </table:table-cell>
          <table:table-cell table:style-name="ce43" table:formula="of:=[computed.D100]/[computed.C100]" office:value-type="percentage" office:value="0.333068730568234" calcext:value-type="percentage">
            <text:p>33.3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style-name="ce29" table:formula="of:=[computed.C101]/[computed.B101]" office:value-type="percentage" office:value="0.737332511935931" calcext:value-type="percentage">
            <text:p>73.73%</text:p>
          </table:table-cell>
          <table:table-cell table:style-name="ce36" table:formula="of:=[computed.D101]/[computed.B101]" office:value-type="percentage" office:value="0.386801170491298" calcext:value-type="percentage">
            <text:p>38.68%</text:p>
          </table:table-cell>
          <table:table-cell table:style-name="ce43" table:formula="of:=[computed.D101]/[computed.C101]" office:value-type="percentage" office:value="0.524595300261097" calcext:value-type="percentage">
            <text:p>52.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style-name="ce29" table:formula="of:=[computed.C102]/[computed.B102]" office:value-type="percentage" office:value="0.793785310734463" calcext:value-type="percentage">
            <text:p>79.38%</text:p>
          </table:table-cell>
          <table:table-cell table:style-name="ce36" table:formula="of:=[computed.D102]/[computed.B102]" office:value-type="percentage" office:value="0.038135593220339" calcext:value-type="percentage">
            <text:p>3.81%</text:p>
          </table:table-cell>
          <table:table-cell table:style-name="ce43" table:formula="of:=[computed.D102]/[computed.C102]" office:value-type="percentage" office:value="0.0480427046263345" calcext:value-type="percentage">
            <text:p>4.8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style-name="ce29" table:formula="of:=[computed.C103]/[computed.B103]" office:value-type="percentage" office:value="0.528846153846154" calcext:value-type="percentage">
            <text:p>52.88%</text:p>
          </table:table-cell>
          <table:table-cell table:style-name="ce36" table:formula="of:=[computed.D103]/[computed.B103]" office:value-type="percentage" office:value="0.0721153846153846" calcext:value-type="percentage">
            <text:p>7.21%</text:p>
          </table:table-cell>
          <table:table-cell table:style-name="ce43" table:formula="of:=[computed.D103]/[computed.C103]" office:value-type="percentage" office:value="0.136363636363636" calcext:value-type="percentage">
            <text:p>13.6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style-name="ce29" table:formula="of:=[computed.C104]/[computed.B104]" office:value-type="percentage" office:value="0.68421052631579" calcext:value-type="percentage">
            <text:p>68.42%</text:p>
          </table:table-cell>
          <table:table-cell table:style-name="ce36" table:formula="of:=[computed.D104]/[computed.B104]" office:value-type="percentage" office:value="0.368421052631579" calcext:value-type="percentage">
            <text:p>36.84%</text:p>
          </table:table-cell>
          <table:table-cell table:style-name="ce43" table:formula="of:=[computed.D104]/[computed.C104]" office:value-type="percentage" office:value="0.538461538461538" calcext:value-type="percentage">
            <text:p>53.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style-name="ce29" table:formula="of:=[computed.C105]/[computed.B105]" office:value-type="percentage" office:value="0.68421052631579" calcext:value-type="percentage">
            <text:p>68.42%</text:p>
          </table:table-cell>
          <table:table-cell table:style-name="ce36" table:formula="of:=[computed.D105]/[computed.B105]" office:value-type="percentage" office:value="0.368421052631579" calcext:value-type="percentage">
            <text:p>36.84%</text:p>
          </table:table-cell>
          <table:table-cell table:style-name="ce43" table:formula="of:=[computed.D105]/[computed.C105]" office:value-type="percentage" office:value="0.538461538461538" calcext:value-type="percentage">
            <text:p>53.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style-name="ce29" table:formula="of:=[computed.C106]/[computed.B106]" office:value-type="percentage" office:value="0.571428571428571" calcext:value-type="percentage">
            <text:p>57.14%</text:p>
          </table:table-cell>
          <table:table-cell table:style-name="ce36" table:formula="of:=[computed.D106]/[computed.B106]" office:value-type="percentage" office:value="0.185714285714286" calcext:value-type="percentage">
            <text:p>18.57%</text:p>
          </table:table-cell>
          <table:table-cell table:style-name="ce43" table:formula="of:=[computed.D106]/[computed.C106]" office:value-type="percentage" office:value="0.325" calcext:value-type="percentage">
            <text:p>32.5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style-name="ce29" table:formula="of:=[computed.C107]/[computed.B107]" office:value-type="percentage" office:value="0.578125" calcext:value-type="percentage">
            <text:p>57.81%</text:p>
          </table:table-cell>
          <table:table-cell table:style-name="ce36" table:formula="of:=[computed.D107]/[computed.B107]" office:value-type="percentage" office:value="0.15625" calcext:value-type="percentage">
            <text:p>15.63%</text:p>
          </table:table-cell>
          <table:table-cell table:style-name="ce43" table:formula="of:=[computed.D107]/[computed.C107]" office:value-type="percentage" office:value="0.27027027027027" calcext:value-type="percentage">
            <text:p>27.0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style-name="ce29" table:formula="of:=[computed.C108]/[computed.B108]" office:value-type="percentage" office:value="0.584477635911025" calcext:value-type="percentage">
            <text:p>58.45%</text:p>
          </table:table-cell>
          <table:table-cell table:style-name="ce36" table:formula="of:=[computed.D108]/[computed.B108]" office:value-type="percentage" office:value="0.0570143740464145" calcext:value-type="percentage">
            <text:p>5.70%</text:p>
          </table:table-cell>
          <table:table-cell table:style-name="ce43" table:formula="of:=[computed.D108]/[computed.C108]" office:value-type="percentage" office:value="0.0975475716150306" calcext:value-type="percentage">
            <text:p>9.7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style-name="ce29" table:formula="of:=[computed.C109]/[computed.B109]" office:value-type="percentage" office:value="0.560310458902367" calcext:value-type="percentage">
            <text:p>56.03%</text:p>
          </table:table-cell>
          <table:table-cell table:style-name="ce36" table:formula="of:=[computed.D109]/[computed.B109]" office:value-type="percentage" office:value="0.060013571973874" calcext:value-type="percentage">
            <text:p>6.00%</text:p>
          </table:table-cell>
          <table:table-cell table:style-name="ce43" table:formula="of:=[computed.D109]/[computed.C109]" office:value-type="percentage" office:value="0.107107713269245" calcext:value-type="percentage">
            <text:p>10.7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style-name="ce29" table:formula="of:=[computed.C110]/[computed.B110]" office:value-type="percentage" office:value="0.7625" calcext:value-type="percentage">
            <text:p>76.25%</text:p>
          </table:table-cell>
          <table:table-cell table:style-name="ce36" table:formula="of:=[computed.D110]/[computed.B110]" office:value-type="percentage" office:value="0.3625" calcext:value-type="percentage">
            <text:p>36.25%</text:p>
          </table:table-cell>
          <table:table-cell table:style-name="ce43" table:formula="of:=[computed.D110]/[computed.C110]" office:value-type="percentage" office:value="0.475409836065574" calcext:value-type="percentage">
            <text:p>47.5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style-name="ce29" table:formula="of:=[computed.C111]/[computed.B111]" office:value-type="percentage" office:value="0.878048780487805" calcext:value-type="percentage">
            <text:p>87.80%</text:p>
          </table:table-cell>
          <table:table-cell table:style-name="ce36" table:formula="of:=[computed.D111]/[computed.B111]" office:value-type="percentage" office:value="0.378048780487805" calcext:value-type="percentage">
            <text:p>37.80%</text:p>
          </table:table-cell>
          <table:table-cell table:style-name="ce43" table:formula="of:=[computed.D111]/[computed.C111]" office:value-type="percentage" office:value="0.430555555555556" calcext:value-type="percentage">
            <text:p>43.0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style-name="ce29" table:formula="of:=[computed.C112]/[computed.B112]" office:value-type="percentage" office:value="1.16666666666667" calcext:value-type="percentage">
            <text:p>116.67%</text:p>
          </table:table-cell>
          <table:table-cell table:style-name="ce36" table:formula="of:=[computed.D112]/[computed.B112]" office:value-type="percentage" office:value="0.888888888888889" calcext:value-type="percentage">
            <text:p>88.89%</text:p>
          </table:table-cell>
          <table:table-cell table:style-name="ce43" table:formula="of:=[computed.D112]/[computed.C112]" office:value-type="percentage" office:value="0.761904761904762" calcext:value-type="percentage">
            <text:p>76.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style-name="ce29" table:formula="of:=[computed.C113]/[computed.B113]" office:value-type="percentage" office:value="0.554878048780488" calcext:value-type="percentage">
            <text:p>55.49%</text:p>
          </table:table-cell>
          <table:table-cell table:style-name="ce36" table:formula="of:=[computed.D113]/[computed.B113]" office:value-type="percentage" office:value="0.103658536585366" calcext:value-type="percentage">
            <text:p>10.37%</text:p>
          </table:table-cell>
          <table:table-cell table:style-name="ce43" table:formula="of:=[computed.D113]/[computed.C113]" office:value-type="percentage" office:value="0.186813186813187" calcext:value-type="percentage">
            <text:p>18.6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style-name="ce29" table:formula="of:=[computed.C114]/[computed.B114]" office:value-type="percentage" office:value="0.554878048780488" calcext:value-type="percentage">
            <text:p>55.49%</text:p>
          </table:table-cell>
          <table:table-cell table:style-name="ce36" table:formula="of:=[computed.D114]/[computed.B114]" office:value-type="percentage" office:value="0.103658536585366" calcext:value-type="percentage">
            <text:p>10.37%</text:p>
          </table:table-cell>
          <table:table-cell table:style-name="ce43" table:formula="of:=[computed.D114]/[computed.C114]" office:value-type="percentage" office:value="0.186813186813187" calcext:value-type="percentage">
            <text:p>18.6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style-name="ce29" table:formula="of:=[computed.C115]/[computed.B115]" office:value-type="percentage" office:value="0.985004686035614" calcext:value-type="percentage">
            <text:p>98.50%</text:p>
          </table:table-cell>
          <table:table-cell table:style-name="ce36" table:formula="of:=[computed.D115]/[computed.B115]" office:value-type="percentage" office:value="0.272727272727273" calcext:value-type="percentage">
            <text:p>27.27%</text:p>
          </table:table-cell>
          <table:table-cell table:style-name="ce43" table:formula="of:=[computed.D115]/[computed.C115]" office:value-type="percentage" office:value="0.276879162702188" calcext:value-type="percentage">
            <text:p>27.6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style-name="ce29" table:formula="of:=[computed.C116]/[computed.B116]" office:value-type="percentage" office:value="0.750398724082935" calcext:value-type="percentage">
            <text:p>75.04%</text:p>
          </table:table-cell>
          <table:table-cell table:style-name="ce36" table:formula="of:=[computed.D116]/[computed.B116]" office:value-type="percentage" office:value="0.255980861244019" calcext:value-type="percentage">
            <text:p>25.60%</text:p>
          </table:table-cell>
          <table:table-cell table:style-name="ce43" table:formula="of:=[computed.D116]/[computed.C116]" office:value-type="percentage" office:value="0.341126461211477" calcext:value-type="percentage">
            <text:p>34.1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style-name="ce29" table:formula="of:=[computed.C117]/[computed.B117]" office:value-type="percentage" office:value="0.511441647597254" calcext:value-type="percentage">
            <text:p>51.14%</text:p>
          </table:table-cell>
          <table:table-cell table:style-name="ce36" table:formula="of:=[computed.D117]/[computed.B117]" office:value-type="percentage" office:value="0.0183066361556064" calcext:value-type="percentage">
            <text:p>1.83%</text:p>
          </table:table-cell>
          <table:table-cell table:style-name="ce43" table:formula="of:=[computed.D117]/[computed.C117]" office:value-type="percentage" office:value="0.0357941834451902" calcext:value-type="percentage">
            <text:p>3.5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style-name="ce29" table:formula="of:=[computed.C118]/[computed.B118]" office:value-type="percentage" office:value="0.511441647597254" calcext:value-type="percentage">
            <text:p>51.14%</text:p>
          </table:table-cell>
          <table:table-cell table:style-name="ce36" table:formula="of:=[computed.D118]/[computed.B118]" office:value-type="percentage" office:value="0.0183066361556064" calcext:value-type="percentage">
            <text:p>1.83%</text:p>
          </table:table-cell>
          <table:table-cell table:style-name="ce43" table:formula="of:=[computed.D118]/[computed.C118]" office:value-type="percentage" office:value="0.0357941834451902" calcext:value-type="percentage">
            <text:p>3.5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style-name="ce29" table:formula="of:=[computed.C119]/[computed.B119]" office:value-type="percentage" office:value="0.951388888888889" calcext:value-type="percentage">
            <text:p>95.14%</text:p>
          </table:table-cell>
          <table:table-cell table:style-name="ce36" table:formula="of:=[computed.D119]/[computed.B119]" office:value-type="percentage" office:value="0.59375" calcext:value-type="percentage">
            <text:p>59.38%</text:p>
          </table:table-cell>
          <table:table-cell table:style-name="ce43" table:formula="of:=[computed.D119]/[computed.C119]" office:value-type="percentage" office:value="0.624087591240876" calcext:value-type="percentage">
            <text:p>62.41%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28" office:value-type="string" calcext:value-type="string" table:number-columns-spanned="3" table:number-rows-spanned="3">
            <text:p>PRED</text:p>
          </table:table-cell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number-columns-repeated="4" table:style-name="ce5"/>
          <table:table-cell table:number-columns-repeated="1020"/>
        </table:table-row>
        <table:table-row table:style-name="ro1">
          <table:covered-table-cell table:style-name="ce5"/>
          <table:covered-table-cell table:style-name="ce4"/>
          <table:covered-table-cell table:number-columns-repeated="2" table:style-name="ce5"/>
          <table:table-cell table:number-columns-repeated="1020"/>
        </table:table-row>
        <table:table-row table:style-name="ro1">
          <table:covered-table-cell table:style-name="ce5"/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5" office:value-type="string" calcext:value-type="string">
            <text:p>BTFN vs. BTFN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1</text:p>
          </table:table-cell>
          <table:table-cell table:style-name="ce30" table:formula="of:=[computed.C35]/[computed.B35]" office:value-type="percentage" office:value="1" calcext:value-type="percentage">
            <text:p>100.00%</text:p>
          </table:table-cell>
          <table:table-cell table:style-name="ce37" table:formula="of:=[computed.D35]/[computed.B35]" office:value-type="percentage" office:value="1" calcext:value-type="percentage">
            <text:p>100.00%</text:p>
          </table:table-cell>
          <table:table-cell table:style-name="ce44" table:formula="of:=[computed.D35]/[computed.C35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-O2</text:p>
          </table:table-cell>
          <table:table-cell table:style-name="ce30" table:formula="of:=[computed.C36]/[computed.B36]" office:value-type="percentage" office:value="1" calcext:value-type="percentage">
            <text:p>100.00%</text:p>
          </table:table-cell>
          <table:table-cell table:style-name="ce37" table:formula="of:=[computed.D36]/[computed.B36]" office:value-type="percentage" office:value="1" calcext:value-type="percentage">
            <text:p>100.00%</text:p>
          </table:table-cell>
          <table:table-cell table:style-name="ce44" table:formula="of:=[computed.D36]/[computed.C36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1</text:p>
          </table:table-cell>
          <table:table-cell table:style-name="ce30" table:formula="of:=[computed.C37]/[computed.B37]" office:value-type="percentage" office:value="1" calcext:value-type="percentage">
            <text:p>100.00%</text:p>
          </table:table-cell>
          <table:table-cell table:style-name="ce37" table:formula="of:=[computed.D37]/[computed.B37]" office:value-type="percentage" office:value="1" calcext:value-type="percentage">
            <text:p>100.00%</text:p>
          </table:table-cell>
          <table:table-cell table:style-name="ce44" table:formula="of:=[computed.D37]/[computed.C37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ort100-O2</text:p>
          </table:table-cell>
          <table:table-cell table:style-name="ce30" table:formula="of:=[computed.C38]/[computed.B38]" office:value-type="percentage" office:value="1" calcext:value-type="percentage">
            <text:p>100.00%</text:p>
          </table:table-cell>
          <table:table-cell table:style-name="ce37" table:formula="of:=[computed.D38]/[computed.B38]" office:value-type="percentage" office:value="1" calcext:value-type="percentage">
            <text:p>100.00%</text:p>
          </table:table-cell>
          <table:table-cell table:style-name="ce44" table:formula="of:=[computed.D38]/[computed.C38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t-O2</text:p>
          </table:table-cell>
          <table:table-cell table:style-name="ce30" table:formula="of:=[computed.C39]/[computed.B39]" office:value-type="percentage" office:value="1" calcext:value-type="percentage">
            <text:p>100.00%</text:p>
          </table:table-cell>
          <table:table-cell table:style-name="ce37" table:formula="of:=[computed.D39]/[computed.B39]" office:value-type="percentage" office:value="1" calcext:value-type="percentage">
            <text:p>100.00%</text:p>
          </table:table-cell>
          <table:table-cell table:style-name="ce44" table:formula="of:=[computed.D39]/[computed.C39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1</text:p>
          </table:table-cell>
          <table:table-cell table:style-name="ce30" table:formula="of:=[computed.C40]/[computed.B40]" office:value-type="percentage" office:value="1" calcext:value-type="percentage">
            <text:p>100.00%</text:p>
          </table:table-cell>
          <table:table-cell table:style-name="ce37" table:formula="of:=[computed.D40]/[computed.B40]" office:value-type="percentage" office:value="1" calcext:value-type="percentage">
            <text:p>100.00%</text:p>
          </table:table-cell>
          <table:table-cell table:style-name="ce44" table:formula="of:=[computed.D40]/[computed.C40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c-O2</text:p>
          </table:table-cell>
          <table:table-cell table:style-name="ce30" table:formula="of:=[computed.C41]/[computed.B41]" office:value-type="percentage" office:value="1" calcext:value-type="percentage">
            <text:p>100.00%</text:p>
          </table:table-cell>
          <table:table-cell table:style-name="ce37" table:formula="of:=[computed.D41]/[computed.B41]" office:value-type="percentage" office:value="1" calcext:value-type="percentage">
            <text:p>100.00%</text:p>
          </table:table-cell>
          <table:table-cell table:style-name="ce44" table:formula="of:=[computed.D41]/[computed.C41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1</text:p>
          </table:table-cell>
          <table:table-cell table:style-name="ce30" table:formula="of:=[computed.C42]/[computed.B42]" office:value-type="percentage" office:value="1" calcext:value-type="percentage">
            <text:p>100.00%</text:p>
          </table:table-cell>
          <table:table-cell table:style-name="ce37" table:formula="of:=[computed.D42]/[computed.B42]" office:value-type="percentage" office:value="1" calcext:value-type="percentage">
            <text:p>100.00%</text:p>
          </table:table-cell>
          <table:table-cell table:style-name="ce44" table:formula="of:=[computed.D42]/[computed.C42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int-O2</text:p>
          </table:table-cell>
          <table:table-cell table:style-name="ce30" table:formula="of:=[computed.C43]/[computed.B43]" office:value-type="percentage" office:value="1" calcext:value-type="percentage">
            <text:p>100.00%</text:p>
          </table:table-cell>
          <table:table-cell table:style-name="ce37" table:formula="of:=[computed.D43]/[computed.B43]" office:value-type="percentage" office:value="1" calcext:value-type="percentage">
            <text:p>100.00%</text:p>
          </table:table-cell>
          <table:table-cell table:style-name="ce44" table:formula="of:=[computed.D43]/[computed.C43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1</text:p>
          </table:table-cell>
          <table:table-cell table:style-name="ce30" table:formula="of:=[computed.C44]/[computed.B44]" office:value-type="percentage" office:value="1" calcext:value-type="percentage">
            <text:p>100.00%</text:p>
          </table:table-cell>
          <table:table-cell table:style-name="ce37" table:formula="of:=[computed.D44]/[computed.B44]" office:value-type="percentage" office:value="1" calcext:value-type="percentage">
            <text:p>100.00%</text:p>
          </table:table-cell>
          <table:table-cell table:style-name="ce44" table:formula="of:=[computed.D44]/[computed.C44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dct-O2</text:p>
          </table:table-cell>
          <table:table-cell table:style-name="ce30" table:formula="of:=[computed.C45]/[computed.B45]" office:value-type="percentage" office:value="1" calcext:value-type="percentage">
            <text:p>100.00%</text:p>
          </table:table-cell>
          <table:table-cell table:style-name="ce37" table:formula="of:=[computed.D45]/[computed.B45]" office:value-type="percentage" office:value="1" calcext:value-type="percentage">
            <text:p>100.00%</text:p>
          </table:table-cell>
          <table:table-cell table:style-name="ce44" table:formula="of:=[computed.D45]/[computed.C45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1</text:p>
          </table:table-cell>
          <table:table-cell table:style-name="ce30" table:formula="of:=[computed.C46]/[computed.B46]" office:value-type="percentage" office:value="1" calcext:value-type="percentage">
            <text:p>100.00%</text:p>
          </table:table-cell>
          <table:table-cell table:style-name="ce37" table:formula="of:=[computed.D46]/[computed.B46]" office:value-type="percentage" office:value="1" calcext:value-type="percentage">
            <text:p>100.00%</text:p>
          </table:table-cell>
          <table:table-cell table:style-name="ce44" table:formula="of:=[computed.D46]/[computed.C46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call-O2</text:p>
          </table:table-cell>
          <table:table-cell table:style-name="ce30" table:formula="of:=[computed.C47]/[computed.B47]" office:value-type="percentage" office:value="1" calcext:value-type="percentage">
            <text:p>100.00%</text:p>
          </table:table-cell>
          <table:table-cell table:style-name="ce37" table:formula="of:=[computed.D47]/[computed.B47]" office:value-type="percentage" office:value="1" calcext:value-type="percentage">
            <text:p>100.00%</text:p>
          </table:table-cell>
          <table:table-cell table:style-name="ce44" table:formula="of:=[computed.D47]/[computed.C47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1</text:p>
          </table:table-cell>
          <table:table-cell table:style-name="ce30" table:formula="of:=[computed.C48]/[computed.B48]" office:value-type="percentage" office:value="1" calcext:value-type="percentage">
            <text:p>100.00%</text:p>
          </table:table-cell>
          <table:table-cell table:style-name="ce37" table:formula="of:=[computed.D48]/[computed.B48]" office:value-type="percentage" office:value="1" calcext:value-type="percentage">
            <text:p>100.00%</text:p>
          </table:table-cell>
          <table:table-cell table:style-name="ce44" table:formula="of:=[computed.D48]/[computed.C48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-O2</text:p>
          </table:table-cell>
          <table:table-cell table:style-name="ce30" table:formula="of:=[computed.C49]/[computed.B49]" office:value-type="percentage" office:value="1" calcext:value-type="percentage">
            <text:p>100.00%</text:p>
          </table:table-cell>
          <table:table-cell table:style-name="ce37" table:formula="of:=[computed.D49]/[computed.B49]" office:value-type="percentage" office:value="1" calcext:value-type="percentage">
            <text:p>100.00%</text:p>
          </table:table-cell>
          <table:table-cell table:style-name="ce44" table:formula="of:=[computed.D49]/[computed.C49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rtsort-O2</text:p>
          </table:table-cell>
          <table:table-cell table:style-name="ce30" table:formula="of:=[computed.C50]/[computed.B50]" office:value-type="percentage" office:value="1" calcext:value-type="percentage">
            <text:p>100.00%</text:p>
          </table:table-cell>
          <table:table-cell table:style-name="ce37" table:formula="of:=[computed.D50]/[computed.B50]" office:value-type="percentage" office:value="1" calcext:value-type="percentage">
            <text:p>100.00%</text:p>
          </table:table-cell>
          <table:table-cell table:style-name="ce44" table:formula="of:=[computed.D50]/[computed.C50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1</text:p>
          </table:table-cell>
          <table:table-cell table:style-name="ce30" table:formula="of:=[computed.C51]/[computed.B51]" office:value-type="percentage" office:value="1" calcext:value-type="percentage">
            <text:p>100.00%</text:p>
          </table:table-cell>
          <table:table-cell table:style-name="ce37" table:formula="of:=[computed.D51]/[computed.B51]" office:value-type="percentage" office:value="1" calcext:value-type="percentage">
            <text:p>100.00%</text:p>
          </table:table-cell>
          <table:table-cell table:style-name="ce44" table:formula="of:=[computed.D51]/[computed.C51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nne_complex-O2</text:p>
          </table:table-cell>
          <table:table-cell table:style-name="ce30" table:formula="of:=[computed.C52]/[computed.B52]" office:value-type="percentage" office:value="1" calcext:value-type="percentage">
            <text:p>100.00%</text:p>
          </table:table-cell>
          <table:table-cell table:style-name="ce37" table:formula="of:=[computed.D52]/[computed.B52]" office:value-type="percentage" office:value="1" calcext:value-type="percentage">
            <text:p>100.00%</text:p>
          </table:table-cell>
          <table:table-cell table:style-name="ce44" table:formula="of:=[computed.D52]/[computed.C52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1</text:p>
          </table:table-cell>
          <table:table-cell table:style-name="ce30" table:formula="of:=[computed.C53]/[computed.B53]" office:value-type="percentage" office:value="1" calcext:value-type="percentage">
            <text:p>100.00%</text:p>
          </table:table-cell>
          <table:table-cell table:style-name="ce37" table:formula="of:=[computed.D53]/[computed.B53]" office:value-type="percentage" office:value="1" calcext:value-type="percentage">
            <text:p>100.00%</text:p>
          </table:table-cell>
          <table:table-cell table:style-name="ce44" table:formula="of:=[computed.D53]/[computed.C53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fdctint-O2</text:p>
          </table:table-cell>
          <table:table-cell table:style-name="ce30" table:formula="of:=[computed.C54]/[computed.B54]" office:value-type="percentage" office:value="1" calcext:value-type="percentage">
            <text:p>100.00%</text:p>
          </table:table-cell>
          <table:table-cell table:style-name="ce37" table:formula="of:=[computed.D54]/[computed.B54]" office:value-type="percentage" office:value="1" calcext:value-type="percentage">
            <text:p>100.00%</text:p>
          </table:table-cell>
          <table:table-cell table:style-name="ce44" table:formula="of:=[computed.D54]/[computed.C54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1</text:p>
          </table:table-cell>
          <table:table-cell table:style-name="ce30" table:formula="of:=[computed.C55]/[computed.B55]" office:value-type="percentage" office:value="1" calcext:value-type="percentage">
            <text:p>100.00%</text:p>
          </table:table-cell>
          <table:table-cell table:style-name="ce37" table:formula="of:=[computed.D55]/[computed.B55]" office:value-type="percentage" office:value="1" calcext:value-type="percentage">
            <text:p>100.00%</text:p>
          </table:table-cell>
          <table:table-cell table:style-name="ce44" table:formula="of:=[computed.D55]/[computed.C55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s-O2</text:p>
          </table:table-cell>
          <table:table-cell table:style-name="ce30" table:formula="of:=[computed.C56]/[computed.B56]" office:value-type="percentage" office:value="1" calcext:value-type="percentage">
            <text:p>100.00%</text:p>
          </table:table-cell>
          <table:table-cell table:style-name="ce37" table:formula="of:=[computed.D56]/[computed.B56]" office:value-type="percentage" office:value="1" calcext:value-type="percentage">
            <text:p>100.00%</text:p>
          </table:table-cell>
          <table:table-cell table:style-name="ce44" table:formula="of:=[computed.D56]/[computed.C56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1</text:p>
          </table:table-cell>
          <table:table-cell table:style-name="ce30" table:formula="of:=[computed.C57]/[computed.B57]" office:value-type="percentage" office:value="1" calcext:value-type="percentage">
            <text:p>100.00%</text:p>
          </table:table-cell>
          <table:table-cell table:style-name="ce37" table:formula="of:=[computed.D57]/[computed.B57]" office:value-type="percentage" office:value="1" calcext:value-type="percentage">
            <text:p>100.00%</text:p>
          </table:table-cell>
          <table:table-cell table:style-name="ce44" table:formula="of:=[computed.D57]/[computed.C57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e-O2</text:p>
          </table:table-cell>
          <table:table-cell table:style-name="ce30" table:formula="of:=[computed.C58]/[computed.B58]" office:value-type="percentage" office:value="1" calcext:value-type="percentage">
            <text:p>100.00%</text:p>
          </table:table-cell>
          <table:table-cell table:style-name="ce37" table:formula="of:=[computed.D58]/[computed.B58]" office:value-type="percentage" office:value="1" calcext:value-type="percentage">
            <text:p>100.00%</text:p>
          </table:table-cell>
          <table:table-cell table:style-name="ce44" table:formula="of:=[computed.D58]/[computed.C58]" office:value-type="percentage" office:value="1" calcext:value-type="percentage">
            <text:p>100.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-O2</text:p>
          </table:table-cell>
          <table:table-cell table:style-name="ce30" table:formula="of:=[computed.C59]/[computed.B59]" office:value-type="percentage" office:value="1" calcext:value-type="percentage">
            <text:p>100.00%</text:p>
          </table:table-cell>
          <table:table-cell table:style-name="ce37" table:formula="of:=[computed.D59]/[computed.B59]" office:value-type="percentage" office:value="1" calcext:value-type="percentage">
            <text:p>100.00%</text:p>
          </table:table-cell>
          <table:table-cell table:style-name="ce44" table:formula="of:=[computed.D59]/[computed.C59]" office:value-type="percentage" office:value="1" calcext:value-type="percentage">
            <text:p>100.00%</text:p>
          </table:table-cell>
          <table:table-cell table:number-columns-repeated="1020"/>
        </table:table-row>
        <calcext:conditional-formats>
          <calcext:conditional-format calcext:target-range-address="compared.B5:compared.B29">
            <calcext:condition calcext:apply-style-name="Red font" calcext:value="&gt;1" calcext:base-cell-address="compared.B5"/>
          </calcext:conditional-format>
          <calcext:conditional-format calcext:target-range-address="compared.D5:compared.E29">
            <calcext:condition calcext:apply-style-name="Red font" calcext:value="&gt;1" calcext:base-cell-address="compared.D5"/>
          </calcext:conditional-format>
          <calcext:conditional-format calcext:target-range-address="compared.C5:compared.C29">
            <calcext:condition calcext:apply-style-name="Red font" calcext:value="&gt;1" calcext:base-cell-address="compared.C5"/>
          </calcext:conditional-format>
          <calcext:conditional-format calcext:target-range-address="compared.D35:compared.D59">
            <calcext:condition calcext:apply-style-name="Red font" calcext:value="&gt;1" calcext:base-cell-address="compared.D35"/>
          </calcext:conditional-format>
          <calcext:conditional-format calcext:target-range-address="compared.C35:compared.C59">
            <calcext:condition calcext:apply-style-name="Red font" calcext:value="&gt;1" calcext:base-cell-address="compared.C35"/>
          </calcext:conditional-format>
          <calcext:conditional-format calcext:target-range-address="compared.B65:compared.B90">
            <calcext:condition calcext:apply-style-name="Red font" calcext:value="&gt;1" calcext:base-cell-address="compared.B65"/>
          </calcext:conditional-format>
          <calcext:conditional-format calcext:target-range-address="compared.D65:compared.D90">
            <calcext:condition calcext:apply-style-name="Red font" calcext:value="&gt;1" calcext:base-cell-address="compared.D65"/>
          </calcext:conditional-format>
          <calcext:conditional-format calcext:target-range-address="compared.C65:compared.C90">
            <calcext:condition calcext:apply-style-name="Red font" calcext:value="&gt;1" calcext:base-cell-address="compared.C65"/>
          </calcext:conditional-format>
          <calcext:conditional-format calcext:target-range-address="compared.B125:compared.B149">
            <calcext:condition calcext:apply-style-name="Red font" calcext:value="&gt;1" calcext:base-cell-address="compared.B125"/>
          </calcext:conditional-format>
          <calcext:conditional-format calcext:target-range-address="compared.D125:compared.D149">
            <calcext:condition calcext:apply-style-name="Red font" calcext:value="&gt;1" calcext:base-cell-address="compared.D125"/>
          </calcext:conditional-format>
          <calcext:conditional-format calcext:target-range-address="compared.C125:compared.C149">
            <calcext:condition calcext:apply-style-name="Red font" calcext:value="&gt;1" calcext:base-cell-address="compared.C125"/>
          </calcext:conditional-format>
          <calcext:conditional-format calcext:target-range-address="compared.B155:compared.B179">
            <calcext:condition calcext:apply-style-name="Red font" calcext:value="&gt;1" calcext:base-cell-address="compared.B155"/>
          </calcext:conditional-format>
          <calcext:conditional-format calcext:target-range-address="compared.D155:compared.D179">
            <calcext:condition calcext:apply-style-name="Red font" calcext:value="&gt;1" calcext:base-cell-address="compared.D155"/>
          </calcext:conditional-format>
          <calcext:conditional-format calcext:target-range-address="compared.C155:compared.C179">
            <calcext:condition calcext:apply-style-name="Red font" calcext:value="&gt;1" calcext:base-cell-address="compared.C155"/>
          </calcext:conditional-format>
          <calcext:conditional-format calcext:target-range-address="compared.B35:compared.B59">
            <calcext:condition calcext:apply-style-name="Red font" calcext:value="&gt;1" calcext:base-cell-address="compared.B35"/>
          </calcext:conditional-format>
          <calcext:conditional-format calcext:target-range-address="compared.B95:compared.B119">
            <calcext:condition calcext:apply-style-name="Red font" calcext:value="&gt;1" calcext:base-cell-address="compared.B95"/>
          </calcext:conditional-format>
          <calcext:conditional-format calcext:target-range-address="compared.D95:compared.D119">
            <calcext:condition calcext:apply-style-name="Red font" calcext:value="&gt;1" calcext:base-cell-address="compared.D95"/>
          </calcext:conditional-format>
          <calcext:conditional-format calcext:target-range-address="compared.C95:compared.C119">
            <calcext:condition calcext:apply-style-name="Red font" calcext:value="&gt;1" calcext:base-cell-address="compared.C95"/>
          </calcext:conditional-format>
          <calcext:conditional-format calcext:target-range-address="compared.B185:compared.B209">
            <calcext:condition calcext:apply-style-name="Red font" calcext:value="&gt;1" calcext:base-cell-address="compared.B185"/>
          </calcext:conditional-format>
          <calcext:conditional-format calcext:target-range-address="compared.D185:compared.D209">
            <calcext:condition calcext:apply-style-name="Red font" calcext:value="&gt;1" calcext:base-cell-address="compared.D185"/>
          </calcext:conditional-format>
          <calcext:conditional-format calcext:target-range-address="compared.C185:compared.C209">
            <calcext:condition calcext:apply-style-name="Red font" calcext:value="&gt;1" calcext:base-cell-address="compared.C185"/>
          </calcext:conditional-format>
        </calcext:conditional-formats>
      </table:table>
      <table:table table:name="correlated" table:style-name="ta1">
        <office:forms form:automatic-focus="false" form:apply-design-mode="false"/>
        <table:shapes>
          <draw:frame draw:z-index="0" draw:style-name="gr1" draw:text-style-name="P1" svg:width="700.61pt" svg:height="316.23pt" svg:x="644.91pt" svg:y="51.19pt">
            <loext:p draw:notify-on-update-of-ranges="correlated.A5:correlated.A29 correlated.B4:correlated.B4 correlated.B5:correlated.B29 correlated.C4:correlated.C4 correlated.C5:correlated.C29 correlated.D4:correlated.D4 correlated.D5:correlated.D2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701.32pt" svg:height="315.47pt" svg:x="644.26pt" svg:y="436.71pt">
            <loext:p draw:notify-on-update-of-ranges="correlated.A35:correlated.A59 correlated.B34:correlated.B34 correlated.B35:correlated.B59 correlated.C34:correlated.C34 correlated.C35:correlated.C59 correlated.D34:correlated.D34 correlated.D35:correlated.D5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701.32pt" svg:height="315.47pt" svg:x="645.08pt" svg:y="822.25pt">
            <loext:p draw:notify-on-update-of-ranges="correlated.A65:correlated.A89 correlated.B64:correlated.B64 correlated.B65:correlated.B89 correlated.C64:correlated.C64 correlated.C65:correlated.C89 correlated.D64:correlated.D64 correlated.D65:correlated.D8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701.32pt" svg:height="315.47pt" svg:x="645.22pt" svg:y="1204.72pt">
            <loext:p draw:notify-on-update-of-ranges="correlated.A95:correlated.A119 correlated.B94:correlated.B94 correlated.B95:correlated.B119 correlated.C94:correlated.C94 correlated.C95:correlated.C119 correlated.D94:correlated.D94 correlated.D95:correlated.D1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701.32pt" svg:height="315.47pt" svg:x="646.67pt" svg:y="1590.24pt">
            <loext:p draw:notify-on-update-of-ranges="correlated.A125:correlated.A149 correlated.B124:correlated.B124 correlated.B125:correlated.B149 correlated.C124:correlated.C124 correlated.C125:correlated.C149 correlated.D124:correlated.D124 correlated.D125:correlated.D149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1" draw:text-style-name="P1" svg:width="701.32pt" svg:height="315.47pt" svg:x="645.08pt" svg:y="1972.77pt">
            <loext:p draw:notify-on-update-of-ranges="correlated.A155:correlated.A179 correlated.B154:correlated.B154 correlated.B155:correlated.B179 correlated.C154:correlated.C154 correlated.C155:correlated.C179 correlated.D154:correlated.D154 correlated.D155:correlated.D179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1" draw:text-style-name="P1" svg:width="701.32pt" svg:height="315.47pt" svg:x="1413.69pt" svg:y="1203.99pt">
            <loext:p draw:notify-on-update-of-ranges="correlated.A95:correlated.A119 correlated.E94:correlated.E94 correlated.E95:correlated.E119 correlated.F94:correlated.F94 correlated.F95:correlated.F119 correlated.G94:correlated.G94 correlated.G95:correlated.G119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1" draw:text-style-name="P1" svg:width="701.32pt" svg:height="315.47pt" svg:x="1413.64pt" svg:y="820.63pt">
            <loext:p draw:notify-on-update-of-ranges="correlated.A95:correlated.A119 correlated.E94:correlated.E94 correlated.E65:correlated.E89 correlated.F94:correlated.F94 correlated.F65:correlated.F89 correlated.G94:correlated.G94 correlated.G65:correlated.G89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1" draw:text-style-name="P1" svg:width="701.32pt" svg:height="315.47pt" svg:x="1412.9pt" svg:y="1587.94pt">
            <loext:p draw:notify-on-update-of-ranges="correlated.A95:correlated.A119 correlated.E94:correlated.E94 correlated.E125:correlated.E149 correlated.F94:correlated.F94 correlated.F125:correlated.F149 correlated.G94:correlated.G94 correlated.G125:correlated.G149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1" draw:text-style-name="P1" svg:width="701.32pt" svg:height="315.47pt" svg:x="1412.19pt" svg:y="1971.95pt">
            <loext:p draw:notify-on-update-of-ranges="correlated.A95:correlated.A119 correlated.E94:correlated.E94 correlated.E155:correlated.E178 correlated.F94:correlated.F94 correlated.F155:correlated.F179 correlated.G94:correlated.G94 correlated.G155:correlated.G179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1" draw:text-style-name="P1" svg:width="701.32pt" svg:height="315.47pt" svg:x="1413.69pt" svg:y="436.73pt">
            <loext:p draw:notify-on-update-of-ranges="correlated.A95:correlated.A119 correlated.E94:correlated.E94 correlated.E35:correlated.E59 correlated.F94:correlated.F94 correlated.F35:correlated.F59 correlated.G94:correlated.G94 correlated.G35:correlated.G59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1" draw:style-name="gr1" draw:text-style-name="P1" svg:width="701.32pt" svg:height="315.47pt" svg:x="1414.46pt" svg:y="54.96pt">
            <loext:p draw:notify-on-update-of-ranges="correlated.A95:correlated.A119 correlated.E94:correlated.E94 correlated.E5:correlated.E29 correlated.F94:correlated.F94 correlated.F5:correlated.F29 correlated.G94:correlated.G94 correlated.G5:correlated.G29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6" table:default-cell-style-name="ce6"/>
        <table:table-column table:style-name="co16" table:number-columns-repeated="6" table:default-cell-style-name="ce45"/>
        <table:table-column table:style-name="co17" table:number-columns-repeated="1017" table:default-cell-style-name="Default"/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6" table:number-rows-spanned="2">
            <text:p>FLUSH PER PRED.</text:p>
          </table:table-cell>
          <table:covered-table-cell table:number-columns-repeated="2" table:style-name="ce4"/>
          <table:covered-table-cell table:number-columns-repeated="3" table:style-name="Default"/>
          <table:table-cell table:number-columns-repeated="1017"/>
        </table:table-row>
        <table:table-row table:style-name="ro1">
          <table:covered-table-cell table:style-name="ce5"/>
          <table:covered-table-cell table:number-columns-repeated="6"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4" office:value-type="string" calcext:value-type="string" table:number-columns-spanned="3" table:number-rows-spanned="1">
            <text:p>RAW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OMPARED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46" office:value-type="string" calcext:value-type="string">
            <text:p>BTFN vs. BTFN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1</text:p>
          </table:table-cell>
          <table:table-cell table:formula="of:=[computed.B65]/[computed.B35]" office:value-type="float" office:value="0.789473684210526" calcext:value-type="float">
            <text:p>0.79</text:p>
          </table:table-cell>
          <table:table-cell table:formula="of:=[computed.C65]/[computed.C35]" office:value-type="float" office:value="0.894736842105263" calcext:value-type="float">
            <text:p>0.89</text:p>
          </table:table-cell>
          <table:table-cell table:formula="of:=[computed.D65]/[computed.D35]" office:value-type="float" office:value="0.68421052631579" calcext:value-type="float">
            <text:p>0.68</text:p>
          </table:table-cell>
          <table:table-cell table:formula="of:=[compared.B95]/[compared.B185]" office:value-type="float" office:value="1.13333333333333" calcext:value-type="float">
            <text:p>1.13</text:p>
          </table:table-cell>
          <table:table-cell table:formula="of:=[compared.C95]/[compared.C185]" office:value-type="float" office:value="0.866666666666667" calcext:value-type="float">
            <text:p>0.87</text:p>
          </table:table-cell>
          <table:table-cell table:formula="of:=[compared.D95]/[compared.D185]" office:value-type="float" office:value="0.764705882352941" calcext:value-type="float">
            <text:p>0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2</text:p>
          </table:table-cell>
          <table:table-cell table:formula="of:=[computed.B66]/[computed.B36]" office:value-type="float" office:value="0.625" calcext:value-type="float">
            <text:p>0.63</text:p>
          </table:table-cell>
          <table:table-cell table:formula="of:=[computed.C66]/[computed.C36]" office:value-type="float" office:value="0.75" calcext:value-type="float">
            <text:p>0.75</text:p>
          </table:table-cell>
          <table:table-cell table:formula="of:=[computed.D66]/[computed.D36]" office:value-type="float" office:value="0.6875" calcext:value-type="float">
            <text:p>0.69</text:p>
          </table:table-cell>
          <table:table-cell table:formula="of:=[compared.B96]/[compared.B186]" office:value-type="float" office:value="1.3" calcext:value-type="float">
            <text:p>1.30</text:p>
          </table:table-cell>
          <table:table-cell table:formula="of:=[compared.C96]/[compared.C186]" office:value-type="float" office:value="1.1" calcext:value-type="float">
            <text:p>1.10</text:p>
          </table:table-cell>
          <table:table-cell table:formula="of:=[compared.D96]/[compared.D186]" office:value-type="float" office:value="0.846153846153846" calcext:value-type="float">
            <text:p>0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computed.B67]/[computed.B37]" office:value-type="float" office:value="0.995049504950495" calcext:value-type="float">
            <text:p>1.00</text:p>
          </table:table-cell>
          <table:table-cell table:formula="of:=[computed.C67]/[computed.C37]" office:value-type="float" office:value="1.00495049504951" calcext:value-type="float">
            <text:p>1.00</text:p>
          </table:table-cell>
          <table:table-cell table:formula="of:=[computed.D67]/[computed.D37]" office:value-type="float" office:value="0.0346534653465347" calcext:value-type="float">
            <text:p>0.03</text:p>
          </table:table-cell>
          <table:table-cell table:formula="of:=[compared.B97]/[compared.B187]" office:value-type="float" office:value="1.00995024875622" calcext:value-type="float">
            <text:p>1.01</text:p>
          </table:table-cell>
          <table:table-cell table:formula="of:=[compared.C97]/[compared.C187]" office:value-type="float" office:value="0.0348258706467662" calcext:value-type="float">
            <text:p>0.03</text:p>
          </table:table-cell>
          <table:table-cell table:formula="of:=[compared.D97]/[compared.D187]" office:value-type="float" office:value="0.0344827586206897" calcext:value-type="float">
            <text:p>0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computed.B68]/[computed.B38]" office:value-type="float" office:value="0.753731343283582" calcext:value-type="float">
            <text:p>0.75</text:p>
          </table:table-cell>
          <table:table-cell table:formula="of:=[computed.C68]/[computed.C38]" office:value-type="float" office:value="0.758706467661692" calcext:value-type="float">
            <text:p>0.76</text:p>
          </table:table-cell>
          <table:table-cell table:formula="of:=[computed.D68]/[computed.D38]" office:value-type="float" office:value="0.027363184079602" calcext:value-type="float">
            <text:p>0.03</text:p>
          </table:table-cell>
          <table:table-cell table:formula="of:=[compared.B98]/[compared.B188]" office:value-type="float" office:value="1.00990099009901" calcext:value-type="float">
            <text:p>1.01</text:p>
          </table:table-cell>
          <table:table-cell table:formula="of:=[compared.C98]/[compared.C188]" office:value-type="float" office:value="0.0363036303630363" calcext:value-type="float">
            <text:p>0.04</text:p>
          </table:table-cell>
          <table:table-cell table:formula="of:=[compared.D98]/[compared.D188]" office:value-type="float" office:value="0.0359477124183006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t-O2</text:p>
          </table:table-cell>
          <table:table-cell table:formula="of:=[computed.B69]/[computed.B39]" office:value-type="float" office:value="0.626911314984709" calcext:value-type="float">
            <text:p>0.63</text:p>
          </table:table-cell>
          <table:table-cell table:formula="of:=[computed.C69]/[computed.C39]" office:value-type="float" office:value="0.761467889908257" calcext:value-type="float">
            <text:p>0.76</text:p>
          </table:table-cell>
          <table:table-cell table:formula="of:=[computed.D69]/[computed.D39]" office:value-type="float" office:value="0.100917431192661" calcext:value-type="float">
            <text:p>0.10</text:p>
          </table:table-cell>
          <table:table-cell table:formula="of:=[compared.B99]/[compared.B189]" office:value-type="float" office:value="1.21463414634146" calcext:value-type="float">
            <text:p>1.21</text:p>
          </table:table-cell>
          <table:table-cell table:formula="of:=[compared.C99]/[compared.C189]" office:value-type="float" office:value="0.160975609756098" calcext:value-type="float">
            <text:p>0.16</text:p>
          </table:table-cell>
          <table:table-cell table:formula="of:=[compared.D99]/[compared.D189]" office:value-type="float" office:value="0.132530120481928" calcext:value-type="float">
            <text:p>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1</text:p>
          </table:table-cell>
          <table:table-cell table:formula="of:=[computed.B70]/[computed.B40]" office:value-type="float" office:value="0.785194479297365" calcext:value-type="float">
            <text:p>0.79</text:p>
          </table:table-cell>
          <table:table-cell table:formula="of:=[computed.C70]/[computed.C40]" office:value-type="float" office:value="0.871518193224592" calcext:value-type="float">
            <text:p>0.87</text:p>
          </table:table-cell>
          <table:table-cell table:formula="of:=[computed.D70]/[computed.D40]" office:value-type="float" office:value="0.211041405269762" calcext:value-type="float">
            <text:p>0.21</text:p>
          </table:table-cell>
          <table:table-cell table:formula="of:=[compared.B100]/[compared.B190]" office:value-type="float" office:value="1.10993927772451" calcext:value-type="float">
            <text:p>1.11</text:p>
          </table:table-cell>
          <table:table-cell table:formula="of:=[compared.C100]/[compared.C190]" office:value-type="float" office:value="0.268775966762544" calcext:value-type="float">
            <text:p>0.27</text:p>
          </table:table-cell>
          <table:table-cell table:formula="of:=[compared.D100]/[compared.D190]" office:value-type="float" office:value="0.242153757558307" calcext:value-type="float">
            <text:p>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2</text:p>
          </table:table-cell>
          <table:table-cell table:formula="of:=[computed.B71]/[computed.B41]" office:value-type="float" office:value="0.672780022795565" calcext:value-type="float">
            <text:p>0.67</text:p>
          </table:table-cell>
          <table:table-cell table:formula="of:=[computed.C71]/[computed.C41]" office:value-type="float" office:value="0.778883017303906" calcext:value-type="float">
            <text:p>0.78</text:p>
          </table:table-cell>
          <table:table-cell table:formula="of:=[computed.D71]/[computed.D41]" office:value-type="float" office:value="0.261112838047871" calcext:value-type="float">
            <text:p>0.26</text:p>
          </table:table-cell>
          <table:table-cell table:formula="of:=[compared.B101]/[compared.B191]" office:value-type="float" office:value="1.47312490374249" calcext:value-type="float">
            <text:p>1.47</text:p>
          </table:table-cell>
          <table:table-cell table:formula="of:=[compared.C101]/[compared.C191]" office:value-type="float" office:value="0.388110272601263" calcext:value-type="float">
            <text:p>0.39</text:p>
          </table:table-cell>
          <table:table-cell table:formula="of:=[compared.D101]/[compared.D191]" office:value-type="float" office:value="0.263460533193936" calcext:value-type="float">
            <text:p>0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computed.B72]/[computed.B42]" office:value-type="float" office:value="0.991596638655462" calcext:value-type="float">
            <text:p>0.99</text:p>
          </table:table-cell>
          <table:table-cell table:formula="of:=[computed.C72]/[computed.C42]" office:value-type="float" office:value="1.00280112044818" calcext:value-type="float">
            <text:p>1.00</text:p>
          </table:table-cell>
          <table:table-cell table:formula="of:=[computed.D72]/[computed.D42]" office:value-type="float" office:value="0.0448179271708684" calcext:value-type="float">
            <text:p>0.04</text:p>
          </table:table-cell>
          <table:table-cell table:formula="of:=[compared.B102]/[compared.B192]" office:value-type="float" office:value="1.01129943502825" calcext:value-type="float">
            <text:p>1.01</text:p>
          </table:table-cell>
          <table:table-cell table:formula="of:=[compared.C102]/[compared.C192]" office:value-type="float" office:value="0.0451977401129944" calcext:value-type="float">
            <text:p>0.05</text:p>
          </table:table-cell>
          <table:table-cell table:formula="of:=[compared.D102]/[compared.D192]" office:value-type="float" office:value="0.0446927374301676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computed.B73]/[computed.B43]" office:value-type="float" office:value="0.509803921568627" calcext:value-type="float">
            <text:p>0.51</text:p>
          </table:table-cell>
          <table:table-cell table:formula="of:=[computed.C73]/[computed.C43]" office:value-type="float" office:value="0.519607843137255" calcext:value-type="float">
            <text:p>0.52</text:p>
          </table:table-cell>
          <table:table-cell table:formula="of:=[computed.D73]/[computed.D43]" office:value-type="float" office:value="0.0441176470588235" calcext:value-type="float">
            <text:p>0.04</text:p>
          </table:table-cell>
          <table:table-cell table:formula="of:=[compared.B103]/[compared.B193]" office:value-type="float" office:value="1.01923076923077" calcext:value-type="float">
            <text:p>1.02</text:p>
          </table:table-cell>
          <table:table-cell table:formula="of:=[compared.C103]/[compared.C193]" office:value-type="float" office:value="0.0865384615384615" calcext:value-type="float">
            <text:p>0.09</text:p>
          </table:table-cell>
          <table:table-cell table:formula="of:=[compared.D103]/[compared.D193]" office:value-type="float" office:value="0.0849056603773585" calcext:value-type="float">
            <text:p>0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1</text:p>
          </table:table-cell>
          <table:table-cell table:formula="of:=[computed.B74]/[computed.B44]" office:value-type="float" office:value="0.904761904761905" calcext:value-type="float">
            <text:p>0.90</text:p>
          </table:table-cell>
          <table:table-cell table:formula="of:=[computed.C74]/[computed.C44]" office:value-type="float" office:value="1.0952380952381" calcext:value-type="float">
            <text:p>1.10</text:p>
          </table:table-cell>
          <table:table-cell table:formula="of:=[computed.D74]/[computed.D44]" office:value-type="float" office:value="0.428571428571429" calcext:value-type="float">
            <text:p>0.43</text:p>
          </table:table-cell>
          <table:table-cell table:formula="of:=[compared.B104]/[compared.B194]" office:value-type="float" office:value="1.21052631578947" calcext:value-type="float">
            <text:p>1.21</text:p>
          </table:table-cell>
          <table:table-cell table:formula="of:=[compared.C104]/[compared.C194]" office:value-type="float" office:value="0.473684210526316" calcext:value-type="float">
            <text:p>0.47</text:p>
          </table:table-cell>
          <table:table-cell table:formula="of:=[compared.D104]/[compared.D194]" office:value-type="float" office:value="0.391304347826087" calcext:value-type="float">
            <text:p>0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2</text:p>
          </table:table-cell>
          <table:table-cell table:formula="of:=[computed.B75]/[computed.B45]" office:value-type="float" office:value="0.904761904761905" calcext:value-type="float">
            <text:p>0.90</text:p>
          </table:table-cell>
          <table:table-cell table:formula="of:=[computed.C75]/[computed.C45]" office:value-type="float" office:value="1.0952380952381" calcext:value-type="float">
            <text:p>1.10</text:p>
          </table:table-cell>
          <table:table-cell table:formula="of:=[computed.D75]/[computed.D45]" office:value-type="float" office:value="0.428571428571429" calcext:value-type="float">
            <text:p>0.43</text:p>
          </table:table-cell>
          <table:table-cell table:formula="of:=[compared.B105]/[compared.B195]" office:value-type="float" office:value="1.21052631578947" calcext:value-type="float">
            <text:p>1.21</text:p>
          </table:table-cell>
          <table:table-cell table:formula="of:=[compared.C105]/[compared.C195]" office:value-type="float" office:value="0.473684210526316" calcext:value-type="float">
            <text:p>0.47</text:p>
          </table:table-cell>
          <table:table-cell table:formula="of:=[compared.D105]/[compared.D195]" office:value-type="float" office:value="0.391304347826087" calcext:value-type="float">
            <text:p>0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computed.B76]/[computed.B46]" office:value-type="float" office:value="0.564516129032258" calcext:value-type="float">
            <text:p>0.56</text:p>
          </table:table-cell>
          <table:table-cell table:formula="of:=[computed.C76]/[computed.C46]" office:value-type="float" office:value="0.564516129032258" calcext:value-type="float">
            <text:p>0.56</text:p>
          </table:table-cell>
          <table:table-cell table:formula="of:=[computed.D76]/[computed.D46]" office:value-type="float" office:value="0.129032258064516" calcext:value-type="float">
            <text:p>0.13</text:p>
          </table:table-cell>
          <table:table-cell table:formula="of:=[compared.B106]/[compared.B196]" office:value-type="float" office:value="1" calcext:value-type="float">
            <text:p>1.00</text:p>
          </table:table-cell>
          <table:table-cell table:formula="of:=[compared.C106]/[compared.C196]" office:value-type="float" office:value="0.228571428571429" calcext:value-type="float">
            <text:p>0.23</text:p>
          </table:table-cell>
          <table:table-cell table:formula="of:=[compared.D106]/[compared.D196]" office:value-type="float" office:value="0.228571428571429" calcext:value-type="float">
            <text:p>0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computed.B77]/[computed.B47]" office:value-type="float" office:value="0.96969696969697" calcext:value-type="float">
            <text:p>0.97</text:p>
          </table:table-cell>
          <table:table-cell table:formula="of:=[computed.C77]/[computed.C47]" office:value-type="float" office:value="1.03030303030303" calcext:value-type="float">
            <text:p>1.03</text:p>
          </table:table-cell>
          <table:table-cell table:formula="of:=[computed.D77]/[computed.D47]" office:value-type="float" office:value="0.181818181818182" calcext:value-type="float">
            <text:p>0.18</text:p>
          </table:table-cell>
          <table:table-cell table:formula="of:=[compared.B107]/[compared.B197]" office:value-type="float" office:value="1.0625" calcext:value-type="float">
            <text:p>1.06</text:p>
          </table:table-cell>
          <table:table-cell table:formula="of:=[compared.C107]/[compared.C197]" office:value-type="float" office:value="0.1875" calcext:value-type="float">
            <text:p>0.19</text:p>
          </table:table-cell>
          <table:table-cell table:formula="of:=[compared.D107]/[compared.D197]" office:value-type="float" office:value="0.176470588235294" calcext:value-type="float">
            <text:p>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1</text:p>
          </table:table-cell>
          <table:table-cell table:formula="of:=[computed.B78]/[computed.B48]" office:value-type="float" office:value="0.897772330762022" calcext:value-type="float">
            <text:p>0.90</text:p>
          </table:table-cell>
          <table:table-cell table:formula="of:=[computed.C78]/[computed.C48]" office:value-type="float" office:value="0.998702328599236" calcext:value-type="float">
            <text:p>1.00</text:p>
          </table:table-cell>
          <table:table-cell table:formula="of:=[computed.D78]/[computed.D48]" office:value-type="float" office:value="0.0513301131857833" calcext:value-type="float">
            <text:p>0.05</text:p>
          </table:table-cell>
          <table:table-cell table:formula="of:=[compared.B108]/[compared.B198]" office:value-type="float" office:value="1.1124227093873" calcext:value-type="float">
            <text:p>1.11</text:p>
          </table:table-cell>
          <table:table-cell table:formula="of:=[compared.C108]/[compared.C198]" office:value-type="float" office:value="0.0571749779169678" calcext:value-type="float">
            <text:p>0.06</text:p>
          </table:table-cell>
          <table:table-cell table:formula="of:=[compared.D108]/[compared.D198]" office:value-type="float" office:value="0.0513968093553743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2</text:p>
          </table:table-cell>
          <table:table-cell table:formula="of:=[computed.B79]/[computed.B49]" office:value-type="float" office:value="0.849902674644943" calcext:value-type="float">
            <text:p>0.85</text:p>
          </table:table-cell>
          <table:table-cell table:formula="of:=[computed.C79]/[computed.C49]" office:value-type="float" office:value="0.950832672482157" calcext:value-type="float">
            <text:p>0.95</text:p>
          </table:table-cell>
          <table:table-cell table:formula="of:=[computed.D79]/[computed.D49]" office:value-type="float" office:value="0.0511859274745873" calcext:value-type="float">
            <text:p>0.05</text:p>
          </table:table-cell>
          <table:table-cell table:formula="of:=[compared.B109]/[compared.B199]" office:value-type="float" office:value="1.11875477139707" calcext:value-type="float">
            <text:p>1.12</text:p>
          </table:table-cell>
          <table:table-cell table:formula="of:=[compared.C109]/[compared.C199]" office:value-type="float" office:value="0.0602256340656544" calcext:value-type="float">
            <text:p>0.06</text:p>
          </table:table-cell>
          <table:table-cell table:formula="of:=[compared.D109]/[compared.D199]" office:value-type="float" office:value="0.0538327394040488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computed.B80]/[computed.B50]" office:value-type="float" office:value="0.606060606060606" calcext:value-type="float">
            <text:p>0.61</text:p>
          </table:table-cell>
          <table:table-cell table:formula="of:=[computed.C80]/[computed.C50]" office:value-type="float" office:value="0.878787878787879" calcext:value-type="float">
            <text:p>0.88</text:p>
          </table:table-cell>
          <table:table-cell table:formula="of:=[computed.D80]/[computed.D50]" office:value-type="float" office:value="0.287878787878788" calcext:value-type="float">
            <text:p>0.29</text:p>
          </table:table-cell>
          <table:table-cell table:formula="of:=[compared.B110]/[compared.B200]" office:value-type="float" office:value="1.45" calcext:value-type="float">
            <text:p>1.45</text:p>
          </table:table-cell>
          <table:table-cell table:formula="of:=[compared.C110]/[compared.C200]" office:value-type="float" office:value="0.475" calcext:value-type="float">
            <text:p>0.48</text:p>
          </table:table-cell>
          <table:table-cell table:formula="of:=[compared.D110]/[compared.D200]" office:value-type="float" office:value="0.327586206896552" calcext:value-type="float">
            <text:p>0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computed.B81]/[computed.B51]" office:value-type="float" office:value="0.745454545454545" calcext:value-type="float">
            <text:p>0.75</text:p>
          </table:table-cell>
          <table:table-cell table:formula="of:=[computed.C81]/[computed.C51]" office:value-type="float" office:value="0.818181818181818" calcext:value-type="float">
            <text:p>0.82</text:p>
          </table:table-cell>
          <table:table-cell table:formula="of:=[computed.D81]/[computed.D51]" office:value-type="float" office:value="0.345454545454545" calcext:value-type="float">
            <text:p>0.35</text:p>
          </table:table-cell>
          <table:table-cell table:formula="of:=[compared.B111]/[compared.B201]" office:value-type="float" office:value="1.09756097560976" calcext:value-type="float">
            <text:p>1.10</text:p>
          </table:table-cell>
          <table:table-cell table:formula="of:=[compared.C111]/[compared.C201]" office:value-type="float" office:value="0.463414634146341" calcext:value-type="float">
            <text:p>0.46</text:p>
          </table:table-cell>
          <table:table-cell table:formula="of:=[compared.D111]/[compared.D201]" office:value-type="float" office:value="0.422222222222222" calcext:value-type="float">
            <text:p>0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computed.B82]/[computed.B52]" office:value-type="float" office:value="0.580645161290323" calcext:value-type="float">
            <text:p>0.58</text:p>
          </table:table-cell>
          <table:table-cell table:formula="of:=[computed.C82]/[computed.C52]" office:value-type="float" office:value="1.16129032258065" calcext:value-type="float">
            <text:p>1.16</text:p>
          </table:table-cell>
          <table:table-cell table:formula="of:=[computed.D82]/[computed.D52]" office:value-type="float" office:value="0.838709677419355" calcext:value-type="float">
            <text:p>0.84</text:p>
          </table:table-cell>
          <table:table-cell table:formula="of:=[compared.B112]/[compared.B202]" office:value-type="float" office:value="2" calcext:value-type="float">
            <text:p>2.00</text:p>
          </table:table-cell>
          <table:table-cell table:formula="of:=[compared.C112]/[compared.C202]" office:value-type="float" office:value="1.44444444444444" calcext:value-type="float">
            <text:p>1.44</text:p>
          </table:table-cell>
          <table:table-cell table:formula="of:=[compared.D112]/[compared.D202]" office:value-type="float" office:value="0.722222222222222" calcext:value-type="float">
            <text:p>0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computed.B83]/[computed.B53]" office:value-type="float" office:value="0.964705882352941" calcext:value-type="float">
            <text:p>0.96</text:p>
          </table:table-cell>
          <table:table-cell table:formula="of:=[computed.C83]/[computed.C53]" office:value-type="float" office:value="1.03529411764706" calcext:value-type="float">
            <text:p>1.04</text:p>
          </table:table-cell>
          <table:table-cell table:formula="of:=[computed.D83]/[computed.D53]" office:value-type="float" office:value="0.129411764705882" calcext:value-type="float">
            <text:p>0.13</text:p>
          </table:table-cell>
          <table:table-cell table:formula="of:=[compared.B113]/[compared.B203]" office:value-type="float" office:value="1.07317073170732" calcext:value-type="float">
            <text:p>1.07</text:p>
          </table:table-cell>
          <table:table-cell table:formula="of:=[compared.C113]/[compared.C203]" office:value-type="float" office:value="0.134146341463415" calcext:value-type="float">
            <text:p>0.13</text:p>
          </table:table-cell>
          <table:table-cell table:formula="of:=[compared.D113]/[compared.D203]" office:value-type="float" office:value="0.125" calcext:value-type="float">
            <text:p>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computed.B84]/[computed.B54]" office:value-type="float" office:value="0.964705882352941" calcext:value-type="float">
            <text:p>0.96</text:p>
          </table:table-cell>
          <table:table-cell table:formula="of:=[computed.C84]/[computed.C54]" office:value-type="float" office:value="1.03529411764706" calcext:value-type="float">
            <text:p>1.04</text:p>
          </table:table-cell>
          <table:table-cell table:formula="of:=[computed.D84]/[computed.D54]" office:value-type="float" office:value="0.129411764705882" calcext:value-type="float">
            <text:p>0.13</text:p>
          </table:table-cell>
          <table:table-cell table:formula="of:=[compared.B114]/[compared.B204]" office:value-type="float" office:value="1.07317073170732" calcext:value-type="float">
            <text:p>1.07</text:p>
          </table:table-cell>
          <table:table-cell table:formula="of:=[compared.C114]/[compared.C204]" office:value-type="float" office:value="0.134146341463415" calcext:value-type="float">
            <text:p>0.13</text:p>
          </table:table-cell>
          <table:table-cell table:formula="of:=[compared.D114]/[compared.D204]" office:value-type="float" office:value="0.125" calcext:value-type="float">
            <text:p>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1</text:p>
          </table:table-cell>
          <table:table-cell table:formula="of:=[computed.B85]/[computed.B55]" office:value-type="float" office:value="0.740458015267176" calcext:value-type="float">
            <text:p>0.74</text:p>
          </table:table-cell>
          <table:table-cell table:formula="of:=[computed.C85]/[computed.C55]" office:value-type="float" office:value="1.08743927827897" calcext:value-type="float">
            <text:p>1.09</text:p>
          </table:table-cell>
          <table:table-cell table:formula="of:=[computed.D85]/[computed.D55]" office:value-type="float" office:value="0.290770298403886" calcext:value-type="float">
            <text:p>0.29</text:p>
          </table:table-cell>
          <table:table-cell table:formula="of:=[compared.B115]/[compared.B205]" office:value-type="float" office:value="1.46860356138707" calcext:value-type="float">
            <text:p>1.47</text:p>
          </table:table-cell>
          <table:table-cell table:formula="of:=[compared.C115]/[compared.C205]" office:value-type="float" office:value="0.392689784442362" calcext:value-type="float">
            <text:p>0.39</text:p>
          </table:table-cell>
          <table:table-cell table:formula="of:=[compared.D115]/[compared.D205]" office:value-type="float" office:value="0.267389917038928" calcext:value-type="float">
            <text:p>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2</text:p>
          </table:table-cell>
          <table:table-cell table:formula="of:=[computed.B86]/[computed.B56]" office:value-type="float" office:value="0.4453125" calcext:value-type="float">
            <text:p>0.45</text:p>
          </table:table-cell>
          <table:table-cell table:formula="of:=[computed.C86]/[computed.C56]" office:value-type="float" office:value="0.666903409090909" calcext:value-type="float">
            <text:p>0.67</text:p>
          </table:table-cell>
          <table:table-cell table:formula="of:=[computed.D86]/[computed.D56]" office:value-type="float" office:value="0.115767045454545" calcext:value-type="float">
            <text:p>0.12</text:p>
          </table:table-cell>
          <table:table-cell table:formula="of:=[compared.B116]/[compared.B206]" office:value-type="float" office:value="1.49760765550239" calcext:value-type="float">
            <text:p>1.50</text:p>
          </table:table-cell>
          <table:table-cell table:formula="of:=[compared.C116]/[compared.C206]" office:value-type="float" office:value="0.259968102073365" calcext:value-type="float">
            <text:p>0.26</text:p>
          </table:table-cell>
          <table:table-cell table:formula="of:=[compared.D116]/[compared.D206]" office:value-type="float" office:value="0.173588924387646" calcext:value-type="float">
            <text:p>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computed.B87]/[computed.B57]" office:value-type="float" office:value="0.5" calcext:value-type="float">
            <text:p>0.50</text:p>
          </table:table-cell>
          <table:table-cell table:formula="of:=[computed.C87]/[computed.C57]" office:value-type="float" office:value="0.504576659038902" calcext:value-type="float">
            <text:p>0.50</text:p>
          </table:table-cell>
          <table:table-cell table:formula="of:=[computed.D87]/[computed.D57]" office:value-type="float" office:value="0.0125858123569794" calcext:value-type="float">
            <text:p>0.01</text:p>
          </table:table-cell>
          <table:table-cell table:formula="of:=[compared.B117]/[compared.B207]" office:value-type="float" office:value="1.0091533180778" calcext:value-type="float">
            <text:p>1.01</text:p>
          </table:table-cell>
          <table:table-cell table:formula="of:=[compared.C117]/[compared.C207]" office:value-type="float" office:value="0.0251716247139588" calcext:value-type="float">
            <text:p>0.03</text:p>
          </table:table-cell>
          <table:table-cell table:formula="of:=[compared.D117]/[compared.D207]" office:value-type="float" office:value="0.0249433106575964" calcext:value-type="float">
            <text:p>0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computed.B88]/[computed.B58]" office:value-type="float" office:value="0.501146788990826" calcext:value-type="float">
            <text:p>0.50</text:p>
          </table:table-cell>
          <table:table-cell table:formula="of:=[computed.C88]/[computed.C58]" office:value-type="float" office:value="0.505733944954129" calcext:value-type="float">
            <text:p>0.51</text:p>
          </table:table-cell>
          <table:table-cell table:formula="of:=[computed.D88]/[computed.D58]" office:value-type="float" office:value="0.0126146788990826" calcext:value-type="float">
            <text:p>0.01</text:p>
          </table:table-cell>
          <table:table-cell table:formula="of:=[compared.B118]/[compared.B208]" office:value-type="float" office:value="1.0091533180778" calcext:value-type="float">
            <text:p>1.01</text:p>
          </table:table-cell>
          <table:table-cell table:formula="of:=[compared.C118]/[compared.C208]" office:value-type="float" office:value="0.0251716247139588" calcext:value-type="float">
            <text:p>0.03</text:p>
          </table:table-cell>
          <table:table-cell table:formula="of:=[compared.D118]/[compared.D208]" office:value-type="float" office:value="0.0249433106575964" calcext:value-type="float">
            <text:p>0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-O2</text:p>
          </table:table-cell>
          <table:table-cell table:formula="of:=[computed.B89]/[computed.B59]" office:value-type="float" office:value="0.5625" calcext:value-type="float">
            <text:p>0.56</text:p>
          </table:table-cell>
          <table:table-cell table:formula="of:=[computed.C89]/[computed.C59]" office:value-type="float" office:value="0.9921875" calcext:value-type="float">
            <text:p>0.99</text:p>
          </table:table-cell>
          <table:table-cell table:formula="of:=[computed.D89]/[computed.D59]" office:value-type="float" office:value="0.40234375" calcext:value-type="float">
            <text:p>0.40</text:p>
          </table:table-cell>
          <table:table-cell table:formula="of:=[compared.B119]/[compared.B209]" office:value-type="float" office:value="1.76388888888889" calcext:value-type="float">
            <text:p>1.76</text:p>
          </table:table-cell>
          <table:table-cell table:formula="of:=[compared.C119]/[compared.C209]" office:value-type="float" office:value="0.715277777777778" calcext:value-type="float">
            <text:p>0.72</text:p>
          </table:table-cell>
          <table:table-cell table:formula="of:=[compared.D119]/[compared.D209]" office:value-type="float" office:value="0.405511811023622" calcext:value-type="float">
            <text:p>0.4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6" table:number-rows-spanned="2">
            <text:p>PENALTY PER WCET</text:p>
          </table:table-cell>
          <table:covered-table-cell table:number-columns-repeated="2" table:style-name="ce4"/>
          <table:covered-table-cell table:number-columns-repeated="3" table:style-name="Default"/>
          <table:table-cell table:number-columns-repeated="1017"/>
        </table:table-row>
        <table:table-row table:style-name="ro1">
          <table:covered-table-cell table:style-name="ce5"/>
          <table:covered-table-cell table:number-columns-repeated="6"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4" office:value-type="string" calcext:value-type="string" table:number-columns-spanned="3" table:number-rows-spanned="1">
            <text:p>RAW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OMPARED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46" office:value-type="string" calcext:value-type="string">
            <text:p>BTFN vs. BTFN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1</text:p>
          </table:table-cell>
          <table:table-cell table:formula="of:=[computed.B95]/[summary.C5]" office:value-type="float" office:value="0.0952380952380952" calcext:value-type="float">
            <text:p>0.10</text:p>
          </table:table-cell>
          <table:table-cell table:formula="of:=[computed.C95]/[summary.C35]" office:value-type="float" office:value="0.0865384615384615" calcext:value-type="float">
            <text:p>0.09</text:p>
          </table:table-cell>
          <table:table-cell table:formula="of:=[computed.D95]/[summary.C65]" office:value-type="float" office:value="0.0754098360655738" calcext:value-type="float">
            <text:p>0.08</text:p>
          </table:table-cell>
          <table:table-cell table:formula="of:=[compared.B155]/[compared.B5]" office:value-type="float" office:value="0.908653846153845" calcext:value-type="float">
            <text:p>0.91</text:p>
          </table:table-cell>
          <table:table-cell table:formula="of:=[compared.C155]/[compared.C5]" office:value-type="float" office:value="0.791803278688525" calcext:value-type="float">
            <text:p>0.79</text:p>
          </table:table-cell>
          <table:table-cell table:formula="of:=[compared.D155]/[compared.D5]" office:value-type="float" office:value="0.871402550091074" calcext:value-type="float">
            <text:p>0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2</text:p>
          </table:table-cell>
          <table:table-cell table:formula="of:=[computed.B96]/[summary.C6]" office:value-type="float" office:value="0.0847457627118644" calcext:value-type="float">
            <text:p>0.08</text:p>
          </table:table-cell>
          <table:table-cell table:formula="of:=[computed.C96]/[summary.C36]" office:value-type="float" office:value="0.0735930735930736" calcext:value-type="float">
            <text:p>0.07</text:p>
          </table:table-cell>
          <table:table-cell table:formula="of:=[computed.D96]/[summary.C66]" office:value-type="float" office:value="0.076271186440678" calcext:value-type="float">
            <text:p>0.08</text:p>
          </table:table-cell>
          <table:table-cell table:formula="of:=[compared.B156]/[compared.B6]" office:value-type="float" office:value="0.868398268398268" calcext:value-type="float">
            <text:p>0.87</text:p>
          </table:table-cell>
          <table:table-cell table:formula="of:=[compared.C156]/[compared.C6]" office:value-type="float" office:value="0.9" calcext:value-type="float">
            <text:p>0.90</text:p>
          </table:table-cell>
          <table:table-cell table:formula="of:=[compared.D156]/[compared.D6]" office:value-type="float" office:value="1.03639082751745" calcext:value-type="float">
            <text:p>1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computed.B97]/[summary.C7]" office:value-type="float" office:value="0.139244890890197" calcext:value-type="float">
            <text:p>0.14</text:p>
          </table:table-cell>
          <table:table-cell table:formula="of:=[computed.C97]/[summary.C37]" office:value-type="float" office:value="0.110144927536232" calcext:value-type="float">
            <text:p>0.11</text:p>
          </table:table-cell>
          <table:table-cell table:formula="of:=[computed.D97]/[summary.C67]" office:value-type="float" office:value="0.00429024435739601" calcext:value-type="float">
            <text:p>0.00</text:p>
          </table:table-cell>
          <table:table-cell table:formula="of:=[compared.B157]/[compared.B7]" office:value-type="float" office:value="0.79101593481866" calcext:value-type="float">
            <text:p>0.79</text:p>
          </table:table-cell>
          <table:table-cell table:formula="of:=[compared.C157]/[compared.C7]" office:value-type="float" office:value="0.0308107847258763" calcext:value-type="float">
            <text:p>0.03</text:p>
          </table:table-cell>
          <table:table-cell table:formula="of:=[compared.D157]/[compared.D7]" office:value-type="float" office:value="0.0389509027184638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computed.B98]/[summary.C8]" office:value-type="float" office:value="0.11004176502633" calcext:value-type="float">
            <text:p>0.11</text:p>
          </table:table-cell>
          <table:table-cell table:formula="of:=[computed.C98]/[summary.C38]" office:value-type="float" office:value="0.0756286982248521" calcext:value-type="float">
            <text:p>0.08</text:p>
          </table:table-cell>
          <table:table-cell table:formula="of:=[computed.D98]/[summary.C68]" office:value-type="float" office:value="0.00339238597813796" calcext:value-type="float">
            <text:p>0.00</text:p>
          </table:table-cell>
          <table:table-cell table:formula="of:=[compared.B158]/[compared.B8]" office:value-type="float" office:value="0.687272675122542" calcext:value-type="float">
            <text:p>0.69</text:p>
          </table:table-cell>
          <table:table-cell table:formula="of:=[compared.C158]/[compared.C8]" office:value-type="float" office:value="0.0308281676264121" calcext:value-type="float">
            <text:p>0.03</text:p>
          </table:table-cell>
          <table:table-cell table:formula="of:=[compared.D158]/[compared.D8]" office:value-type="float" office:value="0.0448558028600735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t-O2</text:p>
          </table:table-cell>
          <table:table-cell table:formula="of:=[computed.B99]/[summary.C9]" office:value-type="float" office:value="0.0975261655566128" calcext:value-type="float">
            <text:p>0.10</text:p>
          </table:table-cell>
          <table:table-cell table:formula="of:=[computed.C99]/[summary.C39]" office:value-type="float" office:value="0.0617826617826618" calcext:value-type="float">
            <text:p>0.06</text:p>
          </table:table-cell>
          <table:table-cell table:formula="of:=[computed.D99]/[summary.C69]" office:value-type="float" office:value="0.0143482490272374" calcext:value-type="float">
            <text:p>0.01</text:p>
          </table:table-cell>
          <table:table-cell table:formula="of:=[compared.B159]/[compared.B9]" office:value-type="float" office:value="0.633498317400756" calcext:value-type="float">
            <text:p>0.63</text:p>
          </table:table-cell>
          <table:table-cell table:formula="of:=[compared.C159]/[compared.C9]" office:value-type="float" office:value="0.147122046123185" calcext:value-type="float">
            <text:p>0.15</text:p>
          </table:table-cell>
          <table:table-cell table:formula="of:=[compared.D159]/[compared.D9]" office:value-type="float" office:value="0.232237469432953" calcext:value-type="float">
            <text:p>0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1</text:p>
          </table:table-cell>
          <table:table-cell table:formula="of:=[computed.B100]/[summary.C10]" office:value-type="float" office:value="0.293440035011488" calcext:value-type="float">
            <text:p>0.29</text:p>
          </table:table-cell>
          <table:table-cell table:formula="of:=[computed.C100]/[summary.C40]" office:value-type="float" office:value="0.252885677004918" calcext:value-type="float">
            <text:p>0.25</text:p>
          </table:table-cell>
          <table:table-cell table:formula="of:=[computed.D100]/[summary.C70]" office:value-type="float" office:value="0.0882157123834887" calcext:value-type="float">
            <text:p>0.09</text:p>
          </table:table-cell>
          <table:table-cell table:formula="of:=[compared.B160]/[compared.B10]" office:value-type="float" office:value="0.861796779008078" calcext:value-type="float">
            <text:p>0.86</text:p>
          </table:table-cell>
          <table:table-cell table:formula="of:=[compared.C160]/[compared.C10]" office:value-type="float" office:value="0.300626028687718" calcext:value-type="float">
            <text:p>0.30</text:p>
          </table:table-cell>
          <table:table-cell table:formula="of:=[compared.D160]/[compared.D10]" office:value-type="float" office:value="0.348836333588687" calcext:value-type="float">
            <text:p>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2</text:p>
          </table:table-cell>
          <table:table-cell table:formula="of:=[computed.B101]/[summary.C11]" office:value-type="float" office:value="0.233523350536784" calcext:value-type="float">
            <text:p>0.23</text:p>
          </table:table-cell>
          <table:table-cell table:formula="of:=[computed.C101]/[summary.C41]" office:value-type="float" office:value="0.183531080485327" calcext:value-type="float">
            <text:p>0.18</text:p>
          </table:table-cell>
          <table:table-cell table:formula="of:=[computed.D101]/[summary.C71]" office:value-type="float" office:value="0.0962666257809805" calcext:value-type="float">
            <text:p>0.10</text:p>
          </table:table-cell>
          <table:table-cell table:formula="of:=[compared.B161]/[compared.B11]" office:value-type="float" office:value="0.785921750709114" calcext:value-type="float">
            <text:p>0.79</text:p>
          </table:table-cell>
          <table:table-cell table:formula="of:=[compared.C161]/[compared.C11]" office:value-type="float" office:value="0.412235545437744" calcext:value-type="float">
            <text:p>0.41</text:p>
          </table:table-cell>
          <table:table-cell table:formula="of:=[compared.D161]/[compared.D11]" office:value-type="float" office:value="0.524524922571229" calcext:value-type="float">
            <text:p>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computed.B102]/[summary.C12]" office:value-type="float" office:value="0.307291666666667" calcext:value-type="float">
            <text:p>0.31</text:p>
          </table:table-cell>
          <table:table-cell table:formula="of:=[computed.C102]/[summary.C42]" office:value-type="float" office:value="0.262739597942964" calcext:value-type="float">
            <text:p>0.26</text:p>
          </table:table-cell>
          <table:table-cell table:formula="of:=[computed.D102]/[summary.C72]" office:value-type="float" office:value="0.0138888888888889" calcext:value-type="float">
            <text:p>0.01</text:p>
          </table:table-cell>
          <table:table-cell table:formula="of:=[compared.B162]/[compared.B12]" office:value-type="float" office:value="0.855016996695747" calcext:value-type="float">
            <text:p>0.86</text:p>
          </table:table-cell>
          <table:table-cell table:formula="of:=[compared.C162]/[compared.C12]" office:value-type="float" office:value="0.0451977401129944" calcext:value-type="float">
            <text:p>0.05</text:p>
          </table:table-cell>
          <table:table-cell table:formula="of:=[compared.D162]/[compared.D12]" office:value-type="float" office:value="0.052861803084223" calcext:value-type="float">
            <text:p>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computed.B103]/[summary.C13]" office:value-type="float" office:value="0.142759094028826" calcext:value-type="float">
            <text:p>0.14</text:p>
          </table:table-cell>
          <table:table-cell table:formula="of:=[computed.C103]/[summary.C43]" office:value-type="float" office:value="0.0814814814814815" calcext:value-type="float">
            <text:p>0.08</text:p>
          </table:table-cell>
          <table:table-cell table:formula="of:=[computed.D103]/[summary.C73]" office:value-type="float" office:value="0.0111028867505551" calcext:value-type="float">
            <text:p>0.01</text:p>
          </table:table-cell>
          <table:table-cell table:formula="of:=[compared.B163]/[compared.B13]" office:value-type="float" office:value="0.570762108262109" calcext:value-type="float">
            <text:p>0.57</text:p>
          </table:table-cell>
          <table:table-cell table:formula="of:=[compared.C163]/[compared.C13]" office:value-type="float" office:value="0.0777735865171098" calcext:value-type="float">
            <text:p>0.08</text:p>
          </table:table-cell>
          <table:table-cell table:formula="of:=[compared.D163]/[compared.D13]" office:value-type="float" office:value="0.13626270102954" calcext:value-type="float">
            <text:p>0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1</text:p>
          </table:table-cell>
          <table:table-cell table:formula="of:=[computed.B104]/[summary.C14]" office:value-type="float" office:value="0.00925700365408039" calcext:value-type="float">
            <text:p>0.01</text:p>
          </table:table-cell>
          <table:table-cell table:formula="of:=[computed.C104]/[summary.C44]" office:value-type="float" office:value="0.00639449090014757" calcext:value-type="float">
            <text:p>0.01</text:p>
          </table:table-cell>
          <table:table-cell table:formula="of:=[computed.D104]/[summary.C74]" office:value-type="float" office:value="0.00341130604288499" calcext:value-type="float">
            <text:p>0.00</text:p>
          </table:table-cell>
          <table:table-cell table:formula="of:=[compared.B164]/[compared.B14]" office:value-type="float" office:value="0.690773293292256" calcext:value-type="float">
            <text:p>0.69</text:p>
          </table:table-cell>
          <table:table-cell table:formula="of:=[compared.C164]/[compared.C14]" office:value-type="float" office:value="0.368510823843234" calcext:value-type="float">
            <text:p>0.37</text:p>
          </table:table-cell>
          <table:table-cell table:formula="of:=[compared.D164]/[compared.D14]" office:value-type="float" office:value="0.533475783475785" calcext:value-type="float">
            <text:p>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2</text:p>
          </table:table-cell>
          <table:table-cell table:formula="of:=[computed.B105]/[summary.C15]" office:value-type="float" office:value="0.00887228578099463" calcext:value-type="float">
            <text:p>0.01</text:p>
          </table:table-cell>
          <table:table-cell table:formula="of:=[computed.C105]/[summary.C45]" office:value-type="float" office:value="0.00611908684396329" calcext:value-type="float">
            <text:p>0.01</text:p>
          </table:table-cell>
          <table:table-cell table:formula="of:=[computed.D105]/[summary.C75]" office:value-type="float" office:value="0.00326873686668223" calcext:value-type="float">
            <text:p>0.00</text:p>
          </table:table-cell>
          <table:table-cell table:formula="of:=[compared.B165]/[compared.B15]" office:value-type="float" office:value="0.689685498755125" calcext:value-type="float">
            <text:p>0.69</text:p>
          </table:table-cell>
          <table:table-cell table:formula="of:=[compared.C165]/[compared.C15]" office:value-type="float" office:value="0.368421052631579" calcext:value-type="float">
            <text:p>0.37</text:p>
          </table:table-cell>
          <table:table-cell table:formula="of:=[compared.D165]/[compared.D15]" office:value-type="float" office:value="0.534187036405109" calcext:value-type="float">
            <text:p>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computed.B106]/[summary.C16]" office:value-type="float" office:value="0.171149144254279" calcext:value-type="float">
            <text:p>0.17</text:p>
          </table:table-cell>
          <table:table-cell table:formula="of:=[computed.C106]/[summary.C46]" office:value-type="float" office:value="0.104712041884817" calcext:value-type="float">
            <text:p>0.10</text:p>
          </table:table-cell>
          <table:table-cell table:formula="of:=[computed.D106]/[summary.C76]" office:value-type="float" office:value="0.0343915343915344" calcext:value-type="float">
            <text:p>0.03</text:p>
          </table:table-cell>
          <table:table-cell table:formula="of:=[compared.B166]/[compared.B16]" office:value-type="float" office:value="0.611817501869858" calcext:value-type="float">
            <text:p>0.61</text:p>
          </table:table-cell>
          <table:table-cell table:formula="of:=[compared.C166]/[compared.C16]" office:value-type="float" office:value="0.200944822373394" calcext:value-type="float">
            <text:p>0.20</text:p>
          </table:table-cell>
          <table:table-cell table:formula="of:=[compared.D166]/[compared.D16]" office:value-type="float" office:value="0.328439153439154" calcext:value-type="float">
            <text:p>0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computed.B107]/[summary.C17]" office:value-type="float" office:value="0.249027237354086" calcext:value-type="float">
            <text:p>0.25</text:p>
          </table:table-cell>
          <table:table-cell table:formula="of:=[computed.C107]/[summary.C47]" office:value-type="float" office:value="0.167420814479638" calcext:value-type="float">
            <text:p>0.17</text:p>
          </table:table-cell>
          <table:table-cell table:formula="of:=[computed.D107]/[summary.C77]" office:value-type="float" office:value="0.0452488687782805" calcext:value-type="float">
            <text:p>0.05</text:p>
          </table:table-cell>
          <table:table-cell table:formula="of:=[compared.B167]/[compared.B17]" office:value-type="float" office:value="0.672299208144796" calcext:value-type="float">
            <text:p>0.67</text:p>
          </table:table-cell>
          <table:table-cell table:formula="of:=[compared.C167]/[compared.C17]" office:value-type="float" office:value="0.181702488687783" calcext:value-type="float">
            <text:p>0.18</text:p>
          </table:table-cell>
          <table:table-cell table:formula="of:=[compared.D167]/[compared.D17]" office:value-type="float" office:value="0.27027027027027" calcext:value-type="float">
            <text:p>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1</text:p>
          </table:table-cell>
          <table:table-cell table:formula="of:=[computed.B108]/[summary.C18]" office:value-type="float" office:value="0.0727911455852138" calcext:value-type="float">
            <text:p>0.07</text:p>
          </table:table-cell>
          <table:table-cell table:formula="of:=[computed.C108]/[summary.C48]" office:value-type="float" office:value="0.0439641087127882" calcext:value-type="float">
            <text:p>0.04</text:p>
          </table:table-cell>
          <table:table-cell table:formula="of:=[computed.D108]/[summary.C78]" office:value-type="float" office:value="0.00429741761517533" calcext:value-type="float">
            <text:p>0.00</text:p>
          </table:table-cell>
          <table:table-cell table:formula="of:=[compared.B168]/[compared.B18]" office:value-type="float" office:value="0.603976051748231" calcext:value-type="float">
            <text:p>0.60</text:p>
          </table:table-cell>
          <table:table-cell table:formula="of:=[compared.C168]/[compared.C18]" office:value-type="float" office:value="0.0590376422932444" calcext:value-type="float">
            <text:p>0.06</text:p>
          </table:table-cell>
          <table:table-cell table:formula="of:=[compared.D168]/[compared.D18]" office:value-type="float" office:value="0.09774831654725" calcext:value-type="float">
            <text:p>0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2</text:p>
          </table:table-cell>
          <table:table-cell table:formula="of:=[computed.B109]/[summary.C19]" office:value-type="float" office:value="0.0715100268109525" calcext:value-type="float">
            <text:p>0.07</text:p>
          </table:table-cell>
          <table:table-cell table:formula="of:=[computed.C109]/[summary.C49]" office:value-type="float" office:value="0.0414590211264954" calcext:value-type="float">
            <text:p>0.04</text:p>
          </table:table-cell>
          <table:table-cell table:formula="of:=[computed.D109]/[summary.C79]" office:value-type="float" office:value="0.00444017685396996" calcext:value-type="float">
            <text:p>0.00</text:p>
          </table:table-cell>
          <table:table-cell table:formula="of:=[compared.B169]/[compared.B19]" office:value-type="float" office:value="0.579765145887842" calcext:value-type="float">
            <text:p>0.58</text:p>
          </table:table-cell>
          <table:table-cell table:formula="of:=[compared.C169]/[compared.C19]" office:value-type="float" office:value="0.0620916681475765" calcext:value-type="float">
            <text:p>0.06</text:p>
          </table:table-cell>
          <table:table-cell table:formula="of:=[compared.D169]/[compared.D19]" office:value-type="float" office:value="0.107097966457591" calcext:value-type="float">
            <text:p>0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computed.B110]/[summary.C20]" office:value-type="float" office:value="0.0470311581422693" calcext:value-type="float">
            <text:p>0.05</text:p>
          </table:table-cell>
          <table:table-cell table:formula="of:=[computed.C110]/[summary.C50]" office:value-type="float" office:value="0.0364179104477612" calcext:value-type="float">
            <text:p>0.04</text:p>
          </table:table-cell>
          <table:table-cell table:formula="of:=[computed.D110]/[summary.C80]" office:value-type="float" office:value="0.0173031026252983" calcext:value-type="float">
            <text:p>0.02</text:p>
          </table:table-cell>
          <table:table-cell table:formula="of:=[compared.B170]/[compared.B20]" office:value-type="float" office:value="0.774335820895523" calcext:value-type="float">
            <text:p>0.77</text:p>
          </table:table-cell>
          <table:table-cell table:formula="of:=[compared.C170]/[compared.C20]" office:value-type="float" office:value="0.367907219570406" calcext:value-type="float">
            <text:p>0.37</text:p>
          </table:table-cell>
          <table:table-cell table:formula="of:=[compared.D170]/[compared.D20]" office:value-type="float" office:value="0.47512617864548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computed.B111]/[summary.C21]" office:value-type="float" office:value="0.218085106382979" calcext:value-type="float">
            <text:p>0.22</text:p>
          </table:table-cell>
          <table:table-cell table:formula="of:=[computed.C111]/[summary.C51]" office:value-type="float" office:value="0.197260273972603" calcext:value-type="float">
            <text:p>0.20</text:p>
          </table:table-cell>
          <table:table-cell table:formula="of:=[computed.D111]/[summary.C81]" office:value-type="float" office:value="0.0888252148997135" calcext:value-type="float">
            <text:p>0.09</text:p>
          </table:table-cell>
          <table:table-cell table:formula="of:=[compared.B171]/[compared.B21]" office:value-type="float" office:value="0.9045105245573" calcext:value-type="float">
            <text:p>0.90</text:p>
          </table:table-cell>
          <table:table-cell table:formula="of:=[compared.C171]/[compared.C21]" office:value-type="float" office:value="0.407296107345028" calcext:value-type="float">
            <text:p>0.41</text:p>
          </table:table-cell>
          <table:table-cell table:formula="of:=[compared.D171]/[compared.D21]" office:value-type="float" office:value="0.450294492199936" calcext:value-type="float">
            <text:p>0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computed.B112]/[summary.C22]" office:value-type="float" office:value="0.116129032258065" calcext:value-type="float">
            <text:p>0.12</text:p>
          </table:table-cell>
          <table:table-cell table:formula="of:=[computed.C112]/[summary.C52]" office:value-type="float" office:value="0.13125" calcext:value-type="float">
            <text:p>0.13</text:p>
          </table:table-cell>
          <table:table-cell table:formula="of:=[computed.D112]/[summary.C82]" office:value-type="float" office:value="0.100313479623824" calcext:value-type="float">
            <text:p>0.10</text:p>
          </table:table-cell>
          <table:table-cell table:formula="of:=[compared.B172]/[compared.B22]" office:value-type="float" office:value="1.13020833333333" calcext:value-type="float">
            <text:p>1.13</text:p>
          </table:table-cell>
          <table:table-cell table:formula="of:=[compared.C172]/[compared.C22]" office:value-type="float" office:value="0.86381051898293" calcext:value-type="float">
            <text:p>0.86</text:p>
          </table:table-cell>
          <table:table-cell table:formula="of:=[compared.D172]/[compared.D22]" office:value-type="float" office:value="0.764293178086281" calcext:value-type="float">
            <text:p>0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computed.B113]/[summary.C23]" office:value-type="float" office:value="0.0296242774566474" calcext:value-type="float">
            <text:p>0.03</text:p>
          </table:table-cell>
          <table:table-cell table:formula="of:=[computed.C113]/[summary.C53]" office:value-type="float" office:value="0.0164497469269704" calcext:value-type="float">
            <text:p>0.02</text:p>
          </table:table-cell>
          <table:table-cell table:formula="of:=[computed.D113]/[summary.C83]" office:value-type="float" office:value="0.00305425799496946" calcext:value-type="float">
            <text:p>0.00</text:p>
          </table:table-cell>
          <table:table-cell table:formula="of:=[compared.B173]/[compared.B23]" office:value-type="float" office:value="0.55527926212017" calcext:value-type="float">
            <text:p>0.56</text:p>
          </table:table-cell>
          <table:table-cell table:formula="of:=[compared.C173]/[compared.C23]" office:value-type="float" office:value="0.103099830854579" calcext:value-type="float">
            <text:p>0.10</text:p>
          </table:table-cell>
          <table:table-cell table:formula="of:=[compared.D173]/[compared.D23]" office:value-type="float" office:value="0.185672035474406" calcext:value-type="float">
            <text:p>0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computed.B114]/[summary.C24]" office:value-type="float" office:value="0.0287618379515959" calcext:value-type="float">
            <text:p>0.03</text:p>
          </table:table-cell>
          <table:table-cell table:formula="of:=[computed.C114]/[summary.C54]" office:value-type="float" office:value="0.0160578789482972" calcext:value-type="float">
            <text:p>0.02</text:p>
          </table:table-cell>
          <table:table-cell table:formula="of:=[computed.D114]/[summary.C84]" office:value-type="float" office:value="0.00297254764819024" calcext:value-type="float">
            <text:p>0.00</text:p>
          </table:table-cell>
          <table:table-cell table:formula="of:=[compared.B174]/[compared.B24]" office:value-type="float" office:value="0.558305035141405" calcext:value-type="float">
            <text:p>0.56</text:p>
          </table:table-cell>
          <table:table-cell table:formula="of:=[compared.C174]/[compared.C24]" office:value-type="float" office:value="0.103350406646224" calcext:value-type="float">
            <text:p>0.10</text:p>
          </table:table-cell>
          <table:table-cell table:formula="of:=[compared.D174]/[compared.D24]" office:value-type="float" office:value="0.185114588157078" calcext:value-type="float">
            <text:p>0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1</text:p>
          </table:table-cell>
          <table:table-cell table:formula="of:=[computed.B115]/[summary.C25]" office:value-type="float" office:value="0.180343108256571" calcext:value-type="float">
            <text:p>0.18</text:p>
          </table:table-cell>
          <table:table-cell table:formula="of:=[computed.C115]/[summary.C55]" office:value-type="float" office:value="0.182512807154641" calcext:value-type="float">
            <text:p>0.18</text:p>
          </table:table-cell>
          <table:table-cell table:formula="of:=[computed.D115]/[summary.C85]" office:value-type="float" office:value="0.0528130671506352" calcext:value-type="float">
            <text:p>0.05</text:p>
          </table:table-cell>
          <table:table-cell table:formula="of:=[compared.B175]/[compared.B25]" office:value-type="float" office:value="1.01203094988794" calcext:value-type="float">
            <text:p>1.01</text:p>
          </table:table-cell>
          <table:table-cell table:formula="of:=[compared.C175]/[compared.C25]" office:value-type="float" office:value="0.292847714898531" calcext:value-type="float">
            <text:p>0.29</text:p>
          </table:table-cell>
          <table:table-cell table:formula="of:=[compared.D175]/[compared.D25]" office:value-type="float" office:value="0.289366362689755" calcext:value-type="float">
            <text:p>0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2</text:p>
          </table:table-cell>
          <table:table-cell table:formula="of:=[computed.B116]/[summary.C26]" office:value-type="float" office:value="0.110689381234001" calcext:value-type="float">
            <text:p>0.11</text:p>
          </table:table-cell>
          <table:table-cell table:formula="of:=[computed.C116]/[summary.C56]" office:value-type="float" office:value="0.0867680958967266" calcext:value-type="float">
            <text:p>0.09</text:p>
          </table:table-cell>
          <table:table-cell table:formula="of:=[computed.D116]/[summary.C86]" office:value-type="float" office:value="0.0296125461254613" calcext:value-type="float">
            <text:p>0.03</text:p>
          </table:table-cell>
          <table:table-cell table:formula="of:=[compared.B176]/[compared.B26]" office:value-type="float" office:value="0.783888164604478" calcext:value-type="float">
            <text:p>0.78</text:p>
          </table:table-cell>
          <table:table-cell table:formula="of:=[compared.C176]/[compared.C26]" office:value-type="float" office:value="0.267528337364713" calcext:value-type="float">
            <text:p>0.27</text:p>
          </table:table-cell>
          <table:table-cell table:formula="of:=[compared.D176]/[compared.D26]" office:value-type="float" office:value="0.341283807365172" calcext:value-type="float">
            <text:p>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computed.B117]/[summary.C27]" office:value-type="float" office:value="0.210146669872565" calcext:value-type="float">
            <text:p>0.21</text:p>
          </table:table-cell>
          <table:table-cell table:formula="of:=[computed.C117]/[summary.C57]" office:value-type="float" office:value="0.120032223415682" calcext:value-type="float">
            <text:p>0.12</text:p>
          </table:table-cell>
          <table:table-cell table:formula="of:=[computed.D117]/[summary.C87]" office:value-type="float" office:value="0.00430454667742803" calcext:value-type="float">
            <text:p>0.00</text:p>
          </table:table-cell>
          <table:table-cell table:formula="of:=[compared.B177]/[compared.B27]" office:value-type="float" office:value="0.571183086024967" calcext:value-type="float">
            <text:p>0.57</text:p>
          </table:table-cell>
          <table:table-cell table:formula="of:=[compared.C177]/[compared.C27]" office:value-type="float" office:value="0.020483535047395" calcext:value-type="float">
            <text:p>0.02</text:p>
          </table:table-cell>
          <table:table-cell table:formula="of:=[compared.D177]/[compared.D27]" office:value-type="float" office:value="0.0358615924535615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computed.B118]/[summary.C28]" office:value-type="float" office:value="0.209894332372719" calcext:value-type="float">
            <text:p>0.21</text:p>
          </table:table-cell>
          <table:table-cell table:formula="of:=[computed.C118]/[summary.C58]" office:value-type="float" office:value="0.120193600430223" calcext:value-type="float">
            <text:p>0.12</text:p>
          </table:table-cell>
          <table:table-cell table:formula="of:=[computed.D118]/[summary.C88]" office:value-type="float" office:value="0.00430338891877353" calcext:value-type="float">
            <text:p>0.00</text:p>
          </table:table-cell>
          <table:table-cell table:formula="of:=[compared.B178]/[compared.B28]" office:value-type="float" office:value="0.57263861806802" calcext:value-type="float">
            <text:p>0.57</text:p>
          </table:table-cell>
          <table:table-cell table:formula="of:=[compared.C178]/[compared.C28]" office:value-type="float" office:value="0.0205026446885275" calcext:value-type="float">
            <text:p>0.02</text:p>
          </table:table-cell>
          <table:table-cell table:formula="of:=[compared.D178]/[compared.D28]" office:value-type="float" office:value="0.0358038107134648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-O2</text:p>
          </table:table-cell>
          <table:table-cell table:formula="of:=[computed.B119]/[summary.C29]" office:value-type="float" office:value="0.0516036552589142" calcext:value-type="float">
            <text:p>0.05</text:p>
          </table:table-cell>
          <table:table-cell table:formula="of:=[computed.C119]/[summary.C59]" office:value-type="float" office:value="0.0495031616982836" calcext:value-type="float">
            <text:p>0.05</text:p>
          </table:table-cell>
          <table:table-cell table:formula="of:=[computed.D119]/[summary.C89]" office:value-type="float" office:value="0.0307277628032345" calcext:value-type="float">
            <text:p>0.03</text:p>
          </table:table-cell>
          <table:table-cell table:formula="of:=[compared.B179]/[compared.B29]" office:value-type="float" office:value="0.959295643882364" calcext:value-type="float">
            <text:p>0.96</text:p>
          </table:table-cell>
          <table:table-cell table:formula="of:=[compared.C179]/[compared.C29]" office:value-type="float" office:value="0.595457097933513" calcext:value-type="float">
            <text:p>0.60</text:p>
          </table:table-cell>
          <table:table-cell table:formula="of:=[compared.D179]/[compared.D29]" office:value-type="float" office:value="0.620723237649282" calcext:value-type="float">
            <text:p>0.62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6" table:number-rows-spanned="2">
            <text:p>WCET PER STATE SPACE</text:p>
          </table:table-cell>
          <table:covered-table-cell table:number-columns-repeated="2" table:style-name="ce4"/>
          <table:covered-table-cell table:number-columns-repeated="3" table:style-name="Default"/>
          <table:table-cell table:number-columns-repeated="1017"/>
        </table:table-row>
        <table:table-row table:style-name="ro1">
          <table:covered-table-cell table:style-name="ce5"/>
          <table:covered-table-cell table:number-columns-repeated="6"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4" office:value-type="string" calcext:value-type="string" table:number-columns-spanned="3" table:number-rows-spanned="1">
            <text:p>RAW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OMPARED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46" office:value-type="string" calcext:value-type="string">
            <text:p>BTFN vs. BTFN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1</text:p>
          </table:table-cell>
          <table:table-cell table:formula="of:=[summary.C5]/[summary.D5]" office:value-type="float" office:value="0.536626916524702" calcext:value-type="float">
            <text:p>0.54</text:p>
          </table:table-cell>
          <table:table-cell table:formula="of:=[summary.C35]/[summary.D35]" office:value-type="float" office:value="0.541666666666667" calcext:value-type="float">
            <text:p>0.54</text:p>
          </table:table-cell>
          <table:table-cell table:formula="of:=[summary.C65]/[summary.D65]" office:value-type="float" office:value="0.536028119507909" calcext:value-type="float">
            <text:p>0.54</text:p>
          </table:table-cell>
          <table:table-cell table:formula="of:=[compared.B5]/[compared.B35]" office:value-type="float" office:value="1.00939153439153" calcext:value-type="float">
            <text:p>1.01</text:p>
          </table:table-cell>
          <table:table-cell table:formula="of:=[compared.C5]/[compared.C35]" office:value-type="float" office:value="0.998884146511563" calcext:value-type="float">
            <text:p>1.00</text:p>
          </table:table-cell>
          <table:table-cell table:formula="of:=[compared.D5]/[compared.D35]" office:value-type="float" office:value="0.98959037447614" calcext:value-type="float">
            <text:p>0.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2</text:p>
          </table:table-cell>
          <table:table-cell table:formula="of:=[summary.C6]/[summary.D6]" office:value-type="float" office:value="0.52212389380531" calcext:value-type="float">
            <text:p>0.52</text:p>
          </table:table-cell>
          <table:table-cell table:formula="of:=[summary.C36]/[summary.D36]" office:value-type="float" office:value="0.523809523809524" calcext:value-type="float">
            <text:p>0.52</text:p>
          </table:table-cell>
          <table:table-cell table:formula="of:=[summary.C66]/[summary.D66]" office:value-type="float" office:value="0.532731376975169" calcext:value-type="float">
            <text:p>0.53</text:p>
          </table:table-cell>
          <table:table-cell table:formula="of:=[compared.B6]/[compared.B36]" office:value-type="float" office:value="1.00322841000807" calcext:value-type="float">
            <text:p>1.00</text:p>
          </table:table-cell>
          <table:table-cell table:formula="of:=[compared.C6]/[compared.C36]" office:value-type="float" office:value="1.02031602708804" calcext:value-type="float">
            <text:p>1.02</text:p>
          </table:table-cell>
          <table:table-cell table:formula="of:=[compared.D6]/[compared.D36]" office:value-type="float" office:value="1.01703262877078" calcext:value-type="float">
            <text:p>1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summary.C7]/[summary.D7]" office:value-type="float" office:value="0.463477283673142" calcext:value-type="float">
            <text:p>0.46</text:p>
          </table:table-cell>
          <table:table-cell table:formula="of:=[summary.C37]/[summary.D37]" office:value-type="float" office:value="0.467479674796748" calcext:value-type="float">
            <text:p>0.47</text:p>
          </table:table-cell>
          <table:table-cell table:formula="of:=[summary.C67]/[summary.D67]" office:value-type="float" office:value="0.65900430239705" calcext:value-type="float">
            <text:p>0.66</text:p>
          </table:table-cell>
          <table:table-cell table:formula="of:=[compared.B7]/[compared.B37]" office:value-type="float" office:value="1.00863557128817" calcext:value-type="float">
            <text:p>1.01</text:p>
          </table:table-cell>
          <table:table-cell table:formula="of:=[compared.C7]/[compared.C37]" office:value-type="float" office:value="1.42186969159377" calcext:value-type="float">
            <text:p>1.42</text:p>
          </table:table-cell>
          <table:table-cell table:formula="of:=[compared.D7]/[compared.D37]" office:value-type="float" office:value="1.40969615991021" calcext:value-type="float">
            <text:p>1.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summary.C8]/[summary.D8]" office:value-type="float" office:value="0.459567720937995" calcext:value-type="float">
            <text:p>0.46</text:p>
          </table:table-cell>
          <table:table-cell table:formula="of:=[summary.C38]/[summary.D38]" office:value-type="float" office:value="0.469933958985054" calcext:value-type="float">
            <text:p>0.47</text:p>
          </table:table-cell>
          <table:table-cell table:formula="of:=[summary.C68]/[summary.D68]" office:value-type="float" office:value="0.657496902106568" calcext:value-type="float">
            <text:p>0.66</text:p>
          </table:table-cell>
          <table:table-cell table:formula="of:=[compared.B8]/[compared.B38]" office:value-type="float" office:value="1.02255649727944" calcext:value-type="float">
            <text:p>1.02</text:p>
          </table:table-cell>
          <table:table-cell table:formula="of:=[compared.C8]/[compared.C38]" office:value-type="float" office:value="1.43068555982259" calcext:value-type="float">
            <text:p>1.43</text:p>
          </table:table-cell>
          <table:table-cell table:formula="of:=[compared.D8]/[compared.D38]" office:value-type="float" office:value="1.39912617408328" calcext:value-type="float">
            <text:p>1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t-O2</text:p>
          </table:table-cell>
          <table:table-cell table:formula="of:=[summary.C9]/[summary.D9]" office:value-type="float" office:value="0.372695035460993" calcext:value-type="float">
            <text:p>0.37</text:p>
          </table:table-cell>
          <table:table-cell table:formula="of:=[summary.C39]/[summary.D39]" office:value-type="float" office:value="0.371765773944621" calcext:value-type="float">
            <text:p>0.37</text:p>
          </table:table-cell>
          <table:table-cell table:formula="of:=[summary.C69]/[summary.D69]" office:value-type="float" office:value="0.50121891760117" calcext:value-type="float">
            <text:p>0.50</text:p>
          </table:table-cell>
          <table:table-cell table:formula="of:=[compared.B9]/[compared.B39]" office:value-type="float" office:value="0.997506643695367" calcext:value-type="float">
            <text:p>1.00</text:p>
          </table:table-cell>
          <table:table-cell table:formula="of:=[compared.C9]/[compared.C39]" office:value-type="float" office:value="1.34484999775005" calcext:value-type="float">
            <text:p>1.34</text:p>
          </table:table-cell>
          <table:table-cell table:formula="of:=[compared.D9]/[compared.D39]" office:value-type="float" office:value="1.348211569567" calcext:value-type="float">
            <text:p>1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1</text:p>
          </table:table-cell>
          <table:table-cell table:formula="of:=[summary.C10]/[summary.D10]" office:value-type="float" office:value="0.405924638196088" calcext:value-type="float">
            <text:p>0.41</text:p>
          </table:table-cell>
          <table:table-cell table:formula="of:=[summary.C40]/[summary.D40]" office:value-type="float" office:value="0.412043259786183" calcext:value-type="float">
            <text:p>0.41</text:p>
          </table:table-cell>
          <table:table-cell table:formula="of:=[summary.C70]/[summary.D70]" office:value-type="float" office:value="0.420532997354907" calcext:value-type="float">
            <text:p>0.42</text:p>
          </table:table-cell>
          <table:table-cell table:formula="of:=[compared.B10]/[compared.B40]" office:value-type="float" office:value="1.01507329443536" calcext:value-type="float">
            <text:p>1.02</text:p>
          </table:table-cell>
          <table:table-cell table:formula="of:=[compared.C10]/[compared.C40]" office:value-type="float" office:value="1.0359878602682" calcext:value-type="float">
            <text:p>1.04</text:p>
          </table:table-cell>
          <table:table-cell table:formula="of:=[compared.D10]/[compared.D40]" office:value-type="float" office:value="1.02060399573853" calcext:value-type="float">
            <text:p>1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2</text:p>
          </table:table-cell>
          <table:table-cell table:formula="of:=[summary.C11]/[summary.D11]" office:value-type="float" office:value="0.384427668782059" calcext:value-type="float">
            <text:p>0.38</text:p>
          </table:table-cell>
          <table:table-cell table:formula="of:=[summary.C41]/[summary.D41]" office:value-type="float" office:value="0.391139733997091" calcext:value-type="float">
            <text:p>0.39</text:p>
          </table:table-cell>
          <table:table-cell table:formula="of:=[summary.C71]/[summary.D71]" office:value-type="float" office:value="0.421221735164241" calcext:value-type="float">
            <text:p>0.42</text:p>
          </table:table-cell>
          <table:table-cell table:formula="of:=[compared.B11]/[compared.B41]" office:value-type="float" office:value="1.01745989105388" calcext:value-type="float">
            <text:p>1.02</text:p>
          </table:table-cell>
          <table:table-cell table:formula="of:=[compared.C11]/[compared.C41]" office:value-type="float" office:value="1.09571128555536" calcext:value-type="float">
            <text:p>1.10</text:p>
          </table:table-cell>
          <table:table-cell table:formula="of:=[compared.D11]/[compared.D41]" office:value-type="float" office:value="1.07690857908947" calcext:value-type="float">
            <text:p>1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summary.C12]/[summary.D12]" office:value-type="float" office:value="0.386058981233244" calcext:value-type="float">
            <text:p>0.39</text:p>
          </table:table-cell>
          <table:table-cell table:formula="of:=[summary.C42]/[summary.D42]" office:value-type="float" office:value="0.388555858310627" calcext:value-type="float">
            <text:p>0.39</text:p>
          </table:table-cell>
          <table:table-cell table:formula="of:=[summary.C72]/[summary.D72]" office:value-type="float" office:value="0.395121951219512" calcext:value-type="float">
            <text:p>0.40</text:p>
          </table:table-cell>
          <table:table-cell table:formula="of:=[compared.B12]/[compared.B42]" office:value-type="float" office:value="1.00646760520739" calcext:value-type="float">
            <text:p>1.01</text:p>
          </table:table-cell>
          <table:table-cell table:formula="of:=[compared.C12]/[compared.C42]" office:value-type="float" office:value="1.0234756097561" calcext:value-type="float">
            <text:p>1.02</text:p>
          </table:table-cell>
          <table:table-cell table:formula="of:=[compared.D12]/[compared.D42]" office:value-type="float" office:value="1.01689871036158" calcext:value-type="float">
            <text:p>1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summary.C13]/[summary.D13]" office:value-type="float" office:value="0.353726632677834" calcext:value-type="float">
            <text:p>0.35</text:p>
          </table:table-cell>
          <table:table-cell table:formula="of:=[summary.C43]/[summary.D43]" office:value-type="float" office:value="0.35377358490566" calcext:value-type="float">
            <text:p>0.35</text:p>
          </table:table-cell>
          <table:table-cell table:formula="of:=[summary.C73]/[summary.D73]" office:value-type="float" office:value="0.35375752814873" calcext:value-type="float">
            <text:p>0.35</text:p>
          </table:table-cell>
          <table:table-cell table:formula="of:=[compared.B13]/[compared.B43]" office:value-type="float" office:value="1.00013273591381" calcext:value-type="float">
            <text:p>1.00</text:p>
          </table:table-cell>
          <table:table-cell table:formula="of:=[compared.C13]/[compared.C43]" office:value-type="float" office:value="1.00008734278972" calcext:value-type="float">
            <text:p>1.00</text:p>
          </table:table-cell>
          <table:table-cell table:formula="of:=[compared.D13]/[compared.D43]" office:value-type="float" office:value="0.999954612900412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1</text:p>
          </table:table-cell>
          <table:table-cell table:formula="of:=[summary.C14]/[summary.D14]" office:value-type="float" office:value="0.601553341148886" calcext:value-type="float">
            <text:p>0.60</text:p>
          </table:table-cell>
          <table:table-cell table:formula="of:=[summary.C44]/[summary.D44]" office:value-type="float" office:value="0.596362569668525" calcext:value-type="float">
            <text:p>0.60</text:p>
          </table:table-cell>
          <table:table-cell table:formula="of:=[summary.C74]/[summary.D74]" office:value-type="float" office:value="0.619004524886878" calcext:value-type="float">
            <text:p>0.62</text:p>
          </table:table-cell>
          <table:table-cell table:formula="of:=[compared.B14]/[compared.B44]" office:value-type="float" office:value="0.991371053695009" calcext:value-type="float">
            <text:p>0.99</text:p>
          </table:table-cell>
          <table:table-cell table:formula="of:=[compared.C14]/[compared.C44]" office:value-type="float" office:value="1.02901020166335" calcext:value-type="float">
            <text:p>1.03</text:p>
          </table:table-cell>
          <table:table-cell table:formula="of:=[compared.D14]/[compared.D44]" office:value-type="float" office:value="1.03796676111134" calcext:value-type="float">
            <text:p>1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2</text:p>
          </table:table-cell>
          <table:table-cell table:formula="of:=[summary.C15]/[summary.D15]" office:value-type="float" office:value="0.604858070893942" calcext:value-type="float">
            <text:p>0.60</text:p>
          </table:table-cell>
          <table:table-cell table:formula="of:=[summary.C45]/[summary.D45]" office:value-type="float" office:value="0.600565371024735" calcext:value-type="float">
            <text:p>0.60</text:p>
          </table:table-cell>
          <table:table-cell table:formula="of:=[summary.C75]/[summary.D75]" office:value-type="float" office:value="0.622800639813872" calcext:value-type="float">
            <text:p>0.62</text:p>
          </table:table-cell>
          <table:table-cell table:formula="of:=[compared.B15]/[compared.B45]" office:value-type="float" office:value="0.992902963396252" calcext:value-type="float">
            <text:p>0.99</text:p>
          </table:table-cell>
          <table:table-cell table:formula="of:=[compared.C15]/[compared.C45]" office:value-type="float" office:value="1.02966409771703" calcext:value-type="float">
            <text:p>1.03</text:p>
          </table:table-cell>
          <table:table-cell table:formula="of:=[compared.D15]/[compared.D45]" office:value-type="float" office:value="1.0370238942535" calcext:value-type="float">
            <text:p>1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summary.C16]/[summary.D16]" office:value-type="float" office:value="0.430526315789474" calcext:value-type="float">
            <text:p>0.43</text:p>
          </table:table-cell>
          <table:table-cell table:formula="of:=[summary.C46]/[summary.D46]" office:value-type="float" office:value="0.443670150987224" calcext:value-type="float">
            <text:p>0.44</text:p>
          </table:table-cell>
          <table:table-cell table:formula="of:=[summary.C76]/[summary.D76]" office:value-type="float" office:value="0.438006952491309" calcext:value-type="float">
            <text:p>0.44</text:p>
          </table:table-cell>
          <table:table-cell table:formula="of:=[compared.B16]/[compared.B46]" office:value-type="float" office:value="1.03052969055712" calcext:value-type="float">
            <text:p>1.03</text:p>
          </table:table-cell>
          <table:table-cell table:formula="of:=[compared.C16]/[compared.C46]" office:value-type="float" office:value="1.01737556202138" calcext:value-type="float">
            <text:p>1.02</text:p>
          </table:table-cell>
          <table:table-cell table:formula="of:=[compared.D16]/[compared.D46]" office:value-type="float" office:value="0.987235565693763" calcext:value-type="float">
            <text:p>0.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summary.C17]/[summary.D17]" office:value-type="float" office:value="0.434856175972927" calcext:value-type="float">
            <text:p>0.43</text:p>
          </table:table-cell>
          <table:table-cell table:formula="of:=[summary.C47]/[summary.D47]" office:value-type="float" office:value="0.441117764471058" calcext:value-type="float">
            <text:p>0.44</text:p>
          </table:table-cell>
          <table:table-cell table:formula="of:=[summary.C77]/[summary.D77]" office:value-type="float" office:value="0.441117764471058" calcext:value-type="float">
            <text:p>0.44</text:p>
          </table:table-cell>
          <table:table-cell table:formula="of:=[compared.B17]/[compared.B47]" office:value-type="float" office:value="1.01439921712994" calcext:value-type="float">
            <text:p>1.01</text:p>
          </table:table-cell>
          <table:table-cell table:formula="of:=[compared.C17]/[compared.C47]" office:value-type="float" office:value="1.01439921712994" calcext:value-type="float">
            <text:p>1.01</text:p>
          </table:table-cell>
          <table:table-cell table:formula="of:=[compared.D17]/[compared.D47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1</text:p>
          </table:table-cell>
          <table:table-cell table:formula="of:=[summary.C18]/[summary.D18]" office:value-type="float" office:value="0.469788088235698" calcext:value-type="float">
            <text:p>0.47</text:p>
          </table:table-cell>
          <table:table-cell table:formula="of:=[summary.C48]/[summary.D48]" office:value-type="float" office:value="0.468754070139475" calcext:value-type="float">
            <text:p>0.47</text:p>
          </table:table-cell>
          <table:table-cell table:formula="of:=[summary.C78]/[summary.D78]" office:value-type="float" office:value="0.639879085043261" calcext:value-type="float">
            <text:p>0.64</text:p>
          </table:table-cell>
          <table:table-cell table:formula="of:=[compared.B18]/[compared.B48]" office:value-type="float" office:value="0.997798969105185" calcext:value-type="float">
            <text:p>1.00</text:p>
          </table:table-cell>
          <table:table-cell table:formula="of:=[compared.C18]/[compared.C48]" office:value-type="float" office:value="1.36205898162796" calcext:value-type="float">
            <text:p>1.36</text:p>
          </table:table-cell>
          <table:table-cell table:formula="of:=[compared.D18]/[compared.D48]" office:value-type="float" office:value="1.36506352862786" calcext:value-type="float">
            <text:p>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2</text:p>
          </table:table-cell>
          <table:table-cell table:formula="of:=[summary.C19]/[summary.D19]" office:value-type="float" office:value="0.475983282927076" calcext:value-type="float">
            <text:p>0.48</text:p>
          </table:table-cell>
          <table:table-cell table:formula="of:=[summary.C49]/[summary.D49]" office:value-type="float" office:value="0.475298504679867" calcext:value-type="float">
            <text:p>0.48</text:p>
          </table:table-cell>
          <table:table-cell table:formula="of:=[summary.C79]/[summary.D79]" office:value-type="float" office:value="0.660454117773845" calcext:value-type="float">
            <text:p>0.66</text:p>
          </table:table-cell>
          <table:table-cell table:formula="of:=[compared.B19]/[compared.B49]" office:value-type="float" office:value="0.99856133971135" calcext:value-type="float">
            <text:p>1.00</text:p>
          </table:table-cell>
          <table:table-cell table:formula="of:=[compared.C19]/[compared.C49]" office:value-type="float" office:value="1.3875573816634" calcext:value-type="float">
            <text:p>1.39</text:p>
          </table:table-cell>
          <table:table-cell table:formula="of:=[compared.D19]/[compared.D49]" office:value-type="float" office:value="1.38955648139202" calcext:value-type="float">
            <text:p>1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summary.C20]/[summary.D20]" office:value-type="float" office:value="0.567757009345794" calcext:value-type="float">
            <text:p>0.57</text:p>
          </table:table-cell>
          <table:table-cell table:formula="of:=[summary.C50]/[summary.D50]" office:value-type="float" office:value="0.55008210180624" calcext:value-type="float">
            <text:p>0.55</text:p>
          </table:table-cell>
          <table:table-cell table:formula="of:=[summary.C80]/[summary.D80]" office:value-type="float" office:value="0.660883280757098" calcext:value-type="float">
            <text:p>0.66</text:p>
          </table:table-cell>
          <table:table-cell table:formula="of:=[compared.B20]/[compared.B50]" office:value-type="float" office:value="0.968868887131973" calcext:value-type="float">
            <text:p>0.97</text:p>
          </table:table-cell>
          <table:table-cell table:formula="of:=[compared.C20]/[compared.C50]" office:value-type="float" office:value="1.16402487310304" calcext:value-type="float">
            <text:p>1.16</text:p>
          </table:table-cell>
          <table:table-cell table:formula="of:=[compared.D20]/[compared.D50]" office:value-type="float" office:value="1.20142662083902" calcext:value-type="float">
            <text:p>1.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summary.C21]/[summary.D21]" office:value-type="float" office:value="0.482051282051282" calcext:value-type="float">
            <text:p>0.48</text:p>
          </table:table-cell>
          <table:table-cell table:formula="of:=[summary.C51]/[summary.D51]" office:value-type="float" office:value="0.48993288590604" calcext:value-type="float">
            <text:p>0.49</text:p>
          </table:table-cell>
          <table:table-cell table:formula="of:=[summary.C81]/[summary.D81]" office:value-type="float" office:value="0.500717360114778" calcext:value-type="float">
            <text:p>0.50</text:p>
          </table:table-cell>
          <table:table-cell table:formula="of:=[compared.B21]/[compared.B51]" office:value-type="float" office:value="1.01635013565615" calcext:value-type="float">
            <text:p>1.02</text:p>
          </table:table-cell>
          <table:table-cell table:formula="of:=[compared.C21]/[compared.C51]" office:value-type="float" office:value="1.03872218321683" calcext:value-type="float">
            <text:p>1.04</text:p>
          </table:table-cell>
          <table:table-cell table:formula="of:=[compared.D21]/[compared.D51]" office:value-type="float" office:value="1.0220121459877" calcext:value-type="float">
            <text:p>1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summary.C22]/[summary.D22]" office:value-type="float" office:value="0.521008403361345" calcext:value-type="float">
            <text:p>0.52</text:p>
          </table:table-cell>
          <table:table-cell table:formula="of:=[summary.C52]/[summary.D52]" office:value-type="float" office:value="0.538720538720539" calcext:value-type="float">
            <text:p>0.54</text:p>
          </table:table-cell>
          <table:table-cell table:formula="of:=[summary.C82]/[summary.D82]" office:value-type="float" office:value="0.539763113367174" calcext:value-type="float">
            <text:p>0.54</text:p>
          </table:table-cell>
          <table:table-cell table:formula="of:=[compared.B22]/[compared.B52]" office:value-type="float" office:value="1.03399587270555" calcext:value-type="float">
            <text:p>1.03</text:p>
          </table:table-cell>
          <table:table-cell table:formula="of:=[compared.C22]/[compared.C52]" office:value-type="float" office:value="1.03599694339829" calcext:value-type="float">
            <text:p>1.04</text:p>
          </table:table-cell>
          <table:table-cell table:formula="of:=[compared.D22]/[compared.D52]" office:value-type="float" office:value="1.00193527918782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summary.C23]/[summary.D23]" office:value-type="float" office:value="0.497752202841216" calcext:value-type="float">
            <text:p>0.50</text:p>
          </table:table-cell>
          <table:table-cell table:formula="of:=[summary.C53]/[summary.D53]" office:value-type="float" office:value="0.501996370235935" calcext:value-type="float">
            <text:p>0.50</text:p>
          </table:table-cell>
          <table:table-cell table:formula="of:=[summary.C83]/[summary.D83]" office:value-type="float" office:value="0.565305707901686" calcext:value-type="float">
            <text:p>0.57</text:p>
          </table:table-cell>
          <table:table-cell table:formula="of:=[compared.B23]/[compared.B53]" office:value-type="float" office:value="1.00852666722617" calcext:value-type="float">
            <text:p>1.01</text:p>
          </table:table-cell>
          <table:table-cell table:formula="of:=[compared.C23]/[compared.C53]" office:value-type="float" office:value="1.13571713932127" calcext:value-type="float">
            <text:p>1.14</text:p>
          </table:table-cell>
          <table:table-cell table:formula="of:=[compared.D23]/[compared.D53]" office:value-type="float" office:value="1.12611513034646" calcext:value-type="float">
            <text:p>1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summary.C24]/[summary.D24]" office:value-type="float" office:value="0.502378854625551" calcext:value-type="float">
            <text:p>0.50</text:p>
          </table:table-cell>
          <table:table-cell table:formula="of:=[summary.C54]/[summary.D54]" office:value-type="float" office:value="0.503778113610099" calcext:value-type="float">
            <text:p>0.50</text:p>
          </table:table-cell>
          <table:table-cell table:formula="of:=[summary.C84]/[summary.D84]" office:value-type="float" office:value="0.567192303877814" calcext:value-type="float">
            <text:p>0.57</text:p>
          </table:table-cell>
          <table:table-cell table:formula="of:=[compared.B24]/[compared.B54]" office:value-type="float" office:value="1.00278526648099" calcext:value-type="float">
            <text:p>1.00</text:p>
          </table:table-cell>
          <table:table-cell table:formula="of:=[compared.C24]/[compared.C54]" office:value-type="float" office:value="1.12901309172452" calcext:value-type="float">
            <text:p>1.13</text:p>
          </table:table-cell>
          <table:table-cell table:formula="of:=[compared.D24]/[compared.D54]" office:value-type="float" office:value="1.12587722363182" calcext:value-type="float">
            <text:p>1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1</text:p>
          </table:table-cell>
          <table:table-cell table:formula="of:=[summary.C25]/[summary.D25]" office:value-type="float" office:value="0.364282855647569" calcext:value-type="float">
            <text:p>0.36</text:p>
          </table:table-cell>
          <table:table-cell table:formula="of:=[summary.C55]/[summary.D55]" office:value-type="float" office:value="0.364785252755606" calcext:value-type="float">
            <text:p>0.36</text:p>
          </table:table-cell>
          <table:table-cell table:formula="of:=[summary.C85]/[summary.D85]" office:value-type="float" office:value="0.457318338382371" calcext:value-type="float">
            <text:p>0.46</text:p>
          </table:table-cell>
          <table:table-cell table:formula="of:=[compared.B25]/[compared.B55]" office:value-type="float" office:value="1.00137914013863" calcext:value-type="float">
            <text:p>1.00</text:p>
          </table:table-cell>
          <table:table-cell table:formula="of:=[compared.C25]/[compared.C55]" office:value-type="float" office:value="1.25539352536758" calcext:value-type="float">
            <text:p>1.26</text:p>
          </table:table-cell>
          <table:table-cell table:formula="of:=[compared.D25]/[compared.D55]" office:value-type="float" office:value="1.25366454627144" calcext:value-type="float">
            <text:p>1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2</text:p>
          </table:table-cell>
          <table:table-cell table:formula="of:=[summary.C26]/[summary.D26]" office:value-type="float" office:value="0.362760166506564" calcext:value-type="float">
            <text:p>0.36</text:p>
          </table:table-cell>
          <table:table-cell table:formula="of:=[summary.C56]/[summary.D56]" office:value-type="float" office:value="0.363889541321343" calcext:value-type="float">
            <text:p>0.36</text:p>
          </table:table-cell>
          <table:table-cell table:formula="of:=[summary.C86]/[summary.D86]" office:value-type="float" office:value="0.496746402712859" calcext:value-type="float">
            <text:p>0.50</text:p>
          </table:table-cell>
          <table:table-cell table:formula="of:=[compared.B26]/[compared.B56]" office:value-type="float" office:value="1.0031132823255" calcext:value-type="float">
            <text:p>1.00</text:p>
          </table:table-cell>
          <table:table-cell table:formula="of:=[compared.C26]/[compared.C56]" office:value-type="float" office:value="1.36935211905045" calcext:value-type="float">
            <text:p>1.37</text:p>
          </table:table-cell>
          <table:table-cell table:formula="of:=[compared.D26]/[compared.D56]" office:value-type="float" office:value="1.36510217059026" calcext:value-type="float">
            <text:p>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summary.C27]/[summary.D27]" office:value-type="float" office:value="0.344487699826058" calcext:value-type="float">
            <text:p>0.34</text:p>
          </table:table-cell>
          <table:table-cell table:formula="of:=[summary.C57]/[summary.D57]" office:value-type="float" office:value="0.345326409495549" calcext:value-type="float">
            <text:p>0.35</text:p>
          </table:table-cell>
          <table:table-cell table:formula="of:=[summary.C87]/[summary.D87]" office:value-type="float" office:value="0.344901178435557" calcext:value-type="float">
            <text:p>0.34</text:p>
          </table:table-cell>
          <table:table-cell table:formula="of:=[compared.B27]/[compared.B57]" office:value-type="float" office:value="1.00243465781192" calcext:value-type="float">
            <text:p>1.00</text:p>
          </table:table-cell>
          <table:table-cell table:formula="of:=[compared.C27]/[compared.C57]" office:value-type="float" office:value="1.00120027103931" calcext:value-type="float">
            <text:p>1.00</text:p>
          </table:table-cell>
          <table:table-cell table:formula="of:=[compared.D27]/[compared.D57]" office:value-type="float" office:value="0.99876861123766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summary.C28]/[summary.D28]" office:value-type="float" office:value="0.34535954217467" calcext:value-type="float">
            <text:p>0.35</text:p>
          </table:table-cell>
          <table:table-cell table:formula="of:=[summary.C58]/[summary.D58]" office:value-type="float" office:value="0.345792654579265" calcext:value-type="float">
            <text:p>0.35</text:p>
          </table:table-cell>
          <table:table-cell table:formula="of:=[summary.C88]/[summary.D88]" office:value-type="float" office:value="0.345796130952381" calcext:value-type="float">
            <text:p>0.35</text:p>
          </table:table-cell>
          <table:table-cell table:formula="of:=[compared.B28]/[compared.B58]" office:value-type="float" office:value="1.00125409132137" calcext:value-type="float">
            <text:p>1.00</text:p>
          </table:table-cell>
          <table:table-cell table:formula="of:=[compared.C28]/[compared.C58]" office:value-type="float" office:value="1.00126415727494" calcext:value-type="float">
            <text:p>1.00</text:p>
          </table:table-cell>
          <table:table-cell table:formula="of:=[compared.D28]/[compared.D58]" office:value-type="float" office:value="1.00001005334575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-O2</text:p>
          </table:table-cell>
          <table:table-cell table:formula="of:=[summary.C29]/[summary.D29]" office:value-type="float" office:value="0.49363169998231" calcext:value-type="float">
            <text:p>0.49</text:p>
          </table:table-cell>
          <table:table-cell table:formula="of:=[summary.C59]/[summary.D59]" office:value-type="float" office:value="0.472430863776033" calcext:value-type="float">
            <text:p>0.47</text:p>
          </table:table-cell>
          <table:table-cell table:formula="of:=[summary.C89]/[summary.D89]" office:value-type="float" office:value="0.545695234359678" calcext:value-type="float">
            <text:p>0.55</text:p>
          </table:table-cell>
          <table:table-cell table:formula="of:=[compared.B29]/[compared.B59]" office:value-type="float" office:value="0.957051307266049" calcext:value-type="float">
            <text:p>0.96</text:p>
          </table:table-cell>
          <table:table-cell table:formula="of:=[compared.C29]/[compared.C59]" office:value-type="float" office:value="1.10547040309452" calcext:value-type="float">
            <text:p>1.11</text:p>
          </table:table-cell>
          <table:table-cell table:formula="of:=[compared.D29]/[compared.D59]" office:value-type="float" office:value="1.15507956020921" calcext:value-type="float">
            <text:p>1.16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6" table:number-rows-spanned="2">
            <text:p>ICACHE HIT PER STATE SPACE</text:p>
          </table:table-cell>
          <table:covered-table-cell table:number-columns-repeated="2" table:style-name="ce4"/>
          <table:covered-table-cell table:number-columns-repeated="3" table:style-name="Default"/>
          <table:table-cell table:number-columns-repeated="1017"/>
        </table:table-row>
        <table:table-row table:style-name="ro1">
          <table:covered-table-cell table:style-name="ce5"/>
          <table:covered-table-cell table:number-columns-repeated="6"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4" office:value-type="string" calcext:value-type="string" table:number-columns-spanned="3" table:number-rows-spanned="1">
            <text:p>RAW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OMPARED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46" office:value-type="string" calcext:value-type="string">
            <text:p>BTFN vs. BTFN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1</text:p>
          </table:table-cell>
          <table:table-cell table:formula="of:=[summary.F5]/[summary.D5]" office:value-type="float" office:value="0.195911413969336" calcext:value-type="float">
            <text:p>0.20</text:p>
          </table:table-cell>
          <table:table-cell table:formula="of:=[summary.F35]/[summary.D35]" office:value-type="float" office:value="0.192708333333333" calcext:value-type="float">
            <text:p>0.19</text:p>
          </table:table-cell>
          <table:table-cell table:formula="of:=[summary.F65]/[summary.D65]" office:value-type="float" office:value="0.198594024604569" calcext:value-type="float">
            <text:p>0.20</text:p>
          </table:table-cell>
          <table:table-cell table:formula="of:=[compared.B65]/[compared.B35]" office:value-type="float" office:value="0.983650362318841" calcext:value-type="float">
            <text:p>0.98</text:p>
          </table:table-cell>
          <table:table-cell table:formula="of:=[compared.C65]/[compared.C35]" office:value-type="float" office:value="1.01369297776419" calcext:value-type="float">
            <text:p>1.01</text:p>
          </table:table-cell>
          <table:table-cell table:formula="of:=[compared.D65]/[compared.D35]" office:value-type="float" office:value="1.03054196551561" calcext:value-type="float">
            <text:p>1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2</text:p>
          </table:table-cell>
          <table:table-cell table:formula="of:=[summary.F6]/[summary.D6]" office:value-type="float" office:value="0.190265486725664" calcext:value-type="float">
            <text:p>0.19</text:p>
          </table:table-cell>
          <table:table-cell table:formula="of:=[summary.F36]/[summary.D36]" office:value-type="float" office:value="0.1859410430839" calcext:value-type="float">
            <text:p>0.19</text:p>
          </table:table-cell>
          <table:table-cell table:formula="of:=[summary.F66]/[summary.D66]" office:value-type="float" office:value="0.187358916478555" calcext:value-type="float">
            <text:p>0.19</text:p>
          </table:table-cell>
          <table:table-cell table:formula="of:=[compared.B66]/[compared.B36]" office:value-type="float" office:value="0.977271528766545" calcext:value-type="float">
            <text:p>0.98</text:p>
          </table:table-cell>
          <table:table-cell table:formula="of:=[compared.C66]/[compared.C36]" office:value-type="float" office:value="0.984723607538453" calcext:value-type="float">
            <text:p>0.98</text:p>
          </table:table-cell>
          <table:table-cell table:formula="of:=[compared.D66]/[compared.D36]" office:value-type="float" office:value="1.00762539228101" calcext:value-type="float">
            <text:p>1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summary.F7]/[summary.D7]" office:value-type="float" office:value="0.265451918445978" calcext:value-type="float">
            <text:p>0.27</text:p>
          </table:table-cell>
          <table:table-cell table:formula="of:=[summary.F37]/[summary.D37]" office:value-type="float" office:value="0.263296070460705" calcext:value-type="float">
            <text:p>0.26</text:p>
          </table:table-cell>
          <table:table-cell table:formula="of:=[summary.F67]/[summary.D67]" office:value-type="float" office:value="0.166318377381684" calcext:value-type="float">
            <text:p>0.17</text:p>
          </table:table-cell>
          <table:table-cell table:formula="of:=[compared.B67]/[compared.B37]" office:value-type="float" office:value="0.991878574478216" calcext:value-type="float">
            <text:p>0.99</text:p>
          </table:table-cell>
          <table:table-cell table:formula="of:=[compared.C67]/[compared.C37]" office:value-type="float" office:value="0.626548033087699" calcext:value-type="float">
            <text:p>0.63</text:p>
          </table:table-cell>
          <table:table-cell table:formula="of:=[compared.D67]/[compared.D37]" office:value-type="float" office:value="0.631678160219662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summary.F8]/[summary.D8]" office:value-type="float" office:value="0.266961528832513" calcext:value-type="float">
            <text:p>0.27</text:p>
          </table:table-cell>
          <table:table-cell table:formula="of:=[summary.F38]/[summary.D38]" office:value-type="float" office:value="0.261644073687869" calcext:value-type="float">
            <text:p>0.26</text:p>
          </table:table-cell>
          <table:table-cell table:formula="of:=[summary.F68]/[summary.D68]" office:value-type="float" office:value="0.166790582403965" calcext:value-type="float">
            <text:p>0.17</text:p>
          </table:table-cell>
          <table:table-cell table:formula="of:=[compared.B68]/[compared.B38]" office:value-type="float" office:value="0.980081567677943" calcext:value-type="float">
            <text:p>0.98</text:p>
          </table:table-cell>
          <table:table-cell table:formula="of:=[compared.C68]/[compared.C38]" office:value-type="float" office:value="0.624773850874247" calcext:value-type="float">
            <text:p>0.62</text:p>
          </table:table-cell>
          <table:table-cell table:formula="of:=[compared.D68]/[compared.D38]" office:value-type="float" office:value="0.637471279410439" calcext:value-type="float">
            <text:p>0.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t-O2</text:p>
          </table:table-cell>
          <table:table-cell table:formula="of:=[summary.F9]/[summary.D9]" office:value-type="float" office:value="0.308333333333333" calcext:value-type="float">
            <text:p>0.31</text:p>
          </table:table-cell>
          <table:table-cell table:formula="of:=[summary.F39]/[summary.D39]" office:value-type="float" office:value="0.308760780753518" calcext:value-type="float">
            <text:p>0.31</text:p>
          </table:table-cell>
          <table:table-cell table:formula="of:=[summary.F69]/[summary.D69]" office:value-type="float" office:value="0.242442710872745" calcext:value-type="float">
            <text:p>0.24</text:p>
          </table:table-cell>
          <table:table-cell table:formula="of:=[compared.B69]/[compared.B39]" office:value-type="float" office:value="1.00138631595735" calcext:value-type="float">
            <text:p>1.00</text:p>
          </table:table-cell>
          <table:table-cell table:formula="of:=[compared.C69]/[compared.C39]" office:value-type="float" office:value="0.786300683911605" calcext:value-type="float">
            <text:p>0.79</text:p>
          </table:table-cell>
          <table:table-cell table:formula="of:=[compared.D69]/[compared.D39]" office:value-type="float" office:value="0.785212131803377" calcext:value-type="float">
            <text:p>0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1</text:p>
          </table:table-cell>
          <table:table-cell table:formula="of:=[summary.F10]/[summary.D10]" office:value-type="float" office:value="0.296517419248412" calcext:value-type="float">
            <text:p>0.30</text:p>
          </table:table-cell>
          <table:table-cell table:formula="of:=[summary.F40]/[summary.D40]" office:value-type="float" office:value="0.293437278135059" calcext:value-type="float">
            <text:p>0.29</text:p>
          </table:table-cell>
          <table:table-cell table:formula="of:=[summary.F70]/[summary.D70]" office:value-type="float" office:value="0.289155117408251" calcext:value-type="float">
            <text:p>0.29</text:p>
          </table:table-cell>
          <table:table-cell table:formula="of:=[compared.B70]/[compared.B40]" office:value-type="float" office:value="0.989612275996599" calcext:value-type="float">
            <text:p>0.99</text:p>
          </table:table-cell>
          <table:table-cell table:formula="of:=[compared.C70]/[compared.C40]" office:value-type="float" office:value="0.975170761101243" calcext:value-type="float">
            <text:p>0.98</text:p>
          </table:table-cell>
          <table:table-cell table:formula="of:=[compared.D70]/[compared.D40]" office:value-type="float" office:value="0.985406895967602" calcext:value-type="float">
            <text:p>0.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2</text:p>
          </table:table-cell>
          <table:table-cell table:formula="of:=[summary.F11]/[summary.D11]" office:value-type="float" office:value="0.307271143556348" calcext:value-type="float">
            <text:p>0.31</text:p>
          </table:table-cell>
          <table:table-cell table:formula="of:=[summary.F41]/[summary.D41]" office:value-type="float" office:value="0.303841597816797" calcext:value-type="float">
            <text:p>0.30</text:p>
          </table:table-cell>
          <table:table-cell table:formula="of:=[summary.F71]/[summary.D71]" office:value-type="float" office:value="0.2887877099933" calcext:value-type="float">
            <text:p>0.29</text:p>
          </table:table-cell>
          <table:table-cell table:formula="of:=[compared.B71]/[compared.B41]" office:value-type="float" office:value="0.988838698942381" calcext:value-type="float">
            <text:p>0.99</text:p>
          </table:table-cell>
          <table:table-cell table:formula="of:=[compared.C71]/[compared.C41]" office:value-type="float" office:value="0.939846503810537" calcext:value-type="float">
            <text:p>0.94</text:p>
          </table:table-cell>
          <table:table-cell table:formula="of:=[compared.D71]/[compared.D41]" office:value-type="float" office:value="0.950454816155311" calcext:value-type="float">
            <text:p>0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summary.F12]/[summary.D12]" office:value-type="float" office:value="0.298257372654155" calcext:value-type="float">
            <text:p>0.30</text:p>
          </table:table-cell>
          <table:table-cell table:formula="of:=[summary.F42]/[summary.D42]" office:value-type="float" office:value="0.296457765667575" calcext:value-type="float">
            <text:p>0.30</text:p>
          </table:table-cell>
          <table:table-cell table:formula="of:=[summary.F72]/[summary.D72]" office:value-type="float" office:value="0.292073170731707" calcext:value-type="float">
            <text:p>0.29</text:p>
          </table:table-cell>
          <table:table-cell table:formula="of:=[compared.B72]/[compared.B42]" office:value-type="float" office:value="0.993966261519151" calcext:value-type="float">
            <text:p>0.99</text:p>
          </table:table-cell>
          <table:table-cell table:formula="of:=[compared.C72]/[compared.C42]" office:value-type="float" office:value="0.979265552206084" calcext:value-type="float">
            <text:p>0.98</text:p>
          </table:table-cell>
          <table:table-cell table:formula="of:=[compared.D72]/[compared.D42]" office:value-type="float" office:value="0.985210052008608" calcext:value-type="float">
            <text:p>0.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summary.F13]/[summary.D13]" office:value-type="float" office:value="0.31755280407866" calcext:value-type="float">
            <text:p>0.32</text:p>
          </table:table-cell>
          <table:table-cell table:formula="of:=[summary.F43]/[summary.D43]" office:value-type="float" office:value="0.316823899371069" calcext:value-type="float">
            <text:p>0.32</text:p>
          </table:table-cell>
          <table:table-cell table:formula="of:=[summary.F73]/[summary.D73]" office:value-type="float" office:value="0.316836868290128" calcext:value-type="float">
            <text:p>0.32</text:p>
          </table:table-cell>
          <table:table-cell table:formula="of:=[compared.B73]/[compared.B43]" office:value-type="float" office:value="0.997704618891005" calcext:value-type="float">
            <text:p>1.00</text:p>
          </table:table-cell>
          <table:table-cell table:formula="of:=[compared.C73]/[compared.C43]" office:value-type="float" office:value="0.99774545908795" calcext:value-type="float">
            <text:p>1.00</text:p>
          </table:table-cell>
          <table:table-cell table:formula="of:=[compared.D73]/[compared.D43]" office:value-type="float" office:value="1.00004093415644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1</text:p>
          </table:table-cell>
          <table:table-cell table:formula="of:=[summary.F14]/[summary.D14]" office:value-type="float" office:value="0.186400937866354" calcext:value-type="float">
            <text:p>0.19</text:p>
          </table:table-cell>
          <table:table-cell table:formula="of:=[summary.F44]/[summary.D44]" office:value-type="float" office:value="0.189058374889997" calcext:value-type="float">
            <text:p>0.19</text:p>
          </table:table-cell>
          <table:table-cell table:formula="of:=[summary.F74]/[summary.D74]" office:value-type="float" office:value="0.177677224736048" calcext:value-type="float">
            <text:p>0.18</text:p>
          </table:table-cell>
          <table:table-cell table:formula="of:=[compared.B74]/[compared.B44]" office:value-type="float" office:value="1.01425656466143" calcext:value-type="float">
            <text:p>1.01</text:p>
          </table:table-cell>
          <table:table-cell table:formula="of:=[compared.C74]/[compared.C44]" office:value-type="float" office:value="0.953199199370121" calcext:value-type="float">
            <text:p>0.95</text:p>
          </table:table-cell>
          <table:table-cell table:formula="of:=[compared.D74]/[compared.D44]" office:value-type="float" office:value="0.939800867533264" calcext:value-type="float">
            <text:p>0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2</text:p>
          </table:table-cell>
          <table:table-cell table:formula="of:=[summary.F15]/[summary.D15]" office:value-type="float" office:value="0.183448665442734" calcext:value-type="float">
            <text:p>0.18</text:p>
          </table:table-cell>
          <table:table-cell table:formula="of:=[summary.F45]/[summary.D45]" office:value-type="float" office:value="0.185441696113074" calcext:value-type="float">
            <text:p>0.19</text:p>
          </table:table-cell>
          <table:table-cell table:formula="of:=[summary.F75]/[summary.D75]" office:value-type="float" office:value="0.174494692453105" calcext:value-type="float">
            <text:p>0.17</text:p>
          </table:table-cell>
          <table:table-cell table:formula="of:=[compared.B75]/[compared.B45]" office:value-type="float" office:value="1.01086424186042" calcext:value-type="float">
            <text:p>1.01</text:p>
          </table:table-cell>
          <table:table-cell table:formula="of:=[compared.C75]/[compared.C45]" office:value-type="float" office:value="0.951190852394482" calcext:value-type="float">
            <text:p>0.95</text:p>
          </table:table-cell>
          <table:table-cell table:formula="of:=[compared.D75]/[compared.D45]" office:value-type="float" office:value="0.940967949013502" calcext:value-type="float">
            <text:p>0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summary.F16]/[summary.D16]" office:value-type="float" office:value="0.266315789473684" calcext:value-type="float">
            <text:p>0.27</text:p>
          </table:table-cell>
          <table:table-cell table:formula="of:=[summary.F46]/[summary.D46]" office:value-type="float" office:value="0.257839721254355" calcext:value-type="float">
            <text:p>0.26</text:p>
          </table:table-cell>
          <table:table-cell table:formula="of:=[summary.F76]/[summary.D76]" office:value-type="float" office:value="0.261877172653534" calcext:value-type="float">
            <text:p>0.26</text:p>
          </table:table-cell>
          <table:table-cell table:formula="of:=[compared.B76]/[compared.B46]" office:value-type="float" office:value="0.968172866370109" calcext:value-type="float">
            <text:p>0.97</text:p>
          </table:table-cell>
          <table:table-cell table:formula="of:=[compared.C76]/[compared.C46]" office:value-type="float" office:value="0.983333256999436" calcext:value-type="float">
            <text:p>0.98</text:p>
          </table:table-cell>
          <table:table-cell table:formula="of:=[compared.D76]/[compared.D46]" office:value-type="float" office:value="1.01565876421033" calcext:value-type="float">
            <text:p>1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summary.F17]/[summary.D17]" office:value-type="float" office:value="0.260575296108291" calcext:value-type="float">
            <text:p>0.26</text:p>
          </table:table-cell>
          <table:table-cell table:formula="of:=[summary.F47]/[summary.D47]" office:value-type="float" office:value="0.251497005988024" calcext:value-type="float">
            <text:p>0.25</text:p>
          </table:table-cell>
          <table:table-cell table:formula="of:=[summary.F77]/[summary.D77]" office:value-type="float" office:value="0.251497005988024" calcext:value-type="float">
            <text:p>0.25</text:p>
          </table:table-cell>
          <table:table-cell table:formula="of:=[compared.B77]/[compared.B47]" office:value-type="float" office:value="0.965160587915079" calcext:value-type="float">
            <text:p>0.97</text:p>
          </table:table-cell>
          <table:table-cell table:formula="of:=[compared.C77]/[compared.C47]" office:value-type="float" office:value="0.965160587915079" calcext:value-type="float">
            <text:p>0.97</text:p>
          </table:table-cell>
          <table:table-cell table:formula="of:=[compared.D77]/[compared.D47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1</text:p>
          </table:table-cell>
          <table:table-cell table:formula="of:=[summary.F18]/[summary.D18]" office:value-type="float" office:value="0.265048975590467" calcext:value-type="float">
            <text:p>0.27</text:p>
          </table:table-cell>
          <table:table-cell table:formula="of:=[summary.F48]/[summary.D48]" office:value-type="float" office:value="0.265564213351756" calcext:value-type="float">
            <text:p>0.27</text:p>
          </table:table-cell>
          <table:table-cell table:formula="of:=[summary.F78]/[summary.D78]" office:value-type="float" office:value="0.179985902292039" calcext:value-type="float">
            <text:p>0.18</text:p>
          </table:table-cell>
          <table:table-cell table:formula="of:=[compared.B78]/[compared.B48]" office:value-type="float" office:value="1.00194393417345" calcext:value-type="float">
            <text:p>1.00</text:p>
          </table:table-cell>
          <table:table-cell table:formula="of:=[compared.C78]/[compared.C48]" office:value-type="float" office:value="0.679066583415661" calcext:value-type="float">
            <text:p>0.68</text:p>
          </table:table-cell>
          <table:table-cell table:formula="of:=[compared.D78]/[compared.D48]" office:value-type="float" office:value="0.677749083810614" calcext:value-type="float">
            <text:p>0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2</text:p>
          </table:table-cell>
          <table:table-cell table:formula="of:=[summary.F19]/[summary.D19]" office:value-type="float" office:value="0.261949892089706" calcext:value-type="float">
            <text:p>0.26</text:p>
          </table:table-cell>
          <table:table-cell table:formula="of:=[summary.F49]/[summary.D49]" office:value-type="float" office:value="0.262288846627139" calcext:value-type="float">
            <text:p>0.26</text:p>
          </table:table-cell>
          <table:table-cell table:formula="of:=[summary.F79]/[summary.D79]" office:value-type="float" office:value="0.169689006420486" calcext:value-type="float">
            <text:p>0.17</text:p>
          </table:table-cell>
          <table:table-cell table:formula="of:=[compared.B79]/[compared.B49]" office:value-type="float" office:value="1.00129396708175" calcext:value-type="float">
            <text:p>1.00</text:p>
          </table:table-cell>
          <table:table-cell table:formula="of:=[compared.C79]/[compared.C49]" office:value-type="float" office:value="0.647791854643615" calcext:value-type="float">
            <text:p>0.65</text:p>
          </table:table-cell>
          <table:table-cell table:formula="of:=[compared.D79]/[compared.D49]" office:value-type="float" office:value="0.646954716537032" calcext:value-type="float">
            <text:p>0.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summary.F20]/[summary.D20]" office:value-type="float" office:value="0.205273698264352" calcext:value-type="float">
            <text:p>0.21</text:p>
          </table:table-cell>
          <table:table-cell table:formula="of:=[summary.F50]/[summary.D50]" office:value-type="float" office:value="0.216091954022988" calcext:value-type="float">
            <text:p>0.22</text:p>
          </table:table-cell>
          <table:table-cell table:formula="of:=[summary.F80]/[summary.D80]" office:value-type="float" office:value="0.15891167192429" calcext:value-type="float">
            <text:p>0.16</text:p>
          </table:table-cell>
          <table:table-cell table:formula="of:=[compared.B80]/[compared.B50]" office:value-type="float" office:value="1.05270161667133" calcext:value-type="float">
            <text:p>1.05</text:p>
          </table:table-cell>
          <table:table-cell table:formula="of:=[compared.C80]/[compared.C50]" office:value-type="float" office:value="0.774145315585647" calcext:value-type="float">
            <text:p>0.77</text:p>
          </table:table-cell>
          <table:table-cell table:formula="of:=[compared.D80]/[compared.D50]" office:value-type="float" office:value="0.735389120075172" calcext:value-type="float">
            <text:p>0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summary.F21]/[summary.D21]" office:value-type="float" office:value="0.232051282051282" calcext:value-type="float">
            <text:p>0.23</text:p>
          </table:table-cell>
          <table:table-cell table:formula="of:=[summary.F51]/[summary.D51]" office:value-type="float" office:value="0.226845637583893" calcext:value-type="float">
            <text:p>0.23</text:p>
          </table:table-cell>
          <table:table-cell table:formula="of:=[summary.F81]/[summary.D81]" office:value-type="float" office:value="0.219512195121951" calcext:value-type="float">
            <text:p>0.22</text:p>
          </table:table-cell>
          <table:table-cell table:formula="of:=[compared.B81]/[compared.B51]" office:value-type="float" office:value="0.977566835996885" calcext:value-type="float">
            <text:p>0.98</text:p>
          </table:table-cell>
          <table:table-cell table:formula="of:=[compared.C81]/[compared.C51]" office:value-type="float" office:value="0.945964155774154" calcext:value-type="float">
            <text:p>0.95</text:p>
          </table:table-cell>
          <table:table-cell table:formula="of:=[compared.D81]/[compared.D51]" office:value-type="float" office:value="0.96767210275653" calcext:value-type="float">
            <text:p>0.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summary.F22]/[summary.D22]" office:value-type="float" office:value="0.196638655462185" calcext:value-type="float">
            <text:p>0.20</text:p>
          </table:table-cell>
          <table:table-cell table:formula="of:=[summary.F52]/[summary.D52]" office:value-type="float" office:value="0.191919191919192" calcext:value-type="float">
            <text:p>0.19</text:p>
          </table:table-cell>
          <table:table-cell table:formula="of:=[summary.F82]/[summary.D82]" office:value-type="float" office:value="0.191201353637902" calcext:value-type="float">
            <text:p>0.19</text:p>
          </table:table-cell>
          <table:table-cell table:formula="of:=[compared.B82]/[compared.B52]" office:value-type="float" office:value="0.975999309332643" calcext:value-type="float">
            <text:p>0.98</text:p>
          </table:table-cell>
          <table:table-cell table:formula="of:=[compared.C82]/[compared.C52]" office:value-type="float" office:value="0.972348764226937" calcext:value-type="float">
            <text:p>0.97</text:p>
          </table:table-cell>
          <table:table-cell table:formula="of:=[compared.D82]/[compared.D52]" office:value-type="float" office:value="0.996259684744858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summary.F23]/[summary.D23]" office:value-type="float" office:value="0.242941916921417" calcext:value-type="float">
            <text:p>0.24</text:p>
          </table:table-cell>
          <table:table-cell table:formula="of:=[summary.F53]/[summary.D53]" office:value-type="float" office:value="0.240744101633394" calcext:value-type="float">
            <text:p>0.24</text:p>
          </table:table-cell>
          <table:table-cell table:formula="of:=[summary.F83]/[summary.D83]" office:value-type="float" office:value="0.20820637822466" calcext:value-type="float">
            <text:p>0.21</text:p>
          </table:table-cell>
          <table:table-cell table:formula="of:=[compared.B83]/[compared.B53]" office:value-type="float" office:value="0.990953330261512" calcext:value-type="float">
            <text:p>0.99</text:p>
          </table:table-cell>
          <table:table-cell table:formula="of:=[compared.C83]/[compared.C53]" office:value-type="float" office:value="0.857021220804835" calcext:value-type="float">
            <text:p>0.86</text:p>
          </table:table-cell>
          <table:table-cell table:formula="of:=[compared.D83]/[compared.D53]" office:value-type="float" office:value="0.864845189610158" calcext:value-type="float">
            <text:p>0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summary.F24]/[summary.D24]" office:value-type="float" office:value="0.238942731277533" calcext:value-type="float">
            <text:p>0.24</text:p>
          </table:table-cell>
          <table:table-cell table:formula="of:=[summary.F54]/[summary.D54]" office:value-type="float" office:value="0.238065605831629" calcext:value-type="float">
            <text:p>0.24</text:p>
          </table:table-cell>
          <table:table-cell table:formula="of:=[summary.F84]/[summary.D84]" office:value-type="float" office:value="0.205891103838143" calcext:value-type="float">
            <text:p>0.21</text:p>
          </table:table-cell>
          <table:table-cell table:formula="of:=[compared.B84]/[compared.B54]" office:value-type="float" office:value="0.99632913945022" calcext:value-type="float">
            <text:p>1.00</text:p>
          </table:table-cell>
          <table:table-cell table:formula="of:=[compared.C84]/[compared.C54]" office:value-type="float" office:value="0.861675526756242" calcext:value-type="float">
            <text:p>0.86</text:p>
          </table:table-cell>
          <table:table-cell table:formula="of:=[compared.D84]/[compared.D54]" office:value-type="float" office:value="0.864850271499357" calcext:value-type="float">
            <text:p>0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1</text:p>
          </table:table-cell>
          <table:table-cell table:formula="of:=[summary.F25]/[summary.D25]" office:value-type="float" office:value="0.316719514823138" calcext:value-type="float">
            <text:p>0.32</text:p>
          </table:table-cell>
          <table:table-cell table:formula="of:=[summary.F55]/[summary.D55]" office:value-type="float" office:value="0.316546306854175" calcext:value-type="float">
            <text:p>0.32</text:p>
          </table:table-cell>
          <table:table-cell table:formula="of:=[summary.F85]/[summary.D85]" office:value-type="float" office:value="0.269950616259285" calcext:value-type="float">
            <text:p>0.27</text:p>
          </table:table-cell>
          <table:table-cell table:formula="of:=[compared.B85]/[compared.B55]" office:value-type="float" office:value="0.999453118734851" calcext:value-type="float">
            <text:p>1.00</text:p>
          </table:table-cell>
          <table:table-cell table:formula="of:=[compared.C85]/[compared.C55]" office:value-type="float" office:value="0.852333385298442" calcext:value-type="float">
            <text:p>0.85</text:p>
          </table:table-cell>
          <table:table-cell table:formula="of:=[compared.D85]/[compared.D55]" office:value-type="float" office:value="0.852799765513123" calcext:value-type="float">
            <text:p>0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2</text:p>
          </table:table-cell>
          <table:table-cell table:formula="of:=[summary.F26]/[summary.D26]" office:value-type="float" office:value="0.317611271213577" calcext:value-type="float">
            <text:p>0.32</text:p>
          </table:table-cell>
          <table:table-cell table:formula="of:=[summary.F56]/[summary.D56]" office:value-type="float" office:value="0.317283494950173" calcext:value-type="float">
            <text:p>0.32</text:p>
          </table:table-cell>
          <table:table-cell table:formula="of:=[summary.F86]/[summary.D86]" office:value-type="float" office:value="0.250572816423792" calcext:value-type="float">
            <text:p>0.25</text:p>
          </table:table-cell>
          <table:table-cell table:formula="of:=[compared.B86]/[compared.B56]" office:value-type="float" office:value="0.998967995492883" calcext:value-type="float">
            <text:p>1.00</text:p>
          </table:table-cell>
          <table:table-cell table:formula="of:=[compared.C86]/[compared.C56]" office:value-type="float" office:value="0.788929232474548" calcext:value-type="float">
            <text:p>0.79</text:p>
          </table:table-cell>
          <table:table-cell table:formula="of:=[compared.D86]/[compared.D56]" office:value-type="float" office:value="0.789744252102189" calcext:value-type="float">
            <text:p>0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summary.F27]/[summary.D27]" office:value-type="float" office:value="0.325105607554046" calcext:value-type="float">
            <text:p>0.33</text:p>
          </table:table-cell>
          <table:table-cell table:formula="of:=[summary.F57]/[summary.D57]" office:value-type="float" office:value="0.324276706231454" calcext:value-type="float">
            <text:p>0.32</text:p>
          </table:table-cell>
          <table:table-cell table:formula="of:=[summary.F87]/[summary.D87]" office:value-type="float" office:value="0.324672914540225" calcext:value-type="float">
            <text:p>0.32</text:p>
          </table:table-cell>
          <table:table-cell table:formula="of:=[compared.B87]/[compared.B57]" office:value-type="float" office:value="0.997450362887221" calcext:value-type="float">
            <text:p>1.00</text:p>
          </table:table-cell>
          <table:table-cell table:formula="of:=[compared.C87]/[compared.C57]" office:value-type="float" office:value="0.998669069361562" calcext:value-type="float">
            <text:p>1.00</text:p>
          </table:table-cell>
          <table:table-cell table:formula="of:=[compared.D87]/[compared.D57]" office:value-type="float" office:value="1.00122182167623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summary.F28]/[summary.D28]" office:value-type="float" office:value="0.324707638716099" calcext:value-type="float">
            <text:p>0.32</text:p>
          </table:table-cell>
          <table:table-cell table:formula="of:=[summary.F58]/[summary.D58]" office:value-type="float" office:value="0.324128312412831" calcext:value-type="float">
            <text:p>0.32</text:p>
          </table:table-cell>
          <table:table-cell table:formula="of:=[summary.F88]/[summary.D88]" office:value-type="float" office:value="0.324125744047619" calcext:value-type="float">
            <text:p>0.32</text:p>
          </table:table-cell>
          <table:table-cell table:formula="of:=[compared.B88]/[compared.B58]" office:value-type="float" office:value="0.998215852557217" calcext:value-type="float">
            <text:p>1.00</text:p>
          </table:table-cell>
          <table:table-cell table:formula="of:=[compared.C88]/[compared.C58]" office:value-type="float" office:value="0.998207942779603" calcext:value-type="float">
            <text:p>1.00</text:p>
          </table:table-cell>
          <table:table-cell table:formula="of:=[compared.D88]/[compared.D58]" office:value-type="float" office:value="0.999992076084952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-O2</text:p>
          </table:table-cell>
          <table:table-cell table:formula="of:=[summary.F29]/[summary.D29]" office:value-type="float" office:value="0.242791438174421" calcext:value-type="float">
            <text:p>0.24</text:p>
          </table:table-cell>
          <table:table-cell table:formula="of:=[summary.F59]/[summary.D59]" office:value-type="float" office:value="0.253328781153977" calcext:value-type="float">
            <text:p>0.25</text:p>
          </table:table-cell>
          <table:table-cell table:formula="of:=[summary.F89]/[summary.D89]" office:value-type="float" office:value="0.216513041772897" calcext:value-type="float">
            <text:p>0.22</text:p>
          </table:table-cell>
          <table:table-cell table:formula="of:=[compared.B89]/[compared.B59]" office:value-type="float" office:value="1.0434008013577" calcext:value-type="float">
            <text:p>1.04</text:p>
          </table:table-cell>
          <table:table-cell table:formula="of:=[compared.C89]/[compared.C59]" office:value-type="float" office:value="0.891765555659151" calcext:value-type="float">
            <text:p>0.89</text:p>
          </table:table-cell>
          <table:table-cell table:formula="of:=[compared.D89]/[compared.D59]" office:value-type="float" office:value="0.854672101553659" calcext:value-type="float">
            <text:p>0.85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6" table:number-rows-spanned="2">
            <text:p>FLUSHED INST. PER STATE SPACE</text:p>
          </table:table-cell>
          <table:covered-table-cell table:number-columns-repeated="2" table:style-name="ce4"/>
          <table:covered-table-cell table:number-columns-repeated="3" table:style-name="Default"/>
          <table:table-cell table:number-columns-repeated="1017"/>
        </table:table-row>
        <table:table-row table:style-name="ro1">
          <table:covered-table-cell table:style-name="ce5"/>
          <table:covered-table-cell table:number-columns-repeated="6"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4" office:value-type="string" calcext:value-type="string" table:number-columns-spanned="3" table:number-rows-spanned="1">
            <text:p>RAW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OMPARED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46" office:value-type="string" calcext:value-type="string">
            <text:p>BTFN vs. BTFN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1</text:p>
          </table:table-cell>
          <table:table-cell table:formula="of:=[summary.H5]/[summary.D5]" office:value-type="float" office:value="0.0902896081771721" calcext:value-type="float">
            <text:p>0.09</text:p>
          </table:table-cell>
          <table:table-cell table:formula="of:=[summary.H35]/[summary.D35]" office:value-type="float" office:value="0.0850694444444444" calcext:value-type="float">
            <text:p>0.09</text:p>
          </table:table-cell>
          <table:table-cell table:formula="of:=[summary.H65]/[summary.D65]" office:value-type="float" office:value="0.0878734622144112" calcext:value-type="float">
            <text:p>0.09</text:p>
          </table:table-cell>
          <table:table-cell table:formula="of:=[compared.B125]/[compared.B35]" office:value-type="float" office:value="0.942184224318659" calcext:value-type="float">
            <text:p>0.94</text:p>
          </table:table-cell>
          <table:table-cell table:formula="of:=[compared.C125]/[compared.C35]" office:value-type="float" office:value="0.973240043770932" calcext:value-type="float">
            <text:p>0.97</text:p>
          </table:table-cell>
          <table:table-cell table:formula="of:=[compared.D125]/[compared.D35]" office:value-type="float" office:value="1.03296151501022" calcext:value-type="float">
            <text:p>1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2</text:p>
          </table:table-cell>
          <table:table-cell table:formula="of:=[summary.H6]/[summary.D6]" office:value-type="float" office:value="0.0774336283185841" calcext:value-type="float">
            <text:p>0.08</text:p>
          </table:table-cell>
          <table:table-cell table:formula="of:=[summary.H36]/[summary.D36]" office:value-type="float" office:value="0.0702947845804989" calcext:value-type="float">
            <text:p>0.07</text:p>
          </table:table-cell>
          <table:table-cell table:formula="of:=[summary.H66]/[summary.D66]" office:value-type="float" office:value="0.072234762979684" calcext:value-type="float">
            <text:p>0.07</text:p>
          </table:table-cell>
          <table:table-cell table:formula="of:=[compared.B126]/[compared.B36]" office:value-type="float" office:value="0.907806932296729" calcext:value-type="float">
            <text:p>0.91</text:p>
          </table:table-cell>
          <table:table-cell table:formula="of:=[compared.C126]/[compared.C36]" office:value-type="float" office:value="0.932860367623347" calcext:value-type="float">
            <text:p>0.93</text:p>
          </table:table-cell>
          <table:table-cell table:formula="of:=[compared.D126]/[compared.D36]" office:value-type="float" office:value="1.02759775722712" calcext:value-type="float">
            <text:p>1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summary.H7]/[summary.D7]" office:value-type="float" office:value="0.159335366832557" calcext:value-type="float">
            <text:p>0.16</text:p>
          </table:table-cell>
          <table:table-cell table:formula="of:=[summary.H37]/[summary.D37]" office:value-type="float" office:value="0.151338075880759" calcext:value-type="float">
            <text:p>0.15</text:p>
          </table:table-cell>
          <table:table-cell table:formula="of:=[summary.H67]/[summary.D67]" office:value-type="float" office:value="0.00381069452980946" calcext:value-type="float">
            <text:p>0.00</text:p>
          </table:table-cell>
          <table:table-cell table:formula="of:=[compared.B127]/[compared.B37]" office:value-type="float" office:value="0.949808437945841" calcext:value-type="float">
            <text:p>0.95</text:p>
          </table:table-cell>
          <table:table-cell table:formula="of:=[compared.C127]/[compared.C37]" office:value-type="float" office:value="0.023916187633434" calcext:value-type="float">
            <text:p>0.02</text:p>
          </table:table-cell>
          <table:table-cell table:formula="of:=[compared.D127]/[compared.D37]" office:value-type="float" office:value="0.0251800117560102" calcext:value-type="float">
            <text:p>0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summary.H8]/[summary.D8]" office:value-type="float" office:value="0.15688892597847" calcext:value-type="float">
            <text:p>0.16</text:p>
          </table:table-cell>
          <table:table-cell table:formula="of:=[summary.H38]/[summary.D38]" office:value-type="float" office:value="0.147028154327424" calcext:value-type="float">
            <text:p>0.15</text:p>
          </table:table-cell>
          <table:table-cell table:formula="of:=[summary.H68]/[summary.D68]" office:value-type="float" office:value="0.0033457249070632" calcext:value-type="float">
            <text:p>0.00</text:p>
          </table:table-cell>
          <table:table-cell table:formula="of:=[compared.B128]/[compared.B38]" office:value-type="float" office:value="0.937148070907195" calcext:value-type="float">
            <text:p>0.94</text:p>
          </table:table-cell>
          <table:table-cell table:formula="of:=[compared.C128]/[compared.C38]" office:value-type="float" office:value="0.0213254370007119" calcext:value-type="float">
            <text:p>0.02</text:p>
          </table:table-cell>
          <table:table-cell table:formula="of:=[compared.D128]/[compared.D38]" office:value-type="float" office:value="0.0227556750771177" calcext:value-type="float">
            <text:p>0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t-O2</text:p>
          </table:table-cell>
          <table:table-cell table:formula="of:=[summary.H9]/[summary.D9]" office:value-type="float" office:value="0.150620567375887" calcext:value-type="float">
            <text:p>0.15</text:p>
          </table:table-cell>
          <table:table-cell table:formula="of:=[summary.H39]/[summary.D39]" office:value-type="float" office:value="0.147253744893327" calcext:value-type="float">
            <text:p>0.15</text:p>
          </table:table-cell>
          <table:table-cell table:formula="of:=[summary.H69]/[summary.D69]" office:value-type="float" office:value="0.0255972696245734" calcext:value-type="float">
            <text:p>0.03</text:p>
          </table:table-cell>
          <table:table-cell table:formula="of:=[compared.B129]/[compared.B39]" office:value-type="float" office:value="0.977646993759111" calcext:value-type="float">
            <text:p>0.98</text:p>
          </table:table-cell>
          <table:table-cell table:formula="of:=[compared.C129]/[compared.C39]" office:value-type="float" office:value="0.169945380438604" calcext:value-type="float">
            <text:p>0.17</text:p>
          </table:table-cell>
          <table:table-cell table:formula="of:=[compared.D129]/[compared.D39]" office:value-type="float" office:value="0.173831026457876" calcext:value-type="float">
            <text:p>0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1</text:p>
          </table:table-cell>
          <table:table-cell table:formula="of:=[summary.H10]/[summary.D10]" office:value-type="float" office:value="0.0898212710880448" calcext:value-type="float">
            <text:p>0.09</text:p>
          </table:table-cell>
          <table:table-cell table:formula="of:=[summary.H40]/[summary.D40]" office:value-type="float" office:value="0.0688737704805035" calcext:value-type="float">
            <text:p>0.07</text:p>
          </table:table-cell>
          <table:table-cell table:formula="of:=[summary.H70]/[summary.D70]" office:value-type="float" office:value="0.0491147410534692" calcext:value-type="float">
            <text:p>0.05</text:p>
          </table:table-cell>
          <table:table-cell table:formula="of:=[compared.B130]/[compared.B40]" office:value-type="float" office:value="0.76678686068684" calcext:value-type="float">
            <text:p>0.77</text:p>
          </table:table-cell>
          <table:table-cell table:formula="of:=[compared.C130]/[compared.C40]" office:value-type="float" office:value="0.546805232864339" calcext:value-type="float">
            <text:p>0.55</text:p>
          </table:table-cell>
          <table:table-cell table:formula="of:=[compared.D130]/[compared.D40]" office:value-type="float" office:value="0.713112418716389" calcext:value-type="float">
            <text:p>0.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2</text:p>
          </table:table-cell>
          <table:table-cell table:formula="of:=[summary.H11]/[summary.D11]" office:value-type="float" office:value="0.105990847124863" calcext:value-type="float">
            <text:p>0.11</text:p>
          </table:table-cell>
          <table:table-cell table:formula="of:=[summary.H41]/[summary.D41]" office:value-type="float" office:value="0.0855512737850684" calcext:value-type="float">
            <text:p>0.09</text:p>
          </table:table-cell>
          <table:table-cell table:formula="of:=[summary.H71]/[summary.D71]" office:value-type="float" office:value="0.0537405245695188" calcext:value-type="float">
            <text:p>0.05</text:p>
          </table:table-cell>
          <table:table-cell table:formula="of:=[compared.B131]/[compared.B41]" office:value-type="float" office:value="0.807157184849028" calcext:value-type="float">
            <text:p>0.81</text:p>
          </table:table-cell>
          <table:table-cell table:formula="of:=[compared.C131]/[compared.C41]" office:value-type="float" office:value="0.507029861797493" calcext:value-type="float">
            <text:p>0.51</text:p>
          </table:table-cell>
          <table:table-cell table:formula="of:=[compared.D131]/[compared.D41]" office:value-type="float" office:value="0.628167439149203" calcext:value-type="float">
            <text:p>0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summary.H12]/[summary.D12]" office:value-type="float" office:value="0.0626675603217158" calcext:value-type="float">
            <text:p>0.06</text:p>
          </table:table-cell>
          <table:table-cell table:formula="of:=[summary.H42]/[summary.D42]" office:value-type="float" office:value="0.0410535876475931" calcext:value-type="float">
            <text:p>0.04</text:p>
          </table:table-cell>
          <table:table-cell table:formula="of:=[summary.H72]/[summary.D72]" office:value-type="float" office:value="0.00630081300813008" calcext:value-type="float">
            <text:p>0.01</text:p>
          </table:table-cell>
          <table:table-cell table:formula="of:=[compared.B132]/[compared.B42]" office:value-type="float" office:value="0.655101099146619" calcext:value-type="float">
            <text:p>0.66</text:p>
          </table:table-cell>
          <table:table-cell table:formula="of:=[compared.C132]/[compared.C42]" office:value-type="float" office:value="0.100543454632407" calcext:value-type="float">
            <text:p>0.10</text:p>
          </table:table-cell>
          <table:table-cell table:formula="of:=[compared.D132]/[compared.D42]" office:value-type="float" office:value="0.153477768184761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summary.H13]/[summary.D13]" office:value-type="float" office:value="0.0252488468074775" calcext:value-type="float">
            <text:p>0.03</text:p>
          </table:table-cell>
          <table:table-cell table:formula="of:=[summary.H43]/[summary.D43]" office:value-type="float" office:value="0.00131027253668763" calcext:value-type="float">
            <text:p>0.00</text:p>
          </table:table-cell>
          <table:table-cell table:formula="of:=[summary.H73]/[summary.D73]" office:value-type="float" office:value="0.00157109190887667" calcext:value-type="float">
            <text:p>0.00</text:p>
          </table:table-cell>
          <table:table-cell table:formula="of:=[compared.B133]/[compared.B43]" office:value-type="float" office:value="0.0518943517174649" calcext:value-type="float">
            <text:p>0.05</text:p>
          </table:table-cell>
          <table:table-cell table:formula="of:=[compared.C133]/[compared.C43]" office:value-type="float" office:value="0.0622243035832981" calcext:value-type="float">
            <text:p>0.06</text:p>
          </table:table-cell>
          <table:table-cell table:formula="of:=[compared.D133]/[compared.D43]" office:value-type="float" office:value="1.19905734485468" calcext:value-type="float">
            <text:p>1.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1</text:p>
          </table:table-cell>
          <table:table-cell table:formula="of:=[summary.H14]/[summary.D14]" office:value-type="float" office:value="0.0191969519343494" calcext:value-type="float">
            <text:p>0.02</text:p>
          </table:table-cell>
          <table:table-cell table:formula="of:=[summary.H44]/[summary.D44]" office:value-type="float" office:value="0.0217072455265474" calcext:value-type="float">
            <text:p>0.02</text:p>
          </table:table-cell>
          <table:table-cell table:formula="of:=[summary.H74]/[summary.D74]" office:value-type="float" office:value="0.00558069381598793" calcext:value-type="float">
            <text:p>0.01</text:p>
          </table:table-cell>
          <table:table-cell table:formula="of:=[compared.B134]/[compared.B44]" office:value-type="float" office:value="1.13076521735236" calcext:value-type="float">
            <text:p>1.13</text:p>
          </table:table-cell>
          <table:table-cell table:formula="of:=[compared.C134]/[compared.C44]" office:value-type="float" office:value="0.290707287025203" calcext:value-type="float">
            <text:p>0.29</text:p>
          </table:table-cell>
          <table:table-cell table:formula="of:=[compared.D134]/[compared.D44]" office:value-type="float" office:value="0.25708898944193" calcext:value-type="float">
            <text:p>0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2</text:p>
          </table:table-cell>
          <table:table-cell table:formula="of:=[summary.H15]/[summary.D15]" office:value-type="float" office:value="0.0199124417455162" calcext:value-type="float">
            <text:p>0.02</text:p>
          </table:table-cell>
          <table:table-cell table:formula="of:=[summary.H45]/[summary.D45]" office:value-type="float" office:value="0.0217667844522968" calcext:value-type="float">
            <text:p>0.02</text:p>
          </table:table-cell>
          <table:table-cell table:formula="of:=[summary.H75]/[summary.D75]" office:value-type="float" office:value="0.00610731423585866" calcext:value-type="float">
            <text:p>0.01</text:p>
          </table:table-cell>
          <table:table-cell table:formula="of:=[compared.B135]/[compared.B45]" office:value-type="float" office:value="1.09312482770719" calcext:value-type="float">
            <text:p>1.09</text:p>
          </table:table-cell>
          <table:table-cell table:formula="of:=[compared.C135]/[compared.C45]" office:value-type="float" office:value="0.306708454639115" calcext:value-type="float">
            <text:p>0.31</text:p>
          </table:table-cell>
          <table:table-cell table:formula="of:=[compared.D135]/[compared.D45]" office:value-type="float" office:value="0.280579533887663" calcext:value-type="float">
            <text:p>0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summary.H16]/[summary.D16]" office:value-type="float" office:value="0.0421052631578947" calcext:value-type="float">
            <text:p>0.04</text:p>
          </table:table-cell>
          <table:table-cell table:formula="of:=[summary.H46]/[summary.D46]" office:value-type="float" office:value="0.0104529616724739" calcext:value-type="float">
            <text:p>0.01</text:p>
          </table:table-cell>
          <table:table-cell table:formula="of:=[summary.H76]/[summary.D76]" office:value-type="float" office:value="0.0139049826187717" calcext:value-type="float">
            <text:p>0.01</text:p>
          </table:table-cell>
          <table:table-cell table:formula="of:=[compared.B136]/[compared.B46]" office:value-type="float" office:value="0.248257839721254" calcext:value-type="float">
            <text:p>0.25</text:p>
          </table:table-cell>
          <table:table-cell table:formula="of:=[compared.C136]/[compared.C46]" office:value-type="float" office:value="0.330243337195829" calcext:value-type="float">
            <text:p>0.33</text:p>
          </table:table-cell>
          <table:table-cell table:formula="of:=[compared.D136]/[compared.D46]" office:value-type="float" office:value="1.33024333719583" calcext:value-type="float">
            <text:p>1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summary.H17]/[summary.D17]" office:value-type="float" office:value="0.0541455160744501" calcext:value-type="float">
            <text:p>0.05</text:p>
          </table:table-cell>
          <table:table-cell table:formula="of:=[summary.H47]/[summary.D47]" office:value-type="float" office:value="0.00798403193612774" calcext:value-type="float">
            <text:p>0.01</text:p>
          </table:table-cell>
          <table:table-cell table:formula="of:=[summary.H77]/[summary.D77]" office:value-type="float" office:value="0.00798403193612774" calcext:value-type="float">
            <text:p>0.01</text:p>
          </table:table-cell>
          <table:table-cell table:formula="of:=[compared.B137]/[compared.B47]" office:value-type="float" office:value="0.147455089820359" calcext:value-type="float">
            <text:p>0.15</text:p>
          </table:table-cell>
          <table:table-cell table:formula="of:=[compared.C137]/[compared.C47]" office:value-type="float" office:value="0.147455089820359" calcext:value-type="float">
            <text:p>0.15</text:p>
          </table:table-cell>
          <table:table-cell table:formula="of:=[compared.D137]/[compared.D47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1</text:p>
          </table:table-cell>
          <table:table-cell table:formula="of:=[summary.H18]/[summary.D18]" office:value-type="float" office:value="0.146153761660364" calcext:value-type="float">
            <text:p>0.15</text:p>
          </table:table-cell>
          <table:table-cell table:formula="of:=[summary.H48]/[summary.D48]" office:value-type="float" office:value="0.142973028070513" calcext:value-type="float">
            <text:p>0.14</text:p>
          </table:table-cell>
          <table:table-cell table:formula="of:=[summary.H78]/[summary.D78]" office:value-type="float" office:value="0.0122948280002169" calcext:value-type="float">
            <text:p>0.01</text:p>
          </table:table-cell>
          <table:table-cell table:formula="of:=[compared.B138]/[compared.B48]" office:value-type="float" office:value="0.978237073382738" calcext:value-type="float">
            <text:p>0.98</text:p>
          </table:table-cell>
          <table:table-cell table:formula="of:=[compared.C138]/[compared.C48]" office:value-type="float" office:value="0.084122556002273" calcext:value-type="float">
            <text:p>0.08</text:p>
          </table:table-cell>
          <table:table-cell table:formula="of:=[compared.D138]/[compared.D48]" office:value-type="float" office:value="0.0859940379394718" calcext:value-type="float">
            <text:p>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2</text:p>
          </table:table-cell>
          <table:table-cell table:formula="of:=[summary.H19]/[summary.D19]" office:value-type="float" office:value="0.152890480074491" calcext:value-type="float">
            <text:p>0.15</text:p>
          </table:table-cell>
          <table:table-cell table:formula="of:=[summary.H49]/[summary.D49]" office:value-type="float" office:value="0.14960510124175" calcext:value-type="float">
            <text:p>0.15</text:p>
          </table:table-cell>
          <table:table-cell table:formula="of:=[summary.H79]/[summary.D79]" office:value-type="float" office:value="0.0131228265059542" calcext:value-type="float">
            <text:p>0.01</text:p>
          </table:table-cell>
          <table:table-cell table:formula="of:=[compared.B139]/[compared.B49]" office:value-type="float" office:value="0.978511553949335" calcext:value-type="float">
            <text:p>0.98</text:p>
          </table:table-cell>
          <table:table-cell table:formula="of:=[compared.C139]/[compared.C49]" office:value-type="float" office:value="0.0858315475205554" calcext:value-type="float">
            <text:p>0.09</text:p>
          </table:table-cell>
          <table:table-cell table:formula="of:=[compared.D139]/[compared.D49]" office:value-type="float" office:value="0.0877164374545543" calcext:value-type="float">
            <text:p>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summary.H20]/[summary.D20]" office:value-type="float" office:value="0.108811748998665" calcext:value-type="float">
            <text:p>0.11</text:p>
          </table:table-cell>
          <table:table-cell table:formula="of:=[summary.H50]/[summary.D50]" office:value-type="float" office:value="0.120853858784893" calcext:value-type="float">
            <text:p>0.12</text:p>
          </table:table-cell>
          <table:table-cell table:formula="of:=[summary.H80]/[summary.D80]" office:value-type="float" office:value="0.0445583596214511" calcext:value-type="float">
            <text:p>0.04</text:p>
          </table:table-cell>
          <table:table-cell table:formula="of:=[compared.B140]/[compared.B50]" office:value-type="float" office:value="1.11066920527466" calcext:value-type="float">
            <text:p>1.11</text:p>
          </table:table-cell>
          <table:table-cell table:formula="of:=[compared.C140]/[compared.C50]" office:value-type="float" office:value="0.40949952584622" calcext:value-type="float">
            <text:p>0.41</text:p>
          </table:table-cell>
          <table:table-cell table:formula="of:=[compared.D140]/[compared.D50]" office:value-type="float" office:value="0.368696209367713" calcext:value-type="float">
            <text:p>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summary.H21]/[summary.D21]" office:value-type="float" office:value="0.058974358974359" calcext:value-type="float">
            <text:p>0.06</text:p>
          </table:table-cell>
          <table:table-cell table:formula="of:=[summary.H51]/[summary.D51]" office:value-type="float" office:value="0.0456375838926174" calcext:value-type="float">
            <text:p>0.05</text:p>
          </table:table-cell>
          <table:table-cell table:formula="of:=[summary.H81]/[summary.D81]" office:value-type="float" office:value="0.0258249641319943" calcext:value-type="float">
            <text:p>0.03</text:p>
          </table:table-cell>
          <table:table-cell table:formula="of:=[compared.B141]/[compared.B51]" office:value-type="float" office:value="0.773854683396557" calcext:value-type="float">
            <text:p>0.77</text:p>
          </table:table-cell>
          <table:table-cell table:formula="of:=[compared.C141]/[compared.C51]" office:value-type="float" office:value="0.437901565716424" calcext:value-type="float">
            <text:p>0.44</text:p>
          </table:table-cell>
          <table:table-cell table:formula="of:=[compared.D141]/[compared.D51]" office:value-type="float" office:value="0.565870537598109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summary.H22]/[summary.D22]" office:value-type="float" office:value="0.0302521008403361" calcext:value-type="float">
            <text:p>0.03</text:p>
          </table:table-cell>
          <table:table-cell table:formula="of:=[summary.H52]/[summary.D52]" office:value-type="float" office:value="0.0252525252525252" calcext:value-type="float">
            <text:p>0.03</text:p>
          </table:table-cell>
          <table:table-cell table:formula="of:=[summary.H82]/[summary.D82]" office:value-type="float" office:value="0.0236886632825719" calcext:value-type="float">
            <text:p>0.02</text:p>
          </table:table-cell>
          <table:table-cell table:formula="of:=[compared.B142]/[compared.B52]" office:value-type="float" office:value="0.834736251402918" calcext:value-type="float">
            <text:p>0.83</text:p>
          </table:table-cell>
          <table:table-cell table:formula="of:=[compared.C142]/[compared.C52]" office:value-type="float" office:value="0.783041925173905" calcext:value-type="float">
            <text:p>0.78</text:p>
          </table:table-cell>
          <table:table-cell table:formula="of:=[compared.D142]/[compared.D52]" office:value-type="float" office:value="0.938071065989847" calcext:value-type="float">
            <text:p>0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summary.H23]/[summary.D23]" office:value-type="float" office:value="0.0627584966732602" calcext:value-type="float">
            <text:p>0.06</text:p>
          </table:table-cell>
          <table:table-cell table:formula="of:=[summary.H53]/[summary.D53]" office:value-type="float" office:value="0.0588929219600726" calcext:value-type="float">
            <text:p>0.06</text:p>
          </table:table-cell>
          <table:table-cell table:formula="of:=[summary.H83]/[summary.D83]" office:value-type="float" office:value="0.00467194799918749" calcext:value-type="float">
            <text:p>0.00</text:p>
          </table:table-cell>
          <table:table-cell table:formula="of:=[compared.B143]/[compared.B53]" office:value-type="float" office:value="0.938405555931127" calcext:value-type="float">
            <text:p>0.94</text:p>
          </table:table-cell>
          <table:table-cell table:formula="of:=[compared.C143]/[compared.C53]" office:value-type="float" office:value="0.0744432745658499" calcext:value-type="float">
            <text:p>0.07</text:p>
          </table:table-cell>
          <table:table-cell table:formula="of:=[compared.D143]/[compared.D53]" office:value-type="float" office:value="0.0793295330524593" calcext:value-type="float">
            <text:p>0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summary.H24]/[summary.D24]" office:value-type="float" office:value="0.0606167400881057" calcext:value-type="float">
            <text:p>0.06</text:p>
          </table:table-cell>
          <table:table-cell table:formula="of:=[summary.H54]/[summary.D54]" office:value-type="float" office:value="0.0581385012001067" calcext:value-type="float">
            <text:p>0.06</text:p>
          </table:table-cell>
          <table:table-cell table:formula="of:=[summary.H84]/[summary.D84]" office:value-type="float" office:value="0.00515719527918278" calcext:value-type="float">
            <text:p>0.01</text:p>
          </table:table-cell>
          <table:table-cell table:formula="of:=[compared.B144]/[compared.B54]" office:value-type="float" office:value="0.959116262530829" calcext:value-type="float">
            <text:p>0.96</text:p>
          </table:table-cell>
          <table:table-cell table:formula="of:=[compared.C144]/[compared.C54]" office:value-type="float" office:value="0.0850787302597741" calcext:value-type="float">
            <text:p>0.09</text:p>
          </table:table-cell>
          <table:table-cell table:formula="of:=[compared.D144]/[compared.D54]" office:value-type="float" office:value="0.0887053359258825" calcext:value-type="float">
            <text:p>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1</text:p>
          </table:table-cell>
          <table:table-cell table:formula="of:=[summary.H25]/[summary.D25]" office:value-type="float" office:value="0.186805405904627" calcext:value-type="float">
            <text:p>0.19</text:p>
          </table:table-cell>
          <table:table-cell table:formula="of:=[summary.H55]/[summary.D55]" office:value-type="float" office:value="0.182883567718231" calcext:value-type="float">
            <text:p>0.18</text:p>
          </table:table-cell>
          <table:table-cell table:formula="of:=[summary.H85]/[summary.D85]" office:value-type="float" office:value="0.09482508196041" calcext:value-type="float">
            <text:p>0.09</text:p>
          </table:table-cell>
          <table:table-cell table:formula="of:=[compared.B145]/[compared.B55]" office:value-type="float" office:value="0.979005756458686" calcext:value-type="float">
            <text:p>0.98</text:p>
          </table:table-cell>
          <table:table-cell table:formula="of:=[compared.C145]/[compared.C55]" office:value-type="float" office:value="0.507614228299274" calcext:value-type="float">
            <text:p>0.51</text:p>
          </table:table-cell>
          <table:table-cell table:formula="of:=[compared.D145]/[compared.D55]" office:value-type="float" office:value="0.518499738076562" calcext:value-type="float">
            <text:p>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2</text:p>
          </table:table-cell>
          <table:table-cell table:formula="of:=[summary.H26]/[summary.D26]" office:value-type="float" office:value="0.179666986871598" calcext:value-type="float">
            <text:p>0.18</text:p>
          </table:table-cell>
          <table:table-cell table:formula="of:=[summary.H56]/[summary.D56]" office:value-type="float" office:value="0.172667181156259" calcext:value-type="float">
            <text:p>0.17</text:p>
          </table:table-cell>
          <table:table-cell table:formula="of:=[summary.H86]/[summary.D86]" office:value-type="float" office:value="0.0530657135001375" calcext:value-type="float">
            <text:p>0.05</text:p>
          </table:table-cell>
          <table:table-cell table:formula="of:=[compared.B146]/[compared.B56]" office:value-type="float" office:value="0.961040111835677" calcext:value-type="float">
            <text:p>0.96</text:p>
          </table:table-cell>
          <table:table-cell table:formula="of:=[compared.C146]/[compared.C56]" office:value-type="float" office:value="0.295355949493726" calcext:value-type="float">
            <text:p>0.30</text:p>
          </table:table-cell>
          <table:table-cell table:formula="of:=[compared.D146]/[compared.D56]" office:value-type="float" office:value="0.307329471326194" calcext:value-type="float">
            <text:p>0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summary.H27]/[summary.D27]" office:value-type="float" office:value="0.0366934481901764" calcext:value-type="float">
            <text:p>0.04</text:p>
          </table:table-cell>
          <table:table-cell table:formula="of:=[summary.H57]/[summary.D57]" office:value-type="float" office:value="0.00139094955489614" calcext:value-type="float">
            <text:p>0.00</text:p>
          </table:table-cell>
          <table:table-cell table:formula="of:=[summary.H87]/[summary.D87]" office:value-type="float" office:value="0.00148464322167579" calcext:value-type="float">
            <text:p>0.00</text:p>
          </table:table-cell>
          <table:table-cell table:formula="of:=[compared.B147]/[compared.B57]" office:value-type="float" office:value="0.037907300172147" calcext:value-type="float">
            <text:p>0.04</text:p>
          </table:table-cell>
          <table:table-cell table:formula="of:=[compared.C147]/[compared.C57]" office:value-type="float" office:value="0.0404607169645414" calcext:value-type="float">
            <text:p>0.04</text:p>
          </table:table-cell>
          <table:table-cell table:formula="of:=[compared.D147]/[compared.D57]" office:value-type="float" office:value="1.06735950017012" calcext:value-type="float">
            <text:p>1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summary.H28]/[summary.D28]" office:value-type="float" office:value="0.0362445052666501" calcext:value-type="float">
            <text:p>0.04</text:p>
          </table:table-cell>
          <table:table-cell table:formula="of:=[summary.H58]/[summary.D58]" office:value-type="float" office:value="0.000743840074384007" calcext:value-type="float">
            <text:p>0.00</text:p>
          </table:table-cell>
          <table:table-cell table:formula="of:=[summary.H88]/[summary.D88]" office:value-type="float" office:value="0.000651041666666667" calcext:value-type="float">
            <text:p>0.00</text:p>
          </table:table-cell>
          <table:table-cell table:formula="of:=[compared.B148]/[compared.B58]" office:value-type="float" office:value="0.0205228370179587" calcext:value-type="float">
            <text:p>0.02</text:p>
          </table:table-cell>
          <table:table-cell table:formula="of:=[compared.C148]/[compared.C58]" office:value-type="float" office:value="0.0179624928489702" calcext:value-type="float">
            <text:p>0.02</text:p>
          </table:table-cell>
          <table:table-cell table:formula="of:=[compared.D148]/[compared.D58]" office:value-type="float" office:value="0.875244140625" calcext:value-type="float">
            <text:p>0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-O2</text:p>
          </table:table-cell>
          <table:table-cell table:formula="of:=[summary.H29]/[summary.D29]" office:value-type="float" office:value="0.103661772510172" calcext:value-type="float">
            <text:p>0.10</text:p>
          </table:table-cell>
          <table:table-cell table:formula="of:=[summary.H59]/[summary.D59]" office:value-type="float" office:value="0.119067941276886" calcext:value-type="float">
            <text:p>0.12</text:p>
          </table:table-cell>
          <table:table-cell table:formula="of:=[summary.H89]/[summary.D89]" office:value-type="float" office:value="0.0620709943126103" calcext:value-type="float">
            <text:p>0.06</text:p>
          </table:table-cell>
          <table:table-cell table:formula="of:=[compared.B149]/[compared.B59]" office:value-type="float" office:value="1.14861957685706" calcext:value-type="float">
            <text:p>1.15</text:p>
          </table:table-cell>
          <table:table-cell table:formula="of:=[compared.C149]/[compared.C59]" office:value-type="float" office:value="0.598783841039566" calcext:value-type="float">
            <text:p>0.60</text:p>
          </table:table-cell>
          <table:table-cell table:formula="of:=[compared.D149]/[compared.D59]" office:value-type="float" office:value="0.521307361553077" calcext:value-type="float">
            <text:p>0.52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4">
            <text:p>BENCHMARKS</text:p>
          </table:table-cell>
          <table:table-cell table:style-name="ce4" office:value-type="string" calcext:value-type="string" table:number-columns-spanned="6" table:number-rows-spanned="2">
            <text:p>FLUSHED INST. PER ICACHE HIT</text:p>
          </table:table-cell>
          <table:covered-table-cell table:number-columns-repeated="2" table:style-name="ce4"/>
          <table:covered-table-cell table:number-columns-repeated="3" table:style-name="Default"/>
          <table:table-cell table:number-columns-repeated="1017"/>
        </table:table-row>
        <table:table-row table:style-name="ro1">
          <table:covered-table-cell table:style-name="ce5"/>
          <table:covered-table-cell table:number-columns-repeated="6" table:style-name="Default"/>
          <table:table-cell table:number-columns-repeated="1017"/>
        </table:table-row>
        <table:table-row table:style-name="ro1">
          <table:covered-table-cell table:style-name="ce5"/>
          <table:table-cell table:style-name="ce4" office:value-type="string" calcext:value-type="string" table:number-columns-spanned="3" table:number-rows-spanned="1">
            <text:p>RAW</text:p>
          </table:table-cell>
          <table:covered-table-cell table:number-columns-repeated="2" table:style-name="ce5"/>
          <table:table-cell table:style-name="ce4" office:value-type="string" calcext:value-type="string" table:number-columns-spanned="3" table:number-rows-spanned="1">
            <text:p>COMPARED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covered-table-cell table:style-name="ce5"/>
          <table:table-cell table:style-name="ce5" office:value-type="string" calcext:value-type="string">
            <text:p>AN</text:p>
          </table:table-cell>
          <table:table-cell table:style-name="ce5" office:value-type="string" calcext:value-type="string">
            <text:p>BTFN</text:p>
          </table:table-cell>
          <table:table-cell table:style-name="ce5" office:value-type="string" calcext:value-type="string">
            <text:p>BTFN+BTB</text:p>
          </table:table-cell>
          <table:table-cell table:style-name="ce5" office:value-type="string" calcext:value-type="string">
            <text:p>AN vs. BTFN</text:p>
          </table:table-cell>
          <table:table-cell table:style-name="ce5" office:value-type="string" calcext:value-type="string">
            <text:p>AN vs. BTFN+</text:p>
          </table:table-cell>
          <table:table-cell table:style-name="ce46" office:value-type="string" calcext:value-type="string">
            <text:p>BTFN vs. BTFN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1</text:p>
          </table:table-cell>
          <table:table-cell table:formula="of:=[summary.H5]/[summary.F5]" office:value-type="float" office:value="0.460869565217391" calcext:value-type="float">
            <text:p>0.46</text:p>
          </table:table-cell>
          <table:table-cell table:formula="of:=[summary.H35]/[summary.F35]" office:value-type="float" office:value="0.441441441441441" calcext:value-type="float">
            <text:p>0.44</text:p>
          </table:table-cell>
          <table:table-cell table:formula="of:=[summary.H65]/[summary.F65]" office:value-type="float" office:value="0.442477876106195" calcext:value-type="float">
            <text:p>0.44</text:p>
          </table:table-cell>
          <table:table-cell table:formula="of:=[compared.B125]/[compared.B65]" office:value-type="float" office:value="0.95784463708992" calcext:value-type="float">
            <text:p>0.96</text:p>
          </table:table-cell>
          <table:table-cell table:formula="of:=[compared.C125]/[compared.C65]" office:value-type="float" office:value="0.960093504758724" calcext:value-type="float">
            <text:p>0.96</text:p>
          </table:table-cell>
          <table:table-cell table:formula="of:=[compared.D125]/[compared.D65]" office:value-type="float" office:value="1.00234784179158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-O2</text:p>
          </table:table-cell>
          <table:table-cell table:formula="of:=[summary.H6]/[summary.F6]" office:value-type="float" office:value="0.406976744186047" calcext:value-type="float">
            <text:p>0.41</text:p>
          </table:table-cell>
          <table:table-cell table:formula="of:=[summary.H36]/[summary.F36]" office:value-type="float" office:value="0.378048780487805" calcext:value-type="float">
            <text:p>0.38</text:p>
          </table:table-cell>
          <table:table-cell table:formula="of:=[summary.H66]/[summary.F66]" office:value-type="float" office:value="0.385542168674699" calcext:value-type="float">
            <text:p>0.39</text:p>
          </table:table-cell>
          <table:table-cell table:formula="of:=[compared.B126]/[compared.B66]" office:value-type="float" office:value="0.928919860627178" calcext:value-type="float">
            <text:p>0.93</text:p>
          </table:table-cell>
          <table:table-cell table:formula="of:=[compared.C126]/[compared.C66]" office:value-type="float" office:value="0.947332185886403" calcext:value-type="float">
            <text:p>0.95</text:p>
          </table:table-cell>
          <table:table-cell table:formula="of:=[compared.D126]/[compared.D66]" office:value-type="float" office:value="1.01982122036533" calcext:value-type="float">
            <text:p>1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1</text:p>
          </table:table-cell>
          <table:table-cell table:formula="of:=[summary.H7]/[summary.F7]" office:value-type="float" office:value="0.600241911097672" calcext:value-type="float">
            <text:p>0.60</text:p>
          </table:table-cell>
          <table:table-cell table:formula="of:=[summary.H37]/[summary.F37]" office:value-type="float" office:value="0.574782888388549" calcext:value-type="float">
            <text:p>0.57</text:p>
          </table:table-cell>
          <table:table-cell table:formula="of:=[summary.H67]/[summary.F67]" office:value-type="float" office:value="0.0229120473022912" calcext:value-type="float">
            <text:p>0.02</text:p>
          </table:table-cell>
          <table:table-cell table:formula="of:=[compared.B127]/[compared.B67]" office:value-type="float" office:value="0.957585396423644" calcext:value-type="float">
            <text:p>0.96</text:p>
          </table:table-cell>
          <table:table-cell table:formula="of:=[compared.C127]/[compared.C67]" office:value-type="float" office:value="0.0381713553796862" calcext:value-type="float">
            <text:p>0.04</text:p>
          </table:table-cell>
          <table:table-cell table:formula="of:=[compared.D127]/[compared.D67]" office:value-type="float" office:value="0.0398620901302873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ort100-O2</text:p>
          </table:table-cell>
          <table:table-cell table:formula="of:=[summary.H8]/[summary.F8]" office:value-type="float" office:value="0.587683651140982" calcext:value-type="float">
            <text:p>0.59</text:p>
          </table:table-cell>
          <table:table-cell table:formula="of:=[summary.H38]/[summary.F38]" office:value-type="float" office:value="0.561939554965128" calcext:value-type="float">
            <text:p>0.56</text:p>
          </table:table-cell>
          <table:table-cell table:formula="of:=[summary.H68]/[summary.F68]" office:value-type="float" office:value="0.0200594353640416" calcext:value-type="float">
            <text:p>0.02</text:p>
          </table:table-cell>
          <table:table-cell table:formula="of:=[compared.B128]/[compared.B68]" office:value-type="float" office:value="0.956193955496513" calcext:value-type="float">
            <text:p>0.96</text:p>
          </table:table-cell>
          <table:table-cell table:formula="of:=[compared.C128]/[compared.C68]" office:value-type="float" office:value="0.0341330498561538" calcext:value-type="float">
            <text:p>0.03</text:p>
          </table:table-cell>
          <table:table-cell table:formula="of:=[compared.D128]/[compared.D68]" office:value-type="float" office:value="0.0356967847997217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nt-O2</text:p>
          </table:table-cell>
          <table:table-cell table:formula="of:=[summary.H9]/[summary.F9]" office:value-type="float" office:value="0.488499137435308" calcext:value-type="float">
            <text:p>0.49</text:p>
          </table:table-cell>
          <table:table-cell table:formula="of:=[summary.H39]/[summary.F39]" office:value-type="float" office:value="0.476918553366657" calcext:value-type="float">
            <text:p>0.48</text:p>
          </table:table-cell>
          <table:table-cell table:formula="of:=[summary.H69]/[summary.F69]" office:value-type="float" office:value="0.105580693815988" calcext:value-type="float">
            <text:p>0.11</text:p>
          </table:table-cell>
          <table:table-cell table:formula="of:=[compared.B129]/[compared.B69]" office:value-type="float" office:value="0.976293542442161" calcext:value-type="float">
            <text:p>0.98</text:p>
          </table:table-cell>
          <table:table-cell table:formula="of:=[compared.C129]/[compared.C69]" office:value-type="float" office:value="0.216132815239557" calcext:value-type="float">
            <text:p>0.22</text:p>
          </table:table-cell>
          <table:table-cell table:formula="of:=[compared.D129]/[compared.D69]" office:value-type="float" office:value="0.221380973901464" calcext:value-type="float">
            <text:p>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1</text:p>
          </table:table-cell>
          <table:table-cell table:formula="of:=[summary.H10]/[summary.F10]" office:value-type="float" office:value="0.302920723226704" calcext:value-type="float">
            <text:p>0.30</text:p>
          </table:table-cell>
          <table:table-cell table:formula="of:=[summary.H40]/[summary.F40]" office:value-type="float" office:value="0.234713772286298" calcext:value-type="float">
            <text:p>0.23</text:p>
          </table:table-cell>
          <table:table-cell table:formula="of:=[summary.H70]/[summary.F70]" office:value-type="float" office:value="0.16985603261562" calcext:value-type="float">
            <text:p>0.17</text:p>
          </table:table-cell>
          <table:table-cell table:formula="of:=[compared.B130]/[compared.B70]" office:value-type="float" office:value="0.774835639457523" calcext:value-type="float">
            <text:p>0.77</text:p>
          </table:table-cell>
          <table:table-cell table:formula="of:=[compared.C130]/[compared.C70]" office:value-type="float" office:value="0.56072767424532" calcext:value-type="float">
            <text:p>0.56</text:p>
          </table:table-cell>
          <table:table-cell table:formula="of:=[compared.D130]/[compared.D70]" office:value-type="float" office:value="0.723673054891869" calcext:value-type="float">
            <text:p>0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-O2</text:p>
          </table:table-cell>
          <table:table-cell table:formula="of:=[summary.H11]/[summary.F11]" office:value-type="float" office:value="0.344942404607631" calcext:value-type="float">
            <text:p>0.34</text:p>
          </table:table-cell>
          <table:table-cell table:formula="of:=[summary.H41]/[summary.F41]" office:value-type="float" office:value="0.281565376168974" calcext:value-type="float">
            <text:p>0.28</text:p>
          </table:table-cell>
          <table:table-cell table:formula="of:=[summary.H71]/[summary.F71]" office:value-type="float" office:value="0.186090067928326" calcext:value-type="float">
            <text:p>0.19</text:p>
          </table:table-cell>
          <table:table-cell table:formula="of:=[compared.B131]/[compared.B71]" office:value-type="float" office:value="0.816267795457771" calcext:value-type="float">
            <text:p>0.82</text:p>
          </table:table-cell>
          <table:table-cell table:formula="of:=[compared.C131]/[compared.C71]" office:value-type="float" office:value="0.539481564001971" calcext:value-type="float">
            <text:p>0.54</text:p>
          </table:table-cell>
          <table:table-cell table:formula="of:=[compared.D131]/[compared.D71]" office:value-type="float" office:value="0.660912468927461" calcext:value-type="float">
            <text:p>0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1</text:p>
          </table:table-cell>
          <table:table-cell table:formula="of:=[summary.H12]/[summary.F12]" office:value-type="float" office:value="0.210112359550562" calcext:value-type="float">
            <text:p>0.21</text:p>
          </table:table-cell>
          <table:table-cell table:formula="of:=[summary.H42]/[summary.F42]" office:value-type="float" office:value="0.138480392156863" calcext:value-type="float">
            <text:p>0.14</text:p>
          </table:table-cell>
          <table:table-cell table:formula="of:=[summary.H72]/[summary.F72]" office:value-type="float" office:value="0.0215727209464161" calcext:value-type="float">
            <text:p>0.02</text:p>
          </table:table-cell>
          <table:table-cell table:formula="of:=[compared.B132]/[compared.B72]" office:value-type="float" office:value="0.659077802243892" calcext:value-type="float">
            <text:p>0.66</text:p>
          </table:table-cell>
          <table:table-cell table:formula="of:=[compared.C132]/[compared.C72]" office:value-type="float" office:value="0.102672308247649" calcext:value-type="float">
            <text:p>0.10</text:p>
          </table:table-cell>
          <table:table-cell table:formula="of:=[compared.D132]/[compared.D72]" office:value-type="float" office:value="0.155781772498014" calcext:value-type="float">
            <text:p>0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int-O2</text:p>
          </table:table-cell>
          <table:table-cell table:formula="of:=[summary.H13]/[summary.F13]" office:value-type="float" office:value="0.0795107033639144" calcext:value-type="float">
            <text:p>0.08</text:p>
          </table:table-cell>
          <table:table-cell table:formula="of:=[summary.H43]/[summary.F43]" office:value-type="float" office:value="0.00413564929693962" calcext:value-type="float">
            <text:p>0.00</text:p>
          </table:table-cell>
          <table:table-cell table:formula="of:=[summary.H73]/[summary.F73]" office:value-type="float" office:value="0.00495867768595041" calcext:value-type="float">
            <text:p>0.00</text:p>
          </table:table-cell>
          <table:table-cell table:formula="of:=[compared.B133]/[compared.B73]" office:value-type="float" office:value="0.0520137430807406" calcext:value-type="float">
            <text:p>0.05</text:p>
          </table:table-cell>
          <table:table-cell table:formula="of:=[compared.C133]/[compared.C73]" office:value-type="float" office:value="0.0623649078194533" calcext:value-type="float">
            <text:p>0.06</text:p>
          </table:table-cell>
          <table:table-cell table:formula="of:=[compared.D133]/[compared.D73]" office:value-type="float" office:value="1.19900826446281" calcext:value-type="float">
            <text:p>1.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1</text:p>
          </table:table-cell>
          <table:table-cell table:formula="of:=[summary.H14]/[summary.F14]" office:value-type="float" office:value="0.102987421383648" calcext:value-type="float">
            <text:p>0.10</text:p>
          </table:table-cell>
          <table:table-cell table:formula="of:=[summary.H44]/[summary.F44]" office:value-type="float" office:value="0.114817688130334" calcext:value-type="float">
            <text:p>0.11</text:p>
          </table:table-cell>
          <table:table-cell table:formula="of:=[summary.H74]/[summary.F74]" office:value-type="float" office:value="0.0314091680814941" calcext:value-type="float">
            <text:p>0.03</text:p>
          </table:table-cell>
          <table:table-cell table:formula="of:=[compared.B134]/[compared.B74]" office:value-type="float" office:value="1.11487098703652" calcext:value-type="float">
            <text:p>1.11</text:p>
          </table:table-cell>
          <table:table-cell table:formula="of:=[compared.C134]/[compared.C74]" office:value-type="float" office:value="0.304980624424889" calcext:value-type="float">
            <text:p>0.30</text:p>
          </table:table-cell>
          <table:table-cell table:formula="of:=[compared.D134]/[compared.D74]" office:value-type="float" office:value="0.27355687606112" calcext:value-type="float">
            <text:p>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ct-O2</text:p>
          </table:table-cell>
          <table:table-cell table:formula="of:=[summary.H15]/[summary.F15]" office:value-type="float" office:value="0.108545034642032" calcext:value-type="float">
            <text:p>0.11</text:p>
          </table:table-cell>
          <table:table-cell table:formula="of:=[summary.H45]/[summary.F45]" office:value-type="float" office:value="0.117378048780488" calcext:value-type="float">
            <text:p>0.12</text:p>
          </table:table-cell>
          <table:table-cell table:formula="of:=[summary.H75]/[summary.F75]" office:value-type="float" office:value="0.035" calcext:value-type="float">
            <text:p>0.04</text:p>
          </table:table-cell>
          <table:table-cell table:formula="of:=[compared.B135]/[compared.B75]" office:value-type="float" office:value="1.0813764919564" calcext:value-type="float">
            <text:p>1.08</text:p>
          </table:table-cell>
          <table:table-cell table:formula="of:=[compared.C135]/[compared.C75]" office:value-type="float" office:value="0.322446808510638" calcext:value-type="float">
            <text:p>0.32</text:p>
          </table:table-cell>
          <table:table-cell table:formula="of:=[compared.D135]/[compared.D75]" office:value-type="float" office:value="0.298181818181819" calcext:value-type="float">
            <text:p>0.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1</text:p>
          </table:table-cell>
          <table:table-cell table:formula="of:=[summary.H16]/[summary.F16]" office:value-type="float" office:value="0.158102766798419" calcext:value-type="float">
            <text:p>0.16</text:p>
          </table:table-cell>
          <table:table-cell table:formula="of:=[summary.H46]/[summary.F46]" office:value-type="float" office:value="0.0405405405405405" calcext:value-type="float">
            <text:p>0.04</text:p>
          </table:table-cell>
          <table:table-cell table:formula="of:=[summary.H76]/[summary.F76]" office:value-type="float" office:value="0.0530973451327434" calcext:value-type="float">
            <text:p>0.05</text:p>
          </table:table-cell>
          <table:table-cell table:formula="of:=[compared.B136]/[compared.B76]" office:value-type="float" office:value="0.256418918918919" calcext:value-type="float">
            <text:p>0.26</text:p>
          </table:table-cell>
          <table:table-cell table:formula="of:=[compared.C136]/[compared.C76]" office:value-type="float" office:value="0.335840707964602" calcext:value-type="float">
            <text:p>0.34</text:p>
          </table:table-cell>
          <table:table-cell table:formula="of:=[compared.D136]/[compared.D76]" office:value-type="float" office:value="1.30973451327433" calcext:value-type="float">
            <text:p>1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bcall-O2</text:p>
          </table:table-cell>
          <table:table-cell table:formula="of:=[summary.H17]/[summary.F17]" office:value-type="float" office:value="0.207792207792208" calcext:value-type="float">
            <text:p>0.21</text:p>
          </table:table-cell>
          <table:table-cell table:formula="of:=[summary.H47]/[summary.F47]" office:value-type="float" office:value="0.0317460317460317" calcext:value-type="float">
            <text:p>0.03</text:p>
          </table:table-cell>
          <table:table-cell table:formula="of:=[summary.H77]/[summary.F77]" office:value-type="float" office:value="0.0317460317460317" calcext:value-type="float">
            <text:p>0.03</text:p>
          </table:table-cell>
          <table:table-cell table:formula="of:=[compared.B137]/[compared.B77]" office:value-type="float" office:value="0.152777777777778" calcext:value-type="float">
            <text:p>0.15</text:p>
          </table:table-cell>
          <table:table-cell table:formula="of:=[compared.C137]/[compared.C77]" office:value-type="float" office:value="0.152777777777778" calcext:value-type="float">
            <text:p>0.15</text:p>
          </table:table-cell>
          <table:table-cell table:formula="of:=[compared.D137]/[compared.D77]" office:value-type="float" office:value="1" calcext:value-type="float">
            <text:p>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1</text:p>
          </table:table-cell>
          <table:table-cell table:formula="of:=[summary.H18]/[summary.F18]" office:value-type="float" office:value="0.551421718702245" calcext:value-type="float">
            <text:p>0.55</text:p>
          </table:table-cell>
          <table:table-cell table:formula="of:=[summary.H48]/[summary.F48]" office:value-type="float" office:value="0.538374603513074" calcext:value-type="float">
            <text:p>0.54</text:p>
          </table:table-cell>
          <table:table-cell table:formula="of:=[summary.H78]/[summary.F78]" office:value-type="float" office:value="0.068309950077466" calcext:value-type="float">
            <text:p>0.07</text:p>
          </table:table-cell>
          <table:table-cell table:formula="of:=[compared.B138]/[compared.B78]" office:value-type="float" office:value="0.976339134374546" calcext:value-type="float">
            <text:p>0.98</text:p>
          </table:table-cell>
          <table:table-cell table:formula="of:=[compared.C138]/[compared.C78]" office:value-type="float" office:value="0.123879687289488" calcext:value-type="float">
            <text:p>0.12</text:p>
          </table:table-cell>
          <table:table-cell table:formula="of:=[compared.D138]/[compared.D78]" office:value-type="float" office:value="0.126881821006639" calcext:value-type="float">
            <text:p>0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-O2</text:p>
          </table:table-cell>
          <table:table-cell table:formula="of:=[summary.H19]/[summary.F19]" office:value-type="float" office:value="0.583663077143518" calcext:value-type="float">
            <text:p>0.58</text:p>
          </table:table-cell>
          <table:table-cell table:formula="of:=[summary.H49]/[summary.F49]" office:value-type="float" office:value="0.570383007762518" calcext:value-type="float">
            <text:p>0.57</text:p>
          </table:table-cell>
          <table:table-cell table:formula="of:=[summary.H79]/[summary.F79]" office:value-type="float" office:value="0.0773345709470187" calcext:value-type="float">
            <text:p>0.08</text:p>
          </table:table-cell>
          <table:table-cell table:formula="of:=[compared.B139]/[compared.B79]" office:value-type="float" office:value="0.97724702846376" calcext:value-type="float">
            <text:p>0.98</text:p>
          </table:table-cell>
          <table:table-cell table:formula="of:=[compared.C139]/[compared.C79]" office:value-type="float" office:value="0.132498652005706" calcext:value-type="float">
            <text:p>0.13</text:p>
          </table:table-cell>
          <table:table-cell table:formula="of:=[compared.D139]/[compared.D79]" office:value-type="float" office:value="0.135583581373478" calcext:value-type="float">
            <text:p>0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ertsort-O2</text:p>
          </table:table-cell>
          <table:table-cell table:formula="of:=[summary.H20]/[summary.F20]" office:value-type="float" office:value="0.530081300813008" calcext:value-type="float">
            <text:p>0.53</text:p>
          </table:table-cell>
          <table:table-cell table:formula="of:=[summary.H50]/[summary.F50]" office:value-type="float" office:value="0.559270516717325" calcext:value-type="float">
            <text:p>0.56</text:p>
          </table:table-cell>
          <table:table-cell table:formula="of:=[summary.H80]/[summary.F80]" office:value-type="float" office:value="0.280397022332506" calcext:value-type="float">
            <text:p>0.28</text:p>
          </table:table-cell>
          <table:table-cell table:formula="of:=[compared.B140]/[compared.B80]" office:value-type="float" office:value="1.05506554534097" calcext:value-type="float">
            <text:p>1.06</text:p>
          </table:table-cell>
          <table:table-cell table:formula="of:=[compared.C140]/[compared.C80]" office:value-type="float" office:value="0.528969842743839" calcext:value-type="float">
            <text:p>0.53</text:p>
          </table:table-cell>
          <table:table-cell table:formula="of:=[compared.D140]/[compared.D80]" office:value-type="float" office:value="0.501362067105405" calcext:value-type="float">
            <text:p>0.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1</text:p>
          </table:table-cell>
          <table:table-cell table:formula="of:=[summary.H21]/[summary.F21]" office:value-type="float" office:value="0.25414364640884" calcext:value-type="float">
            <text:p>0.25</text:p>
          </table:table-cell>
          <table:table-cell table:formula="of:=[summary.H51]/[summary.F51]" office:value-type="float" office:value="0.201183431952663" calcext:value-type="float">
            <text:p>0.20</text:p>
          </table:table-cell>
          <table:table-cell table:formula="of:=[summary.H81]/[summary.F81]" office:value-type="float" office:value="0.117647058823529" calcext:value-type="float">
            <text:p>0.12</text:p>
          </table:table-cell>
          <table:table-cell table:formula="of:=[compared.B141]/[compared.B81]" office:value-type="float" office:value="0.791613069205043" calcext:value-type="float">
            <text:p>0.79</text:p>
          </table:table-cell>
          <table:table-cell table:formula="of:=[compared.C141]/[compared.C81]" office:value-type="float" office:value="0.462915601023018" calcext:value-type="float">
            <text:p>0.46</text:p>
          </table:table-cell>
          <table:table-cell table:formula="of:=[compared.D141]/[compared.D81]" office:value-type="float" office:value="0.58477508650519" calcext:value-type="float">
            <text:p>0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nne_complex-O2</text:p>
          </table:table-cell>
          <table:table-cell table:formula="of:=[summary.H22]/[summary.F22]" office:value-type="float" office:value="0.153846153846154" calcext:value-type="float">
            <text:p>0.15</text:p>
          </table:table-cell>
          <table:table-cell table:formula="of:=[summary.H52]/[summary.F52]" office:value-type="float" office:value="0.131578947368421" calcext:value-type="float">
            <text:p>0.13</text:p>
          </table:table-cell>
          <table:table-cell table:formula="of:=[summary.H82]/[summary.F82]" office:value-type="float" office:value="0.123893805309735" calcext:value-type="float">
            <text:p>0.12</text:p>
          </table:table-cell>
          <table:table-cell table:formula="of:=[compared.B142]/[compared.B82]" office:value-type="float" office:value="0.855263157894737" calcext:value-type="float">
            <text:p>0.86</text:p>
          </table:table-cell>
          <table:table-cell table:formula="of:=[compared.C142]/[compared.C82]" office:value-type="float" office:value="0.805309734513274" calcext:value-type="float">
            <text:p>0.81</text:p>
          </table:table-cell>
          <table:table-cell table:formula="of:=[compared.D142]/[compared.D82]" office:value-type="float" office:value="0.941592920353981" calcext:value-type="float">
            <text:p>0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1</text:p>
          </table:table-cell>
          <table:table-cell table:formula="of:=[summary.H23]/[summary.F23]" office:value-type="float" office:value="0.258327165062916" calcext:value-type="float">
            <text:p>0.26</text:p>
          </table:table-cell>
          <table:table-cell table:formula="of:=[summary.H53]/[summary.F53]" office:value-type="float" office:value="0.244628722201282" calcext:value-type="float">
            <text:p>0.24</text:p>
          </table:table-cell>
          <table:table-cell table:formula="of:=[summary.H83]/[summary.F83]" office:value-type="float" office:value="0.0224390243902439" calcext:value-type="float">
            <text:p>0.02</text:p>
          </table:table-cell>
          <table:table-cell table:formula="of:=[compared.B143]/[compared.B83]" office:value-type="float" office:value="0.946972503421007" calcext:value-type="float">
            <text:p>0.95</text:p>
          </table:table-cell>
          <table:table-cell table:formula="of:=[compared.C143]/[compared.C83]" office:value-type="float" office:value="0.0868628136138095" calcext:value-type="float">
            <text:p>0.09</text:p>
          </table:table-cell>
          <table:table-cell table:formula="of:=[compared.D143]/[compared.D83]" office:value-type="float" office:value="0.0917268593333083" calcext:value-type="float">
            <text:p>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fdctint-O2</text:p>
          </table:table-cell>
          <table:table-cell table:formula="of:=[summary.H24]/[summary.F24]" office:value-type="float" office:value="0.253687315634218" calcext:value-type="float">
            <text:p>0.25</text:p>
          </table:table-cell>
          <table:table-cell table:formula="of:=[summary.H54]/[summary.F54]" office:value-type="float" office:value="0.244212098581031" calcext:value-type="float">
            <text:p>0.24</text:p>
          </table:table-cell>
          <table:table-cell table:formula="of:=[summary.H84]/[summary.F84]" office:value-type="float" office:value="0.0250481695568401" calcext:value-type="float">
            <text:p>0.03</text:p>
          </table:table-cell>
          <table:table-cell table:formula="of:=[compared.B144]/[compared.B84]" office:value-type="float" office:value="0.962650016499643" calcext:value-type="float">
            <text:p>0.96</text:p>
          </table:table-cell>
          <table:table-cell table:formula="of:=[compared.C144]/[compared.C84]" office:value-type="float" office:value="0.098736389299637" calcext:value-type="float">
            <text:p>0.10</text:p>
          </table:table-cell>
          <table:table-cell table:formula="of:=[compared.D144]/[compared.D84]" office:value-type="float" office:value="0.102567275341312" calcext:value-type="float">
            <text:p>0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1</text:p>
          </table:table-cell>
          <table:table-cell table:formula="of:=[summary.H25]/[summary.F25]" office:value-type="float" office:value="0.589813374805599" calcext:value-type="float">
            <text:p>0.59</text:p>
          </table:table-cell>
          <table:table-cell table:formula="of:=[summary.H55]/[summary.F55]" office:value-type="float" office:value="0.577746647988793" calcext:value-type="float">
            <text:p>0.58</text:p>
          </table:table-cell>
          <table:table-cell table:formula="of:=[summary.H85]/[summary.F85]" office:value-type="float" office:value="0.351268255188317" calcext:value-type="float">
            <text:p>0.35</text:p>
          </table:table-cell>
          <table:table-cell table:formula="of:=[compared.B145]/[compared.B85]" office:value-type="float" office:value="0.979541449325759" calcext:value-type="float">
            <text:p>0.98</text:p>
          </table:table-cell>
          <table:table-cell table:formula="of:=[compared.C145]/[compared.C85]" office:value-type="float" office:value="0.595558307412228" calcext:value-type="float">
            <text:p>0.60</text:p>
          </table:table-cell>
          <table:table-cell table:formula="of:=[compared.D145]/[compared.D85]" office:value-type="float" office:value="0.607997045783173" calcext:value-type="float">
            <text:p>0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s-O2</text:p>
          </table:table-cell>
          <table:table-cell table:formula="of:=[summary.H26]/[summary.F26]" office:value-type="float" office:value="0.565682024397621" calcext:value-type="float">
            <text:p>0.57</text:p>
          </table:table-cell>
          <table:table-cell table:formula="of:=[summary.H56]/[summary.F56]" office:value-type="float" office:value="0.544204737732657" calcext:value-type="float">
            <text:p>0.54</text:p>
          </table:table-cell>
          <table:table-cell table:formula="of:=[summary.H86]/[summary.F86]" office:value-type="float" office:value="0.211777615215801" calcext:value-type="float">
            <text:p>0.21</text:p>
          </table:table-cell>
          <table:table-cell table:formula="of:=[compared.B146]/[compared.B86]" office:value-type="float" office:value="0.962032934159725" calcext:value-type="float">
            <text:p>0.96</text:p>
          </table:table-cell>
          <table:table-cell table:formula="of:=[compared.C146]/[compared.C86]" office:value-type="float" office:value="0.374375720072275" calcext:value-type="float">
            <text:p>0.37</text:p>
          </table:table-cell>
          <table:table-cell table:formula="of:=[compared.D146]/[compared.D86]" office:value-type="float" office:value="0.389150627571047" calcext:value-type="float">
            <text:p>0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1</text:p>
          </table:table-cell>
          <table:table-cell table:formula="of:=[summary.H27]/[summary.F27]" office:value-type="float" office:value="0.112866242038217" calcext:value-type="float">
            <text:p>0.11</text:p>
          </table:table-cell>
          <table:table-cell table:formula="of:=[summary.H57]/[summary.F57]" office:value-type="float" office:value="0.00428939090649128" calcext:value-type="float">
            <text:p>0.00</text:p>
          </table:table-cell>
          <table:table-cell table:formula="of:=[summary.H87]/[summary.F87]" office:value-type="float" office:value="0.00457273506716205" calcext:value-type="float">
            <text:p>0.00</text:p>
          </table:table-cell>
          <table:table-cell table:formula="of:=[compared.B147]/[compared.B87]" office:value-type="float" office:value="0.0380041970834724" calcext:value-type="float">
            <text:p>0.04</text:p>
          </table:table-cell>
          <table:table-cell table:formula="of:=[compared.C147]/[compared.C87]" office:value-type="float" office:value="0.0405146391390769" calcext:value-type="float">
            <text:p>0.04</text:p>
          </table:table-cell>
          <table:table-cell table:formula="of:=[compared.D147]/[compared.D87]" office:value-type="float" office:value="1.06605696865772" calcext:value-type="float">
            <text:p>1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me-O2</text:p>
          </table:table-cell>
          <table:table-cell table:formula="of:=[summary.H28]/[summary.F28]" office:value-type="float" office:value="0.111621966794381" calcext:value-type="float">
            <text:p>0.11</text:p>
          </table:table-cell>
          <table:table-cell table:formula="of:=[summary.H58]/[summary.F58]" office:value-type="float" office:value="0.00229489386115892" calcext:value-type="float">
            <text:p>0.00</text:p>
          </table:table-cell>
          <table:table-cell table:formula="of:=[summary.H88]/[summary.F88]" office:value-type="float" office:value="0.00200860832137733" calcext:value-type="float">
            <text:p>0.00</text:p>
          </table:table-cell>
          <table:table-cell table:formula="of:=[compared.B148]/[compared.B88]" office:value-type="float" office:value="0.0205595182298334" calcext:value-type="float">
            <text:p>0.02</text:p>
          </table:table-cell>
          <table:table-cell table:formula="of:=[compared.C148]/[compared.C88]" office:value-type="float" office:value="0.0179947404535292" calcext:value-type="float">
            <text:p>0.02</text:p>
          </table:table-cell>
          <table:table-cell table:formula="of:=[compared.D148]/[compared.D88]" office:value-type="float" office:value="0.875251076040172" calcext:value-type="float">
            <text:p>0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-O2</text:p>
          </table:table-cell>
          <table:table-cell table:formula="of:=[summary.H29]/[summary.F29]" office:value-type="float" office:value="0.42695810564663" calcext:value-type="float">
            <text:p>0.43</text:p>
          </table:table-cell>
          <table:table-cell table:formula="of:=[summary.H59]/[summary.F59]" office:value-type="float" office:value="0.470013477088949" calcext:value-type="float">
            <text:p>0.47</text:p>
          </table:table-cell>
          <table:table-cell table:formula="of:=[summary.H89]/[summary.F89]" office:value-type="float" office:value="0.286684782608696" calcext:value-type="float">
            <text:p>0.29</text:p>
          </table:table-cell>
          <table:table-cell table:formula="of:=[compared.B149]/[compared.B89]" office:value-type="float" office:value="1.10084214557095" calcext:value-type="float">
            <text:p>1.10</text:p>
          </table:table-cell>
          <table:table-cell table:formula="of:=[compared.C149]/[compared.C89]" office:value-type="float" office:value="0.671458812509274" calcext:value-type="float">
            <text:p>0.67</text:p>
          </table:table-cell>
          <table:table-cell table:formula="of:=[compared.D149]/[compared.D89]" office:value-type="float" office:value="0.609950132460651" calcext:value-type="float">
            <text:p>0.6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_20_font" style:display-name="Green font" style:family="table-cell" style:parent-style-name="Default">
      <style:text-properties fo:color="#336633"/>
    </style:style>
    <style:style style:name="Red_20_font" style:display-name="Red font" style:family="table-cell" style:parent-style-name="Default">
      <style:text-properties fo:color="#99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3:37:39.933524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5:06:57.293835346</meta:creation-date>
    <dc:date>2017-06-06T13:41:37.296633645</dc:date>
    <meta:editing-duration>PT5H29M12S</meta:editing-duration>
    <meta:editing-cycles>76</meta:editing-cycles>
    <meta:generator>LibreOffice/5.2.5.1$Linux_X86_64 LibreOffice_project/20m0$Build-1</meta:generator>
    <meta:document-statistic meta:table-count="7" meta:cell-count="5614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4cm" svg:height="11.131cm" xlink:href=".." xlink:type="simple" chart:class="chart:bar" chart:style-name="ch1">
        <chart:title svg:x="11.651cm" svg:y="0.358cm" chart:style-name="ch2">
          <text:p>WCET</text:p>
        </chart:title>
        <chart:legend chart:legend-position="end" svg:x="22.051cm" svg:y="4.768cm" style:legend-expansion="high" chart:style-name="ch3"/>
        <chart:plot-area chart:style-name="ch4" table:cell-range-address="compared.A5:compared.A29 summary.B1:summary.B1 summary.C5:summary.C29 summary.B31:summary.B31 summary.C35:summary.C59 summary.B61:summary.B61 summary.C65:summary.C89" chart:data-source-has-labels="both" svg:x="0.495cm" svg:y="1.359cm" svg:width="21.061cm" svg:height="9.55cm">
          <chartooo:coordinate-region svg:x="2.042cm" svg:y="1.359cm" svg:width="19.514cm" svg:height="6.8cm"/>
          <chart:axis chart:dimension="x" chart:name="primary-x" chart:style-name="ch5" chartooo:axis-type="auto">
            <chartooo:date-scale/>
            <chart:categories table:cell-range-address="compared.A5:compared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5:summary.C29" chart:label-cell-address="summary.B1:summary.B1" chart:class="chart:bar">
            <chart:data-point chart:repeated="25"/>
          </chart:series>
          <chart:series chart:style-name="ch9" chart:values-cell-range-address="summary.C35:summary.C59" chart:label-cell-address="summary.B31:summary.B31" chart:class="chart:bar">
            <chart:data-point chart:repeated="25"/>
          </chart:series>
          <chart:series chart:style-name="ch10" chart:values-cell-range-address="summary.C65:summary.C89" chart:label-cell-address="summary.B61:summary.B6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summary.B1:summary.B1</svg:desc>
                </draw:g>
              </table:table-cell>
              <table:table-cell office:value-type="string">
                <text:p>BTFN</text:p>
                <draw:g>
                  <svg:desc>summary.B31:summary.B31</svg:desc>
                </draw:g>
              </table:table-cell>
              <table:table-cell office:value-type="string">
                <text:p>BTFN + BTB</text:p>
                <draw:g>
                  <svg:desc>summary.B61:summary.B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5:compared.A29</svg:desc>
                </draw:g>
              </table:table-cell>
              <table:table-cell office:value-type="float" office:value="315">
                <text:p>315</text:p>
                <draw:g>
                  <svg:desc>summary.C5:summary.C29</svg:desc>
                </draw:g>
              </table:table-cell>
              <table:table-cell office:value-type="float" office:value="312">
                <text:p>312</text:p>
                <draw:g>
                  <svg:desc>summary.C35:summary.C59</svg:desc>
                </draw:g>
              </table:table-cell>
              <table:table-cell office:value-type="float" office:value="305">
                <text:p>305</text:p>
                <draw:g>
                  <svg:desc>summary.C65:summary.C8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236">
                <text:p>236</text:p>
              </table:table-cell>
              <table:table-cell office:value-type="float" office:value="231">
                <text:p>23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5774">
                <text:p>5774</text:p>
              </table:table-cell>
              <table:table-cell office:value-type="float" office:value="5520">
                <text:p>5520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5507">
                <text:p>5507</text:p>
              </table:table-cell>
              <table:table-cell office:value-type="float" office:value="5408">
                <text:p>5408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4204">
                <text:p>4204</text:p>
              </table:table-cell>
              <table:table-cell office:value-type="float" office:value="4095">
                <text:p>4095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63979">
                <text:p>63979</text:p>
              </table:table-cell>
              <table:table-cell office:value-type="float" office:value="59778">
                <text:p>59778</text:p>
              </table:table-cell>
              <table:table-cell office:value-type="float" office:value="57076">
                <text:p>57076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55609">
                <text:p>55609</text:p>
              </table:table-cell>
              <table:table-cell office:value-type="float" office:value="52171">
                <text:p>52171</text:p>
              </table:table-cell>
              <table:table-cell office:value-type="float" office:value="52178">
                <text:p>52178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2304">
                <text:p>2304</text:p>
              </table:table-cell>
              <table:table-cell office:value-type="float" office:value="2139">
                <text:p>2139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1457">
                <text:p>1457</text:p>
              </table:table-cell>
              <table:table-cell office:value-type="float" office:value="1350">
                <text:p>1350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4105">
                <text:p>4105</text:p>
              </table:table-cell>
              <table:table-cell office:value-type="float" office:value="4066">
                <text:p>4066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4283">
                <text:p>4283</text:p>
              </table:table-cell>
              <table:table-cell office:value-type="float" office:value="4249">
                <text:p>4249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409">
                <text:p>409</text:p>
              </table:table-cell>
              <table:table-cell office:value-type="float" office:value="382">
                <text:p>382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257">
                <text:p>257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342157">
                <text:p>342157</text:p>
              </table:table-cell>
              <table:table-cell office:value-type="float" office:value="331111">
                <text:p>331111</text:p>
              </table:table-cell>
              <table:table-cell office:value-type="float" office:value="330431">
                <text:p>330431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329716">
                <text:p>329716</text:p>
              </table:table-cell>
              <table:table-cell office:value-type="float" office:value="318652">
                <text:p>318652</text:p>
              </table:table-cell>
              <table:table-cell office:value-type="float" office:value="318681">
                <text:p>318681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701">
                <text:p>1701</text:p>
              </table:table-cell>
              <table:table-cell office:value-type="float" office:value="1675">
                <text:p>1675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376">
                <text:p>376</text:p>
              </table:table-cell>
              <table:table-cell office:value-type="float" office:value="365">
                <text:p>3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310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5536">
                <text:p>5536</text:p>
              </table:table-cell>
              <table:table-cell office:value-type="float" office:value="5532">
                <text:p>5532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5702">
                <text:p>5702</text:p>
              </table:table-cell>
              <table:table-cell office:value-type="float" office:value="5667">
                <text:p>5667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11833">
                <text:p>11833</text:p>
              </table:table-cell>
              <table:table-cell office:value-type="float" office:value="11517">
                <text:p>11517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11329">
                <text:p>11329</text:p>
              </table:table-cell>
              <table:table-cell office:value-type="float" office:value="10845">
                <text:p>10845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4159">
                <text:p>4159</text:p>
              </table:table-cell>
              <table:table-cell office:value-type="float" office:value="3724">
                <text:p>3724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4164">
                <text:p>4164</text:p>
              </table:table-cell>
              <table:table-cell office:value-type="float" office:value="3719">
                <text:p>3719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5581">
                <text:p>5581</text:p>
              </table:table-cell>
              <table:table-cell office:value-type="float" office:value="5535">
                <text:p>5535</text:p>
              </table:table-cell>
              <table:table-cell office:value-type="float" office:value="5565">
                <text:p>5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2" chart:interval-major="0.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5cm" svg:height="11.157cm" xlink:href=".." xlink:type="simple" chart:class="chart:bar" chart:style-name="ch1">
        <chart:title svg:x="10.943cm" svg:y="0.359cm" chart:style-name="ch2">
          <text:p>IBUFF FLUSH</text:p>
        </chart:title>
        <chart:legend chart:legend-position="end" svg:x="21.457cm" svg:y="4.781cm" style:legend-expansion="high" chart:style-name="ch3"/>
        <chart:plot-area chart:style-name="ch4" table:cell-range-address="compared.A94:compared.D119" chart:data-source-has-labels="both" svg:x="0.496cm" svg:y="1.361cm" svg:width="20.465cm" svg:height="9.573cm">
          <chartooo:coordinate-region svg:x="2.096cm" svg:y="1.361cm" svg:width="18.865cm" svg:height="6.823cm"/>
          <chart:axis chart:dimension="x" chart:name="primary-x" chart:style-name="ch5" chartooo:axis-type="auto">
            <chartooo:date-scale/>
            <chart:categories table:cell-range-address="compared.A95:compared.A1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ed.B95:compared.B119" chart:label-cell-address="compared.B94:compared.B94" chart:class="chart:bar">
            <chart:data-point chart:repeated="25"/>
          </chart:series>
          <chart:series chart:style-name="ch9" chart:values-cell-range-address="compared.C95:compared.C119" chart:label-cell-address="compared.C94:compared.C94" chart:class="chart:bar">
            <chart:data-point chart:repeated="25"/>
          </chart:series>
          <chart:series chart:style-name="ch10" chart:values-cell-range-address="compared.D95:compared.D119" chart:label-cell-address="compared.D94:compared.D9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mpared.B94:compared.B94</svg:desc>
                </draw:g>
              </table:table-cell>
              <table:table-cell office:value-type="string">
                <text:p>AN vs. BTFN+</text:p>
                <draw:g>
                  <svg:desc>compared.C94:compared.C94</svg:desc>
                </draw:g>
              </table:table-cell>
              <table:table-cell office:value-type="string">
                <text:p>BTFN vs. BTFN+</text:p>
                <draw:g>
                  <svg:desc>compared.D94:compared.D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95:compared.A119</svg:desc>
                </draw:g>
              </table:table-cell>
              <table:table-cell office:value-type="float" office:value="1.13333333333333">
                <text:p>1.13333333333333</text:p>
                <draw:g>
                  <svg:desc>compared.B95:compared.B119</svg:desc>
                </draw:g>
              </table:table-cell>
              <table:table-cell office:value-type="float" office:value="0.866666666666667">
                <text:p>0.866666666666667</text:p>
                <draw:g>
                  <svg:desc>compared.C95:compared.C119</svg:desc>
                </draw:g>
              </table:table-cell>
              <table:table-cell office:value-type="float" office:value="0.764705882352941">
                <text:p>0.764705882352941</text:p>
                <draw:g>
                  <svg:desc>compared.D95:compared.D11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1.3">
                <text:p>1.3</text:p>
              </table:table-cell>
              <table:table-cell office:value-type="float" office:value="1.1">
                <text:p>1.1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1.00995024875622">
                <text:p>1.00995024875622</text:p>
              </table:table-cell>
              <table:table-cell office:value-type="float" office:value="0.0348258706467662">
                <text:p>0.034825870646766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1.00990099009901">
                <text:p>1.00990099009901</text:p>
              </table:table-cell>
              <table:table-cell office:value-type="float" office:value="0.0363036303630363">
                <text:p>0.0363036303630363</text:p>
              </table:table-cell>
              <table:table-cell office:value-type="float" office:value="0.0359477124183006">
                <text:p>0.0359477124183006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1.21463414634146">
                <text:p>1.21463414634146</text:p>
              </table:table-cell>
              <table:table-cell office:value-type="float" office:value="0.160975609756098">
                <text:p>0.160975609756098</text:p>
              </table:table-cell>
              <table:table-cell office:value-type="float" office:value="0.132530120481928">
                <text:p>0.132530120481928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1.10993927772451">
                <text:p>1.10993927772451</text:p>
              </table:table-cell>
              <table:table-cell office:value-type="float" office:value="0.268775966762544">
                <text:p>0.268775966762544</text:p>
              </table:table-cell>
              <table:table-cell office:value-type="float" office:value="0.242153757558307">
                <text:p>0.242153757558307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1.47312490374249">
                <text:p>1.47312490374249</text:p>
              </table:table-cell>
              <table:table-cell office:value-type="float" office:value="0.388110272601263">
                <text:p>0.388110272601263</text:p>
              </table:table-cell>
              <table:table-cell office:value-type="float" office:value="0.263460533193936">
                <text:p>0.263460533193936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1.01129943502825">
                <text:p>1.01129943502825</text:p>
              </table:table-cell>
              <table:table-cell office:value-type="float" office:value="0.0451977401129944">
                <text:p>0.0451977401129944</text:p>
              </table:table-cell>
              <table:table-cell office:value-type="float" office:value="0.0446927374301676">
                <text:p>0.0446927374301676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1.01923076923077">
                <text:p>1.01923076923077</text:p>
              </table:table-cell>
              <table:table-cell office:value-type="float" office:value="0.0865384615384615">
                <text:p>0.0865384615384615</text:p>
              </table:table-cell>
              <table:table-cell office:value-type="float" office:value="0.0849056603773585">
                <text:p>0.0849056603773585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.21052631578947">
                <text:p>1.21052631578947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.21052631578947">
                <text:p>1.21052631578947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1">
                <text:p>1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1.0625">
                <text:p>1.0625</text:p>
              </table:table-cell>
              <table:table-cell office:value-type="float" office:value="0.1875">
                <text:p>0.187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1.1124227093873">
                <text:p>1.1124227093873</text:p>
              </table:table-cell>
              <table:table-cell office:value-type="float" office:value="0.0571749779169678">
                <text:p>0.0571749779169678</text:p>
              </table:table-cell>
              <table:table-cell office:value-type="float" office:value="0.0513968093553743">
                <text:p>0.0513968093553743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1.11875477139707">
                <text:p>1.11875477139707</text:p>
              </table:table-cell>
              <table:table-cell office:value-type="float" office:value="0.0602256340656544">
                <text:p>0.0602256340656544</text:p>
              </table:table-cell>
              <table:table-cell office:value-type="float" office:value="0.0538327394040488">
                <text:p>0.0538327394040488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.45">
                <text:p>1.45</text:p>
              </table:table-cell>
              <table:table-cell office:value-type="float" office:value="0.475">
                <text:p>0.475</text:p>
              </table:table-cell>
              <table:table-cell office:value-type="float" office:value="0.327586206896552">
                <text:p>0.327586206896552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1.09756097560976">
                <text:p>1.09756097560976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0.422222222222222">
                <text:p>0.422222222222222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2">
                <text:p>2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1.07317073170732">
                <text:p>1.07317073170732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1.07317073170732">
                <text:p>1.07317073170732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1.46860356138707">
                <text:p>1.46860356138707</text:p>
              </table:table-cell>
              <table:table-cell office:value-type="float" office:value="0.392689784442362">
                <text:p>0.392689784442362</text:p>
              </table:table-cell>
              <table:table-cell office:value-type="float" office:value="0.267389917038928">
                <text:p>0.267389917038928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1.49760765550239">
                <text:p>1.49760765550239</text:p>
              </table:table-cell>
              <table:table-cell office:value-type="float" office:value="0.259968102073365">
                <text:p>0.259968102073365</text:p>
              </table:table-cell>
              <table:table-cell office:value-type="float" office:value="0.173588924387646">
                <text:p>0.173588924387646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1.0091533180778">
                <text:p>1.0091533180778</text:p>
              </table:table-cell>
              <table:table-cell office:value-type="float" office:value="0.0251716247139588">
                <text:p>0.0251716247139588</text:p>
              </table:table-cell>
              <table:table-cell office:value-type="float" office:value="0.0249433106575964">
                <text:p>0.0249433106575964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1.0091533180778">
                <text:p>1.0091533180778</text:p>
              </table:table-cell>
              <table:table-cell office:value-type="float" office:value="0.0251716247139588">
                <text:p>0.0251716247139588</text:p>
              </table:table-cell>
              <table:table-cell office:value-type="float" office:value="0.0249433106575964">
                <text:p>0.0249433106575964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.76388888888889">
                <text:p>1.76388888888889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0.405511811023622">
                <text:p>0.4055118110236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2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style-name="ch1">
        <chart:title svg:x="8.954cm" svg:y="0.358cm" chart:style-name="ch2">
          <text:p>WCET PER STATE SPACE (RAW)</text:p>
        </chart:title>
        <chart:legend chart:legend-position="end" svg:x="22.241cm" svg:y="4.768cm" style:legend-expansion="high" chart:style-name="ch3"/>
        <chart:plot-area chart:style-name="ch4" table:cell-range-address="correlated.A65:correlated.D89 correlated.B64:correlated.D64" chart:data-source-has-labels="both" svg:x="0.494cm" svg:y="1.359cm" svg:width="21.253cm" svg:height="9.549cm">
          <chartooo:coordinate-region svg:x="1.406cm" svg:y="1.359cm" svg:width="20.341cm" svg:height="6.798cm"/>
          <chart:axis chart:dimension="x" chart:name="primary-x" chart:style-name="ch5" chartooo:axis-type="auto">
            <chartooo:date-scale/>
            <chart:categories table:cell-range-address="correlated.A65:correlated.A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B65:correlated.B89" chart:label-cell-address="correlated.B64:correlated.B64" chart:class="chart:bar">
            <chart:data-point chart:repeated="25"/>
          </chart:series>
          <chart:series chart:style-name="ch9" chart:values-cell-range-address="correlated.C65:correlated.C89" chart:label-cell-address="correlated.C64:correlated.C64" chart:class="chart:bar">
            <chart:data-point chart:repeated="25"/>
          </chart:series>
          <chart:series chart:style-name="ch10" chart:values-cell-range-address="correlated.D65:correlated.D89" chart:label-cell-address="correlated.D64:correlated.D6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correlated.B64:correlated.B64</svg:desc>
                </draw:g>
              </table:table-cell>
              <table:table-cell office:value-type="string">
                <text:p>BTFN</text:p>
                <draw:g>
                  <svg:desc>correlated.C64:correlated.C64</svg:desc>
                </draw:g>
              </table:table-cell>
              <table:table-cell office:value-type="string">
                <text:p>BTFN+BTB</text:p>
                <draw:g>
                  <svg:desc>correlated.D64:correlated.D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65:correlated.A89</svg:desc>
                </draw:g>
              </table:table-cell>
              <table:table-cell office:value-type="float" office:value="0.536626916524702">
                <text:p>0.536626916524702</text:p>
                <draw:g>
                  <svg:desc>correlated.B65:correlated.B89</svg:desc>
                </draw:g>
              </table:table-cell>
              <table:table-cell office:value-type="float" office:value="0.541666666666667">
                <text:p>0.541666666666667</text:p>
                <draw:g>
                  <svg:desc>correlated.C65:correlated.C89</svg:desc>
                </draw:g>
              </table:table-cell>
              <table:table-cell office:value-type="float" office:value="0.536028119507909">
                <text:p>0.536028119507909</text:p>
                <draw:g>
                  <svg:desc>correlated.D65:correlated.D8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52212389380531">
                <text:p>0.52212389380531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532731376975169">
                <text:p>0.532731376975169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463477283673142">
                <text:p>0.463477283673142</text:p>
              </table:table-cell>
              <table:table-cell office:value-type="float" office:value="0.467479674796748">
                <text:p>0.467479674796748</text:p>
              </table:table-cell>
              <table:table-cell office:value-type="float" office:value="0.65900430239705">
                <text:p>0.65900430239705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459567720937995">
                <text:p>0.459567720937995</text:p>
              </table:table-cell>
              <table:table-cell office:value-type="float" office:value="0.469933958985054">
                <text:p>0.469933958985054</text:p>
              </table:table-cell>
              <table:table-cell office:value-type="float" office:value="0.657496902106568">
                <text:p>0.657496902106568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372695035460993">
                <text:p>0.372695035460993</text:p>
              </table:table-cell>
              <table:table-cell office:value-type="float" office:value="0.371765773944621">
                <text:p>0.371765773944621</text:p>
              </table:table-cell>
              <table:table-cell office:value-type="float" office:value="0.50121891760117">
                <text:p>0.50121891760117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405924638196088">
                <text:p>0.405924638196088</text:p>
              </table:table-cell>
              <table:table-cell office:value-type="float" office:value="0.412043259786183">
                <text:p>0.412043259786183</text:p>
              </table:table-cell>
              <table:table-cell office:value-type="float" office:value="0.420532997354907">
                <text:p>0.420532997354907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384427668782059">
                <text:p>0.384427668782059</text:p>
              </table:table-cell>
              <table:table-cell office:value-type="float" office:value="0.391139733997091">
                <text:p>0.391139733997091</text:p>
              </table:table-cell>
              <table:table-cell office:value-type="float" office:value="0.421221735164241">
                <text:p>0.421221735164241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386058981233244">
                <text:p>0.386058981233244</text:p>
              </table:table-cell>
              <table:table-cell office:value-type="float" office:value="0.388555858310627">
                <text:p>0.388555858310627</text:p>
              </table:table-cell>
              <table:table-cell office:value-type="float" office:value="0.395121951219512">
                <text:p>0.395121951219512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353726632677834">
                <text:p>0.353726632677834</text:p>
              </table:table-cell>
              <table:table-cell office:value-type="float" office:value="0.35377358490566">
                <text:p>0.35377358490566</text:p>
              </table:table-cell>
              <table:table-cell office:value-type="float" office:value="0.35375752814873">
                <text:p>0.35375752814873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601553341148886">
                <text:p>0.601553341148886</text:p>
              </table:table-cell>
              <table:table-cell office:value-type="float" office:value="0.596362569668525">
                <text:p>0.596362569668525</text:p>
              </table:table-cell>
              <table:table-cell office:value-type="float" office:value="0.619004524886878">
                <text:p>0.619004524886878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604858070893942">
                <text:p>0.604858070893942</text:p>
              </table:table-cell>
              <table:table-cell office:value-type="float" office:value="0.600565371024735">
                <text:p>0.600565371024735</text:p>
              </table:table-cell>
              <table:table-cell office:value-type="float" office:value="0.622800639813872">
                <text:p>0.622800639813872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430526315789474">
                <text:p>0.430526315789474</text:p>
              </table:table-cell>
              <table:table-cell office:value-type="float" office:value="0.443670150987224">
                <text:p>0.443670150987224</text:p>
              </table:table-cell>
              <table:table-cell office:value-type="float" office:value="0.438006952491309">
                <text:p>0.438006952491309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434856175972927">
                <text:p>0.434856175972927</text:p>
              </table:table-cell>
              <table:table-cell office:value-type="float" office:value="0.441117764471058">
                <text:p>0.441117764471058</text:p>
              </table:table-cell>
              <table:table-cell office:value-type="float" office:value="0.441117764471058">
                <text:p>0.441117764471058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469788088235698">
                <text:p>0.469788088235698</text:p>
              </table:table-cell>
              <table:table-cell office:value-type="float" office:value="0.468754070139475">
                <text:p>0.468754070139475</text:p>
              </table:table-cell>
              <table:table-cell office:value-type="float" office:value="0.639879085043261">
                <text:p>0.639879085043261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475983282927076">
                <text:p>0.475983282927076</text:p>
              </table:table-cell>
              <table:table-cell office:value-type="float" office:value="0.475298504679867">
                <text:p>0.475298504679867</text:p>
              </table:table-cell>
              <table:table-cell office:value-type="float" office:value="0.660454117773845">
                <text:p>0.660454117773845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567757009345794">
                <text:p>0.567757009345794</text:p>
              </table:table-cell>
              <table:table-cell office:value-type="float" office:value="0.55008210180624">
                <text:p>0.55008210180624</text:p>
              </table:table-cell>
              <table:table-cell office:value-type="float" office:value="0.660883280757098">
                <text:p>0.660883280757098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482051282051282">
                <text:p>0.482051282051282</text:p>
              </table:table-cell>
              <table:table-cell office:value-type="float" office:value="0.48993288590604">
                <text:p>0.48993288590604</text:p>
              </table:table-cell>
              <table:table-cell office:value-type="float" office:value="0.500717360114778">
                <text:p>0.500717360114778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521008403361345">
                <text:p>0.521008403361345</text:p>
              </table:table-cell>
              <table:table-cell office:value-type="float" office:value="0.538720538720539">
                <text:p>0.538720538720539</text:p>
              </table:table-cell>
              <table:table-cell office:value-type="float" office:value="0.539763113367174">
                <text:p>0.539763113367174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497752202841216">
                <text:p>0.497752202841216</text:p>
              </table:table-cell>
              <table:table-cell office:value-type="float" office:value="0.501996370235935">
                <text:p>0.501996370235935</text:p>
              </table:table-cell>
              <table:table-cell office:value-type="float" office:value="0.565305707901686">
                <text:p>0.565305707901686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502378854625551">
                <text:p>0.502378854625551</text:p>
              </table:table-cell>
              <table:table-cell office:value-type="float" office:value="0.503778113610099">
                <text:p>0.503778113610099</text:p>
              </table:table-cell>
              <table:table-cell office:value-type="float" office:value="0.567192303877814">
                <text:p>0.567192303877814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364282855647569">
                <text:p>0.364282855647569</text:p>
              </table:table-cell>
              <table:table-cell office:value-type="float" office:value="0.364785252755606">
                <text:p>0.364785252755606</text:p>
              </table:table-cell>
              <table:table-cell office:value-type="float" office:value="0.457318338382371">
                <text:p>0.457318338382371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362760166506564">
                <text:p>0.362760166506564</text:p>
              </table:table-cell>
              <table:table-cell office:value-type="float" office:value="0.363889541321343">
                <text:p>0.363889541321343</text:p>
              </table:table-cell>
              <table:table-cell office:value-type="float" office:value="0.496746402712859">
                <text:p>0.496746402712859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344487699826058">
                <text:p>0.344487699826058</text:p>
              </table:table-cell>
              <table:table-cell office:value-type="float" office:value="0.345326409495549">
                <text:p>0.345326409495549</text:p>
              </table:table-cell>
              <table:table-cell office:value-type="float" office:value="0.344901178435557">
                <text:p>0.344901178435557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34535954217467">
                <text:p>0.34535954217467</text:p>
              </table:table-cell>
              <table:table-cell office:value-type="float" office:value="0.345792654579265">
                <text:p>0.345792654579265</text:p>
              </table:table-cell>
              <table:table-cell office:value-type="float" office:value="0.345796130952381">
                <text:p>0.345796130952381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49363169998231">
                <text:p>0.49363169998231</text:p>
              </table:table-cell>
              <table:table-cell office:value-type="float" office:value="0.472430863776033">
                <text:p>0.472430863776033</text:p>
              </table:table-cell>
              <table:table-cell office:value-type="float" office:value="0.545695234359678">
                <text:p>0.54569523435967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2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style-name="ch1">
        <chart:title svg:x="8.385cm" svg:y="0.358cm" chart:style-name="ch2">
          <text:p>ICACHE HIT PER STATE SPACE (RAW)</text:p>
        </chart:title>
        <chart:legend chart:legend-position="end" svg:x="22.241cm" svg:y="4.768cm" style:legend-expansion="high" chart:style-name="ch3"/>
        <chart:plot-area chart:style-name="ch4" table:cell-range-address="correlated.A95:correlated.D119 correlated.B94:correlated.D94" chart:data-source-has-labels="both" svg:x="0.494cm" svg:y="1.359cm" svg:width="21.253cm" svg:height="9.549cm">
          <chartooo:coordinate-region svg:x="1.406cm" svg:y="1.359cm" svg:width="20.341cm" svg:height="6.798cm"/>
          <chart:axis chart:dimension="x" chart:name="primary-x" chart:style-name="ch5" chartooo:axis-type="auto">
            <chartooo:date-scale/>
            <chart:categories table:cell-range-address="correlated.A95:correlated.A1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B95:correlated.B119" chart:label-cell-address="correlated.B94:correlated.B94" chart:class="chart:bar">
            <chart:data-point chart:repeated="25"/>
          </chart:series>
          <chart:series chart:style-name="ch9" chart:values-cell-range-address="correlated.C95:correlated.C119" chart:label-cell-address="correlated.C94:correlated.C94" chart:class="chart:bar">
            <chart:data-point chart:repeated="25"/>
          </chart:series>
          <chart:series chart:style-name="ch10" chart:values-cell-range-address="correlated.D95:correlated.D119" chart:label-cell-address="correlated.D94:correlated.D9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correlated.B94:correlated.B94</svg:desc>
                </draw:g>
              </table:table-cell>
              <table:table-cell office:value-type="string">
                <text:p>BTFN</text:p>
                <draw:g>
                  <svg:desc>correlated.C94:correlated.C94</svg:desc>
                </draw:g>
              </table:table-cell>
              <table:table-cell office:value-type="string">
                <text:p>BTFN+BTB</text:p>
                <draw:g>
                  <svg:desc>correlated.D94:correlated.D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95:correlated.A119</svg:desc>
                </draw:g>
              </table:table-cell>
              <table:table-cell office:value-type="float" office:value="0.195911413969336">
                <text:p>0.195911413969336</text:p>
                <draw:g>
                  <svg:desc>correlated.B95:correlated.B119</svg:desc>
                </draw:g>
              </table:table-cell>
              <table:table-cell office:value-type="float" office:value="0.192708333333333">
                <text:p>0.192708333333333</text:p>
                <draw:g>
                  <svg:desc>correlated.C95:correlated.C119</svg:desc>
                </draw:g>
              </table:table-cell>
              <table:table-cell office:value-type="float" office:value="0.198594024604569">
                <text:p>0.198594024604569</text:p>
                <draw:g>
                  <svg:desc>correlated.D95:correlated.D11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190265486725664">
                <text:p>0.190265486725664</text:p>
              </table:table-cell>
              <table:table-cell office:value-type="float" office:value="0.1859410430839">
                <text:p>0.1859410430839</text:p>
              </table:table-cell>
              <table:table-cell office:value-type="float" office:value="0.187358916478555">
                <text:p>0.187358916478555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265451918445978">
                <text:p>0.265451918445978</text:p>
              </table:table-cell>
              <table:table-cell office:value-type="float" office:value="0.263296070460705">
                <text:p>0.263296070460705</text:p>
              </table:table-cell>
              <table:table-cell office:value-type="float" office:value="0.166318377381684">
                <text:p>0.166318377381684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266961528832513">
                <text:p>0.266961528832513</text:p>
              </table:table-cell>
              <table:table-cell office:value-type="float" office:value="0.261644073687869">
                <text:p>0.261644073687869</text:p>
              </table:table-cell>
              <table:table-cell office:value-type="float" office:value="0.166790582403965">
                <text:p>0.166790582403965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0.308760780753518">
                <text:p>0.308760780753518</text:p>
              </table:table-cell>
              <table:table-cell office:value-type="float" office:value="0.242442710872745">
                <text:p>0.242442710872745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296517419248412">
                <text:p>0.296517419248412</text:p>
              </table:table-cell>
              <table:table-cell office:value-type="float" office:value="0.293437278135059">
                <text:p>0.293437278135059</text:p>
              </table:table-cell>
              <table:table-cell office:value-type="float" office:value="0.289155117408251">
                <text:p>0.289155117408251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307271143556348">
                <text:p>0.307271143556348</text:p>
              </table:table-cell>
              <table:table-cell office:value-type="float" office:value="0.303841597816797">
                <text:p>0.303841597816797</text:p>
              </table:table-cell>
              <table:table-cell office:value-type="float" office:value="0.2887877099933">
                <text:p>0.2887877099933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298257372654155">
                <text:p>0.298257372654155</text:p>
              </table:table-cell>
              <table:table-cell office:value-type="float" office:value="0.296457765667575">
                <text:p>0.296457765667575</text:p>
              </table:table-cell>
              <table:table-cell office:value-type="float" office:value="0.292073170731707">
                <text:p>0.292073170731707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31755280407866">
                <text:p>0.31755280407866</text:p>
              </table:table-cell>
              <table:table-cell office:value-type="float" office:value="0.316823899371069">
                <text:p>0.316823899371069</text:p>
              </table:table-cell>
              <table:table-cell office:value-type="float" office:value="0.316836868290128">
                <text:p>0.316836868290128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186400937866354">
                <text:p>0.186400937866354</text:p>
              </table:table-cell>
              <table:table-cell office:value-type="float" office:value="0.189058374889997">
                <text:p>0.189058374889997</text:p>
              </table:table-cell>
              <table:table-cell office:value-type="float" office:value="0.177677224736048">
                <text:p>0.177677224736048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183448665442734">
                <text:p>0.183448665442734</text:p>
              </table:table-cell>
              <table:table-cell office:value-type="float" office:value="0.185441696113074">
                <text:p>0.185441696113074</text:p>
              </table:table-cell>
              <table:table-cell office:value-type="float" office:value="0.174494692453105">
                <text:p>0.174494692453105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266315789473684">
                <text:p>0.266315789473684</text:p>
              </table:table-cell>
              <table:table-cell office:value-type="float" office:value="0.257839721254355">
                <text:p>0.257839721254355</text:p>
              </table:table-cell>
              <table:table-cell office:value-type="float" office:value="0.261877172653534">
                <text:p>0.261877172653534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260575296108291">
                <text:p>0.260575296108291</text:p>
              </table:table-cell>
              <table:table-cell office:value-type="float" office:value="0.251497005988024">
                <text:p>0.251497005988024</text:p>
              </table:table-cell>
              <table:table-cell office:value-type="float" office:value="0.251497005988024">
                <text:p>0.251497005988024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265048975590467">
                <text:p>0.265048975590467</text:p>
              </table:table-cell>
              <table:table-cell office:value-type="float" office:value="0.265564213351756">
                <text:p>0.265564213351756</text:p>
              </table:table-cell>
              <table:table-cell office:value-type="float" office:value="0.179985902292039">
                <text:p>0.179985902292039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261949892089706">
                <text:p>0.261949892089706</text:p>
              </table:table-cell>
              <table:table-cell office:value-type="float" office:value="0.262288846627139">
                <text:p>0.262288846627139</text:p>
              </table:table-cell>
              <table:table-cell office:value-type="float" office:value="0.169689006420486">
                <text:p>0.169689006420486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205273698264352">
                <text:p>0.205273698264352</text:p>
              </table:table-cell>
              <table:table-cell office:value-type="float" office:value="0.216091954022988">
                <text:p>0.216091954022988</text:p>
              </table:table-cell>
              <table:table-cell office:value-type="float" office:value="0.15891167192429">
                <text:p>0.15891167192429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232051282051282">
                <text:p>0.232051282051282</text:p>
              </table:table-cell>
              <table:table-cell office:value-type="float" office:value="0.226845637583893">
                <text:p>0.226845637583893</text:p>
              </table:table-cell>
              <table:table-cell office:value-type="float" office:value="0.219512195121951">
                <text:p>0.219512195121951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196638655462185">
                <text:p>0.196638655462185</text:p>
              </table:table-cell>
              <table:table-cell office:value-type="float" office:value="0.191919191919192">
                <text:p>0.191919191919192</text:p>
              </table:table-cell>
              <table:table-cell office:value-type="float" office:value="0.191201353637902">
                <text:p>0.191201353637902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242941916921417">
                <text:p>0.242941916921417</text:p>
              </table:table-cell>
              <table:table-cell office:value-type="float" office:value="0.240744101633394">
                <text:p>0.240744101633394</text:p>
              </table:table-cell>
              <table:table-cell office:value-type="float" office:value="0.20820637822466">
                <text:p>0.20820637822466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238942731277533">
                <text:p>0.238942731277533</text:p>
              </table:table-cell>
              <table:table-cell office:value-type="float" office:value="0.238065605831629">
                <text:p>0.238065605831629</text:p>
              </table:table-cell>
              <table:table-cell office:value-type="float" office:value="0.205891103838143">
                <text:p>0.205891103838143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316719514823138">
                <text:p>0.316719514823138</text:p>
              </table:table-cell>
              <table:table-cell office:value-type="float" office:value="0.316546306854175">
                <text:p>0.316546306854175</text:p>
              </table:table-cell>
              <table:table-cell office:value-type="float" office:value="0.269950616259285">
                <text:p>0.269950616259285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317611271213577">
                <text:p>0.317611271213577</text:p>
              </table:table-cell>
              <table:table-cell office:value-type="float" office:value="0.317283494950173">
                <text:p>0.317283494950173</text:p>
              </table:table-cell>
              <table:table-cell office:value-type="float" office:value="0.250572816423792">
                <text:p>0.250572816423792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325105607554046">
                <text:p>0.325105607554046</text:p>
              </table:table-cell>
              <table:table-cell office:value-type="float" office:value="0.324276706231454">
                <text:p>0.324276706231454</text:p>
              </table:table-cell>
              <table:table-cell office:value-type="float" office:value="0.324672914540225">
                <text:p>0.324672914540225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324707638716099">
                <text:p>0.324707638716099</text:p>
              </table:table-cell>
              <table:table-cell office:value-type="float" office:value="0.324128312412831">
                <text:p>0.324128312412831</text:p>
              </table:table-cell>
              <table:table-cell office:value-type="float" office:value="0.324125744047619">
                <text:p>0.324125744047619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242791438174421">
                <text:p>0.242791438174421</text:p>
              </table:table-cell>
              <table:table-cell office:value-type="float" office:value="0.253328781153977">
                <text:p>0.253328781153977</text:p>
              </table:table-cell>
              <table:table-cell office:value-type="float" office:value="0.216513041772897">
                <text:p>0.2165130417728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65" chart:maximum="1.0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4cm" svg:height="11.131cm" xlink:href=".." xlink:type="simple" chart:class="chart:bar" chart:style-name="ch1">
        <chart:title svg:x="11.651cm" svg:y="0.358cm" chart:style-name="ch2">
          <text:p>WCET</text:p>
        </chart:title>
        <chart:legend chart:legend-position="end" svg:x="21.416cm" svg:y="4.768cm" style:legend-expansion="high" chart:style-name="ch3"/>
        <chart:plot-area chart:style-name="ch4" table:cell-range-address="compared.A4:compared.D29" chart:data-source-has-labels="both" svg:x="0.495cm" svg:y="1.359cm" svg:width="20.426cm" svg:height="9.55cm">
          <chartooo:coordinate-region svg:x="2.095cm" svg:y="1.359cm" svg:width="18.826cm" svg:height="6.8cm"/>
          <chart:axis chart:dimension="x" chart:name="primary-x" chart:style-name="ch5" chartooo:axis-type="auto">
            <chartooo:date-scale/>
            <chart:categories table:cell-range-address="compared.A5:compared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ed.B5:compared.B29" chart:label-cell-address="compared.B4:compared.B4" chart:class="chart:bar">
            <chart:data-point chart:repeated="25"/>
          </chart:series>
          <chart:series chart:style-name="ch9" chart:values-cell-range-address="compared.C5:compared.C29" chart:label-cell-address="compared.C4:compared.C4" chart:class="chart:bar">
            <chart:data-point chart:repeated="25"/>
          </chart:series>
          <chart:series chart:style-name="ch10" chart:values-cell-range-address="compared.D5:compared.D29" chart:label-cell-address="compared.D4:compared.D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mpared.B4:compared.B4</svg:desc>
                </draw:g>
              </table:table-cell>
              <table:table-cell office:value-type="string">
                <text:p>AN vs. BTFN+</text:p>
                <draw:g>
                  <svg:desc>compared.C4:compared.C4</svg:desc>
                </draw:g>
              </table:table-cell>
              <table:table-cell office:value-type="string">
                <text:p>BTFN vs. BTFN+</text:p>
                <draw:g>
                  <svg:desc>compared.D4:compar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5:compared.A29</svg:desc>
                </draw:g>
              </table:table-cell>
              <table:table-cell office:value-type="float" office:value="0.990476190476191">
                <text:p>0.990476190476191</text:p>
                <draw:g>
                  <svg:desc>compared.B5:compared.B29</svg:desc>
                </draw:g>
              </table:table-cell>
              <table:table-cell office:value-type="float" office:value="0.968253968253968">
                <text:p>0.968253968253968</text:p>
                <draw:g>
                  <svg:desc>compared.C5:compared.C29</svg:desc>
                </draw:g>
              </table:table-cell>
              <table:table-cell office:value-type="float" office:value="0.977564102564103">
                <text:p>0.977564102564103</text:p>
                <draw:g>
                  <svg:desc>compared.D5:compared.D2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978813559322034">
                <text:p>0.978813559322034</text:p>
              </table:table-cell>
              <table:table-cell office:value-type="float" office:value="1">
                <text:p>1</text:p>
              </table:table-cell>
              <table:table-cell office:value-type="float" office:value="1.02164502164502">
                <text:p>1.02164502164502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956009698649117">
                <text:p>0.956009698649117</text:p>
              </table:table-cell>
              <table:table-cell office:value-type="float" office:value="0.928472462764115">
                <text:p>0.928472462764115</text:p>
              </table:table-cell>
              <table:table-cell office:value-type="float" office:value="0.971195652173913">
                <text:p>0.971195652173913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982022879970946">
                <text:p>0.982022879970946</text:p>
              </table:table-cell>
              <table:table-cell office:value-type="float" office:value="0.963500998728891">
                <text:p>0.963500998728891</text:p>
              </table:table-cell>
              <table:table-cell office:value-type="float" office:value="0.981139053254438">
                <text:p>0.981139053254438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97407231208373">
                <text:p>0.97407231208373</text:p>
              </table:table-cell>
              <table:table-cell office:value-type="float" office:value="0.978116079923882">
                <text:p>0.978116079923882</text:p>
              </table:table-cell>
              <table:table-cell office:value-type="float" office:value="1.0041514041514">
                <text:p>1.0041514041514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934337829600338">
                <text:p>0.934337829600338</text:p>
              </table:table-cell>
              <table:table-cell office:value-type="float" office:value="0.892105222025977">
                <text:p>0.892105222025977</text:p>
              </table:table-cell>
              <table:table-cell office:value-type="float" office:value="0.954799424537455">
                <text:p>0.954799424537455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938175475192864">
                <text:p>0.938175475192864</text:p>
              </table:table-cell>
              <table:table-cell office:value-type="float" office:value="0.938301354097358">
                <text:p>0.938301354097358</text:p>
              </table:table-cell>
              <table:table-cell office:value-type="float" office:value="1.00013417415806">
                <text:p>1.00013417415806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928385416666667">
                <text:p>0.928385416666667</text:p>
              </table:table-cell>
              <table:table-cell office:value-type="float" office:value="0.84375">
                <text:p>0.84375</text:p>
              </table:table-cell>
              <table:table-cell office:value-type="float" office:value="0.908835904628331">
                <text:p>0.908835904628331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92656142759094">
                <text:p>0.92656142759094</text:p>
              </table:table-cell>
              <table:table-cell office:value-type="float" office:value="0.927247769389156">
                <text:p>0.927247769389156</text:p>
              </table:table-cell>
              <table:table-cell office:value-type="float" office:value="1.00074074074074">
                <text:p>1.00074074074074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990499390986602">
                <text:p>0.990499390986602</text:p>
              </table:table-cell>
              <table:table-cell office:value-type="float" office:value="0.999756394640682">
                <text:p>0.999756394640682</text:p>
              </table:table-cell>
              <table:table-cell office:value-type="float" office:value="1.00934579439252">
                <text:p>1.00934579439252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992061639038057">
                <text:p>0.992061639038057</text:p>
              </table:table-cell>
              <table:table-cell office:value-type="float" office:value="1">
                <text:p>1</text:p>
              </table:table-cell>
              <table:table-cell office:value-type="float" office:value="1.00800188279595">
                <text:p>1.00800188279595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93398533007335">
                <text:p>0.93398533007335</text:p>
              </table:table-cell>
              <table:table-cell office:value-type="float" office:value="0.924205378973105">
                <text:p>0.924205378973105</text:p>
              </table:table-cell>
              <table:table-cell office:value-type="float" office:value="0.989528795811518">
                <text:p>0.989528795811518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859922178988327">
                <text:p>0.859922178988327</text:p>
              </table:table-cell>
              <table:table-cell office:value-type="float" office:value="0.859922178988327">
                <text:p>0.859922178988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967716574554956">
                <text:p>0.967716574554956</text:p>
              </table:table-cell>
              <table:table-cell office:value-type="float" office:value="0.965729182802047">
                <text:p>0.965729182802047</text:p>
              </table:table-cell>
              <table:table-cell office:value-type="float" office:value="0.997946308035674">
                <text:p>0.997946308035674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966443848645501">
                <text:p>0.966443848645501</text:p>
              </table:table-cell>
              <table:table-cell office:value-type="float" office:value="0.96653180312754">
                <text:p>0.96653180312754</text:p>
              </table:table-cell>
              <table:table-cell office:value-type="float" office:value="1.00009100837277">
                <text:p>1.00009100837277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984714873603762">
                <text:p>0.984714873603762</text:p>
              </table:table-cell>
              <table:table-cell office:value-type="float" office:value="0.985302763080541">
                <text:p>0.985302763080541</text:p>
              </table:table-cell>
              <table:table-cell office:value-type="float" office:value="1.00059701492537">
                <text:p>1.00059701492537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970744680851064">
                <text:p>0.970744680851064</text:p>
              </table:table-cell>
              <table:table-cell office:value-type="float" office:value="0.928191489361702">
                <text:p>0.928191489361702</text:p>
              </table:table-cell>
              <table:table-cell office:value-type="float" office:value="0.956164383561644">
                <text:p>0.956164383561644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.02903225806452">
                <text:p>1.02903225806452</text:p>
              </table:table-cell>
              <table:table-cell office:value-type="float" office:value="0.996875">
                <text:p>0.996875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999277456647399">
                <text:p>0.999277456647399</text:p>
              </table:table-cell>
              <table:table-cell office:value-type="float" office:value="1.00541907514451">
                <text:p>1.00541907514451</text:p>
              </table:table-cell>
              <table:table-cell office:value-type="float" office:value="1.0061460592914">
                <text:p>1.0061460592914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993861802876184">
                <text:p>0.993861802876184</text:p>
              </table:table-cell>
              <table:table-cell office:value-type="float" office:value="1.00298141003157">
                <text:p>1.00298141003157</text:p>
              </table:table-cell>
              <table:table-cell office:value-type="float" office:value="1.0091759308276">
                <text:p>1.0091759308276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973295022394997">
                <text:p>0.973295022394997</text:p>
              </table:table-cell>
              <table:table-cell office:value-type="float" office:value="0.931293839263078">
                <text:p>0.931293839263078</text:p>
              </table:table-cell>
              <table:table-cell office:value-type="float" office:value="0.956846400972475">
                <text:p>0.956846400972475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957277782681614">
                <text:p>0.957277782681614</text:p>
              </table:table-cell>
              <table:table-cell office:value-type="float" office:value="0.956836437461382">
                <text:p>0.956836437461382</text:p>
              </table:table-cell>
              <table:table-cell office:value-type="float" office:value="0.999538958045182">
                <text:p>0.999538958045182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895407549891801">
                <text:p>0.895407549891801</text:p>
              </table:table-cell>
              <table:table-cell office:value-type="float" office:value="0.893724452993508">
                <text:p>0.893724452993508</text:p>
              </table:table-cell>
              <table:table-cell office:value-type="float" office:value="0.99812030075188">
                <text:p>0.99812030075188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893131604226705">
                <text:p>0.893131604226705</text:p>
              </table:table-cell>
              <table:table-cell office:value-type="float" office:value="0.892891450528338">
                <text:p>0.892891450528338</text:p>
              </table:table-cell>
              <table:table-cell office:value-type="float" office:value="0.999731110513579">
                <text:p>0.999731110513579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991757749507257">
                <text:p>0.991757749507257</text:p>
              </table:table-cell>
              <table:table-cell office:value-type="float" office:value="0.997133130263394">
                <text:p>0.997133130263394</text:p>
              </table:table-cell>
              <table:table-cell office:value-type="float" office:value="1.00542005420054">
                <text:p>1.0054200542005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4cm" svg:height="11.131cm" xlink:href=".." xlink:type="simple" chart:class="chart:bar" chart:style-name="ch1">
        <chart:title svg:x="10.896cm" svg:y="0.358cm" chart:style-name="ch2">
          <text:p>STATE SPACE</text:p>
        </chart:title>
        <chart:legend chart:legend-position="end" svg:x="22.051cm" svg:y="4.768cm" style:legend-expansion="high" chart:style-name="ch3"/>
        <chart:plot-area chart:style-name="ch4" table:cell-range-address="compared.A5:compared.A29 summary.B1:summary.B1 summary.D5:summary.D29 summary.B31:summary.B31 summary.D35:summary.D59 summary.B61:summary.B61 summary.D65:summary.D89" chart:data-source-has-labels="both" svg:x="0.495cm" svg:y="1.359cm" svg:width="21.061cm" svg:height="9.55cm">
          <chartooo:coordinate-region svg:x="2.042cm" svg:y="1.359cm" svg:width="19.514cm" svg:height="6.8cm"/>
          <chart:axis chart:dimension="x" chart:name="primary-x" chart:style-name="ch5" chartooo:axis-type="auto">
            <chartooo:date-scale/>
            <chart:categories table:cell-range-address="compared.A5:compared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D5:summary.D29" chart:label-cell-address="summary.B1:summary.B1" chart:class="chart:bar">
            <chart:data-point chart:repeated="25"/>
          </chart:series>
          <chart:series chart:style-name="ch9" chart:values-cell-range-address="summary.D35:summary.D59" chart:label-cell-address="summary.B31:summary.B31" chart:class="chart:bar">
            <chart:data-point chart:repeated="25"/>
          </chart:series>
          <chart:series chart:style-name="ch10" chart:values-cell-range-address="summary.D65:summary.D89" chart:label-cell-address="summary.B61:summary.B6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summary.B1:summary.B1</svg:desc>
                </draw:g>
              </table:table-cell>
              <table:table-cell office:value-type="string">
                <text:p>BTFN</text:p>
                <draw:g>
                  <svg:desc>summary.B31:summary.B31</svg:desc>
                </draw:g>
              </table:table-cell>
              <table:table-cell office:value-type="string">
                <text:p>BTFN + BTB</text:p>
                <draw:g>
                  <svg:desc>summary.B61:summary.B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5:compared.A29</svg:desc>
                </draw:g>
              </table:table-cell>
              <table:table-cell office:value-type="float" office:value="587">
                <text:p>587</text:p>
                <draw:g>
                  <svg:desc>summary.D5:summary.D29</svg:desc>
                </draw:g>
              </table:table-cell>
              <table:table-cell office:value-type="float" office:value="576">
                <text:p>576</text:p>
                <draw:g>
                  <svg:desc>summary.D35:summary.D59</svg:desc>
                </draw:g>
              </table:table-cell>
              <table:table-cell office:value-type="float" office:value="569">
                <text:p>569</text:p>
                <draw:g>
                  <svg:desc>summary.D65:summary.D8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452">
                <text:p>452</text:p>
              </table:table-cell>
              <table:table-cell office:value-type="float" office:value="441">
                <text:p>44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12458">
                <text:p>12458</text:p>
              </table:table-cell>
              <table:table-cell office:value-type="float" office:value="11808">
                <text:p>11808</text:p>
              </table:table-cell>
              <table:table-cell office:value-type="float" office:value="8135">
                <text:p>8135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11983">
                <text:p>11983</text:p>
              </table:table-cell>
              <table:table-cell office:value-type="float" office:value="11508">
                <text:p>11508</text:p>
              </table:table-cell>
              <table:table-cell office:value-type="float" office:value="8070">
                <text:p>8070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11280">
                <text:p>11280</text:p>
              </table:table-cell>
              <table:table-cell office:value-type="float" office:value="11015">
                <text:p>11015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157613">
                <text:p>157613</text:p>
              </table:table-cell>
              <table:table-cell office:value-type="float" office:value="145077">
                <text:p>145077</text:p>
              </table:table-cell>
              <table:table-cell office:value-type="float" office:value="135723">
                <text:p>135723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144654">
                <text:p>144654</text:p>
              </table:table-cell>
              <table:table-cell office:value-type="float" office:value="133382">
                <text:p>133382</text:p>
              </table:table-cell>
              <table:table-cell office:value-type="float" office:value="123873">
                <text:p>123873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5968">
                <text:p>5968</text:p>
              </table:table-cell>
              <table:table-cell office:value-type="float" office:value="5505">
                <text:p>5505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4119">
                <text:p>4119</text:p>
              </table:table-cell>
              <table:table-cell office:value-type="float" office:value="3816">
                <text:p>3816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6824">
                <text:p>6824</text:p>
              </table:table-cell>
              <table:table-cell office:value-type="float" office:value="6818">
                <text:p>6818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7081">
                <text:p>7081</text:p>
              </table:table-cell>
              <table:table-cell office:value-type="float" office:value="7075">
                <text:p>7075</text:p>
              </table:table-cell>
              <table:table-cell office:value-type="float" office:value="6877">
                <text:p>6877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950">
                <text:p>950</text:p>
              </table:table-cell>
              <table:table-cell office:value-type="float" office:value="861">
                <text:p>861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591">
                <text:p>591</text:p>
              </table:table-cell>
              <table:table-cell office:value-type="float" office:value="501">
                <text:p>50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728322">
                <text:p>728322</text:p>
              </table:table-cell>
              <table:table-cell office:value-type="float" office:value="706364">
                <text:p>706364</text:p>
              </table:table-cell>
              <table:table-cell office:value-type="float" office:value="516396">
                <text:p>516396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692705">
                <text:p>692705</text:p>
              </table:table-cell>
              <table:table-cell office:value-type="float" office:value="670425">
                <text:p>670425</text:p>
              </table:table-cell>
              <table:table-cell office:value-type="float" office:value="482518">
                <text:p>482518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2996">
                <text:p>2996</text:p>
              </table:table-cell>
              <table:table-cell office:value-type="float" office:value="3045">
                <text:p>3045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780">
                <text:p>780</text:p>
              </table:table-cell>
              <table:table-cell office:value-type="float" office:value="745">
                <text:p>74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595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11122">
                <text:p>11122</text:p>
              </table:table-cell>
              <table:table-cell office:value-type="float" office:value="11020">
                <text:p>11020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11350">
                <text:p>11350</text:p>
              </table:table-cell>
              <table:table-cell office:value-type="float" office:value="11249">
                <text:p>11249</text:p>
              </table:table-cell>
              <table:table-cell office:value-type="float" office:value="10083">
                <text:p>10083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32483">
                <text:p>32483</text:p>
              </table:table-cell>
              <table:table-cell office:value-type="float" office:value="31572">
                <text:p>31572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31230">
                <text:p>31230</text:p>
              </table:table-cell>
              <table:table-cell office:value-type="float" office:value="29803">
                <text:p>29803</text:p>
              </table:table-cell>
              <table:table-cell office:value-type="float" office:value="21822">
                <text:p>21822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12073">
                <text:p>12073</text:p>
              </table:table-cell>
              <table:table-cell office:value-type="float" office:value="10784">
                <text:p>10784</text:p>
              </table:table-cell>
              <table:table-cell office:value-type="float" office:value="10777">
                <text:p>10777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12057">
                <text:p>12057</text:p>
              </table:table-cell>
              <table:table-cell office:value-type="float" office:value="10755">
                <text:p>10755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1306">
                <text:p>11306</text:p>
              </table:table-cell>
              <table:table-cell office:value-type="float" office:value="11716">
                <text:p>11716</text:p>
              </table:table-cell>
              <table:table-cell office:value-type="float" office:value="10198">
                <text:p>101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4cm" svg:height="11.131cm" xlink:href=".." xlink:type="simple" chart:class="chart:bar" chart:style-name="ch1">
        <chart:title svg:x="11.082cm" svg:y="0.358cm" chart:style-name="ch2">
          <text:p>ICACHE HIT</text:p>
        </chart:title>
        <chart:legend chart:legend-position="end" svg:x="22.051cm" svg:y="4.768cm" style:legend-expansion="high" chart:style-name="ch3"/>
        <chart:plot-area chart:style-name="ch4" table:cell-range-address="compared.A5:compared.A29 summary.B1:summary.B1 summary.F5:summary.F29 summary.B31:summary.B31 summary.F35:summary.F59 summary.B61:summary.B61 summary.F65:summary.F89" chart:data-source-has-labels="both" svg:x="0.495cm" svg:y="1.359cm" svg:width="21.061cm" svg:height="9.55cm">
          <chartooo:coordinate-region svg:x="2.042cm" svg:y="1.359cm" svg:width="19.514cm" svg:height="6.8cm"/>
          <chart:axis chart:dimension="x" chart:name="primary-x" chart:style-name="ch5" chartooo:axis-type="auto">
            <chartooo:date-scale/>
            <chart:categories table:cell-range-address="compared.A5:compared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F5:summary.F29" chart:label-cell-address="summary.B1:summary.B1" chart:class="chart:bar">
            <chart:data-point chart:repeated="25"/>
          </chart:series>
          <chart:series chart:style-name="ch9" chart:values-cell-range-address="summary.F35:summary.F59" chart:label-cell-address="summary.B31:summary.B31" chart:class="chart:bar">
            <chart:data-point chart:repeated="25"/>
          </chart:series>
          <chart:series chart:style-name="ch10" chart:values-cell-range-address="summary.F65:summary.F89" chart:label-cell-address="summary.B61:summary.B6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summary.B1:summary.B1</svg:desc>
                </draw:g>
              </table:table-cell>
              <table:table-cell office:value-type="string">
                <text:p>BTFN</text:p>
                <draw:g>
                  <svg:desc>summary.B31:summary.B31</svg:desc>
                </draw:g>
              </table:table-cell>
              <table:table-cell office:value-type="string">
                <text:p>BTFN + BTB</text:p>
                <draw:g>
                  <svg:desc>summary.B61:summary.B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5:compared.A29</svg:desc>
                </draw:g>
              </table:table-cell>
              <table:table-cell office:value-type="float" office:value="115">
                <text:p>115</text:p>
                <draw:g>
                  <svg:desc>summary.F5:summary.F29</svg:desc>
                </draw:g>
              </table:table-cell>
              <table:table-cell office:value-type="float" office:value="111">
                <text:p>111</text:p>
                <draw:g>
                  <svg:desc>summary.F35:summary.F59</svg:desc>
                </draw:g>
              </table:table-cell>
              <table:table-cell office:value-type="float" office:value="113">
                <text:p>113</text:p>
                <draw:g>
                  <svg:desc>summary.F65:summary.F8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3307">
                <text:p>3307</text:p>
              </table:table-cell>
              <table:table-cell office:value-type="float" office:value="3109">
                <text:p>3109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3199">
                <text:p>3199</text:p>
              </table:table-cell>
              <table:table-cell office:value-type="float" office:value="3011">
                <text:p>3011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3478">
                <text:p>3478</text:p>
              </table:table-cell>
              <table:table-cell office:value-type="float" office:value="3401">
                <text:p>3401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46735">
                <text:p>46735</text:p>
              </table:table-cell>
              <table:table-cell office:value-type="float" office:value="42571">
                <text:p>42571</text:p>
              </table:table-cell>
              <table:table-cell office:value-type="float" office:value="39245">
                <text:p>39245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44448">
                <text:p>44448</text:p>
              </table:table-cell>
              <table:table-cell office:value-type="float" office:value="40527">
                <text:p>40527</text:p>
              </table:table-cell>
              <table:table-cell office:value-type="float" office:value="35773">
                <text:p>35773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1780">
                <text:p>1780</text:p>
              </table:table-cell>
              <table:table-cell office:value-type="float" office:value="1632">
                <text:p>163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1308">
                <text:p>1308</text:p>
              </table:table-cell>
              <table:table-cell office:value-type="float" office:value="1209">
                <text:p>1209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272">
                <text:p>1272</text:p>
              </table:table-cell>
              <table:table-cell office:value-type="float" office:value="1289">
                <text:p>128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299">
                <text:p>1299</text:p>
              </table:table-cell>
              <table:table-cell office:value-type="float" office:value="1312">
                <text:p>13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253">
                <text:p>253</text:p>
              </table:table-cell>
              <table:table-cell office:value-type="float" office:value="222">
                <text:p>22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154">
                <text:p>154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193041">
                <text:p>193041</text:p>
              </table:table-cell>
              <table:table-cell office:value-type="float" office:value="187585">
                <text:p>187585</text:p>
              </table:table-cell>
              <table:table-cell office:value-type="float" office:value="92944">
                <text:p>92944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181454">
                <text:p>181454</text:p>
              </table:table-cell>
              <table:table-cell office:value-type="float" office:value="175845">
                <text:p>175845</text:p>
              </table:table-cell>
              <table:table-cell office:value-type="float" office:value="81878">
                <text:p>81878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615">
                <text:p>615</text:p>
              </table:table-cell>
              <table:table-cell office:value-type="float" office:value="658">
                <text:p>65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181">
                <text:p>181</text:p>
              </table:table-cell>
              <table:table-cell office:value-type="float" office:value="169">
                <text:p>16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2702">
                <text:p>2702</text:p>
              </table:table-cell>
              <table:table-cell office:value-type="float" office:value="2653">
                <text:p>2653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2712">
                <text:p>2712</text:p>
              </table:table-cell>
              <table:table-cell office:value-type="float" office:value="2678">
                <text:p>267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10288">
                <text:p>10288</text:p>
              </table:table-cell>
              <table:table-cell office:value-type="float" office:value="9994">
                <text:p>9994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9919">
                <text:p>9919</text:p>
              </table:table-cell>
              <table:table-cell office:value-type="float" office:value="9456">
                <text:p>9456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3925">
                <text:p>3925</text:p>
              </table:table-cell>
              <table:table-cell office:value-type="float" office:value="3497">
                <text:p>3497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3915">
                <text:p>3915</text:p>
              </table:table-cell>
              <table:table-cell office:value-type="float" office:value="3486">
                <text:p>3486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2745">
                <text:p>2745</text:p>
              </table:table-cell>
              <table:table-cell office:value-type="float" office:value="2968">
                <text:p>2968</text:p>
              </table:table-cell>
              <table:table-cell office:value-type="float" office:value="2208">
                <text:p>220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4cm" svg:height="11.131cm" xlink:href=".." xlink:type="simple" chart:class="chart:bar" chart:style-name="ch1">
        <chart:title svg:x="10.923cm" svg:y="0.358cm" chart:style-name="ch2">
          <text:p>IBUFF FLUSH</text:p>
        </chart:title>
        <chart:legend chart:legend-position="end" svg:x="22.051cm" svg:y="4.768cm" style:legend-expansion="high" chart:style-name="ch3"/>
        <chart:plot-area chart:style-name="ch4" table:cell-range-address="compared.A5:compared.A29 summary.B1:summary.B1 summary.G5:summary.G29 summary.B31:summary.B31 summary.G35:summary.G59 summary.B61:summary.B61 summary.G65:summary.G89" chart:data-source-has-labels="both" svg:x="0.495cm" svg:y="1.359cm" svg:width="21.061cm" svg:height="9.55cm">
          <chartooo:coordinate-region svg:x="1.857cm" svg:y="1.359cm" svg:width="19.699cm" svg:height="6.8cm"/>
          <chart:axis chart:dimension="x" chart:name="primary-x" chart:style-name="ch5" chartooo:axis-type="auto">
            <chartooo:date-scale/>
            <chart:categories table:cell-range-address="compared.A5:compared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G5:summary.G29" chart:label-cell-address="summary.B1:summary.B1" chart:class="chart:bar">
            <chart:data-point chart:repeated="25"/>
          </chart:series>
          <chart:series chart:style-name="ch9" chart:values-cell-range-address="summary.G35:summary.G59" chart:label-cell-address="summary.B31:summary.B31" chart:class="chart:bar">
            <chart:data-point chart:repeated="25"/>
          </chart:series>
          <chart:series chart:style-name="ch10" chart:values-cell-range-address="summary.G65:summary.G89" chart:label-cell-address="summary.B61:summary.B6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summary.B1:summary.B1</svg:desc>
                </draw:g>
              </table:table-cell>
              <table:table-cell office:value-type="string">
                <text:p>BTFN</text:p>
                <draw:g>
                  <svg:desc>summary.B31:summary.B31</svg:desc>
                </draw:g>
              </table:table-cell>
              <table:table-cell office:value-type="string">
                <text:p>BTFN + BTB</text:p>
                <draw:g>
                  <svg:desc>summary.B61:summary.B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5:compared.A29</svg:desc>
                </draw:g>
              </table:table-cell>
              <table:table-cell office:value-type="float" office:value="15">
                <text:p>15</text:p>
                <draw:g>
                  <svg:desc>summary.G5:summary.G29</svg:desc>
                </draw:g>
              </table:table-cell>
              <table:table-cell office:value-type="float" office:value="17">
                <text:p>17</text:p>
                <draw:g>
                  <svg:desc>summary.G35:summary.G59</svg:desc>
                </draw:g>
              </table:table-cell>
              <table:table-cell office:value-type="float" office:value="13">
                <text:p>13</text:p>
                <draw:g>
                  <svg:desc>summary.G65:summary.G8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402">
                <text:p>402</text:p>
              </table:table-cell>
              <table:table-cell office:value-type="float" office:value="406">
                <text:p>4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303">
                <text:p>303</text:p>
              </table:table-cell>
              <table:table-cell office:value-type="float" office:value="306">
                <text:p>30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205">
                <text:p>205</text:p>
              </table:table-cell>
              <table:table-cell office:value-type="float" office:value="249">
                <text:p>2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9387">
                <text:p>9387</text:p>
              </table:table-cell>
              <table:table-cell office:value-type="float" office:value="10419">
                <text:p>10419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6493">
                <text:p>6493</text:p>
              </table:table-cell>
              <table:table-cell office:value-type="float" office:value="9565">
                <text:p>9565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354">
                <text:p>354</text:p>
              </table:table-cell>
              <table:table-cell office:value-type="float" office:value="358">
                <text:p>3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12453">
                <text:p>12453</text:p>
              </table:table-cell>
              <table:table-cell office:value-type="float" office:value="13853">
                <text:p>1385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11789">
                <text:p>11789</text:p>
              </table:table-cell>
              <table:table-cell office:value-type="float" office:value="13189">
                <text:p>1318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1067">
                <text:p>1067</text:p>
              </table:table-cell>
              <table:table-cell office:value-type="float" office:value="1567">
                <text:p>156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627">
                <text:p>627</text:p>
              </table:table-cell>
              <table:table-cell office:value-type="float" office:value="939">
                <text:p>93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437">
                <text:p>437</text:p>
              </table:table-cell>
              <table:table-cell office:value-type="float" office:value="441">
                <text:p>4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437">
                <text:p>437</text:p>
              </table:table-cell>
              <table:table-cell office:value-type="float" office:value="441">
                <text:p>4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44">
                <text:p>144</text:p>
              </table:table-cell>
              <table:table-cell office:value-type="float" office:value="254">
                <text:p>254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4cm" svg:height="11.131cm" xlink:href=".." xlink:type="simple" chart:class="chart:bar" chart:style-name="ch1">
        <chart:title svg:x="10.724cm" svg:y="0.358cm" chart:style-name="ch2">
          <text:p>FLUSHED INST.</text:p>
        </chart:title>
        <chart:legend chart:legend-position="end" svg:x="22.051cm" svg:y="4.768cm" style:legend-expansion="high" chart:style-name="ch3"/>
        <chart:plot-area chart:style-name="ch4" table:cell-range-address="compared.A5:compared.A29 summary.B1:summary.B1 summary.H5:summary.H29 summary.B31:summary.B31 summary.H35:summary.H59 summary.B61:summary.B61 summary.H65:summary.H89" chart:data-source-has-labels="both" svg:x="0.495cm" svg:y="1.359cm" svg:width="21.061cm" svg:height="9.55cm">
          <chartooo:coordinate-region svg:x="2.042cm" svg:y="1.359cm" svg:width="19.514cm" svg:height="6.8cm"/>
          <chart:axis chart:dimension="x" chart:name="primary-x" chart:style-name="ch5" chartooo:axis-type="auto">
            <chartooo:date-scale/>
            <chart:categories table:cell-range-address="compared.A5:compared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H5:summary.H29" chart:label-cell-address="summary.B1:summary.B1" chart:class="chart:bar">
            <chart:data-point chart:repeated="25"/>
          </chart:series>
          <chart:series chart:style-name="ch9" chart:values-cell-range-address="summary.H35:summary.H59" chart:label-cell-address="summary.B31:summary.B31" chart:class="chart:bar">
            <chart:data-point chart:repeated="25"/>
          </chart:series>
          <chart:series chart:style-name="ch10" chart:values-cell-range-address="summary.H65:summary.H89" chart:label-cell-address="summary.B61:summary.B6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summary.B1:summary.B1</svg:desc>
                </draw:g>
              </table:table-cell>
              <table:table-cell office:value-type="string">
                <text:p>BTFN</text:p>
                <draw:g>
                  <svg:desc>summary.B31:summary.B31</svg:desc>
                </draw:g>
              </table:table-cell>
              <table:table-cell office:value-type="string">
                <text:p>BTFN + BTB</text:p>
                <draw:g>
                  <svg:desc>summary.B61:summary.B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5:compared.A29</svg:desc>
                </draw:g>
              </table:table-cell>
              <table:table-cell office:value-type="float" office:value="53">
                <text:p>53</text:p>
                <draw:g>
                  <svg:desc>summary.H5:summary.H29</svg:desc>
                </draw:g>
              </table:table-cell>
              <table:table-cell office:value-type="float" office:value="49">
                <text:p>49</text:p>
                <draw:g>
                  <svg:desc>summary.H35:summary.H59</svg:desc>
                </draw:g>
              </table:table-cell>
              <table:table-cell office:value-type="float" office:value="50">
                <text:p>50</text:p>
                <draw:g>
                  <svg:desc>summary.H65:summary.H8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1985">
                <text:p>1985</text:p>
              </table:table-cell>
              <table:table-cell office:value-type="float" office:value="1787">
                <text:p>17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1880">
                <text:p>1880</text:p>
              </table:table-cell>
              <table:table-cell office:value-type="float" office:value="1692">
                <text:p>16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1699">
                <text:p>1699</text:p>
              </table:table-cell>
              <table:table-cell office:value-type="float" office:value="1622">
                <text:p>162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14157">
                <text:p>14157</text:p>
              </table:table-cell>
              <table:table-cell office:value-type="float" office:value="9992">
                <text:p>9992</text:p>
              </table:table-cell>
              <table:table-cell office:value-type="float" office:value="6666">
                <text:p>6666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15332">
                <text:p>15332</text:p>
              </table:table-cell>
              <table:table-cell office:value-type="float" office:value="11411">
                <text:p>11411</text:p>
              </table:table-cell>
              <table:table-cell office:value-type="float" office:value="6657">
                <text:p>6657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374">
                <text:p>374</text:p>
              </table:table-cell>
              <table:table-cell office:value-type="float" office:value="226">
                <text:p>2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31">
                <text:p>131</text:p>
              </table:table-cell>
              <table:table-cell office:value-type="float" office:value="148">
                <text:p>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41">
                <text:p>141</text:p>
              </table:table-cell>
              <table:table-cell office:value-type="float" office:value="154">
                <text:p>15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106447">
                <text:p>106447</text:p>
              </table:table-cell>
              <table:table-cell office:value-type="float" office:value="100991">
                <text:p>100991</text:p>
              </table:table-cell>
              <table:table-cell office:value-type="float" office:value="6349">
                <text:p>6349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105908">
                <text:p>105908</text:p>
              </table:table-cell>
              <table:table-cell office:value-type="float" office:value="100299">
                <text:p>100299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326">
                <text:p>326</text:p>
              </table:table-cell>
              <table:table-cell office:value-type="float" office:value="368">
                <text:p>36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698">
                <text:p>698</text:p>
              </table:table-cell>
              <table:table-cell office:value-type="float" office:value="649">
                <text:p>6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688">
                <text:p>688</text:p>
              </table:table-cell>
              <table:table-cell office:value-type="float" office:value="654">
                <text:p>65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6068">
                <text:p>6068</text:p>
              </table:table-cell>
              <table:table-cell office:value-type="float" office:value="5774">
                <text:p>5774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5611">
                <text:p>5611</text:p>
              </table:table-cell>
              <table:table-cell office:value-type="float" office:value="5146">
                <text:p>514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443">
                <text:p>44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437">
                <text:p>43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172">
                <text:p>1172</text:p>
              </table:table-cell>
              <table:table-cell office:value-type="float" office:value="1395">
                <text:p>1395</text:p>
              </table:table-cell>
              <table:table-cell office:value-type="float" office:value="633">
                <text:p>6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4cm" svg:height="11.131cm" xlink:href=".." xlink:type="simple" chart:class="chart:bar" chart:style-name="ch1">
        <chart:title svg:x="10.314cm" svg:y="0.358cm" chart:style-name="ch2">
          <text:p>PIEPLINE PENALTY</text:p>
        </chart:title>
        <chart:legend chart:legend-position="end" svg:x="22.051cm" svg:y="4.768cm" style:legend-expansion="high" chart:style-name="ch3"/>
        <chart:plot-area chart:style-name="ch4" table:cell-range-address="compared.A5:compared.A29 summary.B1:summary.B1 computed.B95:computed.D119 summary.B31:summary.B31 summary.B61:summary.B61" chart:data-source-has-labels="both" svg:x="0.495cm" svg:y="1.359cm" svg:width="21.061cm" svg:height="9.55cm">
          <chartooo:coordinate-region svg:x="1.857cm" svg:y="1.359cm" svg:width="19.699cm" svg:height="6.8cm"/>
          <chart:axis chart:dimension="x" chart:name="primary-x" chart:style-name="ch5" chartooo:axis-type="auto">
            <chartooo:date-scale/>
            <chart:categories table:cell-range-address="compared.A5:compared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uted.B95:computed.B119" chart:label-cell-address="summary.B1:summary.B1" chart:class="chart:bar">
            <chart:data-point chart:repeated="25"/>
          </chart:series>
          <chart:series chart:style-name="ch9" chart:values-cell-range-address="computed.C95:computed.C119" chart:label-cell-address="summary.B31:summary.B31" chart:class="chart:bar">
            <chart:data-point chart:repeated="25"/>
          </chart:series>
          <chart:series chart:style-name="ch10" chart:values-cell-range-address="computed.D95:computed.D119" chart:label-cell-address="summary.B61:summary.B6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summary.B1:summary.B1</svg:desc>
                </draw:g>
              </table:table-cell>
              <table:table-cell office:value-type="string">
                <text:p>BTFN</text:p>
                <draw:g>
                  <svg:desc>summary.B31:summary.B31</svg:desc>
                </draw:g>
              </table:table-cell>
              <table:table-cell office:value-type="string">
                <text:p>BTFN + BTB</text:p>
                <draw:g>
                  <svg:desc>summary.B61:summary.B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5:compared.A29</svg:desc>
                </draw:g>
              </table:table-cell>
              <table:table-cell office:value-type="float" office:value="30">
                <text:p>30</text:p>
                <draw:g>
                  <svg:desc>computed.B95:computed.B119</svg:desc>
                </draw:g>
              </table:table-cell>
              <table:table-cell office:value-type="float" office:value="27">
                <text:p>27</text:p>
                <draw:g>
                  <svg:desc>computed.C95:computed.C119</svg:desc>
                </draw:g>
              </table:table-cell>
              <table:table-cell office:value-type="float" office:value="23">
                <text:p>23</text:p>
                <draw:g>
                  <svg:desc>computed.D95:computed.D11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804">
                <text:p>804</text:p>
              </table:table-cell>
              <table:table-cell office:value-type="float" office:value="608">
                <text:p>6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606">
                <text:p>606</text:p>
              </table:table-cell>
              <table:table-cell office:value-type="float" office:value="409">
                <text:p>4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410">
                <text:p>410</text:p>
              </table:table-cell>
              <table:table-cell office:value-type="float" office:value="253">
                <text:p>2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18774">
                <text:p>18774</text:p>
              </table:table-cell>
              <table:table-cell office:value-type="float" office:value="15117">
                <text:p>15117</text:p>
              </table:table-cell>
              <table:table-cell office:value-type="float" office:value="5035">
                <text:p>5035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12986">
                <text:p>12986</text:p>
              </table:table-cell>
              <table:table-cell office:value-type="float" office:value="9575">
                <text:p>9575</text:p>
              </table:table-cell>
              <table:table-cell office:value-type="float" office:value="5023">
                <text:p>5023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708">
                <text:p>708</text:p>
              </table:table-cell>
              <table:table-cell office:value-type="float" office:value="562">
                <text:p>5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208">
                <text:p>208</text:p>
              </table:table-cell>
              <table:table-cell office:value-type="float" office:value="110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64">
                <text:p>64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24906">
                <text:p>24906</text:p>
              </table:table-cell>
              <table:table-cell office:value-type="float" office:value="14557">
                <text:p>14557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23578">
                <text:p>23578</text:p>
              </table:table-cell>
              <table:table-cell office:value-type="float" office:value="13211">
                <text:p>13211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80">
                <text:p>80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2134">
                <text:p>2134</text:p>
              </table:table-cell>
              <table:table-cell office:value-type="float" office:value="2102">
                <text:p>210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1254">
                <text:p>1254</text:p>
              </table:table-cell>
              <table:table-cell office:value-type="float" office:value="941">
                <text:p>94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874">
                <text:p>874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874">
                <text:p>874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288">
                <text:p>288</text:p>
              </table:table-cell>
              <table:table-cell office:value-type="float" office:value="274">
                <text:p>274</text:p>
              </table:table-cell>
              <table:table-cell office:value-type="float" office:value="171">
                <text:p>17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2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style-name="ch1">
        <chart:title svg:x="8.015cm" svg:y="0.358cm" chart:style-name="ch2">
          <text:p>FLUSHED INST. PER STATE SPACE (RAW)</text:p>
        </chart:title>
        <chart:legend chart:legend-position="end" svg:x="22.241cm" svg:y="4.768cm" style:legend-expansion="high" chart:style-name="ch3"/>
        <chart:plot-area chart:style-name="ch4" table:cell-range-address="correlated.A125:correlated.D149 correlated.B124:correlated.D124" chart:data-source-has-labels="both" svg:x="0.494cm" svg:y="1.359cm" svg:width="21.253cm" svg:height="9.549cm">
          <chartooo:coordinate-region svg:x="1.406cm" svg:y="1.359cm" svg:width="20.341cm" svg:height="6.798cm"/>
          <chart:axis chart:dimension="x" chart:name="primary-x" chart:style-name="ch5" chartooo:axis-type="auto">
            <chartooo:date-scale/>
            <chart:categories table:cell-range-address="correlated.A125:correlated.A1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B125:correlated.B149" chart:label-cell-address="correlated.B124:correlated.B124" chart:class="chart:bar">
            <chart:data-point chart:repeated="25"/>
          </chart:series>
          <chart:series chart:style-name="ch9" chart:values-cell-range-address="correlated.C125:correlated.C149" chart:label-cell-address="correlated.C124:correlated.C124" chart:class="chart:bar">
            <chart:data-point chart:repeated="25"/>
          </chart:series>
          <chart:series chart:style-name="ch10" chart:values-cell-range-address="correlated.D125:correlated.D149" chart:label-cell-address="correlated.D124:correlated.D12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correlated.B124:correlated.B124</svg:desc>
                </draw:g>
              </table:table-cell>
              <table:table-cell office:value-type="string">
                <text:p>BTFN</text:p>
                <draw:g>
                  <svg:desc>correlated.C124:correlated.C124</svg:desc>
                </draw:g>
              </table:table-cell>
              <table:table-cell office:value-type="string">
                <text:p>BTFN+BTB</text:p>
                <draw:g>
                  <svg:desc>correlated.D124:correlated.D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125:correlated.A149</svg:desc>
                </draw:g>
              </table:table-cell>
              <table:table-cell office:value-type="float" office:value="0.0902896081771721">
                <text:p>0.0902896081771721</text:p>
                <draw:g>
                  <svg:desc>correlated.B125:correlated.B149</svg:desc>
                </draw:g>
              </table:table-cell>
              <table:table-cell office:value-type="float" office:value="0.0850694444444444">
                <text:p>0.0850694444444444</text:p>
                <draw:g>
                  <svg:desc>correlated.C125:correlated.C149</svg:desc>
                </draw:g>
              </table:table-cell>
              <table:table-cell office:value-type="float" office:value="0.0878734622144112">
                <text:p>0.0878734622144112</text:p>
                <draw:g>
                  <svg:desc>correlated.D125:correlated.D14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0774336283185841">
                <text:p>0.0774336283185841</text:p>
              </table:table-cell>
              <table:table-cell office:value-type="float" office:value="0.0702947845804989">
                <text:p>0.0702947845804989</text:p>
              </table:table-cell>
              <table:table-cell office:value-type="float" office:value="0.072234762979684">
                <text:p>0.072234762979684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159335366832557">
                <text:p>0.159335366832557</text:p>
              </table:table-cell>
              <table:table-cell office:value-type="float" office:value="0.151338075880759">
                <text:p>0.151338075880759</text:p>
              </table:table-cell>
              <table:table-cell office:value-type="float" office:value="0.00381069452980946">
                <text:p>0.00381069452980946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15688892597847">
                <text:p>0.15688892597847</text:p>
              </table:table-cell>
              <table:table-cell office:value-type="float" office:value="0.147028154327424">
                <text:p>0.147028154327424</text:p>
              </table:table-cell>
              <table:table-cell office:value-type="float" office:value="0.0033457249070632">
                <text:p>0.0033457249070632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150620567375887">
                <text:p>0.150620567375887</text:p>
              </table:table-cell>
              <table:table-cell office:value-type="float" office:value="0.147253744893327">
                <text:p>0.147253744893327</text:p>
              </table:table-cell>
              <table:table-cell office:value-type="float" office:value="0.0255972696245734">
                <text:p>0.0255972696245734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0898212710880448">
                <text:p>0.0898212710880448</text:p>
              </table:table-cell>
              <table:table-cell office:value-type="float" office:value="0.0688737704805035">
                <text:p>0.0688737704805035</text:p>
              </table:table-cell>
              <table:table-cell office:value-type="float" office:value="0.0491147410534692">
                <text:p>0.0491147410534692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105990847124863">
                <text:p>0.105990847124863</text:p>
              </table:table-cell>
              <table:table-cell office:value-type="float" office:value="0.0855512737850684">
                <text:p>0.0855512737850684</text:p>
              </table:table-cell>
              <table:table-cell office:value-type="float" office:value="0.0537405245695188">
                <text:p>0.0537405245695188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0626675603217158">
                <text:p>0.0626675603217158</text:p>
              </table:table-cell>
              <table:table-cell office:value-type="float" office:value="0.0410535876475931">
                <text:p>0.0410535876475931</text:p>
              </table:table-cell>
              <table:table-cell office:value-type="float" office:value="0.00630081300813008">
                <text:p>0.00630081300813008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0252488468074775">
                <text:p>0.0252488468074775</text:p>
              </table:table-cell>
              <table:table-cell office:value-type="float" office:value="0.00131027253668763">
                <text:p>0.00131027253668763</text:p>
              </table:table-cell>
              <table:table-cell office:value-type="float" office:value="0.00157109190887667">
                <text:p>0.00157109190887667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0191969519343494">
                <text:p>0.0191969519343494</text:p>
              </table:table-cell>
              <table:table-cell office:value-type="float" office:value="0.0217072455265474">
                <text:p>0.0217072455265474</text:p>
              </table:table-cell>
              <table:table-cell office:value-type="float" office:value="0.00558069381598793">
                <text:p>0.00558069381598793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0199124417455162">
                <text:p>0.0199124417455162</text:p>
              </table:table-cell>
              <table:table-cell office:value-type="float" office:value="0.0217667844522968">
                <text:p>0.0217667844522968</text:p>
              </table:table-cell>
              <table:table-cell office:value-type="float" office:value="0.00610731423585866">
                <text:p>0.00610731423585866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0421052631578947">
                <text:p>0.0421052631578947</text:p>
              </table:table-cell>
              <table:table-cell office:value-type="float" office:value="0.0104529616724739">
                <text:p>0.0104529616724739</text:p>
              </table:table-cell>
              <table:table-cell office:value-type="float" office:value="0.0139049826187717">
                <text:p>0.0139049826187717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0541455160744501">
                <text:p>0.0541455160744501</text:p>
              </table:table-cell>
              <table:table-cell office:value-type="float" office:value="0.00798403193612774">
                <text:p>0.00798403193612774</text:p>
              </table:table-cell>
              <table:table-cell office:value-type="float" office:value="0.00798403193612774">
                <text:p>0.00798403193612774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146153761660364">
                <text:p>0.146153761660364</text:p>
              </table:table-cell>
              <table:table-cell office:value-type="float" office:value="0.142973028070513">
                <text:p>0.142973028070513</text:p>
              </table:table-cell>
              <table:table-cell office:value-type="float" office:value="0.0122948280002169">
                <text:p>0.0122948280002169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152890480074491">
                <text:p>0.152890480074491</text:p>
              </table:table-cell>
              <table:table-cell office:value-type="float" office:value="0.14960510124175">
                <text:p>0.14960510124175</text:p>
              </table:table-cell>
              <table:table-cell office:value-type="float" office:value="0.0131228265059542">
                <text:p>0.0131228265059542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108811748998665">
                <text:p>0.108811748998665</text:p>
              </table:table-cell>
              <table:table-cell office:value-type="float" office:value="0.120853858784893">
                <text:p>0.120853858784893</text:p>
              </table:table-cell>
              <table:table-cell office:value-type="float" office:value="0.0445583596214511">
                <text:p>0.0445583596214511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058974358974359">
                <text:p>0.058974358974359</text:p>
              </table:table-cell>
              <table:table-cell office:value-type="float" office:value="0.0456375838926174">
                <text:p>0.0456375838926174</text:p>
              </table:table-cell>
              <table:table-cell office:value-type="float" office:value="0.0258249641319943">
                <text:p>0.0258249641319943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0302521008403361">
                <text:p>0.0302521008403361</text:p>
              </table:table-cell>
              <table:table-cell office:value-type="float" office:value="0.0252525252525252">
                <text:p>0.0252525252525252</text:p>
              </table:table-cell>
              <table:table-cell office:value-type="float" office:value="0.0236886632825719">
                <text:p>0.0236886632825719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0627584966732602">
                <text:p>0.0627584966732602</text:p>
              </table:table-cell>
              <table:table-cell office:value-type="float" office:value="0.0588929219600726">
                <text:p>0.0588929219600726</text:p>
              </table:table-cell>
              <table:table-cell office:value-type="float" office:value="0.00467194799918749">
                <text:p>0.00467194799918749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0606167400881057">
                <text:p>0.0606167400881057</text:p>
              </table:table-cell>
              <table:table-cell office:value-type="float" office:value="0.0581385012001067">
                <text:p>0.0581385012001067</text:p>
              </table:table-cell>
              <table:table-cell office:value-type="float" office:value="0.00515719527918278">
                <text:p>0.00515719527918278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186805405904627">
                <text:p>0.186805405904627</text:p>
              </table:table-cell>
              <table:table-cell office:value-type="float" office:value="0.182883567718231">
                <text:p>0.182883567718231</text:p>
              </table:table-cell>
              <table:table-cell office:value-type="float" office:value="0.09482508196041">
                <text:p>0.09482508196041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179666986871598">
                <text:p>0.179666986871598</text:p>
              </table:table-cell>
              <table:table-cell office:value-type="float" office:value="0.172667181156259">
                <text:p>0.172667181156259</text:p>
              </table:table-cell>
              <table:table-cell office:value-type="float" office:value="0.0530657135001375">
                <text:p>0.0530657135001375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0366934481901764">
                <text:p>0.0366934481901764</text:p>
              </table:table-cell>
              <table:table-cell office:value-type="float" office:value="0.00139094955489614">
                <text:p>0.00139094955489614</text:p>
              </table:table-cell>
              <table:table-cell office:value-type="float" office:value="0.00148464322167579">
                <text:p>0.00148464322167579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0362445052666501">
                <text:p>0.0362445052666501</text:p>
              </table:table-cell>
              <table:table-cell office:value-type="float" office:value="0.000743840074384007">
                <text:p>0.000743840074384007</text:p>
              </table:table-cell>
              <table:table-cell office:value-type="float" office:value="0.000651041666666667">
                <text:p>0.000651041666666667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103661772510172">
                <text:p>0.103661772510172</text:p>
              </table:table-cell>
              <table:table-cell office:value-type="float" office:value="0.119067941276886">
                <text:p>0.119067941276886</text:p>
              </table:table-cell>
              <table:table-cell office:value-type="float" office:value="0.0620709943126103">
                <text:p>0.06207099431261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65" chart:maximum="1.0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09cm" svg:height="11.157cm" xlink:href=".." xlink:type="simple" chart:class="chart:bar" chart:style-name="ch1">
        <chart:title svg:x="10.868cm" svg:y="0.359cm" chart:style-name="ch2">
          <text:p>STATE SPACE</text:p>
        </chart:title>
        <chart:legend chart:legend-position="end" svg:x="21.361cm" svg:y="4.781cm" style:legend-expansion="high" chart:style-name="ch3"/>
        <chart:plot-area chart:style-name="ch4" table:cell-range-address="compared.A34:compared.D59" chart:data-source-has-labels="both" svg:x="0.494cm" svg:y="1.361cm" svg:width="20.373cm" svg:height="9.573cm">
          <chartooo:coordinate-region svg:x="2.094cm" svg:y="1.361cm" svg:width="18.773cm" svg:height="6.823cm"/>
          <chart:axis chart:dimension="x" chart:name="primary-x" chart:style-name="ch5" chartooo:axis-type="auto">
            <chartooo:date-scale/>
            <chart:categories table:cell-range-address="compared.A35:compared.A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ed.B35:compared.B59" chart:label-cell-address="compared.B34:compared.B34" chart:class="chart:bar">
            <chart:data-point chart:repeated="25"/>
          </chart:series>
          <chart:series chart:style-name="ch9" chart:values-cell-range-address="compared.C35:compared.C59" chart:label-cell-address="compared.C34:compared.C34" chart:class="chart:bar">
            <chart:data-point chart:repeated="25"/>
          </chart:series>
          <chart:series chart:style-name="ch10" chart:values-cell-range-address="compared.D35:compared.D59" chart:label-cell-address="compared.D34:compared.D3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mpared.B34:compared.B34</svg:desc>
                </draw:g>
              </table:table-cell>
              <table:table-cell office:value-type="string">
                <text:p>AN vs. BTFN+</text:p>
                <draw:g>
                  <svg:desc>compared.C34:compared.C34</svg:desc>
                </draw:g>
              </table:table-cell>
              <table:table-cell office:value-type="string">
                <text:p>BTFN vs. BTFN+</text:p>
                <draw:g>
                  <svg:desc>compared.D34:compared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35:compared.A59</svg:desc>
                </draw:g>
              </table:table-cell>
              <table:table-cell office:value-type="float" office:value="0.981260647359455">
                <text:p>0.981260647359455</text:p>
                <draw:g>
                  <svg:desc>compared.B35:compared.B59</svg:desc>
                </draw:g>
              </table:table-cell>
              <table:table-cell office:value-type="float" office:value="0.969335604770017">
                <text:p>0.969335604770017</text:p>
                <draw:g>
                  <svg:desc>compared.C35:compared.C59</svg:desc>
                </draw:g>
              </table:table-cell>
              <table:table-cell office:value-type="float" office:value="0.987847222222222">
                <text:p>0.987847222222222</text:p>
                <draw:g>
                  <svg:desc>compared.D35:compared.D5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975663716814159">
                <text:p>0.975663716814159</text:p>
              </table:table-cell>
              <table:table-cell office:value-type="float" office:value="0.980088495575221">
                <text:p>0.980088495575221</text:p>
              </table:table-cell>
              <table:table-cell office:value-type="float" office:value="1.00453514739229">
                <text:p>1.00453514739229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947824690961631">
                <text:p>0.947824690961631</text:p>
              </table:table-cell>
              <table:table-cell office:value-type="float" office:value="0.65299406004174">
                <text:p>0.65299406004174</text:p>
              </table:table-cell>
              <table:table-cell office:value-type="float" office:value="0.688939701897019">
                <text:p>0.688939701897019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960360510723525">
                <text:p>0.960360510723525</text:p>
              </table:table-cell>
              <table:table-cell office:value-type="float" office:value="0.673454059918218">
                <text:p>0.673454059918218</text:p>
              </table:table-cell>
              <table:table-cell office:value-type="float" office:value="0.701251303441084">
                <text:p>0.701251303441084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976507092198582">
                <text:p>0.976507092198582</text:p>
              </table:table-cell>
              <table:table-cell office:value-type="float" office:value="0.727304964539007">
                <text:p>0.727304964539007</text:p>
              </table:table-cell>
              <table:table-cell office:value-type="float" office:value="0.744802541988198">
                <text:p>0.744802541988198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920463413550913">
                <text:p>0.920463413550913</text:p>
              </table:table-cell>
              <table:table-cell office:value-type="float" office:value="0.86111551712105">
                <text:p>0.86111551712105</text:p>
              </table:table-cell>
              <table:table-cell office:value-type="float" office:value="0.935523894207903">
                <text:p>0.935523894207903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92207612648112">
                <text:p>0.92207612648112</text:p>
              </table:table-cell>
              <table:table-cell office:value-type="float" office:value="0.856339956033017">
                <text:p>0.856339956033017</text:p>
              </table:table-cell>
              <table:table-cell office:value-type="float" office:value="0.928708521389693">
                <text:p>0.928708521389693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922419571045576">
                <text:p>0.922419571045576</text:p>
              </table:table-cell>
              <table:table-cell office:value-type="float" office:value="0.824396782841823">
                <text:p>0.824396782841823</text:p>
              </table:table-cell>
              <table:table-cell office:value-type="float" office:value="0.893732970027248">
                <text:p>0.893732970027248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926438455935907">
                <text:p>0.926438455935907</text:p>
              </table:table-cell>
              <table:table-cell office:value-type="float" office:value="0.927166788055353">
                <text:p>0.927166788055353</text:p>
              </table:table-cell>
              <table:table-cell office:value-type="float" office:value="1.00078616352201">
                <text:p>1.00078616352201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999120750293083">
                <text:p>0.999120750293083</text:p>
              </table:table-cell>
              <table:table-cell office:value-type="float" office:value="0.971570926143025">
                <text:p>0.971570926143025</text:p>
              </table:table-cell>
              <table:table-cell office:value-type="float" office:value="0.97242593135817">
                <text:p>0.97242593135817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999152662053382">
                <text:p>0.999152662053382</text:p>
              </table:table-cell>
              <table:table-cell office:value-type="float" office:value="0.971190509814998">
                <text:p>0.971190509814998</text:p>
              </table:table-cell>
              <table:table-cell office:value-type="float" office:value="0.972014134275618">
                <text:p>0.972014134275618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906315789473684">
                <text:p>0.906315789473684</text:p>
              </table:table-cell>
              <table:table-cell office:value-type="float" office:value="0.908421052631579">
                <text:p>0.908421052631579</text:p>
              </table:table-cell>
              <table:table-cell office:value-type="float" office:value="1.00232288037166">
                <text:p>1.00232288037166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847715736040609">
                <text:p>0.847715736040609</text:p>
              </table:table-cell>
              <table:table-cell office:value-type="float" office:value="0.847715736040609">
                <text:p>0.84771573604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969851247113227">
                <text:p>0.969851247113227</text:p>
              </table:table-cell>
              <table:table-cell office:value-type="float" office:value="0.709021559145543">
                <text:p>0.709021559145543</text:p>
              </table:table-cell>
              <table:table-cell office:value-type="float" office:value="0.731062171911366">
                <text:p>0.731062171911366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967836236204445">
                <text:p>0.967836236204445</text:p>
              </table:table-cell>
              <table:table-cell office:value-type="float" office:value="0.696570690264976">
                <text:p>0.696570690264976</text:p>
              </table:table-cell>
              <table:table-cell office:value-type="float" office:value="0.719719580862885">
                <text:p>0.719719580862885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.01635514018692">
                <text:p>1.01635514018692</text:p>
              </table:table-cell>
              <table:table-cell office:value-type="float" office:value="0.846461949265688">
                <text:p>0.846461949265688</text:p>
              </table:table-cell>
              <table:table-cell office:value-type="float" office:value="0.832840722495895">
                <text:p>0.832840722495895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955128205128205">
                <text:p>0.955128205128205</text:p>
              </table:table-cell>
              <table:table-cell office:value-type="float" office:value="0.893589743589744">
                <text:p>0.893589743589744</text:p>
              </table:table-cell>
              <table:table-cell office:value-type="float" office:value="0.935570469798658">
                <text:p>0.935570469798658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998319327731092">
                <text:p>0.998319327731092</text:p>
              </table:table-cell>
              <table:table-cell office:value-type="float" office:value="0.99327731092437">
                <text:p>0.99327731092437</text:p>
              </table:table-cell>
              <table:table-cell office:value-type="float" office:value="0.994949494949495">
                <text:p>0.994949494949495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99082898759216">
                <text:p>0.99082898759216</text:p>
              </table:table-cell>
              <table:table-cell office:value-type="float" office:value="0.885272433015645">
                <text:p>0.885272433015645</text:p>
              </table:table-cell>
              <table:table-cell office:value-type="float" office:value="0.893466424682396">
                <text:p>0.893466424682396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991101321585903">
                <text:p>0.991101321585903</text:p>
              </table:table-cell>
              <table:table-cell office:value-type="float" office:value="0.888370044052863">
                <text:p>0.888370044052863</text:p>
              </table:table-cell>
              <table:table-cell office:value-type="float" office:value="0.896346341897057">
                <text:p>0.896346341897057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971954560847212">
                <text:p>0.971954560847212</text:p>
              </table:table-cell>
              <table:table-cell office:value-type="float" office:value="0.741834190191793">
                <text:p>0.741834190191793</text:p>
              </table:table-cell>
              <table:table-cell office:value-type="float" office:value="0.763239579374129">
                <text:p>0.763239579374129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954306756324047">
                <text:p>0.954306756324047</text:p>
              </table:table-cell>
              <table:table-cell office:value-type="float" office:value="0.698751200768492">
                <text:p>0.698751200768492</text:p>
              </table:table-cell>
              <table:table-cell office:value-type="float" office:value="0.732208166963057">
                <text:p>0.732208166963057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893232833595627">
                <text:p>0.893232833595627</text:p>
              </table:table-cell>
              <table:table-cell office:value-type="float" office:value="0.892653027416549">
                <text:p>0.892653027416549</text:p>
              </table:table-cell>
              <table:table-cell office:value-type="float" office:value="0.999350890207715">
                <text:p>0.999350890207715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892012938541926">
                <text:p>0.892012938541926</text:p>
              </table:table-cell>
              <table:table-cell office:value-type="float" office:value="0.891764120427967">
                <text:p>0.891764120427967</text:p>
              </table:table-cell>
              <table:table-cell office:value-type="float" office:value="0.999721059972106">
                <text:p>0.999721059972106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.03626393065629">
                <text:p>1.03626393065629</text:p>
              </table:table-cell>
              <table:table-cell office:value-type="float" office:value="0.901998938616664">
                <text:p>0.901998938616664</text:p>
              </table:table-cell>
              <table:table-cell office:value-type="float" office:value="0.870433595083646">
                <text:p>0.8704335950836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2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style-name="ch1">
        <chart:title svg:x="8.213cm" svg:y="0.358cm" chart:style-name="ch2">
          <text:p>FLUSHED INST. PER ICACHE HIT (RAW)</text:p>
        </chart:title>
        <chart:legend chart:legend-position="end" svg:x="22.241cm" svg:y="4.768cm" style:legend-expansion="high" chart:style-name="ch3"/>
        <chart:plot-area chart:style-name="ch4" table:cell-range-address="correlated.A155:correlated.D179 correlated.B154:correlated.D154" chart:data-source-has-labels="both" svg:x="0.494cm" svg:y="1.359cm" svg:width="21.253cm" svg:height="9.549cm">
          <chartooo:coordinate-region svg:x="1.406cm" svg:y="1.359cm" svg:width="20.341cm" svg:height="6.798cm"/>
          <chart:axis chart:dimension="x" chart:name="primary-x" chart:style-name="ch5" chartooo:axis-type="auto">
            <chartooo:date-scale/>
            <chart:categories table:cell-range-address="correlated.A155:correlated.A1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B155:correlated.B179" chart:label-cell-address="correlated.B154:correlated.B154" chart:class="chart:bar">
            <chart:data-point chart:repeated="25"/>
          </chart:series>
          <chart:series chart:style-name="ch9" chart:values-cell-range-address="correlated.C155:correlated.C179" chart:label-cell-address="correlated.C154:correlated.C154" chart:class="chart:bar">
            <chart:data-point chart:repeated="25"/>
          </chart:series>
          <chart:series chart:style-name="ch10" chart:values-cell-range-address="correlated.D155:correlated.D179" chart:label-cell-address="correlated.D154:correlated.D15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correlated.B154:correlated.B154</svg:desc>
                </draw:g>
              </table:table-cell>
              <table:table-cell office:value-type="string">
                <text:p>BTFN</text:p>
                <draw:g>
                  <svg:desc>correlated.C154:correlated.C154</svg:desc>
                </draw:g>
              </table:table-cell>
              <table:table-cell office:value-type="string">
                <text:p>BTFN+BTB</text:p>
                <draw:g>
                  <svg:desc>correlated.D154:correlated.D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155:correlated.A179</svg:desc>
                </draw:g>
              </table:table-cell>
              <table:table-cell office:value-type="float" office:value="0.460869565217391">
                <text:p>0.460869565217391</text:p>
                <draw:g>
                  <svg:desc>correlated.B155:correlated.B179</svg:desc>
                </draw:g>
              </table:table-cell>
              <table:table-cell office:value-type="float" office:value="0.441441441441441">
                <text:p>0.441441441441441</text:p>
                <draw:g>
                  <svg:desc>correlated.C155:correlated.C179</svg:desc>
                </draw:g>
              </table:table-cell>
              <table:table-cell office:value-type="float" office:value="0.442477876106195">
                <text:p>0.442477876106195</text:p>
                <draw:g>
                  <svg:desc>correlated.D155:correlated.D17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406976744186047">
                <text:p>0.406976744186047</text:p>
              </table:table-cell>
              <table:table-cell office:value-type="float" office:value="0.378048780487805">
                <text:p>0.378048780487805</text:p>
              </table:table-cell>
              <table:table-cell office:value-type="float" office:value="0.385542168674699">
                <text:p>0.385542168674699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600241911097672">
                <text:p>0.600241911097672</text:p>
              </table:table-cell>
              <table:table-cell office:value-type="float" office:value="0.574782888388549">
                <text:p>0.574782888388549</text:p>
              </table:table-cell>
              <table:table-cell office:value-type="float" office:value="0.0229120473022912">
                <text:p>0.0229120473022912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587683651140982">
                <text:p>0.587683651140982</text:p>
              </table:table-cell>
              <table:table-cell office:value-type="float" office:value="0.561939554965128">
                <text:p>0.561939554965128</text:p>
              </table:table-cell>
              <table:table-cell office:value-type="float" office:value="0.0200594353640416">
                <text:p>0.0200594353640416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488499137435308">
                <text:p>0.488499137435308</text:p>
              </table:table-cell>
              <table:table-cell office:value-type="float" office:value="0.476918553366657">
                <text:p>0.476918553366657</text:p>
              </table:table-cell>
              <table:table-cell office:value-type="float" office:value="0.105580693815988">
                <text:p>0.105580693815988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302920723226704">
                <text:p>0.302920723226704</text:p>
              </table:table-cell>
              <table:table-cell office:value-type="float" office:value="0.234713772286298">
                <text:p>0.234713772286298</text:p>
              </table:table-cell>
              <table:table-cell office:value-type="float" office:value="0.16985603261562">
                <text:p>0.16985603261562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344942404607631">
                <text:p>0.344942404607631</text:p>
              </table:table-cell>
              <table:table-cell office:value-type="float" office:value="0.281565376168974">
                <text:p>0.281565376168974</text:p>
              </table:table-cell>
              <table:table-cell office:value-type="float" office:value="0.186090067928326">
                <text:p>0.186090067928326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210112359550562">
                <text:p>0.210112359550562</text:p>
              </table:table-cell>
              <table:table-cell office:value-type="float" office:value="0.138480392156863">
                <text:p>0.138480392156863</text:p>
              </table:table-cell>
              <table:table-cell office:value-type="float" office:value="0.0215727209464161">
                <text:p>0.0215727209464161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0795107033639144">
                <text:p>0.0795107033639144</text:p>
              </table:table-cell>
              <table:table-cell office:value-type="float" office:value="0.00413564929693962">
                <text:p>0.00413564929693962</text:p>
              </table:table-cell>
              <table:table-cell office:value-type="float" office:value="0.00495867768595041">
                <text:p>0.00495867768595041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102987421383648">
                <text:p>0.102987421383648</text:p>
              </table:table-cell>
              <table:table-cell office:value-type="float" office:value="0.114817688130334">
                <text:p>0.114817688130334</text:p>
              </table:table-cell>
              <table:table-cell office:value-type="float" office:value="0.0314091680814941">
                <text:p>0.0314091680814941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108545034642032">
                <text:p>0.108545034642032</text:p>
              </table:table-cell>
              <table:table-cell office:value-type="float" office:value="0.117378048780488">
                <text:p>0.117378048780488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158102766798419">
                <text:p>0.158102766798419</text:p>
              </table:table-cell>
              <table:table-cell office:value-type="float" office:value="0.0405405405405405">
                <text:p>0.0405405405405405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207792207792208">
                <text:p>0.207792207792208</text:p>
              </table:table-cell>
              <table:table-cell office:value-type="float" office:value="0.0317460317460317">
                <text:p>0.0317460317460317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551421718702245">
                <text:p>0.551421718702245</text:p>
              </table:table-cell>
              <table:table-cell office:value-type="float" office:value="0.538374603513074">
                <text:p>0.538374603513074</text:p>
              </table:table-cell>
              <table:table-cell office:value-type="float" office:value="0.068309950077466">
                <text:p>0.068309950077466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583663077143518">
                <text:p>0.583663077143518</text:p>
              </table:table-cell>
              <table:table-cell office:value-type="float" office:value="0.570383007762518">
                <text:p>0.570383007762518</text:p>
              </table:table-cell>
              <table:table-cell office:value-type="float" office:value="0.0773345709470187">
                <text:p>0.0773345709470187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530081300813008">
                <text:p>0.530081300813008</text:p>
              </table:table-cell>
              <table:table-cell office:value-type="float" office:value="0.559270516717325">
                <text:p>0.559270516717325</text:p>
              </table:table-cell>
              <table:table-cell office:value-type="float" office:value="0.280397022332506">
                <text:p>0.280397022332506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25414364640884">
                <text:p>0.25414364640884</text:p>
              </table:table-cell>
              <table:table-cell office:value-type="float" office:value="0.201183431952663">
                <text:p>0.20118343195266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.123893805309735">
                <text:p>0.123893805309735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258327165062916">
                <text:p>0.258327165062916</text:p>
              </table:table-cell>
              <table:table-cell office:value-type="float" office:value="0.244628722201282">
                <text:p>0.244628722201282</text:p>
              </table:table-cell>
              <table:table-cell office:value-type="float" office:value="0.0224390243902439">
                <text:p>0.0224390243902439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253687315634218">
                <text:p>0.253687315634218</text:p>
              </table:table-cell>
              <table:table-cell office:value-type="float" office:value="0.244212098581031">
                <text:p>0.244212098581031</text:p>
              </table:table-cell>
              <table:table-cell office:value-type="float" office:value="0.0250481695568401">
                <text:p>0.0250481695568401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589813374805599">
                <text:p>0.589813374805599</text:p>
              </table:table-cell>
              <table:table-cell office:value-type="float" office:value="0.577746647988793">
                <text:p>0.577746647988793</text:p>
              </table:table-cell>
              <table:table-cell office:value-type="float" office:value="0.351268255188317">
                <text:p>0.351268255188317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565682024397621">
                <text:p>0.565682024397621</text:p>
              </table:table-cell>
              <table:table-cell office:value-type="float" office:value="0.544204737732657">
                <text:p>0.544204737732657</text:p>
              </table:table-cell>
              <table:table-cell office:value-type="float" office:value="0.211777615215801">
                <text:p>0.211777615215801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112866242038217">
                <text:p>0.112866242038217</text:p>
              </table:table-cell>
              <table:table-cell office:value-type="float" office:value="0.00428939090649128">
                <text:p>0.00428939090649128</text:p>
              </table:table-cell>
              <table:table-cell office:value-type="float" office:value="0.00457273506716205">
                <text:p>0.00457273506716205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111621966794381">
                <text:p>0.111621966794381</text:p>
              </table:table-cell>
              <table:table-cell office:value-type="float" office:value="0.00229489386115892">
                <text:p>0.00229489386115892</text:p>
              </table:table-cell>
              <table:table-cell office:value-type="float" office:value="0.00200860832137733">
                <text:p>0.00200860832137733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42695810564663">
                <text:p>0.42695810564663</text:p>
              </table:table-cell>
              <table:table-cell office:value-type="float" office:value="0.470013477088949">
                <text:p>0.470013477088949</text:p>
              </table:table-cell>
              <table:table-cell office:value-type="float" office:value="0.286684782608696">
                <text:p>0.28668478260869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2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style-name="ch1">
        <chart:title svg:x="7.684cm" svg:y="0.358cm" chart:style-name="ch2">
          <text:p>ICACHE HIT PER STATE SPACE (COMPARED)</text:p>
        </chart:title>
        <chart:legend chart:legend-position="end" svg:x="21.394cm" svg:y="4.768cm" style:legend-expansion="high" chart:style-name="ch3"/>
        <chart:plot-area chart:style-name="ch4" table:cell-range-address="correlated.A95:correlated.A119 correlated.E94:correlated.G119" chart:data-source-has-labels="both" svg:x="0.494cm" svg:y="1.359cm" svg:width="20.406cm" svg:height="9.549cm">
          <chartooo:coordinate-region svg:x="1.406cm" svg:y="1.359cm" svg:width="19.494cm" svg:height="6.798cm"/>
          <chart:axis chart:dimension="x" chart:name="primary-x" chart:style-name="ch5" chartooo:axis-type="auto">
            <chartooo:date-scale/>
            <chart:categories table:cell-range-address="correlated.A95:correlated.A1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E95:correlated.E119" chart:label-cell-address="correlated.E94:correlated.E94" chart:class="chart:bar">
            <chart:data-point chart:repeated="25"/>
          </chart:series>
          <chart:series chart:style-name="ch9" chart:values-cell-range-address="correlated.F95:correlated.F119" chart:label-cell-address="correlated.F94:correlated.F94" chart:class="chart:bar">
            <chart:data-point chart:repeated="25"/>
          </chart:series>
          <chart:series chart:style-name="ch10" chart:values-cell-range-address="correlated.G95:correlated.G119" chart:label-cell-address="correlated.G94:correlated.G9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rrelated.E94:correlated.E94</svg:desc>
                </draw:g>
              </table:table-cell>
              <table:table-cell office:value-type="string">
                <text:p>AN vs. BTFN+</text:p>
                <draw:g>
                  <svg:desc>correlated.F94:correlated.F94</svg:desc>
                </draw:g>
              </table:table-cell>
              <table:table-cell office:value-type="string">
                <text:p>BTFN vs. BTFN+</text:p>
                <draw:g>
                  <svg:desc>correlated.G94:correlated.G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95:correlated.A119</svg:desc>
                </draw:g>
              </table:table-cell>
              <table:table-cell office:value-type="float" office:value="0.983650362318841">
                <text:p>0.983650362318841</text:p>
                <draw:g>
                  <svg:desc>correlated.E95:correlated.E119</svg:desc>
                </draw:g>
              </table:table-cell>
              <table:table-cell office:value-type="float" office:value="1.01369297776419">
                <text:p>1.01369297776419</text:p>
                <draw:g>
                  <svg:desc>correlated.F95:correlated.F119</svg:desc>
                </draw:g>
              </table:table-cell>
              <table:table-cell office:value-type="float" office:value="1.03054196551561">
                <text:p>1.03054196551561</text:p>
                <draw:g>
                  <svg:desc>correlated.G95:correlated.G11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977271528766545">
                <text:p>0.977271528766545</text:p>
              </table:table-cell>
              <table:table-cell office:value-type="float" office:value="0.984723607538453">
                <text:p>0.984723607538453</text:p>
              </table:table-cell>
              <table:table-cell office:value-type="float" office:value="1.00762539228101">
                <text:p>1.00762539228101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991878574478216">
                <text:p>0.991878574478216</text:p>
              </table:table-cell>
              <table:table-cell office:value-type="float" office:value="0.626548033087699">
                <text:p>0.626548033087699</text:p>
              </table:table-cell>
              <table:table-cell office:value-type="float" office:value="0.631678160219662">
                <text:p>0.631678160219662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980081567677943">
                <text:p>0.980081567677943</text:p>
              </table:table-cell>
              <table:table-cell office:value-type="float" office:value="0.624773850874247">
                <text:p>0.624773850874247</text:p>
              </table:table-cell>
              <table:table-cell office:value-type="float" office:value="0.637471279410439">
                <text:p>0.637471279410439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1.00138631595735">
                <text:p>1.00138631595735</text:p>
              </table:table-cell>
              <table:table-cell office:value-type="float" office:value="0.786300683911605">
                <text:p>0.786300683911605</text:p>
              </table:table-cell>
              <table:table-cell office:value-type="float" office:value="0.785212131803377">
                <text:p>0.785212131803377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989612275996599">
                <text:p>0.989612275996599</text:p>
              </table:table-cell>
              <table:table-cell office:value-type="float" office:value="0.975170761101243">
                <text:p>0.975170761101243</text:p>
              </table:table-cell>
              <table:table-cell office:value-type="float" office:value="0.985406895967602">
                <text:p>0.985406895967602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988838698942381">
                <text:p>0.988838698942381</text:p>
              </table:table-cell>
              <table:table-cell office:value-type="float" office:value="0.939846503810537">
                <text:p>0.939846503810537</text:p>
              </table:table-cell>
              <table:table-cell office:value-type="float" office:value="0.950454816155311">
                <text:p>0.950454816155311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993966261519151">
                <text:p>0.993966261519151</text:p>
              </table:table-cell>
              <table:table-cell office:value-type="float" office:value="0.979265552206084">
                <text:p>0.979265552206084</text:p>
              </table:table-cell>
              <table:table-cell office:value-type="float" office:value="0.985210052008608">
                <text:p>0.985210052008608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997704618891005">
                <text:p>0.997704618891005</text:p>
              </table:table-cell>
              <table:table-cell office:value-type="float" office:value="0.99774545908795">
                <text:p>0.99774545908795</text:p>
              </table:table-cell>
              <table:table-cell office:value-type="float" office:value="1.00004093415644">
                <text:p>1.00004093415644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.01425656466143">
                <text:p>1.01425656466143</text:p>
              </table:table-cell>
              <table:table-cell office:value-type="float" office:value="0.953199199370121">
                <text:p>0.953199199370121</text:p>
              </table:table-cell>
              <table:table-cell office:value-type="float" office:value="0.939800867533264">
                <text:p>0.939800867533264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.01086424186042">
                <text:p>1.01086424186042</text:p>
              </table:table-cell>
              <table:table-cell office:value-type="float" office:value="0.951190852394482">
                <text:p>0.951190852394482</text:p>
              </table:table-cell>
              <table:table-cell office:value-type="float" office:value="0.940967949013502">
                <text:p>0.940967949013502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968172866370109">
                <text:p>0.968172866370109</text:p>
              </table:table-cell>
              <table:table-cell office:value-type="float" office:value="0.983333256999436">
                <text:p>0.983333256999436</text:p>
              </table:table-cell>
              <table:table-cell office:value-type="float" office:value="1.01565876421033">
                <text:p>1.01565876421033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965160587915079">
                <text:p>0.965160587915079</text:p>
              </table:table-cell>
              <table:table-cell office:value-type="float" office:value="0.965160587915079">
                <text:p>0.965160587915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1.00194393417345">
                <text:p>1.00194393417345</text:p>
              </table:table-cell>
              <table:table-cell office:value-type="float" office:value="0.679066583415661">
                <text:p>0.679066583415661</text:p>
              </table:table-cell>
              <table:table-cell office:value-type="float" office:value="0.677749083810614">
                <text:p>0.677749083810614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1.00129396708175">
                <text:p>1.00129396708175</text:p>
              </table:table-cell>
              <table:table-cell office:value-type="float" office:value="0.647791854643615">
                <text:p>0.647791854643615</text:p>
              </table:table-cell>
              <table:table-cell office:value-type="float" office:value="0.646954716537032">
                <text:p>0.646954716537032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.05270161667133">
                <text:p>1.05270161667133</text:p>
              </table:table-cell>
              <table:table-cell office:value-type="float" office:value="0.774145315585647">
                <text:p>0.774145315585647</text:p>
              </table:table-cell>
              <table:table-cell office:value-type="float" office:value="0.735389120075172">
                <text:p>0.735389120075172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977566835996885">
                <text:p>0.977566835996885</text:p>
              </table:table-cell>
              <table:table-cell office:value-type="float" office:value="0.945964155774154">
                <text:p>0.945964155774154</text:p>
              </table:table-cell>
              <table:table-cell office:value-type="float" office:value="0.96767210275653">
                <text:p>0.96767210275653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975999309332643">
                <text:p>0.975999309332643</text:p>
              </table:table-cell>
              <table:table-cell office:value-type="float" office:value="0.972348764226937">
                <text:p>0.972348764226937</text:p>
              </table:table-cell>
              <table:table-cell office:value-type="float" office:value="0.996259684744858">
                <text:p>0.996259684744858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990953330261512">
                <text:p>0.990953330261512</text:p>
              </table:table-cell>
              <table:table-cell office:value-type="float" office:value="0.857021220804835">
                <text:p>0.857021220804835</text:p>
              </table:table-cell>
              <table:table-cell office:value-type="float" office:value="0.864845189610158">
                <text:p>0.864845189610158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99632913945022">
                <text:p>0.99632913945022</text:p>
              </table:table-cell>
              <table:table-cell office:value-type="float" office:value="0.861675526756242">
                <text:p>0.861675526756242</text:p>
              </table:table-cell>
              <table:table-cell office:value-type="float" office:value="0.864850271499357">
                <text:p>0.864850271499357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999453118734851">
                <text:p>0.999453118734851</text:p>
              </table:table-cell>
              <table:table-cell office:value-type="float" office:value="0.852333385298442">
                <text:p>0.852333385298442</text:p>
              </table:table-cell>
              <table:table-cell office:value-type="float" office:value="0.852799765513123">
                <text:p>0.852799765513123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998967995492883">
                <text:p>0.998967995492883</text:p>
              </table:table-cell>
              <table:table-cell office:value-type="float" office:value="0.788929232474548">
                <text:p>0.788929232474548</text:p>
              </table:table-cell>
              <table:table-cell office:value-type="float" office:value="0.789744252102189">
                <text:p>0.789744252102189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997450362887221">
                <text:p>0.997450362887221</text:p>
              </table:table-cell>
              <table:table-cell office:value-type="float" office:value="0.998669069361562">
                <text:p>0.998669069361562</text:p>
              </table:table-cell>
              <table:table-cell office:value-type="float" office:value="1.00122182167623">
                <text:p>1.00122182167623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998215852557217">
                <text:p>0.998215852557217</text:p>
              </table:table-cell>
              <table:table-cell office:value-type="float" office:value="0.998207942779603">
                <text:p>0.998207942779603</text:p>
              </table:table-cell>
              <table:table-cell office:value-type="float" office:value="0.999992076084952">
                <text:p>0.999992076084952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.0434008013577">
                <text:p>1.0434008013577</text:p>
              </table:table-cell>
              <table:table-cell office:value-type="float" office:value="0.891765555659151">
                <text:p>0.891765555659151</text:p>
              </table:table-cell>
              <table:table-cell office:value-type="float" office:value="0.854672101553659">
                <text:p>0.85467210155365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column-mapping="0 1" chart:style-name="ch1">
        <chart:title svg:x="8.253cm" svg:y="0.358cm" chart:style-name="ch2">
          <text:p>WCET PER STATE SPACE (COMPARED)</text:p>
        </chart:title>
        <chart:legend chart:legend-position="end" svg:x="21.394cm" svg:y="4.768cm" style:legend-expansion="high" chart:style-name="ch3"/>
        <chart:plot-area chart:style-name="ch4" table:cell-range-address="correlated.A95:correlated.A119 correlated.E94:correlated.G94 correlated.E65:correlated.G89" chart:data-source-has-labels="both" svg:x="0.494cm" svg:y="1.359cm" svg:width="20.406cm" svg:height="9.549cm">
          <chartooo:coordinate-region svg:x="1.406cm" svg:y="1.359cm" svg:width="19.494cm" svg:height="6.799cm"/>
          <chart:axis chart:dimension="x" chart:name="primary-x" chart:style-name="ch5" chartooo:axis-type="auto">
            <chartooo:date-scale/>
            <chart:categories table:cell-range-address="correlated.A95:correlated.A1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E65:correlated.E89" chart:label-cell-address="correlated.E94:correlated.E94" chart:class="chart:bar">
            <chart:data-point chart:repeated="25"/>
          </chart:series>
          <chart:series chart:style-name="ch9" chart:values-cell-range-address="correlated.F65:correlated.F89" chart:label-cell-address="correlated.F94:correlated.F94" chart:class="chart:bar">
            <chart:data-point chart:repeated="25"/>
          </chart:series>
          <chart:series chart:style-name="ch10" chart:values-cell-range-address="correlated.G65:correlated.G89" chart:label-cell-address="correlated.G94:correlated.G9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rrelated.E94:correlated.E94</svg:desc>
                </draw:g>
              </table:table-cell>
              <table:table-cell office:value-type="string">
                <text:p>AN vs. BTFN+</text:p>
                <draw:g>
                  <svg:desc>correlated.F94:correlated.F94</svg:desc>
                </draw:g>
              </table:table-cell>
              <table:table-cell office:value-type="string">
                <text:p>BTFN vs. BTFN+</text:p>
                <draw:g>
                  <svg:desc>correlated.G94:correlated.G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95:correlated.A119</svg:desc>
                </draw:g>
              </table:table-cell>
              <table:table-cell office:value-type="float" office:value="1.00939153439153">
                <text:p>1.00939153439153</text:p>
                <draw:g>
                  <svg:desc>correlated.E65:correlated.E89</svg:desc>
                </draw:g>
              </table:table-cell>
              <table:table-cell office:value-type="float" office:value="0.998884146511563">
                <text:p>0.998884146511563</text:p>
                <draw:g>
                  <svg:desc>correlated.F65:correlated.F89</svg:desc>
                </draw:g>
              </table:table-cell>
              <table:table-cell office:value-type="float" office:value="0.98959037447614">
                <text:p>0.98959037447614</text:p>
                <draw:g>
                  <svg:desc>correlated.G65:correlated.G8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1.00322841000807">
                <text:p>1.00322841000807</text:p>
              </table:table-cell>
              <table:table-cell office:value-type="float" office:value="1.02031602708804">
                <text:p>1.02031602708804</text:p>
              </table:table-cell>
              <table:table-cell office:value-type="float" office:value="1.01703262877078">
                <text:p>1.01703262877078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1.00863557128817">
                <text:p>1.00863557128817</text:p>
              </table:table-cell>
              <table:table-cell office:value-type="float" office:value="1.42186969159377">
                <text:p>1.42186969159377</text:p>
              </table:table-cell>
              <table:table-cell office:value-type="float" office:value="1.40969615991021">
                <text:p>1.40969615991021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1.02255649727944">
                <text:p>1.02255649727944</text:p>
              </table:table-cell>
              <table:table-cell office:value-type="float" office:value="1.43068555982259">
                <text:p>1.43068555982259</text:p>
              </table:table-cell>
              <table:table-cell office:value-type="float" office:value="1.39912617408328">
                <text:p>1.39912617408328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997506643695367">
                <text:p>0.997506643695367</text:p>
              </table:table-cell>
              <table:table-cell office:value-type="float" office:value="1.34484999775005">
                <text:p>1.34484999775005</text:p>
              </table:table-cell>
              <table:table-cell office:value-type="float" office:value="1.348211569567">
                <text:p>1.348211569567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1.01507329443536">
                <text:p>1.01507329443536</text:p>
              </table:table-cell>
              <table:table-cell office:value-type="float" office:value="1.0359878602682">
                <text:p>1.0359878602682</text:p>
              </table:table-cell>
              <table:table-cell office:value-type="float" office:value="1.02060399573853">
                <text:p>1.02060399573853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1.01745989105388">
                <text:p>1.01745989105388</text:p>
              </table:table-cell>
              <table:table-cell office:value-type="float" office:value="1.09571128555536">
                <text:p>1.09571128555536</text:p>
              </table:table-cell>
              <table:table-cell office:value-type="float" office:value="1.07690857908947">
                <text:p>1.07690857908947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1.00646760520739">
                <text:p>1.00646760520739</text:p>
              </table:table-cell>
              <table:table-cell office:value-type="float" office:value="1.0234756097561">
                <text:p>1.0234756097561</text:p>
              </table:table-cell>
              <table:table-cell office:value-type="float" office:value="1.01689871036158">
                <text:p>1.01689871036158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1.00013273591381">
                <text:p>1.00013273591381</text:p>
              </table:table-cell>
              <table:table-cell office:value-type="float" office:value="1.00008734278972">
                <text:p>1.00008734278972</text:p>
              </table:table-cell>
              <table:table-cell office:value-type="float" office:value="0.999954612900412">
                <text:p>0.999954612900412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991371053695009">
                <text:p>0.991371053695009</text:p>
              </table:table-cell>
              <table:table-cell office:value-type="float" office:value="1.02901020166335">
                <text:p>1.02901020166335</text:p>
              </table:table-cell>
              <table:table-cell office:value-type="float" office:value="1.03796676111134">
                <text:p>1.03796676111134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992902963396252">
                <text:p>0.992902963396252</text:p>
              </table:table-cell>
              <table:table-cell office:value-type="float" office:value="1.02966409771703">
                <text:p>1.02966409771703</text:p>
              </table:table-cell>
              <table:table-cell office:value-type="float" office:value="1.0370238942535">
                <text:p>1.0370238942535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1.03052969055712">
                <text:p>1.03052969055712</text:p>
              </table:table-cell>
              <table:table-cell office:value-type="float" office:value="1.01737556202138">
                <text:p>1.01737556202138</text:p>
              </table:table-cell>
              <table:table-cell office:value-type="float" office:value="0.987235565693763">
                <text:p>0.987235565693763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1.01439921712994">
                <text:p>1.01439921712994</text:p>
              </table:table-cell>
              <table:table-cell office:value-type="float" office:value="1.01439921712994">
                <text:p>1.01439921712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997798969105185">
                <text:p>0.997798969105185</text:p>
              </table:table-cell>
              <table:table-cell office:value-type="float" office:value="1.36205898162796">
                <text:p>1.36205898162796</text:p>
              </table:table-cell>
              <table:table-cell office:value-type="float" office:value="1.36506352862786">
                <text:p>1.36506352862786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99856133971135">
                <text:p>0.99856133971135</text:p>
              </table:table-cell>
              <table:table-cell office:value-type="float" office:value="1.3875573816634">
                <text:p>1.3875573816634</text:p>
              </table:table-cell>
              <table:table-cell office:value-type="float" office:value="1.38955648139202">
                <text:p>1.38955648139202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968868887131973">
                <text:p>0.968868887131973</text:p>
              </table:table-cell>
              <table:table-cell office:value-type="float" office:value="1.16402487310304">
                <text:p>1.16402487310304</text:p>
              </table:table-cell>
              <table:table-cell office:value-type="float" office:value="1.20142662083902">
                <text:p>1.20142662083902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1.01635013565615">
                <text:p>1.01635013565615</text:p>
              </table:table-cell>
              <table:table-cell office:value-type="float" office:value="1.03872218321683">
                <text:p>1.03872218321683</text:p>
              </table:table-cell>
              <table:table-cell office:value-type="float" office:value="1.0220121459877">
                <text:p>1.0220121459877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1.03399587270555">
                <text:p>1.03399587270555</text:p>
              </table:table-cell>
              <table:table-cell office:value-type="float" office:value="1.03599694339829">
                <text:p>1.03599694339829</text:p>
              </table:table-cell>
              <table:table-cell office:value-type="float" office:value="1.00193527918782">
                <text:p>1.00193527918782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1.00852666722617">
                <text:p>1.00852666722617</text:p>
              </table:table-cell>
              <table:table-cell office:value-type="float" office:value="1.13571713932127">
                <text:p>1.13571713932127</text:p>
              </table:table-cell>
              <table:table-cell office:value-type="float" office:value="1.12611513034646">
                <text:p>1.12611513034646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1.00278526648099">
                <text:p>1.00278526648099</text:p>
              </table:table-cell>
              <table:table-cell office:value-type="float" office:value="1.12901309172452">
                <text:p>1.12901309172452</text:p>
              </table:table-cell>
              <table:table-cell office:value-type="float" office:value="1.12587722363182">
                <text:p>1.12587722363182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1.00137914013863">
                <text:p>1.00137914013863</text:p>
              </table:table-cell>
              <table:table-cell office:value-type="float" office:value="1.25539352536758">
                <text:p>1.25539352536758</text:p>
              </table:table-cell>
              <table:table-cell office:value-type="float" office:value="1.25366454627144">
                <text:p>1.25366454627144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1.0031132823255">
                <text:p>1.0031132823255</text:p>
              </table:table-cell>
              <table:table-cell office:value-type="float" office:value="1.36935211905045">
                <text:p>1.36935211905045</text:p>
              </table:table-cell>
              <table:table-cell office:value-type="float" office:value="1.36510217059026">
                <text:p>1.36510217059026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1.00243465781192">
                <text:p>1.00243465781192</text:p>
              </table:table-cell>
              <table:table-cell office:value-type="float" office:value="1.00120027103931">
                <text:p>1.00120027103931</text:p>
              </table:table-cell>
              <table:table-cell office:value-type="float" office:value="0.998768611237661">
                <text:p>0.998768611237661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1.00125409132137">
                <text:p>1.00125409132137</text:p>
              </table:table-cell>
              <table:table-cell office:value-type="float" office:value="1.00126415727494">
                <text:p>1.00126415727494</text:p>
              </table:table-cell>
              <table:table-cell office:value-type="float" office:value="1.00001005334575">
                <text:p>1.00001005334575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957051307266049">
                <text:p>0.957051307266049</text:p>
              </table:table-cell>
              <table:table-cell office:value-type="float" office:value="1.10547040309452">
                <text:p>1.10547040309452</text:p>
              </table:table-cell>
              <table:table-cell office:value-type="float" office:value="1.15507956020921">
                <text:p>1.1550795602092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column-mapping="0 1" chart:style-name="ch1">
        <chart:title svg:x="7.314cm" svg:y="0.358cm" chart:style-name="ch2">
          <text:p>FLUSHED INST. PER STATE SPACE (COMPARED)</text:p>
        </chart:title>
        <chart:legend chart:legend-position="end" svg:x="21.394cm" svg:y="4.768cm" style:legend-expansion="high" chart:style-name="ch3"/>
        <chart:plot-area chart:style-name="ch4" table:cell-range-address="correlated.A95:correlated.A119 correlated.E94:correlated.G94 correlated.E125:correlated.G149" chart:data-source-has-labels="both" svg:x="0.494cm" svg:y="1.359cm" svg:width="20.406cm" svg:height="9.549cm">
          <chartooo:coordinate-region svg:x="1.406cm" svg:y="1.359cm" svg:width="19.494cm" svg:height="6.799cm"/>
          <chart:axis chart:dimension="x" chart:name="primary-x" chart:style-name="ch5" chartooo:axis-type="auto">
            <chartooo:date-scale/>
            <chart:categories table:cell-range-address="correlated.A95:correlated.A1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E125:correlated.E149" chart:label-cell-address="correlated.E94:correlated.E94" chart:class="chart:bar">
            <chart:data-point chart:repeated="25"/>
          </chart:series>
          <chart:series chart:style-name="ch9" chart:values-cell-range-address="correlated.F125:correlated.F149" chart:label-cell-address="correlated.F94:correlated.F94" chart:class="chart:bar">
            <chart:data-point chart:repeated="25"/>
          </chart:series>
          <chart:series chart:style-name="ch10" chart:values-cell-range-address="correlated.G125:correlated.G149" chart:label-cell-address="correlated.G94:correlated.G9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rrelated.E94:correlated.E94</svg:desc>
                </draw:g>
              </table:table-cell>
              <table:table-cell office:value-type="string">
                <text:p>AN vs. BTFN+</text:p>
                <draw:g>
                  <svg:desc>correlated.F94:correlated.F94</svg:desc>
                </draw:g>
              </table:table-cell>
              <table:table-cell office:value-type="string">
                <text:p>BTFN vs. BTFN+</text:p>
                <draw:g>
                  <svg:desc>correlated.G94:correlated.G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95:correlated.A119</svg:desc>
                </draw:g>
              </table:table-cell>
              <table:table-cell office:value-type="float" office:value="0.942184224318659">
                <text:p>0.942184224318659</text:p>
                <draw:g>
                  <svg:desc>correlated.E125:correlated.E149</svg:desc>
                </draw:g>
              </table:table-cell>
              <table:table-cell office:value-type="float" office:value="0.973240043770932">
                <text:p>0.973240043770932</text:p>
                <draw:g>
                  <svg:desc>correlated.F125:correlated.F149</svg:desc>
                </draw:g>
              </table:table-cell>
              <table:table-cell office:value-type="float" office:value="1.03296151501022">
                <text:p>1.03296151501022</text:p>
                <draw:g>
                  <svg:desc>correlated.G125:correlated.G14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907806932296729">
                <text:p>0.907806932296729</text:p>
              </table:table-cell>
              <table:table-cell office:value-type="float" office:value="0.932860367623347">
                <text:p>0.932860367623347</text:p>
              </table:table-cell>
              <table:table-cell office:value-type="float" office:value="1.02759775722712">
                <text:p>1.02759775722712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949808437945841">
                <text:p>0.949808437945841</text:p>
              </table:table-cell>
              <table:table-cell office:value-type="float" office:value="0.023916187633434">
                <text:p>0.023916187633434</text:p>
              </table:table-cell>
              <table:table-cell office:value-type="float" office:value="0.0251800117560102">
                <text:p>0.0251800117560102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937148070907195">
                <text:p>0.937148070907195</text:p>
              </table:table-cell>
              <table:table-cell office:value-type="float" office:value="0.0213254370007119">
                <text:p>0.0213254370007119</text:p>
              </table:table-cell>
              <table:table-cell office:value-type="float" office:value="0.0227556750771177">
                <text:p>0.0227556750771177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977646993759111">
                <text:p>0.977646993759111</text:p>
              </table:table-cell>
              <table:table-cell office:value-type="float" office:value="0.169945380438604">
                <text:p>0.169945380438604</text:p>
              </table:table-cell>
              <table:table-cell office:value-type="float" office:value="0.173831026457876">
                <text:p>0.173831026457876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76678686068684">
                <text:p>0.76678686068684</text:p>
              </table:table-cell>
              <table:table-cell office:value-type="float" office:value="0.546805232864339">
                <text:p>0.546805232864339</text:p>
              </table:table-cell>
              <table:table-cell office:value-type="float" office:value="0.713112418716389">
                <text:p>0.713112418716389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807157184849028">
                <text:p>0.807157184849028</text:p>
              </table:table-cell>
              <table:table-cell office:value-type="float" office:value="0.507029861797493">
                <text:p>0.507029861797493</text:p>
              </table:table-cell>
              <table:table-cell office:value-type="float" office:value="0.628167439149203">
                <text:p>0.628167439149203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655101099146619">
                <text:p>0.655101099146619</text:p>
              </table:table-cell>
              <table:table-cell office:value-type="float" office:value="0.100543454632407">
                <text:p>0.100543454632407</text:p>
              </table:table-cell>
              <table:table-cell office:value-type="float" office:value="0.153477768184761">
                <text:p>0.153477768184761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0518943517174649">
                <text:p>0.0518943517174649</text:p>
              </table:table-cell>
              <table:table-cell office:value-type="float" office:value="0.0622243035832981">
                <text:p>0.0622243035832981</text:p>
              </table:table-cell>
              <table:table-cell office:value-type="float" office:value="1.19905734485468">
                <text:p>1.19905734485468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.13076521735236">
                <text:p>1.13076521735236</text:p>
              </table:table-cell>
              <table:table-cell office:value-type="float" office:value="0.290707287025203">
                <text:p>0.290707287025203</text:p>
              </table:table-cell>
              <table:table-cell office:value-type="float" office:value="0.25708898944193">
                <text:p>0.25708898944193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.09312482770719">
                <text:p>1.09312482770719</text:p>
              </table:table-cell>
              <table:table-cell office:value-type="float" office:value="0.306708454639115">
                <text:p>0.306708454639115</text:p>
              </table:table-cell>
              <table:table-cell office:value-type="float" office:value="0.280579533887663">
                <text:p>0.280579533887663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248257839721254">
                <text:p>0.248257839721254</text:p>
              </table:table-cell>
              <table:table-cell office:value-type="float" office:value="0.330243337195829">
                <text:p>0.330243337195829</text:p>
              </table:table-cell>
              <table:table-cell office:value-type="float" office:value="1.33024333719583">
                <text:p>1.33024333719583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147455089820359">
                <text:p>0.147455089820359</text:p>
              </table:table-cell>
              <table:table-cell office:value-type="float" office:value="0.147455089820359">
                <text:p>0.147455089820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978237073382738">
                <text:p>0.978237073382738</text:p>
              </table:table-cell>
              <table:table-cell office:value-type="float" office:value="0.084122556002273">
                <text:p>0.084122556002273</text:p>
              </table:table-cell>
              <table:table-cell office:value-type="float" office:value="0.0859940379394718">
                <text:p>0.0859940379394718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978511553949335">
                <text:p>0.978511553949335</text:p>
              </table:table-cell>
              <table:table-cell office:value-type="float" office:value="0.0858315475205554">
                <text:p>0.0858315475205554</text:p>
              </table:table-cell>
              <table:table-cell office:value-type="float" office:value="0.0877164374545543">
                <text:p>0.0877164374545543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.11066920527466">
                <text:p>1.11066920527466</text:p>
              </table:table-cell>
              <table:table-cell office:value-type="float" office:value="0.40949952584622">
                <text:p>0.40949952584622</text:p>
              </table:table-cell>
              <table:table-cell office:value-type="float" office:value="0.368696209367713">
                <text:p>0.368696209367713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773854683396557">
                <text:p>0.773854683396557</text:p>
              </table:table-cell>
              <table:table-cell office:value-type="float" office:value="0.437901565716424">
                <text:p>0.437901565716424</text:p>
              </table:table-cell>
              <table:table-cell office:value-type="float" office:value="0.565870537598109">
                <text:p>0.565870537598109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834736251402918">
                <text:p>0.834736251402918</text:p>
              </table:table-cell>
              <table:table-cell office:value-type="float" office:value="0.783041925173905">
                <text:p>0.783041925173905</text:p>
              </table:table-cell>
              <table:table-cell office:value-type="float" office:value="0.938071065989847">
                <text:p>0.938071065989847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938405555931127">
                <text:p>0.938405555931127</text:p>
              </table:table-cell>
              <table:table-cell office:value-type="float" office:value="0.0744432745658499">
                <text:p>0.0744432745658499</text:p>
              </table:table-cell>
              <table:table-cell office:value-type="float" office:value="0.0793295330524593">
                <text:p>0.0793295330524593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959116262530829">
                <text:p>0.959116262530829</text:p>
              </table:table-cell>
              <table:table-cell office:value-type="float" office:value="0.0850787302597741">
                <text:p>0.0850787302597741</text:p>
              </table:table-cell>
              <table:table-cell office:value-type="float" office:value="0.0887053359258825">
                <text:p>0.0887053359258825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979005756458686">
                <text:p>0.979005756458686</text:p>
              </table:table-cell>
              <table:table-cell office:value-type="float" office:value="0.507614228299274">
                <text:p>0.507614228299274</text:p>
              </table:table-cell>
              <table:table-cell office:value-type="float" office:value="0.518499738076562">
                <text:p>0.518499738076562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961040111835677">
                <text:p>0.961040111835677</text:p>
              </table:table-cell>
              <table:table-cell office:value-type="float" office:value="0.295355949493726">
                <text:p>0.295355949493726</text:p>
              </table:table-cell>
              <table:table-cell office:value-type="float" office:value="0.307329471326194">
                <text:p>0.307329471326194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037907300172147">
                <text:p>0.037907300172147</text:p>
              </table:table-cell>
              <table:table-cell office:value-type="float" office:value="0.0404607169645414">
                <text:p>0.0404607169645414</text:p>
              </table:table-cell>
              <table:table-cell office:value-type="float" office:value="1.06735950017012">
                <text:p>1.06735950017012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0205228370179587">
                <text:p>0.0205228370179587</text:p>
              </table:table-cell>
              <table:table-cell office:value-type="float" office:value="0.0179624928489702">
                <text:p>0.0179624928489702</text:p>
              </table:table-cell>
              <table:table-cell office:value-type="float" office:value="0.875244140625">
                <text:p>0.875244140625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.14861957685706">
                <text:p>1.14861957685706</text:p>
              </table:table-cell>
              <table:table-cell office:value-type="float" office:value="0.598783841039566">
                <text:p>0.598783841039566</text:p>
              </table:table-cell>
              <table:table-cell office:value-type="float" office:value="0.521307361553077">
                <text:p>0.52130736155307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5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style-name="ch1">
        <chart:title svg:x="7.512cm" svg:y="0.358cm" chart:style-name="ch2">
          <text:p>FLUSHED INST. PER ICACHE HIT (COMPARED)</text:p>
        </chart:title>
        <chart:legend chart:legend-position="end" svg:x="21.394cm" svg:y="4.768cm" style:legend-expansion="high" chart:style-name="ch3"/>
        <chart:plot-area chart:style-name="ch4" table:cell-range-address="correlated.A95:correlated.A119 correlated.E94:correlated.G94 correlated.E155:correlated.E178 correlated.F155:correlated.G179" chart:data-source-has-labels="both" svg:x="0.494cm" svg:y="1.359cm" svg:width="20.406cm" svg:height="9.549cm">
          <chartooo:coordinate-region svg:x="1.406cm" svg:y="1.359cm" svg:width="19.494cm" svg:height="6.799cm"/>
          <chart:axis chart:dimension="x" chart:name="primary-x" chart:style-name="ch5" chartooo:axis-type="auto">
            <chartooo:date-scale/>
            <chart:categories table:cell-range-address="correlated.A95:correlated.A1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E155:correlated.E178" chart:label-cell-address="correlated.E94:correlated.E94" chart:class="chart:bar">
            <chart:data-point chart:repeated="24"/>
          </chart:series>
          <chart:series chart:style-name="ch9" chart:values-cell-range-address="correlated.F155:correlated.F179" chart:label-cell-address="correlated.F94:correlated.F94" chart:class="chart:bar">
            <chart:data-point chart:repeated="25"/>
          </chart:series>
          <chart:series chart:style-name="ch10" chart:values-cell-range-address="correlated.G155:correlated.G179" chart:label-cell-address="correlated.G94:correlated.G9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rrelated.E94:correlated.E94</svg:desc>
                </draw:g>
              </table:table-cell>
              <table:table-cell office:value-type="string">
                <text:p>AN vs. BTFN+</text:p>
                <draw:g>
                  <svg:desc>correlated.F94:correlated.F94</svg:desc>
                </draw:g>
              </table:table-cell>
              <table:table-cell office:value-type="string">
                <text:p>BTFN vs. BTFN+</text:p>
                <draw:g>
                  <svg:desc>correlated.G94:correlated.G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95:correlated.A119</svg:desc>
                </draw:g>
              </table:table-cell>
              <table:table-cell office:value-type="float" office:value="0.95784463708992">
                <text:p>0.95784463708992</text:p>
                <draw:g>
                  <svg:desc>correlated.E155:correlated.E178</svg:desc>
                </draw:g>
              </table:table-cell>
              <table:table-cell office:value-type="float" office:value="0.960093504758724">
                <text:p>0.960093504758724</text:p>
                <draw:g>
                  <svg:desc>correlated.F155:correlated.F179</svg:desc>
                </draw:g>
              </table:table-cell>
              <table:table-cell office:value-type="float" office:value="1.00234784179158">
                <text:p>1.00234784179158</text:p>
                <draw:g>
                  <svg:desc>correlated.G155:correlated.G17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928919860627178">
                <text:p>0.928919860627178</text:p>
              </table:table-cell>
              <table:table-cell office:value-type="float" office:value="0.947332185886403">
                <text:p>0.947332185886403</text:p>
              </table:table-cell>
              <table:table-cell office:value-type="float" office:value="1.01982122036533">
                <text:p>1.01982122036533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957585396423644">
                <text:p>0.957585396423644</text:p>
              </table:table-cell>
              <table:table-cell office:value-type="float" office:value="0.0381713553796862">
                <text:p>0.0381713553796862</text:p>
              </table:table-cell>
              <table:table-cell office:value-type="float" office:value="0.0398620901302873">
                <text:p>0.0398620901302873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956193955496513">
                <text:p>0.956193955496513</text:p>
              </table:table-cell>
              <table:table-cell office:value-type="float" office:value="0.0341330498561538">
                <text:p>0.0341330498561538</text:p>
              </table:table-cell>
              <table:table-cell office:value-type="float" office:value="0.0356967847997217">
                <text:p>0.0356967847997217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976293542442161">
                <text:p>0.976293542442161</text:p>
              </table:table-cell>
              <table:table-cell office:value-type="float" office:value="0.216132815239557">
                <text:p>0.216132815239557</text:p>
              </table:table-cell>
              <table:table-cell office:value-type="float" office:value="0.221380973901464">
                <text:p>0.221380973901464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774835639457523">
                <text:p>0.774835639457523</text:p>
              </table:table-cell>
              <table:table-cell office:value-type="float" office:value="0.56072767424532">
                <text:p>0.56072767424532</text:p>
              </table:table-cell>
              <table:table-cell office:value-type="float" office:value="0.723673054891869">
                <text:p>0.723673054891869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816267795457771">
                <text:p>0.816267795457771</text:p>
              </table:table-cell>
              <table:table-cell office:value-type="float" office:value="0.539481564001971">
                <text:p>0.539481564001971</text:p>
              </table:table-cell>
              <table:table-cell office:value-type="float" office:value="0.660912468927461">
                <text:p>0.660912468927461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659077802243892">
                <text:p>0.659077802243892</text:p>
              </table:table-cell>
              <table:table-cell office:value-type="float" office:value="0.102672308247649">
                <text:p>0.102672308247649</text:p>
              </table:table-cell>
              <table:table-cell office:value-type="float" office:value="0.155781772498014">
                <text:p>0.155781772498014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0520137430807406">
                <text:p>0.0520137430807406</text:p>
              </table:table-cell>
              <table:table-cell office:value-type="float" office:value="0.0623649078194533">
                <text:p>0.0623649078194533</text:p>
              </table:table-cell>
              <table:table-cell office:value-type="float" office:value="1.19900826446281">
                <text:p>1.19900826446281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.11487098703652">
                <text:p>1.11487098703652</text:p>
              </table:table-cell>
              <table:table-cell office:value-type="float" office:value="0.304980624424889">
                <text:p>0.304980624424889</text:p>
              </table:table-cell>
              <table:table-cell office:value-type="float" office:value="0.27355687606112">
                <text:p>0.27355687606112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.0813764919564">
                <text:p>1.0813764919564</text:p>
              </table:table-cell>
              <table:table-cell office:value-type="float" office:value="0.322446808510638">
                <text:p>0.322446808510638</text:p>
              </table:table-cell>
              <table:table-cell office:value-type="float" office:value="0.298181818181819">
                <text:p>0.298181818181819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256418918918919">
                <text:p>0.256418918918919</text:p>
              </table:table-cell>
              <table:table-cell office:value-type="float" office:value="0.335840707964602">
                <text:p>0.335840707964602</text:p>
              </table:table-cell>
              <table:table-cell office:value-type="float" office:value="1.30973451327433">
                <text:p>1.30973451327433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976339134374546">
                <text:p>0.976339134374546</text:p>
              </table:table-cell>
              <table:table-cell office:value-type="float" office:value="0.123879687289488">
                <text:p>0.123879687289488</text:p>
              </table:table-cell>
              <table:table-cell office:value-type="float" office:value="0.126881821006639">
                <text:p>0.126881821006639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97724702846376">
                <text:p>0.97724702846376</text:p>
              </table:table-cell>
              <table:table-cell office:value-type="float" office:value="0.132498652005706">
                <text:p>0.132498652005706</text:p>
              </table:table-cell>
              <table:table-cell office:value-type="float" office:value="0.135583581373478">
                <text:p>0.135583581373478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.05506554534097">
                <text:p>1.05506554534097</text:p>
              </table:table-cell>
              <table:table-cell office:value-type="float" office:value="0.528969842743839">
                <text:p>0.528969842743839</text:p>
              </table:table-cell>
              <table:table-cell office:value-type="float" office:value="0.501362067105405">
                <text:p>0.501362067105405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791613069205043">
                <text:p>0.791613069205043</text:p>
              </table:table-cell>
              <table:table-cell office:value-type="float" office:value="0.462915601023018">
                <text:p>0.462915601023018</text:p>
              </table:table-cell>
              <table:table-cell office:value-type="float" office:value="0.58477508650519">
                <text:p>0.58477508650519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855263157894737">
                <text:p>0.855263157894737</text:p>
              </table:table-cell>
              <table:table-cell office:value-type="float" office:value="0.805309734513274">
                <text:p>0.805309734513274</text:p>
              </table:table-cell>
              <table:table-cell office:value-type="float" office:value="0.941592920353981">
                <text:p>0.941592920353981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946972503421007">
                <text:p>0.946972503421007</text:p>
              </table:table-cell>
              <table:table-cell office:value-type="float" office:value="0.0868628136138095">
                <text:p>0.0868628136138095</text:p>
              </table:table-cell>
              <table:table-cell office:value-type="float" office:value="0.0917268593333083">
                <text:p>0.0917268593333083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962650016499643">
                <text:p>0.962650016499643</text:p>
              </table:table-cell>
              <table:table-cell office:value-type="float" office:value="0.098736389299637">
                <text:p>0.098736389299637</text:p>
              </table:table-cell>
              <table:table-cell office:value-type="float" office:value="0.102567275341312">
                <text:p>0.102567275341312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979541449325759">
                <text:p>0.979541449325759</text:p>
              </table:table-cell>
              <table:table-cell office:value-type="float" office:value="0.595558307412228">
                <text:p>0.595558307412228</text:p>
              </table:table-cell>
              <table:table-cell office:value-type="float" office:value="0.607997045783173">
                <text:p>0.607997045783173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962032934159725">
                <text:p>0.962032934159725</text:p>
              </table:table-cell>
              <table:table-cell office:value-type="float" office:value="0.374375720072275">
                <text:p>0.374375720072275</text:p>
              </table:table-cell>
              <table:table-cell office:value-type="float" office:value="0.389150627571047">
                <text:p>0.389150627571047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0380041970834724">
                <text:p>0.0380041970834724</text:p>
              </table:table-cell>
              <table:table-cell office:value-type="float" office:value="0.0405146391390769">
                <text:p>0.0405146391390769</text:p>
              </table:table-cell>
              <table:table-cell office:value-type="float" office:value="1.06605696865772">
                <text:p>1.06605696865772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0205595182298334">
                <text:p>0.0205595182298334</text:p>
              </table:table-cell>
              <table:table-cell office:value-type="float" office:value="0.0179947404535292">
                <text:p>0.0179947404535292</text:p>
              </table:table-cell>
              <table:table-cell office:value-type="float" office:value="0.875251076040172">
                <text:p>0.875251076040172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NaN">
                <text:p>NaN</text:p>
              </table:table-cell>
              <table:table-cell office:value-type="float" office:value="0.671458812509274">
                <text:p>0.671458812509274</text:p>
              </table:table-cell>
              <table:table-cell office:value-type="float" office:value="0.609950132460651">
                <text:p>0.60995013246065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.2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5cm" svg:height="11.211cm" xlink:href=".." xlink:type="simple" chart:class="chart:bar" chart:column-mapping="0 1" chart:style-name="ch1">
        <chart:title svg:x="11.703cm" svg:y="0.36cm" chart:style-name="ch2">
          <text:p>PRED</text:p>
        </chart:title>
        <chart:legend chart:legend-position="end" svg:x="21.417cm" svg:y="4.808cm" style:legend-expansion="high" chart:style-name="ch3"/>
        <chart:plot-area chart:style-name="ch4" table:cell-range-address="compared.A155:compared.A179 compared.B154:compared.D154 compared.B185:compared.D209" chart:data-source-has-labels="both" svg:x="0.495cm" svg:y="1.363cm" svg:width="20.427cm" svg:height="9.624cm">
          <chartooo:coordinate-region svg:x="2.095cm" svg:y="1.363cm" svg:width="18.827cm" svg:height="6.873cm"/>
          <chart:axis chart:dimension="x" chart:name="primary-x" chart:style-name="ch5" chartooo:axis-type="auto">
            <chartooo:date-scale/>
            <chart:categories table:cell-range-address="compared.A155:compared.A1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ed.B185:compared.B209" chart:label-cell-address="compared.B154:compared.B154" chart:class="chart:bar">
            <chart:data-point chart:repeated="25"/>
          </chart:series>
          <chart:series chart:style-name="ch9" chart:values-cell-range-address="compared.C185:compared.C209" chart:label-cell-address="compared.C154:compared.C154" chart:class="chart:bar">
            <chart:data-point chart:repeated="25"/>
          </chart:series>
          <chart:series chart:style-name="ch10" chart:values-cell-range-address="compared.D185:compared.D209" chart:label-cell-address="compared.D154:compared.D15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mpared.B154:compared.B154</svg:desc>
                </draw:g>
              </table:table-cell>
              <table:table-cell office:value-type="string">
                <text:p>AN vs. BTFN+</text:p>
                <draw:g>
                  <svg:desc>compared.C154:compared.C154</svg:desc>
                </draw:g>
              </table:table-cell>
              <table:table-cell office:value-type="string">
                <text:p>BTFN vs. BTFN+</text:p>
                <draw:g>
                  <svg:desc>compared.D154:compared.D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155:compared.A179</svg:desc>
                </draw:g>
              </table:table-cell>
              <table:table-cell office:value-type="float" office:value="1">
                <text:p>1</text:p>
                <draw:g>
                  <svg:desc>compared.B185:compared.B209</svg:desc>
                </draw:g>
              </table:table-cell>
              <table:table-cell office:value-type="float" office:value="1">
                <text:p>1</text:p>
                <draw:g>
                  <svg:desc>compared.C185:compared.C209</svg:desc>
                </draw:g>
              </table:table-cell>
              <table:table-cell office:value-type="float" office:value="1">
                <text:p>1</text:p>
                <draw:g>
                  <svg:desc>compared.D185:compared.D20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2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column-mapping="0 1" chart:style-name="ch1">
        <chart:title svg:x="8.729cm" svg:y="0.358cm" chart:style-name="ch2">
          <text:p>PENALTY PER WCET (COMPARED)</text:p>
        </chart:title>
        <chart:legend chart:legend-position="end" svg:x="21.394cm" svg:y="4.768cm" style:legend-expansion="high" chart:style-name="ch3"/>
        <chart:plot-area chart:style-name="ch4" table:cell-range-address="correlated.A95:correlated.A119 correlated.E94:correlated.G94 correlated.E35:correlated.G59" chart:data-source-has-labels="both" svg:x="0.494cm" svg:y="1.359cm" svg:width="20.406cm" svg:height="9.549cm">
          <chartooo:coordinate-region svg:x="1.406cm" svg:y="1.359cm" svg:width="19.494cm" svg:height="6.798cm"/>
          <chart:axis chart:dimension="x" chart:name="primary-x" chart:style-name="ch5" chartooo:axis-type="auto">
            <chartooo:date-scale/>
            <chart:categories table:cell-range-address="correlated.A95:correlated.A1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E35:correlated.E59" chart:label-cell-address="correlated.E94:correlated.E94" chart:class="chart:bar">
            <chart:data-point chart:repeated="25"/>
          </chart:series>
          <chart:series chart:style-name="ch9" chart:values-cell-range-address="correlated.F35:correlated.F59" chart:label-cell-address="correlated.F94:correlated.F94" chart:class="chart:bar">
            <chart:data-point chart:repeated="25"/>
          </chart:series>
          <chart:series chart:style-name="ch10" chart:values-cell-range-address="correlated.G35:correlated.G59" chart:label-cell-address="correlated.G94:correlated.G9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rrelated.E94:correlated.E94</svg:desc>
                </draw:g>
              </table:table-cell>
              <table:table-cell office:value-type="string">
                <text:p>AN vs. BTFN+</text:p>
                <draw:g>
                  <svg:desc>correlated.F94:correlated.F94</svg:desc>
                </draw:g>
              </table:table-cell>
              <table:table-cell office:value-type="string">
                <text:p>BTFN vs. BTFN+</text:p>
                <draw:g>
                  <svg:desc>correlated.G94:correlated.G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95:correlated.A119</svg:desc>
                </draw:g>
              </table:table-cell>
              <table:table-cell office:value-type="float" office:value="0.908653846153845">
                <text:p>0.908653846153845</text:p>
                <draw:g>
                  <svg:desc>correlated.E35:correlated.E59</svg:desc>
                </draw:g>
              </table:table-cell>
              <table:table-cell office:value-type="float" office:value="0.791803278688525">
                <text:p>0.791803278688525</text:p>
                <draw:g>
                  <svg:desc>correlated.F35:correlated.F59</svg:desc>
                </draw:g>
              </table:table-cell>
              <table:table-cell office:value-type="float" office:value="0.871402550091074">
                <text:p>0.871402550091074</text:p>
                <draw:g>
                  <svg:desc>correlated.G35:correlated.G5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868398268398268">
                <text:p>0.868398268398268</text:p>
              </table:table-cell>
              <table:table-cell office:value-type="float" office:value="0.9">
                <text:p>0.9</text:p>
              </table:table-cell>
              <table:table-cell office:value-type="float" office:value="1.03639082751745">
                <text:p>1.03639082751745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79101593481866">
                <text:p>0.79101593481866</text:p>
              </table:table-cell>
              <table:table-cell office:value-type="float" office:value="0.0308107847258763">
                <text:p>0.0308107847258763</text:p>
              </table:table-cell>
              <table:table-cell office:value-type="float" office:value="0.0389509027184638">
                <text:p>0.0389509027184638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687272675122542">
                <text:p>0.687272675122542</text:p>
              </table:table-cell>
              <table:table-cell office:value-type="float" office:value="0.0308281676264121">
                <text:p>0.0308281676264121</text:p>
              </table:table-cell>
              <table:table-cell office:value-type="float" office:value="0.0448558028600735">
                <text:p>0.0448558028600735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633498317400756">
                <text:p>0.633498317400756</text:p>
              </table:table-cell>
              <table:table-cell office:value-type="float" office:value="0.147122046123185">
                <text:p>0.147122046123185</text:p>
              </table:table-cell>
              <table:table-cell office:value-type="float" office:value="0.232237469432953">
                <text:p>0.232237469432953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861796779008078">
                <text:p>0.861796779008078</text:p>
              </table:table-cell>
              <table:table-cell office:value-type="float" office:value="0.300626028687718">
                <text:p>0.300626028687718</text:p>
              </table:table-cell>
              <table:table-cell office:value-type="float" office:value="0.348836333588687">
                <text:p>0.348836333588687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785921750709114">
                <text:p>0.785921750709114</text:p>
              </table:table-cell>
              <table:table-cell office:value-type="float" office:value="0.412235545437744">
                <text:p>0.412235545437744</text:p>
              </table:table-cell>
              <table:table-cell office:value-type="float" office:value="0.524524922571229">
                <text:p>0.524524922571229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855016996695747">
                <text:p>0.855016996695747</text:p>
              </table:table-cell>
              <table:table-cell office:value-type="float" office:value="0.0451977401129944">
                <text:p>0.0451977401129944</text:p>
              </table:table-cell>
              <table:table-cell office:value-type="float" office:value="0.052861803084223">
                <text:p>0.052861803084223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570762108262109">
                <text:p>0.570762108262109</text:p>
              </table:table-cell>
              <table:table-cell office:value-type="float" office:value="0.0777735865171098">
                <text:p>0.0777735865171098</text:p>
              </table:table-cell>
              <table:table-cell office:value-type="float" office:value="0.13626270102954">
                <text:p>0.13626270102954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690773293292256">
                <text:p>0.690773293292256</text:p>
              </table:table-cell>
              <table:table-cell office:value-type="float" office:value="0.368510823843234">
                <text:p>0.368510823843234</text:p>
              </table:table-cell>
              <table:table-cell office:value-type="float" office:value="0.533475783475785">
                <text:p>0.533475783475785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689685498755125">
                <text:p>0.689685498755125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534187036405109">
                <text:p>0.534187036405109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611817501869858">
                <text:p>0.611817501869858</text:p>
              </table:table-cell>
              <table:table-cell office:value-type="float" office:value="0.200944822373394">
                <text:p>0.200944822373394</text:p>
              </table:table-cell>
              <table:table-cell office:value-type="float" office:value="0.328439153439154">
                <text:p>0.328439153439154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672299208144796">
                <text:p>0.672299208144796</text:p>
              </table:table-cell>
              <table:table-cell office:value-type="float" office:value="0.181702488687783">
                <text:p>0.181702488687783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603976051748231">
                <text:p>0.603976051748231</text:p>
              </table:table-cell>
              <table:table-cell office:value-type="float" office:value="0.0590376422932444">
                <text:p>0.0590376422932444</text:p>
              </table:table-cell>
              <table:table-cell office:value-type="float" office:value="0.09774831654725">
                <text:p>0.09774831654725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579765145887842">
                <text:p>0.579765145887842</text:p>
              </table:table-cell>
              <table:table-cell office:value-type="float" office:value="0.0620916681475765">
                <text:p>0.0620916681475765</text:p>
              </table:table-cell>
              <table:table-cell office:value-type="float" office:value="0.107097966457591">
                <text:p>0.107097966457591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774335820895523">
                <text:p>0.774335820895523</text:p>
              </table:table-cell>
              <table:table-cell office:value-type="float" office:value="0.367907219570406">
                <text:p>0.367907219570406</text:p>
              </table:table-cell>
              <table:table-cell office:value-type="float" office:value="0.475126178645488">
                <text:p>0.475126178645488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9045105245573">
                <text:p>0.9045105245573</text:p>
              </table:table-cell>
              <table:table-cell office:value-type="float" office:value="0.407296107345028">
                <text:p>0.407296107345028</text:p>
              </table:table-cell>
              <table:table-cell office:value-type="float" office:value="0.450294492199936">
                <text:p>0.450294492199936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1.13020833333333">
                <text:p>1.13020833333333</text:p>
              </table:table-cell>
              <table:table-cell office:value-type="float" office:value="0.86381051898293">
                <text:p>0.86381051898293</text:p>
              </table:table-cell>
              <table:table-cell office:value-type="float" office:value="0.764293178086281">
                <text:p>0.764293178086281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55527926212017">
                <text:p>0.55527926212017</text:p>
              </table:table-cell>
              <table:table-cell office:value-type="float" office:value="0.103099830854579">
                <text:p>0.103099830854579</text:p>
              </table:table-cell>
              <table:table-cell office:value-type="float" office:value="0.185672035474406">
                <text:p>0.185672035474406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558305035141405">
                <text:p>0.558305035141405</text:p>
              </table:table-cell>
              <table:table-cell office:value-type="float" office:value="0.103350406646224">
                <text:p>0.103350406646224</text:p>
              </table:table-cell>
              <table:table-cell office:value-type="float" office:value="0.185114588157078">
                <text:p>0.185114588157078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1.01203094988794">
                <text:p>1.01203094988794</text:p>
              </table:table-cell>
              <table:table-cell office:value-type="float" office:value="0.292847714898531">
                <text:p>0.292847714898531</text:p>
              </table:table-cell>
              <table:table-cell office:value-type="float" office:value="0.289366362689755">
                <text:p>0.289366362689755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783888164604478">
                <text:p>0.783888164604478</text:p>
              </table:table-cell>
              <table:table-cell office:value-type="float" office:value="0.267528337364713">
                <text:p>0.267528337364713</text:p>
              </table:table-cell>
              <table:table-cell office:value-type="float" office:value="0.341283807365172">
                <text:p>0.341283807365172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571183086024967">
                <text:p>0.571183086024967</text:p>
              </table:table-cell>
              <table:table-cell office:value-type="float" office:value="0.020483535047395">
                <text:p>0.020483535047395</text:p>
              </table:table-cell>
              <table:table-cell office:value-type="float" office:value="0.0358615924535615">
                <text:p>0.0358615924535615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57263861806802">
                <text:p>0.57263861806802</text:p>
              </table:table-cell>
              <table:table-cell office:value-type="float" office:value="0.0205026446885275">
                <text:p>0.0205026446885275</text:p>
              </table:table-cell>
              <table:table-cell office:value-type="float" office:value="0.0358038107134648">
                <text:p>0.0358038107134648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959295643882364">
                <text:p>0.959295643882364</text:p>
              </table:table-cell>
              <table:table-cell office:value-type="float" office:value="0.595457097933513">
                <text:p>0.595457097933513</text:p>
              </table:table-cell>
              <table:table-cell office:value-type="float" office:value="0.620723237649282">
                <text:p>0.62072323764928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column-mapping="0 1" chart:style-name="ch1">
        <chart:title svg:x="8.941cm" svg:y="0.358cm" chart:style-name="ch2">
          <text:p>FLUSH PER PRED. (COMPARED)</text:p>
        </chart:title>
        <chart:legend chart:legend-position="end" svg:x="21.394cm" svg:y="4.768cm" style:legend-expansion="high" chart:style-name="ch3"/>
        <chart:plot-area chart:style-name="ch4" table:cell-range-address="correlated.A95:correlated.A119 correlated.E94:correlated.G94 correlated.E5:correlated.G29" chart:data-source-has-labels="both" svg:x="0.494cm" svg:y="1.359cm" svg:width="20.406cm" svg:height="9.549cm">
          <chartooo:coordinate-region svg:x="1.406cm" svg:y="1.359cm" svg:width="19.494cm" svg:height="6.799cm"/>
          <chart:axis chart:dimension="x" chart:name="primary-x" chart:style-name="ch5" chartooo:axis-type="auto">
            <chartooo:date-scale/>
            <chart:categories table:cell-range-address="correlated.A95:correlated.A1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E5:correlated.E29" chart:label-cell-address="correlated.E94:correlated.E94" chart:class="chart:bar">
            <chart:data-point chart:repeated="25"/>
          </chart:series>
          <chart:series chart:style-name="ch9" chart:values-cell-range-address="correlated.F5:correlated.F29" chart:label-cell-address="correlated.F94:correlated.F94" chart:class="chart:bar">
            <chart:data-point chart:repeated="25"/>
          </chart:series>
          <chart:series chart:style-name="ch10" chart:values-cell-range-address="correlated.G5:correlated.G29" chart:label-cell-address="correlated.G94:correlated.G9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rrelated.E94:correlated.E94</svg:desc>
                </draw:g>
              </table:table-cell>
              <table:table-cell office:value-type="string">
                <text:p>AN vs. BTFN+</text:p>
                <draw:g>
                  <svg:desc>correlated.F94:correlated.F94</svg:desc>
                </draw:g>
              </table:table-cell>
              <table:table-cell office:value-type="string">
                <text:p>BTFN vs. BTFN+</text:p>
                <draw:g>
                  <svg:desc>correlated.G94:correlated.G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95:correlated.A119</svg:desc>
                </draw:g>
              </table:table-cell>
              <table:table-cell office:value-type="float" office:value="1.13333333333333">
                <text:p>1.13333333333333</text:p>
                <draw:g>
                  <svg:desc>correlated.E5:correlated.E29</svg:desc>
                </draw:g>
              </table:table-cell>
              <table:table-cell office:value-type="float" office:value="0.866666666666667">
                <text:p>0.866666666666667</text:p>
                <draw:g>
                  <svg:desc>correlated.F5:correlated.F29</svg:desc>
                </draw:g>
              </table:table-cell>
              <table:table-cell office:value-type="float" office:value="0.764705882352941">
                <text:p>0.764705882352941</text:p>
                <draw:g>
                  <svg:desc>correlated.G5:correlated.G2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1.3">
                <text:p>1.3</text:p>
              </table:table-cell>
              <table:table-cell office:value-type="float" office:value="1.1">
                <text:p>1.1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1.00995024875622">
                <text:p>1.00995024875622</text:p>
              </table:table-cell>
              <table:table-cell office:value-type="float" office:value="0.0348258706467662">
                <text:p>0.034825870646766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1.00990099009901">
                <text:p>1.00990099009901</text:p>
              </table:table-cell>
              <table:table-cell office:value-type="float" office:value="0.0363036303630363">
                <text:p>0.0363036303630363</text:p>
              </table:table-cell>
              <table:table-cell office:value-type="float" office:value="0.0359477124183006">
                <text:p>0.0359477124183006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1.21463414634146">
                <text:p>1.21463414634146</text:p>
              </table:table-cell>
              <table:table-cell office:value-type="float" office:value="0.160975609756098">
                <text:p>0.160975609756098</text:p>
              </table:table-cell>
              <table:table-cell office:value-type="float" office:value="0.132530120481928">
                <text:p>0.132530120481928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1.10993927772451">
                <text:p>1.10993927772451</text:p>
              </table:table-cell>
              <table:table-cell office:value-type="float" office:value="0.268775966762544">
                <text:p>0.268775966762544</text:p>
              </table:table-cell>
              <table:table-cell office:value-type="float" office:value="0.242153757558307">
                <text:p>0.242153757558307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1.47312490374249">
                <text:p>1.47312490374249</text:p>
              </table:table-cell>
              <table:table-cell office:value-type="float" office:value="0.388110272601263">
                <text:p>0.388110272601263</text:p>
              </table:table-cell>
              <table:table-cell office:value-type="float" office:value="0.263460533193936">
                <text:p>0.263460533193936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1.01129943502825">
                <text:p>1.01129943502825</text:p>
              </table:table-cell>
              <table:table-cell office:value-type="float" office:value="0.0451977401129944">
                <text:p>0.0451977401129944</text:p>
              </table:table-cell>
              <table:table-cell office:value-type="float" office:value="0.0446927374301676">
                <text:p>0.0446927374301676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1.01923076923077">
                <text:p>1.01923076923077</text:p>
              </table:table-cell>
              <table:table-cell office:value-type="float" office:value="0.0865384615384615">
                <text:p>0.0865384615384615</text:p>
              </table:table-cell>
              <table:table-cell office:value-type="float" office:value="0.0849056603773585">
                <text:p>0.0849056603773585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.21052631578947">
                <text:p>1.21052631578947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.21052631578947">
                <text:p>1.21052631578947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1">
                <text:p>1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1.0625">
                <text:p>1.0625</text:p>
              </table:table-cell>
              <table:table-cell office:value-type="float" office:value="0.1875">
                <text:p>0.187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1.1124227093873">
                <text:p>1.1124227093873</text:p>
              </table:table-cell>
              <table:table-cell office:value-type="float" office:value="0.0571749779169678">
                <text:p>0.0571749779169678</text:p>
              </table:table-cell>
              <table:table-cell office:value-type="float" office:value="0.0513968093553743">
                <text:p>0.0513968093553743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1.11875477139707">
                <text:p>1.11875477139707</text:p>
              </table:table-cell>
              <table:table-cell office:value-type="float" office:value="0.0602256340656544">
                <text:p>0.0602256340656544</text:p>
              </table:table-cell>
              <table:table-cell office:value-type="float" office:value="0.0538327394040488">
                <text:p>0.0538327394040488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.45">
                <text:p>1.45</text:p>
              </table:table-cell>
              <table:table-cell office:value-type="float" office:value="0.475">
                <text:p>0.475</text:p>
              </table:table-cell>
              <table:table-cell office:value-type="float" office:value="0.327586206896552">
                <text:p>0.327586206896552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1.09756097560976">
                <text:p>1.09756097560976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0.422222222222222">
                <text:p>0.422222222222222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2">
                <text:p>2</text:p>
              </table:table-cell>
              <table:table-cell office:value-type="float" office:value="1.44444444444444">
                <text:p>1.44444444444444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1.07317073170732">
                <text:p>1.07317073170732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1.07317073170732">
                <text:p>1.07317073170732</text:p>
              </table:table-cell>
              <table:table-cell office:value-type="float" office:value="0.134146341463415">
                <text:p>0.13414634146341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1.46860356138707">
                <text:p>1.46860356138707</text:p>
              </table:table-cell>
              <table:table-cell office:value-type="float" office:value="0.392689784442362">
                <text:p>0.392689784442362</text:p>
              </table:table-cell>
              <table:table-cell office:value-type="float" office:value="0.267389917038928">
                <text:p>0.267389917038928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1.49760765550239">
                <text:p>1.49760765550239</text:p>
              </table:table-cell>
              <table:table-cell office:value-type="float" office:value="0.259968102073365">
                <text:p>0.259968102073365</text:p>
              </table:table-cell>
              <table:table-cell office:value-type="float" office:value="0.173588924387646">
                <text:p>0.173588924387646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1.0091533180778">
                <text:p>1.0091533180778</text:p>
              </table:table-cell>
              <table:table-cell office:value-type="float" office:value="0.0251716247139588">
                <text:p>0.0251716247139588</text:p>
              </table:table-cell>
              <table:table-cell office:value-type="float" office:value="0.0249433106575964">
                <text:p>0.0249433106575964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1.0091533180778">
                <text:p>1.0091533180778</text:p>
              </table:table-cell>
              <table:table-cell office:value-type="float" office:value="0.0251716247139588">
                <text:p>0.0251716247139588</text:p>
              </table:table-cell>
              <table:table-cell office:value-type="float" office:value="0.0249433106575964">
                <text:p>0.0249433106575964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.76388888888889">
                <text:p>1.76388888888889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0.405511811023622">
                <text:p>0.40551181102362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4" chart:maximum="1.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82cm" svg:height="11.104cm" xlink:href=".." xlink:type="simple" chart:class="chart:bar" chart:style-name="ch1">
        <chart:title svg:x="11.041cm" svg:y="0.358cm" chart:style-name="ch2">
          <text:p>ICACHE HIT</text:p>
        </chart:title>
        <chart:legend chart:legend-position="end" svg:x="21.334cm" svg:y="4.755cm" style:legend-expansion="high" chart:style-name="ch3"/>
        <chart:plot-area chart:style-name="ch4" table:cell-range-address="compared.A64:compared.D89" chart:data-source-has-labels="both" svg:x="0.493cm" svg:y="1.359cm" svg:width="20.348cm" svg:height="9.523cm">
          <chartooo:coordinate-region svg:x="2.093cm" svg:y="1.359cm" svg:width="18.748cm" svg:height="6.772cm"/>
          <chart:axis chart:dimension="x" chart:name="primary-x" chart:style-name="ch5" chartooo:axis-type="auto">
            <chartooo:date-scale/>
            <chart:categories table:cell-range-address="compared.A65:compared.A8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ed.B65:compared.B89" chart:label-cell-address="compared.B64:compared.B64" chart:class="chart:bar">
            <chart:data-point chart:repeated="25"/>
          </chart:series>
          <chart:series chart:style-name="ch9" chart:values-cell-range-address="compared.C65:compared.C89" chart:label-cell-address="compared.C64:compared.C64" chart:class="chart:bar">
            <chart:data-point chart:repeated="25"/>
          </chart:series>
          <chart:series chart:style-name="ch10" chart:values-cell-range-address="compared.D65:compared.D89" chart:label-cell-address="compared.D64:compared.D6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mpared.B64:compared.B64</svg:desc>
                </draw:g>
              </table:table-cell>
              <table:table-cell office:value-type="string">
                <text:p>AN vs. BTFN+</text:p>
                <draw:g>
                  <svg:desc>compared.C64:compared.C64</svg:desc>
                </draw:g>
              </table:table-cell>
              <table:table-cell office:value-type="string">
                <text:p>BTFN vs. BTFN+</text:p>
                <draw:g>
                  <svg:desc>compared.D64:compared.D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65:compared.A89</svg:desc>
                </draw:g>
              </table:table-cell>
              <table:table-cell office:value-type="float" office:value="0.965217391304348">
                <text:p>0.965217391304348</text:p>
                <draw:g>
                  <svg:desc>compared.B65:compared.B89</svg:desc>
                </draw:g>
              </table:table-cell>
              <table:table-cell office:value-type="float" office:value="0.982608695652174">
                <text:p>0.982608695652174</text:p>
                <draw:g>
                  <svg:desc>compared.C65:compared.C89</svg:desc>
                </draw:g>
              </table:table-cell>
              <table:table-cell office:value-type="float" office:value="1.01801801801802">
                <text:p>1.01801801801802</text:p>
                <draw:g>
                  <svg:desc>compared.D65:compared.D8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953488372093023">
                <text:p>0.953488372093023</text:p>
              </table:table-cell>
              <table:table-cell office:value-type="float" office:value="0.965116279069767">
                <text:p>0.965116279069767</text:p>
              </table:table-cell>
              <table:table-cell office:value-type="float" office:value="1.01219512195122">
                <text:p>1.01219512195122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940127003326278">
                <text:p>0.940127003326278</text:p>
              </table:table-cell>
              <table:table-cell office:value-type="float" office:value="0.409132143937103">
                <text:p>0.409132143937103</text:p>
              </table:table-cell>
              <table:table-cell office:value-type="float" office:value="0.435188163396591">
                <text:p>0.435188163396591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941231634885902">
                <text:p>0.941231634885902</text:p>
              </table:table-cell>
              <table:table-cell office:value-type="float" office:value="0.420756486402001">
                <text:p>0.420756486402001</text:p>
              </table:table-cell>
              <table:table-cell office:value-type="float" office:value="0.447027565592826">
                <text:p>0.447027565592826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977860839562967">
                <text:p>0.977860839562967</text:p>
              </table:table-cell>
              <table:table-cell office:value-type="float" office:value="0.571880391029327">
                <text:p>0.571880391029327</text:p>
              </table:table-cell>
              <table:table-cell office:value-type="float" office:value="0.584827991767127">
                <text:p>0.584827991767127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910901893655718">
                <text:p>0.910901893655718</text:p>
              </table:table-cell>
              <table:table-cell office:value-type="float" office:value="0.839734674227025">
                <text:p>0.839734674227025</text:p>
              </table:table-cell>
              <table:table-cell office:value-type="float" office:value="0.921871696694933">
                <text:p>0.921871696694933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911784557235421">
                <text:p>0.911784557235421</text:p>
              </table:table-cell>
              <table:table-cell office:value-type="float" office:value="0.8048281137509">
                <text:p>0.8048281137509</text:p>
              </table:table-cell>
              <table:table-cell office:value-type="float" office:value="0.882695486959311">
                <text:p>0.882695486959311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91685393258427">
                <text:p>0.91685393258427</text:p>
              </table:table-cell>
              <table:table-cell office:value-type="float" office:value="0.807303370786517">
                <text:p>0.807303370786517</text:p>
              </table:table-cell>
              <table:table-cell office:value-type="float" office:value="0.880514705882353">
                <text:p>0.880514705882353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924311926605505">
                <text:p>0.924311926605505</text:p>
              </table:table-cell>
              <table:table-cell office:value-type="float" office:value="0.925076452599388">
                <text:p>0.925076452599388</text:p>
              </table:table-cell>
              <table:table-cell office:value-type="float" office:value="1.00082712985939">
                <text:p>1.00082712985939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.01336477987421">
                <text:p>1.01336477987421</text:p>
              </table:table-cell>
              <table:table-cell office:value-type="float" office:value="0.926100628930818">
                <text:p>0.926100628930818</text:p>
              </table:table-cell>
              <table:table-cell office:value-type="float" office:value="0.91388673390225">
                <text:p>0.91388673390225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.01000769822941">
                <text:p>1.01000769822941</text:p>
              </table:table-cell>
              <table:table-cell office:value-type="float" office:value="0.92378752886836">
                <text:p>0.92378752886836</text:p>
              </table:table-cell>
              <table:table-cell office:value-type="float" office:value="0.914634146341463">
                <text:p>0.914634146341463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877470355731225">
                <text:p>0.877470355731225</text:p>
              </table:table-cell>
              <table:table-cell office:value-type="float" office:value="0.893280632411067">
                <text:p>0.893280632411067</text:p>
              </table:table-cell>
              <table:table-cell office:value-type="float" office:value="1.01801801801802">
                <text:p>1.01801801801802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971736574095658">
                <text:p>0.971736574095658</text:p>
              </table:table-cell>
              <table:table-cell office:value-type="float" office:value="0.481472847737009">
                <text:p>0.481472847737009</text:p>
              </table:table-cell>
              <table:table-cell office:value-type="float" office:value="0.495476717221526">
                <text:p>0.495476717221526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969088584434623">
                <text:p>0.969088584434623</text:p>
              </table:table-cell>
              <table:table-cell office:value-type="float" office:value="0.451232819337132">
                <text:p>0.451232819337132</text:p>
              </table:table-cell>
              <table:table-cell office:value-type="float" office:value="0.465625977423299">
                <text:p>0.465625977423299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.06991869918699">
                <text:p>1.06991869918699</text:p>
              </table:table-cell>
              <table:table-cell office:value-type="float" office:value="0.655284552845528">
                <text:p>0.655284552845528</text:p>
              </table:table-cell>
              <table:table-cell office:value-type="float" office:value="0.612462006079027">
                <text:p>0.612462006079027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933701657458563">
                <text:p>0.933701657458563</text:p>
              </table:table-cell>
              <table:table-cell office:value-type="float" office:value="0.845303867403315">
                <text:p>0.845303867403315</text:p>
              </table:table-cell>
              <table:table-cell office:value-type="float" office:value="0.905325443786982">
                <text:p>0.905325443786982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0.965811965811966">
                <text:p>0.965811965811966</text:p>
              </table:table-cell>
              <table:table-cell office:value-type="float" office:value="0.991228070175439">
                <text:p>0.991228070175439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981865284974093">
                <text:p>0.981865284974093</text:p>
              </table:table-cell>
              <table:table-cell office:value-type="float" office:value="0.758697261287935">
                <text:p>0.758697261287935</text:p>
              </table:table-cell>
              <table:table-cell office:value-type="float" office:value="0.772710139464757">
                <text:p>0.772710139464757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987463126843658">
                <text:p>0.987463126843658</text:p>
              </table:table-cell>
              <table:table-cell office:value-type="float" office:value="0.765486725663717">
                <text:p>0.765486725663717</text:p>
              </table:table-cell>
              <table:table-cell office:value-type="float" office:value="0.775205377147125">
                <text:p>0.775205377147125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971423017107309">
                <text:p>0.971423017107309</text:p>
              </table:table-cell>
              <table:table-cell office:value-type="float" office:value="0.632290046656299">
                <text:p>0.632290046656299</text:p>
              </table:table-cell>
              <table:table-cell office:value-type="float" office:value="0.650890534320592">
                <text:p>0.650890534320592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953321907450348">
                <text:p>0.953321907450348</text:p>
              </table:table-cell>
              <table:table-cell office:value-type="float" office:value="0.551265248512955">
                <text:p>0.551265248512955</text:p>
              </table:table-cell>
              <table:table-cell office:value-type="float" office:value="0.578257191201354">
                <text:p>0.578257191201354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890955414012739">
                <text:p>0.890955414012739</text:p>
              </table:table-cell>
              <table:table-cell office:value-type="float" office:value="0.891464968152866">
                <text:p>0.891464968152866</text:p>
              </table:table-cell>
              <table:table-cell office:value-type="float" office:value="1.00057191878753">
                <text:p>1.00057191878753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890421455938697">
                <text:p>0.890421455938697</text:p>
              </table:table-cell>
              <table:table-cell office:value-type="float" office:value="0.890166028097063">
                <text:p>0.890166028097063</text:p>
              </table:table-cell>
              <table:table-cell office:value-type="float" office:value="0.999713138267355">
                <text:p>0.999713138267355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.08123861566485">
                <text:p>1.08123861566485</text:p>
              </table:table-cell>
              <table:table-cell office:value-type="float" office:value="0.804371584699454">
                <text:p>0.804371584699454</text:p>
              </table:table-cell>
              <table:table-cell office:value-type="float" office:value="0.743935309973046">
                <text:p>0.7439353099730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5cm" svg:height="11.21cm" xlink:href=".." xlink:type="simple" chart:class="chart:bar" chart:style-name="ch1">
        <chart:title svg:x="10.744cm" svg:y="0.36cm" chart:style-name="ch2">
          <text:p>FLUSHED INST.</text:p>
        </chart:title>
        <chart:legend chart:legend-position="end" svg:x="21.457cm" svg:y="4.808cm" style:legend-expansion="high" chart:style-name="ch3"/>
        <chart:plot-area chart:style-name="ch4" table:cell-range-address="compared.A124:compared.D149" chart:data-source-has-labels="both" svg:x="0.496cm" svg:y="1.363cm" svg:width="20.465cm" svg:height="9.623cm">
          <chartooo:coordinate-region svg:x="2.096cm" svg:y="1.363cm" svg:width="18.865cm" svg:height="6.873cm"/>
          <chart:axis chart:dimension="x" chart:name="primary-x" chart:style-name="ch5" chartooo:axis-type="auto">
            <chartooo:date-scale/>
            <chart:categories table:cell-range-address="compared.A125:compared.A1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ed.B125:compared.B149" chart:label-cell-address="compared.B124:compared.B124" chart:class="chart:bar">
            <chart:data-point chart:repeated="25"/>
          </chart:series>
          <chart:series chart:style-name="ch9" chart:values-cell-range-address="compared.C125:compared.C149" chart:label-cell-address="compared.C124:compared.C124" chart:class="chart:bar">
            <chart:data-point chart:repeated="25"/>
          </chart:series>
          <chart:series chart:style-name="ch10" chart:values-cell-range-address="compared.D125:compared.D149" chart:label-cell-address="compared.D124:compared.D12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mpared.B124:compared.B124</svg:desc>
                </draw:g>
              </table:table-cell>
              <table:table-cell office:value-type="string">
                <text:p>AN vs. BTFN+</text:p>
                <draw:g>
                  <svg:desc>compared.C124:compared.C124</svg:desc>
                </draw:g>
              </table:table-cell>
              <table:table-cell office:value-type="string">
                <text:p>BTFN vs. BTFN+</text:p>
                <draw:g>
                  <svg:desc>compared.D124:compared.D1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125:compared.A149</svg:desc>
                </draw:g>
              </table:table-cell>
              <table:table-cell office:value-type="float" office:value="0.924528301886793">
                <text:p>0.924528301886793</text:p>
                <draw:g>
                  <svg:desc>compared.B125:compared.B149</svg:desc>
                </draw:g>
              </table:table-cell>
              <table:table-cell office:value-type="float" office:value="0.943396226415094">
                <text:p>0.943396226415094</text:p>
                <draw:g>
                  <svg:desc>compared.C125:compared.C149</svg:desc>
                </draw:g>
              </table:table-cell>
              <table:table-cell office:value-type="float" office:value="1.02040816326531">
                <text:p>1.02040816326531</text:p>
                <draw:g>
                  <svg:desc>compared.D125:compared.D14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.03225806451613">
                <text:p>1.03225806451613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900251889168766">
                <text:p>0.900251889168766</text:p>
              </table:table-cell>
              <table:table-cell office:value-type="float" office:value="0.0156171284634761">
                <text:p>0.0156171284634761</text:p>
              </table:table-cell>
              <table:table-cell office:value-type="float" office:value="0.0173475097929491">
                <text:p>0.0173475097929491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9">
                <text:p>0.9</text:p>
              </table:table-cell>
              <table:table-cell office:value-type="float" office:value="0.0143617021276596">
                <text:p>0.0143617021276596</text:p>
              </table:table-cell>
              <table:table-cell office:value-type="float" office:value="0.0159574468085106">
                <text:p>0.0159574468085106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954679223072395">
                <text:p>0.954679223072395</text:p>
              </table:table-cell>
              <table:table-cell office:value-type="float" office:value="0.123602118893467">
                <text:p>0.123602118893467</text:p>
              </table:table-cell>
              <table:table-cell office:value-type="float" office:value="0.129469790382244">
                <text:p>0.129469790382244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705799251253797">
                <text:p>0.705799251253797</text:p>
              </table:table-cell>
              <table:table-cell office:value-type="float" office:value="0.470862470862471">
                <text:p>0.470862470862471</text:p>
              </table:table-cell>
              <table:table-cell office:value-type="float" office:value="0.667133706965573">
                <text:p>0.667133706965573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744260370466997">
                <text:p>0.744260370466997</text:p>
              </table:table-cell>
              <table:table-cell office:value-type="float" office:value="0.434189929559092">
                <text:p>0.434189929559092</text:p>
              </table:table-cell>
              <table:table-cell office:value-type="float" office:value="0.583384453597406">
                <text:p>0.583384453597406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60427807486631">
                <text:p>0.60427807486631</text:p>
              </table:table-cell>
              <table:table-cell office:value-type="float" office:value="0.0828877005347594">
                <text:p>0.0828877005347594</text:p>
              </table:table-cell>
              <table:table-cell office:value-type="float" office:value="0.13716814159292">
                <text:p>0.13716814159292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0480769230769231">
                <text:p>0.0480769230769231</text:p>
              </table:table-cell>
              <table:table-cell office:value-type="float" office:value="0.0576923076923077">
                <text:p>0.057692307692307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.12977099236641">
                <text:p>1.12977099236641</text:p>
              </table:table-cell>
              <table:table-cell office:value-type="float" office:value="0.282442748091603">
                <text:p>0.28244274809160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.09219858156028">
                <text:p>1.09219858156028</text:p>
              </table:table-cell>
              <table:table-cell office:value-type="float" office:value="0.297872340425532">
                <text:p>0.297872340425532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225">
                <text:p>0.225</text:p>
              </table:table-cell>
              <table:table-cell office:value-type="float" office:value="0.3">
                <text:p>0.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948744445592642">
                <text:p>0.948744445592642</text:p>
              </table:table-cell>
              <table:table-cell office:value-type="float" office:value="0.0596447058160399">
                <text:p>0.0596447058160399</text:p>
              </table:table-cell>
              <table:table-cell office:value-type="float" office:value="0.0628669881474587">
                <text:p>0.0628669881474587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947038939456887">
                <text:p>0.947038939456887</text:p>
              </table:table-cell>
              <table:table-cell office:value-type="float" office:value="0.0597877403029044">
                <text:p>0.0597877403029044</text:p>
              </table:table-cell>
              <table:table-cell office:value-type="float" office:value="0.0631312375995773">
                <text:p>0.0631312375995773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1.12883435582822">
                <text:p>1.12883435582822</text:p>
              </table:table-cell>
              <table:table-cell office:value-type="float" office:value="0.346625766871166">
                <text:p>0.346625766871166</text:p>
              </table:table-cell>
              <table:table-cell office:value-type="float" office:value="0.307065217391304">
                <text:p>0.307065217391304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929799426934097">
                <text:p>0.929799426934097</text:p>
              </table:table-cell>
              <table:table-cell office:value-type="float" office:value="0.0659025787965616">
                <text:p>0.0659025787965616</text:p>
              </table:table-cell>
              <table:table-cell office:value-type="float" office:value="0.0708782742681048">
                <text:p>0.0708782742681048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950581395348837">
                <text:p>0.950581395348837</text:p>
              </table:table-cell>
              <table:table-cell office:value-type="float" office:value="0.0755813953488372">
                <text:p>0.0755813953488372</text:p>
              </table:table-cell>
              <table:table-cell office:value-type="float" office:value="0.0795107033639144">
                <text:p>0.0795107033639144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951549110085695">
                <text:p>0.951549110085695</text:p>
              </table:table-cell>
              <table:table-cell office:value-type="float" office:value="0.376565589980224">
                <text:p>0.376565589980224</text:p>
              </table:table-cell>
              <table:table-cell office:value-type="float" office:value="0.395739521995151">
                <text:p>0.395739521995151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917127071823204">
                <text:p>0.917127071823204</text:p>
              </table:table-cell>
              <table:table-cell office:value-type="float" office:value="0.206380324362859">
                <text:p>0.206380324362859</text:p>
              </table:table-cell>
              <table:table-cell office:value-type="float" office:value="0.225029148853478">
                <text:p>0.225029148853478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0338600451467269">
                <text:p>0.0338600451467269</text:p>
              </table:table-cell>
              <table:table-cell office:value-type="float" office:value="0.036117381489842">
                <text:p>0.036117381489842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0183066361556064">
                <text:p>0.0183066361556064</text:p>
              </table:table-cell>
              <table:table-cell office:value-type="float" office:value="0.0160183066361556">
                <text:p>0.016018306636155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.19027303754266">
                <text:p>1.19027303754266</text:p>
              </table:table-cell>
              <table:table-cell office:value-type="float" office:value="0.540102389078498">
                <text:p>0.540102389078498</text:p>
              </table:table-cell>
              <table:table-cell office:value-type="float" office:value="0.453763440860215">
                <text:p>0.4537634408602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.2" chart:interval-major="0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5cm" svg:height="11.211cm" xlink:href=".." xlink:type="simple" chart:class="chart:bar" chart:style-name="ch1">
        <chart:title svg:x="11.359cm" svg:y="0.36cm" chart:style-name="ch2">
          <text:p>PENALTY</text:p>
        </chart:title>
        <chart:legend chart:legend-position="end" svg:x="21.417cm" svg:y="4.808cm" style:legend-expansion="high" chart:style-name="ch3"/>
        <chart:plot-area chart:style-name="ch4" table:cell-range-address="compared.A154:compared.D179" chart:data-source-has-labels="both" svg:x="0.495cm" svg:y="1.363cm" svg:width="20.427cm" svg:height="9.624cm">
          <chartooo:coordinate-region svg:x="2.095cm" svg:y="1.363cm" svg:width="18.827cm" svg:height="6.873cm"/>
          <chart:axis chart:dimension="x" chart:name="primary-x" chart:style-name="ch5" chartooo:axis-type="auto">
            <chartooo:date-scale/>
            <chart:categories table:cell-range-address="compared.A155:compared.A17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ared.B155:compared.B179" chart:label-cell-address="compared.B154:compared.B154" chart:class="chart:bar">
            <chart:data-point chart:repeated="25"/>
          </chart:series>
          <chart:series chart:style-name="ch9" chart:values-cell-range-address="compared.C155:compared.C179" chart:label-cell-address="compared.C154:compared.C154" chart:class="chart:bar">
            <chart:data-point chart:repeated="25"/>
          </chart:series>
          <chart:series chart:style-name="ch10" chart:values-cell-range-address="compared.D155:compared.D179" chart:label-cell-address="compared.D154:compared.D15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 vs. BTFN</text:p>
                <draw:g>
                  <svg:desc>compared.B154:compared.B154</svg:desc>
                </draw:g>
              </table:table-cell>
              <table:table-cell office:value-type="string">
                <text:p>AN vs. BTFN+</text:p>
                <draw:g>
                  <svg:desc>compared.C154:compared.C154</svg:desc>
                </draw:g>
              </table:table-cell>
              <table:table-cell office:value-type="string">
                <text:p>BTFN vs. BTFN+</text:p>
                <draw:g>
                  <svg:desc>compared.D154:compared.D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ared.A155:compared.A179</svg:desc>
                </draw:g>
              </table:table-cell>
              <table:table-cell office:value-type="float" office:value="0.9">
                <text:p>0.9</text:p>
                <draw:g>
                  <svg:desc>compared.B155:compared.B179</svg:desc>
                </draw:g>
              </table:table-cell>
              <table:table-cell office:value-type="float" office:value="0.766666666666667">
                <text:p>0.766666666666667</text:p>
                <draw:g>
                  <svg:desc>compared.C155:compared.C179</svg:desc>
                </draw:g>
              </table:table-cell>
              <table:table-cell office:value-type="float" office:value="0.851851851851852">
                <text:p>0.851851851851852</text:p>
                <draw:g>
                  <svg:desc>compared.D155:compared.D17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1.05882352941176">
                <text:p>1.05882352941176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756218905472637">
                <text:p>0.756218905472637</text:p>
              </table:table-cell>
              <table:table-cell office:value-type="float" office:value="0.0286069651741294">
                <text:p>0.0286069651741294</text:p>
              </table:table-cell>
              <table:table-cell office:value-type="float" office:value="0.0378289473684211">
                <text:p>0.0378289473684211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674917491749175">
                <text:p>0.674917491749175</text:p>
              </table:table-cell>
              <table:table-cell office:value-type="float" office:value="0.0297029702970297">
                <text:p>0.0297029702970297</text:p>
              </table:table-cell>
              <table:table-cell office:value-type="float" office:value="0.0440097799511003">
                <text:p>0.0440097799511003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617073170731707">
                <text:p>0.617073170731707</text:p>
              </table:table-cell>
              <table:table-cell office:value-type="float" office:value="0.14390243902439">
                <text:p>0.14390243902439</text:p>
              </table:table-cell>
              <table:table-cell office:value-type="float" office:value="0.233201581027668">
                <text:p>0.233201581027668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805209332054969">
                <text:p>0.805209332054969</text:p>
              </table:table-cell>
              <table:table-cell office:value-type="float" office:value="0.268190050069245">
                <text:p>0.268190050069245</text:p>
              </table:table-cell>
              <table:table-cell office:value-type="float" office:value="0.333068730568234">
                <text:p>0.333068730568234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737332511935931">
                <text:p>0.737332511935931</text:p>
              </table:table-cell>
              <table:table-cell office:value-type="float" office:value="0.386801170491298">
                <text:p>0.386801170491298</text:p>
              </table:table-cell>
              <table:table-cell office:value-type="float" office:value="0.524595300261097">
                <text:p>0.524595300261097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0.038135593220339">
                <text:p>0.038135593220339</text:p>
              </table:table-cell>
              <table:table-cell office:value-type="float" office:value="0.0480427046263345">
                <text:p>0.0480427046263345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528846153846154">
                <text:p>0.528846153846154</text:p>
              </table:table-cell>
              <table:table-cell office:value-type="float" office:value="0.0721153846153846">
                <text:p>0.0721153846153846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578125">
                <text:p>0.578125</text:p>
              </table:table-cell>
              <table:table-cell office:value-type="float" office:value="0.15625">
                <text:p>0.15625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584477635911025">
                <text:p>0.584477635911025</text:p>
              </table:table-cell>
              <table:table-cell office:value-type="float" office:value="0.0570143740464145">
                <text:p>0.0570143740464145</text:p>
              </table:table-cell>
              <table:table-cell office:value-type="float" office:value="0.0975475716150306">
                <text:p>0.0975475716150306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560310458902367">
                <text:p>0.560310458902367</text:p>
              </table:table-cell>
              <table:table-cell office:value-type="float" office:value="0.060013571973874">
                <text:p>0.060013571973874</text:p>
              </table:table-cell>
              <table:table-cell office:value-type="float" office:value="0.107107713269245">
                <text:p>0.107107713269245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7625">
                <text:p>0.7625</text:p>
              </table:table-cell>
              <table:table-cell office:value-type="float" office:value="0.3625">
                <text:p>0.3625</text:p>
              </table:table-cell>
              <table:table-cell office:value-type="float" office:value="0.475409836065574">
                <text:p>0.475409836065574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878048780487805">
                <text:p>0.878048780487805</text:p>
              </table:table-cell>
              <table:table-cell office:value-type="float" office:value="0.378048780487805">
                <text:p>0.378048780487805</text:p>
              </table:table-cell>
              <table:table-cell office:value-type="float" office:value="0.430555555555556">
                <text:p>0.430555555555556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554878048780488">
                <text:p>0.554878048780488</text:p>
              </table:table-cell>
              <table:table-cell office:value-type="float" office:value="0.103658536585366">
                <text:p>0.103658536585366</text:p>
              </table:table-cell>
              <table:table-cell office:value-type="float" office:value="0.186813186813187">
                <text:p>0.186813186813187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554878048780488">
                <text:p>0.554878048780488</text:p>
              </table:table-cell>
              <table:table-cell office:value-type="float" office:value="0.103658536585366">
                <text:p>0.103658536585366</text:p>
              </table:table-cell>
              <table:table-cell office:value-type="float" office:value="0.186813186813187">
                <text:p>0.186813186813187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985004686035614">
                <text:p>0.98500468603561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276879162702188">
                <text:p>0.276879162702188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750398724082935">
                <text:p>0.750398724082935</text:p>
              </table:table-cell>
              <table:table-cell office:value-type="float" office:value="0.255980861244019">
                <text:p>0.255980861244019</text:p>
              </table:table-cell>
              <table:table-cell office:value-type="float" office:value="0.341126461211477">
                <text:p>0.341126461211477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511441647597254">
                <text:p>0.511441647597254</text:p>
              </table:table-cell>
              <table:table-cell office:value-type="float" office:value="0.0183066361556064">
                <text:p>0.0183066361556064</text:p>
              </table:table-cell>
              <table:table-cell office:value-type="float" office:value="0.0357941834451902">
                <text:p>0.0357941834451902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511441647597254">
                <text:p>0.511441647597254</text:p>
              </table:table-cell>
              <table:table-cell office:value-type="float" office:value="0.0183066361556064">
                <text:p>0.0183066361556064</text:p>
              </table:table-cell>
              <table:table-cell office:value-type="float" office:value="0.0357941834451902">
                <text:p>0.0357941834451902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951388888888889">
                <text:p>0.951388888888889</text:p>
              </table:table-cell>
              <table:table-cell office:value-type="float" office:value="0.59375">
                <text:p>0.59375</text:p>
              </table:table-cell>
              <table:table-cell office:value-type="float" office:value="0.624087591240876">
                <text:p>0.624087591240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77cm" svg:height="11.105cm" xlink:href=".." xlink:type="simple" chart:class="chart:bar" chart:style-name="ch1">
        <chart:title svg:x="11.061cm" svg:y="0.358cm" chart:style-name="ch2">
          <text:p>EXEC. INST.</text:p>
        </chart:title>
        <chart:legend chart:legend-position="end" svg:x="22.276cm" svg:y="4.755cm" style:legend-expansion="high" chart:style-name="ch3"/>
        <chart:plot-area chart:style-name="ch4" table:cell-range-address="computed.A4:computed.D29" chart:data-source-has-labels="both" svg:x="0.495cm" svg:y="1.359cm" svg:width="21.286cm" svg:height="9.524cm">
          <chartooo:coordinate-region svg:x="1.857cm" svg:y="1.359cm" svg:width="19.924cm" svg:height="6.774cm"/>
          <chart:axis chart:dimension="x" chart:name="primary-x" chart:style-name="ch5" chartooo:axis-type="auto">
            <chartooo:date-scale/>
            <chart:categories table:cell-range-address="computed.A5:computed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uted.B5:computed.B29" chart:label-cell-address="computed.B4:computed.B4" chart:class="chart:bar">
            <chart:data-point chart:repeated="25"/>
          </chart:series>
          <chart:series chart:style-name="ch9" chart:values-cell-range-address="computed.C5:computed.C29" chart:label-cell-address="computed.C4:computed.C4" chart:class="chart:bar">
            <chart:data-point chart:repeated="25"/>
          </chart:series>
          <chart:series chart:style-name="ch10" chart:values-cell-range-address="computed.D5:computed.D29" chart:label-cell-address="computed.D4:computed.D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computed.B4:computed.B4</svg:desc>
                </draw:g>
              </table:table-cell>
              <table:table-cell office:value-type="string">
                <text:p>BTFN</text:p>
                <draw:g>
                  <svg:desc>computed.C4:computed.C4</svg:desc>
                </draw:g>
              </table:table-cell>
              <table:table-cell office:value-type="string">
                <text:p>BTFN+BTB</text:p>
                <draw:g>
                  <svg:desc>computed.D4:comput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uted.A5:computed.A29</svg:desc>
                </draw:g>
              </table:table-cell>
              <table:table-cell office:value-type="float" office:value="68">
                <text:p>68</text:p>
                <draw:g>
                  <svg:desc>computed.B5:computed.B29</svg:desc>
                </draw:g>
              </table:table-cell>
              <table:table-cell office:value-type="float" office:value="68">
                <text:p>68</text:p>
                <draw:g>
                  <svg:desc>computed.C5:computed.C29</svg:desc>
                </draw:g>
              </table:table-cell>
              <table:table-cell office:value-type="float" office:value="68">
                <text:p>68</text:p>
                <draw:g>
                  <svg:desc>computed.D5:computed.D2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1331">
                <text:p>1331</text:p>
              </table:table-cell>
              <table:table-cell office:value-type="float" office:value="1331">
                <text:p>1331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1329">
                <text:p>1329</text:p>
              </table:table-cell>
              <table:table-cell office:value-type="float" office:value="1329">
                <text:p>1329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1793">
                <text:p>1793</text:p>
              </table:table-cell>
              <table:table-cell office:value-type="float" office:value="1793">
                <text:p>1793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32599">
                <text:p>32599</text:p>
              </table:table-cell>
              <table:table-cell office:value-type="float" office:value="32599">
                <text:p>32599</text:p>
              </table:table-cell>
              <table:table-cell office:value-type="float" office:value="32599">
                <text:p>32599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29135">
                <text:p>29135</text:p>
              </table:table-cell>
              <table:table-cell office:value-type="float" office:value="29135">
                <text:p>29135</text:p>
              </table:table-cell>
              <table:table-cell office:value-type="float" office:value="29135">
                <text:p>29135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1420">
                <text:p>1420</text:p>
              </table:table-cell>
              <table:table-cell office:value-type="float" office:value="1420">
                <text:p>1420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1209">
                <text:p>1209</text:p>
              </table:table-cell>
              <table:table-cell office:value-type="float" office:value="1209">
                <text:p>1209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1185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86605">
                <text:p>86605</text:p>
              </table:table-cell>
              <table:table-cell office:value-type="float" office:value="86605">
                <text:p>86605</text:p>
              </table:table-cell>
              <table:table-cell office:value-type="float" office:value="86605">
                <text:p>86605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75557">
                <text:p>75557</text:p>
              </table:table-cell>
              <table:table-cell office:value-type="float" office:value="75557">
                <text:p>75557</text:p>
              </table:table-cell>
              <table:table-cell office:value-type="float" office:value="75557">
                <text:p>75557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2029">
                <text:p>2029</text:p>
              </table:table-cell>
              <table:table-cell office:value-type="float" office:value="2029">
                <text:p>2029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2053">
                <text:p>2053</text:p>
              </table:table-cell>
              <table:table-cell office:value-type="float" office:value="2053">
                <text:p>205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4229">
                <text:p>4229</text:p>
              </table:table-cell>
              <table:table-cell office:value-type="float" office:value="4229">
                <text:p>4229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4315">
                <text:p>4315</text:p>
              </table:table-cell>
              <table:table-cell office:value-type="float" office:value="4315">
                <text:p>4315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3490">
                <text:p>3490</text:p>
              </table:table-cell>
              <table:table-cell office:value-type="float" office:value="3490">
                <text:p>349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3486">
                <text:p>3486</text:p>
              </table:table-cell>
              <table:table-cell office:value-type="float" office:value="3486">
                <text:p>348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1603">
                <text:p>1603</text:p>
              </table:table-cell>
              <table:table-cell office:value-type="float" office:value="1603">
                <text:p>1603</text:p>
              </table:table-cell>
              <table:table-cell office:value-type="float" office:value="1603">
                <text:p>16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38cm" svg:height="11.216cm" xlink:href=".." xlink:type="simple" chart:class="chart:bar" chart:style-name="ch1">
        <chart:title svg:x="11.624cm" svg:y="0.36cm" chart:style-name="ch2">
          <text:p>PRED.</text:p>
        </chart:title>
        <chart:legend chart:legend-position="end" svg:x="22.237cm" svg:y="4.811cm" style:legend-expansion="high" chart:style-name="ch3"/>
        <chart:plot-area chart:style-name="ch4" table:cell-range-address="computed.A34:computed.D59" chart:data-source-has-labels="both" svg:x="0.494cm" svg:y="1.363cm" svg:width="21.249cm" svg:height="9.629cm">
          <chartooo:coordinate-region svg:x="1.856cm" svg:y="1.363cm" svg:width="19.887cm" svg:height="6.879cm"/>
          <chart:axis chart:dimension="x" chart:name="primary-x" chart:style-name="ch5" chartooo:axis-type="auto">
            <chartooo:date-scale/>
            <chart:categories table:cell-range-address="computed.A35:computed.A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mputed.B35:computed.B59" chart:label-cell-address="computed.B34:computed.B34" chart:class="chart:bar">
            <chart:data-point chart:repeated="25"/>
          </chart:series>
          <chart:series chart:style-name="ch9" chart:values-cell-range-address="computed.C35:computed.C59" chart:label-cell-address="computed.C34:computed.C34" chart:class="chart:bar">
            <chart:data-point chart:repeated="25"/>
          </chart:series>
          <chart:series chart:style-name="ch10" chart:values-cell-range-address="computed.D35:computed.D59" chart:label-cell-address="computed.D34:computed.D3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computed.B34:computed.B34</svg:desc>
                </draw:g>
              </table:table-cell>
              <table:table-cell office:value-type="string">
                <text:p>BTFN</text:p>
                <draw:g>
                  <svg:desc>computed.C34:computed.C34</svg:desc>
                </draw:g>
              </table:table-cell>
              <table:table-cell office:value-type="string">
                <text:p>BTFN+BTB</text:p>
                <draw:g>
                  <svg:desc>computed.D34:computed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mputed.A35:computed.A59</svg:desc>
                </draw:g>
              </table:table-cell>
              <table:table-cell office:value-type="float" office:value="19">
                <text:p>19</text:p>
                <draw:g>
                  <svg:desc>computed.B35:computed.B59</svg:desc>
                </draw:g>
              </table:table-cell>
              <table:table-cell office:value-type="float" office:value="19">
                <text:p>19</text:p>
                <draw:g>
                  <svg:desc>computed.C35:computed.C59</svg:desc>
                </draw:g>
              </table:table-cell>
              <table:table-cell office:value-type="float" office:value="19">
                <text:p>19</text:p>
                <draw:g>
                  <svg:desc>computed.D35:computed.D5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11955">
                <text:p>11955</text:p>
              </table:table-cell>
              <table:table-cell office:value-type="float" office:value="11955">
                <text:p>11955</text:p>
              </table:table-cell>
              <table:table-cell office:value-type="float" office:value="11955">
                <text:p>11955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9651">
                <text:p>9651</text:p>
              </table:table-cell>
              <table:table-cell office:value-type="float" office:value="9651">
                <text:p>9651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13871">
                <text:p>13871</text:p>
              </table:table-cell>
              <table:table-cell office:value-type="float" office:value="13871">
                <text:p>13871</text:p>
              </table:table-cell>
              <table:table-cell office:value-type="float" office:value="13871">
                <text:p>13871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13871">
                <text:p>13871</text:p>
              </table:table-cell>
              <table:table-cell office:value-type="float" office:value="13871">
                <text:p>13871</text:p>
              </table:table-cell>
              <table:table-cell office:value-type="float" office:value="13871">
                <text:p>13871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1441">
                <text:p>1441</text:p>
              </table:table-cell>
              <table:table-cell office:value-type="float" office:value="1441">
                <text:p>1441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1408">
                <text:p>1408</text:p>
              </table:table-cell>
              <table:table-cell office:value-type="float" office:value="1408">
                <text:p>1408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874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2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17cm" svg:height="11.157cm" xlink:href=".." xlink:type="simple" chart:class="chart:bar" chart:style-name="ch1">
        <chart:title svg:x="9.629cm" svg:y="0.359cm" chart:style-name="ch2">
          <text:p>FLUSH PER PRED. (RAW)</text:p>
        </chart:title>
        <chart:legend chart:legend-position="end" svg:x="22.216cm" svg:y="4.781cm" style:legend-expansion="high" chart:style-name="ch3"/>
        <chart:plot-area chart:style-name="ch4" table:cell-range-address="correlated.A5:correlated.D29 correlated.B4:correlated.D4" chart:data-source-has-labels="both" svg:x="0.494cm" svg:y="1.361cm" svg:width="21.228cm" svg:height="9.573cm">
          <chartooo:coordinate-region svg:x="1.406cm" svg:y="1.361cm" svg:width="20.316cm" svg:height="6.822cm"/>
          <chart:axis chart:dimension="x" chart:name="primary-x" chart:style-name="ch5" chartooo:axis-type="auto">
            <chartooo:date-scale/>
            <chart:categories table:cell-range-address="correlated.A5:correlated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B5:correlated.B29" chart:label-cell-address="correlated.B4:correlated.B4" chart:class="chart:bar">
            <chart:data-point chart:repeated="25"/>
          </chart:series>
          <chart:series chart:style-name="ch9" chart:values-cell-range-address="correlated.C5:correlated.C29" chart:label-cell-address="correlated.C4:correlated.C4" chart:class="chart:bar">
            <chart:data-point chart:repeated="25"/>
          </chart:series>
          <chart:series chart:style-name="ch10" chart:values-cell-range-address="correlated.D5:correlated.D29" chart:label-cell-address="correlated.D4:correlated.D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correlated.B4:correlated.B4</svg:desc>
                </draw:g>
              </table:table-cell>
              <table:table-cell office:value-type="string">
                <text:p>BTFN</text:p>
                <draw:g>
                  <svg:desc>correlated.C4:correlated.C4</svg:desc>
                </draw:g>
              </table:table-cell>
              <table:table-cell office:value-type="string">
                <text:p>BTFN+BTB</text:p>
                <draw:g>
                  <svg:desc>correlated.D4:correlat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5:correlated.A29</svg:desc>
                </draw:g>
              </table:table-cell>
              <table:table-cell office:value-type="float" office:value="0.789473684210526">
                <text:p>0.789473684210526</text:p>
                <draw:g>
                  <svg:desc>correlated.B5:correlated.B29</svg:desc>
                </draw:g>
              </table:table-cell>
              <table:table-cell office:value-type="float" office:value="0.894736842105263">
                <text:p>0.894736842105263</text:p>
                <draw:g>
                  <svg:desc>correlated.C5:correlated.C29</svg:desc>
                </draw:g>
              </table:table-cell>
              <table:table-cell office:value-type="float" office:value="0.68421052631579">
                <text:p>0.68421052631579</text:p>
                <draw:g>
                  <svg:desc>correlated.D5:correlated.D2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995049504950495">
                <text:p>0.995049504950495</text:p>
              </table:table-cell>
              <table:table-cell office:value-type="float" office:value="1.00495049504951">
                <text:p>1.00495049504951</text:p>
              </table:table-cell>
              <table:table-cell office:value-type="float" office:value="0.0346534653465347">
                <text:p>0.0346534653465347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753731343283582">
                <text:p>0.753731343283582</text:p>
              </table:table-cell>
              <table:table-cell office:value-type="float" office:value="0.758706467661692">
                <text:p>0.758706467661692</text:p>
              </table:table-cell>
              <table:table-cell office:value-type="float" office:value="0.027363184079602">
                <text:p>0.027363184079602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626911314984709">
                <text:p>0.626911314984709</text:p>
              </table:table-cell>
              <table:table-cell office:value-type="float" office:value="0.761467889908257">
                <text:p>0.761467889908257</text:p>
              </table:table-cell>
              <table:table-cell office:value-type="float" office:value="0.100917431192661">
                <text:p>0.100917431192661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785194479297365">
                <text:p>0.785194479297365</text:p>
              </table:table-cell>
              <table:table-cell office:value-type="float" office:value="0.871518193224592">
                <text:p>0.871518193224592</text:p>
              </table:table-cell>
              <table:table-cell office:value-type="float" office:value="0.211041405269762">
                <text:p>0.211041405269762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672780022795565">
                <text:p>0.672780022795565</text:p>
              </table:table-cell>
              <table:table-cell office:value-type="float" office:value="0.778883017303906">
                <text:p>0.778883017303906</text:p>
              </table:table-cell>
              <table:table-cell office:value-type="float" office:value="0.261112838047871">
                <text:p>0.261112838047871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991596638655462">
                <text:p>0.991596638655462</text:p>
              </table:table-cell>
              <table:table-cell office:value-type="float" office:value="1.00280112044818">
                <text:p>1.00280112044818</text:p>
              </table:table-cell>
              <table:table-cell office:value-type="float" office:value="0.0448179271708684">
                <text:p>0.0448179271708684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564516129032258">
                <text:p>0.564516129032258</text:p>
              </table:table-cell>
              <table:table-cell office:value-type="float" office:value="0.564516129032258">
                <text:p>0.564516129032258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897772330762022">
                <text:p>0.897772330762022</text:p>
              </table:table-cell>
              <table:table-cell office:value-type="float" office:value="0.998702328599236">
                <text:p>0.998702328599236</text:p>
              </table:table-cell>
              <table:table-cell office:value-type="float" office:value="0.0513301131857833">
                <text:p>0.0513301131857833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849902674644943">
                <text:p>0.849902674644943</text:p>
              </table:table-cell>
              <table:table-cell office:value-type="float" office:value="0.950832672482157">
                <text:p>0.950832672482157</text:p>
              </table:table-cell>
              <table:table-cell office:value-type="float" office:value="0.0511859274745873">
                <text:p>0.0511859274745873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0.287878787878788">
                <text:p>0.287878787878788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745454545454545">
                <text:p>0.74545454545454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.16129032258065">
                <text:p>1.16129032258065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964705882352941">
                <text:p>0.964705882352941</text:p>
              </table:table-cell>
              <table:table-cell office:value-type="float" office:value="1.03529411764706">
                <text:p>1.03529411764706</text:p>
              </table:table-cell>
              <table:table-cell office:value-type="float" office:value="0.129411764705882">
                <text:p>0.129411764705882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964705882352941">
                <text:p>0.964705882352941</text:p>
              </table:table-cell>
              <table:table-cell office:value-type="float" office:value="1.03529411764706">
                <text:p>1.03529411764706</text:p>
              </table:table-cell>
              <table:table-cell office:value-type="float" office:value="0.129411764705882">
                <text:p>0.129411764705882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740458015267176">
                <text:p>0.740458015267176</text:p>
              </table:table-cell>
              <table:table-cell office:value-type="float" office:value="1.08743927827897">
                <text:p>1.08743927827897</text:p>
              </table:table-cell>
              <table:table-cell office:value-type="float" office:value="0.290770298403886">
                <text:p>0.290770298403886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4453125">
                <text:p>0.4453125</text:p>
              </table:table-cell>
              <table:table-cell office:value-type="float" office:value="0.666903409090909">
                <text:p>0.666903409090909</text:p>
              </table:table-cell>
              <table:table-cell office:value-type="float" office:value="0.115767045454545">
                <text:p>0.115767045454545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5">
                <text:p>0.5</text:p>
              </table:table-cell>
              <table:table-cell office:value-type="float" office:value="0.504576659038902">
                <text:p>0.504576659038902</text:p>
              </table:table-cell>
              <table:table-cell office:value-type="float" office:value="0.0125858123569794">
                <text:p>0.0125858123569794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501146788990826">
                <text:p>0.501146788990826</text:p>
              </table:table-cell>
              <table:table-cell office:value-type="float" office:value="0.505733944954129">
                <text:p>0.505733944954129</text:p>
              </table:table-cell>
              <table:table-cell office:value-type="float" office:value="0.0126146788990826">
                <text:p>0.0126146788990826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5625">
                <text:p>0.5625</text:p>
              </table:table-cell>
              <table:table-cell office:value-type="float" office:value="0.9921875">
                <text:p>0.9921875</text:p>
              </table:table-cell>
              <table:table-cell office:value-type="float" office:value="0.40234375">
                <text:p>0.402343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.2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42cm" svg:height="11.13cm" xlink:href=".." xlink:type="simple" chart:class="chart:bar" chart:style-name="ch1">
        <chart:title svg:x="9.43cm" svg:y="0.358cm" chart:style-name="ch2">
          <text:p>PENALTY PER WCET (RAW)</text:p>
        </chart:title>
        <chart:legend chart:legend-position="end" svg:x="22.241cm" svg:y="4.768cm" style:legend-expansion="high" chart:style-name="ch3"/>
        <chart:plot-area chart:style-name="ch4" table:cell-range-address="correlated.A34:correlated.D59" chart:data-source-has-labels="both" svg:x="0.494cm" svg:y="1.359cm" svg:width="21.253cm" svg:height="9.549cm">
          <chartooo:coordinate-region svg:x="1.406cm" svg:y="1.359cm" svg:width="20.341cm" svg:height="6.798cm"/>
          <chart:axis chart:dimension="x" chart:name="primary-x" chart:style-name="ch5" chartooo:axis-type="auto">
            <chartooo:date-scale/>
            <chart:categories table:cell-range-address="correlated.A35:correlated.A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related.B35:correlated.B59" chart:label-cell-address="correlated.B34:correlated.B34" chart:class="chart:bar">
            <chart:data-point chart:repeated="25"/>
          </chart:series>
          <chart:series chart:style-name="ch9" chart:values-cell-range-address="correlated.C35:correlated.C59" chart:label-cell-address="correlated.C34:correlated.C34" chart:class="chart:bar">
            <chart:data-point chart:repeated="25"/>
          </chart:series>
          <chart:series chart:style-name="ch10" chart:values-cell-range-address="correlated.D35:correlated.D59" chart:label-cell-address="correlated.D34:correlated.D34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</text:p>
                <draw:g>
                  <svg:desc>correlated.B34:correlated.B34</svg:desc>
                </draw:g>
              </table:table-cell>
              <table:table-cell office:value-type="string">
                <text:p>BTFN</text:p>
                <draw:g>
                  <svg:desc>correlated.C34:correlated.C34</svg:desc>
                </draw:g>
              </table:table-cell>
              <table:table-cell office:value-type="string">
                <text:p>BTFN+BTB</text:p>
                <draw:g>
                  <svg:desc>correlated.D34:correlated.D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-O1</text:p>
                <draw:g>
                  <svg:desc>correlated.A35:correlated.A59</svg:desc>
                </draw:g>
              </table:table-cell>
              <table:table-cell office:value-type="float" office:value="0.0952380952380952">
                <text:p>0.0952380952380952</text:p>
                <draw:g>
                  <svg:desc>correlated.B35:correlated.B59</svg:desc>
                </draw:g>
              </table:table-cell>
              <table:table-cell office:value-type="float" office:value="0.0865384615384615">
                <text:p>0.0865384615384615</text:p>
                <draw:g>
                  <svg:desc>correlated.C35:correlated.C59</svg:desc>
                </draw:g>
              </table:table-cell>
              <table:table-cell office:value-type="float" office:value="0.0754098360655738">
                <text:p>0.0754098360655738</text:p>
                <draw:g>
                  <svg:desc>correlated.D35:correlated.D59</svg:desc>
                </draw:g>
              </table:table-cell>
            </table:table-row>
            <table:table-row>
              <table:table-cell office:value-type="string">
                <text:p>bs-O2</text:p>
              </table:table-cell>
              <table:table-cell office:value-type="float" office:value="0.0847457627118644">
                <text:p>0.0847457627118644</text:p>
              </table:table-cell>
              <table:table-cell office:value-type="float" office:value="0.0735930735930736">
                <text:p>0.0735930735930736</text:p>
              </table:table-cell>
              <table:table-cell office:value-type="float" office:value="0.076271186440678">
                <text:p>0.076271186440678</text:p>
              </table:table-cell>
            </table:table-row>
            <table:table-row>
              <table:table-cell office:value-type="string">
                <text:p>bsort100-O1</text:p>
              </table:table-cell>
              <table:table-cell office:value-type="float" office:value="0.139244890890197">
                <text:p>0.139244890890197</text:p>
              </table:table-cell>
              <table:table-cell office:value-type="float" office:value="0.110144927536232">
                <text:p>0.110144927536232</text:p>
              </table:table-cell>
              <table:table-cell office:value-type="float" office:value="0.00429024435739601">
                <text:p>0.00429024435739601</text:p>
              </table:table-cell>
            </table:table-row>
            <table:table-row>
              <table:table-cell office:value-type="string">
                <text:p>bsort100-O2</text:p>
              </table:table-cell>
              <table:table-cell office:value-type="float" office:value="0.11004176502633">
                <text:p>0.11004176502633</text:p>
              </table:table-cell>
              <table:table-cell office:value-type="float" office:value="0.0756286982248521">
                <text:p>0.0756286982248521</text:p>
              </table:table-cell>
              <table:table-cell office:value-type="float" office:value="0.00339238597813796">
                <text:p>0.00339238597813796</text:p>
              </table:table-cell>
            </table:table-row>
            <table:table-row>
              <table:table-cell office:value-type="string">
                <text:p>cnt-O2</text:p>
              </table:table-cell>
              <table:table-cell office:value-type="float" office:value="0.0975261655566128">
                <text:p>0.0975261655566128</text:p>
              </table:table-cell>
              <table:table-cell office:value-type="float" office:value="0.0617826617826618">
                <text:p>0.0617826617826618</text:p>
              </table:table-cell>
              <table:table-cell office:value-type="float" office:value="0.0143482490272374">
                <text:p>0.0143482490272374</text:p>
              </table:table-cell>
            </table:table-row>
            <table:table-row>
              <table:table-cell office:value-type="string">
                <text:p>crc-O1</text:p>
              </table:table-cell>
              <table:table-cell office:value-type="float" office:value="0.293440035011488">
                <text:p>0.293440035011488</text:p>
              </table:table-cell>
              <table:table-cell office:value-type="float" office:value="0.252885677004918">
                <text:p>0.252885677004918</text:p>
              </table:table-cell>
              <table:table-cell office:value-type="float" office:value="0.0882157123834887">
                <text:p>0.0882157123834887</text:p>
              </table:table-cell>
            </table:table-row>
            <table:table-row>
              <table:table-cell office:value-type="string">
                <text:p>crc-O2</text:p>
              </table:table-cell>
              <table:table-cell office:value-type="float" office:value="0.233523350536784">
                <text:p>0.233523350536784</text:p>
              </table:table-cell>
              <table:table-cell office:value-type="float" office:value="0.183531080485327">
                <text:p>0.183531080485327</text:p>
              </table:table-cell>
              <table:table-cell office:value-type="float" office:value="0.0962666257809805">
                <text:p>0.0962666257809805</text:p>
              </table:table-cell>
            </table:table-row>
            <table:table-row>
              <table:table-cell office:value-type="string">
                <text:p>expint-O1</text:p>
              </table:table-cell>
              <table:table-cell office:value-type="float" office:value="0.307291666666667">
                <text:p>0.307291666666667</text:p>
              </table:table-cell>
              <table:table-cell office:value-type="float" office:value="0.262739597942964">
                <text:p>0.262739597942964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expint-O2</text:p>
              </table:table-cell>
              <table:table-cell office:value-type="float" office:value="0.142759094028826">
                <text:p>0.142759094028826</text:p>
              </table:table-cell>
              <table:table-cell office:value-type="float" office:value="0.0814814814814815">
                <text:p>0.0814814814814815</text:p>
              </table:table-cell>
              <table:table-cell office:value-type="float" office:value="0.0111028867505551">
                <text:p>0.0111028867505551</text:p>
              </table:table-cell>
            </table:table-row>
            <table:table-row>
              <table:table-cell office:value-type="string">
                <text:p>fdct-O1</text:p>
              </table:table-cell>
              <table:table-cell office:value-type="float" office:value="0.00925700365408039">
                <text:p>0.00925700365408039</text:p>
              </table:table-cell>
              <table:table-cell office:value-type="float" office:value="0.00639449090014757">
                <text:p>0.00639449090014757</text:p>
              </table:table-cell>
              <table:table-cell office:value-type="float" office:value="0.00341130604288499">
                <text:p>0.00341130604288499</text:p>
              </table:table-cell>
            </table:table-row>
            <table:table-row>
              <table:table-cell office:value-type="string">
                <text:p>fdct-O2</text:p>
              </table:table-cell>
              <table:table-cell office:value-type="float" office:value="0.00887228578099463">
                <text:p>0.00887228578099463</text:p>
              </table:table-cell>
              <table:table-cell office:value-type="float" office:value="0.00611908684396329">
                <text:p>0.00611908684396329</text:p>
              </table:table-cell>
              <table:table-cell office:value-type="float" office:value="0.00326873686668223">
                <text:p>0.00326873686668223</text:p>
              </table:table-cell>
            </table:table-row>
            <table:table-row>
              <table:table-cell office:value-type="string">
                <text:p>fibcall-O1</text:p>
              </table:table-cell>
              <table:table-cell office:value-type="float" office:value="0.171149144254279">
                <text:p>0.171149144254279</text:p>
              </table:table-cell>
              <table:table-cell office:value-type="float" office:value="0.104712041884817">
                <text:p>0.104712041884817</text:p>
              </table:table-cell>
              <table:table-cell office:value-type="float" office:value="0.0343915343915344">
                <text:p>0.0343915343915344</text:p>
              </table:table-cell>
            </table:table-row>
            <table:table-row>
              <table:table-cell office:value-type="string">
                <text:p>fibcall-O2</text:p>
              </table:table-cell>
              <table:table-cell office:value-type="float" office:value="0.249027237354086">
                <text:p>0.249027237354086</text:p>
              </table:table-cell>
              <table:table-cell office:value-type="float" office:value="0.167420814479638">
                <text:p>0.167420814479638</text:p>
              </table:table-cell>
              <table:table-cell office:value-type="float" office:value="0.0452488687782805">
                <text:p>0.0452488687782805</text:p>
              </table:table-cell>
            </table:table-row>
            <table:table-row>
              <table:table-cell office:value-type="string">
                <text:p>fir-O1</text:p>
              </table:table-cell>
              <table:table-cell office:value-type="float" office:value="0.0727911455852138">
                <text:p>0.0727911455852138</text:p>
              </table:table-cell>
              <table:table-cell office:value-type="float" office:value="0.0439641087127882">
                <text:p>0.0439641087127882</text:p>
              </table:table-cell>
              <table:table-cell office:value-type="float" office:value="0.00429741761517533">
                <text:p>0.00429741761517533</text:p>
              </table:table-cell>
            </table:table-row>
            <table:table-row>
              <table:table-cell office:value-type="string">
                <text:p>fir-O2</text:p>
              </table:table-cell>
              <table:table-cell office:value-type="float" office:value="0.0715100268109525">
                <text:p>0.0715100268109525</text:p>
              </table:table-cell>
              <table:table-cell office:value-type="float" office:value="0.0414590211264954">
                <text:p>0.0414590211264954</text:p>
              </table:table-cell>
              <table:table-cell office:value-type="float" office:value="0.00444017685396996">
                <text:p>0.00444017685396996</text:p>
              </table:table-cell>
            </table:table-row>
            <table:table-row>
              <table:table-cell office:value-type="string">
                <text:p>insertsort-O2</text:p>
              </table:table-cell>
              <table:table-cell office:value-type="float" office:value="0.0470311581422693">
                <text:p>0.0470311581422693</text:p>
              </table:table-cell>
              <table:table-cell office:value-type="float" office:value="0.0364179104477612">
                <text:p>0.0364179104477612</text:p>
              </table:table-cell>
              <table:table-cell office:value-type="float" office:value="0.0173031026252983">
                <text:p>0.0173031026252983</text:p>
              </table:table-cell>
            </table:table-row>
            <table:table-row>
              <table:table-cell office:value-type="string">
                <text:p>janne_complex-O1</text:p>
              </table:table-cell>
              <table:table-cell office:value-type="float" office:value="0.218085106382979">
                <text:p>0.218085106382979</text:p>
              </table:table-cell>
              <table:table-cell office:value-type="float" office:value="0.197260273972603">
                <text:p>0.197260273972603</text:p>
              </table:table-cell>
              <table:table-cell office:value-type="float" office:value="0.0888252148997135">
                <text:p>0.0888252148997135</text:p>
              </table:table-cell>
            </table:table-row>
            <table:table-row>
              <table:table-cell office:value-type="string">
                <text:p>janne_complex-O2</text:p>
              </table:table-cell>
              <table:table-cell office:value-type="float" office:value="0.116129032258065">
                <text:p>0.116129032258065</text:p>
              </table:table-cell>
              <table:table-cell office:value-type="float" office:value="0.13125">
                <text:p>0.13125</text:p>
              </table:table-cell>
              <table:table-cell office:value-type="float" office:value="0.100313479623824">
                <text:p>0.100313479623824</text:p>
              </table:table-cell>
            </table:table-row>
            <table:table-row>
              <table:table-cell office:value-type="string">
                <text:p>jfdctint-O1</text:p>
              </table:table-cell>
              <table:table-cell office:value-type="float" office:value="0.0296242774566474">
                <text:p>0.0296242774566474</text:p>
              </table:table-cell>
              <table:table-cell office:value-type="float" office:value="0.0164497469269704">
                <text:p>0.0164497469269704</text:p>
              </table:table-cell>
              <table:table-cell office:value-type="float" office:value="0.00305425799496946">
                <text:p>0.00305425799496946</text:p>
              </table:table-cell>
            </table:table-row>
            <table:table-row>
              <table:table-cell office:value-type="string">
                <text:p>jfdctint-O2</text:p>
              </table:table-cell>
              <table:table-cell office:value-type="float" office:value="0.0287618379515959">
                <text:p>0.0287618379515959</text:p>
              </table:table-cell>
              <table:table-cell office:value-type="float" office:value="0.0160578789482972">
                <text:p>0.0160578789482972</text:p>
              </table:table-cell>
              <table:table-cell office:value-type="float" office:value="0.00297254764819024">
                <text:p>0.00297254764819024</text:p>
              </table:table-cell>
            </table:table-row>
            <table:table-row>
              <table:table-cell office:value-type="string">
                <text:p>ns-O1</text:p>
              </table:table-cell>
              <table:table-cell office:value-type="float" office:value="0.180343108256571">
                <text:p>0.180343108256571</text:p>
              </table:table-cell>
              <table:table-cell office:value-type="float" office:value="0.182512807154641">
                <text:p>0.182512807154641</text:p>
              </table:table-cell>
              <table:table-cell office:value-type="float" office:value="0.0528130671506352">
                <text:p>0.0528130671506352</text:p>
              </table:table-cell>
            </table:table-row>
            <table:table-row>
              <table:table-cell office:value-type="string">
                <text:p>ns-O2</text:p>
              </table:table-cell>
              <table:table-cell office:value-type="float" office:value="0.110689381234001">
                <text:p>0.110689381234001</text:p>
              </table:table-cell>
              <table:table-cell office:value-type="float" office:value="0.0867680958967266">
                <text:p>0.0867680958967266</text:p>
              </table:table-cell>
              <table:table-cell office:value-type="float" office:value="0.0296125461254613">
                <text:p>0.0296125461254613</text:p>
              </table:table-cell>
            </table:table-row>
            <table:table-row>
              <table:table-cell office:value-type="string">
                <text:p>prime-O1</text:p>
              </table:table-cell>
              <table:table-cell office:value-type="float" office:value="0.210146669872565">
                <text:p>0.210146669872565</text:p>
              </table:table-cell>
              <table:table-cell office:value-type="float" office:value="0.120032223415682">
                <text:p>0.120032223415682</text:p>
              </table:table-cell>
              <table:table-cell office:value-type="float" office:value="0.00430454667742803">
                <text:p>0.00430454667742803</text:p>
              </table:table-cell>
            </table:table-row>
            <table:table-row>
              <table:table-cell office:value-type="string">
                <text:p>prime-O2</text:p>
              </table:table-cell>
              <table:table-cell office:value-type="float" office:value="0.209894332372719">
                <text:p>0.209894332372719</text:p>
              </table:table-cell>
              <table:table-cell office:value-type="float" office:value="0.120193600430223">
                <text:p>0.120193600430223</text:p>
              </table:table-cell>
              <table:table-cell office:value-type="float" office:value="0.00430338891877353">
                <text:p>0.00430338891877353</text:p>
              </table:table-cell>
            </table:table-row>
            <table:table-row>
              <table:table-cell office:value-type="string">
                <text:p>ud-O2</text:p>
              </table:table-cell>
              <table:table-cell office:value-type="float" office:value="0.0516036552589142">
                <text:p>0.0516036552589142</text:p>
              </table:table-cell>
              <table:table-cell office:value-type="float" office:value="0.0495031616982836">
                <text:p>0.0495031616982836</text:p>
              </table:table-cell>
              <table:table-cell office:value-type="float" office:value="0.0307277628032345">
                <text:p>0.03072776280323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